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Army Shelled Kolodyazne, Figololivka, Novomlinsk, two -year, Nagu ...</text:span>
</text:h>
      <text:p text:style-name="P4">
Authors: liveuamap (Language: en)</text:p>
      <text:p text:style-name="P4">
Time: 2023-06-29T-24:29:00</text:p>
      <text:p text:style-name="P4">
Location: Svatove (Latitude:49.54314 Longtitude:37.89082)</text:p>
      <text:p text:style-name="P4">
Videos: []</text:p>
      <text:p text:style-name="P4">
Images: []</text:p>
      <text:p text:style-name="P4">
Tags: ["Russia"]</text:p>
      <text:p text:style-name="P4">
Id: 22572521</text:p>
      <!--METADATA-->
      <text:p text:style-name="P4">
At Kupiansk direction Russian army shelled Kolodyazne, Fyholivka, Novomlynsk,Dvorichna, Zapadne, Kindrashivka, Kupyansk, Masutivka, Kyslivka, Berestove ofKharkiv region, - General Staff of Armed Forces of Ukraine says in the morningreport</text:p>
      <text:p text:style-name="P4">
News Collection Link: <text:a xlink:type="simple" xlink:href="https:\/\/liveuamap.com\/en\/2023\/29-june-at-kupiansk-direction-russian-army-shelled-kolodyazne" text:style-name="Internet_20_link" text:visited-style-name="Visited_20_Internet_20_Link">
https:\/\/liveuamap.com\/en\/2023\/29-june-at-kupiansk-direction-russian-army-shelled-kolodyazne</text:a>
</text:p>
      <text:p text:style-name="P4">
News Source: <text:a xlink:type="simple" xlink:href="https://t.me/lumsrc/5219" text:style-name="Internet_20_link" text:visited-style-name="Visited_20_Internet_20_Link">
https://t.me/lumsrc/5219</text:a>
</text:p>
      <!--NEWS-->
      <text:h text:style-name="P10" text:outline-level="1">
<text:span text:style-name="T4">
At Lyman direction Russian army shelled Nevske, Bilohorivka of Luhansk region and Torske, Ver...</text:span>
</text:h>
      <text:p text:style-name="P4">
Authors: liveuamap (Language: en)</text:p>
      <text:p text:style-name="P4">
Time: 2023-06-29T-26:29:00</text:p>
      <text:p text:style-name="P4">
Location: Lysychansk (Latitude:48.80064 Longtitude:38.14865)</text:p>
      <text:p text:style-name="P4">
Videos: []</text:p>
      <text:p text:style-name="P4">
Images: []</text:p>
      <text:p text:style-name="P4">
Tags: ["Russia"]</text:p>
      <text:p text:style-name="P4">
Id: 22572520</text:p>
      <!--METADATA-->
      <text:p text:style-name="P4">
At Lyman direction Russian army shelled Nevske, Bilohorivka of Luhansk regionand Torske, Verkhnokamyanske and Rozdolivka of Donetsk region. Russianaviation conducted airstrikes at Bilohorivka of Luhansk region and Zvanivkaand Vyyimka of Donetsk region, - General Staff of Armed Forces of Ukraine saysin the morning report</text:p>
      <text:p text:style-name="P4">
News Collection Link: <text:a xlink:type="simple" xlink:href="https:\/\/liveuamap.com\/en\/2023\/29-june-at-lyman-direction-russian-army-shelled-nevske-bilohorivka" text:style-name="Internet_20_link" text:visited-style-name="Visited_20_Internet_20_Link">
https:\/\/liveuamap.com\/en\/2023\/29-june-at-lyman-direction-russian-army-shelled-nevske-bilohorivka</text:a>
</text:p>
      <text:p text:style-name="P4">
News Source: <text:a xlink:type="simple" xlink:href="https://t.me/lumsrc/5220" text:style-name="Internet_20_link" text:visited-style-name="Visited_20_Internet_20_Link">
https://t.me/lumsrc/5220</text:a>
</text:p>
      <!--NEWS-->
      <text:h text:style-name="P10" text:outline-level="1">
<text:span text:style-name="T4">
At Bahmut Direction Russia Army Shellled Vasukivka, Orichovo-Vasilka, Marks, Chromes, C ...</text:span>
</text:h>
      <text:p text:style-name="P4">
Authors: liveuamap (Language: en)</text:p>
      <text:p text:style-name="P4">
Time: 2023-06-29T-28:29:00</text:p>
      <text:p text:style-name="P4">
Location: Novhorods'ke, Donetsk Oblast (Latitude:48.33001 Longtitude:37.8364)</text:p>
      <text:p text:style-name="P4">
Videos: []</text:p>
      <text:p text:style-name="P4">
Images: []</text:p>
      <text:p text:style-name="P4">
Tags: ["Russia"]</text:p>
      <text:p text:style-name="P4">
Id: 22572519</text:p>
      <!--METADATA-->
      <text:p text:style-name="P4">
At Bakhmut direction Russian army shelled Vasukivka, Orikhovo-Vasylivka,Markove, Khromove, Chasiv Yar, Ivanivske, Ozaryanivka and Pivdenne. Russianaviation conducted airstrikes at New York of Donetsk region, - General Staffof Armed Forces of Ukraine says in the morning report</text:p>
      <text:p text:style-name="P4">
News Collection Link: <text:a xlink:type="simple" xlink:href="https:\/\/liveuamap.com\/en\/2023\/29-june-at-bakhmut-direction-russian-army-shelled-vasukivka" text:style-name="Internet_20_link" text:visited-style-name="Visited_20_Internet_20_Link">
https:\/\/liveuamap.com\/en\/2023\/29-june-at-bakhmut-direction-russian-army-shelled-vasukivka</text:a>
</text:p>
      <text:p text:style-name="P4">
News Source: <text:a xlink:type="simple" xlink:href="https://t.me/lumsrc/5221" text:style-name="Internet_20_link" text:visited-style-name="Visited_20_Internet_20_Link">
https://t.me/lumsrc/5221</text:a>
</text:p>
      <!--NEWS-->
      <text:h text:style-name="P10" text:outline-level="1">
<text:span text:style-name="T4">
JSC Avdiivka Directio Rusian Army Shelled Berdyshi, Avdiivka, Vodyane, Karlovka And First ...</text:span>
</text:h>
      <text:p text:style-name="P4">
Authors: liveuamap (Language: en)</text:p>
      <text:p text:style-name="P4">
Time: 2023-06-29T-30:29:00</text:p>
      <text:p text:style-name="P4">
Location: Donetsk (Latitude:48.09264 Longtitude:37.60071)</text:p>
      <text:p text:style-name="P4">
Videos: []</text:p>
      <text:p text:style-name="P4">
Images: []</text:p>
      <text:p text:style-name="P4">
Tags: ["Russia"]</text:p>
      <text:p text:style-name="P4">
Id: 22572518</text:p>
      <!--METADATA-->
      <text:p text:style-name="P4">
At Avdiyivka direction Russian army shelled Berdychi, Avdiyivka, Vodyane,Karlivka and Pervomayske. Russian aviation conducted airstrikes at Avdiyivka,- General Staff of Armed Forces of Ukraine says in the morning report</text:p>
      <text:p text:style-name="P4">
News Collection Link: <text:a xlink:type="simple" xlink:href="https:\/\/liveuamap.com\/en\/2023\/29-june-at-avdiyivka-direction-russian-army-shelled-berdychi" text:style-name="Internet_20_link" text:visited-style-name="Visited_20_Internet_20_Link">
https:\/\/liveuamap.com\/en\/2023\/29-june-at-avdiyivka-direction-russian-army-shelled-berdychi</text:a>
</text:p>
      <text:p text:style-name="P4">
News Source: <text:a xlink:type="simple" xlink:href="https://t.me/lumsrc/5222" text:style-name="Internet_20_link" text:visited-style-name="Visited_20_Internet_20_Link">
https://t.me/lumsrc/5222</text:a>
</text:p>
      <!--NEWS-->
      <text:h text:style-name="P10" text:outline-level="1">
<text:span text:style-name="T4">
At Maryinka direction Russian army shelled Maryinka and Pobyeda of Donetsk region. Russian av...</text:span>
</text:h>
      <text:p text:style-name="P4">
Authors: liveuamap (Language: en)</text:p>
      <text:p text:style-name="P4">
Time: 2023-06-29T-32:29:00</text:p>
      <text:p text:style-name="P4">
Location: Donetsk Oblast (Latitude:47.91381 Longtitude:37.46149)</text:p>
      <text:p text:style-name="P4">
Videos: []</text:p>
      <text:p text:style-name="P4">
Images: []</text:p>
      <text:p text:style-name="P4">
Tags: ["Russia"]</text:p>
      <text:p text:style-name="P4">
Id: 22572517</text:p>
      <!--METADATA-->
      <text:p text:style-name="P4">
At Maryinka direction Russian army shelled Maryinka and Pobyeda of Donetskregion. Russian aviation conducted airstrike at Maryinka, - General Staff ofArmed Forces of Ukraine says in the morning report</text:p>
      <text:p text:style-name="P4">
News Collection Link: <text:a xlink:type="simple" xlink:href="https:\/\/liveuamap.com\/en\/2023\/29-june-at-maryinka-direction-russian-army-shelled-maryinka" text:style-name="Internet_20_link" text:visited-style-name="Visited_20_Internet_20_Link">
https:\/\/liveuamap.com\/en\/2023\/29-june-at-maryinka-direction-russian-army-shelled-maryinka</text:a>
</text:p>
      <text:p text:style-name="P4">
News Source: <text:a xlink:type="simple" xlink:href="https://t.me/lumsrc/5223" text:style-name="Internet_20_link" text:visited-style-name="Visited_20_Internet_20_Link">
https://t.me/lumsrc/5223</text:a>
</text:p>
      <!--NEWS-->
      <text:h text:style-name="P10" text:outline-level="1">
<text:span text:style-name="T4">
At Zaporizhzhia and Kherson directions Russian army shelled Levadne, Olhivske, Huliaipole, Za...</text:span>
</text:h>
      <text:p text:style-name="P4">
Authors: liveuamap (Language: en)</text:p>
      <text:p text:style-name="P4">
Time: 2023-06-29T-35:30:00</text:p>
      <text:p text:style-name="P4">
Location: Zaporizhzhia (Latitude:47.46761000 Longtitude:33.38127000)</text:p>
      <text:p text:style-name="P4">
Videos: []</text:p>
      <text:p text:style-name="P4">
Images: []</text:p>
      <text:p text:style-name="P4">
Tags: ["Russia"]</text:p>
      <text:p text:style-name="P4">
Id: 22572515</text:p>
      <!--METADATA-->
      <text:p text:style-name="P4">
At zaporizhzhzhia and kherson directions Russian Army Shelled Levadne, Olhivske, Huliapole, Zaliznychne, Charivne of Zaporizhzhia Region; Mykhaylivka, Havrylivka, Odradokamyanka, Mykolayivka, Olhivka, Burhunka, Lvove, Ivanivka, Naddnipryanske, Antonivka, Kherson, Kherson, Kherson Ove, Tomyna Balka, Sofiyivka of Kherson Region and Ochakiv of Mykolayiv Region.Russian Aviation CONDUCTED AIRSSTRIKES AT LEVADNE AND Mala tokmachka Ofzaporizhzhia Region, - General Staff of Armed Forces of Ukraine Says in Themoring Report</text:p>
      <text:p text:style-name="P4">
News Collection Link:(https:\/\/liveuamap.com\/en\/2023\/29-june-at-zaporizhzhia-and-kherson-directions-russian-army)</text:p>
      <text:p text:style-name="P4">
News Source: <text:a xlink:type="simple" xlink:href="https://t.me/lumsrc/5225" text:style-name="Internet_20_link" text:visited-style-name="Visited_20_Internet_20_Link">
https://t.me/lumsrc/5225</text:a>
</text:p>
      <!--NEWS-->
      <text:h text:style-name="P10" text:outline-level="1">
<text:span text:style-name="T4">
Ukrainian Aeraconian not only detect but also destroy the enemy</text:span>
</text:h>
      <text:p text:style-name="P4">
Author: ['АРМІЯINFORM']</text:p>
      <text:p text:style-name="P4">
Time: 2023-06-29T10:00:00-04:00</text:p>
      <text:p text:style-name="P4">
Description: Video, Yak Ukrainian Zakhisniki of the Presidential Brigades, it is reduced by the sam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desantnyky-aerorozvidnyky-1.jpg" text:style-name="Internet_20_link" text:visited-style-name="Visited_20_Internet_20_Link">
desantnyky-aerorozvidnyky-1.jpg</text:a>
']</text:p>
      <text:p text:style-name="P4">
Tags: ['АЕРОРОЗВІДКА', 'КОМАНДУВАННЯ СУХОПУТНИХ ВІЙСЬК ЗС\xa0УКРАЇНИ']</text:p>
      <text:p text:style-name="P4">
Category: News</text:p>
      <!--METADATA-->
      <text:p text:style-name="P4">
<draw:frame draw:style-name="fr1" draw:name="Image2" text:anchor-type="as-char" svg:width="6.9236in" svg:height="4.633042in" draw:z-index="0">
<draw:image xlink:href="../Images/AРМІЯINFORM/2023-06-29T10-00-00-04-00/desantnyky-aerorozvidnyky-1.jpg" xlink:type="simple" xlink:show="embed" xlink:actuate="onLoad" draw:mime-type="image/jpeg"/>
</draw:frame>
Illustrative photo  Video as Ukrainian defenders from <text:a xlink:type="simple" xlink:href="https://www.facebook.com/Prezydentska.Bryhada" text:style-name="Internet_20_link" text:visited-style-name="Visited_20_Internet_20_Link">
presidential brigade</text:a>
successfully identify and destroy the occupiers <text:a xlink:type="simple" xlink:href="https://fb.watch/ls8zH3eTI1/" text:style-name="Internet_20_link" text:visited-style-name="Visited_20_Internet_20_Link">
promulgate</text:a>
Command of Ufeysbook Land Forces.</text:p>
      <text:p text:style-name="P4">
“The task of air intelligence is to“ identify ”. And our aerial intelligence is able to "find a tag", " - the message reads.</text:p>
      <text:p text:style-name="P4">
News Source: <text:a xlink:type="simple" xlink:href="https://armyinform.com.ua/2023/06/29/ukrayinski-aerorozvidnyky-ne-lyshe-vyyavlyayut-a-j-znyshhuyut-voroga/" text:style-name="Internet_20_link" text:visited-style-name="Visited_20_Internet_20_Link">
https://armyinform.com.ua/2023/06/29/ukrayinski-aerorozvidnyky-ne-lyshe-vyyavlyayut-a-j-znyshhuyut-voroga/</text:a>
</text:p>
      <!--NEWS-->
      <text:h text:style-name="P10" text:outline-level="1">
<text:span text:style-name="T4">
The occupiers want to get wounds to get home as soon</text:span>
</text:h>
      <text:p text:style-name="P4">
Author: ['АРМІЯINFORM']</text:p>
      <text:p text:style-name="P4">
Time: 2023-06-29T12:00:00-04:00</text:p>
      <text:p text:style-name="P4">
Description: “You are not surprised if the personnel are leaving armor, weapons, putting up ... War with Ukraine 2022, war with Ukraine Latest news today, News War with Ukraine 2022 The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gur-perehoplennya.jpg" text:style-name="Internet_20_link" text:visited-style-name="Visited_20_Internet_20_Link">
gur-perehoplennya.jpg</text:a>
']</text:p>
      <text:p text:style-name="P4">
Tags: ['ГУР ПЕРЕХОПЛЕННЯ']</text:p>
      <text:p text:style-name="P4">
Category: News</text:p>
      <!--METADATA-->
      <text:p text:style-name="P4">
<draw:frame draw:style-name="fr1" draw:name="Image3" text:anchor-type="as-char" svg:width="6.9236in" svg:height="3.896998in" draw:z-index="0">
<draw:image xlink:href="../Images/AРМІЯINFORM/2023-06-29T12-00-00-04-00/gur-perehoplennya.jpg" xlink:type="simple" xlink:show="embed" xlink:actuate="onLoad" draw:mime-type="image/jpeg"/>
</draw:frame>
“You are not surprised if the personnel are leaving the armor, weapons, put the arms and legs to leave here with the 300th.”</text:p>
      <text:p text:style-name="P4">
Jero: <text:a xlink:type="simple" xlink:href="https://gur.gov.ua/content/vy-ne-udyvliaites-esly-seichas-lychnyi-sostav-pokydaet-bronezhylety-oruzhye-vystavyt-ruky-nohy-chtoby-uekhat-otsiuda-300-my.html" text:style-name="Internet_20_link" text:visited-style-name="Visited_20_Internet_20_Link">
Site Gur MOU</text:a>
</text:p>
      <text:p text:style-name="P4">
News Source: <text:a xlink:type="simple" xlink:href="https://armyinform.com.ua/2023/06/29/okupanty-hochut-yaknajshvydshe-vtekty-dodomu-navit-poranyvshy-sebe-perehoplennya-gur/" text:style-name="Internet_20_link" text:visited-style-name="Visited_20_Internet_20_Link">
https://armyinform.com.ua/2023/06/29/okupanty-hochut-yaknajshvydshe-vtekty-dodomu-navit-poranyvshy-sebe-perehoplennya-gur/</text:a>
</text:p>
      <!--NEWS-->
      <text:h text:style-name="P10" text:outline-level="1">
<text:span text:style-name="T4">
Ukrainian defenders per day destroyed the enemy Su-25 aircraft and three reconnaissance UAVs</text:span>
</text:h>
      <text:p text:style-name="P4">
Author: ['АРМІЯINFORM']</text:p>
      <text:p text:style-name="P4">
Time: 2023-06-29T14: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su-25-rosiya-840x441-c-1.jpg" text:style-name="Internet_20_link" text:visited-style-name="Visited_20_Internet_20_Link">
su-25-rosiya-840x441-c-1.jpg</text:a>
']</text:p>
      <text:p text:style-name="P4">
Tags: ['STOPRUSSIA', 'АГРЕСІЯ РФ', 'БПЛА', 'ВТОРГНЕННЯ РФ', 'ГШ ЗСУ', 'ЗНИЖЕННЯ ЛІТАКА РФ', 'СУ-25']</text:p>
      <text:p text:style-name="P4">
Category: News</text:p>
      <!--METADATA-->
      <text:p text:style-name="P4">
<draw:frame draw:style-name="fr1" draw:name="Image4" text:anchor-type="as-char" svg:width="6.9236in" svg:height="3.63489in" draw:z-index="0">
<draw:image xlink:href="../Images/AРМІЯINFORM/2023-06-29T14-00-00-04-00/su-25-rosiya-840x441-c-1.jpg" xlink:type="simple" xlink:show="embed" xlink:actuate="onLoad" draw:mime-type="image/jpeg"/>
</draw:frame>
Illustrative Photo <text:span text:style-name="T4">
 🔥Set on Russian invasion </text:span>
</text:p>
      <text:p text:style-name="P4">
About it <text:a xlink:type="simple" xlink:href="https://www.facebook.com/GeneralStaff.ua/posts/pfbid0UripeUD3V4kWRjfVFQATbVEGuRAMouVVDAd1CGaxZX5JJpQ1eiBjcVLZKEdNZecvl" text:style-name="Internet_20_link" text:visited-style-name="Visited_20_Internet_20_Link">
reports</text:a>
The General Staff of the Armed Forces of Ukraine.</text:p>
      <text:p text:style-name="P4">
“Aviation of defense forces over the past 24 hours has struck 11 strokes in the areas of concentration of the personal composition of the enemy, 5-on anti-aircraft missile complexes and 1-a factor of enemy management.</text:p>
      <text:p text:style-name="P4">
Our defenders have destroyed the Russian Su-25 and 3 reconnaissance aircraft.</text:p>
      <text:p text:style-name="P4">
Subdivisions of rocket troops and artillery over the past days have struck storage, 11 artillery units at fire positions, 3 means of proto -voltage defense, 2 stations of radio -electronic wrestling and a single goal of the enemy, ”the message reads.</text:p>
      <text:p text:style-name="P4">
News Source: <text:a xlink:type="simple" xlink:href="https://armyinform.com.ua/2023/06/29/ukrayinski-zahysnyky-znyshhyly-rosijskyj-vorozhyj-litak-su-25-ta-3-rozviduvalnyh-bpla/" text:style-name="Internet_20_link" text:visited-style-name="Visited_20_Internet_20_Link">
https://armyinform.com.ua/2023/06/29/ukrayinski-zahysnyky-znyshhyly-rosijskyj-vorozhyj-litak-su-25-ta-3-rozviduvalnyh-bpla/</text:a>
</text:p>
      <!--NEWS-->
      <text:h text:style-name="P10" text:outline-level="1">
<text:span text:style-name="T4">
On the Liman, Bakhmut and Marinsky directions - heavy fights</text:span>
</text:h>
      <text:p text:style-name="P4">
Author: ['АРМІЯINFORM']</text:p>
      <text:p text:style-name="P4">
Time: 2023-06-29T16:00:00-04:00</text:p>
      <text:p text:style-name="P4">
Description: About the General Headquarters of the ZS Ukrainian. “Opponent I nadal ZoServzhu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Tags: []</text:p>
      <text:p text:style-name="P4">
Category: News</text:p>
      <!--METADATA-->
      <text:p text:style-name="P4">
<draw:frame draw:style-name="fr1" draw:name="Image5" text:anchor-type="as-char" svg:width="6.9236in" svg:height="3.894525in" draw:z-index="0">
<draw:image xlink:href="../Images/AРМІЯINFORM/2023-06-29T16-00-00-04-00/347238423_613734824272933_1528983450146888220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UripeUD3V4kWRjfVFQATbVEGuRAMouVVDAd1CGaxZX5JJpQ1eiBjcVLZKEdNZecvl" text:style-name="Internet_20_link" text:visited-style-name="Visited_20_Internet_20_Link">
reports</text:a>
The General Staff of the Armed Forces of Ukraine.</text:p>
      <text:p text:style-name="P4">
“The enemy continues to focus the main efforts in the Liman, Bakhmut Tamarin directions - 40 combat clashes took place during the day.</text:p>
      <text:p text:style-name="P4">
<text:span text:style-name="T4">
 In Volyn and Polissya directions </text:span>
 Operational situation without significant changes.</text:p>
      <text:p text:style-name="P4">
<text:span text:style-name="T4">
 In the Siversky and Slobozhansky directions </text:span>
 the enemy struck an aircraft hatch in the area of the Russian Lozova Kharkiv region. He made mortars of Tartileer shelling of more than 25 settlements. Among them the Leonivka Chernihiv region; Novovasilovka, Znob-Novgorod, Nova Guta, Vovkasum region, as well as veterinary, Kozacha Lopan, small aisles, Gatyshche, Pletenivka, Bochkovo, Unterty, Round and Budarka in Kharkiv.</text:p>
      <text:p text:style-name="P4">
<text:span text:style-name="T4">
 In the Lyman direction </text:span>
 the enemy performed unsuccessful offensive actions by Wrydolivka. Drew air strikes in the areas of Bigorivka of Luhansk region of Zanivka and seizure of Donetsk region. More than 10 settlements, including Nevskoye, Bigorivka in Luhansk and Torke, Verkamyanskoye and Rozdolivka of Donetsk region, have been fired.</text:p>
      <text:p text:style-name="P4">
<text:span text:style-name="T4">
 In the Bakhmut direction </text:span>
 the enemy conducted unsuccessful offensive actions in the area of the Higher-Vasylivka, Bogdanivka and White Mountains. He struck Bellyn York Donetsk region. 15 settlements, including Vasyukivka, Orikhovo-Vasylivka, Markove, Chrome, Yar, Ivanivske, Ivanovskaya, Ozarivka and Southern, were injured from enemy artillery shellings.</text:p>
      <text:p text:style-name="P4">
<text:span text:style-name="T4">
 In the Avdeevsky direction </text:span>
 the enemy performed unsuccessful offensive actions in the Avdiivka and Severny. At the same time, he fired at the Avdiyivka district, fired at the artillery with more than 10 settlements, in particular, Berdichi, Avdiivka, Vodane, Karlovka and Pervomaisk.<text:span text:style-name="T4">
 In the mineral direction </text:span>
 the enemy performed unsuccessful offensive actions of the novomikhailivka. He struck air strikes near the Prechistivka and Makarivkaidonetsk region. He fired more than 20 settlements, including Kokostyantynivka, Paraskovka, Novomikhailivka, Prychistivka, Golden Niva, Vilnapole, Storozhevo, Blessed, Makarivka and Rivnopil of Donetsk region.</text:p>
      <text:p text:style-name="P4">
<text:span text:style-name="T4">
 In Zaporizhzhya and Kherson directions </text:span>
 the enemy concentrates the main assets on preventing the promotion of our troops. The enemy caused the Air Force to the Leda and Little Tokmachka of Zaporizhzhya region. About 30 settlements are carried out. Among them are Levadne, Olgiv, Gulyaypole, Railway, Magic of Zaporizhzhya region; Mikhailivka, Gavrilovka, Obradokamyanka, Mykolaivka, Olgivka, Burguka, Lviv, Ivanivka, Naddnipryansk, Antonovka, Kherson, Komyshans, Dnipro, Amber, Berehove, Tomina Balka, Sofiyivka Kherson region and Ochakov.</text:p>
      <text:p text:style-name="P4">
News Source: <text:a xlink:type="simple" xlink:href="https://armyinform.com.ua/2023/06/29/na-lymanskomu-bahmutskomu-ta-maryinskomu-napryamkah-vazhki-boyi/" text:style-name="Internet_20_link" text:visited-style-name="Visited_20_Internet_20_Link">
https://armyinform.com.ua/2023/06/29/na-lymanskomu-bahmutskomu-ta-maryinskomu-napryamkah-vazhki-boyi/</text:a>
</text:p>
      <!--NEWS-->
      <text:h text:style-name="P10" text:outline-level="1">
<text:span text:style-name="T4">
Volodymyr Zelensky proposed the main directions of transformation that Ukraine should be carried out in decades</text:span>
</text:h>
      <text:p text:style-name="P4">
Author: ['АРМІЯINFORM']</text:p>
      <text:p text:style-name="P4">
Time: 2023-06-29T18:00:00-04:00</text:p>
      <text:p text:style-name="P4">
Description: Ukrainian President Volodymyr Zelensky Proponiti in Ukrainian doctrin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b8b46ae8d04b1e2c34024e4af1968cff_1687952434_extra_large.jpeg" text:style-name="Internet_20_link" text:visited-style-name="Visited_20_Internet_20_Link">
b8b46ae8d04b1e2c34024e4af1968cff_1687952434_extra_large.jpeg</text:a>
']</text:p>
      <text:p text:style-name="P4">
Tags: ['ВОЛОДИМИР ЗЕЛЕНСЬКИЙ', 'ПРЕЗИДЕНТ УКРАЇНИ', 'УКРАЇНСЬКА ДОКТРИНА']</text:p>
      <text:p text:style-name="P4">
Category: News</text:p>
      <!--METADATA-->
      <text:p text:style-name="P4">
<draw:frame draw:style-name="fr1" draw:name="Image6" text:anchor-type="as-char" svg:width="6.9236in" svg:height="4.617948in" draw:z-index="0">
<draw:image xlink:href="../Images/AРМІЯINFORM/2023-06-29T18-00-00-04-00/b8b46ae8d04b1e2c34024e4af1968cff_1687952434_extra_large.jpeg" xlink:type="simple" xlink:show="embed" xlink:actuate="onLoad" draw:mime-type="image/jpeg"/>
</draw:frame>
President of Ukraine Volodymyr Zelensky proposes to anticipate in the Ukrainian Doktrin the main directions of transformation that our state has to go through ten years. He stated this by presenting the benchmarks of the future document with the Polyar Session of the Verkhovna Rada on the occasion of the Constitution Day of Ukraine. About it <text:a xlink:type="simple" xlink:href="https://www.president.gov.ua/news/volodimir-zelenskij-zaproponuvav-osnovni-napryami-transforma-83905" text:style-name="Internet_20_link" text:visited-style-name="Visited_20_Internet_20_Link">
reports</text:a>
The official website of the President of Ukraine.</text:p>
      <text:p text:style-name="P4">
"We have to go during this time such a path that other peoples have overcome for decades. Ukraine will have special attention, special trust in the world, and every manifestation of attention and trust should be focused on the development of Ukraine and all aspects in our country," the president stressed.</text:p>
      <text:p text:style-name="P4">
The first specific purpose for Ukraine, Volodymyr Zelenskyy called the GDP's achievement in a trillion dollars, and the potential of our country is able to suggest.</text:p>
      <text:p text:style-name="P4">
The second point is the rejection of the idea, as if the cheap work of Ukrainians is a competitive advantage.</text:p>
      <text:p text:style-name="P4">
"We aim to reach such a level of remuneration that could be brought to the formula" neighbors in the European Union plus 30%. " This is a fair goal, a war of war. Ukraine of victory will be a bet on qualified work. Aotge, for education, ”the Head of State said.</text:p>
      <text:p text:style-name="P4">
The President also emphasized the need to spread English, because it is a language of global cooperation, business, and science of taglobal communication.</text:p>
      <text:p text:style-name="P4">
The third crucial task, Volodymyr Zelenskyy, identified the return of the home of a large number of our citizens who went beyond the state. It is necessary to create as many jobs as possible.</text:p>
      <text:p text:style-name="P4">
"The transformation of every sector of the economy, any social practice and all spheres of public administration should answer the question: how many new workplace will give Ukraine a specific decision, a specific initiative," he said.</text:p>
      <text:p text:style-name="P4">
The President also advocated the formation of a new policy of support of paternity. According to the head of state, the second and third child in the family should be happiness, not restriction of opportunities.</text:p>
      <text:p text:style-name="P4">
To help families, a special application "Dream" will be created, which will support everything concerning parents and children: services that are needed for children, the child for development, education, security, contact with the state, etc. The digital transformation team of Ukraine will present the application in the fall, Vladimir Zelensky reported.“Everyone who creates new jobs in Ukraine creates the basis for economic leadership of Ukraine. Ukraine of victory will protect every person's ability to work as much and as a person desires. We need to summarize the labor legislation, ”he said.</text:p>
      <text:p text:style-name="P4">
The seventh point of transformation of the state, according to the President, has a stalkin rational tax agreement between the state and society and the real -alienation of property.</text:p>
      <text:p text:style-name="P4">
“I am a supporter of tax reductions. But now, during such a war and the obvious dependence of Ukraine on cooperation with financial donors, we cannot allow ourselves to reduce taxes. But when Ukraine of victory itself becomes a member for the world, our level of opportunity will be higher. Reduced taxes have to determine the increased tax honesty, ”said Volodymyr Zelenskyy.</text:p>
      <text:p text:style-name="P4">
He noted that digitalization gives enormous opportunities to simplify the relation of taxes, customs and other industries, where there is a meeting or any contact between a citizen and an official, a businessman and an official. Therefore, we need to seek automatic digital procedures in these areas.</text:p>
      <text:p text:style-name="P4">
There will be a reconstruction of Ukraine within the transformation, so after the victory, the country will become the largest construction site in Europe.</text:p>
      <text:p text:style-name="P4">
“We need to rebuild hundreds of cities and villages, thousands of infrastructure, hundreds of thousands of houses. This will give your impetus to the economy. We have to forget about our own exporter of raw materials. Victory Ukraine is a country of high cost goods. It is a country in which regulations are allowed to develop any business innovators in their fields, in their directions, and in which it is protected by intellectual property. Ukraine Victory is a country that exports security, services, experiences, culture and in general the results of intellectual activity, technological products more than any raw material, ”the President said.</text:p>
      <text:p text:style-name="P4">
Our state will also develop cooperation and economic relations with all maklobal players, including India, Africa, Latin America, the Arab world, with China, and Ukraine's energy potential allows you to be one of Europe's energy security guarantors, in particular through the development President.</text:p>
      <text:p text:style-name="P4">
In addition, Ukraine's victory should become a country that has implemented a pension reform so that anyone who works today has decent support in the future. In this context, Volodymyr Zelensky addressed the MPs with a job to implement steps to ensure this reform.“Now the cultural sphere requires at least a percentage of GDP a year - as a basic level for survival. But it is clear that the industry must and should be more ambitious. Ukrainian courage really awakened the enormous interest of people of the various countries in us, to us, to Ukrainians, to our cities and villages. Every such interest is opportunities, ”he said.</text:p>
      <text:p text:style-name="P4">
According to the Head of State, Ukrainian society also requires a new policy of public space protection in cities and communities, a new museum tamemorial policy, a new policy of books and book publishers, writing, translations, translations for Ukraine foreign books and dissemination in the world of Ukrainian, Ukrainian books, and Ukrainian books. digital subscriptions, rethinking of our libraries and more.</text:p>
      <text:p text:style-name="P4">
In addition, Ukraine needs a new movie policy and film support, asvates should make films about Ukraine and Ukraine.</text:p>
      <text:p text:style-name="P4">
The Head of State also drew attention to the need for a new policy of the territories for the closest from the Russian occupation of the region. It must be its own, descended and at the same time a coherent, visionary transformation policy.</text:p>
      <text:p text:style-name="P4">
The President emphasized the internal security.</text:p>
      <text:p text:style-name="P4">
“Russian aggression has shown what security standards are needed for life. The accessibility of shelters is maximum. School - with shelter. Hospital - with shelter. Business - with shelter. Ukrainians will trust specific things that give specific security, ”he stressed.</text:p>
      <text:p text:style-name="P4">
In this context, there is a need to regulate the issue of weapons that will and people, demining and providing needs for its conduct, the issue of daily safety of the population, etc.</text:p>
      <text:p text:style-name="P4">
The final landmark Volodymyr Zelenskyy called the neighborhood policy.</text:p>
      <text:p text:style-name="P4">
"Strong neighborhood is always the result of very different, very deep things. Phactically successful neighborhood we can summarize any other successes of the countryside, in our region and in global relations. Economy such culture. Defense and safety. Transport and communication. Education and attitude of prehistory. Interaction between states and interaction between us, between people ... All it determines the quality of the neighborhood. Determines whether there is an understanding between neighbors, ”the Glava of State summarized.</text:p>
      <text:p text:style-name="P4">
News Source: <text:a xlink:type="simple" xlink:href="https://armyinform.com.ua/2023/06/29/volodymyr-zelenskyj-zaproponuvav-osnovni-napryamy-transformacziyi-yaku-ukrayina-maye-zdijsnyty-za-desyatyrichchya/" text:style-name="Internet_20_link" text:visited-style-name="Visited_20_Internet_20_Link">
https://armyinform.com.ua/2023/06/29/volodymyr-zelenskyj-zaproponuvav-osnovni-napryamy-transformacziyi-yaku-ukrayina-maye-zdijsnyty-za-desyatyrichchya/</text:a>
</text:p>
      <!--NEWS-->
      <text:h text:style-name="P10" text:outline-level="1">
<text:span text:style-name="T4">
The rescue operation has been completed in Kramatorsk: 12 dead are known</text:span>
</text:h>
      <text:p text:style-name="P4">
Author: ['АРМІЯINFORM']</text:p>
      <text:p text:style-name="P4">
Time: 2023-06-29T20:00:00-04:00</text:p>
      <text:p text:style-name="P4">
Description: At the Kramorsku, the Ryatovalniki completed the Zhukovo-Rosatuvalno surgery of Pizlya Rosiyki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52d1d2b59e3944b423638194ddf0e7b.jpeg" text:style-name="Internet_20_link" text:visited-style-name="Visited_20_Internet_20_Link">
f52d1d2b59e3944b423638194ddf0e7b.jpeg</text:a>
']</text:p>
      <text:p text:style-name="P4">
Tags: ['ВІЙНА', 'КРАМАТОРСЬК', 'НАЦПОЛІЦІЯ']</text:p>
      <text:p text:style-name="P4">
Category: News</text:p>
      <!--METADATA-->
      <text:p text:style-name="P4">
<draw:frame draw:style-name="fr1" draw:name="Image7" text:anchor-type="as-char" svg:width="6.9236in" svg:height="3.63489in" draw:z-index="0">
<draw:image xlink:href="../Images/AРМІЯINFORM/2023-06-29T20-00-00-04-00/f52d1d2b59e3944b423638194ddf0e7b.jpeg" xlink:type="simple" xlink:show="embed" xlink:actuate="onLoad" draw:mime-type="image/jpeg"/>
</draw:frame>
In Kramatorsk rescuers completed the search and rescue operation of the post-Russian strike in the city.</text:p>
      <text:p text:style-name="P4">
About it <text:a xlink:type="simple" xlink:href="https://t.me/UA_National_Police/12655" text:style-name="Internet_20_link" text:visited-style-name="Visited_20_Internet_20_Link">
reports</text:a>
National Police of Ukraine.</text:p>
      <text:p text:style-name="P4">
As of 7:20, search and rescue work is completed. Currently <text:span text:style-name="T4">
 is known about 12 -way. </text:span>
</text:p>
      <text:p text:style-name="P4">
“At about 4:00 rescuers have been debt. All are identified, ”the message goes.</text:p>
      <text:p text:style-name="P4">
Two shelling injured 65 people.</text:p>
      <text:p text:style-name="P4">
News Source: <text:a xlink:type="simple" xlink:href="https://armyinform.com.ua/2023/06/29/u-kramatorsku-zaversheno-ryatuvalnu-operacziyu-vidomo-pro-12-zagyblyh/" text:style-name="Internet_20_link" text:visited-style-name="Visited_20_Internet_20_Link">
https://armyinform.com.ua/2023/06/29/u-kramatorsku-zaversheno-ryatuvalnu-operacziyu-vidomo-pro-12-zagyblyh/</text:a>
</text:p>
      <!--NEWS-->
      <text:h text:style-name="P10" text:outline-level="1">
<text:span text:style-name="T4">
Offensive, the situation at the front and the needs of the Armed Forces: Valery Zaluzhny spoke with Mark Millie</text:span>
</text:h>
      <text:p text:style-name="P4">
Author: ['АРМІЯINFORM']</text:p>
      <text:p text:style-name="P4">
Time: 2023-06-29T22:00:00-04:00</text:p>
      <text:p text:style-name="P4">
Description: General Valeriy Zalulny, General Valeriy Zaluzhny ... War with Ukraine 2022, the war with Ukraine, the latest news today, News War with Ukraine 2022, will be the last ones for today, will there be a war between Ukraine and Russia and when, the war with Ukraine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aluzhnyj-milli-e1688017320875.jpg" text:style-name="Internet_20_link" text:visited-style-name="Visited_20_Internet_20_Link">
zaluzhnyj-milli-e1688017320875.jpg</text:a>
']</text:p>
      <text:p text:style-name="P4">
Tags: ['ВАЛЕРІЙ ЗАЛУЖНИЙ', 'ГОЛОВНОКОМАНДУВАЧ ЗС УКРАЇНИ', 'МАРК МІЛЛІ']</text:p>
      <text:p text:style-name="P4">
Category: News</text:p>
      <!--METADATA-->
      <text:p text:style-name="P4">
<draw:frame draw:style-name="fr1" draw:name="Image8" text:anchor-type="as-char" svg:width="6.9236in" svg:height="4.007034in" draw:z-index="0">
<draw:image xlink:href="../Images/AРМІЯINFORM/2023-06-29T22-00-00-04-00/zaluzhnyj-milli-e1688017320875.jpg" xlink:type="simple" xlink:show="embed" xlink:actuate="onLoad" draw:mime-type="image/jpeg"/>
</draw:frame>
On Wednesday, June 28, the commander -in -chief of the Armed Forces of Ukraine, General Valeryzluzhny, held a telephone conversation with the chairman of the United States Committee on US Chiefs of Standard General Milly.</text:p>
      <text:p text:style-name="P4">
General Valery Zaluzhny wrote about it in his <text:a xlink:type="simple" xlink:href="https://t.me/CinCAFU/522" text:style-name="Internet_20_link" text:visited-style-name="Visited_20_Internet_20_Link">
telegram</text:a>
.</text:p>
      <text:p text:style-name="P4">
«Обговорили ситуацію на фронті. Нам вдалося перехопити стратегічну ініціативу,Сили безпеки і оборони України продовжують ведення наступальних дій, маємопросування. Противник чинить потужний спротив, у той же час зазнає великихвтрат. Намагається втриматися на позиціях за рахунок суцільного мінуваннямісцевості», — зазначив Головнокомандувач Збройних Сил України.</text:p>
      <text:p text:style-name="P4">
За словами генерала Валерія Залужного, він також розповів генералу Міллі проактуальні потреби нашого війська в озброєнні, боєприпасах та засобахрозмінування.</text:p>
      <text:p text:style-name="P4">
«Принагідно подякував за <text:a xlink:type="simple" xlink:href="https://armyinform.com.ua/2023/06/27/ssha-ogolosyly-pro-vydilennya-novogo-paketu-vijskovoyi-dopomogy-ukrayini-u-sferi-oborony/" text:style-name="Internet_20_link" text:visited-style-name="Visited_20_Internet_20_Link">
пакет військовоїдопомоги</text:a>
which the United States was ahead of the United States. They agreed to continue to be sorted for the sake of de -occupation of the Ukrainian territory. Together - to victory!” - said General Valery Zaluzhny.</text:p>
      <text:p text:style-name="P4">
News Source: <text:a xlink:type="simple" xlink:href="https://armyinform.com.ua/2023/06/29/nastup-sytuacziya-na-fronti-ta-potreby-zsu-valerij-zaluzhnyj-pospilkuvavsya-z-markom-milli/" text:style-name="Internet_20_link" text:visited-style-name="Visited_20_Internet_20_Link">
https://armyinform.com.ua/2023/06/29/nastup-sytuacziya-na-fronti-ta-potreby-zsu-valerij-zaluzhnyj-pospilkuvavsya-z-markom-milli/</text:a>
</text:p>
      <!--NEWS-->
      <text:h text:style-name="P10" text:outline-level="1">
<text:span text:style-name="T4">
In the United Kingdom, Ukrainian troops in tactical medicine continue</text:span>
</text:h>
      <text:p text:style-name="P4">
Author: ['АРМІЯINFORM']</text:p>
      <text:p text:style-name="P4">
Time: 2023-06-29T4:00:00-04:00</text:p>
      <text:p text:style-name="P4">
Description: About the cesspool of the General Staff of the ZS Ukrainian. “Tsia Medicna Pidogotovka of the Svitov RIVNA ... The war with Ukraine 2022, the war with Ukraine is the latest news today, the News War with Ukraine 2022 is the last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6/356401798_613474020965680_3449497793513296963_n.jpg" text:style-name="Internet_20_link" text:visited-style-name="Visited_20_Internet_20_Link">
356401798_613474020965680_3449497793513296963_n.jpg</text:a>
', '<text:a xlink:type="simple" xlink:href="https://armyinform.com.ua/wp-content/uploads/2023/06/356647122_613474257632323_7896844699036819464_n-150x150.jpg" text:style-name="Internet_20_link" text:visited-style-name="Visited_20_Internet_20_Link">
356647122_613474257632323_7896844699036819464_n-150x150.jpg</text:a>
', '<text:a xlink:type="simple" xlink:href="https://armyinform.com.ua/wp-content/uploads/2023/06/356133583_613474227632326_3984501089468652202_n-150x150.jpg" text:style-name="Internet_20_link" text:visited-style-name="Visited_20_Internet_20_Link">
356133583_613474227632326_3984501089468652202_n-150x150.jpg</text:a>
', '<text:a xlink:type="simple" xlink:href="https://armyinform.com.ua/wp-content/uploads/2023/06/356635279_613474190965663_2557398132472652993_n-150x150.jpg" text:style-name="Internet_20_link" text:visited-style-name="Visited_20_Internet_20_Link">
356635279_613474190965663_2557398132472652993_n-150x150.jpg</text:a>
', '<text:a xlink:type="simple" xlink:href="https://armyinform.com.ua/wp-content/uploads/2023/06/356224157_613474157632333_1986295861261979633_n-150x150.jpg" text:style-name="Internet_20_link" text:visited-style-name="Visited_20_Internet_20_Link">
356224157_613474157632333_1986295861261979633_n-150x150.jpg</text:a>
', '<text:a xlink:type="simple" xlink:href="https://armyinform.com.ua/wp-content/uploads/2023/06/356914034_613474110965671_6841436428610256483_n-150x150.jpg" text:style-name="Internet_20_link" text:visited-style-name="Visited_20_Internet_20_Link">
356914034_613474110965671_6841436428610256483_n-150x150.jpg</text:a>
', '<text:a xlink:type="simple" xlink:href="https://armyinform.com.ua/wp-content/uploads/2023/06/356368020_613474060965676_1852470136210740874_n-150x150.jpg" text:style-name="Internet_20_link" text:visited-style-name="Visited_20_Internet_20_Link">
356368020_613474060965676_1852470136210740874_n-150x150.jpg</text:a>
', '<text:a xlink:type="simple" xlink:href="https://armyinform.com.ua/wp-content/uploads/2023/06/356829207_613473970965685_5173357618869285884_n-150x150.jpg" text:style-name="Internet_20_link" text:visited-style-name="Visited_20_Internet_20_Link">
356829207_613473970965685_5173357618869285884_n-150x150.jpg</text:a>
', '<text:a xlink:type="simple" xlink:href="https://armyinform.com.ua/wp-content/uploads/2023/06/355895070_613473927632356_643436460156355350_n-150x150.jpg" text:style-name="Internet_20_link" text:visited-style-name="Visited_20_Internet_20_Link">
355895070_613473927632356_643436460156355350_n-150x150.jpg</text:a>
', '<text:a xlink:type="simple" xlink:href="https://armyinform.com.ua/wp-content/uploads/2023/06/356684398_613474000965682_6791642098356924004_n-150x150.jpg" text:style-name="Internet_20_link" text:visited-style-name="Visited_20_Internet_20_Link">
356684398_613474000965682_6791642098356924004_n-150x150.jpg</text:a>
', '<text:a xlink:type="simple" xlink:href="https://armyinform.com.ua/wp-content/uploads/2023/06/356401798_613474020965680_3449497793513296963_n-150x150.jpg" text:style-name="Internet_20_link" text:visited-style-name="Visited_20_Internet_20_Link">
356401798_613474020965680_3449497793513296963_n-150x150.jpg</text:a>
', '<text:a xlink:type="simple" xlink:href="https://armyinform.com.ua/wp-content/uploads/2023/06/356636163_613474277632321_5277639290003837670_n-150x150.jpg" text:style-name="Internet_20_link" text:visited-style-name="Visited_20_Internet_20_Link">
356636163_613474277632321_5277639290003837670_n-150x150.jpg</text:a>
', '<text:a xlink:type="simple" xlink:href="https://armyinform.com.ua/wp-content/uploads/2023/06/356913271_613474324298983_2566342169232438598_n-150x150.jpg" text:style-name="Internet_20_link" text:visited-style-name="Visited_20_Internet_20_Link">
356913271_613474324298983_2566342169232438598_n-150x150.jpg</text:a>
']</text:p>
      <text:p text:style-name="P4">
Tags: ['НАВЧАННЯ У БРИТАНІЇ', 'НАВЧАННЯ УКРАЇНСЬКИХ МЕДИКІВ', 'ТАКТИЧНА МЕДИЦИНА']</text:p>
      <text:p text:style-name="P4">
Category: News</text:p>
      <!--METADATA-->
      <text:p text:style-name="P4">
<draw:frame draw:style-name="fr1" draw:name="Image9" text:anchor-type="as-char" svg:width="6.9236in" svg:height="4.627273in" draw:z-index="0">
<draw:image xlink:href="../Images/AРМІЯINFORM/2023-06-29T4-00-00-04-00/356401798_613474020965680_3449497793513296963_n.jpg" xlink:type="simple" xlink:show="embed" xlink:actuate="onLoad" draw:mime-type="image/jpeg"/>
</draw:frame>
About it <text:a xlink:type="simple" xlink:href="https://www.facebook.com/GeneralStaff.ua/posts/pfbid02x8jm3rm2aDTXdFuZujpEJHFv1HXTELQwRXtJ1Nm2s4fEYvjWtsMmdn1PZqJmgHBjl" text:style-name="Internet_20_link" text:visited-style-name="Visited_20_Internet_20_Link">
reported</text:a>
General Staff of the Ukrainian.</text:p>
      <text:p text:style-name="P4">
“This world -class medical training is another fantastic example of how the armed forces of Great Britain and our international partners are successfully operating to support Ukraine's struggle against the illegal tape -provoked invasion of Russia. Our support of Ukraine will continue as much as it will be required - from providing combat training to free transfer of equipment and ammunition, which Ukraine is urgent Instructors from Britain, the Netherlands of Taisland for 49 servicemen and military personnel of armed force.</text:p>
      <text:p text:style-name="P4">
The military personnel of the Armed Forces of Ukraine study vital skills of life on the battlefield on the first of their kind of combat training, which is conducted by the British army and its international partners.</text:p>
      <text:p text:style-name="P4">
<text:a xlink:type="simple" xlink:href="https://armyinform.com.ua/wp-content/uploads/2023/06/356647122_613474257632323_7896844699036819464_n.jpg" text:style-name="Internet_20_link" text:visited-style-name="Visited_20_Internet_20_Link">
!(Images/AРМІЯINFORM/2023-06-29T4-00-00-04-00/356647122_613474257632323_7896844699036819464_n-150x150.jpg)</text:a>
</text:p>
      <text:p text:style-name="P4">
<text:a xlink:type="simple" xlink:href="https://armyinform.com.ua/wp-content/uploads/2023/06/356133583_613474227632326_3984501089468652202_n.jpg" text:style-name="Internet_20_link" text:visited-style-name="Visited_20_Internet_20_Link">
<draw:frame draw:style-name="fr1" draw:name="Image10" text:anchor-type="as-char" svg:width="6.9236in" svg:height="6.9236in" draw:z-index="0">
<draw:image xlink:href="../Images/AРМІЯINFORM/2023-06-29T4-00-00-04-00/356133583_613474227632326_3984501089468652202_n-150x150.jpg" xlink:type="simple" xlink:show="embed" xlink:actuate="onLoad" draw:mime-type="image/jpeg"/>
</draw:frame>
</text:a>
</text:p>
      <text:p text:style-name="P4">
<text:a xlink:type="simple" xlink:href="https://armyinform.com.ua/wp-content/uploads/2023/06/356635279_613474190965663_2557398132472652993_n.jpg" text:style-name="Internet_20_link" text:visited-style-name="Visited_20_Internet_20_Link">
<draw:frame draw:style-name="fr1" draw:name="Image11" text:anchor-type="as-char" svg:width="6.9236in" svg:height="6.9236in" draw:z-index="0">
<draw:image xlink:href="../Images/AРМІЯINFORM/2023-06-29T4-00-00-04-00/356635279_613474190965663_2557398132472652993_n-150x150.jpg" xlink:type="simple" xlink:show="embed" xlink:actuate="onLoad" draw:mime-type="image/jpeg"/>
</draw:frame>
</text:a>
</text:p>
      <text:p text:style-name="P4">
<text:a xlink:type="simple" xlink:href="https://armyinform.com.ua/wp-content/uploads/2023/06/356224157_613474157632333_1986295861261979633_n.jpg" text:style-name="Internet_20_link" text:visited-style-name="Visited_20_Internet_20_Link">
<draw:frame draw:style-name="fr1" draw:name="Image12" text:anchor-type="as-char" svg:width="6.9236in" svg:height="6.9236in" draw:z-index="0">
<draw:image xlink:href="../Images/AРМІЯINFORM/2023-06-29T4-00-00-04-00/356224157_613474157632333_1986295861261979633_n-150x150.jpg" xlink:type="simple" xlink:show="embed" xlink:actuate="onLoad" draw:mime-type="image/jpeg"/>
</draw:frame>
</text:a>
</text:p>
      <text:p text:style-name="P4">
<text:a xlink:type="simple" xlink:href="https://armyinform.com.ua/wp-content/uploads/2023/06/356368020_613474060965676_1852470136210740874_n.jpg" text:style-name="Internet_20_link" text:visited-style-name="Visited_20_Internet_20_Link">
<draw:frame draw:style-name="fr1" draw:name="Image13" text:anchor-type="as-char" svg:width="6.9236in" svg:height="6.9236in" draw:z-index="0">
<draw:image xlink:href="../Images/AРМІЯINFORM/2023-06-29T4-00-00-04-00/356368020_613474060965676_1852470136210740874_n-150x150.jpg" xlink:type="simple" xlink:show="embed" xlink:actuate="onLoad" draw:mime-type="image/jpeg"/>
</draw:frame>
</text:a>
</text:p>
      <text:p text:style-name="P4">
<text:a xlink:type="simple" xlink:href="https://armyinform.com.ua/wp-content/uploads/2023/06/356829207_613473970965685_5173357618869285884_n.jpg" text:style-name="Internet_20_link" text:visited-style-name="Visited_20_Internet_20_Link">
<draw:frame draw:style-name="fr1" draw:name="Image14" text:anchor-type="as-char" svg:width="6.9236in" svg:height="6.9236in" draw:z-index="0">
<draw:image xlink:href="../Images/AРМІЯINFORM/2023-06-29T4-00-00-04-00/356829207_613473970965685_5173357618869285884_n-150x150.jpg" xlink:type="simple" xlink:show="embed" xlink:actuate="onLoad" draw:mime-type="image/jpeg"/>
</draw:frame>
</text:a>
</text:p>
      <text:p text:style-name="P4">
<text:a xlink:type="simple" xlink:href="https://armyinform.com.ua/wp-content/uploads/2023/06/355895070_613473927632356_643436460156355350_n.jpg" text:style-name="Internet_20_link" text:visited-style-name="Visited_20_Internet_20_Link">
<draw:frame draw:style-name="fr1" draw:name="Image15" text:anchor-type="as-char" svg:width="6.9236in" svg:height="6.9236in" draw:z-index="0">
<draw:image xlink:href="../Images/AРМІЯINFORM/2023-06-29T4-00-00-04-00/355895070_613473927632356_643436460156355350_n-150x150.jpg" xlink:type="simple" xlink:show="embed" xlink:actuate="onLoad" draw:mime-type="image/jpeg"/>
</draw:frame>
</text:a>
</text:p>
      <text:p text:style-name="P4">
<text:a xlink:type="simple" xlink:href="https://armyinform.com.ua/wp-content/uploads/2023/06/356684398_613474000965682_6791642098356924004_n.jpg" text:style-name="Internet_20_link" text:visited-style-name="Visited_20_Internet_20_Link">
<draw:frame draw:style-name="fr1" draw:name="Image16" text:anchor-type="as-char" svg:width="6.9236in" svg:height="6.9236in" draw:z-index="0">
<draw:image xlink:href="../Images/AРМІЯINFORM/2023-06-29T4-00-00-04-00/356684398_613474000965682_6791642098356924004_n-150x150.jpg" xlink:type="simple" xlink:show="embed" xlink:actuate="onLoad" draw:mime-type="image/jpeg"/>
</draw:frame>
</text:a>
</text:p>
      <text:p text:style-name="P4">
<text:a xlink:type="simple" xlink:href="https://armyinform.com.ua/wp-content/uploads/2023/06/356401798_613474020965680_3449497793513296963_n.jpg" text:style-name="Internet_20_link" text:visited-style-name="Visited_20_Internet_20_Link">
<draw:frame draw:style-name="fr1" draw:name="Image17" text:anchor-type="as-char" svg:width="6.9236in" svg:height="6.9236in" draw:z-index="0">
<draw:image xlink:href="../Images/AРМІЯINFORM/2023-06-29T4-00-00-04-00/356401798_613474020965680_3449497793513296963_n-150x150.jpg" xlink:type="simple" xlink:show="embed" xlink:actuate="onLoad" draw:mime-type="image/jpeg"/>
</draw:frame>
</text:a>
During the five -week course, which began on May 29, Ukrainian physicians were critically important, such as: providing medical care, monitoring high blood loss and providing emergency care with the high -speed stage.</text:p>
      <text:p text:style-name="P4">
The organizers note that the program took into account the evidence of the battle and requests of the Ukrainian military. During the training of the students, they also studied how best to optimize their own health to be ready for combat conditions, and how close to real combat scenarios to test the knowledge in practice to gain confidence in the effective use of skills in the forefront. They include:</text:p>
      <ul>
        <li>
          <text:p text:style-name="P4">
mass examination of the wounded with various injuries;</text:p>
        </li>
        <li>
          <text:p text:style-name="P4">
providing assistance to victims with serious injuries caused by shooting with small arms;</text:p>
        </li>
        <li>
          <text:p text:style-name="P4">
ways of safe evacuation of victims of civil and military transport;</text:p>
        </li>
        <li>
          <text:p text:style-name="P4">
evacuation of the wounded under fire.</text:p>
        </li>
      </ul>
      <text:p text:style-name="P4">
<text:a xlink:type="simple" xlink:href="https://armyinform.com.ua/wp-content/uploads/2023/06/356636163_613474277632321_5277639290003837670_n.jpg" text:style-name="Internet_20_link" text:visited-style-name="Visited_20_Internet_20_Link">
!(Images/AРМІЯINFORM/2023-06-29T4-00-00-04-00/356636163_613474277632321_5277639290003837670_n-150x150.jpg)</text:a>
</text:p>
      <text:p text:style-name="P4">
<text:a xlink:type="simple" xlink:href="https://armyinform.com.ua/wp-content/uploads/2023/06/356913271_613474324298983_2566342169232438598_n.jpg" text:style-name="Internet_20_link" text:visited-style-name="Visited_20_Internet_20_Link">
<draw:frame draw:style-name="fr1" draw:name="Image18" text:anchor-type="as-char" svg:width="6.9236in" svg:height="6.9236in" draw:z-index="0">
<draw:image xlink:href="../Images/AРМІЯINFORM/2023-06-29T4-00-00-04-00/356913271_613474324298983_2566342169232438598_n-150x150.jpg" xlink:type="simple" xlink:show="embed" xlink:actuate="onLoad" draw:mime-type="image/jpeg"/>
</draw:frame>
</text:a>
</text:p>
      <text:p text:style-name="P4">
In the next few days of study, Ukrainian military servicemen will learn to provide first aid to other military armed forces of Ukraine after returning to the forefront.</text:p>
      <text:p text:style-name="P4">
The current course is the first of the three programs of combat medical training, and about 50 Ukrainian servicemen are planned to be prepared during the Quarantee.</text:p>
      <text:p text:style-name="P4">
News Source: <text:a xlink:type="simple" xlink:href="https://armyinform.com.ua/2023/06/29/u-velykij-brytaniyi-tryvaye-navchannya-ukrayinskyh-vijskovyh-z-taktychnoyi-medyczyny/" text:style-name="Internet_20_link" text:visited-style-name="Visited_20_Internet_20_Link">
https://armyinform.com.ua/2023/06/29/u-velykij-brytaniyi-tryvaye-navchannya-ukrayinskyh-vijskovyh-z-taktychnoyi-medyczyny/</text:a>
</text:p>
      <!--NEWS-->
      <text:h text:style-name="P10" text:outline-level="1">
<text:span text:style-name="T4">
The General Staff showed how the international exercises of the Navy "SI Breeze" are taking place</text:span>
</text:h>
      <text:p text:style-name="P4">
Author: ['АРМІЯINFORM']</text:p>
      <text:p text:style-name="P4">
Time: 2023-06-29T53:00:00-04:00</text:p>
      <text:p text:style-name="P4">
Description: “The photo of the ship, the fate from the complex Trendan in the framework of the servant“ SI ... war with Ukraine 2022, the war with Ukraine is the latest news today, the News War with Ukraine 2022 are the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357016278_613384734307942_4465742835076036_n.jpg" text:style-name="Internet_20_link" text:visited-style-name="Visited_20_Internet_20_Link">
357016278_613384734307942_4465742835076036_n.jpg</text:a>
', '<text:a xlink:type="simple" xlink:href="https://armyinform.com.ua/wp-content/uploads/2023/06/356873587_613384750974607_5890591829860308019_n-150x150.jpg" text:style-name="Internet_20_link" text:visited-style-name="Visited_20_Internet_20_Link">
356873587_613384750974607_5890591829860308019_n-150x150.jpg</text:a>
', '<text:a xlink:type="simple" xlink:href="https://armyinform.com.ua/wp-content/uploads/2023/06/356929426_613384684307947_8412924423741192287_n-1-150x150.jpg" text:style-name="Internet_20_link" text:visited-style-name="Visited_20_Internet_20_Link">
356929426_613384684307947_8412924423741192287_n-1-150x150.jpg</text:a>
', '<text:a xlink:type="simple" xlink:href="https://armyinform.com.ua/wp-content/uploads/2023/06/356899454_613384934307922_4358673921481704786_n-150x150.jpg" text:style-name="Internet_20_link" text:visited-style-name="Visited_20_Internet_20_Link">
356899454_613384934307922_4358673921481704786_n-150x150.jpg</text:a>
', '<text:a xlink:type="simple" xlink:href="https://armyinform.com.ua/wp-content/uploads/2023/06/357025830_613384917641257_8435556725971971781_n-150x150.jpg" text:style-name="Internet_20_link" text:visited-style-name="Visited_20_Internet_20_Link">
357025830_613384917641257_8435556725971971781_n-150x150.jpg</text:a>
', '<text:a xlink:type="simple" xlink:href="https://armyinform.com.ua/wp-content/uploads/2023/06/356996182_613384894307926_8208820803099943251_n-150x150.jpg" text:style-name="Internet_20_link" text:visited-style-name="Visited_20_Internet_20_Link">
356996182_613384894307926_8208820803099943251_n-150x150.jpg</text:a>
', '<text:a xlink:type="simple" xlink:href="https://armyinform.com.ua/wp-content/uploads/2023/06/356990782_613384870974595_7447959885819574708_n-150x150.jpg" text:style-name="Internet_20_link" text:visited-style-name="Visited_20_Internet_20_Link">
356990782_613384870974595_7447959885819574708_n-150x150.jpg</text:a>
', '<text:a xlink:type="simple" xlink:href="https://armyinform.com.ua/wp-content/uploads/2023/06/356982295_613384860974596_5667710460201973037_n-150x150.jpg" text:style-name="Internet_20_link" text:visited-style-name="Visited_20_Internet_20_Link">
356982295_613384860974596_5667710460201973037_n-150x150.jpg</text:a>
', '<text:a xlink:type="simple" xlink:href="https://armyinform.com.ua/wp-content/uploads/2023/06/357112320_613384830974599_7862938739611788237_n-150x150.jpg" text:style-name="Internet_20_link" text:visited-style-name="Visited_20_Internet_20_Link">
357112320_613384830974599_7862938739611788237_n-150x150.jpg</text:a>
', '<text:a xlink:type="simple" xlink:href="https://armyinform.com.ua/wp-content/uploads/2023/06/357003588_613384790974603_4628044593383101674_n-150x150.jpg" text:style-name="Internet_20_link" text:visited-style-name="Visited_20_Internet_20_Link">
357003588_613384790974603_4628044593383101674_n-150x150.jpg</text:a>
', '<text:a xlink:type="simple" xlink:href="https://armyinform.com.ua/wp-content/uploads/2023/06/356987523_613384774307938_8742852726960536092_n-150x150.jpg" text:style-name="Internet_20_link" text:visited-style-name="Visited_20_Internet_20_Link">
356987523_613384774307938_8742852726960536092_n-150x150.jpg</text:a>
', '<text:a xlink:type="simple" xlink:href="https://armyinform.com.ua/wp-content/uploads/2023/06/357016278_613384734307942_4465742835076036_n-150x150.jpg" text:style-name="Internet_20_link" text:visited-style-name="Visited_20_Internet_20_Link">
357016278_613384734307942_4465742835076036_n-150x150.jpg</text:a>
', '<text:a xlink:type="simple" xlink:href="https://armyinform.com.ua/wp-content/uploads/2023/06/356990837_613384700974612_6518932348493902481_n-150x150.jpg" text:style-name="Internet_20_link" text:visited-style-name="Visited_20_Internet_20_Link">
356990837_613384700974612_6518932348493902481_n-150x150.jpg</text:a>
', '<text:a xlink:type="simple" xlink:href="https://armyinform.com.ua/wp-content/uploads/2023/06/356929426_613384684307947_8412924423741192287_n-150x150.jpg" text:style-name="Internet_20_link" text:visited-style-name="Visited_20_Internet_20_Link">
356929426_613384684307947_8412924423741192287_n-150x150.jpg</text:a>
', '<text:a xlink:type="simple" xlink:href="https://armyinform.com.ua/wp-content/uploads/2023/06/356983568_613384664307949_8748267162339526394_n-150x150.jpg" text:style-name="Internet_20_link" text:visited-style-name="Visited_20_Internet_20_Link">
356983568_613384664307949_8748267162339526394_n-150x150.jpg</text:a>
', '<text:a xlink:type="simple" xlink:href="https://armyinform.com.ua/wp-content/uploads/2023/06/356986022_613384634307952_6450442071266113531_n-150x150.jpg" text:style-name="Internet_20_link" text:visited-style-name="Visited_20_Internet_20_Link">
356986022_613384634307952_6450442071266113531_n-150x150.jpg</text:a>
', '<text:a xlink:type="simple" xlink:href="https://armyinform.com.ua/wp-content/uploads/2023/06/356988435_613384604307955_4236870597746423524_n-150x150.jpg" text:style-name="Internet_20_link" text:visited-style-name="Visited_20_Internet_20_Link">
356988435_613384604307955_4236870597746423524_n-150x150.jpg</text:a>
', '<text:a xlink:type="simple" xlink:href="https://armyinform.com.ua/wp-content/uploads/2023/06/356939028_613384517641297_3350220674099331969_n-150x150.jpg" text:style-name="Internet_20_link" text:visited-style-name="Visited_20_Internet_20_Link">
356939028_613384517641297_3350220674099331969_n-150x150.jpg</text:a>
', '<text:a xlink:type="simple" xlink:href="https://armyinform.com.ua/wp-content/uploads/2023/06/357005736_613384414307974_2528457623371167780_n-150x150.jpg" text:style-name="Internet_20_link" text:visited-style-name="Visited_20_Internet_20_Link">
357005736_613384414307974_2528457623371167780_n-150x150.jpg</text:a>
', '<text:a xlink:type="simple" xlink:href="https://armyinform.com.ua/wp-content/uploads/2023/06/356646525_613383427641406_203320350393719508_n-150x150.jpg" text:style-name="Internet_20_link" text:visited-style-name="Visited_20_Internet_20_Link">
356646525_613383427641406_203320350393719508_n-150x150.jpg</text:a>
']</text:p>
      <text:p text:style-name="P4">
Tags: ['ВІЙСЬКОВІ НАВЧАННЯ', 'ВМС БРИТАНІЇ', 'ВМС УКРАЇНИ', 'МІЖНАРОДНІ НАВЧАННЯ ВМС', 'НАВЧАННЯ ВМС', 'СІ БРИЗ 2023']</text:p>
      <text:p text:style-name="P4">
Category: News</text:p>
      <!--METADATA-->
      <text:p text:style-name="P4">
<draw:frame draw:style-name="fr1" draw:name="Image19" text:anchor-type="as-char" svg:width="6.9236in" svg:height="4.620011in" draw:z-index="0">
<draw:image xlink:href="../Images/AРМІЯINFORM/2023-06-29T53-00-00-04-00/357016278_613384734307942_4465742835076036_n.jpg" xlink:type="simple" xlink:show="embed" xlink:actuate="onLoad" draw:mime-type="image/jpeg"/>
</draw:frame>
"This is a photo of ships involved in the training complex within the SI series," - <text:a xlink:type="simple" xlink:href="https://www.facebook.com/GeneralStaff.ua/posts/pfbid0RUgw5SpVDge9SkF9hCyjXfTtYmAG3J7mjHC7ayemKNKf4tcLmeG7UWXCGNF4xRRhl" text:style-name="Internet_20_link" text:visited-style-name="Visited_20_Internet_20_Link">
it reads</text:a>
in the message of the Armed Forces of the Armed Forces.</text:p>
      <text:p text:style-name="P4">
Recall how <text:a xlink:type="simple" xlink:href="https://www.facebook.com/navy.mil.gov.ua/posts/pfbid02YwvZkyKAnsXUxJvgQS3YbLCdywQm3dCNLh49KjyTjFDjy5e5iLg2KnBBmjmTebX3l" text:style-name="Internet_20_link" text:visited-style-name="Visited_20_Internet_20_Link">
reported</text:a>
The Navy of Ukraine, June 26, in Glasgow, Scotland, which is part of the United Kingdom and Northern Ireland, has begun in the framework of the SI Breeze series.</text:p>
      <text:p text:style-name="P4">
Representatives of 18 participating countries take part in the exercises. From the Ukrainian page, the commander of the flotilla captain of the 1st rank Yuri Fedash is managed by the training.</text:p>
      <text:p text:style-name="P4">
<text:a xlink:type="simple" xlink:href="https://armyinform.com.ua/wp-content/uploads/2023/06/356873587_613384750974607_5890591829860308019_n.jpg" text:style-name="Internet_20_link" text:visited-style-name="Visited_20_Internet_20_Link">
!(Images/AРМІЯINFORM/2023-06-29T53-00-00-04-00/356873587_613384750974607_5890591829860308019_n-150x150.jpg)</text:a>
</text:p>
      <text:p text:style-name="P4">
<text:a xlink:type="simple" xlink:href="https://armyinform.com.ua/wp-content/uploads/2023/06/356929426_613384684307947_8412924423741192287_n-1.jpg" text:style-name="Internet_20_link" text:visited-style-name="Visited_20_Internet_20_Link">
<draw:frame draw:style-name="fr1" draw:name="Image20" text:anchor-type="as-char" svg:width="6.9236in" svg:height="6.9236in" draw:z-index="0">
<draw:image xlink:href="../Images/AРМІЯINFORM/2023-06-29T53-00-00-04-00/356929426_613384684307947_8412924423741192287_n-1-150x150.jpg" xlink:type="simple" xlink:show="embed" xlink:actuate="onLoad" draw:mime-type="image/jpeg"/>
</draw:frame>
</text:a>
</text:p>
      <text:p text:style-name="P4">
<text:a xlink:type="simple" xlink:href="https://armyinform.com.ua/wp-content/uploads/2023/06/356899454_613384934307922_4358673921481704786_n.jpg" text:style-name="Internet_20_link" text:visited-style-name="Visited_20_Internet_20_Link">
<draw:frame draw:style-name="fr1" draw:name="Image21" text:anchor-type="as-char" svg:width="6.9236in" svg:height="6.9236in" draw:z-index="0">
<draw:image xlink:href="../Images/AРМІЯINFORM/2023-06-29T53-00-00-04-00/356899454_613384934307922_4358673921481704786_n-150x150.jpg" xlink:type="simple" xlink:show="embed" xlink:actuate="onLoad" draw:mime-type="image/jpeg"/>
</draw:frame>
</text:a>
</text:p>
      <text:p text:style-name="P4">
<text:a xlink:type="simple" xlink:href="https://armyinform.com.ua/wp-content/uploads/2023/06/357025830_613384917641257_8435556725971971781_n.jpg" text:style-name="Internet_20_link" text:visited-style-name="Visited_20_Internet_20_Link">
<draw:frame draw:style-name="fr1" draw:name="Image22" text:anchor-type="as-char" svg:width="6.9236in" svg:height="6.9236in" draw:z-index="0">
<draw:image xlink:href="../Images/AРМІЯINFORM/2023-06-29T53-00-00-04-00/357025830_613384917641257_8435556725971971781_n-150x150.jpg" xlink:type="simple" xlink:show="embed" xlink:actuate="onLoad" draw:mime-type="image/jpeg"/>
</draw:frame>
</text:a>
</text:p>
      <text:p text:style-name="P4">
<text:a xlink:type="simple" xlink:href="https://armyinform.com.ua/wp-content/uploads/2023/06/356996182_613384894307926_8208820803099943251_n.jpg" text:style-name="Internet_20_link" text:visited-style-name="Visited_20_Internet_20_Link">
<draw:frame draw:style-name="fr1" draw:name="Image23" text:anchor-type="as-char" svg:width="6.9236in" svg:height="6.9236in" draw:z-index="0">
<draw:image xlink:href="../Images/AРМІЯINFORM/2023-06-29T53-00-00-04-00/356996182_613384894307926_8208820803099943251_n-150x150.jpg" xlink:type="simple" xlink:show="embed" xlink:actuate="onLoad" draw:mime-type="image/jpeg"/>
</draw:frame>
</text:a>
</text:p>
      <text:p text:style-name="P4">
<text:a xlink:type="simple" xlink:href="https://armyinform.com.ua/wp-content/uploads/2023/06/356990782_613384870974595_7447959885819574708_n.jpg" text:style-name="Internet_20_link" text:visited-style-name="Visited_20_Internet_20_Link">
<draw:frame draw:style-name="fr1" draw:name="Image24" text:anchor-type="as-char" svg:width="6.9236in" svg:height="6.9236in" draw:z-index="0">
<draw:image xlink:href="../Images/AРМІЯINFORM/2023-06-29T53-00-00-04-00/356990782_613384870974595_7447959885819574708_n-150x150.jpg" xlink:type="simple" xlink:show="embed" xlink:actuate="onLoad" draw:mime-type="image/jpeg"/>
</draw:frame>
</text:a>
</text:p>
      <text:p text:style-name="P4">
<text:a xlink:type="simple" xlink:href="https://armyinform.com.ua/wp-content/uploads/2023/06/357112320_613384830974599_7862938739611788237_n.jpg" text:style-name="Internet_20_link" text:visited-style-name="Visited_20_Internet_20_Link">
<draw:frame draw:style-name="fr1" draw:name="Image25" text:anchor-type="as-char" svg:width="6.9236in" svg:height="6.9236in" draw:z-index="0">
<draw:image xlink:href="../Images/AРМІЯINFORM/2023-06-29T53-00-00-04-00/357112320_613384830974599_7862938739611788237_n-150x150.jpg" xlink:type="simple" xlink:show="embed" xlink:actuate="onLoad" draw:mime-type="image/jpeg"/>
</draw:frame>
</text:a>
</text:p>
      <text:p text:style-name="P4">
<text:a xlink:type="simple" xlink:href="https://armyinform.com.ua/wp-content/uploads/2023/06/357003588_613384790974603_4628044593383101674_n.jpg" text:style-name="Internet_20_link" text:visited-style-name="Visited_20_Internet_20_Link">
<draw:frame draw:style-name="fr1" draw:name="Image26" text:anchor-type="as-char" svg:width="6.9236in" svg:height="6.9236in" draw:z-index="0">
<draw:image xlink:href="../Images/AРМІЯINFORM/2023-06-29T53-00-00-04-00/357003588_613384790974603_4628044593383101674_n-150x150.jpg" xlink:type="simple" xlink:show="embed" xlink:actuate="onLoad" draw:mime-type="image/jpeg"/>
</draw:frame>
</text:a>
</text:p>
      <text:p text:style-name="P4">
<text:a xlink:type="simple" xlink:href="https://armyinform.com.ua/wp-content/uploads/2023/06/356987523_613384774307938_8742852726960536092_n.jpg" text:style-name="Internet_20_link" text:visited-style-name="Visited_20_Internet_20_Link">
<draw:frame draw:style-name="fr1" draw:name="Image27" text:anchor-type="as-char" svg:width="6.9236in" svg:height="6.9236in" draw:z-index="0">
<draw:image xlink:href="../Images/AРМІЯINFORM/2023-06-29T53-00-00-04-00/356987523_613384774307938_8742852726960536092_n-150x150.jpg" xlink:type="simple" xlink:show="embed" xlink:actuate="onLoad" draw:mime-type="image/jpeg"/>
</draw:frame>
</text:a>
</text:p>
      <text:p text:style-name="P4">
<text:a xlink:type="simple" xlink:href="https://armyinform.com.ua/wp-content/uploads/2023/06/357016278_613384734307942_4465742835076036_n.jpg" text:style-name="Internet_20_link" text:visited-style-name="Visited_20_Internet_20_Link">
<draw:frame draw:style-name="fr1" draw:name="Image28" text:anchor-type="as-char" svg:width="6.9236in" svg:height="6.9236in" draw:z-index="0">
<draw:image xlink:href="../Images/AРМІЯINFORM/2023-06-29T53-00-00-04-00/357016278_613384734307942_4465742835076036_n-150x150.jpg" xlink:type="simple" xlink:show="embed" xlink:actuate="onLoad" draw:mime-type="image/jpeg"/>
</draw:frame>
</text:a>
</text:p>
      <text:p text:style-name="P4">
<text:a xlink:type="simple" xlink:href="https://armyinform.com.ua/wp-content/uploads/2023/06/356990837_613384700974612_6518932348493902481_n.jpg" text:style-name="Internet_20_link" text:visited-style-name="Visited_20_Internet_20_Link">
<draw:frame draw:style-name="fr1" draw:name="Image29" text:anchor-type="as-char" svg:width="6.9236in" svg:height="6.9236in" draw:z-index="0">
<draw:image xlink:href="../Images/AРМІЯINFORM/2023-06-29T53-00-00-04-00/356990837_613384700974612_6518932348493902481_n-150x150.jpg" xlink:type="simple" xlink:show="embed" xlink:actuate="onLoad" draw:mime-type="image/jpeg"/>
</draw:frame>
</text:a>
</text:p>
      <text:p text:style-name="P4">
<text:a xlink:type="simple" xlink:href="https://armyinform.com.ua/wp-content/uploads/2023/06/356929426_613384684307947_8412924423741192287_n.jpg" text:style-name="Internet_20_link" text:visited-style-name="Visited_20_Internet_20_Link">
<draw:frame draw:style-name="fr1" draw:name="Image30" text:anchor-type="as-char" svg:width="6.9236in" svg:height="6.9236in" draw:z-index="0">
<draw:image xlink:href="../Images/AРМІЯINFORM/2023-06-29T53-00-00-04-00/356929426_613384684307947_8412924423741192287_n-150x150.jpg" xlink:type="simple" xlink:show="embed" xlink:actuate="onLoad" draw:mime-type="image/jpeg"/>
</draw:frame>
</text:a>
</text:p>
      <text:p text:style-name="P4">
<text:a xlink:type="simple" xlink:href="https://armyinform.com.ua/wp-content/uploads/2023/06/356983568_613384664307949_8748267162339526394_n.jpg" text:style-name="Internet_20_link" text:visited-style-name="Visited_20_Internet_20_Link">
<draw:frame draw:style-name="fr1" draw:name="Image31" text:anchor-type="as-char" svg:width="6.9236in" svg:height="6.9236in" draw:z-index="0">
<draw:image xlink:href="../Images/AРМІЯINFORM/2023-06-29T53-00-00-04-00/356983568_613384664307949_8748267162339526394_n-150x150.jpg" xlink:type="simple" xlink:show="embed" xlink:actuate="onLoad" draw:mime-type="image/jpeg"/>
</draw:frame>
</text:a>
</text:p>
      <text:p text:style-name="P4">
<text:a xlink:type="simple" xlink:href="https://armyinform.com.ua/wp-content/uploads/2023/06/356986022_613384634307952_6450442071266113531_n.jpg" text:style-name="Internet_20_link" text:visited-style-name="Visited_20_Internet_20_Link">
<draw:frame draw:style-name="fr1" draw:name="Image32" text:anchor-type="as-char" svg:width="6.9236in" svg:height="6.9236in" draw:z-index="0">
<draw:image xlink:href="../Images/AРМІЯINFORM/2023-06-29T53-00-00-04-00/356986022_613384634307952_6450442071266113531_n-150x150.jpg" xlink:type="simple" xlink:show="embed" xlink:actuate="onLoad" draw:mime-type="image/jpeg"/>
</draw:frame>
</text:a>
</text:p>
      <text:p text:style-name="P4">
<text:a xlink:type="simple" xlink:href="https://armyinform.com.ua/wp-content/uploads/2023/06/356988435_613384604307955_4236870597746423524_n.jpg" text:style-name="Internet_20_link" text:visited-style-name="Visited_20_Internet_20_Link">
<draw:frame draw:style-name="fr1" draw:name="Image33" text:anchor-type="as-char" svg:width="6.9236in" svg:height="6.9236in" draw:z-index="0">
<draw:image xlink:href="../Images/AРМІЯINFORM/2023-06-29T53-00-00-04-00/356988435_613384604307955_4236870597746423524_n-150x150.jpg" xlink:type="simple" xlink:show="embed" xlink:actuate="onLoad" draw:mime-type="image/jpeg"/>
</draw:frame>
</text:a>
</text:p>
      <text:p text:style-name="P4">
<text:a xlink:type="simple" xlink:href="https://armyinform.com.ua/wp-content/uploads/2023/06/356939028_613384517641297_3350220674099331969_n.jpg" text:style-name="Internet_20_link" text:visited-style-name="Visited_20_Internet_20_Link">
<draw:frame draw:style-name="fr1" draw:name="Image34" text:anchor-type="as-char" svg:width="6.9236in" svg:height="6.9236in" draw:z-index="0">
<draw:image xlink:href="../Images/AРМІЯINFORM/2023-06-29T53-00-00-04-00/356939028_613384517641297_3350220674099331969_n-150x150.jpg" xlink:type="simple" xlink:show="embed" xlink:actuate="onLoad" draw:mime-type="image/jpeg"/>
</draw:frame>
</text:a>
</text:p>
      <text:p text:style-name="P4">
<text:a xlink:type="simple" xlink:href="https://armyinform.com.ua/wp-content/uploads/2023/06/357005736_613384414307974_2528457623371167780_n.jpg" text:style-name="Internet_20_link" text:visited-style-name="Visited_20_Internet_20_Link">
<draw:frame draw:style-name="fr1" draw:name="Image35" text:anchor-type="as-char" svg:width="6.9236in" svg:height="6.9236in" draw:z-index="0">
<draw:image xlink:href="../Images/AРМІЯINFORM/2023-06-29T53-00-00-04-00/357005736_613384414307974_2528457623371167780_n-150x150.jpg" xlink:type="simple" xlink:show="embed" xlink:actuate="onLoad" draw:mime-type="image/jpeg"/>
</draw:frame>
</text:a>
</text:p>
      <text:p text:style-name="P4">
The main task of the training complex within the framework of the training "SI Breeze - 2023" is the preparation for planning and conducting mine action. The main emphasis is on the preparation of the headquarters of the tactical group of mine action for planning and maintaining mine action(Operations)In accordance with the standards and procedures with the involvement of weapons and military equipment, which was held from partner countries. Equally important are the preparation of the Sandown "Cherkasy" and "Chernihiv" and Chernihiv Classrooms of the Ukrainian Navy, and Chernihiv Chernihiv, and submarine unmanageable apparatus for complications of tactical groups.</text:p>
      <text:p text:style-name="P4">
The experience that the crews of Ukrainian mine ships have already gained, and the professionalism of the participating countries will ensure high efficiency of training. The main result of training in the training "SI Breeze - 2023" will be the readiness of multinational forces to carry out operations for the release of the Black Sea from the mine danger and the restoration of safe navigation.</text:p>
      <text:p text:style-name="P4">
News Source: <text:a xlink:type="simple" xlink:href="https://armyinform.com.ua/2023/06/29/genshtab-pokazav-yak-prohodyat-mizhnarodnyai-navchannya-vms-si-bryz/" text:style-name="Internet_20_link" text:visited-style-name="Visited_20_Internet_20_Link">
https://armyinform.com.ua/2023/06/29/genshtab-pokazav-yak-prohodyat-mizhnarodnyai-navchannya-vms-si-bryz/</text:a>
</text:p>
      <!--NEWS-->
      <text:h text:style-name="P10" text:outline-level="1">
<text:span text:style-name="T4">
Mobile operators will reserve the numbers of dead or missing defenders for 2 years</text:span>
</text:h>
      <text:p text:style-name="P4">
Author: ['АРМІЯINFORM']</text:p>
      <text:p text:style-name="P4">
Time: 2023-06-29T55:00:00-04:00</text:p>
      <text:p text:style-name="P4">
Description: About Tse Vice-Miner-Ministra-Miniter digital transformation Mikhailo Fedorov o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mobilnyj-telefon.jpg" text:style-name="Internet_20_link" text:visited-style-name="Visited_20_Internet_20_Link">
mobilnyj-telefon.jpg</text:a>
', '<text:a xlink:type="simple" xlink:href="https://armyinform.com.ua/wp-content/uploads/2023/06/1029a8ac47e41b30ad060354725656a6.jpg" text:style-name="Internet_20_link" text:visited-style-name="Visited_20_Internet_20_Link">
1029a8ac47e41b30ad060354725656a6.jpg</text:a>
']</text:p>
      <text:p text:style-name="P4">
Tags: ['МИХАЙЛО ФЕДОРОВ', 'МІНІСТР ЦИФРОВОЇ ТРАНСФОРМАЦІЇ УКРАЇНИ', 'МОБІЛЬНІ ОПЕРАТОРИ', 'СІМКАРТИ ЗАГИБЛИХ', 'СІМКАРТИ ЗНИКЛИХ БЕЗВІСТИ']</text:p>
      <text:p text:style-name="P4">
Category: News</text:p>
      <!--METADATA-->
      <text:p text:style-name="P4">
<draw:frame draw:style-name="fr1" draw:name="Image36" text:anchor-type="as-char" svg:width="6.9236in" svg:height="4.615733in" draw:z-index="0">
<draw:image xlink:href="../Images/AРМІЯINFORM/2023-06-29T55-00-00-04-00/mobilnyj-telefon.jpg" xlink:type="simple" xlink:show="embed" xlink:actuate="onLoad" draw:mime-type="image/jpeg"/>
</draw:frame>
Illustrative photo</text:p>
      <text:p text:style-name="P4">
About it <text:a xlink:type="simple" xlink:href="https://www.facebook.com/mykhailofedorov.com.ua/posts/pfbid02a3GRDkhZ5mqocXb5wYY491JrUiKfNBkyVMypuRvgdurubMoVA86i5zb3wxBfzUGml" text:style-name="Internet_20_link" text:visited-style-name="Visited_20_Internet_20_Link">
reported</text:a>
Viceremier-Minister-Minister of Digital Transformation Mikhail Fedorov on his pance on Facebook.</text:p>
      <text:p text:style-name="P4">
“Usually a year without use, the number comes in free sale. So you will ask you to get a message "Lover joined Viber". When it is not alive.</text:p>
      <text:p text:style-name="P4">
<draw:frame draw:style-name="fr1" draw:name="Image37" text:anchor-type="as-char" svg:width="6.9236in" svg:height="3.90062in" draw:z-index="0">
<draw:image xlink:href="../Images/AРМІЯINFORM/2023-06-29T55-00-00-04-00/1029a8ac47e41b30ad060354725656a6.jpg" xlink:type="simple" xlink:show="embed" xlink:actuate="onLoad" draw:mime-type="image/jpeg"/>
</draw:frame>
In order to avoid such situations, Kyivstar and Lifecell launch the function of reconstruction of the numbers of dead or missing defenders. The number has not received sale in total for 2 years. For this:</text:p>
      <text:p text:style-name="P4">
• Contact the operator's support service. Kyivstar - 0800300466, Lifecell - 0800205433.</text:p>
      <text:p text:style-name="P4">
• Report the reserve number</text:p>
      <text:p text:style-name="P4">
• Indicate from whom the appeal</text:p>
      <text:p text:style-name="P4">
• expect SMS with a solution</text:p>
      <text:p text:style-name="P4">
Now the service works in test mode.</text:p>
      <text:p text:style-name="P4">
I thank Yuri Gudimenko for the initiative, which is very important for the families of our widespread heroes. I am grateful to the operators for the quick response, - Michaelfedorov wrote.</text:p>
      <text:p text:style-name="P4">
News Source: <text:a xlink:type="simple" xlink:href="https://armyinform.com.ua/2023/06/29/mobilni-operatory-rezervuvatymut-nomery-zagyblyh-chy-znyklyh-zahysnykiv-na-2-roky/" text:style-name="Internet_20_link" text:visited-style-name="Visited_20_Internet_20_Link">
https://armyinform.com.ua/2023/06/29/mobilni-operatory-rezervuvatymut-nomery-zagyblyh-chy-znyklyh-zahysnykiv-na-2-roky/</text:a>
</text:p>
      <!--NEWS-->
      <text:h text:style-name="P10" text:outline-level="1">
<text:span text:style-name="T4">
During the last day, the Russians have inflicted 2 missile and 50 air strikes in Ukraine, there are victims</text:span>
</text:h>
      <text:p text:style-name="P4">
Author: ['АРМІЯINFORM']</text:p>
      <text:p text:style-name="P4">
Time: 2023-06-29T57:00:00-04:00</text:p>
      <text:p text:style-name="P4">
Description: About the General Headquarters of the ZS Ukrainian. “The Chotirist Dev'yanosto came up ... The war with Ukraine 2022, the war with Ukraine is the latest news today, the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ТОРГНЕННЯ РФ', 'ГШ ЗСУ']</text:p>
      <text:p text:style-name="P4">
Category: News</text:p>
      <!--METADATA-->
      <text:p text:style-name="P4">
<draw:frame draw:style-name="fr1" draw:name="Image38" text:anchor-type="as-char" svg:width="6.9236in" svg:height="3.893007in" draw:z-index="0">
<draw:image xlink:href="../Images/AРМІЯINFORM/2023-06-29T57-00-00-04-00/2022-10-31-raketnyj-udar-po-harkivshhyni.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UripeUD3V4kWRjfVFQATbVEGuRAMouVVDAd1CGaxZX5JJpQ1eiBjcVLZKEdNZecvl" text:style-name="Internet_20_link" text:visited-style-name="Visited_20_Internet_20_Link">
reports</text:a>
The General Staff of the Armed Forces of Ukraine.</text:p>
      <text:p text:style-name="P4">
“The four hundred ninety -ninety -day armed aggression of the Russian Federation against Ukraine began.</text:p>
      <text:p text:style-name="P4">
During the last day, Russian invaders have struck the Iranian shock -type "Shahd". Our air defense was six drones-Kamikadze. In addition, the enemy inflicted 2 missile and 50 aviation strikes, carried out52 shelling from rocket launchers on the positions of our tanssellen troops. Unfortunately, in addition to the destroyed infrastructure, the victims.</text:p>
      <text:p text:style-name="P4">
The likelihood of rocket and aviation strikes throughout Ukraine is high, ”the message reads.</text:p>
      <text:p text:style-name="P4">
News Source: <text:a xlink:type="simple" xlink:href="https://armyinform.com.ua/2023/06/29/protyagom-mynuloyi-doby-rosiyany-zavdaly-2-raketnyh-ta-50-aviaudariv-po-ukrayini-ye-postrazhdali/" text:style-name="Internet_20_link" text:visited-style-name="Visited_20_Internet_20_Link">
https://armyinform.com.ua/2023/06/29/protyagom-mynuloyi-doby-rosiyany-zavdaly-2-raketnyh-ta-50-aviaudariv-po-ukrayini-ye-postrazhdali/</text:a>
</text:p>
      <!--NEWS-->
      <text:h text:style-name="P10" text:outline-level="1">
<text:span text:style-name="T4">
Defense forces per day eliminated nearly 700 invaders, destroyed 27 Artisystems and 10 BBM</text:span>
</text:h>
      <text:p text:style-name="P4">
Author: ['АРМІЯINFORM']</text:p>
      <text:p text:style-name="P4">
Time: 2023-06-29T59:00:00-04:00</text:p>
      <text:p text:style-name="P4">
Description: Zagalni Boyov, Find the enemy on 02.24.22 to 06.29.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98c74b1-abd9-447a-998c-547b011cb0eb-scaled.jpg" text:style-name="Internet_20_link" text:visited-style-name="Visited_20_Internet_20_Link">
b98c74b1-abd9-447a-998c-547b011cb0eb-scaled.jpg</text:a>
']</text:p>
      <text:p text:style-name="P4">
Tags: ['АГРЕСІЯ РФ', 'ВТОРГНЕННЯ РФ', 'ВТРАТИ ВОРОГА', 'ГШ ЗСУ']</text:p>
      <text:p text:style-name="P4">
Category: News</text:p>
      <!--METADATA-->
      <text:p text:style-name="P4">
<draw:frame draw:style-name="fr1" draw:name="Image39" text:anchor-type="as-char" svg:width="6.9236in" svg:height="6.975527in" draw:z-index="0">
<draw:image xlink:href="../Images/AРМІЯINFORM/2023-06-29T59-00-00-04-00/b98c74b1-abd9-447a-998c-547b011cb0eb-scaled.jpg" xlink:type="simple" xlink:show="embed" xlink:actuate="onLoad" draw:mime-type="image/jpeg"/>
</draw:frame>
The total fighting loss of the enemy from 24.02.22 to 29.06.23 are oriented:</text:p>
      <text:p text:style-name="P4">
<text:span text:style-name="T4">
<text:span text:style-name="T5">
 Personnel - </text:span>
* 227780(+680)persons eliminated</text:span>
<text:span text:style-name="T5">
 tanks - </text:span>
<text:span text:style-name="T5">
 4038(+2)</text:span>
<text:span text:style-name="T4">
 combat armored vehicles - </text:span>
 7857(+10)<text:span text:style-name="T4">
<text:span text:style-name="T5">
 Artillery Systems - </text:span>
<text:span text:style-name="T5">
 4116(+27)</text:span>
 </text:span>
 RSZV - <text:span text:style-name="T4">
 627(0)</text:span>
<text:span text:style-name="T5">
 air defense - </text:span>
<text:span text:style-name="T5">
 388(+1)</text:span>
<text:span text:style-name="T4">
 aircraft - </text:span>
 315(+1)<text:span text:style-name="T4">
<text:span text:style-name="T5">
 helicopters - </text:span>
* 308(0)</text:span>
<text:span text:style-name="T5">
 UAV Operative Tactical Level-</text:span>
<text:span text:style-name="T5">
 3513(+14)</text:span>
<text:span text:style-name="T4">
 Winged missiles - </text:span>
 1261(0)<text:span text:style-name="T4">
<text:span text:style-name="T5">
 ships / boats - </text:span>
* 18(0)</text:span>
<text:span text:style-name="T5">
 Automobile equipment and tanks - </text:span>
<text:span text:style-name="T5">
 6780(+6)</text:span>
<text:span text:style-name="T4">
 Special equipment - </text:span>
 569(+6)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9.06.23.</text:p>
      <text:p text:style-name="P4">
News Source: <text:a xlink:type="simple" xlink:href="https://armyinform.com.ua/2023/06/29/syly-oborony-za-dobu-likviduvaly-majzhe-700-okupantiv-znyshhyly-27-artsystem-i-10-bbm/" text:style-name="Internet_20_link" text:visited-style-name="Visited_20_Internet_20_Link">
https://armyinform.com.ua/2023/06/29/syly-oborony-za-dobu-likviduvaly-majzhe-700-okupantiv-znyshhyly-27-artsystem-i-10-bbm/</text:a>
</text:p>
      <!--NEWS-->
      <text:h text:style-name="P10" text:outline-level="1">
<text:span text:style-name="T4">
A lifelong term of imprisonment received a prosecutor who gave the enemy the position of the Armed Forces in Mykolaiv region</text:span>
</text:h>
      <text:p text:style-name="P4">
Author: ['АРМІЯINFORM']</text:p>
      <text:p text:style-name="P4">
Time: 2023-06-29T6:00:00-04:00</text:p>
      <text:p text:style-name="P4">
Description: On the basics of the Dochasal Basis, Yaku Zibral was the non -lappers of Ukrainian Kolishniy Kerivni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995329_633688035524777_5355877202640706405_n.jpg" text:style-name="Internet_20_link" text:visited-style-name="Visited_20_Internet_20_Link">
356995329_633688035524777_5355877202640706405_n.jpg</text:a>
']</text:p>
      <text:p text:style-name="P4">
Tags: ['КОЛАБОРАНТ', 'МИКОЛАЇВЩИНА', 'СБУ']</text:p>
      <text:p text:style-name="P4">
Category: News</text:p>
      <!--METADATA-->
      <text:p text:style-name="P4">
<draw:frame draw:style-name="fr1" draw:name="Image40" text:anchor-type="as-char" svg:width="6.9236in" svg:height="7.362095in" draw:z-index="0">
<draw:image xlink:href="../Images/AРМІЯINFORM/2023-06-29T6-00-00-04-00/356995329_633688035524777_5355877202640706405_n.jpg" xlink:type="simple" xlink:show="embed" xlink:actuate="onLoad" draw:mime-type="image/jpeg"/>
</draw:frame>
On the basis of the evidence base, which was collected by the Security Service of Ukraine former heads of the Mikolaev District Prosecutor's Office was sentenced to life imprisonment.(https://www.facebook.com/photo/?fbid=633688045524776&amp;set=a.276500821243502)SBU press service.</text:p>
      <text:p text:style-name="P4">
For public prosecution of prosecutors of the Specialized Prosecutor's Office of the Diviskovskaya and Defense sphere of the Southern Region, he was found guilty of the state treason(Part 2 of Art. 111 of the Criminal Code of Ukraine).</text:p>
      <text:p text:style-name="P4">
Як свідчать матеріали слідства, екскерівник Миколаївської окружної прокуратуриспівпрацював із представниками силових структур рф. Для цього використовувавпосередника, щоб «відвести сліди від себе».</text:p>
      <text:p text:style-name="P4">
За наявними даними, він передавав інформацію про:</text:p>
      <ul>
        <li>
оперативну обстановку у Миколаєві та області;  * загиблих військових і цивільних осіб, полонених, місця їх утримання;  * результати обстрілів Миколаєва;  * добові паролі на блокпости на території області тощо.</li>
      </ul>
      <text:p text:style-name="P4">
Щоб задокументувати зрадника, СБУ провела спецоперацію, в тому числі зімітації злочину. Через підставну особу українська спецслужба передалафігуранту імітовані списки загиблих військовослужбовців ЗСУ. Через декількаднів ці списки уже було зафіксовано у представника РФ, за яким також стежилаСБУ.</text:p>
      <text:p text:style-name="P4">
У результаті обшуків у фігуранта вилучено мобільний телефон, комп’ютернутехніку та флеш-носії, які містять докази його протиправної діяльності.</text:p>
      <text:p text:style-name="P4">
Наразі суд призначив йому покарання — довічне позбавлення волі з конфіскацієюмайна.</text:p>
      <text:p text:style-name="P4">
News Source: <text:a xlink:type="simple" xlink:href="https://armyinform.com.ua/2023/06/29/za-materialamy-sbu-dovichnyj-termin-uvyaznennya-otrymav-prokuror-yakyj-zdavav-vorogu-pozycziyi-zsu-na-mykolayivshhyni/" text:style-name="Internet_20_link" text:visited-style-name="Visited_20_Internet_20_Link">
https://armyinform.com.ua/2023/06/29/za-materialamy-sbu-dovichnyj-termin-uvyaznennya-otrymav-prokuror-yakyj-zdavav-vorogu-pozycziyi-zsu-na-mykolayivshhyni/</text:a>
</text:p>
      <!--NEWS-->
      <text:h text:style-name="P10" text:outline-level="1">
<text:span text:style-name="T4">
The Center for Combating Misinformation reported the main narratives promoting Russian media</text:span>
</text:h>
      <text:p text:style-name="P4">
Author: ['АРМІЯINFORM']</text:p>
      <text:p text:style-name="P4">
Time: 2023-06-29T8:00:00-04:00</text:p>
      <text:p text:style-name="P4">
Description: The Center for the Wizin -Format at the RNBO of Ukrainian about the basics of the introduction,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652488_280909521124787_2176593185159080785_n.jpg" text:style-name="Internet_20_link" text:visited-style-name="Visited_20_Internet_20_Link">
356652488_280909521124787_2176593185159080785_n.jpg</text:a>
']</text:p>
      <text:p text:style-name="P4">
Tags: ['ДЕЗІНФОРМАЦІЯ РФ', 'НАРАТИВИ РФ', 'ПРОПАГАНДА РОСІЙСЬКА', 'ЦЕНТР ПРОТИДІЇ ДЕЗІНФОРМАЦІЇ ПРИ РНБО УКРАЇНИ']</text:p>
      <text:p text:style-name="P4">
Category: News</text:p>
      <!--METADATA-->
      <text:p text:style-name="P4">
<draw:frame draw:style-name="fr1" draw:name="Image41" text:anchor-type="as-char" svg:width="6.9236in" svg:height="6.9236in" draw:z-index="0">
<draw:image xlink:href="../Images/AРМІЯINFORM/2023-06-29T8-00-00-04-00/356652488_280909521124787_2176593185159080785_n.jpg" xlink:type="simple" xlink:show="embed" xlink:actuate="onLoad" draw:mime-type="image/jpeg"/>
</draw:frame>
Center for Combating Misinformation at NSDC Ukraine <text:a xlink:type="simple" xlink:href="https://www.facebook.com/photo" text:style-name="Internet_20_link" text:visited-style-name="Visited_20_Internet_20_Link">
informs</text:a>
About the main narrative promoted by the Russian media:</text:p>
      <ul>
        <li>
The statements of Putin's spokesman Dmitry Peskov that during the attempt to rebellion, the whole people and the power block were with a Russian dictator, is a manipulation, as well as words that the rebellion stopped the military of the Russian Federation.</li>
      </ul>
      <text:p text:style-name="P4">
The purpose of such statements is to show the population that their leader has everything under control, and the regime is able to resolve such complex issues.</text:p>
      <text:p text:style-name="P4">
Also, such narratives are moving to strengthen the power of the President of the Russian Federation and his dictatorial regime.</text:p>
      <text:p text:style-name="P4">
News Source: <text:a xlink:type="simple" xlink:href="https://armyinform.com.ua/2023/06/29/czentr-protydiyi-dezinformacziyi-povidomlyaye-pro-osnovnyj-naratyv-shho-prosuvayut-rosijski-zmi/" text:style-name="Internet_20_link" text:visited-style-name="Visited_20_Internet_20_Link">
https://armyinform.com.ua/2023/06/29/czentr-protydiyi-dezinformacziyi-povidomlyaye-pro-osnovnyj-naratyv-shho-prosuvayut-rosijski-zmi/</text:a>
</text:p>
      <!--NEWS-->
      <text:h text:style-name="P10" text:outline-level="1">
<text:span text:style-name="T4">
Ukraine received $ 1.2 billion in US and Finland</text:span>
</text:h>
      <text:p text:style-name="P4">
Author: ['АРМІЯINFORM']</text:p>
      <text:p text:style-name="P4">
Time: 2023-06-29T98:00:00-04:00</text:p>
      <text:p text:style-name="P4">
Description: Minfin Zaleduchi, 1.215 billion US dularys of grant fіnannuvannya vid Spocules of stat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ukrainian-american-money-pile-banknots-49441130.webp" text:style-name="Internet_20_link" text:visited-style-name="Visited_20_Internet_20_Link">
ukrainian-american-money-pile-banknots-49441130.webp</text:a>
']</text:p>
      <text:p text:style-name="P4">
Tags: ['ГРАНТОВА ДОПОМОГА', 'МІНФІН', 'США', 'ФІНЛЯНДІЯ']</text:p>
      <text:p text:style-name="P4">
Category: News</text:p>
      <!--METADATA-->
      <text:p text:style-name="P4">
<draw:frame draw:style-name="fr1" draw:name="Image42" text:anchor-type="as-char" svg:width="6.9236in" svg:height="4.621503in" draw:z-index="0">
<draw:image xlink:href="../ConvertedIMGs/AРМІЯINFORM/2023-06-29T98-00-00-04-00/ukrainian-american-money-pile-banknots-49441130.png" xlink:type="simple" xlink:show="embed" xlink:actuate="onLoad" draw:mime-type="image/png"/>
</draw:frame>
The Ministry of Finance attracted $ 1.215 billion in grant funding from the United States of America and the Finland Republic.</text:p>
      <text:p text:style-name="P4">
About it <text:a xlink:type="simple" xlink:href="https://www.kmu.gov.ua/news/minfin-zaluchyv-1215-mlrd-dolariv-ssha-hrantovoho-finansuvannia-vid-spoluchenykh-shtativ-ameryky-ta-finliandskoi-respubliky#:~:text=%D0%A1%D1%8C%D0%BE%D0%B3%D0%BE%D0%B4%D0%BD%D1%96%20%D0%B4%D0%BE%20%D0%B4%D0%B5%D1%80%D0%B6%D0%B0%D0%B2%D0%BD%D0%BE%D0%B3%D0%BE%20%D0%B1%D1%8E%D0%B4%D0%B6%D0%B5%D1%82%D1%83%20%D0%A3%D0%BA%D1%80%D0%B0%D1%97%D0%BD%D0%B8%20%D0%BD%D0%B0%D0%B4%D1%96%D0%B9%D1%88%D0%BB%D0%B8%20%D0%B3%D1%80%D0%B0%D0%BD%D1%82%D0%BE%D0%B2%D1%96%20%D0%BA%D0%BE%D1%88%D1%82%D0%B8,%D1%82%D0%B0%2015%20%D0%BC%D0%BB%D0%BD%20%D0%B4%D0%BE%D0%BB%D0%B0%D1%80%D1%96%D0%B2%20%D0%A1%D0%A8%D0%90%20%D0%B2%D1%96%D0%B4%20%D0%A4%D1%96%D0%BD%D0%BB%D1%8F%D0%BD%D0%B4%D1%81%D1%8C%D0%BA%D0%BE%D1%97%20%D0%A0%D0%B5%D1%81%D0%BF%D1%83%D0%B1%D0%BB%D1%96%D0%BA%D0%B8." text:style-name="Internet_20_link" text:visited-style-name="Visited_20_Internet_20_Link">
reports</text:a>
Government portal.</text:p>
      <text:p text:style-name="P4">
It is reported that grant funds have been provided as part of the fifth additional financing in the framework(PEACE in Ukraine). Метою проєкту єчасткова компенсація видатків Державного бюджету, зокрема соціальних тагуманітарних, що не пов’язані зі сферою безпеки і оборони.</text:p>
      <text:p text:style-name="P4">
Зазначається, що залучене грантове фінансування буде спрямовано на оплатупраці працівників державних органів та педагогічних працівників, пенсійнихвиплат, а також виплати за окремими програмами державної соціальної допомоги(IDPs, persons with disabilities, low-income families and payment of housing and communal subsidies).</text:p>
      <text:p text:style-name="P4">
«Вдячний Урядам США, Фінляндії та команді Світового банку за плідну співпрацюі вагому підтримку у частині забезпечення гуманітарних та соціальних видатківпід час широкомасштабної війни. Фінансування у формі грантів дозволяє незбільшувати боргове навантаження та сприяє фінансовій стабільності України», —зазначив міністр фінансів України Сергій Марченко.</text:p>
      <text:p text:style-name="P4">
Наразі в Україні впроваджується спільний з Міжнародним банком реконструкції тарозвитку (IBRD)and the International Development Association(Dream)Project “Supporting State Expenditures for Sustainable Public Administration in Ukraine” totaling $ 16.5 billion and EUR 1.4 billion(IBRD loans, loans, grants of the target fund of many donors).</text:p>
      <text:p text:style-name="P4">
News Source: <text:a xlink:type="simple" xlink:href="https://armyinform.com.ua/2023/06/29/ukrayina-otrymala-12-mlrd-grantovyh-koshtiv-vid-ssha-ta-finlyandiyi/" text:style-name="Internet_20_link" text:visited-style-name="Visited_20_Internet_20_Link">
https://armyinform.com.ua/2023/06/29/ukrayina-otrymala-12-mlrd-grantovyh-koshtiv-vid-ssha-ta-finlyandiyi/</text:a>
</text:p>
      <!--NEWS-->
      <text:h text:style-name="P10" text:outline-level="1">
<text:span text:style-name="T4">
The second authorized economic operator - the State Customs Service appeared in Ukraine</text:span>
</text:h>
      <text:p text:style-name="P4">
Authors: Ukrinform (Person)</text:p>
      <text:p text:style-name="P4">
Publisher: Укринформ (Organization)</text:p>
      <text:p text:style-name="P4">
Published Time: 2023-06-30T-10:37:00+03:00</text:p>
      <text:p text:style-name="P4">
Modified Time: 2023-06-30T20:37:00+03:00</text:p>
      <text:p text:style-name="P4">
Description: Epicenter K has received the status of an authorized economic operator (AEE). - Ukrinform.</text:p>
      <text:p text:style-name="P4">
Images: ['<text:a xlink:type="simple" xlink:href="https://static.ukrinform.com/photos/2020_11/thumb_files/630_360_1605169802-760.jpg" text:style-name="Internet_20_link" text:visited-style-name="Visited_20_Internet_20_Link">
630_360_16051...</text:a>
']</text:p>
      <text:p text:style-name="P4">
Tags: ['Мито', 'Транзит', 'Епіцентр', 'Митний кодекс']</text:p>
      <text:p text:style-name="P4">
Type: Article</text:p>
      <!--METADATA-->
      <text:p text:style-name="P4">
<draw:frame draw:style-name="fr1" draw:name="Image43" text:anchor-type="as-char" svg:width="6.9236in" svg:height="3.956343in" draw:z-index="0">
<draw:image xlink:href="../Images/yкринформ/2023-06-30T-10-37-00-03-00/630_360_1605169802-760.jpg" xlink:type="simple" xlink:show="embed" xlink:actuate="onLoad" draw:mime-type="image/jpeg"/>
</draw:frame>
Epicenter K has received the status of an authorized economic operator(Aeo).</text:p>
      <text:p text:style-name="P4">
Як передає Укрінформ, про це повідомляє Держмитслужба у <text:a xlink:type="simple" xlink:href="https://www.facebook.com/UkraineCustoms/posts/pfbid02Egv4SeD1kPkbbrjz8gsvG4AWM9UPbHUSXSWPFzspqb38KSHvatAYr9bcJc3FrQR3l" text:style-name="Internet_20_link" text:visited-style-name="Visited_20_Internet_20_Link">
 Фейсбуці.</text:a>
"Epicenter K is the second enterprise in Ukraine, which has received the status of authorized economic operator," - the message reads.</text:p>
      <text:p text:style-name="P4">
The State Customs Service states that the existence of AEO status gives the enterprise the priority and faster access to the simplification provided for by the Customs Code of Ukraine, and the Convention on the Joint Procedure <text:a xlink:type="simple" xlink:href="https://www.ukrinform.ua/tag-tranzit" text:style-name="Internet_20_link" text:visited-style-name="Visited_20_Internet_20_Link">
Transit</text:a>
.</text:p>
      <text:p text:style-name="P4">
From now on, the company has several advantages, in particular, the execution of customs formalities for goods in a primary order, reducing the automated system of risk management of the forms and volumes of customs control over the goods of the enterprise.</text:p>
      <text:p text:style-name="P4">
<text:span text:style-name="T4">
 Read also: </text:span>
 [the government has approved amendments to the Customs Code to simplify the transfer(https://www.ukrinform.ua/rubric-society/3723712-urad-shvaliv-zmini-do-mitnogo-kodeksu-sodo-sprosenna-peremisenna-vantaziv-zsu.html)The State Customs Service draws the attention of enterprises that plan to obtain authorization AAEO, which in October 2022 amended the Customs Code of Ukraine, which is a matter of fact: restrictions on enterprises that can claim statuso, depending on their role in the international supply chain, excluded sedimentation. The term of carrying out the customs authorities of conformity of the enterprise, as well as the number of simultaneously submitted applications for the provision of authorization, which may be considered in the customs authorities. The possibility of taking into account the purpose of assessment of compliance in the enterprise of authorization is also significantly reduced for the purpose of assessment of the enterprise and significantly reduced for the period of action of martial laws of solvency and solvency liquidity.</text:p>
      <text:p text:style-name="P4">
Currently, there are 14 applications of the AEE authorization at different stages of the State Customs Service.</text:p>
      <text:p text:style-name="P4">
<text:span text:style-name="T4">
 Read also: </text:span>
 <text:a xlink:type="simple" xlink:href="https://www.ukrinform.ua/rubric-economy/3710483-tovaroobig-nablizivsa-do-34-milardiv-z-akimi-krainami-i-cim-torgue-ukraina.html" text:style-name="Internet_20_link" text:visited-style-name="Visited_20_Internet_20_Link">
<text:span text:style-name="T4">
 turnover </text:span>
 approached $ 34 billion: with which Ukrainians and what Ukraine is trading</text:a>
</text:p>
      <text:p text:style-name="P4">
As it was reported, in March 2021, the first enterprise to receive AEE authored, was the public joint -stock company "Jay International"(Kremenchuk).</text:p>
      <text:p text:style-name="P4">
News Source: <text:a xlink:type="simple" xlink:href="https://www.ukrinform.ua/rubric-economy/3729984-v-ukraini-zavivsa-drugij-avtorizovanij-ekonomicnij-operator-derzmitsluzba.html" text:style-name="Internet_20_link" text:visited-style-name="Visited_20_Internet_20_Link">
https://www.ukrinform.ua/rubric-economy/3729984-v-ukraini-zavivsa-drugij-avtorizovanij-ekonomicnij-operator-derzmitsluzba.html</text:a>
</text:p>
      <!--NEWS-->
      <text:h text:style-name="P10" text:outline-level="1">
<text:span text:style-name="T4">
JSC Marinka Directio Rusian of the Army Shelled Neoelsk, Alexandropil, Krasnogorivka, Marinka, ...</text:span>
</text:h>
      <text:p text:style-name="P4">
Authors: liveuamap (Language: en)</text:p>
      <text:p text:style-name="P4">
Time: 2023-06-30T-11:09:00</text:p>
      <text:p text:style-name="P4">
Location: Donets'ka oblast (Latitude:48.05812000 Longtitude:37.57822000)</text:p>
      <text:p text:style-name="P4">
Videos: []</text:p>
      <text:p text:style-name="P4">
Images: []</text:p>
      <text:p text:style-name="P4">
Tags: ["Russia"]</text:p>
      <text:p text:style-name="P4">
Id: 22572701</text:p>
      <!--METADATA-->
      <text:p text:style-name="P4">
At Maryinka direction Russian army shelled Nevelske, Oleksandropil,Krasnohorivka, Maryinka, Pobyeda and Paraskoviyivka of Donetsk region. Russianaviation conducted airstrikes at Krasnohorivka and Nevelske, - General Staffof Armed Forces of Ukraine says in the morning report</text:p>
      <text:p text:style-name="P4">
News Collection Link: <text:a xlink:type="simple" xlink:href="https:\/\/liveuamap.com\/en\/2023\/30-june-at-maryinka-direction-russian-army-shelled-nevelske" text:style-name="Internet_20_link" text:visited-style-name="Visited_20_Internet_20_Link">
https:\/\/liveuamap.com\/en\/2023\/30-june-at-maryinka-direction-russian-army-shelled-nevelske</text:a>
</text:p>
      <text:p text:style-name="P4">
News Source: <text:a xlink:type="simple" xlink:href="https://t.me/lumsrc/5232" text:style-name="Internet_20_link" text:visited-style-name="Visited_20_Internet_20_Link">
https://t.me/lumsrc/5232</text:a>
</text:p>
      <!--NEWS-->
      <text:h text:style-name="P10" text:outline-level="1">
<text:span text:style-name="T4">
JSC Shakhtar Directio Rusian of the Army Shelled Novomikhailivka, Wondering, Village, Golden ...</text:span>
</text:h>
      <text:p text:style-name="P4">
Authors: liveuamap (Language: en)</text:p>
      <text:p text:style-name="P4">
Time: 2023-06-30T-13:09:00</text:p>
      <text:p text:style-name="P4">
Location: Zaporizhzhia (Latitude:47.78769 Longtitude:36.69432)</text:p>
      <text:p text:style-name="P4">
Videos: []</text:p>
      <text:p text:style-name="P4">
Images: []</text:p>
      <text:p text:style-name="P4">
Tags: ["Russia"]</text:p>
      <text:p text:style-name="P4">
Id: 22572700</text:p>
      <!--METADATA-->
      <text:p text:style-name="P4">
At Shakhtarske direction Russian army shelled Novomykhaylivka, Prechystivka,Vuhledar, Zolota Nyva and Blahodatne of Donetsk region. Russian aviationconducted airstrikes at Vuhledar, Zolota Nyva, Makarivka and Rivnopil ofDonetsk region, - General Staff of Armed Forces of Ukraine says in the morningreport</text:p>
      <text:p text:style-name="P4">
News Collection Link: <text:a xlink:type="simple" xlink:href="https:\/\/liveuamap.com\/en\/2023\/30-june-at-shakhtarske-direction-russian-army-shelled-novomykhaylivka" text:style-name="Internet_20_link" text:visited-style-name="Visited_20_Internet_20_Link">
https:\/\/liveuamap.com\/en\/2023\/30-june-at-shakhtarske-direction-russian-army-shelled-novomykhaylivka</text:a>
</text:p>
      <text:p text:style-name="P4">
News Source: <text:a xlink:type="simple" xlink:href="https://t.me/lumsrc/5233" text:style-name="Internet_20_link" text:visited-style-name="Visited_20_Internet_20_Link">
https://t.me/lumsrc/5233</text:a>
</text:p>
      <!--NEWS-->
      <text:h text:style-name="P10" text:outline-level="1">
<text:span text:style-name="T4">
France is suspended by buses and trams through mass riots</text:span>
</text:h>
      <text:p text:style-name="P4">
Authors: Ukrinform (Person)</text:p>
      <text:p text:style-name="P4">
Publisher: Укринформ (Organization)</text:p>
      <text:p text:style-name="P4">
Published Time: 2023-06-30T-13:46:00+03:00</text:p>
      <text:p text:style-name="P4">
Modified Time: 2023-06-30T18:46:00+03:00</text:p>
      <text:p text:style-name="P4">
Description: The France government has suspended all bus and tram transportation due to riots that broke out in the country after the murder of a teenager's police. - Ukrinform.</text:p>
      <text:p text:style-name="P4">
Images: ['<text:a xlink:type="simple" xlink:href="https://static.ukrinform.com/photos/2023_06/thumb_files/630_360_1688127796-842.jpg" text:style-name="Internet_20_link" text:visited-style-name="Visited_20_Internet_20_Link">
630_360_16881...</text:a>
']</text:p>
      <text:p text:style-name="P4">
Tags: ['Франція', 'Протест', 'Транспорт']</text:p>
      <text:p text:style-name="P4">
Type: Article</text:p>
      <!--METADATA-->
      <text:p text:style-name="P4">
<draw:frame draw:style-name="fr1" draw:name="Image44" text:anchor-type="as-char" svg:width="6.9236in" svg:height="3.956343in" draw:z-index="0">
<draw:image xlink:href="../Images/yкринформ/2023-06-30T-13-46-00-03-00/630_360_1688127796-842.jpg" xlink:type="simple" xlink:show="embed" xlink:actuate="onLoad" draw:mime-type="image/jpeg"/>
</draw:frame>
Government pauses all bus and tram transportation due to riots that have packed in the country after the murder of a teenager's police.</text:p>
      <text:p text:style-name="P4">
According to Ukrinform, it reports <text:a xlink:type="simple" xlink:href="https://news.sky.com/story/france-suspends-all-bus-and-tram-services-amid-riots-over-police-shooting-12912490" text:style-name="Internet_20_link" text:visited-style-name="Visited_20_Internet_20_Link">
Sky News.</text:a>
Demonstrators in France have been going on the street for three days in a row, setting fires, throwing stones and fires.</text:p>
      <text:p text:style-name="P4">
President Emmanuel Macron urged parents to leave teenagers at home to rest the riots in French cities.</text:p>
      <text:p text:style-name="P4">
On Thursday, 40,000 police officers were involved in order to protect the order, almost four times more than it was mobilized on Wednesday.</text:p>
      <text:p text:style-name="P4">
<text:span text:style-name="T4">
 Read also: </text:span>
 <text:a xlink:type="simple" xlink:href="https://www.ukrinform.ua/rubric-world/3729392-zavorusenna-cerez-vbivstvo-pidlitka-u-francii-mobilizuut-40-tisac-policejskih.html" text:style-name="Internet_20_link" text:visited-style-name="Visited_20_Internet_20_Link">
<text:span text:style-name="T4">
 riots </text:span>
 <text:span text:style-name="T4">
 </text:span>
 <text:span text:style-name="T4">
 </text:span>
 murder <text:span text:style-name="T4">
 </text:span>
 teenage <text:span text:style-name="T4">
: in </text:span>
 France <text:span text:style-name="T4">
 </text:span>
 <text:span text:style-name="T4">
 mobilize </text:span>
 40 <text:span text:style-name="T4">
 thousand </text:span>
 thousand <text:span text:style-name="T4">
 </text:span>
 police ** *</text:a>
Meanwhile, a police officer who shot a teenager apologized to a family of a gunman.</text:p>
      <text:p text:style-name="P4">
His lawyer Laurent Frank Licenard said: “He is depressed, he is not getting in the morning to go to kill people. He did not want to kill him. "</text:p>
      <text:p text:style-name="P4">
As reported by Ukrinform, on June 27 in France there were protests and riots after the police shot a 17-year-old boy who did not stop the police officer. <text:a xlink:type="simple" xlink:href="https://www.ukrinform.ua/rubric-world/3729840-suticki-u-francii-poraneni-249-policejskih-zatrimani-ponad-870-osib.html" text:style-name="Internet_20_link" text:visited-style-name="Visited_20_Internet_20_Link">
The number of detainees during riots increased to 875. </text:a>
Photo: Getty images</text:p>
      <text:p text:style-name="P4">
News Source: <text:a xlink:type="simple" xlink:href="https://www.ukrinform.ua/rubric-world/3729937-u-francii-prizupinaut-ruh-avtobusiv-i-tramvaiv-cerez-masovi-zavorusenna.html" text:style-name="Internet_20_link" text:visited-style-name="Visited_20_Internet_20_Link">
https://www.ukrinform.ua/rubric-world/3729937-u-francii-prizupinaut-ruh-avtobusiv-i-tramvaiv-cerez-masovi-zavorusenna.html</text:a>
</text:p>
      <!--NEWS-->
      <text:h text:style-name="P10" text:outline-level="1">
<text:span text:style-name="T4">
Crimean political prisoners Esipenko and Danilovich became members of the NSU</text:span>
</text:h>
      <text:p text:style-name="P4">
Authors: Ukrinform (Person)</text:p>
      <text:p text:style-name="P4">
Publisher: Укринформ (Organization)</text:p>
      <text:p text:style-name="P4">
Published Time: 2023-06-30T-14:03:00+03:00</text:p>
      <text:p text:style-name="P4">
Modified Time: 2023-06-30T18:03:00+03:00</text:p>
      <text:p text:style-name="P4">
Description: Vladislav Esipenko and Irina Danilovich were illegally convicted of the temporarily occupied Crimea, Vladislav Esipenko and Irina Danilovich. - Ukrinform.</text:p>
      <text:p text:style-name="P4">
Images: ['<text:a xlink:type="simple" xlink:href="https://static.ukrinform.com/photos/2017_01/thumb_files/630_360_1485180517-5865.jpg" text:style-name="Internet_20_link" text:visited-style-name="Visited_20_Internet_20_Link">
630_360_14851...</text:a>
']</text:p>
      <text:p text:style-name="P4">
Tags: ['Крим', 'НСЖУ', "Політв'язні Кремля", 'Журналіст', 'Ірина Данилович']</text:p>
      <text:p text:style-name="P4">
Type: Article</text:p>
      <!--METADATA-->
      <text:p text:style-name="P4">
<draw:frame draw:style-name="fr1" draw:name="Image45" text:anchor-type="as-char" svg:width="6.9236in" svg:height="3.956343in" draw:z-index="0">
<draw:image xlink:href="../Images/yкринформ/2023-06-30T-14-03-00-03-00/630_360_1485180517-5865.jpg" xlink:type="simple" xlink:show="embed" xlink:actuate="onLoad" draw:mime-type="image/jpeg"/>
</draw:frame>
Vladislav Esipenko, who were illegally convicted of temporarily occupied Crimea(NSU).</text:p>
      <text:p text:style-name="P4">
Про це повідомив голова НСЖУ Сергій Томіленко у <text:a xlink:type="simple" xlink:href="https://www.facebook.com/100002246203824/posts/pfbid0BMwcVkVQkcTW3bYdZQWzQmLs5jS8R7WmRpMr4eJ7SREcM2scV7XQZE4frucuC8Pjl/" text:style-name="Internet_20_link" text:visited-style-name="Visited_20_Internet_20_Link">
 Фейсбуці</text:a>
, reports Ukrinform.</text:p>
      <text:p text:style-name="P4">
"Frilatesers of the Radio Liberty Project" Crimea.Realia "Vladislav Esipenko and Irinudanilovich accepted the Kyiv regional organization of the National Union of Journalists of Ukraine on the initiative of the NSFU leadership and with the assistance of ZMINA. Human Rights Center, ”the message reads.</text:p>
      <text:p text:style-name="P4">
It is noted that the Union supports people who, risking their own freedom, defend the freedom of speech in the temporarily occupied <text:a xlink:type="simple" xlink:href="https://www.ukrinform.ua/tag-krim" text:style-name="Internet_20_link" text:visited-style-name="Visited_20_Internet_20_Link">
Crimea</text:a>
But they exercise the right of Crimeans to know everything.</text:p>
      <text:p text:style-name="P4">
“Despite the temporary imprisonment of our colleagues, we believe that they will come to freedom, that they will not betray their ideals, and therefore their members in our union will support them morally and strengthen their spirit. In addition, having joined the ranks of our union, they will also be under the protection of the International Federation of Journalists, and this will help them and us to strengthen the basis of the word in the Crimea and more fully realize this inalienable condition of democracy, ”Tomilenko wrote.</text:p>
      <text:p text:style-name="P4">
<text:span text:style-name="T4">
 Read also: </text:span>
 <text:a xlink:type="simple" xlink:href="https://www.ukrinform.ua/rubric-crimea/3729325-sud-u-krimu-skorotiv-na-misac-termin-pokaranna-polituvaznenij-danilovic.html" text:style-name="Internet_20_link" text:visited-style-name="Visited_20_Internet_20_Link">
"<text:span text:style-name="T4">
 court </text:span>
" in <text:span text:style-name="T4">
 Crimea </text:span>
 <text:span text:style-name="T4">
 reduced </text:span>
 by <text:span text:style-name="T4">
 month </text:span>
<text:span text:style-name="T5">
 </text:span>
<text:span text:style-name="T4">
 term </text:span>
 <text:span text:style-name="T4">
 Punishment </text:span>
 <text:span text:style-name="T4">
 </text:span>
 Flight <text:span text:style-name="T4">
 '</text:span>
' <text:span text:style-name="T4">
 ugly </text:span>
 <text:span text:style-name="T4">
 Danilovich </text:span>
</text:a>
According to Ukrinform, the Russian security forces detained Esipenko in March 2021, saying that they found a hand grenade and a passion in his car. In 2022, the so -called Simferopol District Court illegally condemned up to six years in prison in the colony of the general regime and fined 110,000 Russian rubles. Subsequently, the "court" reduced the term of imprisonment of Esipencus six to five years.</text:p>
      <text:p text:style-name="P4">
Civic journalist Irina Danilovich was detained on April 29, 2022 from Koktebel to Theodosius, when she went from work. In December 2022, she was "sentenced" to 7 years in a colony of a general regime and a fine of 50 thousand. rubles for the alleged wearing of an explosive device.</text:p>
      <text:p text:style-name="P4">
News Source: <text:a xlink:type="simple" xlink:href="https://www.ukrinform.ua/rubric-crimea/3729917-krimski-politvazni-esipenko-ta-danilovic-stali-clenami-nszu.html" text:style-name="Internet_20_link" text:visited-style-name="Visited_20_Internet_20_Link">
https://www.ukrinform.ua/rubric-crimea/3729917-krimski-politvazni-esipenko-ta-danilovic-stali-clenami-nszu.html</text:a>
</text:p>
      <!--NEWS-->
      <text:h text:style-name="P10" text:outline-level="1">
<text:span text:style-name="T4">
In the Tavriysk direction we burn the enemy, the Russians lost almost three company - Tarnavsky</text:span>
</text:h>
      <text:p text:style-name="P4">
Authors: Ukrinform (Person)</text:p>
      <text:p text:style-name="P4">
Publisher: Укринформ (Organization)</text:p>
      <text:p text:style-name="P4">
Published Time: 2023-06-30T-16:40:00+03:00</text:p>
      <text:p text:style-name="P4">
Modified Time: 2023-06-30T17:40:00+03:00</text:p>
      <text:p text:style-name="P4">
Description: In the Tavriysk direction, Russian troops lost almost three companies killed and wounded, and 13 units of military equipment were destroyed. - Ukrinform.</text:p>
      <text:p text:style-name="P4">
Images: ['<text:a xlink:type="simple" xlink:href="https://static.ukrinform.com/photos/2023_06/thumb_files/630_360_1687365449-632.jpg" text:style-name="Internet_20_link" text:visited-style-name="Visited_20_Internet_20_Link">
630_360_16873...</text:a>
']</text:p>
      <text:p text:style-name="P4">
Tags: ['ЗСУ', 'Військові навчання', 'Війна з Росією']</text:p>
      <text:p text:style-name="P4">
Type: Article</text:p>
      <!--METADATA-->
      <text:p text:style-name="P4">
<draw:frame draw:style-name="fr1" draw:name="Image47" text:anchor-type="as-char" svg:width="6.9236in" svg:height="3.956343in" draw:z-index="0">
<draw:image xlink:href="../Images/yкринформ/2023-06-30T-16-40-00-03-00/630_360_1687365449-632.jpg" xlink:type="simple" xlink:show="embed" xlink:actuate="onLoad" draw:mime-type="image/jpeg"/>
</draw:frame>
The Russian troops lost three companies killed and wounded in the day, and 13 units of military equipment were destroyed.</text:p>
      <text:p text:style-name="P4">
According to Ukrinform, General Oleksandr Tarnavsky, the commander of the operational-strategic group "Tavriya", said in <text:a xlink:type="simple" xlink:href="https://t.me/otarnavskiy/141" text:style-name="Internet_20_link" text:visited-style-name="Visited_20_Internet_20_Link">
telegram.</text:a>
“Our <text:a xlink:type="simple" xlink:href="https://www.ukrinform.ua/tag-armia" text:style-name="Internet_20_link" text:visited-style-name="Visited_20_Internet_20_Link">
army</text:a>
systematically knocks the enemy and burns his position, ”Tarnavsky said.</text:p>
      <text:p text:style-name="P4">
According to him, the units of rocket troops and artillery forces of defense have completed 1130 fire tasks.</text:p>
      <text:p text:style-name="P4">
<text:span text:style-name="T4">
 Read also: </text:span>
 [the enemy made two aircraft in Bakhmut, a total(https://www.ukrinform.ua/rubric-ato/3729824-vorog-zdijsniv-dva-avianaloti-na-bahmutskomu-napramku-zagalom-za-dobu-10-boezitknen.html)"In the last day, the loss of the enemy was killed and wounded by almost three mouths. 13 units of OWT were removed," Tarnavsky informed.</text:p>
      <text:p text:style-name="P4">
In particular, 2 tanks, 3 BBM, 2 BM-21 "Grad", 2C5 "Hyacinth-C", UAV "SuperCam" and more were destroyed.</text:p>
      <text:p text:style-name="P4">
As reported by Ukrinform, the defense forces from February 24, 2022 to June 30, 2023 <text:a xlink:type="simple" xlink:href="https://www.ukrinform.ua/rubric-ato/3729607-sili-oboroni-likviduvali-vze-228-tisac-340-rosian.html" text:style-name="Internet_20_link" text:visited-style-name="Visited_20_Internet_20_Link">
eliminated about 228 thousand 340 Russian invaders</text:a>
, and another 560 people - over the past day.</text:p>
      <text:p text:style-name="P4">
News Source: <text:a xlink:type="simple" xlink:href="https://www.ukrinform.ua/rubric-ato/3729906-na-tavrijskomu-napramku-za-dobu-rosiani-vtratili-majze-tri-roti-tarnavskij.html" text:style-name="Internet_20_link" text:visited-style-name="Visited_20_Internet_20_Link">
https://www.ukrinform.ua/rubric-ato/3729906-na-tavrijskomu-napramku-za-dobu-rosiani-vtratili-majze-tri-roti-tarnavskij.html</text:a>
</text:p>
      <!--NEWS-->
      <text:h text:style-name="P10" text:outline-level="1">
<text:span text:style-name="T4">
Russian liberals in the West pose a greater threat than Putin - Ahmed Navaev</text:span>
</text:h>
      <text:p text:style-name="P4">
Authors: Ukrinform (Person)</text:p>
      <text:p text:style-name="P4">
Publisher: Укринформ (Organization)</text:p>
      <text:p text:style-name="P4">
Published Time: 2023-06-30T-17:02:00+03:00</text:p>
      <text:p text:style-name="P4">
Modified Time: 2023-06-30T17:02:00+03:00</text:p>
      <text:p text:style-name="P4">
Description: The so -called Russian liberal oppositionists who are in the West pose a greater threat than Russian President Vladimir Putin, because their statements about the potential threats of the country's collapse disorient the Western community and actually seek to preserve the Russian Empire. - Ukrinform.</text:p>
      <text:p text:style-name="P4">
Images: ['<text:a xlink:type="simple" xlink:href="https://static.ukrinform.com/photos/2023_06/thumb_files/630_360_1688134163-447.jpg" text:style-name="Internet_20_link" text:visited-style-name="Visited_20_Internet_20_Link">
630_360_16881...</text:a>
']</text:p>
      <text:p text:style-name="P4">
Tags: ['Чечня', 'Путін', 'Росія']</text:p>
      <text:p text:style-name="P4">
Type: Article</text:p>
      <!--METADATA-->
      <text:p text:style-name="P4">
<draw:frame draw:style-name="fr1" draw:name="Image48" text:anchor-type="as-char" svg:width="6.9236in" svg:height="3.956343in" draw:z-index="0">
<draw:image xlink:href="../Images/yкринформ/2023-06-30T-17-02-00-03-00/630_360_1688134163-447.jpg" xlink:type="simple" xlink:show="embed" xlink:actuate="onLoad" draw:mime-type="image/jpeg"/>
</draw:frame>
The so -Russian liberal opposition, who are in the West, pose a greater threat than Russian President Vladimir Putin, because with their statements the proposal threats of the country's collapse disorient the Western community in fact seek to preserve the Russian Empire.</text:p>
      <text:p text:style-name="P4">
This was stated by the Prime Minister of the Chechen Republic of the Republic of Ichkera in Vykhniahmed Nakaev at a press conference in Ukrinform on the topic: "Decolonization of the Tami-webage of a post-Russian space: the crisis of relations of the imperial metropolis of the Tarlya colonial."</text:p>
      <text:p text:style-name="P4">
"For the most part, all the so -called Russian liberal opposition, who are currently in the West today, pose a greater threat than Putin and his system, because in relation to Putin and his system the world realized who they are. Russian Federation, then ethnic cleanses and civil wars between its entities will begin, and in order to prevent the spread of nuclear and chemical weapons, it is necessary to replace Putin with Russia as an empire, pouring water on the mill of the Putin system, "said Zakayev.</text:p>
      <text:p text:style-name="P4">
He predicted that the so -called Russian oppositionists will never come in Russia, "how much money they would not be spent today and what were not convened for the Bressure International Forums."</text:p>
      <text:p text:style-name="P4">
"The money they pay today to Western lobbyists for promoting their interests is money earned on Chechen blood. When the Chechen Person was killed, they shared businesses and earned money. Using this money, they want to preserve the empire now. They are empire they do not have democrats. They disorient the Western community to develop uncertainty about the need for dismantling <text:a xlink:type="simple" xlink:href="https://www.ukrinform.ua/tag-rosia" text:style-name="Internet_20_link" text:visited-style-name="Visited_20_Internet_20_Link">
Russia</text:a>
as an empire, " - the Prime Minister of the Government of the Chechen Republic Ichkera.</text:p>
      <text:p text:style-name="P4">
<text:span text:style-name="T4">
 Read also: </text:span>
 <text:a xlink:type="simple" xlink:href="https://www.ukrinform.ua/rubric-world/3729864-prezidentka-gruzii-zaavila-pro-nebezpeku-cerez-rosian-aki-vtekli-vid-mobilizacii.html" text:style-name="Internet_20_link" text:visited-style-name="Visited_20_Internet_20_Link">
President of Georgia has stated danger through Russians who have escaped from mobilization</text:a>
He also called all the conversations about potential conflicts by the inter -cutting Caucasian peoples of Russia.In turn, the representative of "Sozda of People's Deputies" of the Russian Federation Alexei Baranovsky Dodaloda that "there is no Russian liberal opposition, are Russian immigrants who live in Europe."</text:p>
      <text:p text:style-name="P4">
"There is only one opposition - armed, it is the" Legion of Freedom of Russia ". It is a true assignment. And there is a" Sozd People's Deputies "as a political wing It is not necessary to pay a lot of attention to the events that Russian emigrants drawn somewhere in Europe. They are not players in this situation, "Baranovsky said.</text:p>
      <text:p text:style-name="P4">
As it was reported, the Russian oppositionist in emigration, Mikhail Khodorkovsky, during an attempt by the military rebellion of PEC "Wagner" called on people in Russia to come out the street.</text:p>
      <text:p text:style-name="P4">
News Source: <text:a xlink:type="simple" xlink:href="https://www.ukrinform.ua/rubric-world/3729884-rosijski-liberali-na-zahodi-stanovlat-bilsu-zagrozu-aniz-putin-ahmed-zakaev.html" text:style-name="Internet_20_link" text:visited-style-name="Visited_20_Internet_20_Link">
https://www.ukrinform.ua/rubric-world/3729884-rosijski-liberali-na-zahodi-stanovlat-bilsu-zagrozu-aniz-putin-ahmed-zakaev.html</text:a>
</text:p>
      <!--NEWS-->
      <text:h text:style-name="P10" text:outline-level="1">
<text:span text:style-name="T4">
During the presidency of Sweden in the EU managed to unite Europe in support of Ukraine - Ursula von der Lyen</text:span>
</text:h>
      <text:p text:style-name="P4">
Authors: Ukrinform (Person)</text:p>
      <text:p text:style-name="P4">
Publisher: Укринформ (Organization)</text:p>
      <text:p text:style-name="P4">
Published Time: 2023-06-30T-1:33:00+03:00</text:p>
      <text:p text:style-name="P4">
Modified Time: 2023-06-30T21:33:00+03:00</text:p>
      <text:p text:style-name="P4">
Description: Ursula von Der Lyen thanked Sweden for the "very successful" presidency in the EU, the term of which is coming to an end today, and noted the role of this country in ensuring the unity of efforts to support Ukraine in the fight against Russian aggression. - Ukrinform.</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Швеція', 'Фон дер Ляєн', 'Війна з Росією']</text:p>
      <text:p text:style-name="P4">
Type: Article</text:p>
      <!--METADATA-->
      <text:p text:style-name="P4">
<draw:frame draw:style-name="fr1" draw:name="Image50" text:anchor-type="as-char" svg:width="6.9236in" svg:height="3.956343in" draw:z-index="0">
<draw:image xlink:href="../Images/yкринформ/2023-06-30T-1-33-00-03-00/630_360_1685526282-448.jpg" xlink:type="simple" xlink:show="embed" xlink:actuate="onLoad" draw:mime-type="image/jpeg"/>
</draw:frame>
Ursula Lyen's fountain thanked Sweden for the "very successful" EU presidency, the term of which the end of the end today, and noted the role of this country in ensuring the unity of support for Ukraine in the fight against Russian aggression.</text:p>
      <text:p text:style-name="P4">
The leader of the European Commission stated this in Brussels during a press conference with the suside of a two -day meeting of the European Council, the latter for the Swedish chairman in the EU, reports Ukrinform correspondent.</text:p>
      <text:p text:style-name="P4">
“During your presidency, it was possible to form a strong unity of Europe with Ukraine. We saw during the weekend attempts by the Wagner Group and the obvious cracks in the Putin system. It is now time to have a double -level support for Ukraine, and this has been manifested in the discussion of many topics, for example, from a military point of view, at the initiative of your presidency, ”Ursula von Der Lyen was, when he addressed the Prime Minister of Sweden, Ulfacisterrson.</text:p>
      <text:p text:style-name="P4">
She recalled that during the Swedish presidency of the EU country, it agreed to use 2 billion euros from the European Peace Fund commissioned for Ukraine. According to the President of the European Commission, Ukraine has already stored more than 220 thousand shells and more than 2000 missiles. Thus, it is advisable to move to a certain goal: to put 1 millionaire shells in Ukraine over the next 12 months.</text:p>
      <text:p text:style-name="P4">
<text:span text:style-name="T4">
 Read also: </text:span>
 <text:a xlink:type="simple" xlink:href="https://www.ukrinform.ua/rubric-ato/3729974-ukraina-posilit-spivpracu-z-miznarodnimi-partnerami-sodo-artilerijskih-snaradiv-zelenskij.html" text:style-name="Internet_20_link" text:visited-style-name="Visited_20_Internet_20_Link">
Ukraine will strengthen cooperation with international partners about artillery <text:span text:style-name="T4">
 projectiles </text:span>
 - Zelensky</text:a>
“By the end of the year we had to provide training for 30,000 Ukrainian servicemen. We have already reached 24 thousand, so we are exacerbating the pace of achievement of the goal, in particular, thanks to a helpful presidency, ”von Der Lyen said.</text:p>
      <text:p text:style-name="P4">
According to her, from a financial point of view, for almost 500 days of war, the EU and its members provided assistance to Ukraine in the amount of more than 70 million euros. Last week, the European Commission transferred 9 million euros from a total macro -financial assistance package of 18 billion euros, designed for 2023.</text:p>
      <text:p text:style-name="P4">
Last week, the EU approved the 11th Package of Sanctions against Russia, aimed mainly at eliminating weaknesses and combating the sanction against the aggressor country.*!(https://www.ukrinform.ua/rubric-ato/3729925-es-aktivno-obgovoruvatime-garantii-bezpeki-dla-ukraini-vprodovz-nastupnih-tizniv-fon-der-laen.html)“We were very successful during your presidency in eliminating one preference for our competitiveness. It is about prices of nanergy. Wholesale electricity prices are now 80% lower than during the prices in August last year. Gas prices - 90% are lower. It is a collective European achievement, but it required many well -coordinated people, ”the President of the European Commission emphasized.</text:p>
      <text:p text:style-name="P4">
It was reported that on June 29-30, the EU Summit took place in Brussels. The leaders of the countries of the European Union have considered, in particular, the situation in Ukraine and confirmed the non -assertive determination to continue to support our state in the fight against anti -Russian aggression as long as it will be necessary, which provides for the provision of political, economic, financial, military and humanitarian assistance.</text:p>
      <text:p text:style-name="P4">
Tomorrow, July 1, the EU presidency relay is accepted by Spain.</text:p>
      <text:p text:style-name="P4">
<text:span text:style-name="T5">
Foto: Globalist.it</text:span>
</text:p>
      <text:p text:style-name="P4">
News Source: <text:a xlink:type="simple" xlink:href="https://www.ukrinform.ua/rubric-polytics/3729995-pid-cas-golovuvanna-svecii-v-es-vdalosa-obednati-evropu-v-pidtrimci-ukraini-ursula-fon-der-laen.html" text:style-name="Internet_20_link" text:visited-style-name="Visited_20_Internet_20_Link">
https://www.ukrinform.ua/rubric-polytics/3729995-pid-cas-golovuvanna-svecii-v-es-vdalosa-obednati-evropu-v-pidtrimci-ukraini-ursula-fon-der-laen.html</text:a>
</text:p>
      <!--NEWS-->
      <text:h text:style-name="P10" text:outline-level="1">
<text:span text:style-name="T4">
In Kharkiv region can forcibly evacuate children from five border villages - Synugubov</text:span>
</text:h>
      <text:p text:style-name="P4">
Authors: Ukrinform (Person)</text:p>
      <text:p text:style-name="P4">
Publisher: Укринформ (Organization)</text:p>
      <text:p text:style-name="P4">
Published Time: 2023-06-30T-2:24:00+03:00</text:p>
      <text:p text:style-name="P4">
Modified Time: 2023-06-30T21:24:00+03:00</text:p>
      <text:p text:style-name="P4">
Description: The issue of forced evacuation of children from the five border villages of the Volchansk community in Kharkiv region is considered.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Евакуація', 'Синєгубов', 'Єдині новини']</text:p>
      <text:p text:style-name="P4">
Type: Article</text:p>
      <!--METADATA-->
      <text:p text:style-name="P4">
<draw:frame draw:style-name="fr1" draw:name="Image51" text:anchor-type="as-char" svg:width="6.9236in" svg:height="3.956343in" draw:z-index="0">
<draw:image xlink:href="../Images/yкринформ/2023-06-30T-2-24-00-03-00/630_360_1685537728-468.jpg" xlink:type="simple" xlink:show="embed" xlink:actuate="onLoad" draw:mime-type="image/jpeg"/>
</draw:frame>
The issue of compulsory evacuation of children from the five border community in Kharkiv region is considered.</text:p>
      <text:p text:style-name="P4">
Oleg Synigubov, the head of the Kharkiv Regional Military Administration, said this on the national telephone "Unified News", reported by Ukrinform.</text:p>
      <text:p text:style-name="P4">
“In the Vovchansk direction daily shelling. We already have an appeal from the city's administration for forced <text:a xlink:type="simple" xlink:href="https://www.ukrinform.ua/tag-evakuacia" text:style-name="Internet_20_link" text:visited-style-name="Visited_20_Internet_20_Link">
evacuation</text:a>
children from five settlements that are part of the Volchansk Territorial Community. This appeal is considered and, most likely, it will be accepted, ”Synugubov said.</text:p>
      <text:p text:style-name="P4">
He noted that there are places for placement of families with children in Kharkiv and other areas of the region, safer than the border.</text:p>
      <text:p text:style-name="P4">
<text:span text:style-name="T4">
 Read also: </text:span>
 <text:a xlink:type="simple" xlink:href="https://www.ukrinform.ua/rubric-regions/3729959-diti-z-internatu-na-mikolaivsini-akih-nezakonno-vivezli-do-rf-perebuvaut-u-gruzii.html" text:style-name="Internet_20_link" text:visited-style-name="Visited_20_Internet_20_Link">
children from boarding school at <text:span text:style-name="T4">
 Nikolaev </text:span>
 Shchini, who have been illegal to the Russian Federation, are in Georgia</text:a>
“3.5 thousand places were reserved in Kharkiv in dormitories of higher education institutions. People can live there as much as they need, ” - said Synogubov.</text:p>
      <text:p text:style-name="P4">
It was reported that in Kharkiv region fighting continues in the Kupyansk district, whose settlements have already evacuated all children. Also fired at Izium, Kharkiv, Bogodukhiv, Chuguev districts, in particular Vovchansk, in which there are now about three thousand inhabitants(Digging - nearly 17 thousand).</text:p>
      <text:p text:style-name="P4">
News Source: <text:a xlink:type="simple" xlink:href="https://www.ukrinform.ua/rubric-regions/3729993-na-harkivsini-mozut-primusovo-evakuuvati-ditej-iz-pati-prikordonnih-sil-sinegubov.html" text:style-name="Internet_20_link" text:visited-style-name="Visited_20_Internet_20_Link">
https://www.ukrinform.ua/rubric-regions/3729993-na-harkivsini-mozut-primusovo-evakuuvati-ditej-iz-pati-prikordonnih-sil-sinegubov.html</text:a>
</text:p>
      <!--NEWS-->
      <text:h text:style-name="P10" text:outline-level="1">
<text:span text:style-name="T4">
At Kupiansk direction Russian army shelled Kyslivka and Berestove of Kharkiv region. Russian ...</text:span>
</text:h>
      <text:p text:style-name="P4">
Authors: liveuamap (Language: en)</text:p>
      <text:p text:style-name="P4">
Time: 2023-06-30T-3:09:00</text:p>
      <text:p text:style-name="P4">
Location: Svatove (Latitude:49.54058 Longtitude:37.89167)</text:p>
      <text:p text:style-name="P4">
Videos: []</text:p>
      <text:p text:style-name="P4">
Images: []</text:p>
      <text:p text:style-name="P4">
Tags: ["Russia"]</text:p>
      <text:p text:style-name="P4">
Id: 22572705</text:p>
      <!--METADATA-->
      <text:p text:style-name="P4">
At Kupiansk direction Russian army shelled Kyslivka and Berestove of Kharkivregion. Russian aviation conducted airstrikes at Kyslivka, - General Staff ofArmed Forces of Ukraine says in the morning report</text:p>
      <text:p text:style-name="P4">
News Collection Link: <text:a xlink:type="simple" xlink:href="https:\/\/liveuamap.com\/en\/2023\/30-june-at-kupiansk-direction-russian-army-shelled-kyslivka" text:style-name="Internet_20_link" text:visited-style-name="Visited_20_Internet_20_Link">
https:\/\/liveuamap.com\/en\/2023\/30-june-at-kupiansk-direction-russian-army-shelled-kyslivka</text:a>
</text:p>
      <text:p text:style-name="P4">
News Source: <text:a xlink:type="simple" xlink:href="https://t.me/lumsrc/5228" text:style-name="Internet_20_link" text:visited-style-name="Visited_20_Internet_20_Link">
https://t.me/lumsrc/5228</text:a>
</text:p>
      <!--NEWS-->
      <text:h text:style-name="P10" text:outline-level="1">
<text:span text:style-name="T4">
US against any state to assist Putin in killing Ukrainians-White House</text:span>
</text:h>
      <text:p text:style-name="P4">
Authors: Ukrinform (Person)</text:p>
      <text:p text:style-name="P4">
Publisher: Укринформ (Organization)</text:p>
      <text:p text:style-name="P4">
Published Time: 2023-06-30T-3:16:00+03:00</text:p>
      <text:p text:style-name="P4">
Modified Time: 2023-06-30T21:16:00+03:00</text:p>
      <text:p text:style-name="P4">
Description: The United States continues to defend clearly that neither China nor any other country should contribute to Russia in aggression against Ukraine and help it bypassing sanctions.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Китай', 'Санкції', 'США', 'Білий дім', 'Війна з Росією']</text:p>
      <text:p text:style-name="P4">
Type: Article</text:p>
      <!--METADATA-->
      <text:p text:style-name="P4">
<draw:frame draw:style-name="fr1" draw:name="Image52" text:anchor-type="as-char" svg:width="6.9236in" svg:height="3.956343in" draw:z-index="0">
<draw:image xlink:href="../Images/yкринформ/2023-06-30T-3-16-00-03-00/630_360_1472621188-8020.jpg" xlink:type="simple" xlink:show="embed" xlink:actuate="onLoad" draw:mime-type="image/jpeg"/>
</draw:frame>
The connection continues to defend clearly that neither China nor any other must facilitate Russia in aggression against Ukraine and help it on-law.</text:p>
      <text:p text:style-name="P4">
The Coordinator of the White House National Security Council Jonkirby stated this at a pressing, Ukrinform correspondent reports.</text:p>
      <text:p text:style-name="P4">
“In relation to China, we have clearly stated that we do not want any country to lighten Putin to kill Ukrainians. We do not want any state to maintain the process of bringing it accountable, ”he said.</text:p>
      <text:p text:style-name="P4">
Kirby noted that China makes its own decisions, so the United States clearly detained their position in this matter.</text:p>
      <text:p text:style-name="P4">
"We have very clearly expressed our concern because such countries as Chinese others do not join international sanctions and do not make all possible consciences in order to hold Putin responsible," the US administration said.</text:p>
      <text:p text:style-name="P4">
<text:span text:style-name="T4">
 Read also: </text:span>
 <text:a xlink:type="simple" xlink:href="https://www.ukrinform.ua/rubric-ato/3728079-ssa-vvazaut-so-putin-ne-gotovij-zastosuvati-adernu-zbrou-v-ukraini-ci-deinde.html" text:style-name="Internet_20_link" text:visited-style-name="Visited_20_Internet_20_Link">
USA believe Putin is not ready to use nuclear in Ukraine or anywhere</text:a>
At the same time, he said, the United States believes that “China can potentially play a role in maintaining peaceful settlement(in Ukraine - ed.)through negotiation".</text:p>
      <text:p text:style-name="P4">
In this connection, Kirby called the fact that Xi Jinping had a conversation with Zelensky moistened. "We encourage you to continue this dialogue," the White House representative said.</text:p>
      <text:p text:style-name="P4">
He also positively appreciated the appointment <text:a xlink:type="simple" xlink:href="https://www.ukrinform.ua/tag-kitaj" text:style-name="Internet_20_link" text:visited-style-name="Visited_20_Internet_20_Link">
China</text:a>
Special Representative in Ukraine. "We will be hovering to be frank and open with China regarding the development of in Ukraine and for our part, we will continue to support Ukraine," Baiden's administration added.</text:p>
      <text:p text:style-name="P4">
<text:span text:style-name="T4">
 Read also: </text:span>
 <text:a xlink:type="simple" xlink:href="https://www.ukrinform.ua/rubric-world/3725513-ssa-dokladaut-zusil-abi-rosia-ne-mogla-uhilatisa-vid-sankcij-bilij-dim.html" text:style-name="Internet_20_link" text:visited-style-name="Visited_20_Internet_20_Link">
USA is making efforts to prevent Russia from evasion - <text:span text:style-name="T4">
 White </text:span>
 <text:span text:style-name="T4">
 Home </text:span>
</text:a>
</text:p>
      <text:p text:style-name="P4">
News Source: <text:a xlink:type="simple" xlink:href="https://www.ukrinform.ua/rubric-polytics/3729992-ssa-proti-togo-sob-budaka-derzava-spriala-putinu-u-vbivstvi-ukrainciv-bilij-dim.html" text:style-name="Internet_20_link" text:visited-style-name="Visited_20_Internet_20_Link">
https://www.ukrinform.ua/rubric-polytics/3729992-ssa-proti-togo-sob-budaka-derzava-spriala-putinu-u-vbivstvi-ukrainciv-bilij-dim.html</text:a>
</text:p>
      <!--NEWS-->
      <text:h text:style-name="P10" text:outline-level="1">
<text:span text:style-name="T4">
The people of Ukraine were awarded the German Prize for Peace and Human Rights</text:span>
</text:h>
      <text:p text:style-name="P4">
Authors: Ukrinform (Person)</text:p>
      <text:p text:style-name="P4">
Publisher: Укринформ (Organization)</text:p>
      <text:p text:style-name="P4">
Published Time: 2023-06-30T-4:02:00+03:00</text:p>
      <text:p text:style-name="P4">
Modified Time: 2023-06-30T21:02:00+03:00</text:p>
      <text:p text:style-name="P4">
Description: In Germany, the Leo Kopelev Prize for Peace and Human Rights in 2023 was awarded the whole Ukrainian people. The award will be awarded to the mayor of Kiev Vitaliy Klitschko and his brother Vladimir Klitschko, the paramedic of Yulia "Tyri" by Paevskaya and Kharkiv human rights group. - Ukrinform.</text:p>
      <text:p text:style-name="P4">
Images: ['<text:a xlink:type="simple" xlink:href="https://static.ukrinform.com/photos/2021_12/thumb_files/630_360_1640719116-564.jpg" text:style-name="Internet_20_link" text:visited-style-name="Visited_20_Internet_20_Link">
630_360_16407...</text:a>
']</text:p>
      <text:p text:style-name="P4">
Tags: ['Німеччина', 'Права людини', 'Премія', 'Україна']</text:p>
      <text:p text:style-name="P4">
Type: Article</text:p>
      <!--METADATA-->
      <text:p text:style-name="P4">
<draw:frame draw:style-name="fr1" draw:name="Image53" text:anchor-type="as-char" svg:width="6.9236in" svg:height="3.956343in" draw:z-index="0">
<draw:image xlink:href="../Images/yкринформ/2023-06-30T-4-02-00-03-00/630_360_1640719116-564.jpg" xlink:type="simple" xlink:show="embed" xlink:actuate="onLoad" draw:mime-type="image/jpeg"/>
</draw:frame>
The UNIMECHINA AWARD OF THE LIV KOPLEVA For peace and human rights in 2023 the whole Ukrainian people were awarded. The award will be awarded to the mayor of Kyiv Vitaliy Klitschut his brother Vladimir Klitschko, the paramedic of Yulia Tyri by Paevskaya Tharkiv Human Rights Group.</text:p>
      <text:p text:style-name="P4">
This was reported by the press service of the Leo Kopelev Foundation on Friday, June 30, Ukrinform reports with reference to <text:a xlink:type="simple" xlink:href="https://www.dw.com/uk/premiu-imeni-lva-kopeleva-2023-prisudili-narodu-ukraini/a-66081135" text:style-name="Internet_20_link" text:visited-style-name="Visited_20_Internet_20_Link">
DW</text:a>
.</text:p>
      <text:p text:style-name="P4">
"Lev Kopelev, who was born and raised in the capital of Ukraine in Kyiv, devoted his life to the struggle for peace and human rights. We are convinced that today he was bizardly in defense its own freedom of anti -Russian aggression, " - the message reads.</text:p>
      <text:p text:style-name="P4">
"Brothers Klitschk, multiple boxing champions, fight the Antiputin Army in Ukraine, which, violating all the rules of international law, leads a ruthless against the Ukrainian population," the message reads.</text:p>
      <text:p text:style-name="P4">
<text:span text:style-name="T4">
 Read also: </text:span>
 [rescuers transferred a reward for ** awards(https://www.ukrinform.ua/rubric-society/3722715-ratuvalniki-peredali-vinagorodu-za-premiu-saharova-dla-united24.html)The organizers explained the decision to invite the Prize to Yulia Paevsk. "In Ukraine, Taira is a real folk heroine," the fund said. She, reminiscent of the organizers, helped the wounded and saved the life of Mariupol's siege, filmed events with the help of a breast camera and transmitted the video from international journalists.</text:p>
      <text:p text:style-name="P4">
Meanwhile, the Kharkiv Human Rights Group provides support to internal refugees removes facts and certificates of <text:a xlink:type="simple" xlink:href="https://www.ukrinform.ua/tag-vijskovi-zlocini" text:style-name="Internet_20_link" text:visited-style-name="Visited_20_Internet_20_Link">
war crimes</text:a>
In order to bring as soon as possible as soon as possible to court, there is a prescription.</text:p>
      <text:p text:style-name="P4">
The award will be awarded on October 22 in the central hall of the Cologne Regional Savings Cash. The solemn speech will be made by the deputy and former pre -president of the Bundestag Wolfgang Shoible. The Kopelev Prize has been handed over to Levakopelev in Cologne, since 2001, and does not provide for monetary rewards.<text:span text:style-name="T4">
 Read also: </text:span>
 [First Lady received the international <text:span text:style-name="T4">
 award </text:span>
 for contribution of ochoron mental health of Ukrainians]](https://www.ukrinform.ua/rubric-society/3723511-persa-ledi-otrimala-miznarodnu-premiu-za-vnesok-v-ohoronu-psihicnogo-zdorova-ukrainciv.html)In different years, the Kharkiv Claim Protective Group of Kharkiv Lawyer and singer and Maidan activist Ruslanalizhchko, a Russian sociologist from Levada-Center Lev Gudkov, Haltrust, which deals with the Memorial, Memorial, Memorial, Memorial, became the winners Doctors Ammari Zakarius and Abdulkader Abdulrakim and Dresden Initiative from the rescue of refugees in the Mediterranean Mission Lifeline.</text:p>
      <text:p text:style-name="P4">
The public organization "Leo Kopelev" was founded by friends and associates after his death in 1998 in Cologne. Its purpose is to continue the figure for humanity, peace and human rights.</text:p>
      <text:p text:style-name="P4">
News Source: <text:a xlink:type="simple" xlink:href="https://www.ukrinform.ua/rubric-society/3729989-narodu-ukraini-prisudili-nimecku-premiu-za-mir-ta-prava-ludini.html" text:style-name="Internet_20_link" text:visited-style-name="Visited_20_Internet_20_Link">
https://www.ukrinform.ua/rubric-society/3729989-narodu-ukraini-prisudili-nimecku-premiu-za-mir-ta-prava-ludini.html</text:a>
</text:p>
      <!--NEWS-->
      <text:h text:style-name="P10" text:outline-level="1">
<text:span text:style-name="T4">
In Irpen began a large -scale project to replace windows in damaged homes</text:span>
</text:h>
      <text:p text:style-name="P4">
Authors: Ukrinform (Person)</text:p>
      <text:p text:style-name="P4">
Publisher: Укринформ (Organization)</text:p>
      <text:p text:style-name="P4">
Published Time: 2023-06-30T-5:01:00+03:00</text:p>
      <text:p text:style-name="P4">
Modified Time: 2023-06-30T21:01:00+03:00</text:p>
      <text:p text:style-name="P4">
Description: A large -scale project was launched in Irpen to replace windows in the city's homes affected by a full -scale invasion. - Ukrinform.</text:p>
      <text:p text:style-name="P4">
Images: ['<text:a xlink:type="simple" xlink:href="https://static.ukrinform.com/photos/2023_06/thumb_files/630_360_1688148171-3639.jpeg" text:style-name="Internet_20_link" text:visited-style-name="Visited_20_Internet_20_Link">
630_360_16881...</text:a>
']</text:p>
      <text:p text:style-name="P4">
Tags: ['Будинок', 'Ірпінь', 'Київщина', 'Війна з Росією', 'Відбудова']</text:p>
      <text:p text:style-name="P4">
Type: Article</text:p>
      <!--METADATA-->
      <text:p text:style-name="P4">
<draw:frame draw:style-name="fr1" draw:name="Image54" text:anchor-type="as-char" svg:width="6.9236in" svg:height="3.956343in" draw:z-index="0">
<draw:image xlink:href="../Images/yкринформ/2023-06-30T-5-01-00-03-00/630_360_1688148171-3639.jpeg" xlink:type="simple" xlink:show="embed" xlink:actuate="onLoad" draw:mime-type="image/jpeg"/>
</draw:frame>
In Irpenistrtica, a large -scale project was replaced by windows in the city's homes, which were affected by a full -scale invasion.</text:p>
      <text:p text:style-name="P4">
About it in <text:a xlink:type="simple" xlink:href="https://www.facebook.com/100091315017222/posts/pfbid01QL5Qc4JmM4QiHzLGFFHPxuETyQ6NxcEoThy1cUWMXkzXoXGrsFHXjn3sLRikDDvl/" text:style-name="Internet_20_link" text:visited-style-name="Visited_20_Internet_20_Link">
Facebook</text:a>
Ruslan Kravchenko, the head of the Kyiv Regional Military Administration, reported, Ukrinform reports.</text:p>
      <text:p text:style-name="P4">
“A large -scale project was launched in Irpen to replace windows in the city's homes, which were stated as a result of a full -scale invasion. It is about the installation of almost 300 private homes and at 141 multi -storey facilities, ” - said Kokravchenko.</text:p>
      <text:p text:style-name="P4">
</text:p>
      <text:p text:style-name="P4">
<text:a xlink:type="simple" xlink:href="https://static.ukrinform.com/photos/2023_06/1688148170-4029.jpeg" text:style-name="Internet_20_link" text:visited-style-name="Visited_20_Internet_20_Link">
 </text:a>
 <text:a xlink:type="simple" xlink:href="https://static.ukrinform.com/photos/2023_06/1688148170-9961.jpeg" text:style-name="Internet_20_link" text:visited-style-name="Visited_20_Internet_20_Link">
</text:a>
 <text:a xlink:type="simple" xlink:href="https://static.ukrinform.com/photos/2023_06/1688148171-3092.jpeg" text:style-name="Internet_20_link" text:visited-style-name="Visited_20_Internet_20_Link">
</text:a>
 <text:a xlink:type="simple" xlink:href="https://static.ukrinform.com/photos/2023_06/1688148171-7511.jpeg" text:style-name="Internet_20_link" text:visited-style-name="Visited_20_Internet_20_Link">
</text:a>
 <text:a xlink:type="simple" xlink:href="https://static.ukrinform.com/photos/2023_06/1688148171-7514.jpeg" text:style-name="Internet_20_link" text:visited-style-name="Visited_20_Internet_20_Link">
</text:a>
 <text:a xlink:type="simple" xlink:href="https://static.ukrinform.com/photos/2023_06/1688148171-3639.jpeg" text:style-name="Internet_20_link" text:visited-style-name="Visited_20_Internet_20_Link">
<draw:frame draw:style-name="fr1" draw:name="Image61" text:anchor-type="as-char" svg:width="6.9236in" svg:height="3.956343in" draw:z-index="0">
<draw:image xlink:href="../Images/yкринформ/2023-06-30T-5-01-00-03-00/630_360_1688148171-3639.jpeg" xlink:type="simple" xlink:show="embed" xlink:actuate="onLoad" draw:mime-type="image/jpeg"/>
</draw:frame>
</text:a>
 <text:a xlink:type="simple" xlink:href="https://static.ukrinform.com/photos/2023_06/1688148171-3244.jpeg" text:style-name="Internet_20_link" text:visited-style-name="Visited_20_Internet_20_Link">
</text:a>
 <text:a xlink:type="simple" xlink:href="https://static.ukrinform.com/photos/2023_06/1688148171-8355.jpeg" text:style-name="Internet_20_link" text:visited-style-name="Visited_20_Internet_20_Link">
</text:a>
 <text:a xlink:type="simple" xlink:href="https://static.ukrinform.com/photos/2023_06/1688148172-5369.jpeg" text:style-name="Internet_20_link" text:visited-style-name="Visited_20_Internet_20_Link">
</text:a>
 <text:a xlink:type="simple" xlink:href="https://static.ukrinform.com/photos/2023_06/1688148172-4514.jpeg" text:style-name="Internet_20_link" text:visited-style-name="Visited_20_Internet_20_Link">
</text:a>
He noted that thanks to the support of a non -profit organization Globalempowerment Mission(GEM)In partnership with Howard G. Buffett's fund(HGBF)The windows will actually be replaced with all Irpen sites where there is a need.</text:p>
      <text:p text:style-name="P4">
</text:p>
      <text:p text:style-name="P4">
“We understand that some residents of the city immediately after the de -occupation made it. But many do not have the money because the scale of the destruction, ”Kravchenko emphasized.</text:p>
      <text:p text:style-name="P4">
<text:span text:style-name="T4">
 Readmetas: </text:span>
 <text:a xlink:type="simple" xlink:href="https://www.ukrinform.ua/rubric-vidbudova/3728636-na-kiivsini-vze-vidnovili-ponad-12-tisac-obektiv.html" text:style-name="Internet_20_link" text:visited-style-name="Visited_20_Internet_20_Link">
in Kyiv region already restored more than 12 thousand objects</text:a>
The head of Kova reported that today the first party is installed in the private sector opposite the LCD "Irpinsky Lipki". There are currently 31 homes damaged by the Russians. Another 30 will be built from scratch.</text:p>
      <text:p text:style-name="P4">
Further installation of windows will be carried out on other sites of the city. The work is planned to be stored in 2-3 months.</text:p>
      <text:p text:style-name="P4">
In addition, the installation will also be held in 3 educational institutions of Kyiv region, in particular, a special school for children with visual impairments, Rzhyshchiv and Brovarsky professional lyceums. Windows will also be installed in damaged homes of Vyshzhgorod district and Gostomel.</text:p>
      <text:p text:style-name="P4">
<text:span text:style-name="T4">
 Read also: </text:span>
 <text:a xlink:type="simple" xlink:href="https://www.ukrinform.ua/rubric-vidbudova/3726858-na-kiivsini-pocali-vstanovluvati-vikna-u-poskodzenih-obstrilami-budinkah.html" text:style-name="Internet_20_link" text:visited-style-name="Visited_20_Internet_20_Link">
in the Kyiv region began to install windows in damaged houses</text:a>
“I am grateful to international partners for their help. Together we do everything to make people turn to their homes. We return life to the settlement of the settlements of the Petikyevshchyna, ”Kravchenko stressed.</text:p>
      <text:p text:style-name="P4">
As reported by Ukrinform, 10.5 thousand buildings were damaged during Irpen's occupation, of which 2501 were complete or severely destroy(https://www.ukrinform.ua/rubric-regions/3529209-zbitki-irpena-vid-vijni-z-rosieu-skladaut-922-miljoni-kse.html) .</text:p>
      <text:p text:style-name="P4">
News Source: <text:a xlink:type="simple" xlink:href="https://www.ukrinform.ua/rubric-vidbudova/3729990-v-irpeni-rozpocali-masstabnij-proekt-iz-zamini-vikon-u-poskodzenih-budinkah.html" text:style-name="Internet_20_link" text:visited-style-name="Visited_20_Internet_20_Link">
https://www.ukrinform.ua/rubric-vidbudova/3729990-v-irpeni-rozpocali-masstabnij-proekt-iz-zamini-vikon-u-poskodzenih-budinkah.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6-30T-5:09:00</text:p>
      <text:p text:style-name="P4">
Location: Lyman (Latitude:48.98385 Longtitude:37.81706)</text:p>
      <text:p text:style-name="P4">
Videos: []</text:p>
      <text:p text:style-name="P4">
Images: []</text:p>
      <text:p text:style-name="P4">
Tags: ["Russia"]</text:p>
      <text:p text:style-name="P4">
Id: 22572704</text:p>
      <!--METADATA-->
      <text:p text:style-name="P4">
At Lyman direction Russian army shelled Nevske, Bilohorivka of Luhansk regionand Verkhnokamyanske, Rozdolivka of Donetsk region. Russian aviation conductedairstrikes at Bilohorivka of Luhansk region and Lyman and Rozdolivka ofDonetsk region, - General Staff of Armed Forces of Ukraine says in the morningreport</text:p>
      <text:p text:style-name="P4">
News Collection Link: <text:a xlink:type="simple" xlink:href="https:\/\/liveuamap.com\/en\/2023\/30-june-at-lyman-direction-russian-army-shelled-nevske-bilohorivka" text:style-name="Internet_20_link" text:visited-style-name="Visited_20_Internet_20_Link">
https:\/\/liveuamap.com\/en\/2023\/30-june-at-lyman-direction-russian-army-shelled-nevske-bilohorivka</text:a>
</text:p>
      <text:p text:style-name="P4">
News Source: <text:a xlink:type="simple" xlink:href="https://t.me/lumsrc/5229" text:style-name="Internet_20_link" text:visited-style-name="Visited_20_Internet_20_Link">
https://t.me/lumsrc/5229</text:a>
</text:p>
      <!--NEWS-->
      <text:h text:style-name="P10" text:outline-level="1">
<text:span text:style-name="T4">
Aus Bakhmut Direction Russian Army Sheled Vasyukivka, Chromovo, Chal.</text:span>
</text:h>
      <text:p text:style-name="P4">
Authors: liveuamap (Language: en)</text:p>
      <text:p text:style-name="P4">
Time: 2023-06-30T-7:09:00</text:p>
      <text:p text:style-name="P4">
Location: Bakhmut (Latitude:48.45767 Longtitude:37.88841)</text:p>
      <text:p text:style-name="P4">
Videos: []</text:p>
      <text:p text:style-name="P4">
Images: []</text:p>
      <text:p text:style-name="P4">
Tags: ["Russia"]</text:p>
      <text:p text:style-name="P4">
Id: 22572703</text:p>
      <!--METADATA-->
      <text:p text:style-name="P4">
At Bakhmut direction Russian army shelled Vasukivka, Khromove, Chasiv Yar andIvanivske of Donetsk region. Russian aviation conducted airstrikes at BilaHora and Dyliyivka, - General Staff of Armed Forces of Ukraine says in themorning report</text:p>
      <text:p text:style-name="P4">
News Collection Link: <text:a xlink:type="simple" xlink:href="https:\/\/liveuamap.com\/en\/2023\/30-june-at-bakhmut-direction-russian-army-shelled-vasukivka" text:style-name="Internet_20_link" text:visited-style-name="Visited_20_Internet_20_Link">
https:\/\/liveuamap.com\/en\/2023\/30-june-at-bakhmut-direction-russian-army-shelled-vasukivka</text:a>
</text:p>
      <text:p text:style-name="P4">
News Source: <text:a xlink:type="simple" xlink:href="https://t.me/lumsrc/5230" text:style-name="Internet_20_link" text:visited-style-name="Visited_20_Internet_20_Link">
https://t.me/lumsrc/5230</text:a>
</text:p>
      <!--NEWS-->
      <text:h text:style-name="P10" text:outline-level="1">
<text:span text:style-name="T4">
Though take and shoot: the Russian military in Ukraine is not to die and they want to die</text:span>
</text:h>
      <text:p text:style-name="P4">
Authors: Ukrinform (Person)</text:p>
      <text:p text:style-name="P4">
Publisher: Укринформ (Organization)</text:p>
      <text:p text:style-name="P4">
Published Time: 2023-06-30T-7:50:00+03:00</text:p>
      <text:p text:style-name="P4">
Modified Time: 2023-06-30T20:50:00+03:00</text:p>
      <text:p text:style-name="P4">
Description: Russian servicemen in Ukraine are in difficult conditions and express their desire to die or injure themselve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Перехоплення', 'Розвідка', 'Російські військові', 'Війна з Росією']</text:p>
      <text:p text:style-name="P4">
Type: Article</text:p>
      <!--METADATA-->
      <text:p text:style-name="P4">
<draw:frame draw:style-name="fr1" draw:name="Image68" text:anchor-type="as-char" svg:width="6.9236in" svg:height="3.956343in" draw:z-index="0">
<draw:image xlink:href="../Images/yкринформ/2023-06-30T-7-50-00-03-00/630_360_1668461240-442.jpg" xlink:type="simple" xlink:show="embed" xlink:actuate="onLoad" draw:mime-type="image/jpeg"/>
</draw:frame>
Russian servicemen in Ukraine are in difficult conditions and express their desire to die or injure themselves.</text:p>
      <text:p text:style-name="P4">
This is stated in the conversation of a Russian serviceman with an acquaintance, whose audio recording was published in <text:a xlink:type="simple" xlink:href="https://t.me/DIUkraine/2504" text:style-name="Internet_20_link" text:visited-style-name="Visited_20_Internet_20_Link">
telegram</text:a>
The press service of the Main Directorate of Intelligence of the Ministry of Defense of Ukraine, reports.</text:p>
      <text:p text:style-name="P4">
“The nerves are missing, shot(me - row.), though I am compelled, ”said Russia.</text:p>
      <text:p text:style-name="P4">
The woman, for her part, expressed his excitement with these words.</text:p>
      <text:p text:style-name="P4">
“Everything is tired. Walk, these oaks are pulled. There are oaks 6 meters. Pine, it is not possible to lift. Every day of God is this(Complex - ed.)work. Dig, dig, pull ... every time everything is new and new(Head - ed.)Comes, the whispering turns the fan. As he called(in the middle.)... коротше, що ми з села. А!Скот... і там образили з ніг до голови, ми — ніхто”, - заявив військовий РФ.</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text:span text:style-name="T4">
ЗСУ</text:span>
 <text:span text:style-name="T4">
продовжують</text:span>
 <text:span text:style-name="T4">
тиснути</text:span>
 на <text:span text:style-name="T4">
російських</text:span>
<text:span text:style-name="T4">
загарбників</text:span>
 на <text:span text:style-name="T4">
півдні</text:span>
 – <text:span text:style-name="T4">
Гуменюк</text:span>
 </text:a>
According to him, "men are already crying here."</text:p>
      <text:p text:style-name="P4">
“Though take and shoot. Here, the 300s are taken out; sewed, went a little at home and(Arrived - ed.)back. We were gathering a 300th yesterday. Everything, nerves are giving out in general, ”he said.</text:p>
      <text:p text:style-name="P4">
Video: [Main Directorate of Intelligence of the MoD of Ukraine]](https://www.youtube.com/watch?v=67rxRuJK1S4&amp;t=0s)GUR is assured that for each <text:a xlink:type="simple" xlink:href="https://www.ukrinform.ua/tag-vijskovi-zlocini" text:style-name="Internet_20_link" text:visited-style-name="Visited_20_Internet_20_Link">
military crime</text:a>
, made against Ukraine, there will be a fair retribution.</text:p>
      <text:p text:style-name="P4">
As it was reported, on June 20, the GUR said that the military personnel of Russia <text:a xlink:type="simple" xlink:href="https://www.ukrinform.ua/rubric-ato/3725526-vijskovosluzbovcam-rf-ne-daut-informacii-pro-vtrati-v-ukraini-perehoplenna.html" text:style-name="Internet_20_link" text:visited-style-name="Visited_20_Internet_20_Link">
unpaid about real losses</text:a>
Their troops in Ukraine, although they themselves are aware that the loss of losses is very high.</text:p>
      <text:p text:style-name="P4">
News Source: <text:a xlink:type="simple" xlink:href="https://www.ukrinform.ua/rubric-ato/3729987-hoc-beri-i-strilajsa-rosijski-vijskovi-v-ukraini-niut-i-hocut-pomerti.html" text:style-name="Internet_20_link" text:visited-style-name="Visited_20_Internet_20_Link">
https://www.ukrinform.ua/rubric-ato/3729987-hoc-beri-i-strilajsa-rosijski-vijskovi-v-ukraini-niut-i-hocut-pomerti.html</text:a>
</text:p>
      <!--NEWS-->
      <text:h text:style-name="P10" text:outline-level="1">
<text:span text:style-name="T4">
Ukrainian women gave way to Bulgaria basketball players at the euro-2023 start (U18)</text:span>
</text:h>
      <text:p text:style-name="P4">
Authors: Ukrinform (Person)</text:p>
      <text:p text:style-name="P4">
Publisher: Укринформ (Organization)</text:p>
      <text:p text:style-name="P4">
Published Time: 2023-06-30T-8:48:00+03:00</text:p>
      <text:p text:style-name="P4">
Modified Time: 2023-06-30T20:48:00+03:00</text:p>
      <text:p text:style-name="P4">
Description: In the starting match of the group tournament of the Junior Championship of Europe in basketball (players under 18 years), the girl's national team of Ukraine lost to the team of Bulgaria. - Ukrinform.</text:p>
      <text:p text:style-name="P4">
Images: ['<text:a xlink:type="simple" xlink:href="https://static.ukrinform.com/photos/2023_06/thumb_files/630_360_1688147248-907.jpg" text:style-name="Internet_20_link" text:visited-style-name="Visited_20_Internet_20_Link">
630_360_16881...</text:a>
']</text:p>
      <text:p text:style-name="P4">
Tags: ['Баскетбол']</text:p>
      <text:p text:style-name="P4">
Type: Article</text:p>
      <!--METADATA-->
      <text:p text:style-name="P4">
<draw:frame draw:style-name="fr1" draw:name="Image69" text:anchor-type="as-char" svg:width="6.9236in" svg:height="3.956343in" draw:z-index="0">
<draw:image xlink:href="../Images/yкринформ/2023-06-30T-8-48-00-03-00/630_360_1688147248-907.jpg" xlink:type="simple" xlink:show="embed" xlink:actuate="onLoad" draw:mime-type="image/jpeg"/>
</draw:frame>
Untart match of the group tournament of the Junior Championship of Europe in basketball(Players up to 18 years old)The girl's national team lost to the team of Bulgaria.</text:p>
      <text:p text:style-name="P4">
The match in Sofia ended in favor of Lord's Eurobasket-2023 with a score of67: 54(19:6, 13:12, 28:18, 7:18), reports Ukrinform.</text:p>
      <text:p text:style-name="P4">
The next match in the Division in Ukrainka will be held on July 1 against the national team of Sweden.</text:p>
      <text:p text:style-name="P4">
At the group stage of Euro-2023 the national team of Ukraine(U18)It will also play anti -Slovakia and Estonia.</text:p>
      <text:p text:style-name="P4">
<text:span text:style-name="T4">
 Read also: </text:span>
 ["Prometheus" will represent Ukraine in <text:span text:style-name="T4">
 basketball </text:span>
(https://www.ukrinform.ua/rubric-sports/3729487-prometej-predstavlatime-ukrainu-v-basketbolnomu-evrokubku.html)The playoffs will be released by the two best teams from the group, and the three best prefabrications of Europe will be the owners of vouchers to the division A.</text:p>
      <text:p text:style-name="P4">
Photo: FBU.</text:p>
      <text:p text:style-name="P4">
News Source: <text:a xlink:type="simple" xlink:href="https://www.ukrinform.ua/rubric-sports/3729986-ukrainki-postupilisa-basketbolistkam-bolgarii-na-starti-evro2023-u18.html" text:style-name="Internet_20_link" text:visited-style-name="Visited_20_Internet_20_Link">
https://www.ukrinform.ua/rubric-sports/3729986-ukrainki-postupilisa-basketbolistkam-bolgarii-na-starti-evro2023-u18.html</text:a>
</text:p>
      <!--NEWS-->
      <text:h text:style-name="P10" text:outline-level="1">
<text:span text:style-name="T4">
JSC Avdiivka Directio Rusian of the Army Shelled Steppe, Avdiivka Andivka Andivka Donetsk Region, ...</text:span>
</text:h>
      <text:p text:style-name="P4">
Authors: liveuamap (Language: en)</text:p>
      <text:p text:style-name="P4">
Time: 2023-06-30T-9:09:00</text:p>
      <text:p text:style-name="P4">
Location: Pisky, Donetsk Oblast (Latitude:48.09482 Longtitude:37.66216)</text:p>
      <text:p text:style-name="P4">
Videos: []</text:p>
      <text:p text:style-name="P4">
Images: []</text:p>
      <text:p text:style-name="P4">
Tags: ["Russia"]</text:p>
      <text:p text:style-name="P4">
Id: 22572702</text:p>
      <!--METADATA-->
      <text:p text:style-name="P4">
At Avdiyivka direction Russian army shelled Stepove, Avdiyivka and Vodyane ofDonetsk region, - General Staff of Armed Forces of Ukraine says in the morningreport</text:p>
      <text:p text:style-name="P4">
News Collection Link: <text:a xlink:type="simple" xlink:href="https:\/\/liveuamap.com\/en\/2023\/30-june-at-avdiyivka-direction-russian-army-shelled-stepove" text:style-name="Internet_20_link" text:visited-style-name="Visited_20_Internet_20_Link">
https:\/\/liveuamap.com\/en\/2023\/30-june-at-avdiyivka-direction-russian-army-shelled-stepove</text:a>
</text:p>
      <text:p text:style-name="P4">
News Source: <text:a xlink:type="simple" xlink:href="https://t.me/lumsrc/5231" text:style-name="Internet_20_link" text:visited-style-name="Visited_20_Internet_20_Link">
https://t.me/lumsrc/5231</text:a>
</text:p>
      <!--NEWS-->
      <text:h text:style-name="P10" text:outline-level="1">
<text:span text:style-name="T4">
Zelensky announced extremely important weeks in foreign policy</text:span>
</text:h>
      <text:p text:style-name="P4">
Authors: Ukrinform (Person)</text:p>
      <text:p text:style-name="P4">
Publisher: Укринформ (Organization)</text:p>
      <text:p text:style-name="P4">
Published Time: 2023-06-30T-9:38:00+03:00</text:p>
      <text:p text:style-name="P4">
Modified Time: 2023-06-30T20:38:00+03:00</text:p>
      <text:p text:style-name="P4">
Description: President Volodymyr Zelenskyy announced that the next weeks will be active for Ukraine in the field of foreign policy. - Ukrinform.</text:p>
      <text:p text:style-name="P4">
Images: ['<text:a xlink:type="simple" xlink:href="https://static.ukrinform.com/photos/2023_06/thumb_files/630_360_1687943415-494.jpeg" text:style-name="Internet_20_link" text:visited-style-name="Visited_20_Internet_20_Link">
630_360_16879...</text:a>
']</text:p>
      <text:p text:style-name="P4">
Tags: ['Президент', 'Політика', 'Зеленський']</text:p>
      <text:p text:style-name="P4">
Type: Article</text:p>
      <!--METADATA-->
      <text:p text:style-name="P4">
<draw:frame draw:style-name="fr1" draw:name="Image70" text:anchor-type="as-char" svg:width="6.9236in" svg:height="3.956343in" draw:z-index="0">
<draw:image xlink:href="../Images/yкринформ/2023-06-30T-9-38-00-03-00/630_360_1687943415-494.jpeg" xlink:type="simple" xlink:show="embed" xlink:actuate="onLoad" draw:mime-type="image/jpeg"/>
</draw:frame>
The Presidential Lordir Zelensky announced that the next weeks will be active for Ukraine in the foreign policy.</text:p>
      <text:p text:style-name="P4">
Zelensky said this in his <text:a xlink:type="simple" xlink:href="https://t.me/V_Zelenskiy_official/6788" text:style-name="Internet_20_link" text:visited-style-name="Visited_20_Internet_20_Link">
appeal</text:a>
, reports Ukrinform.</text:p>
      <text:p text:style-name="P4">
"He spent several substantive preparatory meetings today - both about domestic context in our country, appropriate internal measures and in international measures. The extremely important period of foreign policy begins. This is the work for the sake of expanding peace through expanding our security, our alliances and cooperation," the president said, " .</text:p>
      <text:p text:style-name="P4">
<text:span text:style-name="T4">
 Read also: </text:span>
 <text:a xlink:type="simple" xlink:href="https://www.ukrinform.ua/rubric-ato/3729974-ukraina-posilit-spivpracu-z-miznarodnimi-partnerami-sodo-artilerijskih-snaradiv-zelenskij.html" text:style-name="Internet_20_link" text:visited-style-name="Visited_20_Internet_20_Link">
Ukraine will strengthen cooperation with <text:span text:style-name="T4">
 international </text:span>
 partners of artillery shells - Zelensky</text:a>
He stressed that the next weeks will be extremely active, and the positions of our state are clearly defined. According to him, "Ukrainian officials know what to do."</text:p>
      <text:p text:style-name="P4">
As it was reported, Vladimir <text:a xlink:type="simple" xlink:href="https://www.ukrinform.ua/rubric-vidbudova/3729961-modulni-budinki-ta-socialne-zitlo-zelenskij-podakuvav-vlasniku-wasatch-group-za-dopomogu-ukraini.html" text:style-name="Internet_20_link" text:visited-style-name="Visited_20_Internet_20_Link">
Zelensky met with American Businessman</text:a>
And the patron, founder and executive director of WWASatch Group delma Lay Hansen.</text:p>
      <text:p text:style-name="P4">
Photo: Presidential Office</text:p>
      <text:p text:style-name="P4">
News Source: <text:a xlink:type="simple" xlink:href="https://www.ukrinform.ua/rubric-polytics/3729981-zelenskij-anonsuvav-nadzvicajno-aktivni-tizni-v-zovnisnij-politici.html" text:style-name="Internet_20_link" text:visited-style-name="Visited_20_Internet_20_Link">
https://www.ukrinform.ua/rubric-polytics/3729981-zelenskij-anonsuvav-nadzvicajno-aktivni-tizni-v-zovnisnij-politici.html</text:a>
</text:p>
      <!--NEWS-->
      <text:h text:style-name="P10" text:outline-level="1">
<text:span text:style-name="T4">
Russian army shelled Nikopol overnight</text:span>
</text:h>
      <text:p text:style-name="P4">
Authors: liveuamap (Language: en)</text:p>
      <text:p text:style-name="P4">
Time: 2023-06-30T00:59:11</text:p>
      <text:p text:style-name="P4">
Location: Zaporizhia (Latitude:47.56216 Longtitude:34.39081)</text:p>
      <text:p text:style-name="P4">
Videos: []</text:p>
      <text:p text:style-name="P4">
Images: []</text:p>
      <text:p text:style-name="P4">
Tags: []</text:p>
      <text:p text:style-name="P4">
Id: 22572612</text:p>
      <!--METADATA-->
      <text:p text:style-name="P4">
Russian army shelled Nikopol overnight</text:p>
      <text:p text:style-name="P4">
News Collection Link: <text:a xlink:type="simple" xlink:href="https:\/\/liveuamap.com\/en\/2023\/30-june-russian-army-shelled-nikopol-overnight-" text:style-name="Internet_20_link" text:visited-style-name="Visited_20_Internet_20_Link">
https:\/\/liveuamap.com\/en\/2023\/30-june-russian-army-shelled-nikopol-overnight-</text:a>
</text:p>
      <text:p text:style-name="P4">
News Source: <text:a xlink:type="simple" xlink:href="https://t.me/hyevuy_dnepr/55496" text:style-name="Internet_20_link" text:visited-style-name="Visited_20_Internet_20_Link">
https://t.me/hyevuy_dnepr/55496</text:a>
</text:p>
      <!--NEWS-->
      <text:h text:style-name="P10" text:outline-level="1">
<text:span text:style-name="T4">
Russian army launched 13 Shahed-type drones and 4 S-300 missiles against Ukraine overnight. 1...</text:span>
</text:h>
      <text:p text:style-name="P4">
Authors: liveuamap (Language: en)</text:p>
      <text:p text:style-name="P4">
Time: 2023-06-30T02:11:00</text:p>
      <text:p text:style-name="P4">
Location: Zaporizhzhia, Zaporiz'ka oblast (Latitude:47.82099 Longtitude:35.13222)</text:p>
      <text:p text:style-name="P4">
Videos: []</text:p>
      <text:p text:style-name="P4">
Images: ["<text:a xlink:type="simple" xlink:href="https://liveuamap.com/pics/2023/06/30/22572686_0.jpg" text:style-name="Internet_20_link" text:visited-style-name="Visited_20_Internet_20_Link">
22572686_0.jpg</text:a>
"]</text:p>
      <text:p text:style-name="P4">
Tags: ["Russia"]</text:p>
      <text:p text:style-name="P4">
Id: 22572686</text:p>
      <!--METADATA-->
      <text:p text:style-name="P4">
Russian army launched 13 Shahed-type drones and 4 S-300 missiles againstUkraine overnight. 10 drones were shot down by air defense</text:p>
      <text:p text:style-name="P4">
<draw:frame draw:style-name="fr1" draw:name="Image71" text:anchor-type="as-char" svg:width="6.9236in" svg:height="6.9236in" draw:z-index="0">
<draw:image xlink:href="../Images/liveuamap/2023-06-30T02-11-00/22572686_0.jpg" xlink:type="simple" xlink:show="embed" xlink:actuate="onLoad" draw:mime-type="image/jpeg"/>
</draw:frame>
News Collection Link: <text:a xlink:type="simple" xlink:href="https:\/\/liveuamap.com\/en\/2023\/30-june-russian-army-launched-13-shahedtype-drones-and-4" text:style-name="Internet_20_link" text:visited-style-name="Visited_20_Internet_20_Link">
https:\/\/liveuamap.com\/en\/2023\/30-june-russian-army-launched-13-shahedtype-drones-and-4</text:a>
</text:p>
      <text:p text:style-name="P4">
News Source: <text:a xlink:type="simple" xlink:href="https://t.me/kpszsu/2946" text:style-name="Internet_20_link" text:visited-style-name="Visited_20_Internet_20_Link">
https://t.me/kpszsu/2946</text:a>
</text:p>
      <!--NEWS-->
      <text:h text:style-name="P10" text:outline-level="1">
<text:span text:style-name="T4">
Ukrainian Defense forces have partial success in advance at Levadne – Pryutne, Mala Tokmachka...</text:span>
</text:h>
      <text:p text:style-name="P4">
Authors: liveuamap (Language: en)</text:p>
      <text:p text:style-name="P4">
Time: 2023-06-30T02:12:40</text:p>
      <text:p text:style-name="P4">
Location: Bakhmut (Latitude:48.70525 Longtitude:37.92726)</text:p>
      <text:p text:style-name="P4">
Videos: []</text:p>
      <text:p text:style-name="P4">
Images: []</text:p>
      <text:p text:style-name="P4">
Tags: ["Minsk Monitor", "Europe"]</text:p>
      <text:p text:style-name="P4">
Id: 22572613</text:p>
      <!--METADATA-->
      <text:p text:style-name="P4">
Ukrainian Defense forces have partial success in advance at Levadne – Pryutne,Mala Tokmachka - Ocheretuvate, Pryvillya - Zaliznyanske</text:p>
      <text:p text:style-name="P4">
News Collection Link: <text:a xlink:type="simple" xlink:href="https:\/\/liveuamap.com\/en\/2023\/30-june-ukrainian-defense-forces-have-partial-success-in" text:style-name="Internet_20_link" text:visited-style-name="Visited_20_Internet_20_Link">
https:\/\/liveuamap.com\/en\/2023\/30-june-ukrainian-defense-forces-have-partial-success-in</text:a>
</text:p>
      <text:p text:style-name="P4">
News Source: <text:a xlink:type="simple" xlink:href="https://www.facebook.com/GeneralStaff.ua/posts/pfbid0qvTPWx4tzaJKqsu8H9Z9oYYTqKXpXfXD1ZfgJhGAG5sA4WzYVZi2sGPNfA2ocFSQl" text:style-name="Internet_20_link" text:visited-style-name="Visited_20_Internet_20_Link">
https://www.facebook.com/GeneralStaff.ua/posts/pfbid0qvTPWx4tzaJKqsu8H9Z9oYYTqKXpXfXD1ZfgJhGAG5sA4WzYVZi2sGPNfA2ocFSQl</text:a>
</text:p>
      <!--NEWS-->
      <text:h text:style-name="P10" text:outline-level="1">
<text:span text:style-name="T4">
11 explosions were reported at Berdyansk airport, there are secondary explosions. Firefighting...</text:span>
</text:h>
      <text:p text:style-name="P4">
Authors: liveuamap (Language: en)</text:p>
      <text:p text:style-name="P4">
Time: 2023-06-30T03:00:02</text:p>
      <text:p text:style-name="P4">
Location: Berdyansk (Latitude:46.81318 Longtitude:36.7594)</text:p>
      <text:p text:style-name="P4">
Videos: []</text:p>
      <text:p text:style-name="P4">
Images: []</text:p>
      <text:p text:style-name="P4">
Tags: []</text:p>
      <text:p text:style-name="P4">
Id: 22572687</text:p>
      <!--METADATA-->
      <text:p text:style-name="P4">
None</text:p>
      <text:p text:style-name="P4">
News Collection Link: <text:a xlink:type="simple" xlink:href="https:\/\/liveuamap.com\/en\/2023\/30-june-11-explosions-were-reported-at-berdiansk-airport" text:style-name="Internet_20_link" text:visited-style-name="Visited_20_Internet_20_Link">
https:\/\/liveuamap.com\/en\/2023\/30-june-11-explosions-were-reported-at-berdiansk-airport</text:a>
</text:p>
      <text:p text:style-name="P4">
News Source: <text:a xlink:type="simple" xlink:href="https:\/\/liveuamap.com\/en\/2023\/30-june-11-explosions-were-reported-at-berdiansk-airport" text:style-name="Internet_20_link" text:visited-style-name="Visited_20_Internet_20_Link">
https:\/\/liveuamap.com\/en\/2023\/30-june-11-explosions-were-reported-at-berdiansk-airport</text:a>
</text:p>
      <!--NEWS-->
      <text:h text:style-name="P10" text:outline-level="1">
<text:span text:style-name="T4">
At Sivershchyna and Slobozhanshchyna directions Russian army shelled Karpovych, Tymonovychi a...</text:span>
</text:h>
      <text:p text:style-name="P4">
Authors: liveuamap (Language: en)</text:p>
      <text:p text:style-name="P4">
Time: 2023-06-30T03:09:00</text:p>
      <text:p text:style-name="P4">
Location: Sumy (Latitude:51.12163 Longtitude:35.03883)</text:p>
      <text:p text:style-name="P4">
Videos: []</text:p>
      <text:p text:style-name="P4">
Images: []</text:p>
      <text:p text:style-name="P4">
Tags: ["Russia"]</text:p>
      <text:p text:style-name="P4">
Id: 22572706</text:p>
      <!--METADATA-->
      <text:p text:style-name="P4">
At Sivershchyna and Slobozhanschyna directions Russian army shelledKarpovychi, Tymonovychi and Leonivka of Chernihiv region and Seredyna-Buda,Znob-Novhorodske, Kindrativka and Yunakivka of Sumy region, - General Staff ofArmed Forces of Ukraine says in the morning report</text:p>
      <text:p text:style-name="P4">
News Collection Link: <text:a xlink:type="simple" xlink:href="https:\/\/liveuamap.com\/en\/2023\/30-june-at-sivershchyna-and-slobozhanschyna-directions-russian" text:style-name="Internet_20_link" text:visited-style-name="Visited_20_Internet_20_Link">
https:\/\/liveuamap.com\/en\/2023\/30-june-at-sivershchyna-and-slobozhanschyna-directions-russian</text:a>
</text:p>
      <text:p text:style-name="P4">
News Source: <text:a xlink:type="simple" xlink:href="https://t.me/lumsrc/5227" text:style-name="Internet_20_link" text:visited-style-name="Visited_20_Internet_20_Link">
https://t.me/lumsrc/522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30T03:12:10</text:p>
      <text:p text:style-name="P4">
Location: Donetsk (Latitude:47.85245 Longtitude:37.51204)</text:p>
      <text:p text:style-name="P4">
Videos: []</text:p>
      <text:p text:style-name="P4">
Images: []</text:p>
      <text:p text:style-name="P4">
Tags: ["Russia"]</text:p>
      <text:p text:style-name="P4">
Id: 22572698</text:p>
      <!--METADATA-->
      <text:p text:style-name="P4">
Russian forces conducting offensive actions in Donetsk and Luhansk regions.Ukrainian military had 31 combat engagements with Russian forces nearRozdolivka and Bilohorivka, Bakhmut, Avdiyivka, Maryinka, Pobyeda andNovomykhaylivka, - General Staff of Armed Forces of Ukraine says in themorning report</text:p>
      <text:p text:style-name="P4">
News Collection Link: <text:a xlink:type="simple" xlink:href="https:\/\/liveuamap.com\/en\/2023\/30-june-russian-forces-conducting-offensive-actions-in-donetsk" text:style-name="Internet_20_link" text:visited-style-name="Visited_20_Internet_20_Link">
https:\/\/liveuamap.com\/en\/2023\/30-june-russian-forces-conducting-offensive-actions-in-donetsk</text:a>
</text:p>
      <text:p text:style-name="P4">
News Source: <text:a xlink:type="simple" xlink:href="https://t.me/lumsrc/5235" text:style-name="Internet_20_link" text:visited-style-name="Visited_20_Internet_20_Link">
https://t.me/lumsrc/5235</text:a>
</text:p>
      <!--NEWS-->
      <text:h text:style-name="P10" text:outline-level="1">
<text:span text:style-name="T4">
Zaporizhzhia And Kherson Directioz Rusian Army Shelled Poltavka, Gulyaipole, Gulyaipil ...</text:span>
</text:h>
      <text:p text:style-name="P4">
Authors: liveuamap (Language: en)</text:p>
      <text:p text:style-name="P4">
Time: 2023-06-30T03:14:52</text:p>
      <text:p text:style-name="P4">
Location: Kherson (Latitude:46.79001 Longtitude:32.825)</text:p>
      <text:p text:style-name="P4">
Videos: []</text:p>
      <text:p text:style-name="P4">
Images: []</text:p>
      <text:p text:style-name="P4">
Tags: ["Russia"]</text:p>
      <text:p text:style-name="P4">
Id: 22572699</text:p>
      <!--METADATA-->
      <text:p text:style-name="P4">
At Zaporizhzhia and Kherson directions Russian army shelled Poltavka,Huliaipole, Huliaipilske, Pyatykhatky and Lobkove of Zaporizhzhia region;Antonivka, Kherson, Dniprovske, Veletenske, Kizomys of Kherson region andOchakiv of Mykolaiv region. Russian aviation conducted airstrikes at MalaTokmachka of Zaporizhzhia region and Molodizhne, Inhulets and Antonivka ofKherson region, - General Staff of Armed Forces of Ukraine says in the morningreport</text:p>
      <text:p text:style-name="P4">
News Collection Link: <text:a xlink:type="simple" xlink:href="https:\/\/liveuamap.com\/en\/2023\/30-june-at-zaporizhzhia-and-kherson-directions-russian-army" text:style-name="Internet_20_link" text:visited-style-name="Visited_20_Internet_20_Link">
https:\/\/liveuamap.com\/en\/2023\/30-june-at-zaporizhzhia-and-kherson-directions-russian-army</text:a>
</text:p>
      <text:p text:style-name="P4">
News Source: <text:a xlink:type="simple" xlink:href="https://t.me/lumsrc/5234" text:style-name="Internet_20_link" text:visited-style-name="Visited_20_Internet_20_Link">
https://t.me/lumsrc/5234</text:a>
</text:p>
      <!--NEWS-->
      <text:h text:style-name="P10" text:outline-level="1">
<text:span text:style-name="T4">
2 person killed, 6 wounded as result of Russian shelling in Serhiivka village of Donetsk region</text:span>
</text:h>
      <text:p text:style-name="P4">
Authors: liveuamap (Language: en)</text:p>
      <text:p text:style-name="P4">
Time: 2023-06-30T09:22:07</text:p>
      <text:p text:style-name="P4">
Location: Donetsk (Latitude:48.66977 Longtitude:37.37171)</text:p>
      <text:p text:style-name="P4">
Videos: []</text:p>
      <text:p text:style-name="P4">
Images: ["<text:a xlink:type="simple" xlink:href="https://liveuamap.com/pics/2023/06/30/22572732_0.jpg" text:style-name="Internet_20_link" text:visited-style-name="Visited_20_Internet_20_Link">
22572732_0.jpg</text:a>
", "<text:a xlink:type="simple" xlink:href="https://liveuamap.com/pics/2023/06/30/22572732_1.jpg" text:style-name="Internet_20_link" text:visited-style-name="Visited_20_Internet_20_Link">
22572732_1.jpg</text:a>
", "<text:a xlink:type="simple" xlink:href="https://liveuamap.com/pics/2023/06/30/22572732_2.jpg" text:style-name="Internet_20_link" text:visited-style-name="Visited_20_Internet_20_Link">
22572732_2.jpg</text:a>
"]</text:p>
      <text:p text:style-name="P4">
Tags: []</text:p>
      <text:p text:style-name="P4">
Id: 22572732</text:p>
      <!--METADATA-->
      <text:p text:style-name="P4">
2 person killed, 6 wounded as result of Russian shelling in Serhiivka village of Donetsk region<draw:frame draw:style-name="fr1" draw:name="Image72" text:anchor-type="as-char" svg:width="6.9236in" svg:height="9.231467in" draw:z-index="0">
<draw:image xlink:href="../Images/liveuamap/2023-06-30T09-22-07/22572732_0.jpg" xlink:type="simple" xlink:show="embed" xlink:actuate="onLoad" draw:mime-type="image/jpeg"/>
</draw:frame>
<draw:frame draw:style-name="fr1" draw:name="Image73" text:anchor-type="as-char" svg:width="6.9236in" svg:height="5.1927in" draw:z-index="0">
<draw:image xlink:href="../Images/liveuamap/2023-06-30T09-22-07/22572732_1.jpg" xlink:type="simple" xlink:show="embed" xlink:actuate="onLoad" draw:mime-type="image/jpeg"/>
</draw:frame>
<draw:frame draw:style-name="fr1" draw:name="Image74" text:anchor-type="as-char" svg:width="6.9236in" svg:height="5.1927in" draw:z-index="0">
<draw:image xlink:href="../Images/liveuamap/2023-06-30T09-22-07/22572732_2.jpg" xlink:type="simple" xlink:show="embed" xlink:actuate="onLoad" draw:mime-type="image/jpeg"/>
</draw:frame>
News Collection Link: <text:a xlink:type="simple" xlink:href="https:\/\/liveuamap.com\/en\/2023\/30-june-2-person-killed-6-wounded-as-result-of-russian-shelling" text:style-name="Internet_20_link" text:visited-style-name="Visited_20_Internet_20_Link">
https:\/\/liveuamap.com\/en\/2023\/30-june-2-person-killed-6-wounded-as-result-of-russian-shelling</text:a>
</text:p>
      <text:p text:style-name="P4">
News Source: <text:a xlink:type="simple" xlink:href="https://t.me/babel/34812" text:style-name="Internet_20_link" text:visited-style-name="Visited_20_Internet_20_Link">
https://t.me/babel/34812</text:a>
</text:p>
      <!--NEWS-->
      <text:h text:style-name="P10" text:outline-level="1">
<text:span text:style-name="T4">
Smoke from forest fires in Canada reached Afghanistan</text:span>
</text:h>
      <text:p text:style-name="P4">
Authors: Ukrinform (Person)</text:p>
      <text:p text:style-name="P4">
Publisher: Укринформ (Organization)</text:p>
      <text:p text:style-name="P4">
Published Time: 2023-06-30T0:36:00+03:00</text:p>
      <text:p text:style-name="P4">
Modified Time: 2023-06-30T21:36:00+03:00</text:p>
      <text:p text:style-name="P4">
Description: Smoke from large -scale forest fires in Canada spread to Afghanistan and Siberia across the Atlantic. - Ukrinform.</text:p>
      <text:p text:style-name="P4">
Images: ['<text:a xlink:type="simple" xlink:href="https://static.ukrinform.com/photos/2023_06/thumb_files/630_360_1688150015-868.jpg" text:style-name="Internet_20_link" text:visited-style-name="Visited_20_Internet_20_Link">
630_360_16881...</text:a>
']</text:p>
      <text:p text:style-name="P4">
Tags: ['Афганістан', 'Канада', 'Пожежа', 'Супутник']</text:p>
      <text:p text:style-name="P4">
Type: Article</text:p>
      <!--METADATA-->
      <text:p text:style-name="P4">
<draw:frame draw:style-name="fr1" draw:name="Image75" text:anchor-type="as-char" svg:width="6.9236in" svg:height="3.956343in" draw:z-index="0">
<draw:image xlink:href="../Images/yкринформ/2023-06-30T0-36-00-03-00/630_360_1688150015-868.jpg" xlink:type="simple" xlink:show="embed" xlink:actuate="onLoad" draw:mime-type="image/jpeg"/>
</draw:frame>
The smoke of the waste forest fires in Canada spread to Afghanistan and Siberia through the Atlantic Ocean.</text:p>
      <text:p text:style-name="P4">
As Ukrinform reports, it reports <text:a xlink:type="simple" xlink:href="https://www.space.com/34-image-day.html" text:style-name="Internet_20_link" text:visited-style-name="Visited_20_Internet_20_Link">
Space.com</text:a>
.</text:p>
      <text:p text:style-name="P4">
In the picture of the Japanese meteorological satellite Himawari 9, the cloud of blue -speech frozen over the Asian continent, covering an area of more than one million -qual kilometers.</text:p>
      <text:p text:style-name="P4">
<text:span text:style-name="T5">
Foto: Space.com</text:span>
</text:p>
      <text:p text:style-name="P4">
The satellite made the photos from its location to geostationary orbiting 36 thousand kilometers above the ground.</text:p>
      <text:p text:style-name="P4">
A scientist from the British National Land Surveillance Center has processed a satellite image and highlighted a cloud of smoke with a red contour.</text:p>
      <text:p text:style-name="Quotations">

<text:p text:style-name="P4">
IT'S NOT ONLY CANADA THAT HAS Wildfires. This Video, from Japan's <text:a xlink:type="simple" xlink:href="https://twitter.com/hashtag/Himawari" text:style-name="Internet_20_link" text:visited-style-name="Visited_20_Internet_20_Link">
&gt;
 #Himawari&gt;
</text:a>
weather&gt;
 sat, shows smoke and wildfires in Siberia.  &gt;
  &gt;
  Watch on the left - one cluster of fires is powerful enough to trigger a&gt;
 HUGE thunderstorm! &gt;
  &gt;
  These storms are known as PyroCbs: <text:a xlink:type="simple" xlink:href="https://t.co/w8w028Jp08" text:style-name="Internet_20_link" text:visited-style-name="Visited_20_Internet_20_Link">
 https://t.co/w8w028Jp08&gt;
 </text:a>
<text:a xlink:type="simple" xlink:href="https://t.co/xvssV3Fh7i" text:style-name="Internet_20_link" text:visited-style-name="Visited_20_Internet_20_Link">
 pic.twitter.com/xvssV3Fh7i&gt;
 </text:a>
&gt;
&gt;
 — Simon Proud(@Simon_Sat)<text:a xlink:type="simple" xlink:href="https://twitter.com/simon_sat/status/1674746416550297607" text:style-name="Internet_20_link" text:visited-style-name="Visited_20_Internet_20_Link">
 June 30, 2023&gt;
 </text:a>
“It's Smoke from Canadian <text:a xlink:type="simple" xlink:href="https://www.ukrinform.ua/tag-pozeza" text:style-name="Internet_20_link" text:visited-style-name="Visited_20_Internet_20_Link">
fires</text:a>
. He went through the Atlantic and Europe and now extends from Afghanistan Dozer Baikal, ”<text:a xlink:type="simple" xlink:href="https://twitter.com/simon_sat/status/1674514550656315392" text:style-name="Internet_20_link" text:visited-style-name="Visited_20_Internet_20_Link">
wrote</text:a>
Land in Twitter.</text:p>

</text:p>
      <text:p text:style-name="P4">
<text:span text:style-name="T4">
 Read also: </text:span>
 [Number of forest fires in <text:span text:style-name="T4">
 Canada </text:span>
 by 2050 - minister(https://www.ukrinform.ua/rubric-world/3720806-kilkist-lisovih-pozez-u-kanadi-do-2050-roku-podvoitsa-ministr.html)As reported by Ukrinform, since the beginning of the year in Canada, about 2.7 million hectares of forest have been destroyed in Canada, which is comparable to the area of the entire Kiev region.</text:p>
      <text:p text:style-name="P4">
<text:span text:style-name="T5">
Foto: Euronews</text:span>
</text:p>
      <text:p text:style-name="P4">
News Source: <text:a xlink:type="simple" xlink:href="https://www.ukrinform.ua/rubric-world/3729996-dim-vid-lisovih-pozez-u-kanadi-sagnuv-afganistanu.html" text:style-name="Internet_20_link" text:visited-style-name="Visited_20_Internet_20_Link">
https://www.ukrinform.ua/rubric-world/3729996-dim-vid-lisovih-pozez-u-kanadi-sagnuv-afganistanu.html</text:a>
</text:p>
      <!--NEWS-->
      <text:h text:style-name="P10" text:outline-level="1">
<text:span text:style-name="T4">
The UN Council derives the peacekeeping mission of small</text:span>
</text:h>
      <text:p text:style-name="P4">
Authors: Ukrinform (Person)</text:p>
      <text:p text:style-name="P4">
Publisher: Укринформ (Organization)</text:p>
      <text:p text:style-name="P4">
Published Time: 2023-06-30T10:37:00+03:00</text:p>
      <text:p text:style-name="P4">
Modified Time: 2023-06-30T22:37:00+03:00</text:p>
      <text:p text:style-name="P4">
Description: The UN Security Council unanimously approved the decision to fully withdraw the peacekeeping forces of this organization. - Ukrinform.</text:p>
      <text:p text:style-name="P4">
Images: ['<text:a xlink:type="simple" xlink:href="https://static.ukrinform.com/photos/2017_09/thumb_files/630_360_1505824348-9034.jpg" text:style-name="Internet_20_link" text:visited-style-name="Visited_20_Internet_20_Link">
630_360_15058...</text:a>
']</text:p>
      <text:p text:style-name="P4">
Tags: ['Малі', 'Миротворці', 'Радбез ООН']</text:p>
      <text:p text:style-name="P4">
Type: Article</text:p>
      <!--METADATA-->
      <text:p text:style-name="P4">
<draw:frame draw:style-name="fr1" draw:name="Image77" text:anchor-type="as-char" svg:width="6.9236in" svg:height="3.956343in" draw:z-index="0">
<draw:image xlink:href="../Images/yкринформ/2023-06-30T10-37-00-03-00/630_360_1505824348-9034.jpg" xlink:type="simple" xlink:show="embed" xlink:actuate="onLoad" draw:mime-type="image/jpeg"/>
</draw:frame>
The UN Security Unanimously approved the decision to fully withdraw the peacekeeping force of the Small Organization.</text:p>
      <text:p text:style-name="P4">
It is reported by Ukrinform correspondent in New York.</text:p>
      <text:p text:style-name="P4">
Responsibility for security in the country will be entrusted to a transitional government, which reassures in power after the revolution of 2021.</text:p>
      <text:p text:style-name="P4">
UN Secretary General Anthony Guterrish called the Transitional Government for "Full Collection for Ordinary and Secure Staff and Assets withdrawal", which will last about six months.</text:p>
      <text:p text:style-name="P4">
According to the resolution approved, <text:a xlink:type="simple" xlink:href="https://www.ukrinform.ua/tag-mirotvorci" text:style-name="Internet_20_link" text:visited-style-name="Visited_20_Internet_20_Link">
peacekeeping forces</text:a>
They will begin the reduction of their adherence on Saturday and will be completely withdrawn from Small by January 1, 2024.</text:p>
      <text:p text:style-name="P4">
The mission created by the decision of the Council as of February 2023 numbered more than 15 thousand. persons.</text:p>
      <text:p text:style-name="P4">
<text:span text:style-name="T4">
 Read also: </text:span>
 <text:a xlink:type="simple" xlink:href="https://www.ukrinform.ua/rubric-world/3728590-mirotvorca-misia-oon-u-mali-moze-zaversitisa-naprikinci-cervna-zmi.html" text:style-name="Internet_20_link" text:visited-style-name="Visited_20_Internet_20_Link">
UN peacekeeping mission in <text:span text:style-name="T4">
 Mali </text:span>
 can end at the end of June - media</text:a>
As reports <text:a xlink:type="simple" xlink:href="https://news.un.org/en/story/2023/06/1138257" text:style-name="Internet_20_link" text:visited-style-name="Visited_20_Internet_20_Link">
UN press service</text:a>
, in recent years in the small and throughout the Sahal region, there has been surprised violence by armed groups and terrorist groups, resulting in 303 peacekeepers.</text:p>
      <text:p text:style-name="P4">
The conditions of the contingent's stay have also worsened due to climatic changes in the hip of inter -social tension due to limited resources that have become a major factors of violence, instability and cross -border trading.</text:p>
      <text:p text:style-name="P4">
As reported by Ukrinform, the US Administration revealed that [the transitional government Mali was paid by Wagner PEC]](https://www.ukrinform.ua/amp/rubric-world/3729978-perehidnij-urad-mali-viplativ-pvk-vagner-ponad-200-miljoniv-bilij-dim.html)More than $ 200 million, but the presence of Russian mercenaries has only worsened the security situation of Ukraine.</text:p>
      <text:p text:style-name="P4">
<text:span text:style-name="T4">
 Read also: </text:span>
 <text:a xlink:type="simple" xlink:href="https://www.ukrinform.ua/rubric-world/3724024-vlada-mali-prosit-oon-vivesti-mirotvorciv.html" text:style-name="Internet_20_link" text:visited-style-name="Visited_20_Internet_20_Link">
Power <text:span text:style-name="T4">
 Small </text:span>
 asks the UN to withdraw peacekeeps</text:a>
The White House was pointed to the efforts of the Wagner PEC aimed at displacing the UN Mali, which interferes with the interests of Russian mercenaries.</text:p>
      <text:p text:style-name="P4">
The Transitional Government of Mali in early June abolished the consent to the placement of the Minusma UN Stabilization Mission in the country and insisted on the immediate peacekeepers.</text:p>
      <text:p text:style-name="P4">
News Source: <text:a xlink:type="simple" xlink:href="https://www.ukrinform.ua/rubric-world/3730009-radbez-oon-vivodit-mirotvorcu-misiu-z-mali.html" text:style-name="Internet_20_link" text:visited-style-name="Visited_20_Internet_20_Link">
https://www.ukrinform.ua/rubric-world/3730009-radbez-oon-vivodit-mirotvorcu-misiu-z-mali.html</text:a>
</text:p>
      <!--NEWS-->
      <text:h text:style-name="P10" text:outline-level="1">
<text:span text:style-name="T4">
Ukraine and Lithuania will cooperate in the field of digitalization of cultural heritage</text:span>
</text:h>
      <text:p text:style-name="P4">
Authors: Ukrinform (Person)</text:p>
      <text:p text:style-name="P4">
Publisher: Укринформ (Organization)</text:p>
      <text:p text:style-name="P4">
Published Time: 2023-06-30T11:40:15+03:00</text:p>
      <text:p text:style-name="P4">
Modified Time: 2023-06-30T22:40:15+03:00</text:p>
      <text:p text:style-name="P4">
Description: The Ministry of Culture and Information Policy discussed with Lithuania representatives further cooperation and strengthening of steps in the field of information security and digitalization of the cultural heritage of Ukraine. - Ukrinform.</text:p>
      <text:p text:style-name="P4">
Images: ['<text:a xlink:type="simple" xlink:href="https://static.ukrinform.com/photos/2023_05/thumb_files/630_360_1683304526-994.jpg" text:style-name="Internet_20_link" text:visited-style-name="Visited_20_Internet_20_Link">
630_360_16833...</text:a>
']</text:p>
      <text:p text:style-name="P4">
Tags: ['Культурна спадщина', 'Литва', 'МКІП ', 'Діджиталізація']</text:p>
      <text:p text:style-name="P4">
Type: Article</text:p>
      <!--METADATA-->
      <text:p text:style-name="P4">
<draw:frame draw:style-name="fr1" draw:name="Image78" text:anchor-type="as-char" svg:width="6.9236in" svg:height="3.956343in" draw:z-index="0">
<draw:image xlink:href="../Images/yкринформ/2023-06-30T11-40-15-03-00/630_360_1683304526-994.jpg" xlink:type="simple" xlink:show="embed" xlink:actuate="onLoad" draw:mime-type="image/jpeg"/>
</draw:frame>
In the Ministry of Culture and Information Policy, they discussed further cooperation with representatives and strengthening of steps in the field of information security of the tadididization of the cultural heritage of Ukraine.</text:p>
      <text:p text:style-name="P4">
About it reports <text:a xlink:type="simple" xlink:href="https://mkip.gov.ua/news/9405.html" text:style-name="Internet_20_link" text:visited-style-name="Visited_20_Internet_20_Link">
press service</text:a>
ministries, Ukrinform reports.</text:p>
      <text:p text:style-name="P4">
"The Ukrainian side expressed its sincere gratitude to Lithuania and its citizens in supporting the cultural front, since such support is expressed not only by words but by specific actions," the message reads.</text:p>
      <text:p text:style-name="P4">
As it is noted, Deputy Minister Taras Shevchenko congratulated the implementation of the additional restrictions and prohibitions on the broadcasting of Russian channels. He emphasized the need to continue this process of tasasidation of larger <text:a xlink:type="simple" xlink:href="https://www.ukrinform.ua/tag-sankcii" text:style-name="Internet_20_link" text:visited-style-name="Visited_20_Internet_20_Link">
sanctions</text:a>
Tam Forest restrictions on Russian television companies and media.</text:p>
      <text:p text:style-name="P4">
Shevchenko also emphasized the need to combine efforts and continue the coordination in promoting the Information Ramstein initiative in spheric information security, including sanctions policy.</text:p>
      <text:p text:style-name="P4">
In turn, Deputy Minister Anastasia Bondar informed about the situation of the side sphere, the main challenges of which are the Digitalization of the Non -Ackruging Cultural Heritage, Museum Exhibits and the Intangible Cultural Heritage of Ukraine.</text:p>
      <text:p text:style-name="P4">
<text:span text:style-name="T4">
 Read also: </text:span>
 <text:a xlink:type="simple" xlink:href="https://www.ukrinform.ua/rubric-culture/3725803-mkip-ta-predstavniki-unesko-obgovorili-zberezenna-kulturnoi-spadsini.html" text:style-name="Internet_20_link" text:visited-style-name="Visited_20_Internet_20_Link">
MKIP and UNESCO representatives discussed the preservation of the cultural heritage</text:a>
She noted a fruitful collaboration with Lithuanian institutions in the field of immucosal business, conducting trainings to exchange experiences between experts, grants and scholarships, as well as broad cooperation with the library network to restore individual objects.</text:p>
      <text:p text:style-name="P4">
The Lithuanian side has confirmed its full support in this struggle and expressed its readiness for further cooperation.</text:p>
      <text:p text:style-name="P4">
News Source: <text:a xlink:type="simple" xlink:href="https://www.ukrinform.ua/rubric-culture/3730011-ukraina-ta-litva-spivpracuvatimut-u-sferi-didzitalizacii-kulturnoi-spadsini.html" text:style-name="Internet_20_link" text:visited-style-name="Visited_20_Internet_20_Link">
https://www.ukrinform.ua/rubric-culture/3730011-ukraina-ta-litva-spivpracuvatimut-u-sferi-didzitalizacii-kulturnoi-spadsini.html</text:a>
</text:p>
      <!--NEWS-->
      <text:h text:style-name="P10" text:outline-level="1">
<text:span text:style-name="T4">
Moldovan authorities have put all state institutions, as well as law enforcement agencies on ...</text:span>
</text:h>
      <text:p text:style-name="P4">
Authors: liveuamap (Language: en)</text:p>
      <text:p text:style-name="P4">
Time: 2023-06-30T12:20:40</text:p>
      <text:p text:style-name="P4">
Location: Chișinău, Chișinău (Latitude:47.02821 Longtitude:28.82791)</text:p>
      <text:p text:style-name="P4">
Videos: []</text:p>
      <text:p text:style-name="P4">
Images: []</text:p>
      <text:p text:style-name="P4">
Tags: ["Moldova"]</text:p>
      <text:p text:style-name="P4">
Id: 22572734</text:p>
      <!--METADATA-->
      <text:p text:style-name="P4">
Moldovan authorities have put all state institutions, as well as lawenforcement agencies on high alert after the deadly shooting at the ChisinauAirport - President Maia Sandu. According to her, two people killed as aresult of the shooting - a border guard and an employee of the airportsecurity service</text:p>
      <text:p text:style-name="P4">
News Collection Link: <text:a xlink:type="simple" xlink:href="https:\/\/moldova.liveuamap.com\/en\/2023\/30-june-moldovan-authorities-have-put-all-state-institutions" text:style-name="Internet_20_link" text:visited-style-name="Visited_20_Internet_20_Link">
https:\/\/moldova.liveuamap.com\/en\/2023\/30-june-moldovan-authorities-have-put-all-state-institutions</text:a>
</text:p>
      <text:p text:style-name="P4">
News Source: <text:a xlink:type="simple" xlink:href="https://t.me/ukrpravda_news/32609" text:style-name="Internet_20_link" text:visited-style-name="Visited_20_Internet_20_Link">
https://t.me/ukrpravda_news/32609</text:a>
</text:p>
      <!--NEWS-->
      <text:h text:style-name="P10" text:outline-level="1">
<text:span text:style-name="T4">
Suspected shooter at Chișinău airport is Tajikistan citizen</text:span>
</text:h>
      <text:p text:style-name="P4">
Authors: liveuamap (Language: en)</text:p>
      <text:p text:style-name="P4">
Time: 2023-06-30T12:26:07</text:p>
      <text:p text:style-name="P4">
Location: Chișinău, Chișinău (Latitude:46.93264 Longtitude:28.93556)</text:p>
      <text:p text:style-name="P4">
Videos: []</text:p>
      <text:p text:style-name="P4">
Images: []</text:p>
      <text:p text:style-name="P4">
Tags: ["Moldova", "Central Asia"]</text:p>
      <text:p text:style-name="P4">
Id: 22572735</text:p>
      <!--METADATA-->
      <text:p text:style-name="P4">
Suspected shooter at Chișinău airport is Tajikistan citizen</text:p>
      <text:p text:style-name="P4">
News Collection Link: <text:a xlink:type="simple" xlink:href="https:\/\/moldova.liveuamap.com\/en\/2023\/30-june-suspected-shooter-at-chiinu-airport-is-tajikistan" text:style-name="Internet_20_link" text:visited-style-name="Visited_20_Internet_20_Link">
https:\/\/moldova.liveuamap.com\/en\/2023\/30-june-suspected-shooter-at-chiinu-airport-is-tajikistan</text:a>
</text:p>
      <text:p text:style-name="P4">
News Source: <text:a xlink:type="simple" xlink:href="https://t.me/babel/34826" text:style-name="Internet_20_link" text:visited-style-name="Visited_20_Internet_20_Link">
https://t.me/babel/34826</text:a>
</text:p>
      <!--NEWS-->
      <text:h text:style-name="P10" text:outline-level="1">
<text:span text:style-name="T4">
Truskavets will build a mineral water plant on a German project</text:span>
</text:h>
      <text:p text:style-name="P4">
Authors: Ukrinform (Person)</text:p>
      <text:p text:style-name="P4">
Publisher: Укринформ (Organization)</text:p>
      <text:p text:style-name="P4">
Published Time: 2023-06-30T12:48:41+03:00</text:p>
      <text:p text:style-name="P4">
Modified Time: 2023-06-30T22:48:41+03:00</text:p>
      <text:p text:style-name="P4">
Description: In Truskavets in Lviv region, a mineral water plant will be built according to the German project. - Ukrinform.</text:p>
      <text:p text:style-name="P4">
Images: ['<text:a xlink:type="simple" xlink:href="https://static.ukrinform.com/photos/2020_09/thumb_files/630_360_1601380501-828.jpg" text:style-name="Internet_20_link" text:visited-style-name="Visited_20_Internet_20_Link">
630_360_16013...</text:a>
']</text:p>
      <text:p text:style-name="P4">
Tags: ['Німеччина', 'Вода', 'Завод', 'Трускавець']</text:p>
      <text:p text:style-name="P4">
Type: Article</text:p>
      <!--METADATA-->
      <text:p text:style-name="P4">
<draw:frame draw:style-name="fr1" draw:name="Image82" text:anchor-type="as-char" svg:width="6.9236in" svg:height="3.956343in" draw:z-index="0">
<draw:image xlink:href="../Images/yкринформ/2023-06-30T12-48-41-03-00/630_360_1601380501-828.jpg" xlink:type="simple" xlink:show="embed" xlink:actuate="onLoad" draw:mime-type="image/jpeg"/>
</draw:frame>
In the city Truskavets in Lviv region will build a mineral water plant according to the German project.</text:p>
      <text:p text:style-name="P4">
The mayor Andriy Kulchytsky, the expense of the International Resort and Recreation Forum, reported this to the journalists, correspondentation.</text:p>
      <text:p text:style-name="P4">
“We have a huge, modern Truskavetska mineral waterskaya mineral water plant to build. The plant itself is planned to build, its estimated value - somewhere at least $ 35 million, ” - said.</text:p>
      <text:p text:style-name="P4">
He added that the negotiations on the purchase of the land have already passed, geological intelligence was already conducted, and in <text:a xlink:type="simple" xlink:href="https://www.ukrinform.ua/tag-nimeccina" text:style-name="Internet_20_link" text:visited-style-name="Visited_20_Internet_20_Link">
Germany</text:a>
They ordered the projectors who carry out projected work.</text:p>
      <text:p text:style-name="P4">
“The plant is planned to be built on a purchased private plot within the Truskavets. The investor pays money, and the German quality of the project guarantees the safety of production, ”Kulchytsky added.</text:p>
      <text:p text:style-name="P4">
<text:span text:style-name="T4">
 Read also: </text:span>
 <text:a xlink:type="simple" xlink:href="https://www.ukrinform.ua/rubric-society/3721008-na-tankovomu-zavodi-rheinmetall-v-ukraini-pracuvatimut-miscevi-specialisti-kerivnik-koncernu.html" text:style-name="Internet_20_link" text:visited-style-name="Visited_20_Internet_20_Link">
on the tank <text:span text:style-name="T4">
 plant </text:span>
 and Rheinmetall in Ukraine will work local specialists - concern head</text:a>
According to the mayor of Andriy Kulchytsky, the Truskavets community region in 2023 came up to $ 100 million in Truskavets, and the mentality will continue.</text:p>
      <text:p text:style-name="P4">
In Truskavets in Lviv region, June 29-30 is passing <text:a xlink:type="simple" xlink:href="https://www.ukrinform.ua/rubric-regions/3729638-u-truskavci-rozpocav-robotu-miznarodnij-kurortnorekreacijnij-forum.html" text:style-name="Internet_20_link" text:visited-style-name="Visited_20_Internet_20_Link">
International Resort and Recreation Forum</text:a>
, in which experts discuss the development of the concept of an effective resort rehabilitation system for persons affected by war.</text:p>
      <text:p text:style-name="P4">
_ Photo illustrative _</text:p>
      <text:p text:style-name="P4">
News Source: <text:a xlink:type="simple" xlink:href="https://www.ukrinform.ua/rubric-economy/3730012-u-truskavci-pobuduut-zavod-mineralnih-vod-za-nimeckim-proektom.html" text:style-name="Internet_20_link" text:visited-style-name="Visited_20_Internet_20_Link">
https://www.ukrinform.ua/rubric-economy/3730012-u-truskavci-pobuduut-zavod-mineralnih-vod-za-nimeckim-proektom.html</text:a>
</text:p>
      <!--NEWS-->
      <text:h text:style-name="P10" text:outline-level="1">
<text:span text:style-name="T4">
Journalists have installed persons nearly 27 thousand military Russian Federation liquidated in Ukraine</text:span>
</text:h>
      <text:p text:style-name="P4">
Authors: Ukrinform (Person)</text:p>
      <text:p text:style-name="P4">
Publisher: Укринформ (Organization)</text:p>
      <text:p text:style-name="P4">
Published Time: 2023-06-30T13:59:00+03:00</text:p>
      <text:p text:style-name="P4">
Modified Time: 2023-06-30T22:59:00+03:00</text:p>
      <text:p text:style-name="P4">
Description: The Human Rights Portal "Mediazon" and the Russian BBC Service with the support of volunteers were named 26,801 of the Russian serviceman who died in the war against Ukraine.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Загибель', 'Журналіст', 'Російські військові', 'Війна з Росією']</text:p>
      <text:p text:style-name="P4">
Type: Article</text:p>
      <!--METADATA-->
      <text:p text:style-name="P4">
<draw:frame draw:style-name="fr1" draw:name="Image83" text:anchor-type="as-char" svg:width="6.9236in" svg:height="3.956343in" draw:z-index="0">
<draw:image xlink:href="../Images/yкринформ/2023-06-30T13-59-00-03-00/630_360_1649246846-820.jpg" xlink:type="simple" xlink:show="embed" xlink:actuate="onLoad" draw:mime-type="image/jpeg"/>
</draw:frame>
The Human Rights Portal "Mediazon" and the Russian BBC Service with the support of volunteers established the names 26,801 of the Russian serviceman, the dead war against Ukraine.</text:p>
      <text:p text:style-name="P4">
About it reports Ukrinform with reference to <text:a xlink:type="simple" xlink:href="http://zona.media/casualties" text:style-name="Internet_20_link" text:visited-style-name="Visited_20_Internet_20_Link">
site "Mediosones"</text:a>
.</text:p>
      <text:p text:style-name="P4">
At the same time, the number of confirmed killed among the prisoners exceeded five thousand. The journalists also confirmed the death of 2674 mobilized Russians.</text:p>
      <text:p text:style-name="P4">
In addition, by June 30, more than 2250 officers of the Russian army and other law enforcement agencies were confirmed. 263 of them - in the rank of a heater and above.</text:p>
      <text:p text:style-name="P4">
There are also 176 cases of death of military pilots. In connection with this publication, it reminds that the preparation of one front aircraft pilot of the first class is 7-8 years and costs about $ 3.4 million.</text:p>
      <text:p text:style-name="P4">
<text:span text:style-name="T4">
 Read also: </text:span>
 <text:a xlink:type="simple" xlink:href="https://www.ukrinform.ua/rubric-ato/3729020-ukrainski-bijci-iglou-zbili-rosijskij-vinisuvac-su25.html" text:style-name="Internet_20_link" text:visited-style-name="Visited_20_Internet_20_Link">
Ukrainian fighters "Igla" <text:span text:style-name="T4">
 knocked down </text:span>
 Russian fighter-25</text:a>
Most of the dead - from the Sverdlovsk region, Krasnodar region, Chelyabinsk region, Bashkirria, Buryatia and Rostov region.</text:p>
      <text:p text:style-name="P4">
Journalists collect information about the dead <text:a xlink:type="simple" xlink:href="https://www.ukrinform.ua/tag-rosijski-vijskovi" text:style-name="Internet_20_link" text:visited-style-name="Visited_20_Internet_20_Link">
Russian military</text:a>
from the beginning of hostilities. Domonitoring is only those whose deaths have been established on the grounds of the open sources. Researchers emphasize that the real number of dead can be several times higher. In addition, an unknown number of missing missing.</text:p>
      <text:p text:style-name="P4">
According to the General Staff of the Armed Forces of Ukraine as of June 30, 228 340 Russian invaders were reported.</text:p>
      <text:p text:style-name="P4">
News Source: <text:a xlink:type="simple" xlink:href="https://www.ukrinform.ua/rubric-ato/3730008-zurnalisti-vstanovili-osobi-majze-27-tisac-vijskovih-rf-likvidovanih-v-ukraini.html" text:style-name="Internet_20_link" text:visited-style-name="Visited_20_Internet_20_Link">
https://www.ukrinform.ua/rubric-ato/3730008-zurnalisti-vstanovili-osobi-majze-27-tisac-vijskovih-rf-likvidovanih-v-ukraini.html</text:a>
</text:p>
      <!--NEWS-->
      <text:h text:style-name="P10" text:outline-level="1">
<text:span text:style-name="T4">
The players of the Ukrainian youth arrived in the club-Napoki for the quarterfinals Euro 2023</text:span>
</text:h>
      <text:p text:style-name="P4">
Authors: Ukrinform (Person)</text:p>
      <text:p text:style-name="P4">
Publisher: Укринформ (Organization)</text:p>
      <text:p text:style-name="P4">
Published Time: 2023-06-30T15:00:00+03:00</text:p>
      <text:p text:style-name="P4">
Modified Time: 2023-06-30T23:00:00+03:00</text:p>
      <text:p text:style-name="P4">
Description: The youth team of Ukraine (players to 21st) from Romania's capital, Bucharest, arrived at the club-Napoki, where on Sunday, July 2, will hold a quarter-final match of the European Championship against peers from France. - Ukrinform.</text:p>
      <text:p text:style-name="P4">
Images: ['<text:a xlink:type="simple" xlink:href="https://static.ukrinform.com/photos/2023_06/thumb_files/630_360_1688155471-489.jpg" text:style-name="Internet_20_link" text:visited-style-name="Visited_20_Internet_20_Link">
630_360_16881...</text:a>
']</text:p>
      <text:p text:style-name="P4">
Tags: ['Футбол']</text:p>
      <text:p text:style-name="P4">
Type: Article</text:p>
      <!--METADATA-->
      <text:p text:style-name="P4">
<draw:frame draw:style-name="fr1" draw:name="Image84" text:anchor-type="as-char" svg:width="6.9236in" svg:height="3.956343in" draw:z-index="0">
<draw:image xlink:href="../Images/yкринформ/2023-06-30T15-00-00-03-00/630_360_1688155471-489.jpg" xlink:type="simple" xlink:show="embed" xlink:actuate="onLoad" draw:mime-type="image/jpeg"/>
</draw:frame>
Ukrainian Youth Football Team(Players up to 21st)From the capital of Romania, Bucharest arranged to Kluzh-Napoki, where on Sunday, July 2, he will hold a quarter-final final of the Europa against peers from France.</text:p>
      <text:p text:style-name="P4">
The match on Kluzh-Arena will start at 22.00 in Kiev, reports.</text:p>
      <text:p text:style-name="P4">
The winner of the confrontation will play in Kutaisa(Georgia)July 5 in the semifinals.</text:p>
      <text:p text:style-name="P4">
<text:span text:style-name="T4">
 Read also: </text:span>
 <text:a xlink:type="simple" xlink:href="https://www.ukrinform.ua/rubric-sports/3729971-zinoca-zbirna-ukraini-z-plaznogo-futbolu-vijsla-u-final-iii-evropejskih-igor.html" text:style-name="Internet_20_link" text:visited-style-name="Visited_20_Internet_20_Link">
Women's team of Ukraine from beach <text:span text:style-name="T4">
 Football </text:span>
 U came out of the III European Games</text:a>
The youth Euro 2023 youth finals will take place on July 8 in Batumi(Georgia).</text:p>
      <text:p text:style-name="P4">
Фото: uaf.ua.</text:p>
      <text:p text:style-name="P4">
News Source: <text:a xlink:type="simple" xlink:href="https://www.ukrinform.ua/rubric-sports/3730013-futbolisti-ukrainskoi-molodizki-pribuli-do-kluznapoki-na-cvertfinal-evro2023.html" text:style-name="Internet_20_link" text:visited-style-name="Visited_20_Internet_20_Link">
https://www.ukrinform.ua/rubric-sports/3730013-futbolisti-ukrainskoi-molodizki-pribuli-do-kluznapoki-na-cvertfinal-evro2023.html</text:a>
</text:p>
      <!--NEWS-->
      <text:h text:style-name="P10" text:outline-level="1">
<text:span text:style-name="T4">
War in Ukraine requires creative effort on the way to a just peace - Pope Roman</text:span>
</text:h>
      <text:p text:style-name="P4">
Authors: Ukrinform (Person)</text:p>
      <text:p text:style-name="P4">
Publisher: Укринформ (Organization)</text:p>
      <text:p text:style-name="P4">
Published Time: 2023-06-30T15:11:07+03:00</text:p>
      <text:p text:style-name="P4">
Modified Time: 2023-06-30T15:11:07+03:00</text:p>
      <text:p text:style-name="P4">
Description: During a meeting with a delegation of the Patriarchate of Constantinople, Pope Francis mentioned the war against Ukraine and emphasized the need for joint efforts to find ways to peace. - Ukrinform.</text:p>
      <text:p text:style-name="P4">
Images: ['<text:a xlink:type="simple" xlink:href="https://static.ukrinform.com/photos/2023_06/thumb_files/630_360_1688127039-115.jpeg" text:style-name="Internet_20_link" text:visited-style-name="Visited_20_Internet_20_Link">
630_360_16881...</text:a>
']</text:p>
      <text:p text:style-name="P4">
Tags: ['Папа Франциск', 'Війна з Росією']</text:p>
      <text:p text:style-name="P4">
Type: Article</text:p>
      <!--METADATA-->
      <text:p text:style-name="P4">
<draw:frame draw:style-name="fr1" draw:name="Image85" text:anchor-type="as-char" svg:width="6.9236in" svg:height="3.956343in" draw:z-index="0">
<draw:image xlink:href="../Images/yкринформ/2023-06-30T15-11-07-03-00/630_360_1688127039-115.jpeg" xlink:type="simple" xlink:show="embed" xlink:actuate="onLoad" draw:mime-type="image/jpeg"/>
</draw:frame>
During a meeting with a delegation of the Patriarchate of Constantinople, the Paparimi Francis mentioned the war against Ukraine and emphasized the inadequacy of joint efforts in finding ways to peace.</text:p>
      <text:p text:style-name="P4">
About it reports <text:a xlink:type="simple" xlink:href="https://www.vaticannews.va/uk/pope/news/2023-06/papa-delegaziji-konstantynopolskogo-patriarhatu.html" text:style-name="Internet_20_link" text:visited-style-name="Visited_20_Internet_20_Link">
Vatican News</text:a>
, reports Ukrinform</text:p>
      <text:p text:style-name="P4">
"The tragic reality of this war, which seems to have no end, requires all the common creative efforts to imagine and implement ways to peace, a religious and stable peace," the Pontiff said.</text:p>
      <text:p text:style-name="P4">
The Pope noted that a meeting with the delegation of the Patriarchate of Constantinople, which was made to Rome to celebrate on the occasion of Saints Peter and Paul's Day, took place in the atmosphere of various anxieties, including the theme of peace, "especially in suffering Ukraine".</text:p>
      <text:p text:style-name="P4">
According to him, the war of Russia against Ukraine "demonstrates that all <text:a xlink:type="simple" xlink:href="https://www.ukrinform.ua/rubric-ato" text:style-name="Internet_20_link" text:visited-style-name="Visited_20_Internet_20_Link">
wars</text:a>
In fact, it is a disaster. " Franchat also mentioned the destruction of the Russians of the Dams of the Kakhovka Hydroelectric Power Plant, after which the long -lived of the southern regions of Ukraine were forced to leave homes.</text:p>
      <text:p text:style-name="P4">
<text:span text:style-name="T4">
 Read also: </text:span>
 <text:a xlink:type="simple" xlink:href="https://www.ukrinform.ua/rubric-world/3728954-papa-rimskij-zaklikav-prodovzuvati-molitisa-za-bagatostrazdalnu-ukrainu.html" text:style-name="Internet_20_link" text:visited-style-name="Visited_20_Internet_20_Link">
<text:span text:style-name="T4">
 Pope </text:span>
 <text:span text:style-name="T4">
 Roman </text:span>
 urged to continue praying for "long -suffering Ukraine"</text:a>
"As the disciples of Christ, we cannot accept the war, but we have the duty to work together for peace," the Pope said.</text:p>
      <text:p text:style-name="P4">
As reported by Ukrinform, the wives of Ukrainian diplomats at meetings of the Ivselensky Patriarch Bartholomew in Istanbul and Pope Francis Ivkikov called on spiritual leaders to promote the liberation of Ukrainian prisoners of prisoners of nuclear terrorism and ecocid.</text:p>
      <text:p text:style-name="P4">
<text:span text:style-name="T5">
Foto: Vaticannews.va</text:span>
</text:p>
      <text:p text:style-name="P4">
News Source: <text:a xlink:type="simple" xlink:href="https://www.ukrinform.ua/rubric-society/3729829-vijna-v-ukraini-vimagae-kreativnih-zusil-na-slahu-do-spravedlivogo-miru-papa-rimskij.html" text:style-name="Internet_20_link" text:visited-style-name="Visited_20_Internet_20_Link">
https://www.ukrinform.ua/rubric-society/3729829-vijna-v-ukraini-vimagae-kreativnih-zusil-na-slahu-do-spravedlivogo-miru-papa-rimskij.html</text:a>
</text:p>
      <!--NEWS-->
      <text:h text:style-name="P10" text:outline-level="1">
<text:span text:style-name="T4">
The SBU reported the suspicion of the captain of the Russian vessel who sent military equipment from Syria to Crimea</text:span>
</text:h>
      <text:p text:style-name="P4">
Authors: Ukrinform (Person)</text:p>
      <text:p text:style-name="P4">
Publisher: Укринформ (Organization)</text:p>
      <text:p text:style-name="P4">
Published Time: 2023-06-30T15:14:00+03:00</text:p>
      <text:p text:style-name="P4">
Modified Time: 2023-06-30T15:14:00+03:00</text:p>
      <text:p text:style-name="P4">
Description: The Security Service of Ukraine reported the suspicion of the captain of the Russian cargo vessel SPARTA IV Alexei Tereshchenko, who helped to transfer to Ukraine the military equipment of the Russian Federation from Syria. - Ukrinform.</text:p>
      <text:p text:style-name="P4">
Images: ['<text:a xlink:type="simple" xlink:href="https://static.ukrinform.com/photos/2023_02/thumb_files/630_360_1676694829-157.jpg" text:style-name="Internet_20_link" text:visited-style-name="Visited_20_Internet_20_Link">
630_360_16766...</text:a>
']</text:p>
      <text:p text:style-name="P4">
Tags: ['Крим', 'Підозра', 'СБУ', 'Сирія', 'Корабель', 'Війна з Росією']</text:p>
      <text:p text:style-name="P4">
Type: Article</text:p>
      <!--METADATA-->
      <text:p text:style-name="P4">
<draw:frame draw:style-name="fr1" draw:name="Image86" text:anchor-type="as-char" svg:width="6.9236in" svg:height="3.956343in" draw:z-index="0">
<draw:image xlink:href="../Images/yкринформ/2023-06-30T15-14-00-03-00/630_360_1676694829-157.jpg" xlink:type="simple" xlink:show="embed" xlink:actuate="onLoad" draw:mime-type="image/jpeg"/>
</draw:frame>
The Service of Ukraine reported the suspicion of the captain of Russian cargo vessels IV Alexei Tereshchenko, who helped to transfer to Ukraine the military equipment of the Russian Federation from Syria.</text:p>
      <text:p text:style-name="P4">
According to Ukrinform, the SBU reports in <text:a xlink:type="simple" xlink:href="https://t.me/SBUkr/8821" text:style-name="Internet_20_link" text:visited-style-name="Visited_20_Internet_20_Link">
telegram</text:a>
.</text:p>
      <text:p text:style-name="P4">
For hidden transportation of cargo the enemy was used by civilian vessels belonging to the trade fleet of the Russian Federation, the message is reported.</text:p>
      <text:p text:style-name="P4">
It was established that from February 25 to March 7, 2023, the dry cargo under the leadership of the Mereshchenko illegally transferred to the Novorossiysk Party of Combat Equipment of the Vali Base of the Russian Federation in the Syrian port of Tartus.</text:p>
      <text:p text:style-name="P4">
It is about two rocket-gun complexes "shezir-C1", 11 cars "Ural-4320" with trailers, 200 uncorrected jet shells for system gun fire.</text:p>
      <text:p text:style-name="P4">
Then the enemy equipment was taken to the temporarily occupied Crimea for the use of Russian groups on the Southern Front.</text:p>
      <text:p text:style-name="P4">
Based on the evidence collected by investigators <text:a xlink:type="simple" xlink:href="https://www.ukrinform.ua/tag-sbu" text:style-name="Internet_20_link" text:visited-style-name="Visited_20_Internet_20_Link">
SBU</text:a>
Tereshchenko reported suspicion under Part 5 of Art. 27 and Part 2 of Art. 437 Criminal Code of Ukraine(планування, підготовка, розв’язування та ведення агресивноївійни).</text:p>
      <text:p text:style-name="P4">
<text:span text:style-name="T4">
Читайте також:</text:span>
 <text:a xlink:type="simple" xlink:href="https://www.ukrinform.ua/rubric-ato/3729444-specpriznacenci-sbu-za-tizden-znisili-50-odinic-rosijskoi-tehniki.html" text:style-name="Internet_20_link" text:visited-style-name="Visited_20_Internet_20_Link">
 <text:span text:style-name="T4">
Спецпризначенці</text:span>
 <text:span text:style-name="T4">
СБУ</text:span>
 за <text:span text:style-name="T4">
тиждень</text:span>
 <text:span text:style-name="T4">
знищили</text:span>
 50<text:span text:style-name="T4">
одиниць</text:span>
 <text:span text:style-name="T4">
російської</text:span>
 <text:span text:style-name="T4">
техніки</text:span>
 </text:a>
</text:p>
      <text:p text:style-name="P4">
Оскільки фігурант перебуває на території Росії, тривають комплексні заходи дляпритягнення його до відповідальності за злочини проти України.</text:p>
      <text:p text:style-name="P4">
Зловмиснику загрожує до 15 років тюрми.</text:p>
      <text:p text:style-name="P4">
Як повідомляв Укрінформ, у червні <text:a xlink:type="simple" xlink:href="https://www.ukrinform.ua/rubric-regions/3727177-u-dnipri-sbu-zatrimala-rosianina-akij-keruvav-vivezennam-z-ukraini-titanu-dla-kalibriv.html" text:style-name="Internet_20_link" text:visited-style-name="Visited_20_Internet_20_Link">
 СБУ затримала у Дніпрі росіянинаОлександра Федосеєва </text:a>
, which is the "right hand" of the sub -billionaire Mikhail Shelkov and managed the removal of titanium from Ukraine for the production of winged rockets of the type "caliber".</text:p>
      <text:p text:style-name="P4">
News Source: <text:a xlink:type="simple" xlink:href="https://www.ukrinform.ua/rubric-crimea/3729830-sbu-povidomila-pro-pidozru-kapitanu-sudna-rf-akij-dopravlav-vijskovu-tehniku-iz-sirii-do-krimu.html" text:style-name="Internet_20_link" text:visited-style-name="Visited_20_Internet_20_Link">
https://www.ukrinform.ua/rubric-crimea/3729830-sbu-povidomila-pro-pidozru-kapitanu-sudna-rf-akij-dopravlav-vijskovu-tehniku-iz-sirii-do-krimu.html</text:a>
</text:p>
      <!--NEWS-->
      <text:h text:style-name="P10" text:outline-level="1">
<text:span text:style-name="T4">
Kakhovskaya hydroelectric power station has harmed the environment for ₴ 146 billion</text:span>
</text:h>
      <text:p text:style-name="P4">
Authors: Ukrinform (Person)</text:p>
      <text:p text:style-name="P4">
Publisher: Укринформ (Organization)</text:p>
      <text:p text:style-name="P4">
Published Time: 2023-06-30T15:18:38+03:00</text:p>
      <text:p text:style-name="P4">
Modified Time: 2023-06-30T15:18:38+03:00</text:p>
      <text:p text:style-name="P4">
Description: The estimated amount of losses caused to the environment due to the blast of the Kakhovskaya hydroelectric power station is UAH 146 billion. - Ukrinform.</text:p>
      <text:p text:style-name="P4">
Images: ['<text:a xlink:type="simple" xlink:href="https://static.ukrinform.com/photos/2023_06/thumb_files/630_360_1686406508-777.jpeg" text:style-name="Internet_20_link" text:visited-style-name="Visited_20_Internet_20_Link">
630_360_16864...</text:a>
']</text:p>
      <text:p text:style-name="P4">
Tags: ['Екологія', 'Каховська ГЕС', 'Збитки', 'Довкілля']</text:p>
      <text:p text:style-name="P4">
Type: Article</text:p>
      <!--METADATA-->
      <text:p text:style-name="P4">
<draw:frame draw:style-name="fr1" draw:name="Image87" text:anchor-type="as-char" svg:width="6.9236in" svg:height="3.956343in" draw:z-index="0">
<draw:image xlink:href="../Images/yкринформ/2023-06-30T15-18-38-03-00/630_360_1686406508-777.jpeg" xlink:type="simple" xlink:show="embed" xlink:actuate="onLoad" draw:mime-type="image/jpeg"/>
</draw:frame>
The estimated amount of losses caused to the environment due to the blast of the Kakhovskaya Gesi Gested UAH 146 billion.</text:p>
      <text:p text:style-name="P4">
According to Ukrinform, the Minister of Protection of the Environment and Natural Resources of Ukraine Ruslan Streach in [Facebook] has informed about it.(https://www.facebook.com/ruslan.strelets/posts/pfbid034sAXSsDXB38XAJNdv4MEpfaaoVyq3BgD1kHXGa4RhScRW3kMwPF9dvhrqNkuLBRSl).</text:p>
      <text:p text:style-name="P4">
«Близько 146 мільярдів гривень. Така орієнтована сума завданих довкіллюзбитків від підриву Росією дамби Каховської ГЕС. Масштаб всіх збитків,завданих довкіллю війною нині, складно порахувати через неможливість зібративсі дані», - наголосив Стрілець.</text:p>
      <text:p text:style-name="P4">
Про наслідки для довкілля від активних воєнних дій, що тривають в Україні,йшлося під час засідання міжнародної групи, яку очолюють керівник ОфісуПрезидента Андрій Єрмак та ексвіцепрем’єр-міністр, колишній міністрзакордонних справ Швеції Маргот Вальстрем.</text:p>
      <text:p text:style-name="P4">
За словами міністра захисту довкілля, в результаті роботи цієї групи буденапрацьований комплексний документ, який допоможе оцінити наслідки війни длянавколишнього середовища. А також будуть розроблені рекомендації для пошукумеханізмів притягнення агресора до відповідальності за екологічні злочини таконцепцію відновлення довкілля.</text:p>
      <text:p text:style-name="P4">
<text:span text:style-name="T4">
Читайте також:</text:span>
 <text:a xlink:type="simple" xlink:href="https://www.ukrinform.ua/rubric-economy/3729737-pidriv-kahovskoi-ges-minekonomiki-vze-narahuvalo-2-milardi-pramih-zbitkiv.html" text:style-name="Internet_20_link" text:visited-style-name="Visited_20_Internet_20_Link">
 Підрив Каховської ГЕС: <text:span text:style-name="T4">
Мінеконом</text:span>
 іки вже нарахувало$2 мільярди прямих збитків </text:a>
“The government takes unprecedented steps to get help people who suffered losses through the war. The nature of the silent sacrifice of this war. She cannot turn into an "action" that she has destroyed home. Therefore, we have to make a maximum that Russia will pay for ecocide, ”the shooter said.</text:p>
      <text:p text:style-name="P4">
The newly created International Working Group on <text:a xlink:type="simple" xlink:href="https://www.ukrinform.ua/tag-ekologia" text:style-name="Internet_20_link" text:visited-style-name="Visited_20_Internet_20_Link">
Ecological</text:a>
Crimes should focus on the evaluation of Russia, the development of certain mechanisms to bring its reference and restore the ecosystem of Ukraine.</text:p>
      <text:p text:style-name="P4">
_ Photo:</text:p>
      <text:p text:style-name="P4">
News Source: <text:a xlink:type="simple" xlink:href="https://www.ukrinform.ua/rubric-economy/3729833-pidriv-kahovskoi-ges-zavdav-skodi-dovkillu-na-146-milardiv.html" text:style-name="Internet_20_link" text:visited-style-name="Visited_20_Internet_20_Link">
https://www.ukrinform.ua/rubric-economy/3729833-pidriv-kahovskoi-ges-zavdav-skodi-dovkillu-na-146-milardiv.html</text:a>
</text:p>
      <!--NEWS-->
      <text:h text:style-name="P10" text:outline-level="1">
<text:span text:style-name="T4">
The court left Metropolitan Paul under house arrest for two months</text:span>
</text:h>
      <text:p text:style-name="P4">
Authors: Ukrinform (Person)</text:p>
      <text:p text:style-name="P4">
Publisher: Укринформ (Organization)</text:p>
      <text:p text:style-name="P4">
Published Time: 2023-06-30T15:26:00+03:00</text:p>
      <text:p text:style-name="P4">
Modified Time: 2023-06-30T15:26:00+03:00</text:p>
      <text:p text:style-name="P4">
Description: The Solomenskyi District Court of Kiev left for another two months under the house arrest of the former governor of the Kiev-Pechersk Lavra Metropolitan of the UOC (Moscow Patriarchate) Paul (Swan). - Ukrinform.</text:p>
      <text:p text:style-name="P4">
Images: ['<text:a xlink:type="simple" xlink:href="https://static.ukrinform.com/photos/2023_04/thumb_files/630_360_1680434107-377.jpg" text:style-name="Internet_20_link" text:visited-style-name="Visited_20_Internet_20_Link">
630_360_16804...</text:a>
']</text:p>
      <text:p text:style-name="P4">
Tags: ['Домашній арешт', 'Суд', 'Митрополит УПЦ МП Павло']</text:p>
      <text:p text:style-name="P4">
Type: Article</text:p>
      <!--METADATA-->
      <text:p text:style-name="P4">
<draw:frame draw:style-name="fr1" draw:name="Image88" text:anchor-type="as-char" svg:width="6.9236in" svg:height="3.956343in" draw:z-index="0">
<draw:image xlink:href="../Images/yкринформ/2023-06-30T15-26-00-03-00/630_360_1680434107-377.jpg" xlink:type="simple" xlink:show="embed" xlink:actuate="onLoad" draw:mime-type="image/jpeg"/>
</draw:frame>
The Solomenskyi District Court of Kyiv left for another two months under the house arrest of the Kiev-Pechersk Lavra Metropolitan of the UOC(Moscow Patriarchate)Paul(Swan).</text:p>
      <text:p text:style-name="P4">
Про це Укрінформу повідомив адвокат екснамісника Лаври Микита Чекман.</text:p>
      <text:p text:style-name="P4">
«Суд задовольнив клопотання прокуратри про продовження домашнього арешту», -сказав Чекман.</text:p>
      <text:p text:style-name="P4">
Прокуратура просила про продовження екснаміснику цілодобового домашньогоарешту з носінням електронного браслета ще на 2 місяці. Захист назвавобвинувачення безпідставними та наполягав на звільненні митрополита Павла.</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Виселення УПЦ МП із Києво-Печерської лаври може триватимісяцями - експерт </text:a>
On the eve of a series of media, the information was spread that Metropolitan Paul allegedly had a precautionary measure and he came to Lavra. However, in the Kyiv Regional Prosecutor's Office, it was denied - noted that the period of restraint was valid on July 1.</text:p>
      <text:p text:style-name="P4">
As reported by Ukrinform, the Security Service of Ukraine reported to the former Nam of the Metropolitan of the Kyiv-Pechersk Lavra of the UOC(MP)Paul(Swan)About suspicion of justification and denial of armed aggression of the Russian Federation against Ukraine(Article 161 of the Criminal Code)as well as violation of the equality of citizens depending on their racial, national and regional affiliation(Art. 436-2 of the Criminal Code).</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Суд запаркував мерседес на два місяці»: реакція соцмережна арешт митрополита Павла </text:a>
On April 1, the Shevchenkivsky District Court of Kyiv chose him a precautionary measure in the form of a 60 -day house arrest.</text:p>
      <text:p text:style-name="P4">
The Kyiv Court of Appeal <text:a xlink:type="simple" xlink:href="https://www.ukrinform.ua/rubric-society/3698879-sud-zalisiv-mitropolita-upc-mp-pavla-pid-domasnim-arestom.html" text:style-name="Internet_20_link" text:visited-style-name="Visited_20_Internet_20_Link">
April 21 left under house arrest Metropolitanupts(MP)Paul. </text:a>
National Reserve "<text:a xlink:type="simple" xlink:href="https://www.ukrinform.ua/tag-kiivska-lavra" text:style-name="Internet_20_link" text:visited-style-name="Visited_20_Internet_20_Link">
Kyiv-Pechersk Lavra</text:a>
"announced the break of the lease with the UOC(MP)Since March 29.</text:p>
      <text:p text:style-name="P4">
The Ministry of Culture and Information Policy launched an inventory of property of the Lavra property.</text:p>
      <text:p text:style-name="P4">
News Source: <text:a xlink:type="simple" xlink:href="https://www.ukrinform.ua/rubric-society/3729835-sud-zalisiv-mitropolita-pavla-pid-domasnim-arestom-ise-na-dva-misaci.html" text:style-name="Internet_20_link" text:visited-style-name="Visited_20_Internet_20_Link">
https://www.ukrinform.ua/rubric-society/3729835-sud-zalisiv-mitropolita-pavla-pid-domasnim-arestom-ise-na-dva-misaci.html</text:a>
</text:p>
      <!--NEWS-->
      <text:h text:style-name="P10" text:outline-level="1">
<text:span text:style-name="T4">
3 person wounded as result of shelling in Antonivka</text:span>
</text:h>
      <text:p text:style-name="P4">
Authors: liveuamap (Language: en)</text:p>
      <text:p text:style-name="P4">
Time: 2023-06-30T15:27:43</text:p>
      <text:p text:style-name="P4">
Location: Kherson (Latitude:46.67714 Longtitude:32.7177)</text:p>
      <text:p text:style-name="P4">
Videos: []</text:p>
      <text:p text:style-name="P4">
Images: []</text:p>
      <text:p text:style-name="P4">
Tags: ["Europe", "Central and Eastern Europe"]</text:p>
      <text:p text:style-name="P4">
Id: 22572777</text:p>
      <!--METADATA-->
      <text:p text:style-name="P4">
3 person wounded as result of shelling in Antonivka</text:p>
      <text:p text:style-name="P4">
News Collection Link: <text:a xlink:type="simple" xlink:href="https:\/\/liveuamap.com\/en\/2023\/30-june-3-person-wounded-as-result-of-shelling-in-antonivka" text:style-name="Internet_20_link" text:visited-style-name="Visited_20_Internet_20_Link">
https:\/\/liveuamap.com\/en\/2023\/30-june-3-person-wounded-as-result-of-shelling-in-antonivka</text:a>
</text:p>
      <text:p text:style-name="P4">
News Source: <text:a xlink:type="simple" xlink:href="https://t.me/suspilnenews/22127" text:style-name="Internet_20_link" text:visited-style-name="Visited_20_Internet_20_Link">
https://t.me/suspilnenews/22127</text:a>
</text:p>
      <!--NEWS-->
      <text:h text:style-name="P10" text:outline-level="1">
<text:span text:style-name="T4">
In Finland, the minister who was required to be released for extremist statements was resigned</text:span>
</text:h>
      <text:p text:style-name="P4">
Authors: Ukrinform (Person)</text:p>
      <text:p text:style-name="P4">
Publisher: Укринформ (Organization)</text:p>
      <text:p text:style-name="P4">
Published Time: 2023-06-30T15:27:50+03:00</text:p>
      <text:p text:style-name="P4">
Modified Time: 2023-06-30T15:27:50+03:00</text:p>
      <text:p text:style-name="P4">
Description: A member of the new government of Finland resigned 10 days after the Cabinet was formed: the Minister of Economy from the Populist Party "Real Finns" resigned under the pressure of the public through his extremist statements. - Ukrinform.</text:p>
      <text:p text:style-name="P4">
Images: ['<text:a xlink:type="simple" xlink:href="https://static.ukrinform.com/photos/2023_06/thumb_files/630_360_1688128049-751.jpg" text:style-name="Internet_20_link" text:visited-style-name="Visited_20_Internet_20_Link">
630_360_16881...</text:a>
']</text:p>
      <text:p text:style-name="P4">
Tags: ['Екстремізм', 'Фінляндія', 'Відставка']</text:p>
      <text:p text:style-name="P4">
Type: Article</text:p>
      <!--METADATA-->
      <text:p text:style-name="P4">
<draw:frame draw:style-name="fr1" draw:name="Image89" text:anchor-type="as-char" svg:width="6.9236in" svg:height="3.956343in" draw:z-index="0">
<draw:image xlink:href="../Images/yкринформ/2023-06-30T15-27-50-03-00/630_360_1688128049-751.jpg" xlink:type="simple" xlink:show="embed" xlink:actuate="onLoad" draw:mime-type="image/jpeg"/>
</draw:frame>
The Finland Government Government resigned 10 days after the formation of the cabinet: the Minister of Economy from the Populist Party "Real Finns" submitted the publication under pressure from the public through its extremist statements.</text:p>
      <text:p text:style-name="P4">
According to Ukrinform, the agency reports <text:a xlink:type="simple" xlink:href="https://www.bloomberg.com/news/articles/2023-06-30/finland-economy-minister-junnila-resigns-over-extremist-remarks" text:style-name="Internet_20_link" text:visited-style-name="Visited_20_Internet_20_Link">
</text:a>
<text:a xlink:type="simple" xlink:href="https://www.bloomberg.com/news/articles/2023-06-30/finland-economy-minister-junnila-resigns-over-extremist-remarks" text:style-name="Internet_20_link" text:visited-style-name="Visited_20_Internet_20_Link">
 Bloomberg</text:a>
 <text:a xlink:type="simple" xlink:href="https://www.bloomberg.com/news/articles/2023-06-30/finland-economy-minister-junnila-resigns-over-extremist-remarks" text:style-name="Internet_20_link" text:visited-style-name="Visited_20_Internet_20_Link">
 .</text:a>
Wilhelm Yunilla stated that he would resign from the Prime Minister Petteriorpo government after a week of increasing attention to his relations with the far-right.</text:p>
      <text:p text:style-name="P4">
"Based on the continuation of the government and the reputation of Finland, I see that it is impossible to continue to fulfill the duties of the minister with a satisfactory," Yunnila said.</text:p>
      <text:p text:style-name="P4">
Yunnila also stressed that he had never had any relationships or ties with <text:a xlink:type="simple" xlink:href="https://www.ukrinform.ua/tag-ekstremizm" text:style-name="Internet_20_link" text:visited-style-name="Visited_20_Internet_20_Link">
extremists</text:a>
But that he condemns any manifestations of anti-Semitism.</text:p>
      <text:p text:style-name="P4">
Earlier this week, the opposition filed a confidence in the Minister, claiming that his connection with far -right movements is not a "separate incident, misunderstanding or bad humor, but frequent, systematic and sociable contacts." The junior was able to retain his post while voting in parliament.</text:p>
      <text:p text:style-name="P4">
*!(https://www.ukrinform.ua/rubric-polytics/3729316-finlandia-pidtrimuvatime-ukrainu-stilki-skilki-bude-potribno-premer.html)Among the accusations of the Yunnili - a speech, stated at a council organized by the Nationalist Alliance in Turku, four years ago, to remember the victims of attack with knife wounds in this city.</text:p>
      <text:p text:style-name="P4">
"For many years, I joked in such a way that it seems stupid and childish in the retrospective," Yunnila wrote.</text:p>
      <text:p text:style-name="P4">
"I did wrong and I regret my actions," the politician said.</text:p>
      <text:p text:style-name="P4">
<text:span text:style-name="T5">
Foto: flickr.com Finnishgovernment</text:span>
</text:p>
      <text:p text:style-name="P4">
News Source: <text:a xlink:type="simple" xlink:href="https://www.ukrinform.ua/rubric-world/3729836-u-finlandii-podav-u-vidstavku-ministr-akogo-vimagali-zvilniti-za-ekstremistski-vislovluvanna.html" text:style-name="Internet_20_link" text:visited-style-name="Visited_20_Internet_20_Link">
https://www.ukrinform.ua/rubric-world/3729836-u-finlandii-podav-u-vidstavku-ministr-akogo-vimagali-zvilniti-za-ekstremistski-vislovluvanna.html</text:a>
</text:p>
      <!--NEWS-->
      <text:h text:style-name="P10" text:outline-level="1">
<text:span text:style-name="T4">
In Riga begins the All -Latvian Holy Songs and Dance, on which the anthem of Ukraine will be performed</text:span>
</text:h>
      <text:p text:style-name="P4">
Authors: Ukrinform (Person)</text:p>
      <text:p text:style-name="P4">
Publisher: Укринформ (Organization)</text:p>
      <text:p text:style-name="P4">
Published Time: 2023-06-30T15:29:02+03:00</text:p>
      <text:p text:style-name="P4">
Modified Time: 2023-06-30T15:29:02+03:00</text:p>
      <text:p text:style-name="P4">
Description: In the Latvian capital, on June 30, the XXVII All -Latvian Song Festival and the XVII dance holiday, which will last until next Sunday. For the first time in a 150 -year history in the event, in solidarity with the Ukrainian people and support of Ukraine, they will not perform a Latvian song - the anthem of Ukraine. - Ukrinform.</text:p>
      <text:p text:style-name="P4">
Images: ['<text:a xlink:type="simple" xlink:href="https://static.ukrinform.com/photos/2023_06/thumb_files/630_360_1688128098-894.jpg" text:style-name="Internet_20_link" text:visited-style-name="Visited_20_Internet_20_Link">
630_360_16881...</text:a>
', '<text:a xlink:type="simple" xlink:href="https://static.ukrinform.com/photos/2023_06/1688127805-923.png" text:style-name="Internet_20_link" text:visited-style-name="Visited_20_Internet_20_Link">
1688127805-92...</text:a>
']</text:p>
      <text:p text:style-name="P4">
Tags: ['Діаспора', 'Латвія']</text:p>
      <text:p text:style-name="P4">
Type: Article</text:p>
      <!--METADATA-->
      <text:p text:style-name="P4">
<draw:frame draw:style-name="fr1" draw:name="Image90" text:anchor-type="as-char" svg:width="6.9236in" svg:height="3.956343in" draw:z-index="0">
<draw:image xlink:href="../Images/yкринформ/2023-06-30T15-29-02-03-00/630_360_1688128098-894.jpg" xlink:type="simple" xlink:show="embed" xlink:actuate="onLoad" draw:mime-type="image/jpeg"/>
</draw:frame>
On June 30, the Ulatvian capital begins on June 30, the XXVII All -Latvian Song Festival of Songs and Dance Holiday, which will last until next Sunday. For the first time in a 150 -year in the event, in solidarity with the Ukrainian people and support of Ukraine, they will not perform a Latvian song - the Anthem of Ukraine.</text:p>
      <text:p text:style-name="P4">
This was reported by Ukrinform correspondent.</text:p>
      <text:p text:style-name="P4">
The grand opening of the All -Latvian Song and Dance Holiday began on Friday, will last for three days and will end on Sunday eight -hour parade "Honoring Earth". The Latvian choir of diplomats reported that during the course, the Latvian banners would carry, but also the flag of Ukraine - as a symbol of "continuous Tartver support of Ukraine Latvia in the fight against Russia's aggressor."</text:p>
      <text:p text:style-name="P4">
<draw:frame draw:style-name="fr1" draw:name="Image91" text:anchor-type="as-char" svg:width="6.9236in" svg:height="5.1927in" draw:z-index="0">
<draw:image xlink:href="../Images/yкринформ/2023-06-30T15-29-02-03-00/1688127805-923.png" xlink:type="simple" xlink:show="embed" xlink:actuate="onLoad" draw:mime-type="image/png"/>
</draw:frame>
Latvian chordiplodes</text:p>
      <text:p text:style-name="P4">
Also, on the initiative of the choir of diplomats, for the first time in the history of the feast, the song - the anthem of Ukraine. This will take place on the evening of July 6 at the Cleanliness concert. The Song Path ”, which will be held on a large variety of the border.</text:p>
      <text:p text:style-name="P4">
<text:span text:style-name="T4">
 Read also: </text:span>
 <text:a xlink:type="simple" xlink:href="https://www.ukrinform.ua/rubric-diaspora/3718866-u-rizi-dla-ukrainciv-vidkrili-tvorcu-studiu.html" text:style-name="Internet_20_link" text:visited-style-name="Visited_20_Internet_20_Link">
in <text:span text:style-name="T4">
 Riga </text:span>
 <text:span text:style-name="T4">
 </text:span>
 <text:span text:style-name="T4">
 </text:span>
 <text:span text:style-name="T4">
 Ukrainians </text:span>
 <text:span text:style-name="T4">
 Opened </text:span>
 <text:span text:style-name="T4">
 </text:span>
 Creative <text:span text:style-name="T4">
** Studio </text:span>
</text:a>
The ten -day feast of songs and dance, which takes five years, will be 40 560 participants from all Latvia and diaspora lands. Including 16 879 dancers of 695 groups and 15 870 choirs with 454 choirs.</text:p>
      <text:p text:style-name="P4">
2097 musicians from 66 orchestras, 5714 artists from 580 different ensembles and creative teams will also take part in the festival. Including -colets(Players on the traditional Latvian instrument Kokle), vocal students, folk music teams, amateur theaters and more.</text:p>
      <text:p text:style-name="P4">
Particularly widely this year will be represented by foreign groups - 88 Diaspora groups with a total number of 2587 participants.</text:p>
      <text:p text:style-name="P4">
The organizers are separately invited to concerts and events of songs and dance guests - diasporas and refugees.</text:p>
      <text:p text:style-name="P4">
The main of several dozen festival events will be the dance performance "Eternal Movement"(July 8, Daugawa Stadium), as well as the final concert Svyagazi by the participation of orchestras, choirs, dancers "together"(July 9, the large-paving the border of the park).</text:p>
      <text:p text:style-name="P4">
Перше Вселатвійське свято пісні відбулося 1873 року. Сполучене з ним Святотанцю почали проводити з 1948 року.</text:p>
      <text:p text:style-name="P4">
<text:span text:style-name="T5">
Foto: Oleg Kudrin, Facebook of Latvian Choir diplomats</text:span>
</text:p>
      <text:p text:style-name="P4">
News Source: <text:a xlink:type="simple" xlink:href="https://www.ukrinform.ua/rubric-diaspora/3729838-u-rizi-pocinaetsa-vselatvijske-svati-pisni-ta-tancu-na-akomu-vikonaut-gimn-ukraini.html" text:style-name="Internet_20_link" text:visited-style-name="Visited_20_Internet_20_Link">
https://www.ukrinform.ua/rubric-diaspora/3729838-u-rizi-pocinaetsa-vselatvijske-svati-pisni-ta-tancu-na-akomu-vikonaut-gimn-ukraini.html</text:a>
</text:p>
      <!--NEWS-->
      <text:h text:style-name="P10" text:outline-level="1">
<text:span text:style-name="T4">
France's clashes: 249 police officers were wounded, more than 870 persons were detained</text:span>
</text:h>
      <text:p text:style-name="P4">
Authors: Ukrinform (Person)</text:p>
      <text:p text:style-name="P4">
Publisher: Укринформ (Organization)</text:p>
      <text:p text:style-name="P4">
Published Time: 2023-06-30T15:30:00+03:00</text:p>
      <text:p text:style-name="P4">
Modified Time: 2023-06-30T15:30:00+03:00</text:p>
      <text:p text:style-name="P4">
Description: The number of detainees in France during the riots that occurred after the murder of the teenager's police this week increased to 875 people. - Ukrinform.</text:p>
      <text:p text:style-name="P4">
Images: ['<text:a xlink:type="simple" xlink:href="https://static.ukrinform.com/photos/2023_06/thumb_files/630_360_1688127796-842.jpg" text:style-name="Internet_20_link" text:visited-style-name="Visited_20_Internet_20_Link">
630_360_16881...</text:a>
']</text:p>
      <text:p text:style-name="P4">
Tags: ['Франція', 'Париж', 'Поранені', 'Сутички']</text:p>
      <text:p text:style-name="P4">
Type: Article</text:p>
      <!--METADATA-->
      <text:p text:style-name="P4">
<draw:frame draw:style-name="fr1" draw:name="Image92" text:anchor-type="as-char" svg:width="6.9236in" svg:height="3.956343in" draw:z-index="0">
<draw:image xlink:href="../Images/yкринформ/2023-06-30T15-30-00-03-00/630_360_1688127796-842.jpg" xlink:type="simple" xlink:show="embed" xlink:actuate="onLoad" draw:mime-type="image/jpeg"/>
</draw:frame>
The number of people in France during the riots that occurred after the murder of this week, a teenager, increased to 875 people.</text:p>
      <text:p text:style-name="P4">
This was reported by the Ministry of Internal Affairs of the country on Friday, upgrading the anterior figure, Ukrinform reports with reference to <text:a xlink:type="simple" xlink:href="https://www.barrons.com/news/french-police-arrested-875-people-in-third-night-of-rioting-ministry-f0831bf0" text:style-name="Internet_20_link" text:visited-style-name="Visited_20_Internet_20_Link">
Barron`s</text:a>
.</text:p>
      <text:p text:style-name="P4">
"French police arrested 875 people during night riots, and near them in the Paris region," the statement said.</text:p>
      <text:p text:style-name="P4">
According to the data provided by President Emmanuel Macron at the beginning of the crisisade on Friday, 492 buildings were damaged in a total of 2000 transposes and 3880 arson were burned.</text:p>
      <text:p text:style-name="P4">
<text:span text:style-name="T4">
 Read also: </text:span>
 [riots in <text:span text:style-name="T4">
 France </text:span>
: detained more than 600, Macron convenes an emergency meeting(https://www.ukrinform.ua/rubric-world/3729690-zavorusenna-u-francii-zatrimanih-vze-ponad-600-makron-sklikae-ekstrene-zasidanna-uradu.html)<text:a xlink:type="simple" xlink:href="https://www.cbsnews.com/news/protests-in-france-hundreds-arrests-third-night-fatal-police-shooting-nahel-nanterre/" text:style-name="Internet_20_link" text:visited-style-name="Visited_20_Internet_20_Link">
Indicated</text:a>
that 249 police workers were injured.</text:p>
      <text:p text:style-name="P4">
The French government has attracted 40,000 law enforcement officers to counteract the riots of farms. In the municipalities around Paris, a curfew was introduced, and Lilly and Turken in the north of the country were a ban on public meetings.</text:p>
      <text:p text:style-name="P4">
In view of the events, Macron convened a meeting of the crisis team and was forced to leave the summit of EU leaders in advance.</text:p>
      <text:p text:style-name="P4">
<text:span text:style-name="T4">
 Read also: </text:span>
 [in <text:span text:style-name="T4">
 Paris </text:span>
 and the protests began after which the police officer shot a teen(https://www.ukrinform.ua/rubric-world/3728733-u-parizi-pocalis-protesti-pisla-togo-ak-policejskij-zastreliv-pidlitka.html)As reported by Ukrinform, on June 27 in France there were protests and riots after the police shot a 17-year-old boy who did not stop the police officer.</text:p>
      <text:p text:style-name="P4">
<text:span text:style-name="T5">
Foto: Getty Images</text:span>
</text:p>
      <text:p text:style-name="P4">
News Source: <text:a xlink:type="simple" xlink:href="https://www.ukrinform.ua/rubric-world/3729840-suticki-u-francii-poraneni-249-policejskih-zatrimani-ponad-870-osib.html" text:style-name="Internet_20_link" text:visited-style-name="Visited_20_Internet_20_Link">
https://www.ukrinform.ua/rubric-world/3729840-suticki-u-francii-poraneni-249-policejskih-zatrimani-ponad-870-osib.html</text:a>
</text:p>
      <!--NEWS-->
      <text:h text:style-name="P10" text:outline-level="1">
<text:span text:style-name="T4">
Ukrzaliznytsia reduces the cost of using grain trucks by 12 times</text:span>
</text:h>
      <text:p text:style-name="P4">
Authors: Ukrinform (Person)</text:p>
      <text:p text:style-name="P4">
Publisher: Укринформ (Organization)</text:p>
      <text:p text:style-name="P4">
Published Time: 2023-06-30T15:31:00+03:00</text:p>
      <text:p text:style-name="P4">
Modified Time: 2023-06-30T15:31:00+03:00</text:p>
      <text:p text:style-name="P4">
Description: From July 1, 2023, JSC "Ukrzaliznytsya" reduces the lease rate of their own grain cars and wagons for transportation of conditional type flour 972 from 3,65 thousand UAH to 300 UAH per day (excluding VAT). - Ukrinform.</text:p>
      <text:p text:style-name="P4">
Images: ['<text:a xlink:type="simple" xlink:href="https://static.ukrinform.com/photos/2017_04/thumb_files/630_360_1491829032-2215.jpg" text:style-name="Internet_20_link" text:visited-style-name="Visited_20_Internet_20_Link">
630_360_14918...</text:a>
']</text:p>
      <text:p text:style-name="P4">
Tags: ['Зерно', 'Укрзалізниця', 'Оренда']</text:p>
      <text:p text:style-name="P4">
Type: Article</text:p>
      <!--METADATA-->
      <text:p text:style-name="P4">
<draw:frame draw:style-name="fr1" draw:name="Image93" text:anchor-type="as-char" svg:width="6.9236in" svg:height="3.956343in" draw:z-index="0">
<draw:image xlink:href="../Images/yкринформ/2023-06-30T15-31-00-03-00/630_360_1491829032-2215.jpg" xlink:type="simple" xlink:show="embed" xlink:actuate="onLoad" draw:mime-type="image/jpeg"/>
</draw:frame>
From July 1, 2023, JSC "Ukrzaliznytsya" reduces the lease rate of their own grain cars and wagons for transportation of conditional type flour 972 from 3,65 thousand UAH to 300 UAH per day(без ПДВ).</text:p>
      <text:p text:style-name="P4">
Як передає Укрінформ, про це повідомляє заступник директора департаментукомерційної роботи УЗ Валерій Ткачов у <text:a xlink:type="simple" xlink:href="https://www.facebook.com/permalink.php" text:style-name="Internet_20_link" text:visited-style-name="Visited_20_Internet_20_Link">
 Фейсбуці.</text:a>
"Since 01.07.2023, the cost of using the CPD will be 300 UAH/day without VAT,"- the message reads.</text:p>
      <text:p text:style-name="P4">
According to Tkachov, also JSC "<text:a xlink:type="simple" xlink:href="https://www.ukrinform.ua/tag-ukrzaliznica" text:style-name="Internet_20_link" text:visited-style-name="Visited_20_Internet_20_Link">
Ukrzaliznytsia</text:a>
»Fixes at the level of June 2023 the indicator of" average speed of carrier carrier wagons ".</text:p>
      <text:p text:style-name="P4">
*!(https://www.ukrinform.ua/rubric-economy/3726692-es-vidilit-ukrzaliznici-kosti-dla-realizacii-evrointegracijnih-proektiv.html)According to published <text:a xlink:type="simple" xlink:href="https://www.uz.gov.ua/cargo_transportation/tariff_conditions/stavky/stavky23/" text:style-name="Internet_20_link" text:visited-style-name="Visited_20_Internet_20_Link">
data of UZ</text:a>
, in June, the rate of payment for the use of own grain trucks and wagons for the transportation of flour conditional type 972 of the carrier of JSC "Ukrzaliznytsya" was 3 650 UAH.</text:p>
      <text:p text:style-name="P4">
As reported by Ukrinform, the lease rate of grain trucks and wagons for the transportation of flour belonging to JSC "Ukrzaliznytsia", from May 1, 2023 <text:a xlink:type="simple" xlink:href="https://www.ukrinform.ua/rubric-economy/3703099-ukrzaliznica-z-1-travna-znizila-stavku-orendi-zernovoziv.html" text:style-name="Internet_20_link" text:visited-style-name="Visited_20_Internet_20_Link">
decreased by 200 UAH and amounted to 3850 UAH/day</text:a>
 (Without VAT), whereas in April it was 4050 UAH/day.</text:p>
      <text:p text:style-name="P4">
In Ukrzaliznytsia, a decrease in the number of wagons with grain moving in the port of the Great Odessa is fixed.</text:p>
      <text:p text:style-name="P4">
News Source: <text:a xlink:type="simple" xlink:href="https://www.ukrinform.ua/rubric-economy/3729839-ukrzaliznica-znizue-vartist-vikoristanna-zernovoziv-u-12-raziv.html" text:style-name="Internet_20_link" text:visited-style-name="Visited_20_Internet_20_Link">
https://www.ukrinform.ua/rubric-economy/3729839-ukrzaliznica-znizue-vartist-vikoristanna-zernovoziv-u-12-raziv.html</text:a>
</text:p>
      <!--NEWS-->
      <text:h text:style-name="P10" text:outline-level="1">
<text:span text:style-name="T4">
The Russians took out 185 Ukrainian children from Kherson region</text:span>
</text:h>
      <text:p text:style-name="P4">
Authors: Ukrinform (Person)</text:p>
      <text:p text:style-name="P4">
Publisher: Укринформ (Organization)</text:p>
      <text:p text:style-name="P4">
Published Time: 2023-06-30T15:37:29+03:00</text:p>
      <text:p text:style-name="P4">
Modified Time: 2023-06-30T15:37:29+03:00</text:p>
      <text:p text:style-name="P4">
Description: In the temporarily occupied territories of Kherson region, Russian invaders continue to be stolen by Ukrainian children, taking them out "on vacation" in the Russian Federation. The other day, 185 children were taken out.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Херсонщина', 'Війна з Росією']</text:p>
      <text:p text:style-name="P4">
Type: Article</text:p>
      <!--METADATA-->
      <text:p text:style-name="P4">
<draw:frame draw:style-name="fr1" draw:name="Image94" text:anchor-type="as-char" svg:width="6.9236in" svg:height="3.956343in" draw:z-index="0">
<draw:image xlink:href="../Images/yкринформ/2023-06-30T15-37-29-03-00/630_360_1685537728-468.jpg" xlink:type="simple" xlink:show="embed" xlink:actuate="onLoad" draw:mime-type="image/jpeg"/>
</draw:frame>
At the time of the occupied territories of Kherson region, Russian invaders continue to wish Ukrainian children, taking them out "on vacation" in the Russian Federation. The other day, another 185 children.</text:p>
      <text:p text:style-name="P4">
About it reports in <text:a xlink:type="simple" xlink:href="https://t.me/SobolevskyiYurii/1764" text:style-name="Internet_20_link" text:visited-style-name="Visited_20_Internet_20_Link">
telegram</text:a>
The first deputy chairman of the Kherson Regional Council Yuri Sobolevsky, reports.</text:p>
      <text:p text:style-name="P4">
"The story with" wellness camps "continues somewhere in Adigue or somewhere. Difficulty 185 children from Kherson region have been sent to" rest ". Such a rest is a kidnapping. The Russians continue to confirm the fact that it is a nation of the kidnappers," Sobolevsky said.</text:p>
      <text:p text:style-name="P4">
He stressed that the occupying Russian "authorities" made a lot of efforts to "flush brains" and propaganda in temporarily captured territories. Greatness is given to such a category as <text:a xlink:type="simple" xlink:href="https://www.ukrinform.ua/tag-diti" text:style-name="Internet_20_link" text:visited-style-name="Visited_20_Internet_20_Link">
children</text:a>
And teenagers. For example, in Genichesk, the Russians held a competition for pediatricity with the propaganda name "We are inserted!" The analysis of drawings shows that the advantage is given by the one depicting Russian symbolism and message that "Kherson region is Russia", Sobolevsky said.</text:p>
      <text:p text:style-name="P4">
<text:span text:style-name="T4">
 Read also: </text:span>
 <text:a xlink:type="simple" xlink:href="https://www.ukrinform.ua/rubric-regions/3717087-zagarbniki-vivozat-ditej-iz-zaporizkoi-oblasti-na-vidpocinok-do-rosii.html" text:style-name="Internet_20_link" text:visited-style-name="Visited_20_Internet_20_Link">
invaders export children from Zaporizhzhya region "on <text:span text:style-name="T4">
 rest </text:span>
 OK" to Russia</text:a>
As reported by Ukrinform, judges of the International Criminal Court(MKS)The arrest of Russian President Vladimir Putin and the Russian children's Ombudsman Maria Lviv-Belova. They are suspected of war crimes in the appearance of azocon deportation and movement of the population, including children, from the occupied territory of Ukraine.</text:p>
      <text:p text:style-name="P4">
As of the beginning of June 2023, only the abduction of 19 484 Ukrainian children to Russia or Belarus was officially confirmed by the occupying by the occupiers, of which4390 are orphans. Only 371 the child was returned home by that time.</text:p>
      <text:p text:style-name="P4">
News Source: <text:a xlink:type="simple" xlink:href="https://www.ukrinform.ua/rubric-regions/3729843-rosiani-vivezli-z-hersonsini-se-185-ukrainskih-ditej.html" text:style-name="Internet_20_link" text:visited-style-name="Visited_20_Internet_20_Link">
https://www.ukrinform.ua/rubric-regions/3729843-rosiani-vivezli-z-hersonsini-se-185-ukrainskih-ditej.html</text:a>
</text:p>
      <!--NEWS-->
      <text:h text:style-name="P10" text:outline-level="1">
<text:span text:style-name="T4">
On the thieves, the hat burns: UP responded to the statements of the Russians that Ukraine is planning a terrorist attack for the ZPP</text:span>
</text:h>
      <text:p text:style-name="P4">
Authors: Ukrinform (Person)</text:p>
      <text:p text:style-name="P4">
Publisher: Укринформ (Organization)</text:p>
      <text:p text:style-name="P4">
Published Time: 2023-06-30T15:41:23+03:00</text:p>
      <text:p text:style-name="P4">
Modified Time: 2023-06-30T15:41:23+03:00</text:p>
      <text:p text:style-name="P4">
Description: Russian officials have problems with logic, because it is Russia who now controls the Zaporozhye nuclear power plant, replaces everything there, burns temporarily occupied territories and attaches Ukrainian objects of critical infrastructure. - Ukrinform.</text:p>
      <text:p text:style-name="P4">
Images: ['<text:a xlink:type="simple" xlink:href="https://static.ukrinform.com/photos/2022_08/thumb_files/630_360_1659775244-220.jpg" text:style-name="Internet_20_link" text:visited-style-name="Visited_20_Internet_20_Link">
630_360_16597...</text:a>
']</text:p>
      <text:p text:style-name="P4">
Tags: ['Теракт', 'Офіс Президента', 'Подоляк', 'Запорізька АЕС']</text:p>
      <text:p text:style-name="P4">
Type: Article</text:p>
      <!--METADATA-->
      <text:p text:style-name="P4">
<draw:frame draw:style-name="fr1" draw:name="Image95" text:anchor-type="as-char" svg:width="6.9236in" svg:height="3.956343in" draw:z-index="0">
<draw:image xlink:href="../Images/yкринформ/2023-06-30T15-41-23-03-00/630_360_1659775244-220.jpg" xlink:type="simple" xlink:show="embed" xlink:actuate="onLoad" draw:mime-type="image/jpeg"/>
</draw:frame>
Russian officials have problems with logic, because it is Russia who now controls the Zaporozhye nuclear power plant, replaces everything there, burns the temporary -heated territories and attacks Ukrainian objects of critical infrastructure.</text:p>
      <text:p text:style-name="P4">
The adviser to the head of the Presidential Office Mikhail Podolyak in [Twitter,] wrote about it.(https://twitter.com/Podolyak_M/status/1674747878374354945)Commenting on the Russians of Ukraine in plans to carry out a terrorist attack at the ZPP, reports Ukrinform.</text:p>
      <text:p text:style-name="P4">
“In the Russian thief and the hat always burns. The classics. I understand that with the logic of modern Russian officials of the catastrophe, but still who controls <text:a xlink:type="simple" xlink:href="https://www.ukrinform.ua/tag-zaporizka-aes" text:style-name="Internet_20_link" text:visited-style-name="Visited_20_Internet_20_Link">
ZPES,</text:a>
Who has replaced all who burn the occupied territories, who attacks the objects of critical infrastructure of Ukraine? And most importantly, who has obeyed his unconditionally aggressive physicality on a stranger, ”Podolyak emphasized.</text:p>
      <text:p text:style-name="P4">
On Friday, a spokeswoman for the Russian Foreign Ministry Zakharova cynically established Ukraine in the preparation of a possible terrorist attack on a controlled Russians,</text:p>
      <text:p text:style-name="P4">
<text:span text:style-name="T4">
 Read also: </text:span>
 <text:a xlink:type="simple" xlink:href="https://www.ukrinform.ua/rubric-other_news/3729659-rosiani-zmensuut-svou-prisutnist-na-zaes-rozvidka.html" text:style-name="Internet_20_link" text:visited-style-name="Visited_20_Internet_20_Link">
Russians reduce their presence by <text:span text:style-name="T4">
 ZPP </text:span>
 -intelligence</text:a>
On March 4, 2022, the Russian Federation occupied the ZEP. On June 22, 2023, President Vladimirzelensky declared Russia's plans to arrange a terrorist attack at the Zaporizhzhia NPP.</text:p>
      <text:p text:style-name="P4">
News Source: <text:a xlink:type="simple" xlink:href="https://www.ukrinform.ua/rubric-polytics/3729844-na-zlodii-sapka-gorit-u-op-vidreaguvali-na-zaavi-rosian-so-ukraina-planue-terakt-na-zaes.html" text:style-name="Internet_20_link" text:visited-style-name="Visited_20_Internet_20_Link">
https://www.ukrinform.ua/rubric-polytics/3729844-na-zlodii-sapka-gorit-u-op-vidreaguvali-na-zaavi-rosian-so-ukraina-planue-terakt-na-zaes.html</text:a>
</text:p>
      <!--NEWS-->
      <text:h text:style-name="P10" text:outline-level="1">
<text:span text:style-name="T4">
The Kyiv Volunteer Forum took place in the capital</text:span>
</text:h>
      <text:p text:style-name="P4">
Authors: Ukrinform (Person)</text:p>
      <text:p text:style-name="P4">
Publisher: Укринформ (Organization)</text:p>
      <text:p text:style-name="P4">
Published Time: 2023-06-30T15:45:00+03:00</text:p>
      <text:p text:style-name="P4">
Modified Time: 2023-06-30T15:45:00+03:00</text:p>
      <text:p text:style-name="P4">
Description: The III Volunteers Forum took place in the capital today. - Ukrinform.</text:p>
      <text:p text:style-name="P4">
Images: ['<text:a xlink:type="simple" xlink:href="https://static.ukrinform.com/photos/2023_06/thumb_files/630_360_1688129261-541.jpg" text:style-name="Internet_20_link" text:visited-style-name="Visited_20_Internet_20_Link">
630_360_16881...</text:a>
']</text:p>
      <text:p text:style-name="P4">
Tags: ['Волонтери', 'Київ']</text:p>
      <text:p text:style-name="P4">
Type: Article</text:p>
      <!--METADATA-->
      <text:p text:style-name="P4">
<draw:frame draw:style-name="fr1" draw:name="Image96" text:anchor-type="as-char" svg:width="6.9236in" svg:height="3.956343in" draw:z-index="0">
<draw:image xlink:href="../Images/yкринформ/2023-06-30T15-45-00-03-00/630_360_1688129261-541.jpg" xlink:type="simple" xlink:show="embed" xlink:actuate="onLoad" draw:mime-type="image/jpeg"/>
</draw:frame>
The III Volunteers Forum took place today.</text:p>
      <text:p text:style-name="P4">
About it in <text:a xlink:type="simple" xlink:href="https://t.me/VA_Kyiv/2374" text:style-name="Internet_20_link" text:visited-style-name="Visited_20_Internet_20_Link">
telegram</text:a>
The Kyiv City City Administration reported, Ukrinform reports.</text:p>
      <text:p text:style-name="P4">
"In order to celebrate those who give the soul, time, money to victory, the III Kiev Forum of Volunteers took place today," the message reads.</text:p>
      <text:p text:style-name="P4">
The participants presented their successful cases, shared their experiences and raised the Armed Forces of the Armed Forces at the World of Good World Charity Fair.</text:p>
      <text:p text:style-name="P4">
<text:span text:style-name="T4">
 Read also: </text:span>
 <text:a xlink:type="simple" xlink:href="https://www.ukrinform.ua/rubric-society/3728811-rosia-vikrala-ponad-560-ukrainskih-aktivistiv-dola-311-z-nih-nevidoma-pravozahisniki.html" text:style-name="Internet_20_link" text:visited-style-name="Visited_20_Internet_20_Link">
Russia stole more than 560 Ukrainian activists, the fate of 311 with them is unknown - human rights activists</text:a>
“I have the honor to thank you for your powerful job. As a military man, I felt in Bakhmut Naobi how much you need and valuable your help. Thank you sincerely. We are invincible with you!Together, we are an insurmountable nation that has already proven that we will not give our native land to anyone. Glory to Ukraine!" - said the first deputy chief of the KMVA Vladimir Kidon.</text:p>
      <text:p text:style-name="P4">
As reported by Ukrinform, volunteering is engaged in <text:a xlink:type="simple" xlink:href="https://www.ukrinform.ua/rubric-society/3728308-volonterstvom-zajmautsa-majze-50-ukrainciv.html" text:style-name="Internet_20_link" text:visited-style-name="Visited_20_Internet_20_Link">
almost 50% of Ukrainians</text:a>
: permanently - 6%, and 43% - from time to time.</text:p>
      <text:p text:style-name="P4">
News Source: <text:a xlink:type="simple" xlink:href="https://www.ukrinform.ua/rubric-kyiv/3729848-u-stolici-vidbuvsa-kiivskij-forum-volonteriv.html" text:style-name="Internet_20_link" text:visited-style-name="Visited_20_Internet_20_Link">
https://www.ukrinform.ua/rubric-kyiv/3729848-u-stolici-vidbuvsa-kiivskij-forum-volonteriv.html</text:a>
</text:p>
      <!--NEWS-->
      <text:h text:style-name="P10" text:outline-level="1">
<text:span text:style-name="T4">
In Crimea, the occupiers are massively installing alert system - the movement "Athesh"</text:span>
</text:h>
      <text:p text:style-name="P4">
Authors: Ukrinform (Person)</text:p>
      <text:p text:style-name="P4">
Publisher: Укринформ (Organization)</text:p>
      <text:p text:style-name="P4">
Published Time: 2023-06-30T15:50:00+03:00</text:p>
      <text:p text:style-name="P4">
Modified Time: 2023-06-30T15:50:00+03:00</text:p>
      <text:p text:style-name="P4">
Description: Russian invaders began to massively install alert systems in temporarily occupied Crimea. - Ukrinform.</text:p>
      <text:p text:style-name="P4">
Images: ['<text:a xlink:type="simple" xlink:href="https://static.ukrinform.com/photos/2022_04/thumb_files/630_360_1649971569-525.jpg" text:style-name="Internet_20_link" text:visited-style-name="Visited_20_Internet_20_Link">
630_360_16499...</text:a>
']</text:p>
      <text:p text:style-name="P4">
Tags: ['Крим', 'Війна з Росією']</text:p>
      <text:p text:style-name="P4">
Type: Article</text:p>
      <!--METADATA-->
      <text:p text:style-name="P4">
<draw:frame draw:style-name="fr1" draw:name="Image97" text:anchor-type="as-char" svg:width="6.9236in" svg:height="3.956343in" draw:z-index="0">
<draw:image xlink:href="../Images/yкринформ/2023-06-30T15-50-00-03-00/630_360_1649971569-525.jpg" xlink:type="simple" xlink:show="embed" xlink:actuate="onLoad" draw:mime-type="image/jpeg"/>
</draw:frame>
Russian hosts began to massively install alert systems in the temporary -occupied Crimea.</text:p>
      <text:p text:style-name="P4">
This was reported in <text:a xlink:type="simple" xlink:href="https://t.me/atesh_ua/1160" text:style-name="Internet_20_link" text:visited-style-name="Visited_20_Internet_20_Link">
telegram</text:a>
 військово-партизанський рух «Атеш», передає Укрінформ.</text:p>
      <text:p text:style-name="P4">
«Наші агенти відмітили, що окупанти почали масово встановлювати системиоповіщення. Росіяни чудово розуміють, що незабаром вони їм дуже знадобляться.Вони готуються до бавовни», - йдеться у дописі.</text:p>
      <text:p text:style-name="P4">
Photo: Attesh</text:p>
      <text:p text:style-name="P4">
It is also noted that the movement monitors the activities of the "law enforcement agencies" of the invaders on the peninsula, conducts constant intelligence in Evpatoria.</text:p>
      <text:p text:style-name="P4">
<text:span text:style-name="T4">
 Read also: </text:span>
 <text:a xlink:type="simple" xlink:href="https://www.ukrinform.ua/rubric-crimea/3729195-okupanti-perekidaut-z-krimu-arabatskou-strilkou-vazku-tehniku-i-boepripasi-socmerezi.html" text:style-name="Internet_20_link" text:visited-style-name="Visited_20_Internet_20_Link">
invaders are thrown away from <text:span text:style-name="T4">
 Crimea </text:span>
 In Arabat arrow, weighing equipment and ammunition - media</text:a>
According to the National Resistance Center, the Russian occupation of Crimea <text:a xlink:type="simple" xlink:href="https://www.ukrinform.ua/rubric-crimea/3726821-okupanti-u-krimu-gotuut-ratuvalnikiv-do-roboti-za-umov-tehnogennoi-katastrofi.html" text:style-name="Internet_20_link" text:visited-style-name="Visited_20_Internet_20_Link">
prepare rescuers to work in a man -made catastrophe</text:a>
with radiation taschemical pollution.</text:p>
      <text:p text:style-name="P4">
News Source: <text:a xlink:type="simple" xlink:href="https://www.ukrinform.ua/rubric-crimea/3729851-u-krimu-okupanti-masovo-vstanovluut-sistemi-opovisenna-ruh-ates.html" text:style-name="Internet_20_link" text:visited-style-name="Visited_20_Internet_20_Link">
https://www.ukrinform.ua/rubric-crimea/3729851-u-krimu-okupanti-masovo-vstanovluut-sistemi-opovisenna-ruh-ates.html</text:a>
</text:p>
      <!--NEWS-->
      <text:h text:style-name="P10" text:outline-level="1">
<text:span text:style-name="T4">
Ambassadors of G7 countries on the appointment of ARMA Chairman: It is important to follow procedures</text:span>
</text:h>
      <text:p text:style-name="P4">
Authors: Ukrinform (Person)</text:p>
      <text:p text:style-name="P4">
Publisher: Укринформ (Organization)</text:p>
      <text:p text:style-name="P4">
Published Time: 2023-06-30T15:51:57+03:00</text:p>
      <text:p text:style-name="P4">
Modified Time: 2023-06-30T15:51:57+03:00</text:p>
      <text:p text:style-name="P4">
Description: The Ambassadors of the Seven Group drawn attention to the concern of civil society regarding the appointment of ARMA chairman and emphasized the importance of strengthening the confidence in this institution.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Велика сімка', 'АРМА']</text:p>
      <text:p text:style-name="P4">
Type: Article</text:p>
      <!--METADATA-->
      <text:p text:style-name="P4">
<draw:frame draw:style-name="fr1" draw:name="Image99" text:anchor-type="as-char" svg:width="6.9236in" svg:height="3.956343in" draw:z-index="0">
<draw:image xlink:href="../Images/yкринформ/2023-06-30T15-51-57-03-00/630_360_1528600995-9562.jpg" xlink:type="simple" xlink:show="embed" xlink:actuate="onLoad" draw:mime-type="image/jpeg"/>
</draw:frame>
The Ambassadors of the Seven Group drew attention to the concern of civil society as the appointment of Arma chairman and emphasized the importance of strengthening the trust of the extent of the institution.</text:p>
      <text:p text:style-name="P4">
Diplomats stated this in <text:a xlink:type="simple" xlink:href="https://twitter.com/G7AmbReformUA/status/1674743339973763073" text:style-name="Internet_20_link" text:visited-style-name="Visited_20_Internet_20_Link">
Twitter</text:a>
Japanese heading in the G7 Ambassadors, Ukrinform reports.</text:p>
      <text:p text:style-name="P4">
"G7 monitored the process of appointment of ARMA chairman and observance of civil society on the procedures taken. It is important to comply with the proper procedures to strengthen the confidence in ARMA," the Seven Group of Seven said.</text:p>
      <text:p text:style-name="P4">
As it was reported, June 28, Elena Duma <text:a xlink:type="simple" xlink:href="https://www.ukrinform.ua/rubric-society/3729048-komisia-obrala-novu-ocilnicu-arma-transparency-international-poperedzae-pro-riziki.html" text:style-name="Internet_20_link" text:visited-style-name="Visited_20_Internet_20_Link">
was determined by the winner of the competition</text:a>
Candidates for the post of ARMA chairman. Subsequently, a scandal broke out on the facts of its biography.</text:p>
      <text:p text:style-name="P4">
<text:span text:style-name="T4">
 Read also: </text:span>
 <text:a xlink:type="simple" xlink:href="https://www.ukrinform.ua/rubric-economy/3728806-arma-peredali-majze-2-milardi-z-rahunkiv-kompanii-povazanoi-z-1xbet.html" text:style-name="Internet_20_link" text:visited-style-name="Visited_20_Internet_20_Link">
<text:span text:style-name="T4">
 ARMA </text:span>
 transferred almost ₴ 2 billion from the company's accounts related to the Russian bookmaker 1xbet</text:a>
Member of the competition commission for the selection of candidates for the post of Chairman of the National Agency(Arma)Dmitry Ostapenko on June 29 <text:a xlink:type="simple" xlink:href="https://www.ukrinform.ua/rubric-economy/3729595-clen-konkursnoi-komisii-z-vidboru-kandidativ-na-glavu-arma-vidklikav-pidpis-za-peremoznicu.html" text:style-name="Internet_20_link" text:visited-style-name="Visited_20_Internet_20_Link">
revoked his signature of the competition Elena Duma. </text:a>
</text:p>
      <text:p text:style-name="P4">
News Source: <text:a xlink:type="simple" xlink:href="https://www.ukrinform.ua/rubric-polytics/3729850-posli-krain-g7-pro-priznacenna-golovi-arma-vazlivo-dotrimuvatis-procedur.html" text:style-name="Internet_20_link" text:visited-style-name="Visited_20_Internet_20_Link">
https://www.ukrinform.ua/rubric-polytics/3729850-posli-krain-g7-pro-priznacenna-golovi-arma-vazlivo-dotrimuvatis-procedur.html</text:a>
</text:p>
      <!--NEWS-->
      <text:h text:style-name="P10" text:outline-level="1">
<text:span text:style-name="T4">
In Kharkiv suburbs occurred in the river Uda</text:span>
</text:h>
      <text:p text:style-name="P4">
Authors: Ukrinform (Person)</text:p>
      <text:p text:style-name="P4">
Publisher: Укринформ (Organization)</text:p>
      <text:p text:style-name="P4">
Published Time: 2023-06-30T15:54:00+03:00</text:p>
      <text:p text:style-name="P4">
Modified Time: 2023-06-30T15:54:00+03:00</text:p>
      <text:p text:style-name="P4">
Description: In the suburbs of Kharkiv there was a mass death of fish in the Udi River, law enforcement officers began criminal proceedings. - Ukrinform.</text:p>
      <text:p text:style-name="P4">
Images: ['<text:a xlink:type="simple" xlink:href="https://static.ukrinform.com/photos/2023_06/thumb_files/630_360_1688129737-776.jpg" text:style-name="Internet_20_link" text:visited-style-name="Visited_20_Internet_20_Link">
630_360_16881...</text:a>
']</text:p>
      <text:p text:style-name="P4">
Tags: ['Екологія', 'Харків', 'Риба']</text:p>
      <text:p text:style-name="P4">
Type: Article</text:p>
      <!--METADATA-->
      <text:p text:style-name="P4">
<draw:frame draw:style-name="fr1" draw:name="Image100" text:anchor-type="as-char" svg:width="6.9236in" svg:height="3.956343in" draw:z-index="0">
<draw:image xlink:href="../Images/yкринформ/2023-06-30T15-54-00-03-00/630_360_1688129737-776.jpg" xlink:type="simple" xlink:show="embed" xlink:actuate="onLoad" draw:mime-type="image/jpeg"/>
</draw:frame>
The mass death of the fish in the Udi River occurred in the Kharkiv, law enforcement agencies.</text:p>
      <text:p text:style-name="P4">
This was reported by the press service of the Kharkiv Regional Prosecutor's Office in <text:a xlink:type="simple" xlink:href="https://t.me/prokuratura_kharkiv/9787" text:style-name="Internet_20_link" text:visited-style-name="Visited_20_Internet_20_Link">
Telegram</text:a>
, reports Ukrinform.</text:p>
      <text:p text:style-name="P4">
“Yesterday the media appeared in the media in the Udi River in the Pisochin Territorial Community. Prosecutors, police investigators and representatives of the controlling bodies left the place. On the surface of the water revealed oily spots, which probably caused the death of fish and wild ducks, ” -is in the message.</text:p>
      <text:p text:style-name="P4">
<text:span text:style-name="T4">
 Read also: </text:span>
 <text:a xlink:type="simple" xlink:href="https://www.ukrinform.ua/rubric-regions/3727989-u-hadzibejskomu-limani-masovo-gine-riba-j-krevetki.html" text:style-name="Internet_20_link" text:visited-style-name="Visited_20_Internet_20_Link">
in the Hadzhibei estuary massively dies <text:span text:style-name="T4">
 fish </text:span>
 and shrimp</text:a>
According to this fact, information was entered in the ERDR on the violation of the rules of the security guards, which led to contamination(Part 1 of Art. 242 of the Criminal Code of Ukraine).</text:p>
      <text:p text:style-name="P4">
<text:span text:style-name="T4">
Читайте також:</text:span>
 <text:a xlink:type="simple" xlink:href="https://www.ukrinform.ua/rubric-culture/3729730-u-zaporizzi-v-obmililij-zoni-dnipra-viavili-starodavnij-dubovij-coven.html" text:style-name="Internet_20_link" text:visited-style-name="Visited_20_Internet_20_Link">
 У Запоріжжі в обмілілій зоні Дніпра виявили стародавнійдубовий човен </text:a>
During the inspection of the scene, the environmental inspection specialists selected the breakdowns for conducting appropriate research.</text:p>
      <text:p text:style-name="P4">
The corpses of ducks and fish were sent to the laboratory for instrumental and laboratory tests of the causes of death. After that, the prosecutors will be appointed, the prosecutor's office noted.</text:p>
      <text:p text:style-name="P4">
News Source: <text:a xlink:type="simple" xlink:href="https://www.ukrinform.ua/rubric-regions/3729853-u-peredmisti-harkova-stavsa-mor-ribi-v-ricci-udi.html" text:style-name="Internet_20_link" text:visited-style-name="Visited_20_Internet_20_Link">
https://www.ukrinform.ua/rubric-regions/3729853-u-peredmisti-harkova-stavsa-mor-ribi-v-ricci-ud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30T15:59:00+03:00</text:p>
      <text:p text:style-name="P4">
Modified Time: 2023-06-30T15:59: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1" text:anchor-type="as-char" svg:width="6.9236in" svg:height="3.956343in" draw:z-index="0">
<draw:image xlink:href="../Images/yкринформ/2023-06-30T15-59-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02" text:anchor-type="as-char" svg:width="6.9236in" svg:height="6.9236in" draw:z-index="0">
<draw:image xlink:href="../Images/yкринформ/2023-06-30T15-59-00-03-00/1659527406-459.jpg" xlink:type="simple" xlink:show="embed" xlink:actuate="onLoad" draw:mime-type="image/jpeg"/>
</draw:frame>
On March 12, 2022, 4-year-old Anastasia Tolstokorov disappeared after the explosion of the Uchin in Mariupol. Where it is now is unknown.</text:p>
      <text:p text:style-name="P4">
Signs of the baby: looks 4-5 years, lean, blond hair, blue.</text:p>
      <text:p text:style-name="P4">
<text:span text:style-name="T4">
 rose Kaminskaya, 2 years </text:span>
</text:p>
      <text:p text:style-name="P4">
<draw:frame draw:style-name="fr1" draw:name="Image103" text:anchor-type="as-char" svg:width="6.9236in" svg:height="6.9236in" draw:z-index="0">
<draw:image xlink:href="../Images/yкринформ/2023-06-30T15-59-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04" text:anchor-type="as-char" svg:width="6.9236in" svg:height="6.9236in" draw:z-index="0">
<draw:image xlink:href="../Images/yкринформ/2023-06-30T15-59-00-03-00/1668596593-534.jpg" xlink:type="simple" xlink:show="embed" xlink:actuate="onLoad" draw:mime-type="image/jpeg"/>
</draw:frame>
11-year-old Gleb Cherepanov disappeared in Donetsk region.</text:p>
      <text:p text:style-name="P4">
As early as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05" text:anchor-type="as-char" svg:width="6.9236in" svg:height="6.9236in" draw:z-index="0">
<draw:image xlink:href="../Images/yкринформ/2023-06-30T15-59-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Ukraine, receiving applications for entry on the basis of 9th grades have begun</text:span>
</text:h>
      <text:p text:style-name="P4">
Authors: Ukrinform (Person)</text:p>
      <text:p text:style-name="P4">
Publisher: Укринформ (Organization)</text:p>
      <text:p text:style-name="P4">
Published Time: 2023-06-30T15:59:38+03:00</text:p>
      <text:p text:style-name="P4">
Modified Time: 2023-06-30T15:59:38+03:00</text:p>
      <text:p text:style-name="P4">
Description: Applications for entry into professional higher education institutions on the basis of 9 classes began. - Ukrinform.</text:p>
      <text:p text:style-name="P4">
Images: ['<text:a xlink:type="simple" xlink:href="https://static.ukrinform.com/photos/2016_02/thumb_files/630_360_1454316708-2757.jpg" text:style-name="Internet_20_link" text:visited-style-name="Visited_20_Internet_20_Link">
630_360_14543...</text:a>
']</text:p>
      <text:p text:style-name="P4">
Tags: ['Освіта', 'Школа', 'Абітурієнти']</text:p>
      <text:p text:style-name="P4">
Type: Article</text:p>
      <!--METADATA-->
      <text:p text:style-name="P4">
<draw:frame draw:style-name="fr1" draw:name="Image106" text:anchor-type="as-char" svg:width="6.9236in" svg:height="3.956343in" draw:z-index="0">
<draw:image xlink:href="../Images/yкринформ/2023-06-30T15-59-38-03-00/630_360_1454316708-2757.jpg" xlink:type="simple" xlink:show="embed" xlink:actuate="onLoad" draw:mime-type="image/jpeg"/>
</draw:frame>
Applications for admission to professional higher education on the basis of 9 classes began.</text:p>
      <text:p text:style-name="P4">
About it reports [Ministry of Education and Science,]](https://mon.gov.ua/ua/news/vidkrito-podannya-zayav-dlya-vstupnikiv-na-osnovi-bazovoyi-serednoyi-osviti-9-ti-klasiv-do-zakladiv-fpo)Transfers Ukrinform.</text:p>
      <text:p text:style-name="P4">
"Today, on June 30, 2023, the adoption of applicants from the leaders of professional higher education on the basis of basic secondary [education] began(https://www.ukrinform.ua/tag-osvita) (9 classes). Подати заяви на бюджетта контракт можна до 13 липня (18:00). Після цього можливі додаткові наборилише на контракт, якщо це передбачено правилами прийому закладу освіти (Up to 30 noverts)", - the message says.</text:p>
      <text:p text:style-name="P4">
In order to submit an online entry application, you must register an e -office or sign in to <text:a xlink:type="simple" xlink:href="https://vstup.edbo.gov.ua" text:style-name="Internet_20_link" text:visited-style-name="Visited_20_Internet_20_Link">
site</text:a>
Unified State Electronic Base on Education.</text:p>
      <text:p text:style-name="P4">
The detailed instructions for registration of e -offices and submission can be found at <text:a xlink:type="simple" xlink:href="https://vstup.edbo.gov.ua/files/Instrukciya_EK_FPO_BSO_2023.pdf" text:style-name="Internet_20_link" text:visited-style-name="Visited_20_Internet_20_Link">
reference.</text:a>
<text:span text:style-name="T4">
 Read also: </text:span>
 <text:a xlink:type="simple" xlink:href="https://www.ukrinform.ua/rubric-society/3728205-v-ukraini-200-tisac-skolariv-ne-zabezpeceni-devajsami-dla-navcanna-lisovij.html" text:style-name="Internet_20_link" text:visited-style-name="Visited_20_Internet_20_Link">
in Ukraine 200 thousand <text:span text:style-name="T4">
 schools </text:span>
 ravines are not provided with speeches for training - forest</text:a>
The Ministry of Education and Science recalled that 9th grade graduates have been able to online inquiry for the second consecutive year. Entrants have already created 35,000 electronic cash, which is 11,000 more than last year at the same time.</text:p>
      <text:p text:style-name="P4">
According to Ukrinform, according to the Ministry of Education and Science, this year about 250 thousand entrants in higher education institutions.</text:p>
      <text:p text:style-name="P4">
News Source: <text:a xlink:type="simple" xlink:href="https://www.ukrinform.ua/rubric-society/3729854-v-ukraini-rozpocavsa-prijom-zaav-pro-vstup-na-bazi-9-klasiv.html" text:style-name="Internet_20_link" text:visited-style-name="Visited_20_Internet_20_Link">
https://www.ukrinform.ua/rubric-society/3729854-v-ukraini-rozpocavsa-prijom-zaav-pro-vstup-na-bazi-9-klasiv.html</text:a>
</text:p>
      <!--NEWS-->
      <text:h text:style-name="P10" text:outline-level="1">
<text:span text:style-name="T4">
Volodymyr Zelenskyy met with representatives of business: among other things, they discussed the rebuilding of Ukraine</text:span>
</text:h>
      <text:p text:style-name="P4">
Author: ['АРМІЯINFORM']</text:p>
      <text:p text:style-name="P4">
Time: 2023-06-30T16:00:00-04:00</text:p>
      <text:p text:style-name="P4">
Description: President of Ukraine Volodymyr Zelensky Zustych Iz representers of Vitchiznoye Ta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78658e677b81056daf577ac19c344a4f_1688040792_extra_large.jpeg" text:style-name="Internet_20_link" text:visited-style-name="Visited_20_Internet_20_Link">
78658e677b81056daf577ac19c344a4f_1688040792_extra_large.jpeg</text:a>
']</text:p>
      <text:p text:style-name="P4">
Tags: ['БІЗНЕС', 'ВОЛОДИМИР ЗЕЛЕНСЬКИЙ', 'ЄОСЕЛЯ', 'ПРЕЗИДЕНТ УКРАЇНИ']</text:p>
      <text:p text:style-name="P4">
Category: News</text:p>
      <!--METADATA-->
      <text:p text:style-name="P4">
<draw:frame draw:style-name="fr1" draw:name="Image107" text:anchor-type="as-char" svg:width="6.9236in" svg:height="4.617948in" draw:z-index="0">
<draw:image xlink:href="../Images/AРМІЯINFORM/2023-06-30T16-00-00-04-00/78658e677b81056daf577ac19c344a4f_1688040792_extra_large.jpeg" xlink:type="simple" xlink:show="embed" xlink:actuate="onLoad" draw:mime-type="image/jpeg"/>
</draw:frame>
President of Ukraine Volodymyr Zelensky has a meeting with representatives of the public and foreign business working in our country.</text:p>
      <text:p text:style-name="P4">
About it <text:a xlink:type="simple" xlink:href="https://www.president.gov.ua/news/volodimir-zelenskij-zustrivsya-z-predstavnikami-biznesu-83921" text:style-name="Internet_20_link" text:visited-style-name="Visited_20_Internet_20_Link">
reports</text:a>
Office of the President of Ukraine.</text:p>
      <text:p text:style-name="P4">
The President stressed that the main priority for our country today is the War, and the role of business working in Ukraine is extraordinary.</text:p>
      <text:p text:style-name="P4">
“We are grateful to our external partners. In any case, strategically, financial people support us and help us. But we expect, first of all, ”he said.</text:p>
      <text:p text:style-name="P4">
The President also noted that the reconstruction of Ukraine is a great project, and the participation will be the participation of Ukrainian and foreign business in it, which has worked and works in our country, especially during the war.</text:p>
      <text:p text:style-name="P4">
During the meeting, they agreed on joint efforts, designed to reduce the problems of law enforcement agencies, discussed the situation in the tax sphere and perpetrator of its reform, touched on the issues of tax audits, increased efficiency of bodies that should stimulate the development of the economy.</text:p>
      <text:p text:style-name="P4">
A very interesting and prospect of the program of accessible lending of the "Eosel", initiated by the President of Ukraine, and the importance of its further scale, was noted.</text:p>
      <text:p text:style-name="P4">
During the conversation, business representatives proposed to create a coordination platform for communication to protect business rights and consideration of other issues.</text:p>
      <text:p text:style-name="P4">
“It is very important to create a playground where we would talk constantly. Because it is impossible to accumulate problems for years: we will simply not be able to overcome them, ”Volodymyr Zelenskyy reported.</text:p>
      <text:p text:style-name="P4">
News Source: <text:a xlink:type="simple" xlink:href="https://armyinform.com.ua/2023/06/30/volodymyr-zelenskyj-zustrivsya-iz-predstavnykamy-biznesu-sered-inshogo-obgovoryly-vidbudovu-ukrayiny/" text:style-name="Internet_20_link" text:visited-style-name="Visited_20_Internet_20_Link">
https://armyinform.com.ua/2023/06/30/volodymyr-zelenskyj-zustrivsya-iz-predstavnykamy-biznesu-sered-inshogo-obgovoryly-vidbudovu-ukrayiny/</text:a>
</text:p>
      <!--NEWS-->
      <text:h text:style-name="P10" text:outline-level="1">
<text:span text:style-name="T4">
A large -scale forest fire broke out on the Greek island</text:span>
</text:h>
      <text:p text:style-name="P4">
Authors: Ukrinform (Person)</text:p>
      <text:p text:style-name="P4">
Publisher: Укринформ (Organization)</text:p>
      <text:p text:style-name="P4">
Published Time: 2023-06-30T16:02:00+03:00</text:p>
      <text:p text:style-name="P4">
Modified Time: 2023-06-30T16:02:00+03:00</text:p>
      <text:p text:style-name="P4">
Description: A large -scale forest fire occurred on the Greek island of Samosi, in the Aegean Sea. - Ukrinform.</text:p>
      <text:p text:style-name="P4">
Images: ['<text:a xlink:type="simple" xlink:href="https://static.ukrinform.com/photos/2023_06/thumb_files/630_360_1688130617-889.jpeg" text:style-name="Internet_20_link" text:visited-style-name="Visited_20_Internet_20_Link">
630_360_16881...</text:a>
']</text:p>
      <text:p text:style-name="P4">
Tags: ['Греція', 'Ліс', 'Пожежа']</text:p>
      <text:p text:style-name="P4">
Type: Article</text:p>
      <!--METADATA-->
      <text:p text:style-name="P4">
<draw:frame draw:style-name="fr1" draw:name="Image108" text:anchor-type="as-char" svg:width="6.9236in" svg:height="3.956343in" draw:z-index="0">
<draw:image xlink:href="../Images/yкринформ/2023-06-30T16-02-00-03-00/630_360_1688130617-889.jpeg" xlink:type="simple" xlink:show="embed" xlink:actuate="onLoad" draw:mime-type="image/jpeg"/>
</draw:frame>
The Zagretsky Island of Samosi, in the Aegean Sea, on Friday, June 30, there was a large -scale forest fire.</text:p>
      <text:p text:style-name="P4">
As Ukrinform reports, it reports <text:a xlink:type="simple" xlink:href="https://convertio.co/ru/download/616a63ba99dc88294d79648d71a66954f5539a/" text:style-name="Internet_20_link" text:visited-style-name="Visited_20_Internet_20_Link">
ekathimerini</text:a>
.</text:p>
      <text:p text:style-name="P4">
The forest fire broke out not far from the village of Mitlinioi, in the center of the Eastern Aegean Sea.</text:p>
      <text:p text:style-name="P4">
During the first great <text:a xlink:type="simple" xlink:href="https://www.ukrinform.ua/tag-pozeza" text:style-name="Internet_20_link" text:visited-style-name="Visited_20_Internet_20_Link">
fire</text:a>
This year's summer season, 32 firefighters are operating on the spot with the support of 10 cars of Ilons. Two helicopters discharged from the air.</text:p>
      <text:p text:style-name="P4">
*!(https://www.ukrinform.ua/rubric-world/3724429-poblizu-filippin-zagorivsa-porom-evakuuvali-120-pasaziriv.html)According to the fire service, in the affected area there is a northern wink of 3-5 points on a scale of Bofort, which blows in the opposite direction of the sludge.</text:p>
      <text:p text:style-name="P4">
As reported by Ukrinform, data of research by scientists from the University of Statureleland(USA)show that in 2022 in the world <text:a xlink:type="simple" xlink:href="https://www.ukrinform.ua/rubric-world/3728203-torik-svit-sohvilini-vtracav-11-futbolnih-poliv-lisu-doslidzenna.html" text:style-name="Internet_20_link" text:visited-style-name="Visited_20_Internet_20_Link">
the forest was destroyed at speeds of 11th football fields every minute</text:a>
.  _Фото: ekathimerini</text:p>
      <text:p text:style-name="P4">
News Source: <text:a xlink:type="simple" xlink:href="https://www.ukrinform.ua/rubric-world/3729862-na-greckomu-ostrovi-spalahnula-masstabna-lisova-pozeza.html" text:style-name="Internet_20_link" text:visited-style-name="Visited_20_Internet_20_Link">
https://www.ukrinform.ua/rubric-world/3729862-na-greckomu-ostrovi-spalahnula-masstabna-lisova-pozeza.html</text:a>
</text:p>
      <!--NEWS-->
      <text:h text:style-name="P10" text:outline-level="1">
<text:span text:style-name="T4">
Ukraine in June attracted $ 3 billion grants and preferential funding from international partners</text:span>
</text:h>
      <text:p text:style-name="P4">
Authors: Ukrinform (Person)</text:p>
      <text:p text:style-name="P4">
Publisher: Укринформ (Organization)</text:p>
      <text:p text:style-name="P4">
Published Time: 2023-06-30T16:03:00+03:00</text:p>
      <text:p text:style-name="P4">
Modified Time: 2023-06-30T16:03:00+03:00</text:p>
      <text:p text:style-name="P4">
Description: In June 2023, the Ministry of Finance of Ukraine raised $ 3 billion. US grants and preferential funding from international partners. - Ukrinform.</text:p>
      <text:p text:style-name="P4">
Images: ['<text:a xlink:type="simple" xlink:href="https://static.ukrinform.com/photos/2020_03/thumb_files/630_360_1584521971-464.jpg" text:style-name="Internet_20_link" text:visited-style-name="Visited_20_Internet_20_Link">
630_360_15845...</text:a>
']</text:p>
      <text:p text:style-name="P4">
Tags: ['Бюджет', 'Євросоюз', 'Фінляндія', 'Мінфін', 'США', 'Світовий банк', 'фінансування', 'Грант']</text:p>
      <text:p text:style-name="P4">
Type: Article</text:p>
      <!--METADATA-->
      <text:p text:style-name="P4">
<draw:frame draw:style-name="fr1" draw:name="Image109" text:anchor-type="as-char" svg:width="6.9236in" svg:height="3.956343in" draw:z-index="0">
<draw:image xlink:href="../Images/yкринформ/2023-06-30T16-03-00-03-00/630_360_1584521971-464.jpg" xlink:type="simple" xlink:show="embed" xlink:actuate="onLoad" draw:mime-type="image/jpeg"/>
</draw:frame>
In June 2023, the Ministry of Finance of Ukraine raised $ 3 billion. Scoagrants and preferential funding from international partners.</text:p>
      <text:p text:style-name="P4">
According to Ukrinform, it reports <text:a xlink:type="simple" xlink:href="https://www.mof.gov.ua/uk/news/ministry_of_finance_attracted_usd_3_billion_in_grants_and_concessional_financing_from_international_partners_in_june_2023-4086" text:style-name="Internet_20_link" text:visited-style-name="Visited_20_Internet_20_Link">
the Ministry of Finance's press service</text:a>
.</text:p>
      <text:p text:style-name="P4">
"У червні 2023 року до державного бюджету України надійшло 3 млрд доларів СШАзовнішнього фінансування. Близько 40% із залучених коштів Україна отримала уформі грантів (on irreversible conditions)", - the message says.</text:p>
      <text:p text:style-name="P4">
The Ministry reports that in June 2023 among donors: European Union - $ 1.64 billion(Preferential financing), United States of America - $ 1.2 billion(grant), World Bank - $ 104 million(Preferential financing), Finland Republic - $ 15 million(grant).</text:p>
      <text:p text:style-name="P4">
Зауважується, що залучена міжнародна допомога спрямовується на фінансуванняпріоритетних видатків <text:a xlink:type="simple" xlink:href="https://www.ukrinform.ua/tag-budzet" text:style-name="Internet_20_link" text:visited-style-name="Visited_20_Internet_20_Link">
 держбюджету </text:a>
, in particular social and humanitarian. Funds from the EU were provided in the scope of scale macro -financial assistance(Mphd)for 2023. The total amount of financing under the MFD program reaches 18 billion euros. The MFD is provided with preferential terms for Ukraine. The loan maturity is 35 years. At the same time, interest and other payments for debt service instead of Ukraine will compensate for EU countries.</text:p>
      <text:p text:style-name="P4">
*!(https://www.ukrinform.ua/rubric-vidbudova/3729399-norvegia-nadala-190-miljoniv-grantu-na-vidbudovu-ukraini.html)Grants from the United States and Finland are provided as part of the fifth additional financing for the World Bank's project “Supporting government expenditures to ensure sustainable state administration in Ukraine”(PEACE in Ukraine).</text:p>
      <text:p text:style-name="P4">
Кошти від Світового банку були надані Міжнародною асоціацією розвитку (IDA)National Terms, as part of the project "Supporting government expenditures for ensuring sustainable public administration in Ukraine"(PEACE in Ukraine).Строк погашення кредиту становить 10 років, з 4-річним пільговим періодом.</text:p>
      <text:p text:style-name="P4">
Як повідомлялось, загалом у 2023 році Міністерство фінансів України залучило22,7 млрд доларів США зовнішнього фінансування на нагальні потребидержбюджету.</text:p>
      <text:p text:style-name="P4">
News Source: <text:a xlink:type="simple" xlink:href="https://www.ukrinform.ua/rubric-economy/3729857-ukraina-u-cervni-zalucila-vid-miznarodnih-partneriv-3-milardi-grantiv-ta-pilgovogo-finansuvanna.html" text:style-name="Internet_20_link" text:visited-style-name="Visited_20_Internet_20_Link">
https://www.ukrinform.ua/rubric-economy/3729857-ukraina-u-cervni-zalucila-vid-miznarodnih-partneriv-3-milardi-grantiv-ta-pilgovogo-finansuvanna.html</text:a>
</text:p>
      <!--NEWS-->
      <text:h text:style-name="P10" text:outline-level="1">
<text:span text:style-name="T4">
Georgia's President has stated danger through Russians who escaped from mobilization</text:span>
</text:h>
      <text:p text:style-name="P4">
Authors: Ukrinform (Person)</text:p>
      <text:p text:style-name="P4">
Publisher: Укринформ (Organization)</text:p>
      <text:p text:style-name="P4">
Published Time: 2023-06-30T16:04:00+03:00</text:p>
      <text:p text:style-name="P4">
Modified Time: 2023-06-30T16:04:00+03:00</text:p>
      <text:p text:style-name="P4">
Description: Georgia President Salome Zurabishvili believes that Russia is trying to influence the Russians who have fled to Georgia from mobilization with the help of propaganda. - Ukrinform.</text:p>
      <text:p text:style-name="P4">
Images: ['<text:a xlink:type="simple" xlink:href="https://static.ukrinform.com/photos/2018_10/thumb_files/630_360_1540518468-213.jpg" text:style-name="Internet_20_link" text:visited-style-name="Visited_20_Internet_20_Link">
630_360_15405...</text:a>
']</text:p>
      <text:p text:style-name="P4">
Tags: ['Грузія', 'Мобілізація', 'Росія', 'Війна з Росією']</text:p>
      <text:p text:style-name="P4">
Type: Article</text:p>
      <!--METADATA-->
      <text:p text:style-name="P4">
<draw:frame draw:style-name="fr1" draw:name="Image110" text:anchor-type="as-char" svg:width="6.9236in" svg:height="3.956343in" draw:z-index="0">
<draw:image xlink:href="../Images/yкринформ/2023-06-30T16-04-00-03-00/630_360_1540518468-213.jpg" xlink:type="simple" xlink:show="embed" xlink:actuate="onLoad" draw:mime-type="image/jpeg"/>
</draw:frame>
Georgia President Salome Zurabishvili believes that Russia, with the help of propaganda, has been affected by Russians who have fled to Georgia from mobilization.</text:p>
      <text:p text:style-name="P4">
She said this in an interview <text:a xlink:type="simple" xlink:href="https://edition.cnn.com/videos/tv/2023/06/29/amanpour-salome-zourabichvili-georgia-president-eu.cnn" text:style-name="Internet_20_link" text:visited-style-name="Visited_20_Internet_20_Link">
CNN</text:a>
, reports Ukrinform.</text:p>
      <text:p text:style-name="P4">
"Russia today checks the second front with the help of" soft power ", the help of propaganda ... The vast majority of people who are running through Isrodia are not Putin's supporters. But at the same time, we know about the threats that the Russian Federation is: that if the Russian -speaking ones are not properly protected, it is used to be used as an occasion for invasion, ”Zurabishvili said.</text:p>
      <text:p text:style-name="P4">
She also expressed doubt that in Russia "there is a resource or desire to test a front against the event in <text:a xlink:type="simple" xlink:href="https://www.ukrinform.ua/tag-gruzia" text:style-name="Internet_20_link" text:visited-style-name="Visited_20_Internet_20_Link">
Georgia</text:a>
".</text:p>
      <text:p text:style-name="P4">
<text:span text:style-name="T4">
 Read also: </text:span>
 [Presidents of Georgia and Moldova have condemned the destruction(https://www.ukrinform.ua/rubric-polytics/3718956-prezidenti-gruzii-ta-moldovi-zasudili-rujnuvanna-rosianami-dambi-kahovskoi-ges.html)At the same time, the President emphasized the need to control the inflow of Russian citizens.</text:p>
      <text:p text:style-name="P4">
According to Ukrinform, the head of the Georgia Parliament Papuasvili Parliament stated that the enforcement of bilateral sanctions against Russia will make the country go to the escalation against the aggressor country.</text:p>
      <text:p text:style-name="P4">
News Source: <text:a xlink:type="simple" xlink:href="https://www.ukrinform.ua/rubric-world/3729864-prezidentka-gruzii-zaavila-pro-nebezpeku-cerez-rosian-aki-vtekli-vid-mobilizacii.html" text:style-name="Internet_20_link" text:visited-style-name="Visited_20_Internet_20_Link">
https://www.ukrinform.ua/rubric-world/3729864-prezidentka-gruzii-zaavila-pro-nebezpeku-cerez-rosian-aki-vtekli-vid-mobilizacii.html</text:a>
</text:p>
      <!--NEWS-->
      <text:h text:style-name="P10" text:outline-level="1">
<text:span text:style-name="T4">
The Council adopted a law on return to the pre -war tax system</text:span>
</text:h>
      <text:p text:style-name="P4">
Authors: Ukrinform (Person)</text:p>
      <text:p text:style-name="P4">
Publisher: Укринформ (Organization)</text:p>
      <text:p text:style-name="P4">
Published Time: 2023-06-30T16:05:00+03:00</text:p>
      <text:p text:style-name="P4">
Modified Time: 2023-06-30T16:05:00+03:00</text:p>
      <text:p text:style-name="P4">
Description: The Verkhovna Rada adopted in general the bill No. 8401, which returns the taxation system to the pre -war state. The law will enter into force on August 1, 2023. - Ukrinform.</text:p>
      <text:p text:style-name="P4">
Images: ['<text:a xlink:type="simple" xlink:href="https://static.ukrinform.com/photos/2023_04/thumb_files/630_360_1682685211-525.jpg" text:style-name="Internet_20_link" text:visited-style-name="Visited_20_Internet_20_Link">
630_360_16826...</text:a>
']</text:p>
      <text:p text:style-name="P4">
Tags: ['Податки', 'Закон', 'Верховна Рада']</text:p>
      <text:p text:style-name="P4">
Type: Article</text:p>
      <!--METADATA-->
      <text:p text:style-name="P4">
<draw:frame draw:style-name="fr1" draw:name="Image111" text:anchor-type="as-char" svg:width="6.9236in" svg:height="3.956343in" draw:z-index="0">
<draw:image xlink:href="../Images/yкринформ/2023-06-30T16-05-00-03-00/630_360_1682685211-525.jpg" xlink:type="simple" xlink:show="embed" xlink:actuate="onLoad" draw:mime-type="image/jpeg"/>
</draw:frame>
The Verkhovnarad has adopted as a whole, the bill No. 8401, which returns the tax system to the pre -war state. The law will enter into force on August 1, 2023.</text:p>
      <text:p text:style-name="P4">
As reported in <text:a xlink:type="simple" xlink:href="https://t.me/yzheleznyak/4453" text:style-name="Internet_20_link" text:visited-style-name="Visited_20_Internet_20_Link">
telegram</text:a>
People's Deputy Zheleznyak, the document was supported by 239 people's deputies, reports Ukrinform.</text:p>
      <text:p text:style-name="P4">
“After long debate, the Parliament supported the tax bill # 8401 as a whole. Adoption of this bill is an important condition provided for in an agreement with <text:a xlink:type="simple" xlink:href="https://www.ukrinform.ua/tag-mvf" text:style-name="Internet_20_link" text:visited-style-name="Visited_20_Internet_20_Link">
IMF</text:a>
”, - the message reads.</text:p>
      <text:p text:style-name="P4">
The editorial board of the draft prepared for the second reading provides that 2% of the single tax will take place from August 1, 2023.</text:p>
      <text:p text:style-name="P4">
At the same time, the payer will have the right to apply for refusal to use 2% of the Epiz indicating what system of taxation he wants to go. Non -compliance with such a statement, and if the payer does not indicate the desired system, it will be automatically transferred to the system where he was elected 2%of the EP.</text:p>
      <text:p text:style-name="P4">
In addition, payers, who in 2023 moved from 2% of the EP to the general system, have the right to re -switch in 2023 to the simplified system by their wars. At the same time, in the case of submission by September 1, 2023, such payer will be considered as a payer of the EP from August 1, 2023.</text:p>
      <text:p text:style-name="P4">
Also, the law of August 1 has partially abolished the current moratorium reference inspections for excise goods(Alcohol, tobacco, fuel), gambling and financial services.</text:p>
      <text:p text:style-name="P4">
<text:span text:style-name="T4">
 Read also: </text:span>
 <text:a xlink:type="simple" xlink:href="https://www.ukrinform.ua/rubric-economy/3728879-zelenskij-nasa-meta-podatkova-bez-podatkivciv-mitnica-bez-mitnikiv.html" text:style-name="Internet_20_link" text:visited-style-name="Visited_20_Internet_20_Link">
Zelensky: Our Purpose - <text:span text:style-name="T4">
 Tax </text:span>
 Ova without <text:span text:style-name="T4">
 Tax </text:span>
 Ivtsi, customs without customs</text:a>
Responsibility for violations in the field of PPO application will be returned from 1 October. At the same time, a release from financial liability to be founded with PPO(Except for violations during trade in excise goods), if they were committed in the frontal territories(including the territories of a fighting).</text:p>
      <text:p text:style-name="P4">
Як повідомлялося, Міжнародний валютний фонд очікує, що на наступному етапіпрограми розширеного фінансування EFF українська влада ухвалить у погодженітерміни закони щодо покращення врядування та боротьби з корупцією.</text:p>
      <text:p text:style-name="P4">
News Source: <text:a xlink:type="simple" xlink:href="https://www.ukrinform.ua/rubric-economy/3729859-parlament-uhvaliv-zakon-pro-povernenna-na-dovoennu-sistemu-opodatkuvanna.html" text:style-name="Internet_20_link" text:visited-style-name="Visited_20_Internet_20_Link">
https://www.ukrinform.ua/rubric-economy/3729859-parlament-uhvaliv-zakon-pro-povernenna-na-dovoennu-sistemu-opodatkuvanna.html</text:a>
</text:p>
      <!--NEWS-->
      <text:h text:style-name="P10" text:outline-level="1">
<text:span text:style-name="T4">
Anniversary</text:span>
</text:h>
      <text:p text:style-name="P4">
Authors: Ukrinform (Person)</text:p>
      <text:p text:style-name="P4">
Publisher: Укринформ (Organization)</text:p>
      <text:p text:style-name="P4">
Published Time: 2023-06-30T16:05:26+03:00</text:p>
      <text:p text:style-name="P4">
Modified Time: 2023-06-30T16:05:26+03:00</text:p>
      <text:p text:style-name="P4">
Description: The Commander -in -Chief of the Armed Forces of Ukraine Valery Zaluzhny thanked the forces of security and defense for the liberation of the island of Snake from Russian invaders. - Ukrinform.</text:p>
      <text:p text:style-name="P4">
Images: ['<text:a xlink:type="simple" xlink:href="https://static.ukrinform.com/photos/2023_06/thumb_files/630_360_1687950352-550.jpg" text:style-name="Internet_20_link" text:visited-style-name="Visited_20_Internet_20_Link">
630_360_16879...</text:a>
']</text:p>
      <text:p text:style-name="P4">
Tags: ['Валерій Залужний', 'Острів Зміїний', 'Війна з Росією']</text:p>
      <text:p text:style-name="P4">
Type: Article</text:p>
      <!--METADATA-->
      <text:p text:style-name="P4">
<draw:frame draw:style-name="fr1" draw:name="Image112" text:anchor-type="as-char" svg:width="6.9236in" svg:height="3.956343in" draw:z-index="0">
<draw:image xlink:href="../Images/yкринформ/2023-06-30T16-05-26-03-00/630_360_1687950352-550.jpg" xlink:type="simple" xlink:show="embed" xlink:actuate="onLoad" draw:mime-type="image/jpeg"/>
</draw:frame>
The Commander -in -Chief of the Armed Forces of Ukraine Valery Zaluzhny thanked the Liberation of the island of Snake from Russian invaders.</text:p>
      <text:p text:style-name="P4">
According to Ukrinform, the Commander -in -Chief of the Armed Forces wrote about it in <text:a xlink:type="simple" xlink:href="https://t.me/CinCAFU/523" text:style-name="Internet_20_link" text:visited-style-name="Visited_20_Internet_20_Link">
telegram</text:a>
and posted the appropriate video.</text:p>
      <text:p text:style-name="P4">
"Exactly a year ago, on June 30, security and defense forces liberated the island of the Snake from the Russian invaders. Thank you to everyone who defends Ukraine," - stressed <text:a xlink:type="simple" xlink:href="https://www.ukrinform.ua/tag-valerij-zaluznij" text:style-name="Internet_20_link" text:visited-style-name="Visited_20_Internet_20_Link">
Zaluzhny</text:a>
.</text:p>
      <text:p text:style-name="P4">
Video: <text:a xlink:type="simple" xlink:href="https://t.me/CinCAFU/523" text:style-name="Internet_20_link" text:visited-style-name="Visited_20_Internet_20_Link">
Telegram-channel of the Commander-in-Chief of the Armed Forces Valery Zaluzhny</text:a>
<text:span text:style-name="T4">
 Read also: </text:span>
 <text:a xlink:type="simple" xlink:href="https://www.ukrinform.ua/rubric-ato/3729683-pisla-zvilnenna-zmiinogo-rosiani-kilka-raziv-namagalisa-atakuvati-ostriv-z-aviacii-gumenuk.html" text:style-name="Internet_20_link" text:visited-style-name="Visited_20_Internet_20_Link">
after release <text:span text:style-name="T4">
 Snakers </text:span>
 Oh Russians several times were to attack the island from aviation - Humeniuk</text:a>
As it was reported, Russian troops seized the island of Snake on the first day of the full -scale invasion of the Russian Federation into Ukraine, February 24, 2022.</text:p>
      <text:p text:style-name="P4">
June 30, 2022 <text:a xlink:type="simple" xlink:href="https://www.ukrinform.ua/rubric-ato/3524282-sili-specoperacij-rozpovili-podrobici-zacisenna-zmiinogo-vid-rosian.html" text:style-name="Internet_20_link" text:visited-style-name="Visited_20_Internet_20_Link">
The Ukrainian soldiers fully liberated Snake.</text:a>
The Ministry of Defense of the Russian Federation confirmed the escape of the military, calling it a "gesture of goodwill."</text:p>
      <text:p text:style-name="P4">
News Source: <text:a xlink:type="simple" xlink:href="https://www.ukrinform.ua/rubric-ato/3729858-ricnica-zvilnenna-zmiinogo-zaluznij-podakuvav-silam-oboroni.html" text:style-name="Internet_20_link" text:visited-style-name="Visited_20_Internet_20_Link">
https://www.ukrinform.ua/rubric-ato/3729858-ricnica-zvilnenna-zmiinogo-zaluznij-podakuvav-silam-oboroni.html</text:a>
</text:p>
      <!--NEWS-->
      <text:h text:style-name="P10" text:outline-level="1">
<text:span text:style-name="T4">
The European Commission has not yet found a mechanism for how to use Russian assets in the interests of Ukraine - Scholtz</text:span>
</text:h>
      <text:p text:style-name="P4">
Authors: Ukrinform (Person)</text:p>
      <text:p text:style-name="P4">
Publisher: Укринформ (Organization)</text:p>
      <text:p text:style-name="P4">
Published Time: 2023-06-30T16:09:00+03:00</text:p>
      <text:p text:style-name="P4">
Modified Time: 2023-06-30T16:09:00+03:00</text:p>
      <text:p text:style-name="P4">
Description: The use of Russian frozen assets to help Ukraine is an extremely difficult task from a legal point of view, so the European Commission still has to do this issue. - Ukrinform.</text:p>
      <text:p text:style-name="P4">
Images: ['<text:a xlink:type="simple" xlink:href="https://static.ukrinform.com/photos/2022_12/thumb_files/630_360_1669912793-372.jpg" text:style-name="Internet_20_link" text:visited-style-name="Visited_20_Internet_20_Link">
630_360_16699...</text:a>
']</text:p>
      <text:p text:style-name="P4">
Tags: ['Єврокомісія', 'Німеччина', 'Україна', 'Гроші', 'Шольц']</text:p>
      <text:p text:style-name="P4">
Type: Article</text:p>
      <!--METADATA-->
      <text:p text:style-name="P4">
<draw:frame draw:style-name="fr1" draw:name="Image113" text:anchor-type="as-char" svg:width="6.9236in" svg:height="3.956343in" draw:z-index="0">
<draw:image xlink:href="../Images/yкринформ/2023-06-30T16-09-00-03-00/630_360_1669912793-372.jpg" xlink:type="simple" xlink:show="embed" xlink:actuate="onLoad" draw:mime-type="image/jpeg"/>
</draw:frame>
The use of Russian frozen assets to help Ukraine is an extremely complex task from a legal point of view, so the European Commission still has to do this issue.</text:p>
      <text:p text:style-name="P4">
This was stated by German Chancellor Olaf Scholz at a press conference according to the results(https://www.ukrinform.ua/tag-evrosouz)In Brussels, Ukrinform reports.</text:p>
      <text:p text:style-name="P4">
“It's terribly difficult. No one knows what and how to do. We gave the European Commission to break our heads and inform us after they have any results, ”the chancellor said.</text:p>
      <text:p text:style-name="P4">
He noted that there is no "mature" proposal on how to change the current framework, many questions are open, there are a large number of "legal and actual" challenges that need to be carefully studied the path that is not easy and may take a long time. The partners are at the beginning of the debate on the mobilization of financial resources, the politician added.</text:p>
      <text:p text:style-name="P4">
<text:span text:style-name="T4">
 Read also: </text:span>
 <text:a xlink:type="simple" xlink:href="https://www.ukrinform.ua/rubric-ato/3729603-nimeccina-peredala-ukraini-partiu-voennoi-dopomogi.html" text:style-name="Internet_20_link" text:visited-style-name="Visited_20_Internet_20_Link">
Germany has handed over to Ukraine a military aid party</text:a>
</text:p>
      <text:p text:style-name="P4">
Але, переконаний Шольц, головне, що країни ЄС зобов’язалися підтримуватиУкраїну на довгостроковій основі та не відступляться від цього зобов’язання.Він назвав це меседжем російському президенту, який, можливо, сподівається нате, що партнери згодом перестануть допомагати Києву.</text:p>
      <text:p text:style-name="P4">
Німецький канцлер загалом запевнив, що партнери «європейсько ітрансатлантично» міцно стоять на боці України. Єдність буде засвідчена такожпід час саміту НАТО в липні, додав він.</text:p>
      <text:p text:style-name="P4">
Шольц також наголосив на важливості наростити виробництво зброї, особливоамуніції в Європі.</text:p>
      <text:p text:style-name="P4">
«Для України поставки боєприпасів життєво важливі», - сказав глава уряду ФРН,нагадавши, що рішення про це було узгоджено в березні.</text:p>
      <text:p text:style-name="P4">
<text:span text:style-name="T4">
Читайте також:</text:span>
 <text:a xlink:type="simple" xlink:href="https://www.ukrinform.ua/rubric-world/3729250-zahid-ne-stavit-za-metu-zminu-rezimu-v-rf-solc.html" text:style-name="Internet_20_link" text:visited-style-name="Visited_20_Internet_20_Link">
 Захід не ставить за мету зміну режиму в РФ - <text:span text:style-name="T4">
Шольц</text:span>
</text:a>
At the meeting in Brussels, the issue of responsibility was discussed by the incidental crimes committed by Russian soldiers during the war in Ukraine.</text:p>
      <text:p text:style-name="P4">
It has been reported that the EU will not legally confiscate frozen assets, as an option is considered the possibility of using the assets tax.</text:p>
      <text:p text:style-name="P4">
More than 200 billion euros of euros of assets of the Russian Central Bank have been frozen in the EU.</text:p>
      <text:p text:style-name="P4">
News Source: <text:a xlink:type="simple" xlink:href="https://www.ukrinform.ua/rubric-polytics/3729861-evrokomisia-se-ne-znajsla-mehanizmu-ak-vikoristati-rosijski-aktivi-v-interesah-ukraini-solc.html" text:style-name="Internet_20_link" text:visited-style-name="Visited_20_Internet_20_Link">
https://www.ukrinform.ua/rubric-polytics/3729861-evrokomisia-se-ne-znajsla-mehanizmu-ak-vikoristati-rosijski-aktivi-v-interesah-ukraini-solc.html</text:a>
</text:p>
      <!--NEWS-->
      <text:h text:style-name="P10" text:outline-level="1">
<text:span text:style-name="T4">
Vilnius became the first city in Europe where unmanned cars were launched</text:span>
</text:h>
      <text:p text:style-name="P4">
Authors: Ukrinform (Person)</text:p>
      <text:p text:style-name="P4">
Publisher: Укринформ (Organization)</text:p>
      <text:p text:style-name="P4">
Published Time: 2023-06-30T16:22:00+03:00</text:p>
      <text:p text:style-name="P4">
Modified Time: 2023-06-30T23:22:00+03:00</text:p>
      <text:p text:style-name="P4">
Description: Vilnius became the first city in Europe to use unmanned vehicles in real traffic. - Ukrinform.</text:p>
      <text:p text:style-name="P4">
Images: ['<text:a xlink:type="simple" xlink:href="https://static.ukrinform.com/photos/2023_06/thumb_files/630_360_1688155902-677.jpg" text:style-name="Internet_20_link" text:visited-style-name="Visited_20_Internet_20_Link">
630_360_16881...</text:a>
']</text:p>
      <text:p text:style-name="P4">
Tags: ['Автомобіль', 'Безпілотник', 'Європа', 'Литва', 'Транспорт']</text:p>
      <text:p text:style-name="P4">
Type: Article</text:p>
      <!--METADATA-->
      <text:p text:style-name="P4">
<draw:frame draw:style-name="fr1" draw:name="Image114" text:anchor-type="as-char" svg:width="6.9236in" svg:height="3.956343in" draw:z-index="0">
<draw:image xlink:href="../Images/yкринформ/2023-06-30T16-22-00-03-00/630_360_1688155902-677.jpg" xlink:type="simple" xlink:show="embed" xlink:actuate="onLoad" draw:mime-type="image/jpeg"/>
</draw:frame>
Vilniustawa, the first city in Europe to use unmanned vehicles of the road traffic conditions.</text:p>
      <text:p text:style-name="P4">
As Ukrinform reports, it reports <text:a xlink:type="simple" xlink:href="https://www.lrt.lt/ru/novosti/17/2023233/v-vil-niuse-vpervye-v-evrope-nachali-kursirovat-bespilotnye-avtomobili" text:style-name="Internet_20_link" text:visited-style-name="Visited_20_Internet_20_Link">
LRT</text:a>
.</text:p>
      <text:p text:style-name="P4">
These cars have been recognized as safe because one of them has been working in the Balnya area in Vilnius since the autumn, where his ability to participate safely in road traffic was checked. According to Lithuanian ministries and communications, cars meet all security standards.</text:p>
      <text:p text:style-name="P4">
Agne Vaychyukyvichy, Deputy Minister of Transport and Communications, says that the use of autonomous technologies is a demonstration of Lithuania leadership of the Uevrop. She also hopes that the launch of unmanned transportation on the streets of Khvilleus will lay the basis of further development and innovation.</text:p>
      <text:p text:style-name="P4">
"I am very glad that we have drones in Lithuania.(https://www.ukrinform.ua/tag-tehnologii)It is developing very quickly, we are getting closer to real examples on the roadshole, "Vaychyukyvichyvichy told journalists.</text:p>
      <text:p text:style-name="P4">
*!(https://www.ukrinform.ua/rubric-technology/3728390-v-ukraini-ponad-100-kompanij-viroblaut-bezpilotniki-fedorov.html)"I hope this is leadership and the first attempt to run the autonomous motor house of Vilnius streets - this is just the beginning, and in a few years we will see the multi -innovations that we can be proud," she added.</text:p>
      <text:p text:style-name="P4">
Mart Matisen, the leader of the sales of the Estonian company Clevon, who developed these cars, explained that cars will be able to move at a speed of 50 km/h city streets, but to ensure maximum safety their speed in Vilnius will be reduced to 25 km/h for some time._ Frame: G. Skaraitienė / Photo by BNS</text:p>
      <text:p text:style-name="P4">
News Source: <text:a xlink:type="simple" xlink:href="https://www.ukrinform.ua/rubric-technology/3730017-vilnus-stav-persim-mistom-u-evropi-de-zapustili-bezpilotni-avtivki.html" text:style-name="Internet_20_link" text:visited-style-name="Visited_20_Internet_20_Link">
https://www.ukrinform.ua/rubric-technology/3730017-vilnus-stav-persim-mistom-u-evropi-de-zapustili-bezpilotni-avtivki.html</text:a>
</text:p>
      <!--NEWS-->
      <text:h text:style-name="P10" text:outline-level="1">
<text:span text:style-name="T4">
By the end of the year 600 cooks will be trained in cooking school menu</text:span>
</text:h>
      <text:p text:style-name="P4">
Authors: Ukrinform (Person)</text:p>
      <text:p text:style-name="P4">
Publisher: Укринформ (Organization)</text:p>
      <text:p text:style-name="P4">
Published Time: 2023-06-30T16:25:45+03:00</text:p>
      <text:p text:style-name="P4">
Modified Time: 2023-06-30T16:25:45+03:00</text:p>
      <text:p text:style-name="P4">
Description: In the culinary hubs open within the SCHOOL Chef's Training Hubs Development and School Nutrition Reforms, 600 chefs will be trained by the end of the year. - Ukrinform.</text:p>
      <text:p text:style-name="P4">
Images: ['<text:a xlink:type="simple" xlink:href="https://static.ukrinform.com/photos/2023_06/thumb_files/630_360_1688131174-514.jpeg" text:style-name="Internet_20_link" text:visited-style-name="Visited_20_Internet_20_Link">
630_360_16881...</text:a>
']</text:p>
      <text:p text:style-name="P4">
Tags: ['Школа', 'Олена Зеленська', 'Кухар', 'Меню']</text:p>
      <text:p text:style-name="P4">
Type: Article</text:p>
      <!--METADATA-->
      <text:p text:style-name="P4">
<draw:frame draw:style-name="fr1" draw:name="Image118" text:anchor-type="as-char" svg:width="6.9236in" svg:height="3.956343in" draw:z-index="0">
<draw:image xlink:href="../Images/yкринформ/2023-06-30T16-25-45-03-00/630_360_1688131174-514.jpeg" xlink:type="simple" xlink:show="embed" xlink:actuate="onLoad" draw:mime-type="image/jpeg"/>
</draw:frame>
Barbulinar hubs opened within the SCHOOL CHEF's project Training Hubsdevelopment and School Nutrition Reforms, 600 chefs will be trained by the preparation of the updated school menu by the end of the year.</text:p>
      <text:p text:style-name="P4">
As Ukrinform reports, it reported in <text:a xlink:type="simple" xlink:href="https://t.me/FirstLadyOfUkraine/3542" text:style-name="Internet_20_link" text:visited-style-name="Visited_20_Internet_20_Link">
telegram</text:a>
President's wife Elena Zelenska.</text:p>
      <text:p text:style-name="P4">
“Learn to teach others. To prepare to feed thousands, tens of thousands of children - also delicious and useful at the same time. It's about our culinary hubs. The three more regions - Ternopil, Odessa and Poltava - have opened the centers within the project of the School Chef's Training Hubs Development and reform of school food, ”the First Lady said.</text:p>
      <text:p text:style-name="P4">
According to her, in culinary hubs on modern equipment with the best training chefs of vocational schools from all over the country, theypace a useful and delicious menu within the reform, increase their professional level, learn to study.</text:p>
      <text:p text:style-name="P4">
<text:span text:style-name="T4">
 Read also: </text:span>
 <text:a xlink:type="simple" xlink:href="https://www.ukrinform.ua/rubric-society/3690239-zelenska-rozpovila-pro-principi-zdorovogo-harcuvanna-ditej-pid-cas-vijni.html" text:style-name="Internet_20_link" text:visited-style-name="Visited_20_Internet_20_Link">
<text:span text:style-name="T4">
 Zelenskaya </text:span>
 <text:span text:style-name="T4">
 </text:span>
 told <text:span text:style-name="T4">
 </text:span>
 about <text:span text:style-name="T4">
 </text:span>
 <text:span text:style-name="T4">
 </text:span>
 Healthy <text:span text:style-name="T4">
 </text:span>
 <text:span text:style-name="T4">
 food </text:span>
 <text:span text:style-name="T4">
 </text:span>
 children <text:span text:style-name="T4">
 </text:span>
 <text:span text:style-name="T4">
 </text:span>
 <text:span text:style-name="T4">
 </text:span>
 <text:span text:style-name="T4">
 </text:span>
 <text:span text:style-name="T4">
 </text:span>
 <text:span text:style-name="T4">
 </text:span>
 <text:span text:style-name="T4">
 </text:span>
 <text:span text:style-name="T4">
 time </text:span>
 <text:span text:style-name="T4">
 wars </text:span>
</text:a>
"They will become the agents of changes that will transfer the knowledge of the zoneriology, the safety of the food process, the creation of technological maps to colleagues in their regions," Zelenska emphasized.</text:p>
      <text:p text:style-name="P4">
As the President's wife noted, “to make it possible, the Ministry of Education and Science of Ukraine, the Swiss Agency(SDC), Embassy of Switzerland in Ukraine, NGO "Cult of Food" and NGO "National Association of Public <text:a xlink:type="simple" xlink:href="https://www.ukrinform.ua/tag-harcuvanna" text:style-name="Internet_20_link" text:visited-style-name="Visited_20_Internet_20_Link">
Nutrition</text:a>
 ”.</text:p>
      <text:p text:style-name="P4">
“So, school nutrition reform is ongoing - contrary to the war. Reinforcing - we create, develop, improve. Literally, we will prepare the future, ”the first lady emphasized.</text:p>
      <text:p text:style-name="P4">
News Source: <text:a xlink:type="simple" xlink:href="https://www.ukrinform.ua/rubric-society/3729866-do-kinca-roku-600-kuhariv-projdut-navcanna-z-prigotuvanna-strav-skilnogo-menu.html" text:style-name="Internet_20_link" text:visited-style-name="Visited_20_Internet_20_Link">
https://www.ukrinform.ua/rubric-society/3729866-do-kinca-roku-600-kuhariv-projdut-navcanna-z-prigotuvanna-strav-skilnogo-menu.html</text:a>
</text:p>
      <!--NEWS-->
      <text:h text:style-name="P10" text:outline-level="1">
<text:span text:style-name="T4">
"Prozorro. SELL" will become the main platform for the sale of confiscated Russian assets</text:span>
</text:h>
      <text:p text:style-name="P4">
Authors: Ukrinform (Person)</text:p>
      <text:p text:style-name="P4">
Publisher: Укринформ (Organization)</text:p>
      <text:p text:style-name="P4">
Published Time: 2023-06-30T16:25:51+03:00</text:p>
      <text:p text:style-name="P4">
Modified Time: 2023-06-30T16:25:51+03:00</text:p>
      <text:p text:style-name="P4">
Description: The seized Russian assets in Ukraine will sell through the online auctions of "Prozorro.Sanes", all withdrawn funds will be aimed at overcoming the consequences of Russian aggression and restoration of the economy. - Ukrinform.</text:p>
      <text:p text:style-name="P4">
Images: ['<text:a xlink:type="simple" xlink:href="https://static.ukrinform.com/photos/2020_12/thumb_files/630_360_1608807067-680.png" text:style-name="Internet_20_link" text:visited-style-name="Visited_20_Internet_20_Link">
630_360_16088...</text:a>
']</text:p>
      <text:p text:style-name="P4">
Tags: ['Агресія РФ', 'Продаж', 'Відновлення України']</text:p>
      <text:p text:style-name="P4">
Type: Article</text:p>
      <!--METADATA-->
      <text:p text:style-name="P4">
<draw:frame draw:style-name="fr1" draw:name="Image122" text:anchor-type="as-char" svg:width="6.9236in" svg:height="3.956343in" draw:z-index="0">
<draw:image xlink:href="../Images/yкринформ/2023-06-30T16-25-51-03-00/630_360_1608807067-680.png" xlink:type="simple" xlink:show="embed" xlink:actuate="onLoad" draw:mime-type="image/png"/>
</draw:frame>
The seized Russian assets in Ukraine will sell through the online auctions of "Prozorro.Sanes", all withdrawn funds will be aimed at overcoming the consequences of Russia and restoration of the economy.</text:p>
      <text:p text:style-name="P4">
According to Ukrinform, the first Viceremier-Minister of Ukraine-Economy Minister Yulia Sviridenko stated, [] reports <text:a xlink:type="simple" xlink:href="https://me.gov.ua/News/Detail" text:style-name="Internet_20_link" text:visited-style-name="Visited_20_Internet_20_Link">
</text:a>
<text:a xlink:type="simple" xlink:href="https://me.gov.ua/News/Detail" text:style-name="Internet_20_link" text:visited-style-name="Visited_20_Internet_20_Link">
Ministry press service. </text:a>
"Prozorro. Services" will become the main platform for the sale of seized Russian assets. This is an extremely important area of development of low privatization reform. In addition to the monetary, it is the responsibility that the Russian [business] should be carried(https://www.ukrinform.ua/tag-biznes)that finances the crimes committed by the ArmyRF in Ukraine, ”Yulia Sviridenko said.</text:p>
      <text:p text:style-name="P4">
It is noted that "Prozorro.Sales" will become the main site for selling Russian assets. This is an extremely important area of development of reform privatization. In addition to money, it is a responsibility that a Russian business that finances crimes committed by the Russian army in Ukraine should be exposed.</text:p>
      <text:p text:style-name="P4">
In addition, Sviridenko reported that the Government of Ukraine is working on the introduction of privatization. According to the Minister of Economy, during the full -scale reform of small privatization is extremely relevant and necessary. This is evidenced by the interns of business to online auctions at "Prozorro.Sanes". Only during the full -scale war, Ukraine earned UAH 22.8 billion from the sale of small privatization objects.</text:p>
      <text:p text:style-name="P4">
In total, in five years, budgets of different levels have been supplemented by UAH 14 billion. Nearly five thousand state and public utilities have left the hammer. In their place, entrepreneurs have opened with novaches, such as hotels, cafes, production, and created jobs and taxes.</text:p>
      <text:p text:style-name="P4">
Sviridenko also reported that one of the first Russian assets that will be launched through "Prozorro. Soldering" can be a well -known Ocean Plaza shopping center in Kiev. Two -thirds of his shares until recently belonged to the Russian moligar, including Arcadia Rothenberg and his son Igor. In early June, the government transferred them to the State Property Fund.The State Property Fund has already re -registered corporate rights to the state. Now experts carry out inventory and actualize the statutory documents.</text:p>
      <text:p text:style-name="P4">
As reported by Ukrinform, the Ministry of Economy has initiated the necessary technical changes for the start of large privatization through the system <text:a xlink:type="simple" xlink:href="https://www.ukrinform.ua/rubric-economy/3729796-u-minekonomiki-anonsuvali-zapusk-velikoi-privatizacii-cerez-prozorroprodazi.html" text:style-name="Internet_20_link" text:visited-style-name="Visited_20_Internet_20_Link">
Prozorro. sale</text:a>
and counts on their adoption by the government in early July.</text:p>
      <text:p text:style-name="P4">
News Source: <text:a xlink:type="simple" xlink:href="https://www.ukrinform.ua/rubric-economy/3729867-prozorroprodazi-stane-golovnou-platformou-z-prodazu-konfiskovanih-rosijskih-aktiviv.html" text:style-name="Internet_20_link" text:visited-style-name="Visited_20_Internet_20_Link">
https://www.ukrinform.ua/rubric-economy/3729867-prozorroprodazi-stane-golovnou-platformou-z-prodazu-konfiskovanih-rosijskih-aktiviv.html</text:a>
</text:p>
      <!--NEWS-->
      <text:h text:style-name="P10" text:outline-level="1">
<text:span text:style-name="T4">
Russians fired a school in Donetsk - two dead, six wounded</text:span>
</text:h>
      <text:p text:style-name="P4">
Authors: Ukrinform (Person)</text:p>
      <text:p text:style-name="P4">
Publisher: Укринформ (Organization)</text:p>
      <text:p text:style-name="P4">
Published Time: 2023-06-30T16:33:00+03:00</text:p>
      <text:p text:style-name="P4">
Modified Time: 2023-06-30T16:33:00+03:00</text:p>
      <text:p text:style-name="P4">
Description: Two people were killed in the village of Sergiyivka in the Pokrovsky district of Donetsk region as a result of a Russian blow to the school, and six more were injured. - Ukrinform.</text:p>
      <text:p text:style-name="P4">
Images: ['<text:a xlink:type="simple" xlink:href="https://static.ukrinform.com/photos/2023_06/thumb_files/630_360_1688132129-588.jpeg" text:style-name="Internet_20_link" text:visited-style-name="Visited_20_Internet_20_Link">
630_360_16881...</text:a>
']</text:p>
      <text:p text:style-name="P4">
Tags: ['Донеччина', 'Обстріл', 'Школа', 'Війна з Росією']</text:p>
      <text:p text:style-name="P4">
Type: Article</text:p>
      <!--METADATA-->
      <text:p text:style-name="P4">
<draw:frame draw:style-name="fr1" draw:name="Image123" text:anchor-type="as-char" svg:width="6.9236in" svg:height="3.956343in" draw:z-index="0">
<draw:image xlink:href="../Images/yкринформ/2023-06-30T16-33-00-03-00/630_360_1688132129-588.jpeg" xlink:type="simple" xlink:show="embed" xlink:actuate="onLoad" draw:mime-type="image/jpeg"/>
</draw:frame>
Selesergiivka of the Pokrovsky district of Donetsk region as a result of a Russian blow to a damaging two people killed, six more were injured.</text:p>
      <text:p text:style-name="P4">
According to Ukrinform, it reports <text:a xlink:type="simple" xlink:href="https://www.gp.gov.ua/ua/posts/dvoje-zagiblix-ta-sestero-poranenix-vnaslidok-obstrilu-skoli-u-pokrovskomu-raioni-na-doneccini-prokurori-fiksuyut-naslidki-vojennogo-zlocinu-derzavi-agresora" text:style-name="Internet_20_link" text:visited-style-name="Visited_20_Internet_20_Link">
Office of the Prosecutor General</text:a>
.</text:p>
      <text:p text:style-name="P4">
According to the investigation, on June 30, at about 11:20, the Russian Federation has hit, probably, amazing systems of volley fire in the village of Sergiyivka of the Pokrovsky district.</text:p>
      <text:p text:style-name="P4">
The hit took place in the local school. At the time of the shelling, 12 people - representatives of the administration, teachers and technical staff.</text:p>
      <text:p text:style-name="P4">
As a result of <text:a xlink:type="simple" xlink:href="https://www.ukrinform.ua/tag-obstril" text:style-name="Internet_20_link" text:visited-style-name="Visited_20_Internet_20_Link">
shelling</text:a>
Primary classroom and chief accountant are killed. Six men - four men and two women.</text:p>
      <text:p text:style-name="P4">
<text:span text:style-name="T4">
 Read also: </text:span>
 <text:a xlink:type="simple" xlink:href="https://www.ukrinform.ua/rubric-ato/3729651-rosiani-vranci-obstrilali-herson-ta-oblast-e-poraneni.html" text:style-name="Internet_20_link" text:visited-style-name="Visited_20_Internet_20_Link">
Russians in the morning <text:span text:style-name="T4">
 fire </text:span>
 fir Kherson and area, Eporanne</text:a>
They were all hospitalized at the hospital with mine-explosive injuries and fragments.</text:p>
      <text:p text:style-name="P4">
Part of the school building is virtually destroyed: broken classrooms, office other premises, broken furniture and school inventory.</text:p>
      <text:p text:style-name="P4">
Under the procedural leadership of the Donetsk Regional Prosecutor's Office, a criminal investigation into criminal proceedings on violation of the laws of war(Part 2 of Art. 438 of the Criminal Code of Ukraine).</text:p>
      <text:p text:style-name="P4">
На місці обстрілу продовжують працювати прокурори, правоохоронці тарятувальники.</text:p>
      <text:p text:style-name="P4">
Як повідомляв Укрінформ, <text:a xlink:type="simple" xlink:href="https://www.ukrinform.ua/rubric-regions/3729654-rosiani-za-dobu-obstrilali-devat-regioniv-ukraini-zvedenna-ova.html" text:style-name="Internet_20_link" text:visited-style-name="Visited_20_Internet_20_Link">
 російські війська</text:a>
During the day, shells of nine -regions of Ukraine were fired, the dead are killed and wounded.</text:p>
      <text:p text:style-name="P4">
News Source: <text:a xlink:type="simple" xlink:href="https://www.ukrinform.ua/rubric-ato/3729871-rosiani-obstrilali-skolu-na-doneccini-dvoe-zagiblih-sestero-poranenih.html" text:style-name="Internet_20_link" text:visited-style-name="Visited_20_Internet_20_Link">
https://www.ukrinform.ua/rubric-ato/3729871-rosiani-obstrilali-skolu-na-doneccini-dvoe-zagiblih-sestero-poranenih.html</text:a>
</text:p>
      <!--NEWS-->
      <text:h text:style-name="P10" text:outline-level="1">
<text:span text:style-name="T4">
More than ₴ 50 million have been allocated to the work of veterans assistants</text:span>
</text:h>
      <text:p text:style-name="P4">
Authors: Ukrinform (Person)</text:p>
      <text:p text:style-name="P4">
Publisher: Укринформ (Organization)</text:p>
      <text:p text:style-name="P4">
Published Time: 2023-06-30T16:34:00+03:00</text:p>
      <text:p text:style-name="P4">
Modified Time: 2023-06-30T16:34:00+03:00</text:p>
      <text:p text:style-name="P4">
Description: More than 50 million hryvnias from the state budget have been allocated to the work of veterans. - Ukrinform.</text:p>
      <text:p text:style-name="P4">
Images: ['<text:a xlink:type="simple" xlink:href="https://static.ukrinform.com/photos/2017_06/thumb_files/630_360_1497063073-4692.jpg" text:style-name="Internet_20_link" text:visited-style-name="Visited_20_Internet_20_Link">
630_360_14970...</text:a>
']</text:p>
      <text:p text:style-name="P4">
Tags: ['Бюджет', 'Ветерани війни', 'Війна з Росією']</text:p>
      <text:p text:style-name="P4">
Type: Article</text:p>
      <!--METADATA-->
      <text:p text:style-name="P4">
<draw:frame draw:style-name="fr1" draw:name="Image128" text:anchor-type="as-char" svg:width="6.9236in" svg:height="3.956343in" draw:z-index="0">
<draw:image xlink:href="../Images/yкринформ/2023-06-30T16-34-00-03-00/630_360_1497063073-4692.jpg" xlink:type="simple" xlink:show="embed" xlink:actuate="onLoad" draw:mime-type="image/jpeg"/>
</draw:frame>
More than 50 million hryvnias from the state budget have been allocated to work veterans.</text:p>
      <text:p text:style-name="P4">
This was reported by the Director General of the Directorate of Strategic Planning and the European Integration(https://www.ukrinform.ua/rubric-society/3729742-svitlana-berezina-gendirektorka-direktoratu-strategicnogo-planuvanna-ta-evropejskoi-integracii-minveteraniv.html)Ukrinform.</text:p>
      <text:p text:style-name="P4">
"The number of veterans' assistants during the implementation of the pilot project of the renovated areas may not exceed 400 people. At the current stage, more than UAH 50 million has been allocated from the state budget.(https://www.ukrinform.ua/tag-radbez-oon)For Sweden Financing, " - Rakalaberesina.</text:p>
      <text:p text:style-name="P4">
According to her, one veteran assistant will be able to provide services to the transition to a peaceful life no more than 100 participants in the project. The maximum water service office will work 20 veteran assistants. She noted that the salary of the assistant will be an average of 16 thousand hryvnias.</text:p>
      <text:p text:style-name="P4">
"The veteran's assistant will report on his work to the head of the service office, Avin - to OVA. In turn, regional military administrations will inform mini -veterans. Quantitative and qualitative indicators, accessibility, accuracy and compliance of supporting the birch, will be quantitative and quality.</text:p>
      <text:p text:style-name="P4">
<text:span text:style-name="T4">
 Read also: </text:span>
 <text:a xlink:type="simple" xlink:href="https://www.ukrinform.ua/rubric-society/3729787-ukrainskij-veteranskij-fond-opracuvav-13-tisac-zvernen-z-nih-bilsist-vid-colovikiv.html" text:style-name="Internet_20_link" text:visited-style-name="Visited_20_Internet_20_Link">
Ukrainian <text:span text:style-name="T4">
 Veteran </text:span>
 Fund has worked 13 thousand, of which most of them are from men</text:a>
As it was reported, in four regions of Ukraine the project will soon work to support people returning from the front.</text:p>
      <text:p text:style-name="P4">
News Source: <text:a xlink:type="simple" xlink:href="https://www.ukrinform.ua/rubric-society/3729869-na-robotu-pomicnikiv-veteraniv-vidileno-ponad-50-miljoniv-minveteraniv.html" text:style-name="Internet_20_link" text:visited-style-name="Visited_20_Internet_20_Link">
https://www.ukrinform.ua/rubric-society/3729869-na-robotu-pomicnikiv-veteraniv-vidileno-ponad-50-miljoniv-minveteraniv.html</text:a>
</text:p>
      <!--NEWS-->
      <text:h text:style-name="P10" text:outline-level="1">
<text:span text:style-name="T4">
Tax reform and amnesty of capital: OP told about the vision of Cashless Economics in Ukraine</text:span>
</text:h>
      <text:p text:style-name="P4">
Authors: Ukrinform (Person)</text:p>
      <text:p text:style-name="P4">
Publisher: Укринформ (Organization)</text:p>
      <text:p text:style-name="P4">
Published Time: 2023-06-30T16:36:00+03:00</text:p>
      <text:p text:style-name="P4">
Modified Time: 2023-06-30T16:36:00+03:00</text:p>
      <text:p text:style-name="P4">
Description: The transition to non -cash payments is impossible without comprehensive tax reform, amnesty of capital, and the development of the necessary infrastructure. But in Ukraine there is every chance of taking the best world experience in this direction and implementing it. - Ukrinform.</text:p>
      <text:p text:style-name="P4">
Images: ['<text:a xlink:type="simple" xlink:href="https://static.ukrinform.com/photos/2023_06/thumb_files/630_360_1688132063-543.jpg" text:style-name="Internet_20_link" text:visited-style-name="Visited_20_Internet_20_Link">
630_360_16881...</text:a>
']</text:p>
      <text:p text:style-name="P4">
Tags: ['Податки', 'Офіс Президента', 'Податкова амністія']</text:p>
      <text:p text:style-name="P4">
Type: Article</text:p>
      <!--METADATA-->
      <text:p text:style-name="P4">
<draw:frame draw:style-name="fr1" draw:name="Image129" text:anchor-type="as-char" svg:width="6.9236in" svg:height="3.956343in" draw:z-index="0">
<draw:image xlink:href="../Images/yкринформ/2023-06-30T16-36-00-03-00/630_360_1688132063-543.jpg" xlink:type="simple" xlink:show="embed" xlink:actuate="onLoad" draw:mime-type="image/jpeg"/>
</draw:frame>
The transition of retreatment is impossible without comprehensive tax reform, amnesty of capital, as well as the development of the necessary infrastructure. But in Ukraine, every chance of taking the best world experience in this direction and realized.</text:p>
      <text:p text:style-name="P4">
This was emphasized during the press conference by the Deputy Head of the Office of Economic Affairs Rostislav Shurma, reports correspondent.</text:p>
      <text:p text:style-name="P4">
“Unfortunately, there was a very large manipulation and speculation of this fact. But what happened says that the question is probably very relevant. What was said in London? We analyze the experience and transition scenario <text:a xlink:type="simple" xlink:href="https://www.ukrinform.ua/rubric-economy" text:style-name="Internet_20_link" text:visited-style-name="Visited_20_Internet_20_Link">
Economics</text:a>
And the entire system of CASHLESS. Now about the reaction. I can say for sure that the reaction in the hall, disinfecting a huge number of business, representatives of international politicians, was extremely positive. At the same time, I see some fears that were around this topic in our society, although it is not a solution, ”he said.</text:p>
      <text:p text:style-name="P4">
<text:span text:style-name="T5">
Video: Presidential Office</text:span>
</text:p>
      <text:p text:style-name="P4">
In the belief of screws, there are several main factors that affect the fears of citizens in the introduction of such a system. The first is related to tax payments: approximately up to 60-70% of people working in the non-state sector, they are not fully paid in full.</text:p>
      <text:p text:style-name="P4">
<text:span text:style-name="T4">
 Read also: </text:span>
 <text:a xlink:type="simple" xlink:href="https://www.ukrinform.ua/rubric-economy/3729557-mvf-poasniv-akih-reform-ocikue-vid-ukraini-dla-vidilenna-nastupnih-transiv.html" text:style-name="Internet_20_link" text:visited-style-name="Visited_20_Internet_20_Link">
IMF explained which reforms expected from Ukraine for the selection of tranted tranches</text:a>
“This is elementary statistics. Therefore, of course, every citizen is experiencing a brow. But it is not possible to introduce Cashless sharply, at one point. This is a rather systematic comprehensive approach that will relate to dozens of reforms in other areas, including tax. Without it in the editorial we started to discuss, with a lashing reduction of tax rates,(Work - ed.)impossible. Citizens' income will fall, the economy can become uncompetitive, ” - explained the head of the head of the OP.</text:p>
      <text:p text:style-name="P4">
The second factor, according to Shurma, concerns undeclared accumulations of nopolary about their legalization: “Cashless cannot be introduced without a complete and -capital amnesty. If we go, people who have accumulation(not important how they got them), it is necessary to give the opportunity to legalize. That is, this should be paired with tax reform. "“We are preparing a project with Ukrposhta, the main purpose of which will be 100% covering of Ukraine with digital banking services, as well as 100% covering of all possible selling points with modern terminals, including those who operate offline. That is, there should be full availability of all infrastructure for each citizen in all conditions, ”he said.</text:p>
      <text:p text:style-name="P4">
At the heart of the fourth factor is directly corruption, says Shurma. The most belief, it is false that bribes have passed the sabotive form, for example, bitcoins: 99.9% of them are carried out in the form.</text:p>
      <text:p text:style-name="P4">
“99.9% of bribes, unfortunately, are still in cash. This is a fact. To the great way, we all say that we want to get rid of corruption, but when it is in charge of each of us, very often it turns out that too many citizens, business, authorities, authorities are involved in the process of undue benefit. The transition to Cashless does not give 100% guarantee I100% of elimination of corruption, but this always leaves traces, ”Shurma said.</text:p>
      <text:p text:style-name="P4">
There is currently no country that has switched to a 100% non -cash mechanism, but the successful examples that have practically done. One of them is Sweden, who went this path in about 10 years, told a representative of OP. He is aware that, given the rapid digitalization process, Ukraine has all the sakes to do so much faster and more efficiently.</text:p>
      <text:p text:style-name="P4">
“We can go this way not in 10 years, but at times faster. Of course, it's not one day when everything has changed. It will be a long process with systematic training, training. I think this is the following example, where we can truly take the best experience in the world, apply it in Ukraine and truly change the quality of processes within our country.</text:p>
      <text:p text:style-name="P4">
<text:span text:style-name="T4">
 Read also: </text:span>
 [Council adopted a return law on pre -war system(https://www.ukrinform.ua/rubric-economy/3729859-parlament-uhvaliv-zakon-pro-povernenna-na-dovoennu-sistemu-opodatkuvanna.html)As it was reported, the deputy head of the Presidential Office of Ukraine Rostislav Shurm during the International Investment Conference in London stated that cash calculations could be replaced by payments using bank cards orp2P2P2p.</text:p>
      <text:p text:style-name="P4">
The National Bank emphasized that the banking system of Ukraine is ready for functioning of cash, but a certain amount of cash in circulation should be.</text:p>
      <text:p text:style-name="P4">
News Source: <text:a xlink:type="simple" xlink:href="https://www.ukrinform.ua/rubric-economy/3729876-podatkova-reforma-ta-amnistia-kapitaliv-v-op-rozpovili-pro-bacenna-cashlessekonomiki-v-ukraini.html" text:style-name="Internet_20_link" text:visited-style-name="Visited_20_Internet_20_Link">
https://www.ukrinform.ua/rubric-economy/3729876-podatkova-reforma-ta-amnistia-kapitaliv-v-op-rozpovili-pro-bacenna-cashlessekonomiki-v-ukraini.html</text:a>
</text:p>
      <!--NEWS-->
      <text:h text:style-name="P10" text:outline-level="1">
<text:span text:style-name="T4">
Estonia's military intelligence called Prigoine's miscalculations during a rebellion</text:span>
</text:h>
      <text:p text:style-name="P4">
Authors: Ukrinform (Person)</text:p>
      <text:p text:style-name="P4">
Publisher: Укринформ (Organization)</text:p>
      <text:p text:style-name="P4">
Published Time: 2023-06-30T16:37:00+03:00</text:p>
      <text:p text:style-name="P4">
Modified Time: 2023-06-30T16:37:00+03:00</text:p>
      <text:p text:style-name="P4">
Description: In its new operational summary, the intelligence center of Estonia's Defense Forces analyzed an attempt by the rebellion committed in the Russian Federation by Yevgeny Prigoginyn and Wagner PEC and its consequences for Ukraine, Russia, Belarus. - Ukrinform.</text:p>
      <text:p text:style-name="P4">
Images: ['<text:a xlink:type="simple" xlink:href="https://static.ukrinform.com/photos/2023_06/thumb_files/630_360_1688131481-603.jpg" text:style-name="Internet_20_link" text:visited-style-name="Visited_20_Internet_20_Link">
630_360_16881...</text:a>
']</text:p>
      <text:p text:style-name="P4">
Tags: ['Естонія', 'Розвідка', 'ПВК "Вагнера"', 'Пригожин', 'Війна з Росією', 'Заколот']</text:p>
      <text:p text:style-name="P4">
Type: Article</text:p>
      <!--METADATA-->
      <text:p text:style-name="P4">
<draw:frame draw:style-name="fr1" draw:name="Image130" text:anchor-type="as-char" svg:width="6.9236in" svg:height="3.956343in" draw:z-index="0">
<draw:image xlink:href="../Images/yкринформ/2023-06-30T16-37-00-03-00/630_360_1688131481-603.jpg" xlink:type="simple" xlink:show="embed" xlink:actuate="onLoad" draw:mime-type="image/jpeg"/>
</draw:frame>
In its new operational, the reconnaissance center of Estonia's Defense Forces analyzed the attempt by the rebellion committed in the Russian Federation by Yevgeny Prigoginyn and Wagner PEC and its consequences for Ukraine, Russia, Belarus.</text:p>
      <text:p text:style-name="P4">
About it reports Ukrinform with reference to the national broadcaster <text:a xlink:type="simple" xlink:href="https://rus.err.ee/1609022024/svodka-sil-oborony-vozmozhno-nachalo-mjatezha-stalo-rezultatom-proscheta-prigozhina" text:style-name="Internet_20_link" text:visited-style-name="Visited_20_Internet_20_Link">
Err.</text:a>
According to Estonian intelligence, on June 24 towards Moscow, approximately pellet group. In doing so [Wagner's fighters]](https://www.ukrinform.ua/tag-pvk-vagnera)They kept various military objects: the headquarters of the Southern Military District and aerodromes in the Rostov area. The Vagnets maintained a high rate of promotion so that the defenders had at least time to prepare defense.</text:p>
      <text:p text:style-name="P4">
The beginning of the rebellion may have been the result of the calculation of the leader of the group. He could rely on the support of some warlords and the fact that the access to Moscow would be joined by parts of the regular army. The Wagner group faced weak resistance, but no one went to the side of the rebels.</text:p>
      <text:p text:style-name="P4">
For his part, Oleksandr Lukashenko offered acceptable security guarantees. The given intelligence center, Lukashenko could only be a mediator of the reverses, but long -term friendly relations between him and Prigogin had an important impact on the development of events. Lukashenko was interested in finding the solution of confidence, since his regime depends directly on the stability of the Russian Federation.</text:p>
      <text:p text:style-name="P4">
Today it is known about the trip of Prigogine to Belarus, however, as far as we know, Wagner fighters are on their bases in the occupied territories of the Ulugansk region. Probably, in the near future some "Wagner" will still move to the RB. The presence of Wagner's mercenaries in Belarus allows Lukashenkayvikosyvikosite them as instructors of special purpose units. The protective contingent can destabilize the situation in the country.</text:p>
      <text:p text:style-name="P4">
<text:span text:style-name="T4">
 Read also: </text:span>
 <text:a xlink:type="simple" xlink:href="https://www.ukrinform.ua/rubric-ato/3729768-zaluznij-zaaviv-so-zakolot-prigozina-ne-vplinuv-na-kontrnastup-zsu.html" text:style-name="Internet_20_link" text:visited-style-name="Visited_20_Internet_20_Link">
Zaluzhny stated that the rebellion <text:span text:style-name="T4">
 Prigogine </text:span>
 and did not affect the contractor of the Armed Forces</text:a>
</text:p>
      <text:p text:style-name="P4">
According to the final evaluation of Estonian intelligence, in the near future the actions of the "Wagnerians" will not have a significant impact on the course of war in Ukraine.</text:p>
      <text:p text:style-name="P4">
As reported by Ukrinform, the leader of the Wagner PEC <text:a xlink:type="simple" xlink:href="https://www.ukrinform.ua/rubric-other_news/3727120-zakolot-prigozina-vse-so-vidomo-na-cej-moment.html" text:style-name="Internet_20_link" text:visited-style-name="Visited_20_Internet_20_Link">
Yevgeny Prigogin, on June 23, he painted Demarsh against the Russian military leadership</text:a>
, in particular, against the Minister of Defense of the Russian Federation Sergiy Shoig.</text:p>
      <text:p text:style-name="P4">
On Tuesday, Lukashenko confirmed Prigogine's arrival in Belarus. Putin has stated that the Wagnerians could sign a contract with the Russian Ministry of Defense or go to Belarus.</text:p>
      <text:p text:style-name="P4">
President Volodymyr Zelenskyy is convinced that the contingent of Wagner PEC will be insignificant, since more than 20,000 "Wagnerists" have already been destroyed by Ukrainian defense forces.</text:p>
      <text:p text:style-name="P4">
<text:span text:style-name="T5">
Foto: err</text:span>
</text:p>
      <text:p text:style-name="P4">
News Source: <text:a xlink:type="simple" xlink:href="https://www.ukrinform.ua/rubric-world/3729873-vijskova-rozvidka-estonii-nazvala-prorahunki-prigozina-pid-cas-zakolotu.html" text:style-name="Internet_20_link" text:visited-style-name="Visited_20_Internet_20_Link">
https://www.ukrinform.ua/rubric-world/3729873-vijskova-rozvidka-estonii-nazvala-prorahunki-prigozina-pid-cas-zakolotu.html</text:a>
</text:p>
      <!--NEWS-->
      <text:h text:style-name="P10" text:outline-level="1">
<text:span text:style-name="T4">
Document "Vision of Ukraine 2030": provides for the development of the club system of Ukrainian sports</text:span>
</text:h>
      <text:p text:style-name="P4">
Authors: Ukrinform (Person)</text:p>
      <text:p text:style-name="P4">
Publisher: Укринформ (Organization)</text:p>
      <text:p text:style-name="P4">
Published Time: 2023-06-30T16:37:43+03:00</text:p>
      <text:p text:style-name="P4">
Modified Time: 2023-06-30T16:37:43+03:00</text:p>
      <text:p text:style-name="P4">
Description: Document of the Politic "Vision of Ukraine 2030: Reforming and Restoration of the Social and Humanitarian Score", which has prepared about 50 public experts of independent analytical centers, public organizations and academic institutions, provides, in particular, important changes in the sports field. - Ukrinform.</text:p>
      <text:p text:style-name="P4">
Images: ['<text:a xlink:type="simple" xlink:href="https://static.ukrinform.com/photos/2023_06/thumb_files/630_360_1688129853-794.jpg" text:style-name="Internet_20_link" text:visited-style-name="Visited_20_Internet_20_Link">
630_360_16881...</text:a>
']</text:p>
      <text:p text:style-name="P4">
Tags: ['Реформа', 'Спорт', 'Україна', 'Київ']</text:p>
      <text:p text:style-name="P4">
Type: Article</text:p>
      <!--METADATA-->
      <text:p text:style-name="P4">
<draw:frame draw:style-name="fr1" draw:name="Image131" text:anchor-type="as-char" svg:width="6.9236in" svg:height="3.956343in" draw:z-index="0">
<draw:image xlink:href="../Images/yкринформ/2023-06-30T16-37-43-03-00/630_360_1688129853-794.jpg" xlink:type="simple" xlink:show="embed" xlink:actuate="onLoad" draw:mime-type="image/jpeg"/>
</draw:frame>
Document of the Vision of Ukraine 2030: Reforming and Restoration of the Social and Humanitarian Sphere, which has prepared about 50 public expert analytical centers, public organizations and academic institutions, provides, in particular, important changes in the sports field.</text:p>
      <text:p text:style-name="P4">
During her presentation of the document, co -founder of NGO "U.Sport", a member of the Radifon of the President of Ukraine on the support of education, science and sports, Elena Medvedenko, was that the reform of the sports industry consists in demonopolization from the state, the creation of conditions for widespread development of the club system, Ukrinform reports.</text:p>
      <text:p text:style-name="P4">
“In the field of sports, we plan to work through public organizations. He rides a wider look at sports. The reform itself is the demonopolization of the sports, the wide development of the club system. We plan to create 20,000 Sport clubs. There will also be democratic federations. We resist the Nabasal sectoral documents of the European Union, the Council of Europe. The work is directed by the sport of higher achievements and for mass sports - 50 to 50. The strategic planning and digitalization of all processes will become important on this way, ” - said Medvedenko.</text:p>
      <text:p text:style-name="P4">
She also spoke about the project "Sports through life": "This is that sports should be with a person all his life, starting from early childhood, - said the collector of NGO" U.Sport ". - This, in particular, has to increase the life of people for five years, 3 - GDP of the country, etc. ”.</text:p>
      <text:p text:style-name="P4">
*!(https://www.ukrinform.ua/rubric-sports/3723720-evrokomisia-ta-minmolodsportu-ukraini-poglibluut-spivpracu.html)We will add that the document of the Politics "Vision of Ukraine 2030: Reforming and Restoration of Social and Humanitarian Score" also covers such areas as national identity(language, culture, national memory and state-church relations); civil society, media, human rights; gender policy, human rights and reintegration; education, science and innovation; System of protection; young; Social policies on people with disabilities and veterans.</text:p>
      <text:p text:style-name="P4">
Photo: ukrinform.ua.</text:p>
      <text:p text:style-name="P4">
News Source: <text:a xlink:type="simple" xlink:href="https://www.ukrinform.ua/rubric-sports/3729872-dokument-bacenna-ukraini-2030-peredbacae-rozvitok-klubnoi-sistemi-ukrainskogo-sportu.html" text:style-name="Internet_20_link" text:visited-style-name="Visited_20_Internet_20_Link">
https://www.ukrinform.ua/rubric-sports/3729872-dokument-bacenna-ukraini-2030-peredbacae-rozvitok-klubnoi-sistemi-ukrainskogo-sportu.html</text:a>
</text:p>
      <!--NEWS-->
      <text:h text:style-name="P10" text:outline-level="1">
<text:span text:style-name="T4">
Zelensky showed the work of the Armed Forces: When we have F-16, Russia will not have a chance in the sky</text:span>
</text:h>
      <text:p text:style-name="P4">
Authors: Ukrinform (Person)</text:p>
      <text:p text:style-name="P4">
Publisher: Укринформ (Organization)</text:p>
      <text:p text:style-name="P4">
Published Time: 2023-06-30T16:40:00+03:00</text:p>
      <text:p text:style-name="P4">
Modified Time: 2023-06-30T16:40:00+03:00</text:p>
      <text:p text:style-name="P4">
Description: Ukrainian pilots, despite the technical advantage of the Russians in aviation, have the advantage in morality and skills, and when they run F-16 fighters, they will not leave the enemy of any chance in the Ukrainian sky. - Ukrinform.</text:p>
      <text:p text:style-name="P4">
Images: ['<text:a xlink:type="simple" xlink:href="https://static.ukrinform.com/photos/2023_02/thumb_files/630_360_1677389139-461.jpg" text:style-name="Internet_20_link" text:visited-style-name="Visited_20_Internet_20_Link">
630_360_16773...</text:a>
']</text:p>
      <text:p text:style-name="P4">
Tags: ['Літак', 'Винищувач', 'Зеленський', 'Війна з Росією']</text:p>
      <text:p text:style-name="P4">
Type: Article</text:p>
      <!--METADATA-->
      <text:p text:style-name="P4">
<draw:frame draw:style-name="fr1" draw:name="Image132" text:anchor-type="as-char" svg:width="6.9236in" svg:height="3.956343in" draw:z-index="0">
<draw:image xlink:href="../Images/yкринформ/2023-06-30T16-40-00-03-00/630_360_1677389139-461.jpg" xlink:type="simple" xlink:show="embed" xlink:actuate="onLoad" draw:mime-type="image/jpeg"/>
</draw:frame>
In spite of the technical advantage of the Russians in aviation, Ukrainian pilots have an advantage in the morality of the Taisternity, and when they manage F-16 fighters, they will not leave an enemy chance in the Ukrainian sky.</text:p>
      <text:p text:style-name="P4">
President Volodymyr Zelenskyy wrote about it in <text:a xlink:type="simple" xlink:href="https://t.me/V_Zelenskiy_official/6786" text:style-name="Internet_20_link" text:visited-style-name="Visited_20_Internet_20_Link">
telegram</text:a>
, reports Ukrinform.</text:p>
      <text:p text:style-name="P4">
“Heroic Ukrainian pilots. I am grateful to everyone!Although the enemy still has a significant technical advantage in aviation, our pilots from the first day of full -scale have an obvious advantage in morality and skill!They save Ukrainian terror from bombs, rockets and murderous drones. When the Ukrainian pilots manage <text:a xlink:type="simple" xlink:href="https://www.ukrinform.ua/tag-vinisuvac" text:style-name="Internet_20_link" text:visited-style-name="Visited_20_Internet_20_Link">
F-16</text:a>
"Freedom is insurmountable, and there will be no chance for a terrorist state for the sky," the President emphasized.</text:p>
      <text:p text:style-name="P4">
<text:span text:style-name="T5">
Vido: <text:a xlink:type="simple" xlink:href="https://t.me/V_Zelenskiy_official/6786" text:style-name="Internet_20_link" text:visited-style-name="Visited_20_Internet_20_Link">
official channel of the President of Ukraine - Vladimir Zelensky</text:a>
</text:span>
</text:p>
      <text:p text:style-name="P4">
He also posted a short video of United24 authorship about the work of Ukrainian aviation in the conditions of a full-scale war of Russia against Ukraine against Ukraine Tanagal need to receive the F-16.</text:p>
      <text:p text:style-name="P4">
<text:span text:style-name="T4">
 Read also: </text:span>
 <text:a xlink:type="simple" xlink:href="https://www.ukrinform.ua/rubric-ato/3727856-dania-pocala-navcanna-ukrainskih-pilotiv-na-f16.html" text:style-name="Internet_20_link" text:visited-style-name="Visited_20_Internet_20_Link">
Denmark began training Ukrainian pilots on F-16</text:a>
As <text:a xlink:type="simple" xlink:href="https://www.ukrinform.ua/rubric-ato/3723489-reznikov-pro-perspektivu-otrimanna-ukrainou-f16-ptaskova-koalicia-vidbulasa.html" text:style-name="Internet_20_link" text:visited-style-name="Visited_20_Internet_20_Link">
reported</text:a>
, Ministry of Ministry of Ukraine Oleksiy Reznikov stated that during a meeting of the NATO-Ukraine commission, specific obligations of the Allies on the Organization of Specialized Training for Ukrainian Pilots on aircraftF-16 were made, which will open the way to the future supply of these aircraft to Ukraine.</text:p>
      <text:p text:style-name="P4">
<text:span text:style-name="T5">
Foto: milavia.net</text:span>
</text:p>
      <text:p text:style-name="P4">
News Source: <text:a xlink:type="simple" xlink:href="https://www.ukrinform.ua/rubric-ato/3729880-zelenskij-pokazav-robotu-ukrainskoi-aviacii-koli-u-nas-budut-f16-rosia-ne-matime-sansiv-u-nebi.html" text:style-name="Internet_20_link" text:visited-style-name="Visited_20_Internet_20_Link">
https://www.ukrinform.ua/rubric-ato/3729880-zelenskij-pokazav-robotu-ukrainskoi-aviacii-koli-u-nas-budut-f16-rosia-ne-matime-sansiv-u-nebi.html</text:a>
</text:p>
      <!--NEWS-->
      <text:h text:style-name="P10" text:outline-level="1">
<text:span text:style-name="T4">
The share of non -working loans from banks has decreased to 39%</text:span>
</text:h>
      <text:p text:style-name="P4">
Authors: Ukrinform (Person)</text:p>
      <text:p text:style-name="P4">
Publisher: Укринформ (Organization)</text:p>
      <text:p text:style-name="P4">
Published Time: 2023-06-30T16:42:00+03:00</text:p>
      <text:p text:style-name="P4">
Modified Time: 2023-06-30T16:42:00+03:00</text:p>
      <text:p text:style-name="P4">
Description: In the banking sector of Ukraine as of June 1, 2023, the share of non -working loans was 39.12% against 39.29% as of May 1. - Ukrinform.</text:p>
      <text:p text:style-name="P4">
Images: ['<text:a xlink:type="simple" xlink:href="https://static.ukrinform.com/photos/2021_03/thumb_files/630_360_1616678949-202.jpg" text:style-name="Internet_20_link" text:visited-style-name="Visited_20_Internet_20_Link">
630_360_16166...</text:a>
']</text:p>
      <text:p text:style-name="P4">
Tags: ['Банк', 'Кредит', 'Нацбанк']</text:p>
      <text:p text:style-name="P4">
Type: Article</text:p>
      <!--METADATA-->
      <text:p text:style-name="P4">
<draw:frame draw:style-name="fr1" draw:name="Image133" text:anchor-type="as-char" svg:width="6.9236in" svg:height="3.956343in" draw:z-index="0">
<draw:image xlink:href="../Images/yкринформ/2023-06-30T16-42-00-03-00/630_360_1616678949-202.jpg" xlink:type="simple" xlink:show="embed" xlink:actuate="onLoad" draw:mime-type="image/jpeg"/>
</draw:frame>
As of June 1, 2023, the Ubankiv Sector of Ukraine was 39.12% against 39.29% as of May 1.</text:p>
      <text:p text:style-name="P4">
According to Ukrinform, the press service of the National Bank of Ukraine [Telegram] reports it(https://t.me/nbu_ua/1616?fbclid=IwAR3vEO67342XFsMmb3E2gimQpm1SYMSDglsmciCKIYCvHgWUQqxx_K-S9sc).</text:p>
      <text:p text:style-name="P4">
"Частка непрацюючих <text:a xlink:type="simple" xlink:href="https://www.ukrinform.ua/tag-kredit" text:style-name="Internet_20_link" text:visited-style-name="Visited_20_Internet_20_Link">
 кредитів </text:a>
 (NPL)As of June 1, the Ubankiv sector decreased to 39.1% compared to 39.3% as of May 1, "the statement said.</text:p>
      <text:p text:style-name="P4">
It is noted that the volume of non -working loans in May decreased by 7.1 billions, the total amount of credit portfolio - by UAH 13.2 billion.</text:p>
      <text:p text:style-name="P4">
<text:span text:style-name="T4">
 Read also: </text:span>
 <text:a xlink:type="simple" xlink:href="https://www.ukrinform.ua/rubric-economy/3728928-nbu-pereglanuv-prognoz-vtrat-bankami-kreditnogo-portfela-cerez-vijnu.html" text:style-name="Internet_20_link" text:visited-style-name="Visited_20_Internet_20_Link">
<text:span text:style-name="T4">
 NBU </text:span>
 <text:span text:style-name="T4">
 </text:span>
 Viewed <text:span text:style-name="T4">
 </text:span>
 <text:span text:style-name="T4">
 Forecast </text:span>
 <text:span text:style-name="T4">
 loss </text:span>
 <text:span text:style-name="T4">
 by banks </text:span>
<text:span text:style-name="T4">
 credit </text:span>
 <text:span text:style-name="T4">
 </text:span>
 portfolio <text:span text:style-name="T4">
 </text:span>
 <text:span text:style-name="T4">
 through </text:span>
 <text:span text:style-name="T4">
 </text:span>
 war **</text:a>
According to <text:a xlink:type="simple" xlink:href="https://bank.gov.ua/ua/statistic/supervision-statist#3" text:style-name="Internet_20_link" text:visited-style-name="Visited_20_Internet_20_Link">
National Bank data</text:a>
, as of June 1, 2023, the volume of non -working loans amounted to UAH 428.245 billion against UAH 435.324 billion as of May 1. In May, the total credit portfolio decreased from UAH 1107.938 billion to UAH 1094.744 billion.</text:p>
      <text:p text:style-name="P4">
As reported by Ukrinform, in the banking sector of Ukraine as of April 12023, the share of non -working loans was 38.8% against 38.1% as of 1st. Prior to a full -scale invasion of Russia in Ukraine, the share of non -working partes in Ukrainian banks has been declining since 2018(From 55% to 27% state March 1 2022), and the loan portfolio grew.  Photo: depositphotos.com</text:p>
      <text:p text:style-name="P4">
News Source: <text:a xlink:type="simple" xlink:href="https://www.ukrinform.ua/rubric-economy/3729875-castka-nepracuucih-kreditiv-u-bankah-skorotilasa-do-39.html" text:style-name="Internet_20_link" text:visited-style-name="Visited_20_Internet_20_Link">
https://www.ukrinform.ua/rubric-economy/3729875-castka-nepracuucih-kreditiv-u-bankah-skorotilasa-do-39.html</text:a>
</text:p>
      <!--NEWS-->
      <text:h text:style-name="P10" text:outline-level="1">
<text:span text:style-name="T4">
The fourth Ukrainian bookshelf was opened at Cyprus</text:span>
</text:h>
      <text:p text:style-name="P4">
Authors: Ukrinform (Person)</text:p>
      <text:p text:style-name="P4">
Publisher: Укринформ (Organization)</text:p>
      <text:p text:style-name="P4">
Published Time: 2023-06-30T16:45:00+03:00</text:p>
      <text:p text:style-name="P4">
Modified Time: 2023-06-30T16:45:00+03:00</text:p>
      <text:p text:style-name="P4">
Description: Ambassador Ruslan Nimchinsky, together with the Rector of the University of Central Lancashir in Cyprus Ms. Irena Polycarp, officially opened a Ukrainian book shelf in the library of the university, which became the fourth in the Republic of Cyprus. - Ukrinform.</text:p>
      <text:p text:style-name="P4">
Images: ['<text:a xlink:type="simple" xlink:href="https://static.ukrinform.com/photos/2023_06/thumb_files/630_360_1688117090-127.jpg" text:style-name="Internet_20_link" text:visited-style-name="Visited_20_Internet_20_Link">
630_360_16881...</text:a>
']</text:p>
      <text:p text:style-name="P4">
Tags: ['Діаспора', 'Кіпр', 'Книги', 'Культура', 'Посольство']</text:p>
      <text:p text:style-name="P4">
Type: Article</text:p>
      <!--METADATA-->
      <text:p text:style-name="P4">
<draw:frame draw:style-name="fr1" draw:name="Image134" text:anchor-type="as-char" svg:width="6.9236in" svg:height="3.956343in" draw:z-index="0">
<draw:image xlink:href="../Images/yкринформ/2023-06-30T16-45-00-03-00/630_360_1688117090-127.jpg" xlink:type="simple" xlink:show="embed" xlink:actuate="onLoad" draw:mime-type="image/jpeg"/>
</draw:frame>
Sosolruslan Nimchinsky, together with the Rector of the University of Central Lancashir Nakipri, Mrs. Irena Polycarp, officially opened in the library of the university, a Ukrainian book shelf, which became the fourth in the Republic of Cyprus.</text:p>
      <text:p text:style-name="P4">
According to Ukrinform, the Embassy in the Republic of Cyprus reported on its <text:a xlink:type="simple" xlink:href="https://www.facebook.com/UAEmbassyinCY/posts/pfbid02jy8dcthN4C6332yB1aWNXt3D1jcDt8oZfPucyHA1ibQgNGahHfMeNUN39gRErHoGl" text:style-name="Internet_20_link" text:visited-style-name="Visited_20_Internet_20_Link">
Facebook page</text:a>
.</text:p>
      <text:p text:style-name="P4">
The shelf was opened within the framework of the Ukrainian Book Shelf Project, which is implemented under the patronage of the first lady of Ukraine Elena Zelenskaya.</text:p>
      <text:p text:style-name="P4">
"The embassy continues to work to ensure that the Ukrainian book is accessible to Ukrainians throughout the island," the post reads.</text:p>
      <text:p text:style-name="P4">
We will remind, the third Ukrainian bookshelf in Cyprus <text:a xlink:type="simple" xlink:href="https://www.ukrinform.ua/rubric-diaspora/3718800-na-kipri-vidkrili-tretu-ukrainsku-knizkovu-policku.html" text:style-name="Internet_20_link" text:visited-style-name="Visited_20_Internet_20_Link">
opened</text:a>
June 5 at the Association "Society of Ukrainian-Cyprus Friendship".</text:p>
      <text:p text:style-name="P4">
President's wife Olena Zelenskaya reported that the Ukrainian Book Pole Project was already <text:a xlink:type="simple" xlink:href="https://www.ukrinform.ua/rubric-culture/3728694-u-bibliotekah-39-krain-uze-e-170-ukrainskih-knizkovih-policok-zelenska.html" text:style-name="Internet_20_link" text:visited-style-name="Visited_20_Internet_20_Link">
implemented</text:a>
Libraries of 39 countries, totaling 170 shelves with 44,000 books.</text:p>
      <text:p text:style-name="P4">
<text:span text:style-name="T5">
Foto: Embassy of Ukraine in the Republic of Cyprus / Facebook</text:span>
</text:p>
      <text:p text:style-name="P4">
News Source: <text:a xlink:type="simple" xlink:href="https://www.ukrinform.ua/rubric-diaspora/3729741-na-kipri-vidkrili-cetvertu-ukrainsku-knizkovu-policku.html" text:style-name="Internet_20_link" text:visited-style-name="Visited_20_Internet_20_Link">
https://www.ukrinform.ua/rubric-diaspora/3729741-na-kipri-vidkrili-cetvertu-ukrainsku-knizkovu-policku.html</text:a>
</text:p>
      <!--NEWS-->
      <text:h text:style-name="P10" text:outline-level="1">
<text:span text:style-name="T4">
In Hague July 3, the International Center for Persession for Aggression Crime Against Ukraine will open</text:span>
</text:h>
      <text:p text:style-name="P4">
Authors: Ukrinform (Person)</text:p>
      <text:p text:style-name="P4">
Publisher: Укринформ (Organization)</text:p>
      <text:p text:style-name="P4">
Published Time: 2023-06-30T16:49:00+03:00</text:p>
      <text:p text:style-name="P4">
Modified Time: 2023-06-30T16:49:00+03:00</text:p>
      <text:p text:style-name="P4">
Description: The Hague on Monday, July 3, 2023, will open the International Center for Criminal Prosecution for Aggression Against Crime (ICPA). - Ukrinform.</text:p>
      <text:p text:style-name="P4">
Images: ['<text:a xlink:type="simple" xlink:href="https://static.ukrinform.com/photos/2023_06/thumb_files/630_360_1688133053-441.jpg" text:style-name="Internet_20_link" text:visited-style-name="Visited_20_Internet_20_Link">
630_360_16881...</text:a>
']</text:p>
      <text:p text:style-name="P4">
Tags: ['Гаага', 'Нідерланди', 'Злочин', 'Війна з Росією']</text:p>
      <text:p text:style-name="P4">
Type: Article</text:p>
      <!--METADATA-->
      <text:p text:style-name="P4">
<draw:frame draw:style-name="fr1" draw:name="Image137" text:anchor-type="as-char" svg:width="6.9236in" svg:height="3.948443in" draw:z-index="0">
<draw:image xlink:href="../Images/yкринформ/2023-06-30T16-49-00-03-00/630_360_1688133053-441.jpg" xlink:type="simple" xlink:show="embed" xlink:actuate="onLoad" draw:mime-type="image/jpeg"/>
</draw:frame>
In the Hague, the International Center for Criminal Service for Crime Against Ukraine will open in July 2023.(ICPA).</text:p>
      <text:p text:style-name="P4">
Як повідомляє власний кореспондент Укрінформу в Гаазі, прес-конференція щодовідкриття Міжнародного центру з переслідування за злочин агресії проти України(ICPA)It will take place in the building of Eurasta in the Hague.</text:p>
      <text:p text:style-name="P4">
The EURO JUSTRIA Didier Reinders, President of Eurasta Ladislav Hamran, Prosecutor General of Ukraine Andriykostin, Prosecutor of the International Criminal Court will take part in the event.(MKS)Karim Khan, USA Assistant Prosecutor Kennet Flight Jr..</text:p>
      <text:p text:style-name="P4">
It is worth noting that this is the first case of the creation of an initiative to investigate the aggression for international support after the Second World War <text:a xlink:type="simple" xlink:href="https://www.ukrinform.ua/rubric-ato" text:style-name="Internet_20_link" text:visited-style-name="Visited_20_Internet_20_Link">
War</text:a>
.</text:p>
      <text:p text:style-name="P4">
<text:span text:style-name="T4">
 Read also: </text:span>
 [Parliament of Estonia has approved a statement in support of the creation(https://www.ukrinform.ua/rubric-world/3723151-parlament-estonii-uhvaliv-zaavu-na-pidtrimku-stvorenna-spectribunalu-dla-rf.html)As it was reported, Ukraine, together with partners, promotes the creation of a special tribunal to criminalize the leadership of the Russian Federation for committing a crime of aggression against Ukraine.</text:p>
      <text:p text:style-name="P4">
The creation of such a tribunal was supported by the Parliamentary Assembly of the Council of Europe, the European Parliament, the NATO Parliamentary Assembly, the OSCE Parliamentary Assembly and the Separate States.</text:p>
      <text:p text:style-name="P4">
Photo: OGP</text:p>
      <text:p text:style-name="P4">
News Source: <text:a xlink:type="simple" xlink:href="https://www.ukrinform.ua/rubric-polytics/3729879-u-gaazi-3-lipna-vidkrietsa-miznarodnij-centr-iz-peresliduvanna-za-zlocin-agresii-proti-ukraini.html" text:style-name="Internet_20_link" text:visited-style-name="Visited_20_Internet_20_Link">
https://www.ukrinform.ua/rubric-polytics/3729879-u-gaazi-3-lipna-vidkrietsa-miznarodnij-centr-iz-peresliduvanna-za-zlocin-agresii-proti-ukraini.html</text:a>
</text:p>
      <!--NEWS-->
      <text:h text:style-name="P10" text:outline-level="1">
<text:span text:style-name="T4">
In Kirovohrad region, since July 1, the curfew will be reduced</text:span>
</text:h>
      <text:p text:style-name="P4">
Authors: Ukrinform (Person)</text:p>
      <text:p text:style-name="P4">
Publisher: Укринформ (Organization)</text:p>
      <text:p text:style-name="P4">
Published Time: 2023-06-30T16:50:00+03:00</text:p>
      <text:p text:style-name="P4">
Modified Time: 2023-06-30T16:50:00+03:00</text:p>
      <text:p text:style-name="P4">
Description: In Kirovohrad region, since July 1, the curfew will be reduced, it will last from midnight until four in the morning. - Ukrinform.</text:p>
      <text:p text:style-name="P4">
Images: ['<text:a xlink:type="simple" xlink:href="https://static.ukrinform.com/photos/2023_06/thumb_files/630_360_1688133507-576.jpg" text:style-name="Internet_20_link" text:visited-style-name="Visited_20_Internet_20_Link">
630_360_16881...</text:a>
']</text:p>
      <text:p text:style-name="P4">
Tags: ['Кіровоградщина', 'Комендантська година']</text:p>
      <text:p text:style-name="P4">
Type: Article</text:p>
      <!--METADATA-->
      <text:p text:style-name="P4">
<draw:frame draw:style-name="fr1" draw:name="Image138" text:anchor-type="as-char" svg:width="6.9236in" svg:height="3.956343in" draw:z-index="0">
<draw:image xlink:href="../Images/yкринформ/2023-06-30T16-50-00-03-00/630_360_1688133507-576.jpg" xlink:type="simple" xlink:show="embed" xlink:actuate="onLoad" draw:mime-type="image/jpeg"/>
</draw:frame>
The Nakirovograd region will cut the curfew from July 1, it will continue until four in the morning.</text:p>
      <text:p text:style-name="P4">
This was reported(https://t.me/kirovogradskaODA/5950), reports Ukrinform.</text:p>
      <text:p text:style-name="P4">
"In the Kirovohrad region, since July 1 has been changed <text:a xlink:type="simple" xlink:href="https://www.ukrinform.ua/tag-komendantska-godina" text:style-name="Internet_20_link" text:visited-style-name="Visited_20_Internet_20_Link">
Commandant hour</text:a>
. She will act at the night four in the morning, "the message reads.</text:p>
      <text:p text:style-name="P4">
It is noted that the time to work with catering and provisional activities was extended until 23:00.</text:p>
      <text:p text:style-name="P4">
<text:span text:style-name="T4">
 Read also: </text:span>
 <text:a xlink:type="simple" xlink:href="https://www.ukrinform.ua/rubric-regions/3724907-u-deakih-gromadah-nikopolskogo-rajonu-zminitsa-trivalist-komendantskoi-godini.html" text:style-name="Internet_20_link" text:visited-style-name="Visited_20_Internet_20_Link">
in <text:span text:style-name="T4">
 some </text:span>
 <text:span text:style-name="T4">
 communities </text:span>
 <text:span text:style-name="T4">
 </text:span>
 Nikopolsky <text:span text:style-name="T4">
 </text:span>
 district <text:span text:style-name="T4">
<text:span text:style-name="T5">
* will change </text:span>
* </text:span>
 <text:span text:style-name="T4">
 </text:span>
 <text:span text:style-name="T4">
 </text:span>
 commandant <text:span text:style-name="T4">
 </text:span>
 <text:span text:style-name="T4">
 hours </text:span>
 **</text:a>
Until July 1, the curfew in Kirovograd region operates from 23:00 to 5:00.</text:p>
      <text:p text:style-name="P4">
As reported by Ukrinform, earlier in the Kirovograd region <text:a xlink:type="simple" xlink:href="https://www.ukrinform.ua/rubric-regions/3725892-na-kirovogradsini-zaboronili-masovi-zahodi-ta-robotu-zakladiv-harcuvanna-pisla-2200.html" text:style-name="Internet_20_link" text:visited-style-name="Visited_20_Internet_20_Link">
banned mass action of work of food establishments after 22:00. </text:a>
</text:p>
      <text:p text:style-name="P4">
News Source: <text:a xlink:type="simple" xlink:href="https://www.ukrinform.ua/rubric-regions/3729881-na-kirovogradsini-z-1-lipna-skorotat-komendantsku-godinu.html" text:style-name="Internet_20_link" text:visited-style-name="Visited_20_Internet_20_Link">
https://www.ukrinform.ua/rubric-regions/3729881-na-kirovogradsini-z-1-lipna-skorotat-komendantsku-godinu.html</text:a>
</text:p>
      <!--NEWS-->
      <text:h text:style-name="P10" text:outline-level="1">
<text:span text:style-name="T4">
Denmark announced a new military assistance package to Ukraine</text:span>
</text:h>
      <text:p text:style-name="P4">
Authors: Ukrinform (Person)</text:p>
      <text:p text:style-name="P4">
Publisher: Укринформ (Organization)</text:p>
      <text:p text:style-name="P4">
Published Time: 2023-06-30T17:02:00+03:00</text:p>
      <text:p text:style-name="P4">
Modified Time: 2023-06-30T17:02:00+03:00</text:p>
      <text:p text:style-name="P4">
Description: Denmark is ready to provide a package of military assistance to Ukraine for 1.3 billion Danish crowns (over 170 million euros). - Ukrinform.</text:p>
      <text:p text:style-name="P4">
Images: ['<text:a xlink:type="simple" xlink:href="https://static.ukrinform.com/photos/2023_04/thumb_files/630_360_1681284425-774.png" text:style-name="Internet_20_link" text:visited-style-name="Visited_20_Internet_20_Link">
630_360_16812...</text:a>
']</text:p>
      <text:p text:style-name="P4">
Tags: ['Данія', 'Літак', 'Винищувач']</text:p>
      <text:p text:style-name="P4">
Type: Article</text:p>
      <!--METADATA-->
      <text:p text:style-name="P4">
<draw:frame draw:style-name="fr1" draw:name="Image139" text:anchor-type="as-char" svg:width="6.9236in" svg:height="3.956343in" draw:z-index="0">
<draw:image xlink:href="../Images/yкринформ/2023-06-30T17-02-00-03-00/630_360_1681284425-774.png" xlink:type="simple" xlink:show="embed" xlink:actuate="onLoad" draw:mime-type="image/png"/>
</draw:frame>
Danish Government to provide a package of military assistance to Ukraine for 1.3 billion Danish Crops(over 170 million euros).</text:p>
      <text:p text:style-name="P4">
Про це повідомляє <text:a xlink:type="simple" xlink:href="https://www.defense-aerospace.com/denmark-announces-new-military-aid-package-for-ukraine/" text:style-name="Internet_20_link" text:visited-style-name="Visited_20_Internet_20_Link">
 </text:a>
<text:a xlink:type="simple" xlink:href="https://www.defense-aerospace.com/denmark-announces-new-military-aid-package-for-ukraine/" text:style-name="Internet_20_link" text:visited-style-name="Visited_20_Internet_20_Link">
 Defense-aerospace </text:a>
reference to <text:a xlink:type="simple" xlink:href="https://www.fmn.dk/da/nyheder/2023/ny-donationspakke-pa-13-mia.-kroner-med-militar-stotte-til-ukraine/" text:style-name="Internet_20_link" text:visited-style-name="Visited_20_Internet_20_Link">
</text:a>
<text:a xlink:type="simple" xlink:href="https://www.fmn.dk/da/nyheder/2023/ny-donationspakke-pa-13-mia.-kroner-med-militar-stotte-til-ukraine/" text:style-name="Internet_20_link" text:visited-style-name="Visited_20_Internet_20_Link">
statement</text:a>
Denmark's Ministry of Defense, Ukrinform reports.</text:p>
      <text:p text:style-name="P4">
It is noted that the package includes, among other things, air defense missiles, demining machines and funds for the purchase of artillery ammunition to support the Ukrainian liberation struggle.</text:p>
      <text:p text:style-name="P4">
"It is very important that we continue to support Ukraine. It is a great and important sacrifice, which we made on the basis of the wishes and needs of Ukraine, and which should support Ukraine's current struggle against Russian troops," - said the responsibilities of the Troels Lund Polesen Minister of Defense.</text:p>
      <text:p text:style-name="P4">
*!(https://www.ukrinform.ua/rubric-ato/3729603-nimeccina-peredala-ukraini-partiu-voennoi-dopomogi.html)"The need of Ukraine in support remains great. Today's assistance package is an important signal that Denmark will stand on the side of Ukraine as much as it is necessary. I am happy that under the auspices For freedom, "said Denmark Minister Larslyukke Rasmussen.</text:p>
      <text:p text:style-name="P4">
President Volodymyr Zelenskyy thanked the Denmark government for a new package of defense aid of about $ 190 million.</text:p>
      <text:p text:style-name="P4">
<text:span text:style-name="T4">
 Read also: </text:span>
 <text:a xlink:type="simple" xlink:href="https://www.ukrinform.ua/rubric-ato/3729889-u-bolgarii-anonsuvali-vidpravlenna-vijskovoi-dopomogi-ukraini.html" text:style-name="Internet_20_link" text:visited-style-name="Visited_20_Internet_20_Link">
Bulgaria will send military assistance to Ukraine</text:a>
"Denmark's grateful government, led by Matte Frederixen for a new package of defense aid of about $ 190 million. Additional Air Defense Missions, ammunition, artillery shells and miners for mine - <text:a xlink:type="simple" xlink:href="https://twitter.com/ZelenskyyUa/status/1674801169242402816" text:style-name="Internet_20_link" text:visited-style-name="Visited_20_Internet_20_Link">
wrote</text:a>
Zelensky.</text:p>
      <text:p text:style-name="P4">
News Source: <text:a xlink:type="simple" xlink:href="https://www.ukrinform.ua/rubric-ato/3729882-dania-anonsuvala-novij-paket-vijskovoi-dopomogi-ukraini.html" text:style-name="Internet_20_link" text:visited-style-name="Visited_20_Internet_20_Link">
https://www.ukrinform.ua/rubric-ato/3729882-dania-anonsuvala-novij-paket-vijskovoi-dopomogi-ukraini.html</text:a>
</text:p>
      <!--NEWS-->
      <text:h text:style-name="P10" text:outline-level="1">
<text:span text:style-name="T4">
There is no direct threats from Russia and Belarus in the north - Naev</text:span>
</text:h>
      <text:p text:style-name="P4">
Authors: Ukrinform (Person)</text:p>
      <text:p text:style-name="P4">
Publisher: Укринформ (Organization)</text:p>
      <text:p text:style-name="P4">
Published Time: 2023-06-30T17:09:00+03:00</text:p>
      <text:p text:style-name="P4">
Modified Time: 2023-06-30T17:09:00+03:00</text:p>
      <text:p text:style-name="P4">
Description: The Commander of the Joint Forces of the Armed Forces of Ukraine Lieutenant General Sergey Naev stated that there is currently no direct threat from Belarus and Russia, however, in the event of an increase in threats increased forces. - Ukrinform.</text:p>
      <text:p text:style-name="P4">
Images: ['<text:a xlink:type="simple" xlink:href="https://static.ukrinform.com/photos/2023_05/thumb_files/630_360_1683793421-529.jpeg" text:style-name="Internet_20_link" text:visited-style-name="Visited_20_Internet_20_Link">
630_360_16837...</text:a>
']</text:p>
      <text:p text:style-name="P4">
Tags: ['Білорусь', 'ЗСУ', 'Наєв', 'Війна з Росією']</text:p>
      <text:p text:style-name="P4">
Type: Article</text:p>
      <!--METADATA-->
      <text:p text:style-name="P4">
<draw:frame draw:style-name="fr1" draw:name="Image140" text:anchor-type="as-char" svg:width="6.9236in" svg:height="3.956343in" draw:z-index="0">
<draw:image xlink:href="../Images/yкринформ/2023-06-30T17-09-00-03-00/630_360_1683793421-529.jpeg" xlink:type="simple" xlink:show="embed" xlink:actuate="onLoad" draw:mime-type="image/jpeg"/>
</draw:frame>
The Commander of the Joint Forces of the Armed Forces of Ukraine Lieutenant General Sergey Naivzauzayauzayauzayauzayauzayauzayauzayauzayauzayauzayawaida that there is currently no direct threat from Belarus and Russia, however, in the event of an increase in threats increased forces.</text:p>
      <text:p text:style-name="P4">
According to Ukrinform, the Command of the Joint Forces of the Armed Forces of Ukraine reports this <text:a xlink:type="simple" xlink:href="https://t.me/KOS_ZSU/2024" text:style-name="Internet_20_link" text:visited-style-name="Visited_20_Internet_20_Link">
telegram. </text:a>
"It is at present in the lane of the Northern Grouping of the Anti -Medical Threat of Ground Forces for Ukraine by Belarus and Russia. However, in the event of an increase in threats, the level of threats of forces and means, as well as other practical measures to enhance the defense capabilities of the group," - said. Nayev.](https://www.ukrinform.ua/tag-naev)According to him, intelligence does not stop working on information. In addition, the Armed Forces are in constant working contact with foreign partners on information exchange.</text:p>
      <text:p text:style-name="P4">
"We are aware of the information we own but do not spend time. It is not that all servicemen in the northern operating area perform the task assigned to them without exception," Nayev emphasized.</text:p>
      <text:p text:style-name="P4">
<text:span text:style-name="T4">
 Read also: </text:span>
 <text:a xlink:type="simple" xlink:href="https://www.ukrinform.ua/rubric-ato/3727665-na-pivnoci-zaversili-budivnictvo-psihologicnotakticnih-smug-pereskod-naev.html" text:style-name="Internet_20_link" text:visited-style-name="Visited_20_Internet_20_Link">
in the north completed the construction of psychological and tactical obstacles - <text:span text:style-name="T4">
 Naev </text:span>
</text:a>
In turn, the command gradually increases the defensive capabilities of the staff.</text:p>
      <text:p text:style-name="P4">
"The staff is harmonious, and the commanders know how to properly manage the subordinates and how to act in case of necessary strengthening," Naev emphasized.</text:p>
      <text:p text:style-name="P4">
As reported by Ukrinform, on June 30, President Volodymyr Zelenskyy was in charge <text:a xlink:type="simple" xlink:href="https://www.ukrinform.ua/rubric-ato/3729817-na-stavci-dorucili-posiliti-zahist-na-pivnicnomu-napramku-zelenskij.html" text:style-name="Internet_20_link" text:visited-style-name="Visited_20_Internet_20_Link">
meeting of the Supreme Commander -in -Chief of Nafroroti and Threats by Belarus. </text:a>
_Foto: Telegram of news of the Cos</text:p>
      <text:p text:style-name="P4">
News Source: <text:a xlink:type="simple" xlink:href="https://www.ukrinform.ua/rubric-ato/3729890-narazi-na-pivnoci-bezposerednih-zagroz-z-boku-rosii-ta-bilorusi-nemae-naev.html" text:style-name="Internet_20_link" text:visited-style-name="Visited_20_Internet_20_Link">
https://www.ukrinform.ua/rubric-ato/3729890-narazi-na-pivnoci-bezposerednih-zagroz-z-boku-rosii-ta-bilorusi-nemae-naev.html</text:a>
</text:p>
      <!--NEWS-->
      <text:h text:style-name="P10" text:outline-level="1">
<text:span text:style-name="T4">
The Government has appointed Elena Duma by ARMA head</text:span>
</text:h>
      <text:p text:style-name="P4">
Authors: Ukrinform (Person)</text:p>
      <text:p text:style-name="P4">
Publisher: Укринформ (Organization)</text:p>
      <text:p text:style-name="P4">
Published Time: 2023-06-30T17:11:00+03:00</text:p>
      <text:p text:style-name="P4">
Modified Time: 2023-06-30T17:11:00+03:00</text:p>
      <text:p text:style-name="P4">
Description: The Cabinet of Ministers has appointed Olena Duma by the Chairman of the National Agency for Detecting, Investigation and Management of Assets derived from corruption crimes. - Ukrinform.</text:p>
      <text:p text:style-name="P4">
Images: ['<text:a xlink:type="simple" xlink:href="https://static.ukrinform.com/photos/2020_05/thumb_files/630_360_1589467658-112.jpg" text:style-name="Internet_20_link" text:visited-style-name="Visited_20_Internet_20_Link">
630_360_15894...</text:a>
']</text:p>
      <text:p text:style-name="P4">
Tags: ['Кабмін', 'Призначення', 'АРМА', 'Олена Дума']</text:p>
      <text:p text:style-name="P4">
Type: Article</text:p>
      <!--METADATA-->
      <text:p text:style-name="P4">
<draw:frame draw:style-name="fr1" draw:name="Image141" text:anchor-type="as-char" svg:width="6.9236in" svg:height="3.956343in" draw:z-index="0">
<draw:image xlink:href="../Images/yкринформ/2023-06-30T17-11-00-03-00/630_360_1589467658-112.jpg" xlink:type="simple" xlink:show="embed" xlink:actuate="onLoad" draw:mime-type="image/jpeg"/>
</draw:frame>
The Cabinet of Ministers appointed Elena Duma by the Chairman of the National Agency for the Issues of Exploration, search and management of assets derived from corruption.</text:p>
      <text:p text:style-name="P4">
About it reports Ukrinform with a reference to <text:a xlink:type="simple" xlink:href="https://t.me/uriad24/3262" text:style-name="Internet_20_link" text:visited-style-name="Visited_20_Internet_20_Link">
telegram</text:a>
The Online Government.</text:p>
      <text:p text:style-name="P4">
“At its meeting on June 30 <text:a xlink:type="simple" xlink:href="https://www.ukrinform.ua/tag-kabmin" text:style-name="Internet_20_link" text:visited-style-name="Visited_20_Internet_20_Link">
Cabinet of Ministers of Ukraine</text:a>
approved an order on the appointments of Elena Oleksiivna as head of the National Agency of Ukraine on issues of showing, search and management of assets received from corruption rates, ”the message reads.</text:p>
      <text:p text:style-name="P4">
<text:span text:style-name="T4">
 Read also: </text:span>
 <text:a xlink:type="simple" xlink:href="https://www.ukrinform.ua/rubric-polytics/3729850-posli-krain-g7-pro-priznacenna-golovi-arma-vazlivo-dotrimuvatis-procedur.html" text:style-name="Internet_20_link" text:visited-style-name="Visited_20_Internet_20_Link">
Ambassadors of G7 countries on the appointment of the chairman <text:span text:style-name="T4">
 ARMA </text:span>
: important to comply with procedures</text:a>
Also, according to the report, the project of the President of Ukraine on the release of Natalia Bukreyeva from the post of head of the Mariupol district state administration of Donetsk region, on the appointment of Alexandrapanasenko by the head of the Mariupol district state administration of Donetsk region was agreed.</text:p>
      <text:p text:style-name="P4">
In addition, the appointment of Lesya Karnaukh was agreed by the deputy head of the Kyiv regional state administration, Sergey Kropyvchenko - Deputy Head of the Sumy Regional State Administration, Alexei Drozdenko - Deputy Chairman of the Sumy Regional State Administration for Digital Development, Digital Transformations and Digitalization, as well as Anton Samoilenko. .</text:p>
      <text:p text:style-name="P4">
As it was reported, on June 28, Elena Duma was <text:a xlink:type="simple" xlink:href="https://www.ukrinform.ua/rubric-society/3729048-komisia-obrala-novu-ocilnicu-arma-transparency-international-poperedzae-pro-riziki.html" text:style-name="Internet_20_link" text:visited-style-name="Visited_20_Internet_20_Link">
determined by the winner of the competition among the candidates</text:a>
To the post of ARMA chairman. Subsequently, a scandal broke out on the facts of its biography.</text:p>
      <text:p text:style-name="P4">
On June 29, a member of the competition commission for the selection of candidates for the head of the ARMA Dmitryostapenko <text:a xlink:type="simple" xlink:href="https://www.ukrinform.ua/rubric-economy/3729595-clen-konkursnoi-komisii-z-vidboru-kandidativ-na-glavu-arma-vidklikav-pidpis-za-peremoznicu.html" text:style-name="Internet_20_link" text:visited-style-name="Visited_20_Internet_20_Link">
recalled</text:a>
Signature for the winner of the competition Elena Duma. He motivated the decision by the fact that at the time of the vote he did not have the full information of the candidate, "which has a decisive value to me and who had been subjected to me.""G7 closely monitored the process of appointing the ARMA chairman and observing civil society on the procedures taken. It is important to comply with the proper procedures to strengthen the confidence in Arm," - said.</text:p>
      <text:p text:style-name="P4">
The temporary head of the ARMA since August 2021 was Dmitry Zhoravovich.</text:p>
      <text:p text:style-name="P4">
News Source: <text:a xlink:type="simple" xlink:href="https://www.ukrinform.ua/rubric-economy/3729891-urad-priznaciv-olenu-dumu-golovou-arma.html" text:style-name="Internet_20_link" text:visited-style-name="Visited_20_Internet_20_Link">
https://www.ukrinform.ua/rubric-economy/3729891-urad-priznaciv-olenu-dumu-golovou-arma.html</text:a>
</text:p>
      <!--NEWS-->
      <text:h text:style-name="P10" text:outline-level="1">
<text:span text:style-name="T4">
Bulgaria will send military assistance to Ukraine</text:span>
</text:h>
      <text:p text:style-name="P4">
Authors: Ukrinform (Person)</text:p>
      <text:p text:style-name="P4">
Publisher: Укринформ (Organization)</text:p>
      <text:p text:style-name="P4">
Published Time: 2023-06-30T17:14:00+03:00</text:p>
      <text:p text:style-name="P4">
Modified Time: 2023-06-30T17:14:00+03:00</text:p>
      <text:p text:style-name="P4">
Description: Bulgaria Defense Minister Todor Tagarev said that the country would soon send military assistance to Ukraine. - Ukrinform.</text:p>
      <text:p text:style-name="P4">
Images: ['<text:a xlink:type="simple" xlink:href="https://static.ukrinform.com/photos/2023_06/thumb_files/630_360_1688134420-607.jpg" text:style-name="Internet_20_link" text:visited-style-name="Visited_20_Internet_20_Link">
630_360_16881...</text:a>
']</text:p>
      <text:p text:style-name="P4">
Tags: ['Болгарія', 'Україна', 'Війна з Росією']</text:p>
      <text:p text:style-name="P4">
Type: Article</text:p>
      <!--METADATA-->
      <text:p text:style-name="P4">
<draw:frame draw:style-name="fr1" draw:name="Image142" text:anchor-type="as-char" svg:width="6.9236in" svg:height="3.956343in" draw:z-index="0">
<draw:image xlink:href="../Images/yкринформ/2023-06-30T17-14-00-03-00/630_360_1688134420-607.jpg" xlink:type="simple" xlink:show="embed" xlink:actuate="onLoad" draw:mime-type="image/jpeg"/>
</draw:frame>
Bulgaria Tagarev's Ministry of Ministry said that the country was departing assistance to Ukraine soon.</text:p>
      <text:p text:style-name="P4">
According to Ukrinform, the agency reports <text:a xlink:type="simple" xlink:href="https://www.novinite.com/articles/220699/Defense+Minister%3A+Bulgaria+will+start+Sending+Military+Aid+to+Ukraine+soon" text:style-name="Internet_20_link" text:visited-style-name="Visited_20_Internet_20_Link">
novinite.com</text:a>
with reference to Bulgaria National Television.</text:p>
      <text:p text:style-name="P4">
"The process of departure of military assistance to Ukraine will begin soon," the Bulgarian Minister announced.</text:p>
      <text:p text:style-name="P4">
Tagarev did not specify the delivery time, but assured that Kiev will "receive the most necessary resources immediately."</text:p>
      <text:p text:style-name="P4">
He also added that Bulgaria will support Ukraine's membership in <text:a xlink:type="simple" xlink:href="https://www.ukrinform.ua/tag-nato" text:style-name="Internet_20_link" text:visited-style-name="Visited_20_Internet_20_Link">
NATO</text:a>
After graduating from Russian-Ukrainian.</text:p>
      <text:p text:style-name="P4">
However, when asked if there are proposals from Bulgaria to provide guarantee security for Ukraine, Tagarev answered negatively.</text:p>
      <text:p text:style-name="P4">
“This issue has not been discussed at the moment. These negotiations are underway, we have not yet participated in these negotiations and do not have to lead them, ”he commented.</text:p>
      <text:p text:style-name="P4">
<text:span text:style-name="T4">
 Read also: </text:span>
 <text:a xlink:type="simple" xlink:href="https://www.ukrinform.ua/rubric-ato/3729603-nimeccina-peredala-ukraini-partiu-voennoi-dopomogi.html" text:style-name="Internet_20_link" text:visited-style-name="Visited_20_Internet_20_Link">
<text:span text:style-name="T4">
 Germany </text:span>
 to transfer to Ukraine a military aid party</text:a>
The Chairman of the Parliamentary Committee on Defense of Christo Gadzhev also said that the issue of Bulgaria's involvement in the coalition of those who want to provide Ukraine with guarantee security is not on the agenda.</text:p>
      <text:p text:style-name="P4">
“Bulgaria should be part of the general decision of the NATO summit(In Vilnius - Ed.). Гарантії безпеки (For Ukraine - ed.)should be provided with active membership, ”Gadzhev summed up.</text:p>
      <text:p text:style-name="P4">
<text:span text:style-name="T4">
 Read also: </text:span>
 <text:a xlink:type="simple" xlink:href="https://www.ukrinform.ua/rubric-ato/3729882-dania-anonsuvala-novij-paket-vijskovoi-dopomogi-ukraini.html" text:style-name="Internet_20_link" text:visited-style-name="Visited_20_Internet_20_Link">
<text:span text:style-name="T4">
 Data </text:span>
 I announced a new military aid package</text:a>
As reported by Ukrinform, the Bulgaria Government on June 23 <text:a xlink:type="simple" xlink:href="https://www.ukrinform.ua/rubric-ato/3728071-bolgaria-shvalila-novij-paket-vijskovoi-dopomogi-ukraini.html" text:style-name="Internet_20_link" text:visited-style-name="Visited_20_Internet_20_Link">
approved</text:a>
New military assistance package to Ukraine.</text:p>
      <text:p text:style-name="P4">
NATO Summit will take place in Vilnius on July 11-12. Among the main issues will be the continuation of assistance for Ukraine in the fight against Russian aggression. Ukraine expects specific decisions from this meeting to identify the country of NATO's membership and to provide security guarantees for safety for the probable repetition of Russian aggression in the future.</text:p>
      <text:p text:style-name="P4">
News Source: <text:a xlink:type="simple" xlink:href="https://www.ukrinform.ua/rubric-ato/3729889-u-bolgarii-anonsuvali-vidpravlenna-vijskovoi-dopomogi-ukraini.html" text:style-name="Internet_20_link" text:visited-style-name="Visited_20_Internet_20_Link">
https://www.ukrinform.ua/rubric-ato/3729889-u-bolgarii-anonsuvali-vidpravlenna-vijskovoi-dopomogi-ukraini.html</text:a>
</text:p>
      <!--NEWS-->
      <text:h text:style-name="P10" text:outline-level="1">
<text:span text:style-name="T4">
OP develops the concept of a single body for business checks - Shurma</text:span>
</text:h>
      <text:p text:style-name="P4">
Authors: Ukrinform (Person)</text:p>
      <text:p text:style-name="P4">
Publisher: Укринформ (Organization)</text:p>
      <text:p text:style-name="P4">
Published Time: 2023-06-30T17:14:30+03:00</text:p>
      <text:p text:style-name="P4">
Modified Time: 2023-06-30T17:14:30+03:00</text:p>
      <text:p text:style-name="P4">
Description: Ukraine is working on a concept that provides for the concentration of law enforcement and controlling functions of interaction with business in one government body. Among the possible options are the Economic Security Bureau. - Ukrinform.</text:p>
      <text:p text:style-name="P4">
Images: ['<text:a xlink:type="simple" xlink:href="https://static.ukrinform.com/photos/2023_06/thumb_files/630_360_1688132064-617.jpg" text:style-name="Internet_20_link" text:visited-style-name="Visited_20_Internet_20_Link">
630_360_16881...</text:a>
']</text:p>
      <text:p text:style-name="P4">
Tags: ['Бізнес', 'Офіс Президента', 'Бюро економічної безпеки']</text:p>
      <text:p text:style-name="P4">
Type: Article</text:p>
      <!--METADATA-->
      <text:p text:style-name="P4">
<draw:frame draw:style-name="fr1" draw:name="Image143" text:anchor-type="as-char" svg:width="6.9236in" svg:height="3.956343in" draw:z-index="0">
<draw:image xlink:href="../Images/yкринформ/2023-06-30T17-14-30-03-00/630_360_1688132064-617.jpg" xlink:type="simple" xlink:show="embed" xlink:actuate="onLoad" draw:mime-type="image/jpeg"/>
</draw:frame>
In Ukraine, they work on a concept that provides for the concentration of law enforcement with the tentative functions of interaction with business in one state body. The Bureau of Economic Security.</text:p>
      <text:p text:style-name="P4">
This was announced during the press conference by the Deputy Head of the Office of Economic Issues Rostislav Shurma, Ukrinform correspondent reports.</text:p>
      <text:p text:style-name="P4">
“On interaction with law enforcement and controlling bodies. We, perhaps in a month or two, we will develop a concept when we try to concentrate the whole functional of business interaction in a single legal and control body in order for 3-5 bodies to go to the same company. What kind of body will be, as long as I cannot say, the basic option is discussed that it will still be a Bureau of Economic Security, ”the representative [OP] stressed.(https://www.ukrinform.ua/tag-ofis-prezidenta).</text:p>
      <text:p text:style-name="P4">
According to him, the discomfort that occurs in business when communicating by the right -wing bodies or controlling bodies, is often associated with the deep problems of certain sectors of the legislation.</text:p>
      <text:p text:style-name="P4">
<text:span text:style-name="T4">
 Read also: </text:span>
 <text:a xlink:type="simple" xlink:href="https://www.ukrinform.ua/rubric-economy/3729876-podatkova-reforma-ta-amnistia-kapitaliv-v-op-rozpovili-pro-bacenna-cashlessekonomiki-v-ukraini.html" text:style-name="Internet_20_link" text:visited-style-name="Visited_20_Internet_20_Link">
Tax reform and amnesty of capital: in OP told the vision of Cashless Economics in Ukraine</text:a>
“There was some wrong technical effect in the legislation. It is a provocative of a thoroughly, then investigators or other actions in the form of searches, interrogations, etc. Therefore, it is necessary to simply systematically and deeply take and shovel the legislation in order to remove and deregulate a large number of technical reasons. Because in 99% of cases, law enforcement officers are formally right, ” - adding.</text:p>
      <text:p text:style-name="P4">
As it was reported, <text:a xlink:type="simple" xlink:href="https://www.ukrinform.ua/rubric-economy/3729243-rada-ratifikuvala-ugodu-z-es-pro-ucast-ukraini-u-programi-edinij-rinok.html" text:style-name="Internet_20_link" text:visited-style-name="Visited_20_Internet_20_Link">
the Verkhovna Rada ratified the agreement between Ukraine of the Tai -European Union on participation in the Single Market program</text:a>
- platforms for the development of business, which demonstrates sustainability and provides stable access to consumer goods and services.</text:p>
      <text:p text:style-name="P4">
News Source: <text:a xlink:type="simple" xlink:href="https://www.ukrinform.ua/rubric-economy/3729888-op-rozroblae-koncepciu-edinogo-organu-dla-perevirok-biznesu-surma.html" text:style-name="Internet_20_link" text:visited-style-name="Visited_20_Internet_20_Link">
https://www.ukrinform.ua/rubric-economy/3729888-op-rozroblae-koncepciu-edinogo-organu-dla-perevirok-biznesu-surma.html</text:a>
</text:p>
      <!--NEWS-->
      <text:h text:style-name="P10" text:outline-level="1">
<text:span text:style-name="T4">
ARMA re -looking for managers for 14 arrested sanatoriums and hotels</text:span>
</text:h>
      <text:p text:style-name="P4">
Authors: Ukrinform (Person)</text:p>
      <text:p text:style-name="P4">
Publisher: Укринформ (Organization)</text:p>
      <text:p text:style-name="P4">
Published Time: 2023-06-30T17:24:00+03:00</text:p>
      <text:p text:style-name="P4">
Modified Time: 2023-06-30T17:24:00+03:00</text:p>
      <text:p text:style-name="P4">
Description: The National Asset Investigation and Management Agency (ARMA) has announced a re -search for managers for arrested sanatoriums with a number fund for displaced persons and servicemen. - Ukrinform.</text:p>
      <text:p text:style-name="P4">
Images: ['<text:a xlink:type="simple" xlink:href="https://static.ukrinform.com/photos/2022_08/thumb_files/630_360_1660553796-610.jpg" text:style-name="Internet_20_link" text:visited-style-name="Visited_20_Internet_20_Link">
630_360_16605...</text:a>
']</text:p>
      <text:p text:style-name="P4">
Tags: ['Конкурс', 'Готель', 'АРМА']</text:p>
      <text:p text:style-name="P4">
Type: Article</text:p>
      <!--METADATA-->
      <text:p text:style-name="P4">
<draw:frame draw:style-name="fr1" draw:name="Image144" text:anchor-type="as-char" svg:width="6.9236in" svg:height="3.956343in" draw:z-index="0">
<draw:image xlink:href="../Images/yкринформ/2023-06-30T17-24-00-03-00/630_360_1660553796-610.jpg" xlink:type="simple" xlink:show="embed" xlink:actuate="onLoad" draw:mime-type="image/jpeg"/>
</draw:frame>
National Agency for Investigation and Management of Assets(Arma)The repeated competition for the search for managers for arrested sanatoriums is a Customer Fund for displaced persons and servicemen.</text:p>
      <text:p text:style-name="P4">
This was reported by the press service <text:a xlink:type="simple" xlink:href="https://arma.gov.ua/news/typical/povtorno-shukaemo-upraviteliv-dlya-areshtovanih-sanatoriiv-z-nomernim-fondom-dlya-pereselentsiv-ta-viyskovoslujbovtsiv" text:style-name="Internet_20_link" text:visited-style-name="Visited_20_Internet_20_Link">
ARMA</text:a>
, reports Ukrinform.</text:p>
      <text:p text:style-name="P4">
“<text:a xlink:type="simple" xlink:href="https://www.ukrinform.ua/tag-arma" text:style-name="Internet_20_link" text:visited-style-name="Visited_20_Internet_20_Link">
ARMA</text:a>
Re -announced the competitions of managers for a number of arrested hotels and sanatoriums, some of the rooms should be transferred to future managers for the needs of internally advanced persons and the rehabilitation of servicemen, ”the testimony reads.</text:p>
      <text:p text:style-name="P4">
Competitions for 14 real estate objects are currently announced. In particular, the tourist provisions in Kiev, Kharkiv, Nikolaev and Lviv, sanatoriums "Karpaty", "Sinyak" and "Shayan" in the Transcarpathian region, sanatorium "Golden Sands" and "Gulf" in the Odessa region, sanatorium and resort complex " Mirgorodkurot »in the Upoltava region, children's health complex" Zbruch "in the Ternopil region, etc.</text:p>
      <text:p text:style-name="P4">
<text:span text:style-name="T4">
 Read also: </text:span>
 <text:a xlink:type="simple" xlink:href="https://www.ukrinform.ua/rubric-society/3729048-komisia-obrala-novu-ocilnicu-arma-transparency-international-poperedzae-pro-riziki.html" text:style-name="Internet_20_link" text:visited-style-name="Visited_20_Internet_20_Link">
<text:span text:style-name="T4">
 commission </text:span>
 <text:span text:style-name="T4">
 chose </text:span>
 <text:span text:style-name="T4">
 new </text:span>
 <text:span text:style-name="T4">
 </text:span>
 Book <text:span text:style-name="T4">
 </text:span>
 ARMA <text:span text:style-name="T4">
: </text:span>
 Transparency <text:span text:style-name="T4">
 </text:span>
 <text:span text:style-name="T4">
 International </text:span>
 <text:span text:style-name="T4">
 </text:span>
 <text:span text:style-name="T4">
 warns </text:span>
 <text:span text:style-name="T4">
 </text:span>
 <text:span text:style-name="T4">
 </text:span>
 <text:span text:style-name="T4">
 *about </text:span>
 <text:span text:style-name="T4">
 risks </text:span>
</text:a>
The ARMA notes that one of the main points of the program of each competition is the percentage of the total area of the real estate object, which the manager will provide for the said social purposes. Therefore, the higher the volumetric fund or square meters for internally displaced persons of Tavi servicemen will offer a potential manager, the more competitive his proposal will be.</text:p>
      <text:p text:style-name="P4">
Document admission lasts until 16:00 on July 24, 2023.</text:p>
      <text:p text:style-name="P4">
It was reported that the ARMA management <text:a xlink:type="simple" xlink:href="https://www.ukrinform.ua/rubric-economy/3728806-arma-peredali-majze-2-milardi-z-rahunkiv-kompanii-povazanoi-z-1xbet.html" text:style-name="Internet_20_link" text:visited-style-name="Visited_20_Internet_20_Link">
has been transferred almost UAH 2 billion</text:a>
from a non-resident accounting company related to the Russian bookmaker 1xbet.</text:p>
      <text:p text:style-name="P4">
News Source: <text:a xlink:type="simple" xlink:href="https://www.ukrinform.ua/rubric-economy/3729893-arma-povtorno-sukae-upraviteliv-dla-14-arestovanih-sanatoriiv-ta-goteliv.html" text:style-name="Internet_20_link" text:visited-style-name="Visited_20_Internet_20_Link">
https://www.ukrinform.ua/rubric-economy/3729893-arma-povtorno-sukae-upraviteliv-dla-14-arestovanih-sanatoriiv-ta-goteliv.html</text:a>
</text:p>
      <!--NEWS-->
      <text:h text:style-name="P10" text:outline-level="1">
<text:span text:style-name="T4">
The EU provides Ukraine with massive support to bring closer to European armies and to NATO - Michel</text:span>
</text:h>
      <text:p text:style-name="P4">
Authors: Ukrinform (Person)</text:p>
      <text:p text:style-name="P4">
Publisher: Укринформ (Organization)</text:p>
      <text:p text:style-name="P4">
Published Time: 2023-06-30T17:27:40+03:00</text:p>
      <text:p text:style-name="P4">
Modified Time: 2023-06-30T17:27:40+03:00</text:p>
      <text:p text:style-name="P4">
Description: The European Union does not disclose details about specific cooperation with the authorities of Ukraine in providing military assistance, but this assistance is aimed at increasing the capacity of the Armed Forces of Ukraine and leading them closer to the standards of European armies and NATO. - Ukrinform.</text:p>
      <text:p text:style-name="P4">
Images: ['<text:a xlink:type="simple" xlink:href="https://static.ukrinform.com/photos/2023_02/thumb_files/630_360_1675949664-955.jpg" text:style-name="Internet_20_link" text:visited-style-name="Visited_20_Internet_20_Link">
630_360_16759...</text:a>
']</text:p>
      <text:p text:style-name="P4">
Tags: ['Євросоюз', 'НАТО', 'Мішель']</text:p>
      <text:p text:style-name="P4">
Type: Article</text:p>
      <!--METADATA-->
      <text:p text:style-name="P4">
<draw:frame draw:style-name="fr1" draw:name="Image145" text:anchor-type="as-char" svg:width="6.9236in" svg:height="3.956343in" draw:z-index="0">
<draw:image xlink:href="../Images/yкринформ/2023-06-30T17-27-40-03-00/630_360_1675949664-955.jpg" xlink:type="simple" xlink:show="embed" xlink:actuate="onLoad" draw:mime-type="image/jpeg"/>
</draw:frame>
The European Union does not disclose the details of the specific cooperation of Ukraine's release in providing military assistance, but this assistance is aimed at increasing the capacity of the Armed Forces of Ukraine and bringing them closer to the European Army and NATO.</text:p>
      <text:p text:style-name="P4">
This was stated by President of the European Council, Charles Michelle, in Brussels during a press conference today.</text:p>
      <text:p text:style-name="P4">
This is exactly how he answered the question of Ukrinform correspondent on the increase in the disappearance of the defense industry and the possibility of attracting Ukrainian enterprises to production, to provide Ukrainian troops on the battlefield.</text:p>
      <text:p text:style-name="P4">
“Obviously, we do not disclose all the details of close coordination by the Ukrainian authorities and EU member states in the measurement of military cooperation. But one thing is absolutely clear: we provide Ukrainian -agent support and military equipment for the Army of Ukraine to bring it closer to European armies and to <text:a xlink:type="simple" xlink:href="https://www.ukrinform.ua/tag-nato" text:style-name="Internet_20_link" text:visited-style-name="Visited_20_Internet_20_Link">
NATO</text:a>
”, - the President of the European Council emphasized.</text:p>
      <text:p text:style-name="P4">
He noted that all the military assistance and equipment provided by Ukrainian Member States help her to move in this direction.</text:p>
      <text:p text:style-name="P4">
<text:span text:style-name="T4">
 Read also: </text:span>
 <text:a xlink:type="simple" xlink:href="https://www.ukrinform.ua/rubric-polytics/3729493-prezident-zustrivsa-z-majkom-pensom.html" text:style-name="Internet_20_link" text:visited-style-name="Visited_20_Internet_20_Link">
Zelensky met with Penso - discussed the security and membership of Ukraine in <text:span text:style-name="T4">
 NATO </text:span>
</text:a>
“I am absolutely convinced that we will make great progress. From the EU side, we understand that we need to adapt our industrial strategy so that it is in line with our ambitions with(strengthening)real European defense, ”Michel added.</text:p>
      <text:p text:style-name="P4">
As it was reported, on June 29-30, a two-day EU summit took place in Brussels. , financial, military and humanitarian assistance.</text:p>
      <text:p text:style-name="P4">
News Source: <text:a xlink:type="simple" xlink:href="https://www.ukrinform.ua/rubric-polytics/3729894-es-nadae-ukraini-masivnu-pidtrimku-sob-privesti-blizce-do-evropejskih-armij-i-do-nato-misel.html" text:style-name="Internet_20_link" text:visited-style-name="Visited_20_Internet_20_Link">
https://www.ukrinform.ua/rubric-polytics/3729894-es-nadae-ukraini-masivnu-pidtrimku-sob-privesti-blizce-do-evropejskih-armij-i-do-nato-misel.html</text:a>
</text:p>
      <!--NEWS-->
      <text:h text:style-name="P10" text:outline-level="1">
<text:span text:style-name="T4">
In Odessa and Nikolaev, the brand dedicated to the intelligence officers was extinguished</text:span>
</text:h>
      <text:p text:style-name="P4">
Authors: Ukrinform (Person)</text:p>
      <text:p text:style-name="P4">
Publisher: Укринформ (Organization)</text:p>
      <text:p text:style-name="P4">
Published Time: 2023-06-30T17:29:00+03:00</text:p>
      <text:p text:style-name="P4">
Modified Time: 2023-06-30T17:29:00+03:00</text:p>
      <text:p text:style-name="P4">
Description: In Odessa, a new brand was extinguished, which is dedicated to Ukrainian intelligence. - Ukrinform.</text:p>
      <text:p text:style-name="P4">
Images: ['<text:a xlink:type="simple" xlink:href="https://static.ukrinform.com/photos/2023_06/thumb_files/630_360_1688135012-650.jpeg" text:style-name="Internet_20_link" text:visited-style-name="Visited_20_Internet_20_Link">
630_360_16881...</text:a>
']</text:p>
      <text:p text:style-name="P4">
Tags: ['Марка', 'Миколаїв', 'Одеса', 'Розвідка', 'Укрпошта', 'Дрон']</text:p>
      <text:p text:style-name="P4">
Type: Article</text:p>
      <!--METADATA-->
      <text:p text:style-name="P4">
<draw:frame draw:style-name="fr1" draw:name="Image146" text:anchor-type="as-char" svg:width="6.9236in" svg:height="3.956343in" draw:z-index="0">
<draw:image xlink:href="../Images/yкринформ/2023-06-30T17-29-00-03-00/630_360_1688135012-650.jpeg" xlink:type="simple" xlink:show="embed" xlink:actuate="onLoad" draw:mime-type="image/jpeg"/>
</draw:frame>
In Odessa, the extinguishing ceremony of the new brand, which is dedicated to Ukrainian intelligence, has been held.</text:p>
      <text:p text:style-name="P4">
About it in <text:a xlink:type="simple" xlink:href="https://t.me/odeskaODA/1935" text:style-name="Internet_20_link" text:visited-style-name="Visited_20_Internet_20_Link">
telegram</text:a>
Oleg Kiper, the chairman of Odessaov, reports, Ukrinform reports.</text:p>
      <text:p text:style-name="P4">
“On the anniversary of the liberation of the island Snake was honored to take part in a specially disgraced charity postal <text:a xlink:type="simple" xlink:href="https://www.ukrinform.ua/tag-marka" text:style-name="Internet_20_link" text:visited-style-name="Visited_20_Internet_20_Link">
brand</text:a>
“Glory to the forces of Defense and Security of Ukraine!The Main Directorate of Intelligence of Defense of Ukraine, ”the message reads.</text:p>
      <text:p text:style-name="P4">
Funds from the purchase of a new brand in honor of Ukrainian intelligence will be for the request of the sea drone, which will protect Ukrainians from Russian missiles launched from enemy ships.</text:p>
      <text:p text:style-name="P4">
<text:span text:style-name="T4">
 Read also: </text:span>
 <text:a xlink:type="simple" xlink:href="https://www.ukrinform.ua/rubric-regions/3726508-u-lvovi-pogasili-marki-na-cest-poleglih-ukrainskih-prikordonnikiv.html" text:style-name="Internet_20_link" text:visited-style-name="Visited_20_Internet_20_Link">
in Lviv <text:span text:style-name="T4">
 extinguished </text:span>
 stamps in honor of the fallen Ukrainian border guards</text:a>
In Nikolaev, the event of the special release of the postal issue of the series "Glory of Syloboron and Security of Ukraine" took place at the zoo.</text:p>
      <text:p text:style-name="P4">
“Today, on the day of the release of the island of Snake from the Russian invaders, the solemn event was joint with Ukrposhta, at which the second postal issue of the series" Glory to the forces of Defense of Ukraine ", dedicated to the activity of the Main Directorate of Intelligence of the Defense of Ukraine, took place. The symbol of GUR is an owl, which is why this hero today participated in the repayment of new products, ” - said in the message <text:a xlink:type="simple" xlink:href="https://www.facebook.com/nikolaevzoo/posts/pfbid036HQAhUXpEZzqTg6hdvhC3taykJSY691a6tTezHk4bmGZQzBPBx1G7RGVGEubW1n2l" text:style-name="Internet_20_link" text:visited-style-name="Visited_20_Internet_20_Link">
press service of the Zimikolaiv Zoo.</text:a>
It is noted that the first day envelope was specifically released to repay the postal block.</text:p>
      <text:p text:style-name="P4">
As reported by Ukrinform, JSC “UkrPoshta” <text:a xlink:type="simple" xlink:href="https://www.ukrinform.ua/rubric-society/3726876-v-ukraini-vipustat-novij-postovij-nabir-prisvacenij-gur.html" text:style-name="Internet_20_link" text:visited-style-name="Visited_20_Internet_20_Link">
opened pre -order of postal disabilities</text:a>
"Main Directorate of Intelligence of the Ministry of Defense of Ukraine"; The introduction is scheduled for June 30.</text:p>
      <text:p text:style-name="P4">
News Source: <text:a xlink:type="simple" xlink:href="https://www.ukrinform.ua/rubric-regions/3729895-v-odesi-ta-mikolaevi-pogasili-prisvacenu-rozvidnikam-marku.html" text:style-name="Internet_20_link" text:visited-style-name="Visited_20_Internet_20_Link">
https://www.ukrinform.ua/rubric-regions/3729895-v-odesi-ta-mikolaevi-pogasili-prisvacenu-rozvidnikam-marku.html</text:a>
</text:p>
      <!--NEWS-->
      <text:h text:style-name="P10" text:outline-level="1">
<text:span text:style-name="T4">
Shmigal has instructed all ministries to develop "Road Cards of Change"</text:span>
</text:h>
      <text:p text:style-name="P4">
Authors: Ukrinform (Person)</text:p>
      <text:p text:style-name="P4">
Publisher: Укринформ (Organization)</text:p>
      <text:p text:style-name="P4">
Published Time: 2023-06-30T17:35:00+03:00</text:p>
      <text:p text:style-name="P4">
Modified Time: 2023-06-30T17:35:00+03:00</text:p>
      <text:p text:style-name="P4">
Description: Each ministry should develop a road card, which will be based on the benchmarks and elements of the future doctrine of Ukraine. - Ukrinform.</text:p>
      <text:p text:style-name="P4">
Images: ['<text:a xlink:type="simple" xlink:href="https://static.ukrinform.com/photos/2023_03/thumb_files/630_360_1679676099-828.jpg" text:style-name="Internet_20_link" text:visited-style-name="Visited_20_Internet_20_Link">
630_360_16796...</text:a>
']</text:p>
      <text:p text:style-name="P4">
Tags: ['Кабмін', 'Зеленський', 'Безпека', 'Шмигаль', 'Формула миру']</text:p>
      <text:p text:style-name="P4">
Type: Article</text:p>
      <!--METADATA-->
      <text:p text:style-name="P4">
<draw:frame draw:style-name="fr1" draw:name="Image148" text:anchor-type="as-char" svg:width="6.9236in" svg:height="3.956343in" draw:z-index="0">
<draw:image xlink:href="../Images/yкринформ/2023-06-30T17-35-00-03-00/630_360_1679676099-828.jpg" xlink:type="simple" xlink:show="embed" xlink:actuate="onLoad" draw:mime-type="image/jpeg"/>
</draw:frame>
Each university has to develop a road card, which will be based on the identity and elements of the future doctrine of Ukraine.</text:p>
      <text:p text:style-name="P4">
About this Prime Minister Denis Shmigal <text:a xlink:type="simple" xlink:href="https://t.me/Denys_Smyhal/5536" text:style-name="Internet_20_link" text:visited-style-name="Visited_20_Internet_20_Link">
said</text:a>
At a government meeting, Ukrinform reports.</text:p>
      <text:p text:style-name="P4">
“Each ministry must present a road card according to the new doctrine. It should be a comprehensive, clear and public requirement, ”Shmigal said.</text:p>
      <text:p text:style-name="P4">
According to him, the development and reconstruction of all territories should be "better than it was".</text:p>
      <text:p text:style-name="P4">
*!(https://www.ukrinform.ua/rubric-economy/3729698-smigal-rozpoviv-kudi-ukraina-napravit-15-milarda-poziki-svitovogo-banku.html)The head of government reminded that the President outlined five orientations of the Ukrainian dialrine for discussion: the philosophy of victory of Ukraine, the globality of Ukrainian security, the policy of heroes, the policy of justice, the transformation of Ukraine is obvious for 10 years.</text:p>
      <text:p text:style-name="P4">
“The primary task is to realize the formula of peace. Next - Introduction to the EU totato. Now a priority task is to get to the beginning of the negotiations of relevant membership in the EU, ”Shmigal said.</text:p>
      <text:p text:style-name="P4">
He noted that the security of the country after the war is primarily the Ukrainian Army of IOPC. That is why Ukraine should become a center of production of modern weapons in Europe. The emphasis is on modern technological solutions and development, the head of the head stressed.</text:p>
      <text:p text:style-name="P4">
The Prime Minister also assured that heroes who defend their homeland would not be ignored. "Integration of veterans into social and economic life. The grants we are already providing for the veteran business and will continue to expand this direction. Social support. Institute of Veterans Agency, ”he added.</text:p>
      <text:p text:style-name="P4">
<text:a xlink:type="simple" xlink:href="https://www.ukrinform.ua/tag-smigal" text:style-name="Internet_20_link" text:visited-style-name="Visited_20_Internet_20_Link">
Shmigal</text:a>
I am sure that it will be true. In his opinion, there will be to create a special tribunal for the punishment of Russian military and political leadership, and as a confiscation of Russian assets to rebuild Ukraine.</text:p>
      <text:p text:style-name="P4">
As reported by Ukrinform, <text:a xlink:type="simple" xlink:href="https://www.ukrinform.ua/rubric-ato/3729669-doktrina-ukrainiperemoznici-askravo-i-vcasno.html" text:style-name="Internet_20_link" text:visited-style-name="Visited_20_Internet_20_Link">
President Volodymyr Zelenskyy is emphasizing on June 28, Ukraine needs doctrine</text:a>
, which will answer fundamental questions about the future of the state.  Photo: Cabinet</text:p>
      <text:p text:style-name="P4">
News Source: <text:a xlink:type="simple" xlink:href="https://www.ukrinform.ua/rubric-polytics/3729907-smigal-doruciv-usim-ministerstvam-rozrobiti-dorozni-karti-zmin.html" text:style-name="Internet_20_link" text:visited-style-name="Visited_20_Internet_20_Link">
https://www.ukrinform.ua/rubric-polytics/3729907-smigal-doruciv-usim-ministerstvam-rozrobiti-dorozni-karti-zmin.html</text:a>
</text:p>
      <!--NEWS-->
      <text:h text:style-name="P10" text:outline-level="1">
<text:span text:style-name="T4">
Dyachuk continued the Dynamo contract</text:span>
</text:h>
      <text:p text:style-name="P4">
Authors: Ukrinform (Person)</text:p>
      <text:p text:style-name="P4">
Publisher: Укринформ (Organization)</text:p>
      <text:p text:style-name="P4">
Published Time: 2023-06-30T17:36:14+03:00</text:p>
      <text:p text:style-name="P4">
Modified Time: 2023-06-30T17:36:14+03:00</text:p>
      <text:p text:style-name="P4">
Description: Dynamo has concluded a new contract with Central Defender Maxim Dyachuk. - Ukrinform.</text:p>
      <text:p text:style-name="P4">
Images: ['<text:a xlink:type="simple" xlink:href="https://static.ukrinform.com/photos/2023_06/thumb_files/630_360_1688135697-428.jpg" text:style-name="Internet_20_link" text:visited-style-name="Visited_20_Internet_20_Link">
630_360_16881...</text:a>
']</text:p>
      <text:p text:style-name="P4">
Tags: ['Динамо', 'Футбол']</text:p>
      <text:p text:style-name="P4">
Type: Article</text:p>
      <!--METADATA-->
      <text:p text:style-name="P4">
<draw:frame draw:style-name="fr1" draw:name="Image149" text:anchor-type="as-char" svg:width="6.9236in" svg:height="3.956343in" draw:z-index="0">
<draw:image xlink:href="../Images/yкринформ/2023-06-30T17-36-14-03-00/630_360_1688135697-428.jpg" xlink:type="simple" xlink:show="embed" xlink:actuate="onLoad" draw:mime-type="image/jpeg"/>
</draw:frame>
Dynamo has concluded a new contract with Central Defender Maxim Dyachuk.</text:p>
      <text:p text:style-name="P4">
This was reported <text:a xlink:type="simple" xlink:href="https://fcdynamo.com/news/maksim-dyachuk-pidpisav-novij-kontrakt-z-dinamo" text:style-name="Internet_20_link" text:visited-style-name="Visited_20_Internet_20_Link">
press service</text:a>
teams, reports Ukrinform.</text:p>
      <text:p text:style-name="P4">
The new contract of the 19 -year -old player is calculated for 5 years - until the summer of 2028.</text:p>
      <text:p text:style-name="P4">
<text:span text:style-name="T4">
 Read also: </text:span>
 <text:a xlink:type="simple" xlink:href="https://www.ukrinform.ua/rubric-sports/3729792-z-odeskogo-cornomorca-pisli-11-futbolistiv.html" text:style-name="Internet_20_link" text:visited-style-name="Visited_20_Internet_20_Link">
from Odessa Chernomorets went 11 <text:span text:style-name="T4">
 football </text:span>
 hies</text:a>
Maxim joined Dynamo in 2019 at the age of 16, having reached the Group of the Dynamo Academy. In the summer off-season before the beginning season-2022/2023 Dyachuk went to Alexandria on the right of lease, and in the winter he turned to Dynamo.</text:p>
      <text:p text:style-name="P4">
Photo: fcDynamo.com</text:p>
      <text:p text:style-name="P4">
News Source: <text:a xlink:type="simple" xlink:href="https://www.ukrinform.ua/rubric-sports/3729896-dacuk-prodovziv-kontrakt-z-dinamo.html" text:style-name="Internet_20_link" text:visited-style-name="Visited_20_Internet_20_Link">
https://www.ukrinform.ua/rubric-sports/3729896-dacuk-prodovziv-kontrakt-z-dinamo.html</text:a>
</text:p>
      <!--NEWS-->
      <text:h text:style-name="P10" text:outline-level="1">
<text:span text:style-name="T4">
Dynamo has decided on the place of holding matches in the UEFA - media conferences</text:span>
</text:h>
      <text:p text:style-name="P4">
Authors: Ukrinform (Person)</text:p>
      <text:p text:style-name="P4">
Publisher: Укринформ (Organization)</text:p>
      <text:p text:style-name="P4">
Published Time: 2023-06-30T17:37:01+03:00</text:p>
      <text:p text:style-name="P4">
Modified Time: 2023-06-30T23:37:01+03:00</text:p>
      <text:p text:style-name="P4">
Description: Dynamo (Kyiv) Kiev Football Club will host the UEFA-2023/24 Home Matches in Bucharest (Romania). - Ukrinform.</text:p>
      <text:p text:style-name="P4">
Images: ['<text:a xlink:type="simple" xlink:href="https://static.ukrinform.com/photos/2023_06/thumb_files/630_360_1688157332-848.jpg" text:style-name="Internet_20_link" text:visited-style-name="Visited_20_Internet_20_Link">
630_360_16881...</text:a>
']</text:p>
      <text:p text:style-name="P4">
Tags: ['Динамо', 'Футбол', 'Ліга конференцій УЄФА']</text:p>
      <text:p text:style-name="P4">
Type: Article</text:p>
      <!--METADATA-->
      <text:p text:style-name="P4">
<draw:frame draw:style-name="fr1" draw:name="Image150" text:anchor-type="as-char" svg:width="6.9236in" svg:height="3.956343in" draw:z-index="0">
<draw:image xlink:href="../Images/yкринформ/2023-06-30T17-37-01-03-00/630_360_1688157332-848.jpg" xlink:type="simple" xlink:show="embed" xlink:actuate="onLoad" draw:mime-type="image/jpeg"/>
</draw:frame>
Dynamo Kiev Football Club(Kyiv)Conducts nominally home-owned UEFA-2023/24 League League matches in Bucharest(Romania).</text:p>
      <text:p text:style-name="P4">
Як повідомляє <text:a xlink:type="simple" xlink:href="https://sportarena.com/uk/footboll/upl/dinamo-virishilo-provoditi-yevrokubkovi-matchi-u/" text:style-name="Internet_20_link" text:visited-style-name="Visited_20_Internet_20_Link">
 SportArena </text:a>
, Rapid-Juleste stadium contains 14 thousand fans, Ukrinform reports.</text:p>
      <text:p text:style-name="P4">
Last season, Dynamo hosted home -made European Cup matches in Poland. The Champions League match was held in the Arena in Lodz, and meetings of the Europa League Group Detaple in Krakow.</text:p>
      <text:p text:style-name="P4">
*!(https://www.ukrinform.ua/rubric-sports/3729223-viznacivsa-se-odin-supernik-futbolistiv-dinamo-na-zbori-v-avstrii.html)We will remind, in the campaign of the Ukrainian Premier League(UPL)-2022/23 The people of Kiev took a 4-stepmaker, which allows them to perform in the League of Conferences and start the selection of the Dogroup Round of the Tournament from the third round of qualification. Two rounds of selection must be passed for the release of the domestic stage of Dynamo LC.</text:p>
      <text:p text:style-name="P4">
Photo: Dynamo FC(Kyiv).</text:p>
      <text:p text:style-name="P4">
News Source: <text:a xlink:type="simple" xlink:href="https://www.ukrinform.ua/rubric-sports/3730020-dinamo-viznacilosa-z-miscem-provedenna-matciv-u-lizi-konferencij-uefa-zmi.html" text:style-name="Internet_20_link" text:visited-style-name="Visited_20_Internet_20_Link">
https://www.ukrinform.ua/rubric-sports/3730020-dinamo-viznacilosa-z-miscem-provedenna-matciv-u-lizi-konferencij-uefa-zmi.html</text:a>
</text:p>
      <!--NEWS-->
      <text:h text:style-name="P10" text:outline-level="1">
<text:span text:style-name="T4">
There will be no changes in Kadyrov's policy in Putin's life</text:span>
</text:h>
      <text:p text:style-name="P4">
Authors: Ukrinform (Person)</text:p>
      <text:p text:style-name="P4">
Publisher: Укринформ (Organization)</text:p>
      <text:p text:style-name="P4">
Published Time: 2023-06-30T17:40:00+03:00</text:p>
      <text:p text:style-name="P4">
Modified Time: 2023-06-30T17:40:00+03:00</text:p>
      <text:p text:style-name="P4">
Description: The Prime Minister of the Government of the Chechen Republic Ichkeria Akhmed Zakayev believes that during the life of Russian President Vladimir Putin there will be no changes in the politics of Chechnya Ramzan Kadyrov, he will remain a faithful satellite of the Kremlin head, whom he is obliged. - Ukrinform.</text:p>
      <text:p text:style-name="P4">
Images: ['<text:a xlink:type="simple" xlink:href="https://static.ukrinform.com/photos/2023_06/thumb_files/630_360_1688133820-629.jpg" text:style-name="Internet_20_link" text:visited-style-name="Visited_20_Internet_20_Link">
630_360_16881...</text:a>
']</text:p>
      <text:p text:style-name="P4">
Tags: ['Чечня', 'Кадиров', 'Путін']</text:p>
      <text:p text:style-name="P4">
Type: Article</text:p>
      <!--METADATA-->
      <text:p text:style-name="P4">
<draw:frame draw:style-name="fr1" draw:name="Image151" text:anchor-type="as-char" svg:width="6.9236in" svg:height="3.956343in" draw:z-index="0">
<draw:image xlink:href="../Images/yкринформ/2023-06-30T17-40-00-03-00/630_360_1688133820-629.jpg" xlink:type="simple" xlink:show="embed" xlink:actuate="onLoad" draw:mime-type="image/jpeg"/>
</draw:frame>
The Prime Minister of the Government of the Chechen Republic Ichkeria Akhmed Zakayev believes that there will be no changes in the policy of the head of Chechnya Ramzanakadyrov during the life of Russian President Vladimir Putin, he will remain a faithful satellite of the Kremlin head, who is obliged to all.</text:p>
      <text:p text:style-name="P4">
This opinion was expressed in a comment by Ukrinform on Friday, June 30.</text:p>
      <text:p text:style-name="P4">
"There will be no changes in politics from Kadin, as long as Putin.</text:p>
      <text:p text:style-name="P4">
In his opinion, Chechnya's head will never go to betray <text:a xlink:type="simple" xlink:href="https://www.ukrinform.ua/tag-putin" text:style-name="Internet_20_link" text:visited-style-name="Visited_20_Internet_20_Link">
Putin</text:a>
, and the pause during the attempt by the rebellious Prishozhin was caused by the fact that Kadyrov did not know how to act, because he did not receive a "Kremlin".</text:p>
      <text:p text:style-name="P4">
"He was not involved in this special operation(Wagner PVC - Ed.), so I waited. Sometimes him(Head of Rosgvardia - ed.)Zolotov gave a "dash", he rejected and said he was sending his units("In the area of tension" -ed.). Він виключно сателіт, піхотинець Путіна, і ніякого іншого "даху" внього немає", - зазначив Закаєв.</text:p>
      <text:p text:style-name="P4">
<text:span text:style-name="T4">
Читайте також:</text:span>
 <text:a xlink:type="simple" xlink:href="https://www.ukrinform.ua/rubric-world/3729884-rosijski-liberali-na-zahodi-stanovlat-bilsu-zagrozu-aniz-putin-ahmed-zakaev.html" text:style-name="Internet_20_link" text:visited-style-name="Visited_20_Internet_20_Link">
 Російські ліберали на Заході становлять більшу загрозу,аніж Путін – Ахмед <text:span text:style-name="T4">
Закаєв</text:span>
 </text:a>
He also categorically denied the assumption that Kadyrov may have a desire to engage his fighters in the war in Ukraine instead of Prigoginsky, to abandon his military capabilities.</text:p>
      <text:p text:style-name="P4">
"No, absolutely!He doesn't need anything. He knows that he has, he has Chechnya. As soon as he finds himself outside Chechnya, he is no one, and there he is king Ibog. Therefore, he is satisfied with this territory," he says Prime Minister of the Government of the Republic of Ichkeria.</text:p>
      <text:p text:style-name="P4">
As reported by Ukrinform, the leader of the Wagner PEC <text:a xlink:type="simple" xlink:href="https://www.ukrinform.ua/rubric-other_news/3727120-zakolot-prigozina-vse-so-vidomo-na-cej-moment.html" text:style-name="Internet_20_link" text:visited-style-name="Visited_20_Internet_20_Link">
Yevgeny Prigogin, on June 23, was a demarche against the Russian military leadership</text:a>
In particular against Russian Defense Minister Sergei Shoig.</text:p>
      <text:p text:style-name="P4">
Chechnya Ramzan Kadyrov, June 24, stated that the actions of the "Wagner" leader Eugene Prigogine is "betrayal", "knife in the back" and "real military rebellion". He added that his militants had already left "in the tension zones" and ready to assist the Ministry of Defense To suppress Prigogine's rebellion.On Tuesday, June 27, Lukashenko confirmed the arrival of Prigogine in Belarus. Lukashenko already stated that he wanted the Wagner PVC militants to pass on their fighting experience to the Belarusian army.</text:p>
      <text:p text:style-name="P4">
In October 2022, the Verkhovna Rada of Ukraine voted in favor of recognition of the Chechen Republic Ichkera by temporarily occupied by Russia.</text:p>
      <text:p text:style-name="P4">
News Source: <text:a xlink:type="simple" xlink:href="https://www.ukrinform.ua/rubric-world/3729903-za-zitta-putina-zodnih-zmin-u-politici-kadirova-ne-bude-ahmed-zakaev.html" text:style-name="Internet_20_link" text:visited-style-name="Visited_20_Internet_20_Link">
https://www.ukrinform.ua/rubric-world/3729903-za-zitta-putina-zodnih-zmin-u-politici-kadirova-ne-bude-ahmed-zakaev.html</text:a>
</text:p>
      <!--NEWS-->
      <text:h text:style-name="P10" text:outline-level="1">
<text:span text:style-name="T4">
The Government has supported the draft law on proportional insurance calculation</text:span>
</text:h>
      <text:p text:style-name="P4">
Authors: Ukrinform (Person)</text:p>
      <text:p text:style-name="P4">
Publisher: Укринформ (Organization)</text:p>
      <text:p text:style-name="P4">
Published Time: 2023-06-30T17:42:58+03:00</text:p>
      <text:p text:style-name="P4">
Modified Time: 2023-06-30T17:42:58+03:00</text:p>
      <text:p text:style-name="P4">
Description: The Cabinet of Ministers supported the comprehensive legislative initiative of the Ministry of Social Policy on proportional calculation of insurance experience to persons who worked outside Ukraine. - Ukrinform.</text:p>
      <text:p text:style-name="P4">
Images: ['<text:a xlink:type="simple" xlink:href="https://static.ukrinform.com/photos/2023_01/thumb_files/630_360_1673976863-201.jpg" text:style-name="Internet_20_link" text:visited-style-name="Visited_20_Internet_20_Link">
630_360_16739...</text:a>
']</text:p>
      <text:p text:style-name="P4">
Tags: ['Пенсія', 'Уряд', 'Законопроєкт']</text:p>
      <text:p text:style-name="P4">
Type: Article</text:p>
      <!--METADATA-->
      <text:p text:style-name="P4">
<draw:frame draw:style-name="fr1" draw:name="Image152" text:anchor-type="as-char" svg:width="6.9236in" svg:height="3.956343in" draw:z-index="0">
<draw:image xlink:href="../Images/yкринформ/2023-06-30T17-42-58-03-00/630_360_1673976863-201.jpg" xlink:type="simple" xlink:show="embed" xlink:actuate="onLoad" draw:mime-type="image/jpeg"/>
</draw:frame>
The Cabinet of Ministers supported the comprehensive legislative initiative of the Ministry of Social Policy on proportional calculation of insurance experience to persons who worked outside Ukraine.</text:p>
      <text:p text:style-name="P4">
About it reports Ukrinform with reference to <text:a xlink:type="simple" xlink:href="https://minre.gov.ua/2023/06/30/uryad-pidtrymav-zakonoproyekt-shhodo-vyplaty-pensij-gromadyanam-iz-tot-ta-osobam-yaki-tymchasovo-prozhyvayut-za-kordonom/" text:style-name="Internet_20_link" text:visited-style-name="Visited_20_Internet_20_Link">
</text:a>
<text:a xlink:type="simple" xlink:href="https://minre.gov.ua/2023/06/30/uryad-pidtrymav-zakonoproyekt-shhodo-vyplaty-pensij-gromadyanam-iz-tot-ta-osobam-yaki-tymchasovo-prozhyvayut-za-kordonom/" text:style-name="Internet_20_link" text:visited-style-name="Visited_20_Internet_20_Link">
site</text:a>
Ministries for Reintegration of the Occupied Territories.</text:p>
      <text:p text:style-name="P4">
"In particular, in her(Initiatives - ed.)The following important issues are settled: 1. Payments of pensions to Ukrainian citizens living in temporarily occupied territories or during temporary occupation went to the Ukrainian -controlled Ukrainiter. 2. Payment of pensions to persons temporarily residing outside Ukraine, " - the message reads.</text:p>
      <text:p text:style-name="P4">
Thus, for citizens with that it is stipulated that the payment of Ukrainian <text:a xlink:type="simple" xlink:href="https://www.ukrinform.ua/tag-pensijnij-fond" text:style-name="Internet_20_link" text:visited-style-name="Visited_20_Internet_20_Link">
pension</text:a>
It is conducted if the pension from the pension authorities of the Russian Federation.</text:p>
      <text:p text:style-name="P4">
Since the exchange of information between Ukraine and Russia is impossible, it is proposed to implement a declarative principle. The renewal and payment of pensions will be made on the basis of a statement in which the person will notify the non -holding of the penetration from the Russian Federation.</text:p>
      <text:p text:style-name="P4">
At the same time, citizens who have found shelter abroad will pay pension to current accounts opened with Ukrainian banks. This person will need to undergo physical identification by December 31 of each year.</text:p>
      <text:p text:style-name="P4">
<text:span text:style-name="T4">
 Read also: </text:span>
 <text:a xlink:type="simple" xlink:href="https://www.ukrinform.ua/rubric-society/3728866-ukraina-potrebue-sucasnogo-zakonodavstva-pro-pracu-prezident.html" text:style-name="Internet_20_link" text:visited-style-name="Visited_20_Internet_20_Link">
Ukraine requires modern labor legislation - President</text:a>
It is stipulated that physical identification can occur remotely. The first way is by means of action. Signing(Action ID)In the personal e-cabinet of the Pension Fund's electronic services. The second way is to consider the place of residence by a consular official.</text:p>
      <text:p text:style-name="P4">
News Source: <text:a xlink:type="simple" xlink:href="https://www.ukrinform.ua/rubric-society/3729900-urad-pidtrimav-zakonoproekt-sodo-proporcijnogo-obcislenna-strahovogo-stazu.html" text:style-name="Internet_20_link" text:visited-style-name="Visited_20_Internet_20_Link">
https://www.ukrinform.ua/rubric-society/3729900-urad-pidtrimav-zakonoproekt-sodo-proporcijnogo-obcislenna-strahovogo-stazu.html</text:a>
</text:p>
      <!--NEWS-->
      <text:h text:style-name="P10" text:outline-level="1">
<text:span text:style-name="T4">
In Ukraine, a project to prepare personnel for de -industrial Crimea starts - Tashev</text:span>
</text:h>
      <text:p text:style-name="P4">
Authors: Ukrinform (Person)</text:p>
      <text:p text:style-name="P4">
Publisher: Укринформ (Organization)</text:p>
      <text:p text:style-name="P4">
Published Time: 2023-06-30T17:45:47+03:00</text:p>
      <text:p text:style-name="P4">
Modified Time: 2023-06-30T17:45:47+03:00</text:p>
      <text:p text:style-name="P4">
Description: A project will be launched on the basis of the National Civil Service Agency for the training of public authorities in the Crimea. - Ukrinform.</text:p>
      <text:p text:style-name="P4">
Images: ['<text:a xlink:type="simple" xlink:href="https://static.ukrinform.com/photos/2023_06/thumb_files/630_360_1687457458-948.jpg" text:style-name="Internet_20_link" text:visited-style-name="Visited_20_Internet_20_Link">
630_360_16874...</text:a>
']</text:p>
      <text:p text:style-name="P4">
Tags: ['Крим', 'Влада', 'Таміла Ташева']</text:p>
      <text:p text:style-name="P4">
Type: Article</text:p>
      <!--METADATA-->
      <text:p text:style-name="P4">
<draw:frame draw:style-name="fr1" draw:name="Image153" text:anchor-type="as-char" svg:width="6.9236in" svg:height="3.956343in" draw:z-index="0">
<draw:image xlink:href="../Images/yкринформ/2023-06-30T17-45-47-03-00/630_360_1687457458-948.jpg" xlink:type="simple" xlink:show="embed" xlink:actuate="onLoad" draw:mime-type="image/jpeg"/>
</draw:frame>
At the Basinational Agency for the Civil Service, a project will be launched for the training of public authorities in the Crimea.</text:p>
      <text:p text:style-name="P4">
This was during the press conference "Future Reintegration of Crimea. A permanent representative of the President of Ukraine to Tamil Tashev, Ukrinform reports.</text:p>
      <text:p text:style-name="P4">
“It can already be announced that since July 3, our pilot project“ Personnel Reserve ”or“ Reservation ”for the training of public authority in de -enclosed [Crimea] will work on the basis of the National Agency for the State Service on the basis of the State Service.(https://www.ukrinform.ua/tag-krim). This is a project not only for civil servants, but for anyone who wants to go to work at the de -corresponding territory, to undergo an inspection, additional training for this, ” - said.</text:p>
      <text:p text:style-name="P4">
According to her, at least 50 thousand specialists will need a deocal Crimea.</text:p>
      <text:p text:style-name="P4">
<text:span text:style-name="T4">
 Read also: </text:span>
 <text:a xlink:type="simple" xlink:href="https://www.ukrinform.ua/rubric-crimea/3729851-u-krimu-okupanti-masovo-vstanovluut-sistemi-opovisenna-ruh-ates.html" text:style-name="Internet_20_link" text:visited-style-name="Visited_20_Internet_20_Link">
in <text:span text:style-name="T4">
 Crimea </text:span>
 In the occupiers massively install systems of the alignment - the movement "Athesh"</text:a>
“Of course, this is the entire law enforcement unit. Because we understand that people who have worked in the occupied territory cannot work as law enforcement officers in the Ukrainian law enforcement system. This is judges, and we all know that there are no downsides even in the territory controlled by Ukraine. Of course, teachers, health workers and so on are centered, ”the official said.</text:p>
      <text:p text:style-name="P4">
As <text:a xlink:type="simple" xlink:href="https://www.ukrinform.ua/rubric-crimea/3726814-reintegracia-krimu-ne-bude-prostou-veresuk-rozpovila-na-so-ukraina-robit-stavku.html" text:style-name="Internet_20_link" text:visited-style-name="Visited_20_Internet_20_Link">
reported</text:a>
, according to Viceremier -Minister - Minister of Inquiries of Reintegration of Temporarily Occupied Territories of Irina Vereshchuk, reintegration of the Crimea occupied by Russia will be more difficult than other terminations, and will require a separate approach.</text:p>
      <text:p text:style-name="P4">
News Source: <text:a xlink:type="simple" xlink:href="https://www.ukrinform.ua/rubric-crimea/3729901-v-ukraini-startue-proekt-z-pidgotovki-kadriv-dla-deokupovanogo-krimu-taseva.html" text:style-name="Internet_20_link" text:visited-style-name="Visited_20_Internet_20_Link">
https://www.ukrinform.ua/rubric-crimea/3729901-v-ukraini-startue-proekt-z-pidgotovki-kadriv-dla-deokupovanogo-krimu-taseva.html</text:a>
</text:p>
      <!--NEWS-->
      <text:h text:style-name="P10" text:outline-level="1">
<text:span text:style-name="T4">
Ukraine needs a new economic model for GDP to reach a trillion dollars in 10 years - Shmigal</text:span>
</text:h>
      <text:p text:style-name="P4">
Authors: Ukrinform (Person)</text:p>
      <text:p text:style-name="P4">
Publisher: Укринформ (Organization)</text:p>
      <text:p text:style-name="P4">
Published Time: 2023-06-30T17:52:00+03:00</text:p>
      <text:p text:style-name="P4">
Modified Time: 2023-06-30T17:52:00+03:00</text:p>
      <text:p text:style-name="P4">
Description: Prime Minister Denis Shmigal believes that Ukraine needs a new economic model. - Ukrinform.</text:p>
      <text:p text:style-name="P4">
Images: ['<text:a xlink:type="simple" xlink:href="https://static.ukrinform.com/photos/2018_07/thumb_files/630_360_1532156100-3567.jpg" text:style-name="Internet_20_link" text:visited-style-name="Visited_20_Internet_20_Link">
630_360_15321...</text:a>
']</text:p>
      <text:p text:style-name="P4">
Tags: ['Економіка', 'ВВП', 'Шмигаль']</text:p>
      <text:p text:style-name="P4">
Type: Article</text:p>
      <!--METADATA-->
      <text:p text:style-name="P4">
<draw:frame draw:style-name="fr1" draw:name="Image154" text:anchor-type="as-char" svg:width="6.9236in" svg:height="3.956343in" draw:z-index="0">
<draw:image xlink:href="../Images/yкринформ/2023-06-30T17-52-00-03-00/630_360_1532156100-3567.jpg" xlink:type="simple" xlink:show="embed" xlink:actuate="onLoad" draw:mime-type="image/jpeg"/>
</draw:frame>
Prime Minister Denis Shmigal believes that Ukraine needs a new economic model.</text:p>
      <text:p text:style-name="P4">
He said this at <text:a xlink:type="simple" xlink:href="https://t.me/Denys_Smyhal/5536" text:style-name="Internet_20_link" text:visited-style-name="Visited_20_Internet_20_Link">
government meeting</text:a>
, reports Ukrinform.</text:p>
      <text:p text:style-name="P4">
“Ukraine needs a new economic model. Without this, it will be impossible to achieve a very ambitious goal - the GDP of Ukraine in 10 years should be a trillion of dollars, ”Shmigal said.</text:p>
      <text:p text:style-name="P4">
According to him, the Ministry of Economy plays a major role in the realization of this goal and therefore presents a clear and comprehensive strategy of the new economy of Ukraine. Private capital and entrepreneurs will lead to this economic model.</text:p>
      <text:p text:style-name="P4">
In turn, the head of government added, the role of the state in the economy will be fundamentally advised. Privatization and completed reform of the corporate administration will be continued, radical deregulation, digitized all -business services for business.</text:p>
      <text:p text:style-name="P4">
“As we said, there should be not just a GDP figure in the center. New Tanov businesses are the indicators that will evaluate the work. One of the exclusive elements of economic philosophy is the principle that Ukraine makes a remark. Not exports of raw materials, but exports of finished products. The export of Ukraine to European and global production chains, ” - said <text:a xlink:type="simple" xlink:href="https://www.ukrinform.ua/tag-smigal" text:style-name="Internet_20_link" text:visited-style-name="Visited_20_Internet_20_Link">
Shmigal. </text:a>
According to him, the second landmark is a new honest relationship between the state of Isuscan. This is that the government's priorities are defined as an effective digital state, new social policy and human capital development.</text:p>
      <text:p text:style-name="P4">
<text:span text:style-name="T4">
 Read also: </text:span>
 <text:a xlink:type="simple" xlink:href="https://www.ukrinform.ua/rubric-economy/3729556-partneri-vidznacili-stijkist-ukrainskoi-ekonomiki-pisnij.html" text:style-name="Internet_20_link" text:visited-style-name="Visited_20_Internet_20_Link">
partners noted the sustainability of Ukrainian <text:span text:style-name="T4">
 economy </text:span>
 - lush</text:a>
“All services for people and business are online. Compact state apparatus. Creation of the Center of Government. In the social sphere, it is a pension reform that should provide for the creation of a cumulative pension system. This is a new social contract. We form our own capacity of a person instead of dependence on the state. Social services and payments should be as addressed as possible, ” - said.</text:p>
      <text:p text:style-name="P4">
As reported by Ukrinform, President Volodymyr Zelenskyy stressed on June 28, <text:a xlink:type="simple" xlink:href="https://www.ukrinform.ua/rubric-polytics/3728821-zelenskij-proponue-ideu-doktrini-dla-ukraini.html" text:style-name="Internet_20_link" text:visited-style-name="Visited_20_Internet_20_Link">
Ukraine needs a doctrine that will answer the fundamental issues of the future of the state. </text:a>
</text:p>
      <text:p text:style-name="P4">
News Source: <text:a xlink:type="simple" xlink:href="https://www.ukrinform.ua/rubric-economy/3729908-ukraini-potribna-nova-ekonomicna-model-sob-vvp-za-10-rokiv-dosagnuv-triljona-dolariv-smigal.html" text:style-name="Internet_20_link" text:visited-style-name="Visited_20_Internet_20_Link">
https://www.ukrinform.ua/rubric-economy/3729908-ukraini-potribna-nova-ekonomicna-model-sob-vvp-za-10-rokiv-dosagnuv-triljona-dolariv-smigal.html</text:a>
</text:p>
      <!--NEWS-->
      <text:h text:style-name="P10" text:outline-level="1">
<text:span text:style-name="T4">
Ukraine will form a new paternity policy - Shmigal</text:span>
</text:h>
      <text:p text:style-name="P4">
Authors: Ukrinform (Person)</text:p>
      <text:p text:style-name="P4">
Publisher: Укринформ (Organization)</text:p>
      <text:p text:style-name="P4">
Published Time: 2023-06-30T17:54:11+03:00</text:p>
      <text:p text:style-name="P4">
Modified Time: 2023-06-30T17:54:11+03:00</text:p>
      <text:p text:style-name="P4">
Description: Ukraine will form a new paternity policy, which plan to create a "Dream" system, which will include all the necessary services for children, their upbringing, education, development and future.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Діти', 'Кабмін', 'Освіта', 'Шмигаль']</text:p>
      <text:p text:style-name="P4">
Type: Article</text:p>
      <!--METADATA-->
      <text:p text:style-name="P4">
<draw:frame draw:style-name="fr1" draw:name="Image155" text:anchor-type="as-char" svg:width="6.9236in" svg:height="3.956343in" draw:z-index="0">
<draw:image xlink:href="../Images/yкринформ/2023-06-30T17-54-11-03-00/630_360_1679674428-586.jpg" xlink:type="simple" xlink:show="embed" xlink:actuate="onLoad" draw:mime-type="image/jpeg"/>
</draw:frame>
Ukraine will form a new paternity policy, which is planned to create a Dream System, which will include all the necessary services for children, their upbringing, education, development and future.</text:p>
      <text:p text:style-name="P4">
About this Prime Minister of Ukraine Denis Shmigal <text:a xlink:type="simple" xlink:href="https://t.me/Denys_Smyhal/5536" text:style-name="Internet_20_link" text:visited-style-name="Visited_20_Internet_20_Link">
said</text:a>
At a government meeting, Ukrinform reports.</text:p>
      <text:p text:style-name="P4">
“Family at the Center for State Policy and attention. It is necessary to form a new policy of paternity, which the President has spoken about. Creating a Dream System that will include all the necessary services for children, their upbringing, education, development and future, ”Shmigal said.</text:p>
      <text:p text:style-name="P4">
According to him, the country also requires a new model of education and science. Complex experiences from the Ministry of Defense and <text:a xlink:type="simple" xlink:href="https://www.ukrinform.ua/tag-minosviti" text:style-name="Internet_20_link" text:visited-style-name="Visited_20_Internet_20_Link">
MES</text:a>
Almost completed and will soon be presented.</text:p>
      <text:p text:style-name="P4">
“The Verkhovna Rada also has already submitted a Presidential Bill of Pro -English language as a language of international communication. English is a must in the whole education system. The state will pay courses in the study of the English language through a program of support. We will do everything to make each Ukrainian speak English. After all, knowledge of a foreign language is to increase competitiveness and salary in the labor market for every Ukrainian, ”the Prime Minister said.</text:p>
      <text:p text:style-name="P4">
<text:span text:style-name="T4">
 Read also: </text:span>
 <text:a xlink:type="simple" xlink:href="https://www.ukrinform.ua/rubric-society/3729627-fedorov-poasniv-comu-zakonoproekt-pro-anglijsku-movu-spravznij-game-changer.html" text:style-name="Internet_20_link" text:visited-style-name="Visited_20_Internet_20_Link">
Fedorov explained why the draft law on <text:span text:style-name="T4">
 English </text:span>
 condition is a real game changer</text:a>
As reported by Ukrinform, President Volodymyr Zelenskyy stressed on June 28, that <text:a xlink:type="simple" xlink:href="https://www.ukrinform.ua/rubric-polytics/3728821-zelenskij-proponue-ideu-doktrini-dla-ukraini.html" text:style-name="Internet_20_link" text:visited-style-name="Visited_20_Internet_20_Link">
Ukraine needs doctrine</text:a>
, which will answer fundamental questions about the future of the state.  Photo: CMU</text:p>
      <text:p text:style-name="P4">
News Source: <text:a xlink:type="simple" xlink:href="https://www.ukrinform.ua/rubric-society/3729909-ukraina-formuvatime-novu-politiku-batkivstva-smigal.html" text:style-name="Internet_20_link" text:visited-style-name="Visited_20_Internet_20_Link">
https://www.ukrinform.ua/rubric-society/3729909-ukraina-formuvatime-novu-politiku-batkivstva-smigal.html</text:a>
</text:p>
      <!--NEWS-->
      <text:h text:style-name="P10" text:outline-level="1">
<text:span text:style-name="T4">
In "Action" there was an opportunity to change your place of residence</text:span>
</text:h>
      <text:p text:style-name="P4">
Author: ['АРМІЯINFORM']</text:p>
      <text:p text:style-name="P4">
Time: 2023-06-30T18:00:00-04:00</text:p>
      <text:p text:style-name="P4">
Description: Service "DIA" turned the can of the Zmіni Miss. The Oater of Odda is available in ... War with Ukraine 2022, the war with Ukraine latest news today, the News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3/diya.jpg" text:style-name="Internet_20_link" text:visited-style-name="Visited_20_Internet_20_Link">
diya.jpg</text:a>
']</text:p>
      <text:p text:style-name="P4">
Tags: ['ДІЯ', 'МІНЦИФРИ']</text:p>
      <text:p text:style-name="P4">
Category: News</text:p>
      <!--METADATA-->
      <text:p text:style-name="P4">
<draw:frame draw:style-name="fr1" draw:name="Image156" text:anchor-type="as-char" svg:width="6.9236in" svg:height="3.642416in" draw:z-index="0">
<draw:image xlink:href="../Images/AРМІЯINFORM/2023-06-30T18-00-00-04-00/diya.jpg" xlink:type="simple" xlink:show="embed" xlink:actuate="onLoad" draw:mime-type="image/jpeg"/>
</draw:frame>
The action "Action" returned the possibility of changing their place of residence. The service is still in advance of beta-test and not yet for conscripts.</text:p>
      <text:p text:style-name="P4">
About it reports Minzifri.</text:p>
      <text:p text:style-name="P4">
To change your place of residence, you no longer need to visit CNAPs and organizations - the system will be fully automated. It is noteworthy that the data of the pre -register will be entered without human intervention, which will reduce the risk of error or disadvantage of incorrect data.</text:p>
      <text:p text:style-name="P4">
To use the service, you must meet the following requirements:</text:p>
      <ul>
        <li>
have an ID card or foreign passport, tax number; * be older than 14 years, or older than 18, * if you change your child's place of residence; * not to be conscripted; * have the right of ownership of a housing that has been entered in the real estate register since 2013.</li>
      </ul>
      <text:p text:style-name="P4">
The Ministry of Defense has warned that the service would still be accessible to children, women of non -military -free Ukrainians.</text:p>
      <text:p text:style-name="P4">
To evaluate the function right now, you need to enroll in beta testers of the service.</text:p>
      <text:p text:style-name="P4">
Recently in the Ministry of Defense announced <text:a xlink:type="simple" xlink:href="https://life.fakty.com.ua/ua/tekhnolohii/rozmytnennya-avto-dokumenty-pro-osvitu-i-ne-tilky-u-diyi-zyavytsya-5-novyh-poslug/" text:style-name="Internet_20_link" text:visited-style-name="Visited_20_Internet_20_Link">
new services UDIA</text:a>
which are noticeably simplified, including motorists. For example, auto -online customs will soon be cleared, as well as deposit reimbursement and re -registration of the vehicle. Even education documents will be displayed in the online service.</text:p>
      <text:p text:style-name="P4">
News Source: <text:a xlink:type="simple" xlink:href="https://armyinform.com.ua/2023/06/30/u-diyi-zyavylasya-mozhlyvist-zminy-misczya-prozhyvannya/" text:style-name="Internet_20_link" text:visited-style-name="Visited_20_Internet_20_Link">
https://armyinform.com.ua/2023/06/30/u-diyi-zyavylasya-mozhlyvist-zminy-misczya-prozhyvannya/</text:a>
</text:p>
      <!--NEWS-->
      <text:h text:style-name="P10" text:outline-level="1">
<text:span text:style-name="T4">
More than 40 fire trucks and ambulances will be transferred to Ukraine to Ukraine from Taiwan to Ukraine</text:span>
</text:h>
      <text:p text:style-name="P4">
Authors: Ukrinform (Person)</text:p>
      <text:p text:style-name="P4">
Publisher: Укринформ (Organization)</text:p>
      <text:p text:style-name="P4">
Published Time: 2023-06-30T18:02:00+03:00</text:p>
      <text:p text:style-name="P4">
Modified Time: 2023-06-30T18:02:00+03:00</text:p>
      <text:p text:style-name="P4">
Description: Thai businessman Pai Sanzhun purchased 48 fire trucks, ambulances and other vehicles for sending to Ukraine. - Ukrinform.</text:p>
      <text:p text:style-name="P4">
Images: ['<text:a xlink:type="simple" xlink:href="https://static.ukrinform.com/photos/2023_06/thumb_files/630_360_1688137231-835.jpg" text:style-name="Internet_20_link" text:visited-style-name="Visited_20_Internet_20_Link">
630_360_16881...</text:a>
']</text:p>
      <text:p text:style-name="P4">
Tags: None</text:p>
      <text:p text:style-name="P4">
Type: Article</text:p>
      <!--METADATA-->
      <text:p text:style-name="P4">
<draw:frame draw:style-name="fr1" draw:name="Image157" text:anchor-type="as-char" svg:width="6.9236in" svg:height="3.956343in" draw:z-index="0">
<draw:image xlink:href="../Images/yкринформ/2023-06-30T18-02-00-03-00/630_360_1688137231-835.jpg" xlink:type="simple" xlink:show="embed" xlink:actuate="onLoad" draw:mime-type="image/jpeg"/>
</draw:frame>
Thai Businessman Pai Sanzhun purchased 48 fire trucks, ambulances of such vehicles for sending to Ukraine.</text:p>
      <text:p text:style-name="P4">
About it reports <text:a xlink:type="simple" xlink:href="https://www.taiwannews.com.tw/en/news/4932715" text:style-name="Internet_20_link" text:visited-style-name="Visited_20_Internet_20_Link">
Taiwan News</text:a>
, reports Ukrinform.</text:p>
      <text:p text:style-name="P4">
It is noted that Sun Jen Textile Co. Purchased and repaired transport facilities at its own expense. He enlisted with the help of the fire service of other institutions to assemble vehicles. Machines will be sent in Ukraine on July 13 through the Ministry of Foreign Affairs, Presbyterian Church <text:a xlink:type="simple" xlink:href="https://www.ukrinform.ua/tag-tajvan" text:style-name="Internet_20_link" text:visited-style-name="Visited_20_Internet_20_Link">
Taiwan</text:a>
and other organizations.</text:p>
      <text:p text:style-name="P4">
The ceremony, which showed 43 cars, took place in Zhangaua. Other five cars remain under repair. On every car that will be transferred to Taiwan, Taiwan and Ukraine are written together and "Glory to Ukraine", as well as the state flags of the heart -shaped state flags.</text:p>
      <text:p text:style-name="P4">
Initially, the pai planned to transport only two to four machines, but with the assistance of a fire service and local city and district fire department, much more cars were harvested. According to him, used transportation facilities continue to be repaired, so in general he promised to send in Ukraine 100 cars.</text:p>
      <text:p text:style-name="P4">
<text:span text:style-name="T4">
 Read also: </text:span>
 <text:a xlink:type="simple" xlink:href="https://www.ukrinform.ua/rubric-world/3729689-derzdepartament-ssa-shvaliv-prodaz-boepripasiv-tajvanu.html" text:style-name="Internet_20_link" text:visited-style-name="Visited_20_Internet_20_Link">
US State Department approved the sale of ammunition <text:span text:style-name="T4">
 Taiwan </text:span>
 Yu</text:a>
As reported by Ukrinform, Poland in 2022 <text:a xlink:type="simple" xlink:href="https://www.ukrinform.ua/rubric-society/3704782-polsa-torik-peredala-ukraini-219-pozeznih-avto.html" text:style-name="Internet_20_link" text:visited-style-name="Visited_20_Internet_20_Link">
transferred 219 fire trucks to Ukraine. </text:a>
</text:p>
      <text:p text:style-name="P4">
News Source: <text:a xlink:type="simple" xlink:href="https://www.ukrinform.ua/rubric-society/3729916-iz-tajvanu-v-ukrainu-peredadut-ponad-40-pozeznih-masin-ta-karet-svidkoi-dopomogi.html" text:style-name="Internet_20_link" text:visited-style-name="Visited_20_Internet_20_Link">
https://www.ukrinform.ua/rubric-society/3729916-iz-tajvanu-v-ukrainu-peredadut-ponad-40-pozeznih-masin-ta-karet-svidkoi-dopomogi.html</text:a>
</text:p>
      <!--NEWS-->
      <text:h text:style-name="P10" text:outline-level="1">
<text:span text:style-name="T4">
The Armed Forces continue to press on Russian invaders in the south - Humeniuk</text:span>
</text:h>
      <text:p text:style-name="P4">
Authors: Ukrinform (Person)</text:p>
      <text:p text:style-name="P4">
Publisher: Укринформ (Organization)</text:p>
      <text:p text:style-name="P4">
Published Time: 2023-06-30T18:03:00+03:00</text:p>
      <text:p text:style-name="P4">
Modified Time: 2023-06-30T18:03:00+03:00</text:p>
      <text:p text:style-name="P4">
Description: The Armed Forces continue pressure on the Russian army in the temporarily occupied territories of southern Ukraine. Therefore, it is possible that the occupying army will soon make another "gesture of goodwill".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ЗСУ', 'Війна з Росією', 'Південь України', 'Єдині новини', 'Наталія Гуменюк']</text:p>
      <text:p text:style-name="P4">
Type: Article</text:p>
      <!--METADATA-->
      <text:p text:style-name="P4">
<draw:frame draw:style-name="fr1" draw:name="Image159" text:anchor-type="as-char" svg:width="6.9236in" svg:height="3.956343in" draw:z-index="0">
<draw:image xlink:href="../Images/yкринформ/2023-06-30T18-03-00-03-00/630_360_1683203408-838.jpg" xlink:type="simple" xlink:show="embed" xlink:actuate="onLoad" draw:mime-type="image/jpeg"/>
</draw:frame>
The pressure on the Russian army in the temporarily occupied territories of southern Ukraine is supplied. Therefore, it is possible that the occupying army will soon make another "gesture of goodwill".</text:p>
      <text:p text:style-name="P4">
Natalia Humeniuk, Ukrinform, was mentioned on the national telephone of the Unified News on the Unified News Tele scale.</text:p>
      <text:p text:style-name="P4">
"Every such" goodwill gesture ", which the Russians have shown repeated time of a full -scale invasion, occurred under the powerful pressure of siloboron. , - a rapist.</text:p>
      <text:p text:style-name="P4">
So she commented on the anniversary of the liberation of the island of Snake, which the invaders "gestured with goodwill" on their part.</text:p>
      <text:p text:style-name="P4">
<text:a xlink:type="simple" xlink:href="https://www.ukrinform.ua/tag-natalia-gumenuk" text:style-name="Internet_20_link" text:visited-style-name="Visited_20_Internet_20_Link">
Humeniuk</text:a>
Also commented on a successful blow <text:a xlink:type="simple" xlink:href="https://www.ukrinform.ua/tag-zsu" text:style-name="Internet_20_link" text:visited-style-name="Visited_20_Internet_20_Link">
of the Armed Forces</text:a>
According to the Russian headquarters, fuel and lubricants in the temporarily occupied Berdyansk.</text:p>
      <text:p text:style-name="P4">
"Worked up, skillfully, and all this is a work in the framework of the counter -offensive that everyone expects and which is finally visible. You can see what he is alerting his capacities even in the rear, this is preparation for the enemy's active activity is inactive" , - said Humeniuk</text:p>
      <text:p text:style-name="P4">
<text:span text:style-name="T5">
!</text:span>
<text:span text:style-name="T4">
 Success </text:span>
](https://www.ukrinform.ua/rubric-ato/3729645-nastup-na-melitopolskomu-ta-berdanskomu-napramkah-sili-oboroni-maut-castkovij-uspih.html)The spokeswoman emphasized the need to defeat the enemy's logistics so that he could tighten reserves, and should be affected by the rear bases that deploy the army of the Russian Federation.</text:p>
      <text:p text:style-name="P4">
"When this happens in the rear, you can imagine what is happening on the front", Humeniuk added.</text:p>
      <text:p text:style-name="P4">
As it was reported, the Berdyansk City Military Administration stated that <text:a xlink:type="simple" xlink:href="https://www.ukrinform.ua/rubric-ato/3729647-u-berdansku-prolunali-11-vibuhiv.html" text:style-name="Internet_20_link" text:visited-style-name="Visited_20_Internet_20_Link">
the content of 11 explosions was heard</text:a>
, in the area of the aerodrome there was a ignition and explosions.</text:p>
      <text:p text:style-name="P4">
News Source: <text:a xlink:type="simple" xlink:href="https://www.ukrinform.ua/rubric-ato/3729899-zsu-prodovzuut-tisnuti-na-rosijskih-zagarbnikiv-na-pivdni-gumenuk.html" text:style-name="Internet_20_link" text:visited-style-name="Visited_20_Internet_20_Link">
https://www.ukrinform.ua/rubric-ato/3729899-zsu-prodovzuut-tisnuti-na-rosijskih-zagarbnikiv-na-pivdni-gumenuk.html</text:a>
</text:p>
      <!--NEWS-->
      <text:h text:style-name="P10" text:outline-level="1">
<text:span text:style-name="T4">
Shurma: Ukraine's accession to NATO is the best guarantees for any investor</text:span>
</text:h>
      <text:p text:style-name="P4">
Authors: Ukrinform (Person)</text:p>
      <text:p text:style-name="P4">
Publisher: Укринформ (Organization)</text:p>
      <text:p text:style-name="P4">
Published Time: 2023-06-30T18:03:12+03:00</text:p>
      <text:p text:style-name="P4">
Modified Time: 2023-06-30T18:03:12+03:00</text:p>
      <text:p text:style-name="P4">
Description: Ukraine's accession to NATO can be the best tool for attracting foreign investments, as it will provide real security guarantees for any investor. - Ukrinform.</text:p>
      <text:p text:style-name="P4">
Images: ['<text:a xlink:type="simple" xlink:href="https://static.ukrinform.com/photos/2023_06/thumb_files/630_360_1688132064-186.jpg" text:style-name="Internet_20_link" text:visited-style-name="Visited_20_Internet_20_Link">
630_360_16881...</text:a>
']</text:p>
      <text:p text:style-name="P4">
Tags: ['Інвестиції', 'НАТО', 'Україна', 'Офіс Президента']</text:p>
      <text:p text:style-name="P4">
Type: Article</text:p>
      <!--METADATA-->
      <text:p text:style-name="P4">
<draw:frame draw:style-name="fr1" draw:name="Image160" text:anchor-type="as-char" svg:width="6.9236in" svg:height="3.956343in" draw:z-index="0">
<draw:image xlink:href="../Images/yкринформ/2023-06-30T18-03-12-03-00/630_360_1688132064-186.jpg" xlink:type="simple" xlink:show="embed" xlink:actuate="onLoad" draw:mime-type="image/jpeg"/>
</draw:frame>
NATO's accession can be the best tool for attracting foreign investment, as it will provide real security guarantees for any investor.</text:p>
      <text:p text:style-name="P4">
Rostislav Shurmavliv was the head of the Presidential Office on Economic Affairs during a press conference for journalists, reports correspondent.</text:p>
      <text:p text:style-name="P4">
“We do not see the big appetite for investment in Ukraine. And the only reason is the risks that cannot be covered in any way on the necessary scale. Allotly it is about the projects not for tens of hundred million dollars, but of minor hundred hundred billions of dollars. And no system of insurance of military risks can solve the problem. The only thing that can be the best insurance –And to <text:a xlink:type="simple" xlink:href="https://www.ukrinform.ua/tag-nato" text:style-name="Internet_20_link" text:visited-style-name="Visited_20_Internet_20_Link">
NATO</text:a>
. These will be true for any investor, ”Shurma is convinced.</text:p>
      <text:p text:style-name="P4">
He added that according to the results of the International Conference on Restoration of Ukraine(URC 2023), which took place in London, Ukraine received as a political support, including not only in the short term, but also in the long run.</text:p>
      <text:p text:style-name="P4">
<text:span text:style-name="T4">
 Read also: </text:span>
 <text:a xlink:type="simple" xlink:href="https://www.ukrinform.ua/rubric-polytics/3729480-nato-mae-rozglanuti-sprosenna-proceduri-vstupu-ukraini-v-alans-volles.html" text:style-name="Internet_20_link" text:visited-style-name="Visited_20_Internet_20_Link">
<text:span text:style-name="T4">
 NATO </text:span>
 should consider the simplification of the admission procedure to the Alliance - Wallace</text:a>
As it was reported, the Ministry of Economy, together with international partner(Ukraine Recovery Guarantee Facility)that will help to insure the private sector from military risks. In the first stage of the robot, it should focus on trading insurance, but will subsequently expand on investment insurance.</text:p>
      <text:p text:style-name="P4">
News Source: <text:a xlink:type="simple" xlink:href="https://www.ukrinform.ua/rubric-economy/3729918-surma-vstup-ukraini-do-nato-ce-najkrasi-garantii-dla-budakogo-investora.html" text:style-name="Internet_20_link" text:visited-style-name="Visited_20_Internet_20_Link">
https://www.ukrinform.ua/rubric-economy/3729918-surma-vstup-ukraini-do-nato-ce-najkrasi-garantii-dla-budakogo-investora.html</text:a>
</text:p>
      <!--NEWS-->
      <text:h text:style-name="P10" text:outline-level="1">
<text:span text:style-name="T4">
In Kazakhstan, they try to recruit "volunteers" for the war of the Russian Federation with Ukraine</text:span>
</text:h>
      <text:p text:style-name="P4">
Authors: Ukrinform (Person)</text:p>
      <text:p text:style-name="P4">
Publisher: Укринформ (Organization)</text:p>
      <text:p text:style-name="P4">
Published Time: 2023-06-30T18:14:00+03:00</text:p>
      <text:p text:style-name="P4">
Modified Time: 2023-06-30T18:14:00+03:00</text:p>
      <text:p text:style-name="P4">
Description: The Kazakhstan Prosecutor's Office reported cases of attempts to recruit in the north of the country local residents for the Russian Federation against Ukraine on the side of the aggressor state. - Ukrinform.</text:p>
      <text:p text:style-name="P4">
Images: ['<text:a xlink:type="simple" xlink:href="https://static.ukrinform.com/photos/2016_12/thumb_files/630_360_1480657891-1496.jpg" text:style-name="Internet_20_link" text:visited-style-name="Visited_20_Internet_20_Link">
630_360_14806...</text:a>
']</text:p>
      <text:p text:style-name="P4">
Tags: ['Казахстан', 'Вербування', 'Війна з Росією']</text:p>
      <text:p text:style-name="P4">
Type: Article</text:p>
      <!--METADATA-->
      <text:p text:style-name="P4">
<draw:frame draw:style-name="fr1" draw:name="Image161" text:anchor-type="as-char" svg:width="6.9236in" svg:height="3.95292in" draw:z-index="0">
<draw:image xlink:href="../Images/yкринформ/2023-06-30T18-14-00-03-00/630_360_1480657891-1496.jpg" xlink:type="simple" xlink:show="embed" xlink:actuate="onLoad" draw:mime-type="image/jpeg"/>
</draw:frame>
The Kazakhstan Prosecutor's Office reported cases of attempts to recruit local residents on the Russian Federation against Ukraine on the side of the aggressor state.</text:p>
      <text:p text:style-name="P4">
According to Ukrinform, BBC reports in <text:a xlink:type="simple" xlink:href="https://t.me/bbcrussian/48665" text:style-name="Internet_20_link" text:visited-style-name="Visited_20_Internet_20_Link">
telegram.</text:a>
"In the Kostanay region <text:a xlink:type="simple" xlink:href="https://www.ukrinform.ua/tag-kazahstan" text:style-name="Internet_20_link" text:visited-style-name="Visited_20_Internet_20_Link">
Kazakhstan</text:a>
Attempts to recruit locals in the war in Ukraine in the Russian side were recorded, " - the message reads.</text:p>
      <text:p text:style-name="P4">
The supervisory body did not specify how recruitment was conducted and whether the recruiting organizers were.</text:p>
      <text:p text:style-name="P4">
The prosecutor's office only recalled criminal responsibility for the participation of deeds in the territory of another state. According to the Criminal Code of Scales, he threatens 10 years of imprisonment for hiring.</text:p>
      <text:p text:style-name="P4">
In mid -April, it became known that the Kazakhstan National Security Committee has enlightened 10 criminal cases on the facts of the participation of the citizens of this country of deposits in the territory of Ukraine.</text:p>
      <text:p text:style-name="P4">
The department did not provide details of criminal cases, having sent to mystery.</text:p>
      <text:p text:style-name="P4">
<text:span text:style-name="T4">
 Read also: </text:span>
 <text:a xlink:type="simple" xlink:href="https://www.ukrinform.ua/rubric-ato/3670005-ziteliv-bajkonura-akij-rosia-orendue-u-kazahstanu-verbuut-na-vijnu-v-ukraini.html" text:style-name="Internet_20_link" text:visited-style-name="Visited_20_Internet_20_Link">
Baikonura residents, which Russia rents in Kazakhstan, <text:span text:style-name="T4">
 recruit </text:span>
 to war in Ukraine</text:a>
Since the beginning of the military invasion of Moscow into Ukraine, Central Asia citizens have been actively recruiting for the war. However, recruiting was most commonly occurring.</text:p>
      <text:p text:style-name="P4">
In particular, migrants were distributed by postcards near the metro stations with the call of the army to "revive Greater Russia". In public transport, the Muscovites have posted ads about the recruitment to the Russian army of Kyrgyz, Uzbek and Tajik.</text:p>
      <text:p text:style-name="P4">
Moreover, the pressure and coercion of foreigners before signing a military contract in the migration service was reported.</text:p>
      <text:p text:style-name="P4">
As reported by Ukrinform, <text:a xlink:type="simple" xlink:href="https://www.ukrinform.ua/rubric-crimea/3705567-u-evpatorii-okupanti-verbuut-ludej-dla-privatnoi-vijskovoi-kompanii.html" text:style-name="Internet_20_link" text:visited-style-name="Visited_20_Internet_20_Link">
in Evpatoria in a temporarily occupied Crimean, they recall people for a private military company.</text:a>
</text:p>
      <text:p text:style-name="P4">
News Source: <text:a xlink:type="simple" xlink:href="https://www.ukrinform.ua/rubric-ato/3729921-u-kazahstani-namagautsa-verbuvati-dobrovolciv-na-vijnu-rf-z-ukrainou.html" text:style-name="Internet_20_link" text:visited-style-name="Visited_20_Internet_20_Link">
https://www.ukrinform.ua/rubric-ato/3729921-u-kazahstani-namagautsa-verbuvati-dobrovolciv-na-vijnu-rf-z-ukrainou.html</text:a>
</text:p>
      <!--NEWS-->
      <text:h text:style-name="P10" text:outline-level="1">
<text:span text:style-name="T4">
At the Chisinau Airport, a passenger opened the shooting - two people were killed</text:span>
</text:h>
      <text:p text:style-name="P4">
Authors: Ukrinform (Person)</text:p>
      <text:p text:style-name="P4">
Publisher: Укринформ (Organization)</text:p>
      <text:p text:style-name="P4">
Published Time: 2023-06-30T18:16:00+03:00</text:p>
      <text:p text:style-name="P4">
Modified Time: 2023-06-30T18:16:00+03:00</text:p>
      <text:p text:style-name="P4">
Description: At the Chisinau airport, one of the passengers opened the shooting. - Ukrinform.</text:p>
      <text:p text:style-name="P4">
Images: ['<text:a xlink:type="simple" xlink:href="https://static.ukrinform.com/photos/2015_08/thumb_files/630_360_1440452325-kishinivskiy-mijnarodniy-aeroport-foto-odessa-dailycomua.jpg" text:style-name="Internet_20_link" text:visited-style-name="Visited_20_Internet_20_Link">
630_360_14404...</text:a>
']</text:p>
      <text:p text:style-name="P4">
Tags: ['Аеропорт', 'Кишинів', 'Молдова', 'Стрілянина']</text:p>
      <text:p text:style-name="P4">
Type: Article</text:p>
      <!--METADATA-->
      <text:p text:style-name="P4">
<draw:frame draw:style-name="fr1" draw:name="Image162" text:anchor-type="as-char" svg:width="6.9236in" svg:height="3.950003in" draw:z-index="0">
<draw:image xlink:href="../Images/yкринформ/2023-06-30T18-16-00-03-00/630_360_1440452325-kishinivskiy-mijnarodniy-aeroport-foto-odessa-dailycomua.jpg" xlink:type="simple" xlink:show="embed" xlink:actuate="onLoad" draw:mime-type="image/jpeg"/>
</draw:frame>
At the Chisinau Airportodin from the passengers he opened the shooting.</text:p>
      <text:p text:style-name="P4">
This was stated by the Prescriber of the General Inspectorate of Police Diana Fetko, reports Ukrinform with reference to <text:a xlink:type="simple" xlink:href="https://newsmaker.md/rus/novosti/vystrely-v-kishinevskom-aeroportu-politsiya-podtverdila-informatsiyu/" text:style-name="Internet_20_link" text:visited-style-name="Visited_20_Internet_20_Link">
Newsmaker.</text:a>
The police <text:a xlink:type="simple" xlink:href="https://t.me/newsmakerlive/46022" text:style-name="Internet_20_link" text:visited-style-name="Visited_20_Internet_20_Link">
told</text:a>
that a foreign citizen who was not allowed to enter <text:a xlink:type="simple" xlink:href="https://www.ukrinform.ua/tag-tajvan" text:style-name="Internet_20_link" text:visited-style-name="Visited_20_Internet_20_Link">
Moldova</text:a>
, applied firearms. Special services and Ministry of Internal Affairs of Moldova work.</text:p>
      <text:p text:style-name="P4">
The special purpose police managed to detain a man who opened the fire of the UKSHYNIN Airport. <text:a xlink:type="simple" xlink:href="https://newsmaker.md/rus/novosti/strelyavshego-v-kishinevskom-aeroportu-zaderzhali/" text:style-name="Internet_20_link" text:visited-style-name="Visited_20_Internet_20_Link">
As a result of shooting two people died</text:a>
.</text:p>
      <text:p text:style-name="P4">
The attacker was injured, he is provided with medical care.</text:p>
      <text:p text:style-name="P4">
Everyone was evacuated from the airport building. Law enforcement officers will ensure that the airport is safety and public order.</text:p>
      <text:p text:style-name="P4">
<text:span text:style-name="T4">
 Read also: </text:span>
 <text:a xlink:type="simple" xlink:href="https://www.ukrinform.ua/rubric-world/3727442-u-ssa-vulicna-vecirka-zaversilasa-strilaninou-dvoe-zagiblih.html" text:style-name="Internet_20_link" text:visited-style-name="Visited_20_Internet_20_Link">
in the US Street party ended <text:span text:style-name="T4">
 shot </text:span>
 in, two -way</text:a>
The incident at the airport delayed all the flights scheduled for June 30.</text:p>
      <text:p text:style-name="P4">
News Source: <text:a xlink:type="simple" xlink:href="https://www.ukrinform.ua/rubric-world/3729923-v-aeroportu-kisineva-pasazir-vidkriv-strilaninu.html" text:style-name="Internet_20_link" text:visited-style-name="Visited_20_Internet_20_Link">
https://www.ukrinform.ua/rubric-world/3729923-v-aeroportu-kisineva-pasazir-vidkriv-strilaninu.html</text:a>
</text:p>
      <!--NEWS-->
      <text:h text:style-name="P10" text:outline-level="1">
<text:span text:style-name="T4">
The EU will actively discuss security guarantees for Ukraine over the next weeks - von der Liaen</text:span>
</text:h>
      <text:p text:style-name="P4">
Authors: Ukrinform (Person)</text:p>
      <text:p text:style-name="P4">
Publisher: Укринформ (Organization)</text:p>
      <text:p text:style-name="P4">
Published Time: 2023-06-30T18:22:49+03:00</text:p>
      <text:p text:style-name="P4">
Modified Time: 2023-06-30T18:22:49+03:00</text:p>
      <text:p text:style-name="P4">
Description: The European Union and its Member States will actively discuss possible future security guarantees for Ukraine in the next weeks to support the implementation of the Ukrainian Peace Formula, each of which is in line with the UN Charter. - Ukrinform.</text:p>
      <text:p text:style-name="P4">
Images: ['<text:a xlink:type="simple" xlink:href="https://static.ukrinform.com/photos/2023_02/thumb_files/630_360_1675438580-335.jpg" text:style-name="Internet_20_link" text:visited-style-name="Visited_20_Internet_20_Link">
630_360_16754...</text:a>
']</text:p>
      <text:p text:style-name="P4">
Tags: ['Єврокомісія', 'Україна', 'Фон дер Ляєн', 'Гарантії безпеки', 'Формула миру']</text:p>
      <text:p text:style-name="P4">
Type: Article</text:p>
      <!--METADATA-->
      <text:p text:style-name="P4">
<draw:frame draw:style-name="fr1" draw:name="Image163" text:anchor-type="as-char" svg:width="6.9236in" svg:height="3.956343in" draw:z-index="0">
<draw:image xlink:href="../Images/yкринформ/2023-06-30T18-22-49-03-00/630_360_1675438580-335.jpg" xlink:type="simple" xlink:show="embed" xlink:actuate="onLoad" draw:mime-type="image/jpeg"/>
</draw:frame>
The European Union and its Member States will actively interpret possible future security guarantees for Ukraine in the next weeks to support the realization of the Ukrainian peace formula, each of which corresponds to the UN.</text:p>
      <text:p text:style-name="P4">
This was announced in Brussels today during the second day of the EU Summit, the President of the European Commission Ursula von Der Lyen, answering the question of Ukrinform correspondent on the European vision of Ukraine's world and alleged modalities for Ukraine.</text:p>
      <text:p text:style-name="P4">
“As for safety guarantees, we will actively discuss this topic for a successful weeks, including during the Summit <text:a xlink:type="simple" xlink:href="https://www.ukrinform.ua/tag-nato" text:style-name="Internet_20_link" text:visited-style-name="Visited_20_Internet_20_Link">
NATO</text:a>
In Vilnius. I think it is very important that the development of such security guarantees so that Ukraine continues path reforms. For Ukraine to strengthen the country, fight corruption and counterfeit money, have a clear program of action, form an effective and powerful judgment. Since the European Commission accompanies the Government of Ukraine implemented these reforms, I can testify - the speed and determination with which they are(Ukrainians - ed.)These reforms are striking, ”the European Commission stressed.</text:p>
      <text:p text:style-name="P4">
<text:span text:style-name="T4">
 Read also: </text:span>
 <text:a xlink:type="simple" xlink:href="https://www.ukrinform.ua/rubric-polytics/3729311-premerka-estonii-edina-bezpekova-garantia-dla-ukraini-clenstvo-v-nato.html" text:style-name="Internet_20_link" text:visited-style-name="Visited_20_Internet_20_Link">
Estonia Prime Minister: The Single Security <text:span text:style-name="T4">
 Guarantee </text:span>
 I'm for Ukraine - NATO Membership</text:a>
She noted that everyone was striving for peace, but no doubt, no one wants peaceful than Ukrainians, and gave a high appreciation of the formula of President Vladimirrazelsky peace.</text:p>
      <text:p text:style-name="P4">
“This initiative, consisting of 10 points, is a great basis for moving on. Because any of its individual points and each word with the UN Charter or with the United Nations resolutions. This provides global support for the principles set out in this formula of peace, ”von Der Lyen said.</text:p>
      <text:p text:style-name="P4">
“As for the Peace Summit, Ukraine and the Ukrainian Cavorure should be made when organizing and sending an invitation to such a summit. But I am able to express strong support on our part to what the formula of the President of Zelensky is made of peace, ”the head of the EC added.It was reported that on June 29-30, a two-day EU summit took place in Brussels. Middle Ages, leaders of the European Union countries have considered the situation in Ukraine and confirmed the unwavering determination to continue to support it in the struggle of anti -Russian aggression as long as it would be necessary, including the provision of political, economic, financial, military and humanitarian assistance.</text:p>
      <text:p text:style-name="P4">
News Source: <text:a xlink:type="simple" xlink:href="https://www.ukrinform.ua/rubric-ato/3729925-es-aktivno-obgovoruvatime-garantii-bezpeki-dla-ukraini-vprodovz-nastupnih-tizniv-fon-der-laen.html" text:style-name="Internet_20_link" text:visited-style-name="Visited_20_Internet_20_Link">
https://www.ukrinform.ua/rubric-ato/3729925-es-aktivno-obgovoruvatime-garantii-bezpeki-dla-ukraini-vprodovz-nastupnih-tizniv-fon-der-laen.html</text:a>
</text:p>
      <!--NEWS-->
      <text:h text:style-name="P10" text:outline-level="1">
<text:span text:style-name="T4">
Marusyak: In the summer it is more difficult to jump, because you only enter the rhythm</text:span>
</text:h>
      <text:p text:style-name="P4">
Authors: Ukrinform (Person)</text:p>
      <text:p text:style-name="P4">
Publisher: Укринформ (Organization)</text:p>
      <text:p text:style-name="P4">
Published Time: 2023-06-30T18:29:08+03:00</text:p>
      <text:p text:style-name="P4">
Modified Time: 2023-06-30T18:29:08+03:00</text:p>
      <text:p text:style-name="P4">
Description: The Ukrainian skiing from the springboard Yevgen Marusyak is convinced that several factors were influenced by the quality of his speech at European Games. - Ukrinform.</text:p>
      <text:p text:style-name="P4">
Images: ['<text:a xlink:type="simple" xlink:href="https://static.ukrinform.com/photos/2023_06/thumb_files/630_360_1688138859-188.jpg" text:style-name="Internet_20_link" text:visited-style-name="Visited_20_Internet_20_Link">
630_360_16881...</text:a>
']</text:p>
      <text:p text:style-name="P4">
Tags: ['стрибки на лижах з трампліна']</text:p>
      <text:p text:style-name="P4">
Type: Article</text:p>
      <!--METADATA-->
      <text:p text:style-name="P4">
<draw:frame draw:style-name="fr1" draw:name="Image164" text:anchor-type="as-char" svg:width="6.9236in" svg:height="3.956343in" draw:z-index="0">
<draw:image xlink:href="../Images/yкринформ/2023-06-30T18-29-08-03-00/630_360_1688138859-188.jpg" xlink:type="simple" xlink:show="embed" xlink:actuate="onLoad" draw:mime-type="image/jpeg"/>
</draw:frame>
Ukrainian skiing from the springboard Yevhen Marusyak is convinced that the prominence of his speech at European Games was influenced by several factors.</text:p>
      <text:p text:style-name="P4">
He told about it in a comment to Ukrinform correspondent.</text:p>
      <text:p text:style-name="P4">
"We set up and showed a good result on team jumps. It is more difficult to jump, because you focus on yourself. Although the team is also difficult, because you think for the team. We were prevented by the weather a little, in my opinion. It is important to choose a cutting suit. Its weight is a kilogram of plus minus. This plays a very important role, because if you do not choose a good suit, then you will not be able to perform normally. It is more difficult to jump in the summer, because you are just a rhythm. In winter, you have cut a certain number of times and you have a certain definition, ”he said.</text:p>
      <text:p text:style-name="P4">
Marusyak also noted that the quality of the jump depends on the nature of the wind. The most opinion was also influenced by the fact that athletes only take the form for the season.</text:p>
      <text:p text:style-name="P4">
<text:span text:style-name="T4">
 Read also: </text:span>
 <text:a xlink:type="simple" xlink:href="https://www.ukrinform.ua/rubric-sports/3729548-zbirna-ukraini-jde-tretou-u-komandnomu-zaliku-iii-evropejskih-igor.html" text:style-name="Internet_20_link" text:visited-style-name="Visited_20_Internet_20_Link">
Ukrainian national team goes third in the team standings of the III -European Games</text:a>
Eugene Marusyak was reportedly unable to break into the final stage of the indigenous jumps from the springboard at the European Games-2023.</text:p>
      <text:p text:style-name="P4">
The competition will last until July 2.</text:p>
      <text:p text:style-name="P4">
Photo: skijumping.pl</text:p>
      <text:p text:style-name="P4">
News Source: <text:a xlink:type="simple" xlink:href="https://www.ukrinform.ua/rubric-sports/3729929-marusak-vlitku-stribati-skladnise-adze-ti-tilki-vhodis-v-ritm.html" text:style-name="Internet_20_link" text:visited-style-name="Visited_20_Internet_20_Link">
https://www.ukrinform.ua/rubric-sports/3729929-marusak-vlitku-stribati-skladnise-adze-ti-tilki-vhodis-v-ritm.html</text:a>
</text:p>
      <!--NEWS-->
      <text:h text:style-name="P10" text:outline-level="1">
<text:span text:style-name="T4">
The Government has renewed the state budget expenditures - the Ministry of Finance</text:span>
</text:h>
      <text:p text:style-name="P4">
Authors: Ukrinform (Person)</text:p>
      <text:p text:style-name="P4">
Publisher: Укринформ (Organization)</text:p>
      <text:p text:style-name="P4">
Published Time: 2023-06-30T18:30:13+03:00</text:p>
      <text:p text:style-name="P4">
Modified Time: 2023-06-30T18:30:13+03:00</text:p>
      <text:p text:style-name="P4">
Description: The Cabinet of Ministers approved an order "On conducting in 2023 inspections of expenditures of the state budget in certain areas". - Ukrinform.</text:p>
      <text:p text:style-name="P4">
Images: ['<text:a xlink:type="simple" xlink:href="https://static.ukrinform.com/photos/2018_02/thumb_files/630_360_1518265938-9397.jpg" text:style-name="Internet_20_link" text:visited-style-name="Visited_20_Internet_20_Link">
630_360_15182...</text:a>
']</text:p>
      <text:p text:style-name="P4">
Tags: ['Бюджет', 'Мінфін', 'Гроші']</text:p>
      <text:p text:style-name="P4">
Type: Article</text:p>
      <!--METADATA-->
      <text:p text:style-name="P4">
<draw:frame draw:style-name="fr1" draw:name="Image165" text:anchor-type="as-char" svg:width="6.9236in" svg:height="3.956343in" draw:z-index="0">
<draw:image xlink:href="../Images/yкринформ/2023-06-30T18-30-13-03-00/630_360_1518265938-9397.jpg" xlink:type="simple" xlink:show="embed" xlink:actuate="onLoad" draw:mime-type="image/jpeg"/>
</draw:frame>
The Cabinet of Ministers approved an order "On conducting in 2023 inspections of spending budget in certain areas".</text:p>
      <text:p text:style-name="P4">
According to Ukrinform, it reports <text:a xlink:type="simple" xlink:href="https://www.mof.gov.ua/uk/news/uriad_priiniav_rozporiadzhennia_shchodo_ogliadiv_vitrat_derzhbiudzhetu_v_2023_rotsi-4089" text:style-name="Internet_20_link" text:visited-style-name="Visited_20_Internet_20_Link">
the press service of the Ministry of Finance.</text:a>
The order defines 8 areas of activity for 7 main spending units, the expenses will conduct costs: MES - retraining and increasing personnel qualification, Ministry of Infrastructure(2 spheres), Ministry of Veterans, Mindovquil, Recovery Agency - Road Economy(The EIB project for the development of a public road network of public importance), National Academy of Agrarian Sciences and Ministry of Energy.</text:p>
      <text:p text:style-name="P4">
“The government's decision to restore spending reviews this year will ensure the improvement of the mechanisms of implementation of state policy of reference areas, will allow to evaluate the economic feasibility of expenditures to tact their priority. This is especially true in the conditions of martial law, when we are constantly working on the search for financial resources to ensure the precision and social protection of our citizens, ” - the first Deputy Minister of Finance Denis Ulutin commented.</text:p>
      <text:p text:style-name="P4">
<text:span text:style-name="T4">
 Read also: </text:span>
 <text:a xlink:type="simple" xlink:href="https://www.ukrinform.ua/rubric-economy/3729859-parlament-uhvaliv-zakon-pro-povernenna-na-dovoennu-sistemu-opodatkuvanna.html" text:style-name="Internet_20_link" text:visited-style-name="Visited_20_Internet_20_Link">
<text:span text:style-name="T4">
 Council </text:span>
 adopted a law on return to the pre -war tax system</text:a>
It is also provided(2024–2028)and submission to the Ministry of Finance.</text:p>
      <text:p text:style-name="P4">
Such plans should cover the areas of activity under all budget programs of the chief manager, provided for in the state budget for 2023. In the Ministry, it is believed that this will be the first step to the legislative definition of the period of expenses and their full integration into the budget process.</text:p>
      <text:p text:style-name="P4">
<text:span text:style-name="T4">
 Read also: </text:span>
 <text:a xlink:type="simple" xlink:href="https://www.ukrinform.ua/rubric-economy/3729888-op-rozroblae-koncepciu-edinogo-organu-dla-perevirok-biznesu-surma.html" text:style-name="Internet_20_link" text:visited-style-name="Visited_20_Internet_20_Link">
OP develops the concept of a single body for check business - <text:span text:style-name="T4">
 Shurma </text:span>
</text:a>
As reported by Ukrinform, the amount of expenditures of the general fund of the state <text:a xlink:type="simple" xlink:href="https://www.ukrinform.ua/tag-budzet" text:style-name="Internet_20_link" text:visited-style-name="Visited_20_Internet_20_Link">
budget</text:a>
In January - May 2023 reached 1,143 trillion UAH.</text:p>
      <text:p text:style-name="P4">
News Source: <text:a xlink:type="simple" xlink:href="https://www.ukrinform.ua/rubric-economy/3729931-urad-ponoviv-ocinuvanna-vitrat-derzbudzetu-minfin.html" text:style-name="Internet_20_link" text:visited-style-name="Visited_20_Internet_20_Link">
https://www.ukrinform.ua/rubric-economy/3729931-urad-ponoviv-ocinuvanna-vitrat-derzbudzetu-minfin.html</text:a>
</text:p>
      <!--NEWS-->
      <text:h text:style-name="P10" text:outline-level="1">
<text:span text:style-name="T4">
State Duma MP and two more Russians have been suspected of deportation of 48 Ukrainian children</text:span>
</text:h>
      <text:p text:style-name="P4">
Authors: Ukrinform (Person)</text:p>
      <text:p text:style-name="P4">
Publisher: Укринформ (Organization)</text:p>
      <text:p text:style-name="P4">
Published Time: 2023-06-30T18:31:00+03:00</text:p>
      <text:p text:style-name="P4">
Modified Time: 2023-06-30T18:31:00+03:00</text:p>
      <text:p text:style-name="P4">
Description: The deputy of the State Duma of the Russian Federation and two other persons reported suspicion of deportation of 48 Ukrainian children from the Kherson Children's House.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Херсонщина', 'Війна з Росією']</text:p>
      <text:p text:style-name="P4">
Type: Article</text:p>
      <!--METADATA-->
      <text:p text:style-name="P4">
<draw:frame draw:style-name="fr1" draw:name="Image166" text:anchor-type="as-char" svg:width="6.9236in" svg:height="3.948443in" draw:z-index="0">
<draw:image xlink:href="../Images/yкринформ/2023-06-30T18-31-00-03-00/630_360_1655629946-686.jpg" xlink:type="simple" xlink:show="embed" xlink:actuate="onLoad" draw:mime-type="image/jpeg"/>
</draw:frame>
The deputy states of the Russian Federation and two other persons reported the suspicion of miscreportation of 48 Ukrainian children from the Kherson Children's House.</text:p>
      <text:p text:style-name="P4">
According to Ukrinform, the Office of the Prosecutor General reports in <text:a xlink:type="simple" xlink:href="https://t.me/pgo_gov_ua/13973" text:style-name="Internet_20_link" text:visited-style-name="Visited_20_Internet_20_Link">
telegram</text:a>
.</text:p>
      <text:p text:style-name="P4">
Under the procedural guidance of juvenile prosecutors of the Office of the Prosecutor General Prosecutor, three persons were informed of suspicion of facts <text:a xlink:type="simple" xlink:href="https://www.ukrinform.ua/tag-deportacia" text:style-name="Internet_20_link" text:visited-style-name="Visited_20_Internet_20_Link">
deportation</text:a>
and forced movement of 48 children of the Kherson Child's House. Their actions qualified as a violation of the laws of the pelvis of war(Part 2 of Art. 28, Part 1 of Art. 438 of the Criminal Code of Ukraine).</text:p>
      <text:p text:style-name="P4">
Серед підозрюваних - депутат Держдуми федеральних зборів Російської Федерації,начальник незаконно створеного російськими загарбниками "департаментуздравоохранения Херсонской области военно-гражданской администрации Херсонскойобласти" та виконувачка обов’язків головного лікаря "ГБУЗ "Херсонскийобластной дом ребенка".</text:p>
      <text:p text:style-name="P4">
<text:span text:style-name="T4">
Читайте також:</text:span>
 <text:a xlink:type="simple" xlink:href="https://www.ukrinform.ua/rubric-society/3729259-veresuk-anonsuvala-povernenna-kilkoh-nezakonno-vivezenih-rosieu-ditej.html" text:style-name="Internet_20_link" text:visited-style-name="Visited_20_Internet_20_Link">
 <text:span text:style-name="T4">
Верещук</text:span>
 <text:span text:style-name="T4">
анонсувала</text:span>
 <text:span text:style-name="T4">
повернення</text:span>
 <text:span text:style-name="T4">
кількох</text:span>
<text:span text:style-name="T4">
незаконно</text:span>
 <text:span text:style-name="T4">
вивезених</text:span>
 <text:span text:style-name="T4">
Росією</text:span>
 <text:span text:style-name="T4">
дітей</text:span>
</text:a>
According to the investigation, the State Duma deputy directly managed the process of deportation of forced movement of children. He was responsible for solving the social issues of the Kherson region and children in the temporarily occupied Krym.</text:p>
      <text:p text:style-name="P4">
Initially, the Kherson pseudo -official and acting The chief physician organized a deportation of two children to Russia. The reason was the passage of the examination at the Moscow Hospital. Prior to that, the children were kept in the illegally created Russian "HBUZ" Kherson Regional House of Rebenko "on the basis of the Kherson region of the child of the Kherson Regional Council.</text:p>
      <text:p text:style-name="P4">
The investigation found that the children did not need separate treatment for health.</text:p>
      <text:p text:style-name="P4">
On September 2, 2022, the unidentified persons were taken away and deported to the RFDvoh Ukrainian children from Kherson.</text:p>
      <text:p text:style-name="P4">
On October 21, 2022, the staff of the illegally created "House of Rebenko" headed by Acting The chief physician, according to the instructions of the pseudo -office, was transferred to 46 children.</text:p>
      <text:p text:style-name="P4">
It happened in the presence and control of the State Duma deputy. Children export the territory of the temporarily occupied Crimea. At present, their fate remains unknown.</text:p>
      <text:p text:style-name="P4">
During the transfer of children for further movement, the deputy stately controlled the process of placement on buses and movement.</text:p>
      <text:p text:style-name="P4">
News Source: <text:a xlink:type="simple" xlink:href="https://www.ukrinform.ua/rubric-society/3729886-deputatu-derzdumi-i-se-dvom-rosianam-ogolosili-pidozru-u-deportacii-48-ukrainskih-ditej.html" text:style-name="Internet_20_link" text:visited-style-name="Visited_20_Internet_20_Link">
https://www.ukrinform.ua/rubric-society/3729886-deputatu-derzdumi-i-se-dvom-rosianam-ogolosili-pidozru-u-deportacii-48-ukrainskih-ditej.html</text:a>
</text:p>
      <!--NEWS-->
      <text:h text:style-name="P10" text:outline-level="1">
<text:span text:style-name="T4">
NBU took another step to stabilize the situation with currency exchange</text:span>
</text:h>
      <text:p text:style-name="P4">
Authors: Ukrinform (Person)</text:p>
      <text:p text:style-name="P4">
Publisher: Укринформ (Organization)</text:p>
      <text:p text:style-name="P4">
Published Time: 2023-06-30T18:32:00+03:00</text:p>
      <text:p text:style-name="P4">
Modified Time: 2023-06-30T18:32:00+03:00</text:p>
      <text:p text:style-name="P4">
Description: From July 1, 2023, the National Bank made it possible to remove non -bank financial institutions without restrictions on national and foreign currency from their accounts with banks to reinforce cash or off -off units in cash. - Ukrinform.</text:p>
      <text:p text:style-name="P4">
Images: ['<text:a xlink:type="simple" xlink:href="https://static.ukrinform.com/photos/2022_05/thumb_files/630_360_1653063946-759.jpg" text:style-name="Internet_20_link" text:visited-style-name="Visited_20_Internet_20_Link">
630_360_16530...</text:a>
']</text:p>
      <text:p text:style-name="P4">
Tags: ['Нацбанк', 'Обмін', 'Валюта', 'Гривня']</text:p>
      <text:p text:style-name="P4">
Type: Article</text:p>
      <!--METADATA-->
      <text:p text:style-name="P4">
<draw:frame draw:style-name="fr1" draw:name="Image167" text:anchor-type="as-char" svg:width="6.9236in" svg:height="3.956343in" draw:z-index="0">
<draw:image xlink:href="../Images/yкринформ/2023-06-30T18-32-00-03-00/630_360_1653063946-759.jpg" xlink:type="simple" xlink:show="embed" xlink:actuate="onLoad" draw:mime-type="image/jpeg"/>
</draw:frame>
From July 1, 2023, the National Bank made it possible to remove non -bank financial institutions without restrictions on national and foreign currency from their notes in banks to reinforce cash or off -off -units in cash.</text:p>
      <text:p text:style-name="P4">
As Ukrinform reports, it reports <text:a xlink:type="simple" xlink:href="https://bank.gov.ua/ua/news/all/nbu-vjiv-dodatkovih-zahodiv-dlya-podalshoyi-stabilizatsiyi-situatsiyi-z-obminom-gotivkovoyi-inozemnoyi-valyuti" text:style-name="Internet_20_link" text:visited-style-name="Visited_20_Internet_20_Link">
NBU press service</text:a>
.</text:p>
      <text:p text:style-name="P4">
"The National Bank of Ukraine expands the list of exceptions to existing administrative restrictions in order to further stabilize the situation with the exchange of foreign foreign foreign <text:a xlink:type="simple" xlink:href="https://www.ukrinform.ua/tag-valuta" text:style-name="Internet_20_link" text:visited-style-name="Visited_20_Internet_20_Link">
currency</text:a>
. Thus, as of July 1, 2023, the National Bank enabled the non -bank financial institutions without restrictions on national and foreign currency from their notes in banks to reinforce cash in cash or the cash desks of separate units, "the statement said.</text:p>
      <text:p text:style-name="P4">
According to the regulator, this will contribute to the expansion of foreign currency proposals, which has signs of significant wear or damage, in the cash currency market, where citizens are able to buy and sell foreign currency. In addition, granting permission to non -bank financial institutions to remove without restriction the hryvnia will allow to maintain at the proper level the hryvniac aid of the latter, which is important for the uninterrupted acceptance of cash foreign currency in citizens. In this way, the NBU gave a significant impulse to stabilize the situation with the exchange of cash foreign currency.</text:p>
      <text:p text:style-name="P4">
<text:span text:style-name="T4">
 Read also: </text:span>
 <text:a xlink:type="simple" xlink:href="https://www.ukrinform.ua/rubric-economy/3726225-nacbank-kontroluvatime-obmin-valuti-bankami-ta-obminnikami.html" text:style-name="Internet_20_link" text:visited-style-name="Visited_20_Internet_20_Link">
<text:span text:style-name="T4">
 National Bank </text:span>
 <text:span text:style-name="T4">
 </text:span>
 control <text:span text:style-name="T4">
 </text:span>
 Exchange <text:span text:style-name="T4">
 </text:span>
 <text:span text:style-name="T4">
 currencies </text:span>
<text:span text:style-name="T4">
 by banks </text:span>
 and <text:span text:style-name="T4">
 by exchangers </text:span>
</text:a>
Thus, thanks to the changes, non -bank financial institutions will have interior access to cash foreign currency without signs of significant extent or damage that banks already have. Accordingly, it is a positive impact of the state of cash foreign currency to which citizens have access.</text:p>
      <text:p text:style-name="P4">
In order for the grant to be used solely to ensure stable stations in the foreign exchange market, the NBU has determined the conditions that the non -banking financial institutions must comply with. Thus, the amount of cash withdrawn in the hryvnia foreign currency by a non -bank financial institution should not exceed the amount of funds in UAH or foreign currency, which was previously credited to their bank account.This step was approved by the Resolution of the Board of the National Bank of Ukraine dated 30 June 2023 No. 88 "On Amendments to the Resolution of the Board of the National Bank of Ukraine of February 24, 2022 No. 18", which came into force on July 1, 2023.</text:p>
      <text:p text:style-name="P4">
As reported by Ukrinform, <text:a xlink:type="simple" xlink:href="https://www.ukrinform.ua/rubric-economy/3729702-obminniki-mozut-pozbavlati-licenzii-za-vigaduvanna-vlasnih-vimog-do-valuti-pisnij.html" text:style-name="Internet_20_link" text:visited-style-name="Visited_20_Internet_20_Link">
participants in the foreign exchange market are on cancellation</text:a>
inventing your own requirements for banknotes and determining the commission for non -existent services in exchange of currency.</text:p>
      <text:p text:style-name="P4">
News Source: <text:a xlink:type="simple" xlink:href="https://www.ukrinform.ua/rubric-economy/3729932-nbu-zrobiv-cergovij-krok-dla-stabilizacii-situacii-z-obminom-valuti.html" text:style-name="Internet_20_link" text:visited-style-name="Visited_20_Internet_20_Link">
https://www.ukrinform.ua/rubric-economy/3729932-nbu-zrobiv-cergovij-krok-dla-stabilizacii-situacii-z-obminom-valuti.html</text:a>
</text:p>
      <!--NEWS-->
      <text:h text:style-name="P10" text:outline-level="1">
<text:span text:style-name="T4">
Almost 40 communities became participants of the pilot project "Assistant Veteran"</text:span>
</text:h>
      <text:p text:style-name="P4">
Authors: Ukrinform (Person)</text:p>
      <text:p text:style-name="P4">
Publisher: Укринформ (Organization)</text:p>
      <text:p text:style-name="P4">
Published Time: 2023-06-30T18:34:03+03:00</text:p>
      <text:p text:style-name="P4">
Modified Time: 2023-06-30T18:34:03+03:00</text:p>
      <text:p text:style-name="P4">
Description: Almost 40 communities became participants in the pilot project "Veteran Assistant", which will assist in the transition from military service to civilian life. - Ukrinform.</text:p>
      <text:p text:style-name="P4">
Images: ['<text:a xlink:type="simple" xlink:href="https://static.ukrinform.com/photos/2023_02/thumb_files/630_360_1676665553-8294.jpeg" text:style-name="Internet_20_link" text:visited-style-name="Visited_20_Internet_20_Link">
630_360_16766...</text:a>
']</text:p>
      <text:p text:style-name="P4">
Tags: ['Ветерани війни', 'Міністерство у справах ветеранів']</text:p>
      <text:p text:style-name="P4">
Type: Article</text:p>
      <!--METADATA-->
      <text:p text:style-name="P4">
<draw:frame draw:style-name="fr1" draw:name="Image168" text:anchor-type="as-char" svg:width="6.9236in" svg:height="3.956343in" draw:z-index="0">
<draw:image xlink:href="../Images/yкринформ/2023-06-30T18-34-03-03-00/630_360_1676665553-8294.jpeg" xlink:type="simple" xlink:show="embed" xlink:actuate="onLoad" draw:mime-type="image/jpeg"/>
</draw:frame>
Almost 40 communities became participants in the pilot project "Veteran Assistant", which will help the transition from military service to civilian life.</text:p>
      <text:p text:style-name="P4">
This was reported by the Director General of the Directorate of Strategic Planning and the European Integration(https://www.ukrinform.ua/rubric-society/3729742-svitlana-berezina-gendirektorka-direktoratu-strategicnogo-planuvanna-ta-evropejskoi-integracii-minveteraniv.html)Ukrinform.</text:p>
      <text:p text:style-name="P4">
"Currently, nearly 40 communities have become participants in the pilot.(https://www.ukrinform.ua/tag-veterani-vijni)In the village councils, only professional training is inherited. First of all, in every territorial community to understand how many people and what profession among their countrymen will be found after the fighting was completed, " - said Berezina.</text:p>
      <text:p text:style-name="P4">
According to her, the administrative centers of the communities provide for the creation of a service office for veterans as a legal entity of public law. Such an office can be created and jointly by several OTGs in accordance with the Law "Supporting of Territorial Communities".</text:p>
      <text:p text:style-name="P4">
*!(https://www.ukrinform.ua/rubric-society/3729869-na-robotu-pomicnikiv-veteraniv-vidileno-ponad-50-miljoniv-minveteraniv.html)Berezina noted that according to the results of the pilot project there will be an expulsion of the final model of activity of the Institute of Assistant Veterans of the State of the State.</text:p>
      <text:p text:style-name="P4">
As it was reported, in four regions of Ukraine the project will soon work to support people returning from the front.</text:p>
      <text:p text:style-name="P4">
News Source: <text:a xlink:type="simple" xlink:href="https://www.ukrinform.ua/rubric-society/3729933-majze-40-gromad-stali-ucasnikami-pilotnogo-proektu-pomicnik-veterana.html" text:style-name="Internet_20_link" text:visited-style-name="Visited_20_Internet_20_Link">
https://www.ukrinform.ua/rubric-society/3729933-majze-40-gromad-stali-ucasnikami-pilotnogo-proektu-pomicnik-veterana.html</text:a>
</text:p>
      <!--NEWS-->
      <text:h text:style-name="P10" text:outline-level="1">
<text:span text:style-name="T4">
Deputy Chief of Ternopil Ova came out of custody after bail</text:span>
</text:h>
      <text:p text:style-name="P4">
Authors: Ukrinform (Person)</text:p>
      <text:p text:style-name="P4">
Publisher: Укринформ (Organization)</text:p>
      <text:p text:style-name="P4">
Published Time: 2023-06-30T18:34:23+03:00</text:p>
      <text:p text:style-name="P4">
Modified Time: 2023-06-30T18:34:23+03:00</text:p>
      <text:p text:style-name="P4">
Description: The deputy chief of Ternopil Ova, who was detained on a bribe, came out of custody after bail. - Ukrinform.</text:p>
      <text:p text:style-name="P4">
Images: ['<text:a xlink:type="simple" xlink:href="https://static.ukrinform.com/photos/2020_02/thumb_files/630_360_1582135276-970.jpg" text:style-name="Internet_20_link" text:visited-style-name="Visited_20_Internet_20_Link">
630_360_15821...</text:a>
']</text:p>
      <text:p text:style-name="P4">
Tags: ['Хабар', 'Тернопільщина']</text:p>
      <text:p text:style-name="P4">
Type: Article</text:p>
      <!--METADATA-->
      <text:p text:style-name="P4">
<draw:frame draw:style-name="fr1" draw:name="Image169" text:anchor-type="as-char" svg:width="6.9236in" svg:height="3.956343in" draw:z-index="0">
<draw:image xlink:href="../Images/yкринформ/2023-06-30T18-34-23-03-00/630_360_1582135276-970.jpg" xlink:type="simple" xlink:show="embed" xlink:actuate="onLoad" draw:mime-type="image/jpeg"/>
</draw:frame>
The deputies of the Ternopil Ova, who were detained on a bribe, came out of the guard.</text:p>
      <text:p text:style-name="P4">
As Ukrinform reports, it reports <text:a xlink:type="simple" xlink:href="https://suspilne.media/519353-zastupnikiv-nacalnika-ternopilskoi-vijskovoi-administracii-zvilnili-z-pid-varti/" text:style-name="Internet_20_link" text:visited-style-name="Visited_20_Internet_20_Link">
Public.</text:a>
"The deputy chief of the Ternopil military administration Igoilmianchuk and Igor Gaiduk was released from custody," Olga Postolyuk said.</text:p>
      <text:p text:style-name="P4">
According to her, the suspects made a pledge of UAH 805,200.</text:p>
      <text:p text:style-name="P4">
"They made the pledge immediately after the court hearing. They were obliged to wear electronic control," Postolyuk said.</text:p>
      <text:p text:style-name="P4">
As it was reported, in the morning of June 26, NABU declared <text:a xlink:type="simple" xlink:href="https://www.ukrinform.ua/rubric-regions/3727754-golovu-ternopilskoi-oblradi-ta-dvoh-cinovnikiv-vijskovoi-administracii-vikrili-na-habari-nabu.html" text:style-name="Internet_20_link" text:visited-style-name="Visited_20_Internet_20_Link">
the detention of the head of Ternopil regional council and two deputies of the Ternopil Ova.</text:a>
At that time, the outbuildings were informed that the officials, according to the investigation, demanded UAH 1.8 million from the owner of the enterprise for the signing of acts of completed works on the construction of infrastructure facilities by the Utility Company of the Ternopil Oblvo. Later, NABU said that Ternopil officials demanded about UAH 2.4 million from the entrepreneur.</text:p>
      <text:p text:style-name="P4">
<text:span text:style-name="T4">
 Read also: </text:span>
 <text:a xlink:type="simple" xlink:href="https://www.ukrinform.ua/rubric-regions/3729524-golovu-ternopilskoi-oblradi-golovka-zvilnili-zpid-varti.html" text:style-name="Internet_20_link" text:visited-style-name="Visited_20_Internet_20_Link">
Head <text:span text:style-name="T4">
 Ternopil </text:span>
 Oblast Council Golovka liberated under custody</text:a>
The chairman of the Ternopil Regional Council and two deputies of the OVA was detained by the "reaches" after the transfer of the third tranche in the amount of more than 600 thousand UAH.</text:p>
      <text:p text:style-name="P4">
The court chose them precautionary measures in the form of detention with the possibility of spending more than 800 thousand UAH of collateral.</text:p>
      <text:p text:style-name="P4">
News Source: <text:a xlink:type="simple" xlink:href="https://www.ukrinform.ua/rubric-regions/3729934-zastupniki-nacalnika-ternopilskoi-ova-vijsli-zpid-varti-pisla-vnesenna-zastavi.html" text:style-name="Internet_20_link" text:visited-style-name="Visited_20_Internet_20_Link">
https://www.ukrinform.ua/rubric-regions/3729934-zastupniki-nacalnika-ternopilskoi-ova-vijsli-zpid-varti-pisla-vnesenna-zastavi.html</text:a>
</text:p>
      <!--NEWS-->
      <text:h text:style-name="P10" text:outline-level="1">
<text:span text:style-name="T4">
Danilov - About the likely terrorist attack of the Russians at the ZPP: we have protocols and plans in which way to act</text:span>
</text:h>
      <text:p text:style-name="P4">
Authors: Ukrinform (Person)</text:p>
      <text:p text:style-name="P4">
Publisher: Укринформ (Organization)</text:p>
      <text:p text:style-name="P4">
Published Time: 2023-06-30T18:46:00+03:00</text:p>
      <text:p text:style-name="P4">
Modified Time: 2023-06-30T23:46:00+03:00</text:p>
      <text:p text:style-name="P4">
Description: Alexei Danilov stated that after information about the probable terrorist attack at the occupied Zaporizhzhia NPP in Ukraine, "great training" was conducted and there was another training. - Ukrinform.</text:p>
      <text:p text:style-name="P4">
Images: ['<text:a xlink:type="simple" xlink:href="https://static.ukrinform.com/photos/2023_04/thumb_files/630_360_1680783783-785.jpg" text:style-name="Internet_20_link" text:visited-style-name="Visited_20_Internet_20_Link">
630_360_16807...</text:a>
']</text:p>
      <text:p text:style-name="P4">
Tags: ['РНБО', 'Теракт', 'Данілов', 'Запорізька АЕС']</text:p>
      <text:p text:style-name="P4">
Type: Article</text:p>
      <!--METADATA-->
      <text:p text:style-name="P4">
<draw:frame draw:style-name="fr1" draw:name="Image170" text:anchor-type="as-char" svg:width="6.9236in" svg:height="3.956343in" draw:z-index="0">
<draw:image xlink:href="../Images/yкринформ/2023-06-30T18-46-00-03-00/630_360_1680783783-785.jpg" xlink:type="simple" xlink:show="embed" xlink:actuate="onLoad" draw:mime-type="image/jpeg"/>
</draw:frame>
Oleksidanilov stated that after information about a probable terrorist attack at the Okupovana Zaporozhye NPP in Ukraine conducted a "great training" and was "another training".</text:p>
      <text:p text:style-name="P4">
The NSDC Secretary said this on the air <text:a xlink:type="simple" xlink:href="https://www.radiosvoboda.org/a/news-zaes-terakt-danilov-pidhotovka/32484147.html" text:style-name="Internet_20_link" text:visited-style-name="Visited_20_Internet_20_Link">
Radio Liberty</text:a>
, reports Ukrinform.</text:p>
      <text:p text:style-name="P4">
“We have our protocols, our plans, how we have to act. There has been a lot of training now, there was still one preparation if there is a khaiestric act by the Russian Federation, ”Danilov said, commenting on Ukraine's action in the event of a terrorist attack at <text:a xlink:type="simple" xlink:href="https://www.ukrinform.ua/tag-aes" text:style-name="Internet_20_link" text:visited-style-name="Visited_20_Internet_20_Link">
NPP</text:a>
.</text:p>
      <text:p text:style-name="P4">
He noted that it is difficult to say about the possible consequences of extraordinary confidence at the ZPP.</text:p>
      <text:p text:style-name="P4">
“The very fact that these terrorists carry out such a terrorist attack on a nuclear facility will consider all civilized countries that this is the use of nuclear weapons to protect civilians. Therefore, we will watch very carefully - if it is not daibog it will happen - what will be the reaction of the world to these events. Unfortunately, what happened recently in the blasting of the dam, the world's response did not correspond to the terrorist attack that Ukraine suffered. We are doing everything possible now that this does not happen, but the station is now in the hands of terrorists, ”the NSDC secretary said.</text:p>
      <text:p text:style-name="P4">
<text:span text:style-name="T4">
 Read also: </text:span>
 <text:a xlink:type="simple" xlink:href="https://www.ukrinform.ua/rubric-regions/3729535-danilov-pro-zaes-ukraina-gotuetsa-do-budakih-scenariiv-reakcia-svitu-mala-b-buti-mittevou.html" text:style-name="Internet_20_link" text:visited-style-name="Visited_20_Internet_20_Link">
<text:span text:style-name="T4">
 Danilov </text:span>
 About: Ukraine is preparing for any scenarios, the world's response should be instantaneous</text:a>
Danilov also suggested that some of the Western partners now explain to Russia that this should not be done, because the consequences will be "absolutely catastrophic for RFF."</text:p>
      <text:p text:style-name="P4">
Commenting on the likelihood of committing a terrorist attack at the ZPP, the Secretary of the National Security Service has become difficult to say now, since "these people are not predictable, they act outside any rules and rules of the world community."</text:p>
      <text:p text:style-name="P4">
As reported by Ukrinform, in Zaporizhzhia, Dnipropetrovsk, Mykolaiv Tacherson regions <text:a xlink:type="simple" xlink:href="http://www.ukrinform.ua/rubric-regions/3729138-u-zaporizzi-ta-oblasti-provodat-navcanna-na-vipadok-avarii-na-zaes.html" text:style-name="Internet_20_link" text:visited-style-name="Visited_20_Internet_20_Link">
Large -scale training began</text:a>
from overcoming the consequence terrorist attack at the Zaporozhye NPP.The Russians were occupied by the NPP on March 4, 2022.</text:p>
      <text:p text:style-name="P4">
On June 22, 2023, President Volodymyr Zelensky declared plans for a terrorist attack at the Zaporizhzhia NPP.</text:p>
      <text:p text:style-name="P4">
News Source: <text:a xlink:type="simple" xlink:href="https://www.ukrinform.ua/rubric-ato/3730021-danilov-pro-jmovirnij-terakt-rosian-na-zaes-u-nas-e-protokoli-ta-plani-v-akij-sposib-diati.html" text:style-name="Internet_20_link" text:visited-style-name="Visited_20_Internet_20_Link">
https://www.ukrinform.ua/rubric-ato/3730021-danilov-pro-jmovirnij-terakt-rosian-na-zaes-u-nas-e-protokoli-ta-plani-v-akij-sposib-diati.html</text:a>
</text:p>
      <!--NEWS-->
      <text:h text:style-name="P10" text:outline-level="1">
<text:span text:style-name="T4">
Putin's response: Poland asks NATO to place nuclear weapons on its territory</text:span>
</text:h>
      <text:p text:style-name="P4">
Authors: Ukrinform (Person)</text:p>
      <text:p text:style-name="P4">
Publisher: Укринформ (Organization)</text:p>
      <text:p text:style-name="P4">
Published Time: 2023-06-30T18:48:00+03:00</text:p>
      <text:p text:style-name="P4">
Modified Time: 2023-06-30T18:48:00+03:00</text:p>
      <text:p text:style-name="P4">
Description: In response to the location of Russia nuclear weapons in Belarus, Poland appeals to NATO for participation in the Nuclear Sharing program, which provides for the placement of nuclear weapons in the RP. - Ukrinform.</text:p>
      <text:p text:style-name="P4">
Images: ['<text:a xlink:type="simple" xlink:href="https://static.ukrinform.com/photos/2023_02/thumb_files/630_360_1677243295-550.jpg" text:style-name="Internet_20_link" text:visited-style-name="Visited_20_Internet_20_Link">
630_360_16772...</text:a>
']</text:p>
      <text:p text:style-name="P4">
Tags: ['Білорусь', 'Польща', 'Ядерна зброя', 'Війна з Росією']</text:p>
      <text:p text:style-name="P4">
Type: Article</text:p>
      <!--METADATA-->
      <text:p text:style-name="P4">
<draw:frame draw:style-name="fr1" draw:name="Image171" text:anchor-type="as-char" svg:width="6.9236in" svg:height="3.956343in" draw:z-index="0">
<draw:image xlink:href="../Images/yкринформ/2023-06-30T18-48-00-03-00/630_360_1677243295-550.jpg" xlink:type="simple" xlink:show="embed" xlink:actuate="onLoad" draw:mime-type="image/jpeg"/>
</draw:frame>
The inquiry in the location of nuclear weapons in Belarus, Poland, is relevant to NATO for participation in the Nuclear Sharing program, which provides for the disposition of nuclear weapons in the RP.</text:p>
      <text:p text:style-name="P4">
This was stated on Friday by Brussels Head of the Polish Government Mateusz Moravetsky, Ukrinform correspondent reports.</text:p>
      <text:p text:style-name="P4">
“Due to the fact that Russia intends to place a tactical nuclear weapon(Poland - ed.)Moreover we turn to everything <text:a xlink:type="simple" xlink:href="https://www.ukrinform.ua/tag-nato" text:style-name="Internet_20_link" text:visited-style-name="Visited_20_Internet_20_Link">
NATO</text:a>
About participation in the Nuclear Sharing program, ”Moravetsky said.</text:p>
      <text:p text:style-name="P4">
He added that the final decision on this will depend on the US.</text:p>
      <text:p text:style-name="P4">
“We declare our desire to act quickly in this direction. We do not want to sit scraping, while Putin intensifies all kinds of threats, ”said the head of the Polish law.</text:p>
      <text:p text:style-name="P4">
It is known that as part of the Nuclear Sharing program, the tactical nuclear weapons of the United States are now in Europe in Belgium, Germany, Italy, in the Netherlands, Itland. President of Poland Andrzej Duda spoke about the opportunity to participate in the Nerri Nerrvin Nerrvin Nuclear Program in the Polish media in October.</text:p>
      <text:p text:style-name="P4">
*!(https://www.ukrinform.ua/rubric-world/3729779-vceni-sproektuvali-model-adernoi-vijni-miz-ssa-ta-rf.html)During a recent visit to Kiev, Duda stated that the location of the tactical nuclear weapons of the Russian Federation in Belarus, as well as the transfer to this country, Wagner PECs are changing the security architecture in the region.</text:p>
      <text:p text:style-name="P4">
In mid -June, President of Belarus Alexander Lukashenko stated that his country began to receive Russian tactical nuclear weapons.</text:p>
      <text:p text:style-name="P4">
News Source: <text:a xlink:type="simple" xlink:href="https://www.ukrinform.ua/rubric-world/3729940-vidpovid-putinu-polsa-prosit-nato-rozmistiti-na-svoij-teritorii-adernu-zbrou.html" text:style-name="Internet_20_link" text:visited-style-name="Visited_20_Internet_20_Link">
https://www.ukrinform.ua/rubric-world/3729940-vidpovid-putinu-polsa-prosit-nato-rozmistiti-na-svoij-teritorii-adernu-zbrou.html</text:a>
</text:p>
      <!--NEWS-->
      <text:h text:style-name="P10" text:outline-level="1">
<text:span text:style-name="T4">
In Dobropilly, the twin girls who died from rocket stroke on Kramatorsk were buried</text:span>
</text:h>
      <text:p text:style-name="P4">
Authors: Ukrinform (Person)</text:p>
      <text:p text:style-name="P4">
Publisher: Укринформ (Organization)</text:p>
      <text:p text:style-name="P4">
Published Time: 2023-06-30T18:51:32+03:00</text:p>
      <text:p text:style-name="P4">
Modified Time: 2023-06-30T18:51:32+03:00</text:p>
      <text:p text:style-name="P4">
Description: In the city of Dobropillya, two 14-year-old twin girls were buried, who died from the strike of a Russian rocket on June 27 on a cafe in Kramatorsk. - Ukrinform.</text:p>
      <text:p text:style-name="P4">
Images: ['<text:a xlink:type="simple" xlink:href="https://static.ukrinform.com/photos/2023_06/thumb_files/630_360_1688139850-362.jpg" text:style-name="Internet_20_link" text:visited-style-name="Visited_20_Internet_20_Link">
630_360_16881...</text:a>
']</text:p>
      <text:p text:style-name="P4">
Tags: ['Діти', 'Донеччина', 'Краматорськ', 'Похорон']</text:p>
      <text:p text:style-name="P4">
Type: Article</text:p>
      <!--METADATA-->
      <text:p text:style-name="P4">
<draw:frame draw:style-name="fr1" draw:name="Image172" text:anchor-type="as-char" svg:width="6.9236in" svg:height="3.956343in" draw:z-index="0">
<draw:image xlink:href="../Images/yкринформ/2023-06-30T18-51-32-03-00/630_360_1688139850-362.jpg" xlink:type="simple" xlink:show="embed" xlink:actuate="onLoad" draw:mime-type="image/jpeg"/>
</draw:frame>
Two 14-year-old twin girls were buried in Missidobropillya, who died from the strike of a rocket on June 27 on a cafe in Kramatorsk.</text:p>
      <text:p text:style-name="P4">
According to Ukrinform, about it on <text:a xlink:type="simple" xlink:href="https://www.facebook.com/svoicity/posts/pfbid02Q8c1D2CmXLFkQERjSpoWL94cqaP7amftYDcTpuDpoLBqzJnDNPEQ53bw7y1PjuTYl" text:style-name="Internet_20_link" text:visited-style-name="Visited_20_Internet_20_Link">
Facebook</text:a>
reports the online magazine "Your".</text:p>
      <text:p text:style-name="P4">
“These girls should celebrate their 15th anniversary in August. The twin sisters Annai Yulia Aksenchenko died from Russian <text:a xlink:type="simple" xlink:href="https://www.ukrinform.ua/tag-raketa" text:style-name="Internet_20_link" text:visited-style-name="Visited_20_Internet_20_Link">
rocket</text:a>
, which occupiers purposefully hit the Kramatorsk Center… The girls arrived in the city for a short time… Today they were out in Dobropilly… ”, - the message reads.</text:p>
      <text:p text:style-name="P4">
He also wrote about it on <text:a xlink:type="simple" xlink:href="https://www.instagram.com/p/CuHSOwzNfQ2/" text:style-name="Internet_20_link" text:visited-style-name="Visited_20_Internet_20_Link">
Instagram</text:a>
Denmark photographer Yangrarup. He said that the twin girls in Dobropillya were buried by their mother, a surgeon of Kramatorsk Hospital Olga Aksenchenko.</text:p>
      <text:p text:style-name="P4">
<text:span text:style-name="T4">
 Read also: </text:span>
 [rocket strike by <text:span text:style-name="T4">
 Kramatorsk </text:span>
(https://www.ukrinform.ua/rubric-regions/3729813-raketnij-udar-po-kramatorsku-agenta-rf-vidpravili-pid-arest.html)“The family left Kramatorsk when the war began. But on this day, they came together to visit the city in the hospital in the city - before leaving to decide to eat pizza, ”the Grape wrote under a mournful photo of the burials.</text:p>
      <text:p text:style-name="P4">
As reported by Ukrinform, Russian troops on the evening of June 27 <text:a xlink:type="simple" xlink:href="https://www.ukrinform.ua/rubric-ato/3728508-u-kramatorsku-rosijska-raketa-zrujnuvala-zaklad-u-centri-mista.html" text:style-name="Internet_20_link" text:visited-style-name="Visited_20_Internet_20_Link">
struck blows on Kramatorsk</text:a>
. One rocket hit the RIA restaurant in the city center. Among the dead-a girl of 17 years of age and two 14-year-old sisters. The second rocket launched on the village of Belenke.</text:p>
      <text:p text:style-name="P4">
In Kramatorsk <text:a xlink:type="simple" xlink:href="https://www.ukrinform.ua/rubric-regions/3729474-u-kramatorsku-ogolosili-tridennu-zalobu-za-zagiblimi-pid-cas-raketnogo-udaru.html" text:style-name="Internet_20_link" text:visited-style-name="Visited_20_Internet_20_Link">
declared a three -day mourning</text:a>
 (June 30, July 1 and 2)According to the victims of the Russian robbery.</text:p>
      <text:p text:style-name="P4">
_ Photo: Instagram / Photographer Jan GRARUP _</text:p>
      <text:p text:style-name="P4">
News Source: <text:a xlink:type="simple" xlink:href="https://www.ukrinform.ua/rubric-regions/3729938-u-dobropilli-pohovali-divcatbliznucok-aki-zaginuli-vid-raketnogo-udaru-po-kramatorsku.html" text:style-name="Internet_20_link" text:visited-style-name="Visited_20_Internet_20_Link">
https://www.ukrinform.ua/rubric-regions/3729938-u-dobropilli-pohovali-divcatbliznucok-aki-zaginuli-vid-raketnogo-udaru-po-kramatorsku.html</text:a>
</text:p>
      <!--NEWS-->
      <text:h text:style-name="P10" text:outline-level="1">
<text:span text:style-name="T4">
The hut came out into the European Games Boxing Tournament</text:span>
</text:h>
      <text:p text:style-name="P4">
Authors: Ukrinform (Person)</text:p>
      <text:p text:style-name="P4">
Publisher: Укринформ (Organization)</text:p>
      <text:p text:style-name="P4">
Published Time: 2023-06-30T18:52:47+03:00</text:p>
      <text:p text:style-name="P4">
Modified Time: 2023-06-30T18:52:47+03:00</text:p>
      <text:p text:style-name="P4">
Description: In Krakow (Poland) III European Games are ongoing. - Ukrinform.</text:p>
      <text:p text:style-name="P4">
Images: ['<text:a xlink:type="simple" xlink:href="https://static.ukrinform.com/photos/2023_06/thumb_files/630_360_1688140358-804.jpg" text:style-name="Internet_20_link" text:visited-style-name="Visited_20_Internet_20_Link">
630_360_16881...</text:a>
']</text:p>
      <text:p text:style-name="P4">
Tags: ['Бокс', 'Олександр Хижняк', 'Європейські ігри']</text:p>
      <text:p text:style-name="P4">
Type: Article</text:p>
      <!--METADATA-->
      <text:p text:style-name="P4">
<draw:frame draw:style-name="fr1" draw:name="Image175" text:anchor-type="as-char" svg:width="6.9236in" svg:height="3.956343in" draw:z-index="0">
<draw:image xlink:href="../Images/yкринформ/2023-06-30T18-52-47-03-00/630_360_1688140358-804.jpg" xlink:type="simple" xlink:show="embed" xlink:actuate="onLoad" draw:mime-type="image/jpeg"/>
</draw:frame>
In Krakow(Poland)III European Games are ongoing.</text:p>
      <text:p text:style-name="P4">
Ukrainian boxer Oleksandr Khizhniak released the final of the competition in the weight category of 80 kg, Ukrinform reports.</text:p>
      <text:p text:style-name="P4">
In the semifinals, Khizhnyak confidently defeated the Italian Salvator Cavaliero(5:0)Having guaranteed at least "silver".</text:p>
      <text:p text:style-name="P4">
<text:span text:style-name="T4">
 Read also: </text:span>
 <text:a xlink:type="simple" xlink:href="https://www.ukrinform.ua/rubric-sports/3728963-hiznak-probivsa-do-pivfinalu-bokserskogo-turniru-evropejskih-igor.html" text:style-name="Internet_20_link" text:visited-style-name="Visited_20_Internet_20_Link">
Khizhnyak has made it to the semifinals <text:span text:style-name="T4">
 box </text:span>
 of the Herki Tournament Games</text:a>
The "gold" of European Games-2023 Khizhnyak played with Crobat Gabrielemveochich, who took the mountain over Azerbaijan Murad Allahverdiyev(5:0).</text:p>
      <text:p text:style-name="P4">
Фото: European Games 2023.</text:p>
      <text:p text:style-name="P4">
News Source: <text:a xlink:type="simple" xlink:href="https://www.ukrinform.ua/rubric-sports/3729939-hiznak-vijsov-u-final-bokserskogo-turniru-evropejskih-igor.html" text:style-name="Internet_20_link" text:visited-style-name="Visited_20_Internet_20_Link">
https://www.ukrinform.ua/rubric-sports/3729939-hiznak-vijsov-u-final-bokserskogo-turniru-evropejskih-igor.html</text:a>
</text:p>
      <!--NEWS-->
      <text:h text:style-name="P10" text:outline-level="1">
<text:span text:style-name="T4">
Reintegration to Informpole: MKIP plans to return the Ukrainian TV and Radio Singing 100% Tot</text:span>
</text:h>
      <text:p text:style-name="P4">
Authors: Ukrinform (Person)</text:p>
      <text:p text:style-name="P4">
Publisher: Укринформ (Organization)</text:p>
      <text:p text:style-name="P4">
Published Time: 2023-06-30T19:01:05+03:00</text:p>
      <text:p text:style-name="P4">
Modified Time: 2023-06-30T19:01:05+03:00</text:p>
      <text:p text:style-name="P4">
Description: Information reintegration of the temporarily occupied territories involves their full coverage by the Ukrainian broadcasting. - Ukrinform.</text:p>
      <text:p text:style-name="P4">
Images: ['<text:a xlink:type="simple" xlink:href="https://static.ukrinform.com/photos/2018_05/thumb_files/630_360_1526567976-7866.jpg" text:style-name="Internet_20_link" text:visited-style-name="Visited_20_Internet_20_Link">
630_360_15265...</text:a>
']</text:p>
      <text:p text:style-name="P4">
Tags: ['Реінтеграція Донбасу', 'Тарас Шевченко', 'МКІП ', 'Телебачення']</text:p>
      <text:p text:style-name="P4">
Type: Article</text:p>
      <!--METADATA-->
      <text:p text:style-name="P4">
<draw:frame draw:style-name="fr1" draw:name="Image176" text:anchor-type="as-char" svg:width="6.9236in" svg:height="3.956343in" draw:z-index="0">
<draw:image xlink:href="../Images/yкринформ/2023-06-30T19-01-05-03-00/630_360_1526567976-7866.jpg" xlink:type="simple" xlink:show="embed" xlink:actuate="onLoad" draw:mime-type="image/jpeg"/>
</draw:frame>
Information reintegration of the temporarily occupied territories involves their complete covering by the Ukrainian TV and Radio Singing.</text:p>
      <text:p text:style-name="P4">
The results of the meeting in the Ministry of Culture and Information Policy of the Detailization of Strategic Purpose No. 5 of the Plan of measures for the implementation of strategy information security for the period up to 2025 reports <text:a xlink:type="simple" xlink:href="https://mkip.gov.ua/news/9401.html" text:style-name="Internet_20_link" text:visited-style-name="Visited_20_Internet_20_Link">
press service</text:a>
Office, reports Ukrinform.</text:p>
      <text:p text:style-name="P4">
“To neutralize the long -term destructive influence of the Russian propaganda narrative, it is necessary to take a number of measures for full information integration of the TT into the general information field of Ukraine. Among the primary steps should be: restoration of information infrastructure of and weapons 100% of the territories in Ukrainian <text:a xlink:type="simple" xlink:href="https://www.ukrinform.ua/tag-radio-i-tb" text:style-name="Internet_20_link" text:visited-style-name="Visited_20_Internet_20_Link">
TV and radio signal</text:a>
, promotion of returning to toto -Ukrainian TV and radio companies, ”the message reads.</text:p>
      <text:p text:style-name="P4">
<text:span text:style-name="T4">
 Read also: </text:span>
 <text:a xlink:type="simple" xlink:href="https://www.ukrinform.ua/rubric-society/3729831-delegacia-inozemnih-zurnalistiv-vidvidala-ukrainu-sob-diznatisa-pravdu-pro-vijnu.html" text:style-name="Internet_20_link" text:visited-style-name="Visited_20_Internet_20_Link">
Delegation of foreign journalists visited Ukraine to recognize the truth about the war</text:a>
It is noted that since 2014 in the temporarily occupied territories Russia has broadcasting propaganda channels. According to the MKIP, all this time the Russian-occupying administration is strict control over any widespread information, and censorship operates, which has led to the lack of freedom of expression of independent media.</text:p>
      <text:p text:style-name="P4">
“For MKIP, information security strategy is in fact a major strategic document. And the topic of strategic goal # 5 is one of the most important. Therefore, first of all, the performers of the Strategy Activities - representatives of the proficiency ministries and central executive bodies, as well as several international development partners working in this topic to hear about the urbanning plan Integration Tarashevchenko.</text:p>
      <text:p text:style-name="P4">
<text:span text:style-name="T4">
 Read also: </text:span>
 <text:a xlink:type="simple" xlink:href="https://www.ukrinform.ua/rubric-culture/3729375-murali-posteri-ta-memi-pro-vijnu-v-ukraini-stvorili-portal-mistectvo-peremogi.html" text:style-name="Internet_20_link" text:visited-style-name="Visited_20_Internet_20_Link">
murals, posters and memes about the war: in Ukraine created the portal "Victory Art"</text:a>
</text:p>
      <text:p text:style-name="P4">
As it was reported, in the autumn of Kharkiv region in the fall of 2022 the speech of 27 television and radio companies returned, the Telexon "Unin" returned.</text:p>
      <text:p text:style-name="P4">
News Source: <text:a xlink:type="simple" xlink:href="https://www.ukrinform.ua/rubric-society/3729942-reintegracia-v-informpole-u-mkip-planuut-povernuti-ukrainskij-teleradiosignal-na-100-tot.html" text:style-name="Internet_20_link" text:visited-style-name="Visited_20_Internet_20_Link">
https://www.ukrinform.ua/rubric-society/3729942-reintegracia-v-informpole-u-mkip-planuut-povernuti-ukrainskij-teleradiosignal-na-100-tot.html</text:a>
</text:p>
      <!--NEWS-->
      <text:h text:style-name="P10" text:outline-level="1">
<text:span text:style-name="T4">
After the invasion of the Russian Federation, the demand for Ukrainian literature increased - the director of the publishing house</text:span>
</text:h>
      <text:p text:style-name="P4">
Authors: Ukrinform (Person)</text:p>
      <text:p text:style-name="P4">
Publisher: Укринформ (Organization)</text:p>
      <text:p text:style-name="P4">
Published Time: 2023-06-30T19:08:00+03:00</text:p>
      <text:p text:style-name="P4">
Modified Time: 2023-06-30T19:08:00+03:00</text:p>
      <text:p text:style-name="P4">
Description: After the start of a full -scale invasion of Russia, the demand for Ukrainian literature increased among readers. - Ukrinform.</text:p>
      <text:p text:style-name="P4">
Images: ['<text:a xlink:type="simple" xlink:href="https://static.ukrinform.com/photos/2023_06/thumb_files/630_360_1688141183-156.jpg" text:style-name="Internet_20_link" text:visited-style-name="Visited_20_Internet_20_Link">
630_360_16881...</text:a>
']</text:p>
      <text:p text:style-name="P4">
Tags: ['Ціни', 'Книги', 'Література', 'Видавництво']</text:p>
      <text:p text:style-name="P4">
Type: Article</text:p>
      <!--METADATA-->
      <text:p text:style-name="P4">
<draw:frame draw:style-name="fr1" draw:name="Image177" text:anchor-type="as-char" svg:width="6.9236in" svg:height="3.956343in" draw:z-index="0">
<draw:image xlink:href="../Images/yкринформ/2023-06-30T19-08-00-03-00/630_360_1688141183-156.jpg" xlink:type="simple" xlink:show="embed" xlink:actuate="onLoad" draw:mime-type="image/jpeg"/>
</draw:frame>
The post -start of a full -scale invasion of Russia among readers has increased the demand of Ukrainian literature.</text:p>
      <text:p text:style-name="P4">
This was stated by the director of Folio Publishing House Alexander Krasovitsky during a pre -conference in Ukrinform.</text:p>
      <text:p text:style-name="P4">
"The interest of readers in Ukrainian literature has increased literally starting in June last year. The growth factor was first and foremost a literature of 20-40 years. As the Ukrainian executed revival of those writers who died in their country and those who succeeded in the 1930s To go abroad. First of all, it is Ivan Bagryany, " - said Krasovytsky.</text:p>
      <text:p text:style-name="P4">
He noted that demand has increased as well as for classical Ukrainian literature, that is modern. In addition, the demand for foreign classical literature has increased.</text:p>
      <text:p text:style-name="P4">
According to Krasovitsky, Ukrainians began to read less <text:a xlink:type="simple" xlink:href="https://www.ukrinform.ua/tag-kniga" text:style-name="Internet_20_link" text:visited-style-name="Visited_20_Internet_20_Link">
books</text:a>
from psychology, medical and educational literature. In Ukraine, he added, now there are very few writers of mass literature that Ukrainians also need.</text:p>
      <text:p text:style-name="P4">
"We have the writers of the mass genre on the fingers of one -handed ... , science fiction. Units, and many of them have been working as Naproian publishers, because Ukrainian publishers could not promote, " - said.</text:p>
      <text:p text:style-name="P4">
Krasovitsky also noted that now most Ukrainians are confidently buying books in Ukrainian. "The book market is now an absolute situation where there are books in Russian, but they have almost zero in almost zero," the director of the publishing house said.</text:p>
      <text:p text:style-name="P4">
According to him, as of today, approximately 800-900 bookstore is issued about 900-950 thousand copies a month.</text:p>
      <text:p text:style-name="P4">
*!(https://www.ukrinform.ua/rubric-culture/3726912-pidtrimka-ukrainskoi-mkip-iniciue-vidacu-knizkovih-sertifikativ-i-subsidij-dla-knigaren.html)</text:p>
      <text:p text:style-name="P4">
He also noted that the cost of the book is currently about 2 times more than in mid -2021. According to him, books will continue to grow in a paper. "But cellulose that goes to the production of explosives is the same self -sigulose that goes to the production of books. If the whole world increases the production of jails, then the production of books decreases," Krasovitsky added.</text:p>
      <text:p text:style-name="P4">
As it was reported, the Minister of Culture and Information Policy Alexander <text:a xlink:type="simple" xlink:href="https://www.ukrinform.ua/rubric-culture/3727186-tkacenko-zaaviv-pro-neobhidnist-pidtrimki-ukrainskogo-knigovirobnictva.html" text:style-name="Internet_20_link" text:visited-style-name="Visited_20_Internet_20_Link">
Tkachenko stated the need to support Ukrainian book production.</text:a>
</text:p>
      <text:p text:style-name="P4">
News Source: <text:a xlink:type="simple" xlink:href="https://www.ukrinform.ua/rubric-culture/3729945-pisla-vtorgnenna-rf-popit-na-ukrainsku-literaturu-zbilsivsa-direktor-vidavnictva.html" text:style-name="Internet_20_link" text:visited-style-name="Visited_20_Internet_20_Link">
https://www.ukrinform.ua/rubric-culture/3729945-pisla-vtorgnenna-rf-popit-na-ukrainsku-literaturu-zbilsivsa-direktor-vidavnictva.html</text:a>
</text:p>
      <!--NEWS-->
      <text:h text:style-name="P10" text:outline-level="1">
<text:span text:style-name="T4">
In Ukraine, the Center for the Preservation of Cultural Heritage in the Falling Regions was created</text:span>
</text:h>
      <text:p text:style-name="P4">
Authors: Ukrinform (Person)</text:p>
      <text:p text:style-name="P4">
Publisher: Укринформ (Organization)</text:p>
      <text:p text:style-name="P4">
Published Time: 2023-06-30T19:08:35+03:00</text:p>
      <text:p text:style-name="P4">
Modified Time: 2023-06-30T19:08:35+03:00</text:p>
      <text:p text:style-name="P4">
Description: At the initiative of the MKIP, an interagency coordination center was created to preserve cultural heritage and cultural values to counteract loops in the territories affected by the destruction of the Kakhovka hydroelectric power station. - Ukrinform.</text:p>
      <text:p text:style-name="P4">
Images: ['<text:a xlink:type="simple" xlink:href="https://static.ukrinform.com/photos/2023_06/thumb_files/630_360_1688121072-522.jpg" text:style-name="Internet_20_link" text:visited-style-name="Visited_20_Internet_20_Link">
630_360_16881...</text:a>
']</text:p>
      <text:p text:style-name="P4">
Tags: ['Культурна спадщина', 'Ткаченко', 'Каховська ГЕС', 'МКІП ']</text:p>
      <text:p text:style-name="P4">
Type: Article</text:p>
      <!--METADATA-->
      <text:p text:style-name="P4">
<draw:frame draw:style-name="fr1" draw:name="Image178" text:anchor-type="as-char" svg:width="6.9236in" svg:height="3.956343in" draw:z-index="0">
<draw:image xlink:href="../Images/yкринформ/2023-06-30T19-08-35-03-00/630_360_1688121072-522.jpg" xlink:type="simple" xlink:show="embed" xlink:actuate="onLoad" draw:mime-type="image/jpeg"/>
</draw:frame>
The interdepartmental coordination center for the preservation of cultural heritage and cultural values was created to interact the MKIP to counteract the soragranation of the sideriums affected by the destruction of the Kakhovka hydroelectric power station.</text:p>
      <text:p text:style-name="P4">
This was reported(https://t.me/otkachenkokyiv/3831), reports Ukrinform.</text:p>
      <text:p text:style-name="P4">
"After the Kakhovski hydroelectric power station, a new challenge to the deployment of Ukraine's cultural heritage in the affected territories.(https://www.ukrinform.ua/tag-kahovska-ges). Today the government has supported our proposal, "the minister wrote.</text:p>
      <text:p text:style-name="P4">
Tkachenko noted that in two weeks the center should develop and submit plannings aimed at enhancing the protection of cultural heritage and cultural values in the territory of Dnipropetrovsk, Zaporizhzhya, Mykolaiv Tacherson regions. The ICP will then submit a plan for government approval.</text:p>
      <text:p text:style-name="P4">
The Minister noted that regional military administrations, together with the local self -government bodies, the National Police, forces of the Armed Forces of the Armed Forces should immediately restrict the access of the population to the territories affected by the destruction of Kakhovskaya hydroelectric power station to prevent marauding cases, the task of harming objects and cultural heritage.</text:p>
      <text:p text:style-name="P4">
<text:span text:style-name="T4">
 Read also: </text:span>
 <text:a xlink:type="simple" xlink:href="https://www.ukrinform.ua/rubric-culture/3729730-u-zaporizzi-v-obmililij-zoni-dnipra-viavili-starodavnij-dubovij-coven.html" text:style-name="Internet_20_link" text:visited-style-name="Visited_20_Internet_20_Link">
in Zaporizhzhya in the muffle zone of the Dnieper found ancient <text:span text:style-name="T4">
 Dubov </text:span>
 s boat</text:a>
"The Coordination Center should refer to international institutions for providing assistance in the conservation, documentation, research and museuming of object heritage and cultural values in the affected territories," Tkachenko.</text:p>
      <text:p text:style-name="P4">
According to the report, the head of the coordination center is the head of the MKIP. Other representatives of the ministry, officials in the Ministry of Infrastructure, the Ministry of Internal Affairs, the Ministry of Defense, the National Police, the territorial defense forces of the Armed Forces, Dnipropetrovsk, Zaporizhia, Mykolaiv, Kherson Ova and members of the Institute of Archeology of the NAS.</text:p>
      <text:p text:style-name="P4">
News Source: <text:a xlink:type="simple" xlink:href="https://www.ukrinform.ua/rubric-culture/3729946-v-ukraini-stvorili-centr-zi-zberezenna-kulturnoi-spadsini-u-pidtoplenih-oblastah.html" text:style-name="Internet_20_link" text:visited-style-name="Visited_20_Internet_20_Link">
https://www.ukrinform.ua/rubric-culture/3729946-v-ukraini-stvorili-centr-zi-zberezenna-kulturnoi-spadsini-u-pidtoplenih-oblastah.html</text:a>
</text:p>
      <!--NEWS-->
      <text:h text:style-name="P10" text:outline-level="1">
<text:span text:style-name="T4">
Weapons for Ukraine became the beginning of the formation of European defense - Charles Michelle</text:span>
</text:h>
      <text:p text:style-name="P4">
Authors: Ukrinform (Person)</text:p>
      <text:p text:style-name="P4">
Publisher: Укринформ (Organization)</text:p>
      <text:p text:style-name="P4">
Published Time: 2023-06-30T19:14:00+03:00</text:p>
      <text:p text:style-name="P4">
Modified Time: 2023-06-30T19:14:00+03:00</text:p>
      <text:p text:style-name="P4">
Description: An unprecedented EU solution from the beginning of Russian aggression to support Ukraine with weapons supplies has become a rotating point in EU history and a step to forming European defense. - Ukrinform.</text:p>
      <text:p text:style-name="P4">
Images: ['<text:a xlink:type="simple" xlink:href="https://static.ukrinform.com/photos/2022_10/thumb_files/630_360_1665159923-179.jpg" text:style-name="Internet_20_link" text:visited-style-name="Visited_20_Internet_20_Link">
630_360_16651...</text:a>
']</text:p>
      <text:p text:style-name="P4">
Tags: ['Євросоюз', 'Оборона', 'Україна', 'Безпека', 'Війна з Росією']</text:p>
      <text:p text:style-name="P4">
Type: Article</text:p>
      <!--METADATA-->
      <text:p text:style-name="P4">
<draw:frame draw:style-name="fr1" draw:name="Image179" text:anchor-type="as-char" svg:width="6.9236in" svg:height="3.956343in" draw:z-index="0">
<draw:image xlink:href="../Images/yкринформ/2023-06-30T19-14-00-03-00/630_360_1665159923-179.jpg" xlink:type="simple" xlink:show="embed" xlink:actuate="onLoad" draw:mime-type="image/jpeg"/>
</draw:frame>
An unprecedented EU solution from the beginning of Russian aggression to support Ukraine with weapons has become a rotary point in EU history and a step in reforming European defense.</text:p>
      <text:p text:style-name="P4">
This was announced in Brussels today during a press conference following the results of the EU's two -day -erasamite, President of European Council Charles Michel, Ukrinform reports.</text:p>
      <text:p text:style-name="P4">
“Just a few hours after the start of a full -scale invasion of Russia in Ukraine, it was the European Union, at the initiative of the high representative of the EU, has decided to mobilize military assistance for Ukraine, including the postal equipment. It was a turning point in the history of the European Union.(https://www.ukrinform.ua/tag-oborona)”, - said Michelle.</text:p>
      <text:p text:style-name="P4">
He recalled that a year ago, during a meeting in Versailles, Heads of State and Government, they identified the framework conditions for strengthening the security and defense system of the Navara level, including industrial strategy and industrial capacity. The conceptual circumstances, according to Michel, force the EU to accelerate this work.</text:p>
      <text:p text:style-name="P4">
In this context, the President of the European Council emphasized the importance of meeting the European leaders with NATO Secretary General Jens Stoltenberg, which has been done yesterday and has become an opportunity to emphasize the partnership between the EU and remained in accordance with the Bilateral Declaration on Cooperation. Creating an EU and NATO Operational Infrastructure Protection Group is performed by the manifestations that both organizations put a very real content of being able to complement each other.</text:p>
      <text:p text:style-name="P4">
<text:span text:style-name="T4">
 Read also: </text:span>
 EU <text:a xlink:type="simple" xlink:href="https://www.ukrinform.ua/rubric-polytics/3729894-es-nadae-ukraini-masivnu-pidtrimku-sob-privesti-blizce-do-evropejskih-armij-i-do-nato-misel.html" text:style-name="Internet_20_link" text:visited-style-name="Visited_20_Internet_20_Link">
EU provides massive support to Ukraine to bring the nearest European armies and NATO - Michelle</text:a>
“In terms of Ukraine, we are united and decisive - and this is the first message that we would like to send, especially against the background of development that took place through the past weekend in Russia, which showed vulnerability, uncertainty. Instead, we have a united European approach, and we consider the global opportunities to finance and develop military capacity of Ukraine, ”the European Council President said.The second important issue was the provision of justice and responsibility for the Russian invaders during the war against Ukraine - this continues to interact closely with global partners.</text:p>
      <text:p text:style-name="P4">
“The third point is security guarantees. Of course, this is a key issue. On the side, we have a very clear message about this: we will remain among the key to this discussion. There are only two weeks before the future NATOU Vilnius summit, and this is an important event, since not all, but many member countries are members of the Alliance at the same time, ”Michelle stressed.</text:p>
      <text:p text:style-name="P4">
<text:span text:style-name="T4">
 Read also: </text:span>
 <text:a xlink:type="simple" xlink:href="https://www.ukrinform.ua/rubric-ato/3729925-es-aktivno-obgovoruvatime-garantii-bezpeki-dla-ukraini-vprodovz-nastupnih-tizniv-fon-der-laen.html" text:style-name="Internet_20_link" text:visited-style-name="Visited_20_Internet_20_Link">
EC will actively discuss the guarantees <text:span text:style-name="T4">
 safety </text:span>
 for Ukraine over the next weeks - von der Lyen</text:a>
He also reported that EU leaders paid special attention to the situation of Viborus, as well as the events that, according to Belarusian opposition, may be unfolded in this country during the next weeks and months.</text:p>
      <text:p text:style-name="P4">
As it was reported, on June 29-30, a two-day EU summit took place in Brussels. financial, military and humanitarian assistance.</text:p>
      <text:p text:style-name="P4">
News Source: <text:a xlink:type="simple" xlink:href="https://www.ukrinform.ua/rubric-polytics/3729950-postavki-zbroi-dla-vouucoi-ukraini-stali-pocatkom-formuvanna-evropejskoi-oboroni-sarl-misel.html" text:style-name="Internet_20_link" text:visited-style-name="Visited_20_Internet_20_Link">
https://www.ukrinform.ua/rubric-polytics/3729950-postavki-zbroi-dla-vouucoi-ukraini-stali-pocatkom-formuvanna-evropejskoi-oboroni-sarl-misel.html</text:a>
</text:p>
      <!--NEWS-->
      <text:h text:style-name="P10" text:outline-level="1">
<text:span text:style-name="T4">
The Ministry of Foreign Affairs of Ukraine finds out if Ukrainians were on the site of the shooting at Chisinau Airport</text:span>
</text:h>
      <text:p text:style-name="P4">
Authors: Ukrinform (Person)</text:p>
      <text:p text:style-name="P4">
Publisher: Укринформ (Organization)</text:p>
      <text:p text:style-name="P4">
Published Time: 2023-06-30T19:16:18+03:00</text:p>
      <text:p text:style-name="P4">
Modified Time: 2023-06-30T19:16:18+03:00</text:p>
      <text:p text:style-name="P4">
Description: The Ministry of Foreign Affairs of Ukraine monitors the situation at the airport of Chisinau. - Ukrinform.</text:p>
      <text:p text:style-name="P4">
Images: ['<text:a xlink:type="simple" xlink:href="https://static.ukrinform.com/photos/2023_06/thumb_files/630_360_1688141677-392.jpg" text:style-name="Internet_20_link" text:visited-style-name="Visited_20_Internet_20_Link">
630_360_16881...</text:a>
']</text:p>
      <text:p text:style-name="P4">
Tags: ['Аеропорт', 'Молдова', 'МЗС', 'Стрілянина', 'Україна']</text:p>
      <text:p text:style-name="P4">
Type: Article</text:p>
      <!--METADATA-->
      <text:p text:style-name="P4">
<draw:frame draw:style-name="fr1" draw:name="Image180" text:anchor-type="as-char" svg:width="6.9236in" svg:height="3.956343in" draw:z-index="0">
<draw:image xlink:href="../Images/yкринформ/2023-06-30T19-16-18-03-00/630_360_1688141677-392.jpg" xlink:type="simple" xlink:show="embed" xlink:actuate="onLoad" draw:mime-type="image/jpeg"/>
</draw:frame>
The Ministry of Foreign Affairs of Ukraine monitors the situation at the airport of the city of Kishyshyn.</text:p>
      <text:p text:style-name="P4">
According to Ukrinform, the Foreign Ministry spokesman Oleg Nikolenko reports in <text:a xlink:type="simple" xlink:href="https://www.facebook.com/oleg.nikolenko.50/posts/pfbid0f5xAuqD24pWTYieSMNCTvc6CT49r7v4XEYFUNQEbmxECjtUK4S4dggVw9qST5i1Zl" text:style-name="Internet_20_link" text:visited-style-name="Visited_20_Internet_20_Link">
Facebook</text:a>
.</text:p>
      <text:p text:style-name="P4">
"МЗС України відслідковує ситуацію в аеропорту м. Кишинів. Дипломативзаємодіють із молдовською владою задля отримання деталей, з‘ясовують можливунаявність українців", - йдеться у повідомленні.</text:p>
      <text:p text:style-name="P4">
<text:span text:style-name="T4">
Читайте також:</text:span>
 <text:a xlink:type="simple" xlink:href="https://www.ukrinform.ua/rubric-world/3721188-u-aeroportu-tokio-zistovhnulisa-dva-litaki-obijslosa-bez-zertv.html" text:style-name="Internet_20_link" text:visited-style-name="Visited_20_Internet_20_Link">
 У <text:span text:style-name="T4">
аеропорт</text:span>
 у Токіо зіштовхнулися два літаки:обійшлося без жертв </text:a>
For help, Ukrainians can contact the Ukrainian Embassy Hotline: +37360170896.</text:p>
      <text:p text:style-name="P4">
As reported by Ukrinform, on June 30 at the Chisinau Airport one of the passengers <text:a xlink:type="simple" xlink:href="https://www.ukrinform.ua/rubric-world/3729923-v-aeroportu-kisineva-pasazir-vidkriv-strilaninu.html" text:style-name="Internet_20_link" text:visited-style-name="Visited_20_Internet_20_Link">
opened the shooting</text:a>
.</text:p>
      <text:p text:style-name="P4">
<text:span text:style-name="T5">
Foto: Newsmaker</text:span>
</text:p>
      <text:p text:style-name="P4">
News Source: <text:a xlink:type="simple" xlink:href="https://www.ukrinform.ua/rubric-society/3729951-mzs-ukraini-zasovue-ci-buli-ukrainci-na-misci-strilanini-v-aeroportu-kisineva.html" text:style-name="Internet_20_link" text:visited-style-name="Visited_20_Internet_20_Link">
https://www.ukrinform.ua/rubric-society/3729951-mzs-ukraini-zasovue-ci-buli-ukrainci-na-misci-strilanini-v-aeroportu-kisineva.html</text:a>
</text:p>
      <!--NEWS-->
      <text:h text:style-name="P10" text:outline-level="1">
<text:span text:style-name="T4">
There are heavy battles in the east, in the south the enemy tries to stop the progress of defense forces</text:span>
</text:h>
      <text:p text:style-name="P4">
Authors: Ukrinform (Person)</text:p>
      <text:p text:style-name="P4">
Publisher: Укринформ (Organization)</text:p>
      <text:p text:style-name="P4">
Published Time: 2023-06-30T19:22:00+03:00</text:p>
      <text:p text:style-name="P4">
Modified Time: 2023-06-30T19:22:00+03:00</text:p>
      <text:p text:style-name="P4">
Description: The Russians are currently concentrating on three directions in the east, in Zaporizhzhya and Kherson - the enemy is trying to prevent the promotion of the Defense Forces of Ukraine. - Ukrinform.</text:p>
      <text:p text:style-name="P4">
Images: ['<text:a xlink:type="simple" xlink:href="https://static.ukrinform.com/photos/2023_03/thumb_files/630_360_1679375939-209.jpg" text:style-name="Internet_20_link" text:visited-style-name="Visited_20_Internet_20_Link">
630_360_16793...</text:a>
']</text:p>
      <text:p text:style-name="P4">
Tags: ['Генштаб', 'Обстріл', 'Війна з Росією']</text:p>
      <text:p text:style-name="P4">
Type: Article</text:p>
      <!--METADATA-->
      <text:p text:style-name="P4">
<draw:frame draw:style-name="fr1" draw:name="Image181" text:anchor-type="as-char" svg:width="6.9236in" svg:height="3.956343in" draw:z-index="0">
<draw:image xlink:href="../Images/yкринформ/2023-06-30T19-22-00-03-00/630_360_1679375939-209.jpg" xlink:type="simple" xlink:show="embed" xlink:actuate="onLoad" draw:mime-type="image/jpeg"/>
</draw:frame>
The Russian landscares focus the main efforts in three directions in the east, Nazaposhzhzhia and Kherson - the enemy tries to prevent the promotion of the Silaboron of Ukraine.</text:p>
      <text:p text:style-name="P4">
This was informed by the press service of the General Staff of the Armed Forces on <text:a xlink:type="simple" xlink:href="https://www.facebook.com/GeneralStaff.ua/posts/pfbid02Z5gPgJTa4ae3pe1AAce7bPe573v3e4b5zA14Vbfh3aXCgGcCgKgZG2qJXHhyZJ6Rl" text:style-name="Internet_20_link" text:visited-style-name="Visited_20_Internet_20_Link">
Facebook</text:a>
Having published the prompt information as of 18.00 on June 30, 2023, the Russian invasion, Ukrinform reports.</text:p>
      <text:p text:style-name="P4">
“The enemy continues to focus the main efforts <text:span text:style-name="T4">
 on the Liman, Bakhmut and Mariinsky directions </text:span>
, heavy fights are ongoing. During the day there were 18 fighting collisions. <text:span text:style-name="T4">
 In Zaporizhzhya and Kherson directions </text:span>
 the enemy saves the main efforts to prevent the promotion of our troops. Increasing the strike in the area of Antonivka of Kherson region. Running <text:a xlink:type="simple" xlink:href="https://www.ukrinform.ua/tag-obstril" text:style-name="Internet_20_link" text:visited-style-name="Visited_20_Internet_20_Link">
shelling</text:a>
More than 40 painted points. Among them, Novodarivka, Levadne, Gulyaipole, Railway, Gulyaypilskoye, Mala Tokmachka, Novodanilovka, Orikhiv, Novoandriivka of Zaporizhzhya region and Dudchany, Antonovka, Kherson, Stepanivka, Dnipro Kherson region, ”the General Staust said.</text:p>
      <text:p text:style-name="P4">
<text:span text:style-name="T4">
 In the Liman direction </text:span>
 the Russian Federation has inflicted air strikes in the areas of Bigorivka region and controversial and Rozdolivka in Donetsk region. More than 10 settlements, in particular - Bigorivka of the Lugansk region and Torke, Dibrova, Verkamyanskoye, Rozdolivka, Berestovodonetsk region, have suffered artillery.</text:p>
      <text:p text:style-name="P4">
<text:span text:style-name="T4">
 Read also: </text:span>
 [In the Tavriysk direction we will burn the enemy, the Russians were grown almost three companies - <text:span text:style-name="T4">
 Tarnae </text:span>
(https://www.ukrinform.ua/rubric-ato/3729906-na-tavrijskomu-napramku-za-dobu-rosiani-vtratili-majze-tri-roti-tarnavskij.html)“<text:span text:style-name="T4">
 In the Bakhmut direction </text:span>
 the enemy performed unsuccessful offensive actions by the Bogdanivka and Chrome Donetsk region. He struck New York in Donetsk. About 15 settlements, including Yar, Konstantinovka, Khischevka, White Gora, Diliyivka, Southern Donetsk region, were surprised from enemy artillery shelling, ”Ugenstba said.</text:p>
      <text:p text:style-name="P4">
According to the military, <text:span text:style-name="T4">
 In the Avdiivsky direction </text:span>
 with the support of aviation, unsuccessful offensive actions in the areas of Avdiivka and Pervomaisky and the implementation of more than 15 settlements. Among them are reeds, ceramics, Avdiivka, Severene, Vodyane, Neuelsk Donetsk region.<text:span text:style-name="T4">
 In the Kupyansk direction </text:span>
 the Russians carried out unsuccessful offensive actions in the Novoselovsky Luhansk region; They caused an air strike in the Kharkiv region district. According to the Armed Forces, artillery and mortars of the enemy, Putnikov, Figolivka, two -year, Masutivka, Kupyansk and Kislivka in Kharkiv region.</text:p>
      <text:p text:style-name="P4">
“<text:span text:style-name="T4">
 In the Shakhtar direction </text:span>
 the enemy struck in districts in districts and gold Niva of Donetsk region. He fired at about 15 painting points, in particular fired Paraskovka, Blessed, Coal, Novoukrainka, Shakhtar Donetsk region, ”the General Staff was informed.</text:p>
      <text:p text:style-name="P4">
According to the military, <text:span text:style-name="T4">
 in the Volyn and Polissya directions </text:span>
 operational industry - without significant changes, and the signs of formation of offensive groups were not detected.</text:p>
      <text:p text:style-name="P4">
<text:span text:style-name="T4">
 Read also: </text:span>
 <text:a xlink:type="simple" xlink:href="https://www.ukrinform.ua/rubric-ato/3729890-narazi-na-pivnoci-bezposerednih-zagroz-z-boku-rosii-ta-bilorusi-nemae-naev.html" text:style-name="Internet_20_link" text:visited-style-name="Visited_20_Internet_20_Link">
Currently in the north of direct threats from Russia Tabilorus is not - <text:span text:style-name="T4">
 Naev </text:span>
</text:a>
“Defined units of the Armed Forces of Belarus perform tasks in borderlines with Ukraine. At the landfills of the Republic of Belarus there are measures of combat training and the coordination of units of the Armed Forces of the Russian Federation before sending them to the areas of maintenance of combatants in the territory of Ukraine, ”the Armed Forces said.</text:p>
      <text:p text:style-name="P4">
It is noted that <text:span text:style-name="T4">
 in the Siversky and Slobozhansky directions </text:span>
 the enemy preserves military presence: he made mortar and artillery shelling of 10 settlements. Among these settlements are the Krasny Lozichernyhiv region; Baranivka and freedom of Sumy region; Uda, Gatyshche, Ogirtseve and two -year -old Kharkiv region.</text:p>
      <text:p text:style-name="P4">
<text:span text:style-name="T4">
 Read also: </text:span>
 <text:a xlink:type="simple" xlink:href="https://www.ukrinform.ua/rubric-ato/3729817-na-stavci-dorucili-posiliti-zahist-na-pivnicnomu-napramku-zelenskij.html" text:style-name="Internet_20_link" text:visited-style-name="Visited_20_Internet_20_Link">
Zelensky held <text:span text:style-name="T4">
 bet </text:span>
 - instructed to strengthen the border of Belarus</text:a>
“In general, during the day, the enemy struck rocket launchers and 34 aircraft strikes, making 40 shelling of rocket launchers on the positions of our Yavsk and settlements. Unfortunately, peaceful people have fallen and injured, more than 20 civilian houses and educational complexes were damaged. The likelihood of missile and aviation strikes throughout Ukraine remains high, ”the General Staff was informed.</text:p>
      <text:p text:style-name="P4">
As it was reported, <text:a xlink:type="simple" xlink:href="https://www.ukrinform.ua/rubric-ato/3729608-sili-ppo-vnoci-znisili-na-pivdni-10-iz-13-sahediv.html" text:style-name="Internet_20_link" text:visited-style-name="Visited_20_Internet_20_Link">
at night in the south of air defense forces destroyed 10 of the 13 enemy shock drones of Shahd-136/131</text:a>
 .</text:p>
      <text:p text:style-name="P4">
News Source: <text:a xlink:type="simple" xlink:href="https://www.ukrinform.ua/rubric-ato/3729955-na-shodi-jdut-vazki-boi-na-pivdni-vorog-namagaetsa-zupiniti-prosuvanna-sil-oboroni.html" text:style-name="Internet_20_link" text:visited-style-name="Visited_20_Internet_20_Link">
https://www.ukrinform.ua/rubric-ato/3729955-na-shodi-jdut-vazki-boi-na-pivdni-vorog-namagaetsa-zupiniti-prosuvanna-sil-oboroni.html</text:a>
</text:p>
      <!--NEWS-->
      <text:h text:style-name="P10" text:outline-level="1">
<text:span text:style-name="T4">
Modular homes and social housing: Zelensky thanked the owner of Wasatch Group for helping Ukraine</text:span>
</text:h>
      <text:p text:style-name="P4">
Authors: Ukrinform (Person)</text:p>
      <text:p text:style-name="P4">
Publisher: Укринформ (Organization)</text:p>
      <text:p text:style-name="P4">
Published Time: 2023-06-30T19:27:00+03:00</text:p>
      <text:p text:style-name="P4">
Modified Time: 2023-06-30T19:27:00+03:00</text:p>
      <text:p text:style-name="P4">
Description: President Volodymyr Zelensky met with an American businessman and a patron, founder and executive director of Wasatch Group delle Lay Hansen. - Ukrinform.</text:p>
      <text:p text:style-name="P4">
Images: ['<text:a xlink:type="simple" xlink:href="https://static.ukrinform.com/photos/2023_06/thumb_files/630_360_1688143042-507.jpeg" text:style-name="Internet_20_link" text:visited-style-name="Visited_20_Internet_20_Link">
630_360_16881...</text:a>
']</text:p>
      <text:p text:style-name="P4">
Tags: ['Київщина', 'Зеленський', 'Меценатство', 'Відбудова', 'Модульні будинки']</text:p>
      <text:p text:style-name="P4">
Type: Article</text:p>
      <!--METADATA-->
      <text:p text:style-name="P4">
<draw:frame draw:style-name="fr1" draw:name="Image182" text:anchor-type="as-char" svg:width="6.9236in" svg:height="3.956343in" draw:z-index="0">
<draw:image xlink:href="../Images/yкринформ/2023-06-30T19-27-00-03-00/630_360_1688143042-507.jpeg" xlink:type="simple" xlink:show="embed" xlink:actuate="onLoad" draw:mime-type="image/jpeg"/>
</draw:frame>
The Presidential Lordir Zelensky met with an American businessman and a philanthropist, founder and executive director of Wasatch Group delma Lay Hansen.</text:p>
      <text:p text:style-name="P4">
According to Ukrinform, Zelensky wrote about it in <text:a xlink:type="simple" xlink:href="https://t.me/V_Zelenskiy_official/6787" text:style-name="Internet_20_link" text:visited-style-name="Visited_20_Internet_20_Link">
telegram.</text:a>
"The projects have been discussed in detail that will help our people return to a donormal life faster. Wasatch Group in partnership with a charity organization toukraine with LOVE plans to build in Ukraine in 2023-2024 in Ukraine, in the Kiev region, 600 fully furnished module houses for houses for houses for , - said <text:a xlink:type="simple" xlink:href="https://www.ukrinform.ua/tag-zelenskij" text:style-name="Internet_20_link" text:visited-style-name="Visited_20_Internet_20_Link">
Zelensky. </text:a>
<text:span text:style-name="T5">
Viso: Facebook Vladimir Zelensky</text:span>
</text:p>
      <text:p text:style-name="P4">
As reports <text:a xlink:type="simple" xlink:href="https://www.president.gov.ua/news/volodimir-zelenskij-zustrivsya-iz-zasnovnikom-wasatch-group-83969" text:style-name="Internet_20_link" text:visited-style-name="Visited_20_Internet_20_Link">
Presidential site</text:a>
, Zelensky dressed Hansen for the help of Ukraine and Ukrainians, because from the beginning of the full -scale invasion of the Russian Federation in Ukraine, he is an active participant in charitable projections.</text:p>
      <text:p text:style-name="P4">
"I know that you are realizing very important projects to support our people. We value that you invest in life, in helping people," - said thezelensky.</text:p>
      <text:p text:style-name="P4">
For his part, Hansen noted that he was admired by the leadership of the President of Ukraine and the whole Ukrainian people in protecting the values of freedom and democracy, and he made a conviction that the support of Ukraine in this struggle should remain unaccompanied.</text:p>
      <text:p text:style-name="P4">
The founder of Wasatch Group presented Zelensky and the project of the Hansen Town, the main idea of which is to create a host community for the elderly, war veterans, widows, orphans and people with disabilities. The project will include medical and emotional care centers, as well as physiotherapy, art therapy and other necessary services.</text:p>
      <text:p text:style-name="P4">
"This town will be able to replace several family -type orphanages, destroyed during the war. We know that more than 100 such establishments have been resolved, and the first lady of Ukraine Olenazelensk is responsible for their restoration," Hansen said.</text:p>
      <text:p text:style-name="P4">
<text:span text:style-name="T4">
 Read also: </text:span>
 <text:a xlink:type="simple" xlink:href="https://www.ukrinform.ua/rubric-vidbudova/3725951-francia-dopomoze-ukraini-pobuduvati-modulni-likarni-u-londoni-pidpisali-memorandum.html" text:style-name="Internet_20_link" text:visited-style-name="Visited_20_Internet_20_Link">
France will help Ukraine build <text:span text:style-name="T4">
 modular </text:span>
 Hospital- in London signed a memorandum</text:a>
</text:p>
      <text:p text:style-name="P4">
Zelensky thanked Hansen for this idea and such an important concern for people of a loved age.</text:p>
      <text:p text:style-name="P4">
The President also discussed with the founder of Wasatch Group the possibility of participating in his company in the construction of new, modern rehabilitation centers for veterans, which the state will contribute in every possible way.</text:p>
      <text:p text:style-name="P4">
*!(https://www.ukrinform.ua/rubric-vidbudova/3718148-zavdaki-united24-na-vidnovlenna-liceu-na-kiivsini-zibrali-125-miljona.html)As reported by Ukrinform, on June 29 <text:a xlink:type="simple" xlink:href="https://www.ukrinform.ua/rubric-polytics/3729493-prezident-zustrivsa-z-majkom-pensom.html" text:style-name="Internet_20_link" text:visited-style-name="Visited_20_Internet_20_Link">
President of Ukraine Vladimir Zelensky was with the 48th Vice-President of USA Mike Penso</text:a>
discussed security cooperation and the issues of Ukraine's membership in NATO.</text:p>
      <text:p text:style-name="P4">
<text:span text:style-name="T5">
Foto: op</text:span>
</text:p>
      <text:p text:style-name="P4">
News Source: <text:a xlink:type="simple" xlink:href="https://www.ukrinform.ua/rubric-vidbudova/3729961-modulni-budinki-ta-socialne-zitlo-zelenskij-podakuvav-vlasniku-wasatch-group-za-dopomogu-ukraini.html" text:style-name="Internet_20_link" text:visited-style-name="Visited_20_Internet_20_Link">
https://www.ukrinform.ua/rubric-vidbudova/3729961-modulni-budinki-ta-socialne-zitlo-zelenskij-podakuvav-vlasniku-wasatch-group-za-dopomogu-ukraini.html</text:a>
</text:p>
      <!--NEWS-->
      <text:h text:style-name="P10" text:outline-level="1">
<text:span text:style-name="T4">
In Kiev, due to an accident of 18 houses left without water</text:span>
</text:h>
      <text:p text:style-name="P4">
Authors: Ukrinform (Person)</text:p>
      <text:p text:style-name="P4">
Publisher: Укринформ (Organization)</text:p>
      <text:p text:style-name="P4">
Published Time: 2023-06-30T19:29:21+03:00</text:p>
      <text:p text:style-name="P4">
Modified Time: 2023-06-30T19:29:21+03:00</text:p>
      <text:p text:style-name="P4">
Description: In Kiev on Dmitrovskaya Street, 17 there was a failure near the water well on the roadway. - Ukrinform.</text:p>
      <text:p text:style-name="P4">
Images: ['<text:a xlink:type="simple" xlink:href="https://static.ukrinform.com/photos/2023_04/thumb_files/630_360_1681117315-658.jpeg" text:style-name="Internet_20_link" text:visited-style-name="Visited_20_Internet_20_Link">
630_360_16811...</text:a>
']</text:p>
      <text:p text:style-name="P4">
Tags: ['Аварія', 'Вода', 'Київ']</text:p>
      <text:p text:style-name="P4">
Type: Article</text:p>
      <!--METADATA-->
      <text:p text:style-name="P4">
<draw:frame draw:style-name="fr1" draw:name="Image184" text:anchor-type="as-char" svg:width="6.9236in" svg:height="3.956343in" draw:z-index="0">
<draw:image xlink:href="../Images/yкринформ/2023-06-30T19-29-21-03-00/630_360_1681117315-658.jpeg" xlink:type="simple" xlink:show="embed" xlink:actuate="onLoad" draw:mime-type="image/jpeg"/>
</draw:frame>
In Kiev, Dmitrovskaya Street, 17, there was a failure near the water well.</text:p>
      <text:p text:style-name="P4">
About it reports <text:a xlink:type="simple" xlink:href="https://kyivcity.gov.ua/news/na_vul_dmitrivskiy_17_stavsya_proval_bilya_vodoprovidnogo_kolodyazya_na_prozhdzhiy_chastini/" text:style-name="Internet_20_link" text:visited-style-name="Visited_20_Internet_20_Link">
press service</text:a>
KSCA, Ukrinform reports.</text:p>
      <text:p text:style-name="P4">
"Currently, the water supply network with a diameter of 500 mm, without water supply, 18 residential buildings on Dmitrovskaya Street - from 1 to 39 house(odd side). «Київводоканал» направив автоцистерну з <text:a xlink:type="simple" xlink:href="https://www.ukrinform.ua/tag-voda" text:style-name="Internet_20_link" text:visited-style-name="Visited_20_Internet_20_Link">
 водою</text:a>
to the house at ul. Dmitrovskaya, 17 ", - the message reads.</text:p>
      <text:p text:style-name="P4">
As it is noted, experts pump water from the well to find out the nature of the measurement.</text:p>
      <text:p text:style-name="P4">
*!(https://www.ukrinform.ua/rubric-kyiv/3729511-u-stolici-na-velikij-vasilkivskij-zaversili-remont-vodogonu.html)Traffic of Dmitrovsk Street near the house # 17 is temporarily restricted.</text:p>
      <text:p text:style-name="P4">
As it was reported, in Kyiv on July 1-2, due to the repair of the roadway at the Peretinobolonsky Prospect and Levko Lukyanenko Street [will change the movement(https://www.ukrinform.ua/rubric-kyiv/3729001-na-obolonskomu-prospekti-castkovo-obmezat-ruh-transportu.html) .</text:p>
      <text:p text:style-name="P4">
News Source: <text:a xlink:type="simple" xlink:href="https://www.ukrinform.ua/rubric-kyiv/3729953-u-kievi-cerez-avariu-18-budinkiv-zalisilisa-bez-vodi.html" text:style-name="Internet_20_link" text:visited-style-name="Visited_20_Internet_20_Link">
https://www.ukrinform.ua/rubric-kyiv/3729953-u-kievi-cerez-avariu-18-budinkiv-zalisilisa-bez-vodi.html</text:a>
</text:p>
      <!--NEWS-->
      <text:h text:style-name="P10" text:outline-level="1">
<text:span text:style-name="T4">
There are no signs of an increase in radioactive background - White House</text:span>
</text:h>
      <text:p text:style-name="P4">
Authors: Ukrinform (Person)</text:p>
      <text:p text:style-name="P4">
Publisher: Укринформ (Organization)</text:p>
      <text:p text:style-name="P4">
Published Time: 2023-06-30T19:38:00+03:00</text:p>
      <text:p text:style-name="P4">
Modified Time: 2023-06-30T19:38:00+03:00</text:p>
      <text:p text:style-name="P4">
Description: The US administration continues to monitor the situation around the occupied Russians of the Zaporizhzhya Nuclear Station and notes that as of Friday, no signs of radiation or other critical indicators have been identified. - Ukrinform.</text:p>
      <text:p text:style-name="P4">
Images: ['<text:a xlink:type="simple" xlink:href="https://static.ukrinform.com/photos/2023_06/thumb_files/630_360_1688108437-837.jpg" text:style-name="Internet_20_link" text:visited-style-name="Visited_20_Internet_20_Link">
630_360_16881...</text:a>
']</text:p>
      <text:p text:style-name="P4">
Tags: ['Радіація', 'США', 'Запорізька АЕС']</text:p>
      <text:p text:style-name="P4">
Type: Article</text:p>
      <!--METADATA-->
      <text:p text:style-name="P4">
<draw:frame draw:style-name="fr1" draw:name="Image185" text:anchor-type="as-char" svg:width="6.9236in" svg:height="3.956343in" draw:z-index="0">
<draw:image xlink:href="../Images/yкринформ/2023-06-30T19-38-00-03-00/630_360_1688108437-837.jpg" xlink:type="simple" xlink:show="embed" xlink:actuate="onLoad" draw:mime-type="image/jpeg"/>
</draw:frame>
The US administration continues to monitor the situation around the occupied Russian nuclear power plant and notes that as of Friday, no signs of raising radiation or other critical indicators.</text:p>
      <text:p text:style-name="P4">
This was stated on Friday during an online briefing by the Coordinator of the National Security Council John Kirby, reports Ukrinform's own correspondent.</text:p>
      <text:p text:style-name="P4">
"We have the opportunity to monitor the power plant, and still have not seen the increase in the level of radioactivity, or other factors for concern for this connection," the US administration spokesman.</text:p>
      <text:p text:style-name="P4">
At the same time, he stressed that the position <text:a xlink:type="simple" xlink:href="https://www.ukrinform.ua/tag-ssa" text:style-name="Internet_20_link" text:visited-style-name="Visited_20_Internet_20_Link">
USA</text:a>
It remains unchanged: a nuclear power plant, even non -working, cannot be a place for hostilities, as it is a threat to everyone around.</text:p>
      <text:p text:style-name="P4">
<text:span text:style-name="T4">
 Read also: </text:span>
 <text:a xlink:type="simple" xlink:href="https://www.ukrinform.ua/rubric-economy/3729786-dla-stabilizacii-rivna-vodi-u-stavkuoholodzuvaci-zaes-potribni-dodatkovi-zahodi-magate.html" text:style-name="Internet_20_link" text:visited-style-name="Visited_20_Internet_20_Link">
to stabilize the water level in the cooler pond <text:span text:style-name="T4">
 ZPP </text:span>
 Required additional measures - IAEA</text:a>
"Russia should not be there, and if frankly, they have nothing to do in Ukraine," the US National Security Council emphasized.</text:p>
      <text:p text:style-name="P4">
He also noted that the United States carefully monitors the development of the event of the Zaporozhye NPP and regularly contact the IAEA.</text:p>
      <text:p text:style-name="P4">
<text:span text:style-name="T4">
 Read also: </text:span>
 <text:a xlink:type="simple" xlink:href="https://www.ukrinform.ua/rubric-polytics/3729844-na-zlodii-sapka-gorit-u-op-vidreaguvali-na-zaavi-rosian-so-ukraina-planue-terakt-na-zaes.html" text:style-name="Internet_20_link" text:visited-style-name="Visited_20_Internet_20_Link">
In the thieves hat burns: OP reacted to statements that Ukraine plans a terrorist attack on <text:span text:style-name="T4">
 ZPP </text:span>
</text:a>
As reported by Ukrinform, the CEO of IAEA Rafael Grosssey during the Vyazite on the captured by the Russians of the Zaporozhye Nuclear Power Plant called <text:a xlink:type="simple" xlink:href="https://www.ukrinform.ua/rubric-polytics/3723729-gendirektor-magate-zaklikav-ne-peretvoruvati-zaes-na-vijskovu-bazu.html" text:style-name="Internet_20_link" text:visited-style-name="Visited_20_Internet_20_Link">
unused NPPs as a military base</text:a>
.</text:p>
      <text:p text:style-name="P4">
<text:span text:style-name="T5">
Foto: Konstantin Liber</text:span>
</text:p>
      <text:p text:style-name="P4">
News Source: <text:a xlink:type="simple" xlink:href="https://www.ukrinform.ua/rubric-ato/3729962-navkolo-zaes-nemae-oznak-zbilsenna-radioaktivnogo-fonu-bilij-dim.html" text:style-name="Internet_20_link" text:visited-style-name="Visited_20_Internet_20_Link">
https://www.ukrinform.ua/rubric-ato/3729962-navkolo-zaes-nemae-oznak-zbilsenna-radioaktivnogo-fonu-bilij-dim.html</text:a>
</text:p>
      <!--NEWS-->
      <text:h text:style-name="P10" text:outline-level="1">
<text:span text:style-name="T4">
Children from a boarding school in Mykolaiv region who have been illegally taken to the Russian Federation are in Georgia</text:span>
</text:h>
      <text:p text:style-name="P4">
Authors: Ukrinform (Person)</text:p>
      <text:p text:style-name="P4">
Publisher: Укринформ (Organization)</text:p>
      <text:p text:style-name="P4">
Published Time: 2023-06-30T19:42:00+03:00</text:p>
      <text:p text:style-name="P4">
Modified Time: 2023-06-30T19:42:00+03:00</text:p>
      <text:p text:style-name="P4">
Description: 16 pupils of the Novopetrovsk boarding school, who have previously been illegally taken to the Russian Anapa, are now in Georgia under the care of the Ambassador of Ukraine, and will remain there until the end of martial law.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іти', 'Грузія', 'Війна з Росією']</text:p>
      <text:p text:style-name="P4">
Type: Article</text:p>
      <!--METADATA-->
      <text:p text:style-name="P4">
<draw:frame draw:style-name="fr1" draw:name="Image186" text:anchor-type="as-char" svg:width="6.9236in" svg:height="3.956343in" draw:z-index="0">
<draw:image xlink:href="../Images/yкринформ/2023-06-30T19-42-00-03-00/630_360_1686333767-399.jpg" xlink:type="simple" xlink:show="embed" xlink:actuate="onLoad" draw:mime-type="image/jpeg"/>
</draw:frame>
The 16 educators of the Novopetrovsk boarding school, who have previously been illegally taken out by adult Anapa, are now in Georgia under the care of the Ambassador of Ukraine, will be laughed there until the end of martial law.</text:p>
      <text:p text:style-name="P4">
About it at <text:a xlink:type="simple" xlink:href="https://www.youtube.com/watch" text:style-name="Internet_20_link" text:visited-style-name="Visited_20_Internet_20_Link">
briefing</text:a>
The director of the Department of Education and Science of the Nikolaev Ova Alalaelikhovska reported, answering questions about children who were brought to the Russian Federation, Ukrinform reports.</text:p>
      <text:p text:style-name="P4">
“Children of the Novopetrovsk school in the number of 16 people who were at the territory of the Special Boarding School, first got to the Kherson region, then, as far as I know, to Anapa(Russia - ed.), and then brought to <text:a xlink:type="simple" xlink:href="https://www.ukrinform.ua/tag-gruzia" text:style-name="Internet_20_link" text:visited-style-name="Visited_20_Internet_20_Link">
Georgia</text:a>
. Now they are over there, ”Velikhovskaya said.</text:p>
      <text:p text:style-name="P4">
She specified that the children are under the care of Ukraine's ambassador to Georgia. All time they studied there and are under normal conditions. Children have to return in the country after martial law.</text:p>
      <text:p text:style-name="P4">
If they are returned to Ukraine now, Velikhovskaya noted, they have to write a written appeal, in accordance with the established procedure.</text:p>
      <text:p text:style-name="P4">
<text:span text:style-name="T4">
 Read also: </text:span>
 <text:a xlink:type="simple" xlink:href="https://www.ukrinform.ua/rubric-regions/3729843-rosiani-vivezli-z-hersonsini-se-185-ukrainskih-ditej.html" text:style-name="Internet_20_link" text:visited-style-name="Visited_20_Internet_20_Link">
Russians took out 185 Ukrainian children from Kherson region</text:a>
“We are waiting for them. We have been prepared for them for a long time, ” - assuredlyelikhovskaya.</text:p>
      <text:p text:style-name="P4">
She added that the children were prepared in Voznesensk on the first day of possible evacuation, which did not take place. The whole process of returning children, says Velikhovskaya, was track, organized "green corridors" that were torn.</text:p>
      <text:p text:style-name="P4">
She added that 14 children of the Novo-Petrus Boarding School will be returned to Ukraine. One child was adopted by the family from the US and Zabralaii. Another child is now also wanting to pick up a family who is entitled to it.</text:p>
      <text:p text:style-name="P4">
As reported by Ukrinform, in the temporarily captured territories of the Kherson region Russian invaders continue to abduct Ukrainian children, taking them out "in the Russian Federation" in the Russian Federation. The other day, 185 children were taken out.</text:p>
      <text:p text:style-name="P4">
News Source: <text:a xlink:type="simple" xlink:href="https://www.ukrinform.ua/rubric-regions/3729959-diti-z-internatu-na-mikolaivsini-akih-nezakonno-vivezli-do-rf-perebuvaut-u-gruzii.html" text:style-name="Internet_20_link" text:visited-style-name="Visited_20_Internet_20_Link">
https://www.ukrinform.ua/rubric-regions/3729959-diti-z-internatu-na-mikolaivsini-akih-nezakonno-vivezli-do-rf-perebuvaut-u-gruzii.html</text:a>
</text:p>
      <!--NEWS-->
      <text:h text:style-name="P10" text:outline-level="1">
<text:span text:style-name="T4">
Lithuanian Defense Minister met with Reznikov and told about the three -year support plan for the Armed Forces</text:span>
</text:h>
      <text:p text:style-name="P4">
Authors: Ukrinform (Person)</text:p>
      <text:p text:style-name="P4">
Publisher: Укринформ (Organization)</text:p>
      <text:p text:style-name="P4">
Published Time: 2023-06-30T19:49:00+03:00</text:p>
      <text:p text:style-name="P4">
Modified Time: 2023-06-30T19:49:00+03:00</text:p>
      <text:p text:style-name="P4">
Description: Lithuanian Defense Minister Arvidas Anushauskas, while in a non -standing visit to Ukraine, informed Ukrainian colleague Alexei Reznikov with the long -term plan of Lithuania about assistance to the Ukrainian army, and also informed him about the latest support package. - Ukrinform.</text:p>
      <text:p text:style-name="P4">
Images: ['<text:a xlink:type="simple" xlink:href="https://static.ukrinform.com/photos/2023_06/thumb_files/630_360_1688144044-113.png" text:style-name="Internet_20_link" text:visited-style-name="Visited_20_Internet_20_Link">
630_360_16881...</text:a>
']</text:p>
      <text:p text:style-name="P4">
Tags: ['Армія', 'Литва', 'Міноборони', 'допомога', 'Резніков']</text:p>
      <text:p text:style-name="P4">
Type: Article</text:p>
      <!--METADATA-->
      <text:p text:style-name="P4">
<draw:frame draw:style-name="fr1" draw:name="Image187" text:anchor-type="as-char" svg:width="6.9236in" svg:height="3.956343in" draw:z-index="0">
<draw:image xlink:href="../Images/yкринформ/2023-06-30T19-49-00-03-00/630_360_1688144044-113.png" xlink:type="simple" xlink:show="embed" xlink:actuate="onLoad" draw:mime-type="image/png"/>
</draw:frame>
The Lithuanian Defense Minister Arvidas Anushauskas, in a non -standing visit in Ukraine, informed Ukrainian colleague Alexei Reznikov with the long -term plane of Lithuania about assistance to the Ukrainian army, and also informed him with the Stanna Support.</text:p>
      <text:p text:style-name="P4">
According to Ukrinform, the national [LRT broadcaster] reports it(https://www.lrt.lt/ua/novini/1263/2025833/ministr-oboroni-litvi-poinformuvav-ukrayins-kogo-kolegu-pro-pidtrimku-ukrayins-koyi-armiyi)Reference to the Lithuanian Defense Ministry.</text:p>
      <text:p text:style-name="P4">
“We understand that only long -term military and financial support for Ukraine will lead to stability in free Europe. That is why we have prepared a three -year planning of the Ukrainian army, ”said Anushauskas.</text:p>
      <text:p text:style-name="P4">
According to him, the three main tasks of the plan are to: make every effort to ensure the continuous provision of military support to the Ukrainian army; ensuring the rehabilitation of wounded Ukrainian soldiers; Continuation of Consulting on Defense Reforms, started before the war to bring Ukraine closer to [NATO] membership in <text:a xlink:type="simple" xlink:href="https://www.ukrinform.ua/tag-nato" text:style-name="Internet_20_link" text:visited-style-name="Visited_20_Internet_20_Link">
NATO</text:a>
.</text:p>
      <text:p text:style-name="P4">
Anushauskas also confirmed that the latest Lithuanian support package includes NASAMS missile systems that will be delivered to Ukraine in the fall. The package will also include ten M113 armored personnel carriers, grenade launchers and 2.5 millions of ammunition, and the latter will be sent to Ukraine this week.</text:p>
      <text:p text:style-name="P4">
<text:span text:style-name="T4">
 Read also: </text:span>
 <text:a xlink:type="simple" xlink:href="https://www.ukrinform.ua/rubric-polytics/3729032-zelenskij-rozpoviv-prezidentam-polsi-j-litvi-pro-potrebi-ukrainskih-vijsk.html" text:style-name="Internet_20_link" text:visited-style-name="Visited_20_Internet_20_Link">
Zelensky told Poland presidents and <text:span text:style-name="T4">
 Lithuania </text:span>
 and suggestions of Ukrainian troops</text:a>
While on a visit to Ukraine from Thursday, Anushauskas visited Chernihiv, Irpin and Bucha. Among other things, he looked at the facilities that are financed by Lithuania at the stage of construction.</text:p>
      <text:p text:style-name="P4">
The Lithuanian Defense Ministers and Ukraine also discussed the preparation for the future NATO's volume in Vilnius and Ukraine's progress in reforming the military training system.</text:p>
      <text:p text:style-name="P4">
According to Ukrinform, Lithuanian President of Hitanas Nauseda said during his visit, Donakyev said that <text:a xlink:type="simple" xlink:href="https://www.ukrinform.ua/rubric-ato/3728922-pridbani-litvou-dvi-ustanovki-nasams-nezabarom-pribudut-do-ukraini-nauseda.html" text:style-name="Internet_20_link" text:visited-style-name="Visited_20_Internet_20_Link">
Lithuania buys two NASAMS launchers for Ukraine. </text:a>
</text:p>
      <text:p text:style-name="P4">
Фото: A. Chemerkos / Photo</text:p>
      <text:p text:style-name="P4">
News Source: <text:a xlink:type="simple" xlink:href="https://www.ukrinform.ua/rubric-ato/3729966-ministr-oboroni-litvi-zustrivsa-z-reznikovim-i-rozpoviv-pro-triricnij-plan-pidtrimki-zsu.html" text:style-name="Internet_20_link" text:visited-style-name="Visited_20_Internet_20_Link">
https://www.ukrinform.ua/rubric-ato/3729966-ministr-oboroni-litvi-zustrivsa-z-reznikovim-i-rozpoviv-pro-triricnij-plan-pidtrimki-zsu.html</text:a>
</text:p>
      <!--NEWS-->
      <text:h text:style-name="P10" text:outline-level="1">
<text:span text:style-name="T4">
Wimbledon. Ukrainians got rivals in a paired discharge</text:span>
</text:h>
      <text:p text:style-name="P4">
Authors: Ukrinform (Person)</text:p>
      <text:p text:style-name="P4">
Publisher: Укринформ (Organization)</text:p>
      <text:p text:style-name="P4">
Published Time: 2023-06-30T19:53:00+03:00</text:p>
      <text:p text:style-name="P4">
Modified Time: 2023-06-30T19:53:00+03:00</text:p>
      <text:p text:style-name="P4">
Description: There was a draw of a steam net of the Wimbledon Tennis Tournament 20123, which will start in London (United Kingdom) on Monday, July 3. - Ukrinform.</text:p>
      <text:p text:style-name="P4">
Images: ['<text:a xlink:type="simple" xlink:href="https://static.ukrinform.com/photos/2023_06/thumb_files/630_360_1688143949-145.jpg" text:style-name="Internet_20_link" text:visited-style-name="Visited_20_Internet_20_Link">
630_360_16881...</text:a>
']</text:p>
      <text:p text:style-name="P4">
Tags: ['Теніс', 'Марта Костюк', 'Вімблдон', 'Ангеліна Калініна']</text:p>
      <text:p text:style-name="P4">
Type: Article</text:p>
      <!--METADATA-->
      <text:p text:style-name="P4">
<draw:frame draw:style-name="fr1" draw:name="Image188" text:anchor-type="as-char" svg:width="6.9236in" svg:height="3.956343in" draw:z-index="0">
<draw:image xlink:href="../Images/yкринформ/2023-06-30T19-53-00-03-00/630_360_1688143949-145.jpg" xlink:type="simple" xlink:show="embed" xlink:actuate="onLoad" draw:mime-type="image/jpeg"/>
</draw:frame>
There was a rolled grid of the Wimbledon Tennis Tournament-2023, which starts in London(United Kingdom)On Monday, July 3.</text:p>
      <text:p text:style-name="P4">
Five Ukrainian in the Grand Slam tournament will perform in the Grand Slam season, Ukrinform reports.</text:p>
      <text:p text:style-name="P4">
_Resestats the drawing of the first circle of competitions with the participation of Ukrainian Tenisists: _</text:p>
      <text:p text:style-name="P4">
Ludmila Kichenok / Olena Ostapenko(Ukraine/Latvia, 7th sowing number)-Garіethe Darth / Heser Watson(The United Kingdom, the Wc)Marta Kostyuk / Olena-Gabriel Rusa(Ukraine/Romania, 15)- Elizabethtakochartto / Clara Tauson(Italy/Denmark)Angelina Kalinina / Irina-Camelia Begg(Ukraine/Romania)- Aleksa Guaračí / Erin Rautlíff(Chile/New Zealand)Nadiya Kichenok / Alicia Rosolskaya(Ukraine/Poland)- Storm Hunter / Elijacerthens(Australia/Belgium, 3)Catherine Bindle / Daria Seville(Ukraine/Australia)- Anna-Lena Friedsam / Maareriffe(Germany/Egypt).</text:p>
      <text:p text:style-name="P4">
<text:span text:style-name="T4">
Читайте також:</text:span>
 <text:a xlink:type="simple" xlink:href="https://www.ukrinform.ua/rubric-sports/3729818-vimbldon-svitolina-curenko-ta-bajndl-startuut-u-ponedilok.html" text:style-name="Internet_20_link" text:visited-style-name="Visited_20_Internet_20_Link">
 Вімблдон: Світоліна, Цуренко та Байндль стартують упонеділок </text:a>
The Wimbledon tournament will last until July 16.</text:p>
      <text:p text:style-name="P4">
Photo: Getty Images.</text:p>
      <text:p text:style-name="P4">
News Source: <text:a xlink:type="simple" xlink:href="https://www.ukrinform.ua/rubric-sports/3729964-vimbldon-ukrainki-otrimali-supernic-u-parnomu-rozradi.html" text:style-name="Internet_20_link" text:visited-style-name="Visited_20_Internet_20_Link">
https://www.ukrinform.ua/rubric-sports/3729964-vimbldon-ukrainki-otrimali-supernic-u-parnomu-rozradi.html</text:a>
</text:p>
      <!--NEWS-->
      <text:h text:style-name="P10" text:outline-level="1">
<text:span text:style-name="T4">
The Polish Army will receive several million millions of ammunition in the coming years - Blaschak</text:span>
</text:h>
      <text:p text:style-name="P4">
Authors: Ukrinform (Person)</text:p>
      <text:p text:style-name="P4">
Publisher: Укринформ (Organization)</text:p>
      <text:p text:style-name="P4">
Published Time: 2023-06-30T19:54:00+03:00</text:p>
      <text:p text:style-name="P4">
Modified Time: 2023-06-30T19:54:00+03:00</text:p>
      <text:p text:style-name="P4">
Description: In the next few years, the Poland of the Armed Forces will receive several hundred million rounds of different caliber for small arms. - Ukrinform.</text:p>
      <text:p text:style-name="P4">
Images: ['<text:a xlink:type="simple" xlink:href="https://static.ukrinform.com/photos/2023_03/thumb_files/630_360_1678978206-340.jpg" text:style-name="Internet_20_link" text:visited-style-name="Visited_20_Internet_20_Link">
630_360_16789...</text:a>
']</text:p>
      <text:p text:style-name="P4">
Tags: ['Армія', 'Польща', 'Боєприпаси']</text:p>
      <text:p text:style-name="P4">
Type: Article</text:p>
      <!--METADATA-->
      <text:p text:style-name="P4">
<draw:frame draw:style-name="fr1" draw:name="Image189" text:anchor-type="as-char" svg:width="6.9236in" svg:height="3.956343in" draw:z-index="0">
<draw:image xlink:href="../Images/yкринформ/2023-06-30T19-54-00-03-00/630_360_1678978206-340.jpg" xlink:type="simple" xlink:show="embed" xlink:actuate="onLoad" draw:mime-type="image/jpeg"/>
</draw:frame>
The nearby several years of the Poland Armed Forces will receive several hundred million rounds of different caliber for small arms.</text:p>
      <text:p text:style-name="P4">
On Friday, the relevant agreement with the Polish enterprises was opposed to Friday in <text:a xlink:type="simple" xlink:href="https://twitter.com/mblaszczak/status/1674780633007292418" text:style-name="Internet_20_link" text:visited-style-name="Visited_20_Internet_20_Link">
Twitter</text:a>
Poland's Minister Defense Mariusz Blaschak, Ukrinform reports.</text:p>
      <text:p text:style-name="P4">
“In the coming years, the Polish soldiers will receive several hundred million rounds of arms. The contract with the domestic defense industry today will allow to supple the ammunition of different caliber, ”Blaschak wrote.</text:p>
      <text:p text:style-name="P4">
<text:span text:style-name="T4">
 Read also: </text:span>
 <text:a xlink:type="simple" xlink:href="https://www.ukrinform.ua/rubric-world/3700065-polsa-zbilsue-ciselnist-armii-dla-uniknenna-tragedij-buci-ci-irpena-blasak.html" text:style-name="Internet_20_link" text:visited-style-name="Visited_20_Internet_20_Link">
Poland increases the numbers of the army to avoid tragedy or Irpen - Blaschak</text:a>
As the agency passed, at the end of March, the Polish government approved the program of encouragement of state and private companies of domestic defense industry <text:a xlink:type="simple" xlink:href="https://www.ukrinform.ua/rubric-world/3689047-urad-polsi-zakupit-800-tisac-boepripasiv-na-28-milarda.html" text:style-name="Internet_20_link" text:visited-style-name="Visited_20_Internet_20_Link">
increase the production of ammunition for the Polish army and the Armed Forces of Ukraine</text:a>
and decided to allocate 12 billion zlotys(About $ 22.8 billion)800,000 ammunition for purchase. In particular, the Polish enterprise of the Dezamet S.A OPC will deploy additional production capacity production of ammunition, including for the needs of the Armed Forces.</text:p>
      <text:p text:style-name="P4">
<text:span text:style-name="T5">
Foto: The Washington Post</text:span>
</text:p>
      <text:p text:style-name="P4">
News Source: <text:a xlink:type="simple" xlink:href="https://www.ukrinform.ua/rubric-world/3729965-polska-armia-u-najblizci-roki-otrimae-kilkasot-miljoniv-naboiv-blasak.html" text:style-name="Internet_20_link" text:visited-style-name="Visited_20_Internet_20_Link">
https://www.ukrinform.ua/rubric-world/3729965-polska-armia-u-najblizci-roki-otrimae-kilkasot-miljoniv-naboiv-blasak.html</text:a>
</text:p>
      <!--NEWS-->
      <text:h text:style-name="P10" text:outline-level="1">
<text:span text:style-name="T4">
The Russians fired Antonovka in Kherson region - a family with a child was injured</text:span>
</text:h>
      <text:p text:style-name="P4">
Authors: Ukrinform (Person)</text:p>
      <text:p text:style-name="P4">
Publisher: Укринформ (Organization)</text:p>
      <text:p text:style-name="P4">
Published Time: 2023-06-30T1:42:00+03:00</text:p>
      <text:p text:style-name="P4">
Modified Time: 2023-06-30T21:42:00+03:00</text:p>
      <text:p text:style-name="P4">
Description: The Russian army fired a dwelling house in Antonivka - a family with a six -year -old child was injur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Обстріл', 'Поранені', 'Лікарня']</text:p>
      <text:p text:style-name="P4">
Type: Article</text:p>
      <!--METADATA-->
      <text:p text:style-name="P4">
<draw:frame draw:style-name="fr1" draw:name="Image190" text:anchor-type="as-char" svg:width="6.9236in" svg:height="3.956343in" draw:z-index="0">
<draw:image xlink:href="../Images/yкринформ/2023-06-30T1-42-00-03-00/630_360_1654768443-794.jpg" xlink:type="simple" xlink:show="embed" xlink:actuate="onLoad" draw:mime-type="image/jpeg"/>
</draw:frame>
The Russian army fired at an apartment building in Antonovka - the family was injured in a sixteen -year -old child.</text:p>
      <text:p text:style-name="P4">
According to Ukrinform, Alexander Proudin, the head of the Kherson Regional Military Administration, reports in <text:a xlink:type="simple" xlink:href="https://t.me/olexandrprokudin/832" text:style-name="Internet_20_link" text:visited-style-name="Visited_20_Internet_20_Link">
telegram</text:a>
.</text:p>
      <text:p text:style-name="P4">
"A 6-year-old boy was diagnosed with a medium-sized leg injury. A 79-year-old man and a 42-year-old woman were also given a hostile injury," the report reads.</text:p>
      <text:p text:style-name="P4">
<text:span text:style-name="T4">
 Read also: </text:span>
 <text:a xlink:type="simple" xlink:href="https://www.ukrinform.ua/rubric-ato/3729651-rosiani-vranci-obstrilali-herson-ta-oblast-e-poraneni.html" text:style-name="Internet_20_link" text:visited-style-name="Visited_20_Internet_20_Link">
Russians in the morning <text:span text:style-name="T4">
 fire </text:span>
 fir Kherson and area, Eporanne</text:a>
All the victims were hospitalized, <text:a xlink:type="simple" xlink:href="https://www.ukrinform.ua/tag-bolnica" text:style-name="Internet_20_link" text:visited-style-name="Visited_20_Internet_20_Link">
doctors</text:a>
provide them with the necessary medical care.</text:p>
      <text:p text:style-name="P4">
As reported by UkrNform, on June 29 in Kherson as a result of a Russian blow <text:a xlink:type="simple" xlink:href="https://www.ukrinform.ua/rubric-ato/3729351-udar-pro-hersonu-zaginuli-dvoe-civilnih-se-dvoe-poraneni.html" text:style-name="Internet_20_link" text:visited-style-name="Visited_20_Internet_20_Link">
two -humanities were killed</text:a>
, two more people received burns.</text:p>
      <text:p text:style-name="P4">
News Source: <text:a xlink:type="simple" xlink:href="https://www.ukrinform.ua/rubric-ato/3729999-rosiani-obstrilali-antonivku-na-hersonsini-postrazdala-rodina-z-ditinou.html" text:style-name="Internet_20_link" text:visited-style-name="Visited_20_Internet_20_Link">
https://www.ukrinform.ua/rubric-ato/3729999-rosiani-obstrilali-antonivku-na-hersonsini-postrazdala-rodina-z-ditinou.html</text:a>
</text:p>
      <!--NEWS-->
      <text:h text:style-name="P10" text:outline-level="1">
<text:span text:style-name="T4">
In the Ministry of Reintegration, they told about the pace of evacuation from the dangerous territories of Ukraine</text:span>
</text:h>
      <text:p text:style-name="P4">
Author: ['АРМІЯINFORM']</text:p>
      <text:p text:style-name="P4">
Time: 2023-06-30T20:00:00-04:00</text:p>
      <text:p text:style-name="P4">
Description: At the Minіstrovniki Zwan Rintegraita Timchasovo Okubovkovanniki Ukrainian Rospovil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116676974970489091304076482659175461872655n_635919cc39f32.jpg" text:style-name="Internet_20_link" text:visited-style-name="Visited_20_Internet_20_Link">
3116676974970489091304076482659175461872655n_635919cc39f32.jpg</text:a>
']</text:p>
      <text:p text:style-name="P4">
Tags: ['ВІЙНА', 'ЕВАКУАЦІЯ', 'МІНРЕІНТЕГРАЦІЯ']</text:p>
      <text:p text:style-name="P4">
Category: News</text:p>
      <!--METADATA-->
      <text:p text:style-name="P4">
<draw:frame draw:style-name="fr1" draw:name="Image191" text:anchor-type="as-char" svg:width="6.9236in" svg:height="5.186833in" draw:z-index="0">
<draw:image xlink:href="../Images/AРМІЯINFORM/2023-06-30T20-00-00-04-00/3116676974970489091304076482659175461872655n_635919cc39f32.jpg" xlink:type="simple" xlink:show="embed" xlink:actuate="onLoad" draw:mime-type="image/jpeg"/>
</draw:frame>
The Ministry of Reintegration of the Temporarily Occupied Territories of Ukraine has divided the pace of evacuation of people from dangerous territories.</text:p>
      <text:p text:style-name="P4">
About it <text:a xlink:type="simple" xlink:href="https://www.kmu.gov.ua/news/evakuatsiia-hromadian-do-bezpechnykh-rehioniv-ukrainy-tryvaie" text:style-name="Internet_20_link" text:visited-style-name="Visited_20_Internet_20_Link">
reports</text:a>
Government portal.</text:p>
      <text:p text:style-name="P4">
“Since August 2022, compulsory evacuation from Donetsk region has been carried out. Thus, 11 months before the safe regions, more than 83 thousand citizens moved. Among them are more than 9.7 thousand children and more than 3.5 thousand -mines, ”the message reads.</text:p>
      <text:p text:style-name="P4">
The evacuation from the de -industrial territories, which began in the fall, continues.</text:p>
      <text:p text:style-name="P4">
“More than 25,000 citizens left Kharkiv region within 10 months. More than 31 thousand people were evacuated in the Kherson region in 8 months, ”the ministry noted.</text:p>
      <text:p text:style-name="P4">
In the Ministry of Reintegration, it was added that for centralized movement of citizens, safe regions of Ukraine are carried out both in the planned and urgent order as needed. Authorities, international organizations and volunteers make every effort to provide our fellow citizens with safety.</text:p>
      <text:p text:style-name="P4">
Recall that evacuation is free of charge.</text:p>
      <text:p text:style-name="P4">
News Source: <text:a xlink:type="simple" xlink:href="https://armyinform.com.ua/2023/06/30/u-minreintegracziyi-rozpovily-pro-tempy-evakuacziyi-z-nebezpechnyh-terytorij-ukrayiny/" text:style-name="Internet_20_link" text:visited-style-name="Visited_20_Internet_20_Link">
https://armyinform.com.ua/2023/06/30/u-minreintegracziyi-rozpovily-pro-tempy-evakuacziyi-z-nebezpechnyh-terytorij-ukrayiny/</text:a>
</text:p>
      <!--NEWS-->
      <text:h text:style-name="P10" text:outline-level="1">
<text:span text:style-name="T4">
At the front we have advancement forward in all directions - Zelensky</text:span>
</text:h>
      <text:p text:style-name="P4">
Authors: Ukrinform (Person)</text:p>
      <text:p text:style-name="P4">
Publisher: Укринформ (Organization)</text:p>
      <text:p text:style-name="P4">
Published Time: 2023-06-30T20:04:00+03:00</text:p>
      <text:p text:style-name="P4">
Modified Time: 2023-06-30T20:04:00+03:00</text:p>
      <text:p text:style-name="P4">
Description: Ukraine and Ukrainians are much stronger than anyone thinks about us.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СУ', 'Зеленський', 'Війна з Росією']</text:p>
      <text:p text:style-name="P4">
Type: Article</text:p>
      <!--METADATA-->
      <text:p text:style-name="P4">
<draw:frame draw:style-name="fr1" draw:name="Image192" text:anchor-type="as-char" svg:width="6.9236in" svg:height="3.956343in" draw:z-index="0">
<draw:image xlink:href="../Images/yкринформ/2023-06-30T20-04-00-03-00/630_360_1687376812-770.jpeg" xlink:type="simple" xlink:show="embed" xlink:actuate="onLoad" draw:mime-type="image/jpeg"/>
</draw:frame>
Ukraine is much stronger than anyone thinks about us.</text:p>
      <text:p text:style-name="P4">
This was said in the traditional <text:a xlink:type="simple" xlink:href="https://www.youtube.com/watch" text:style-name="Internet_20_link" text:visited-style-name="Visited_20_Internet_20_Link">
appeal</text:a>
The Ukrainians are presidential lodge Zelensky.</text:p>
      <text:p text:style-name="P4">
<text:span text:style-name="T5">
Derello: <text:a xlink:type="simple" xlink:href="https://t.me/OP_UA/9837" text:style-name="Internet_20_link" text:visited-style-name="Visited_20_Internet_20_Link">
op</text:a>
</text:span>
</text:p>
      <text:p text:style-name="P4">
_ <text:span text:style-name="T4">
 I wish health, dear Ukrainians, Ukrainians!</text:span>
 _</text:p>
      <text:p text:style-name="P4">
He spent the rates today - long and very detailed about several quotes. They reported the head, commander - both about general defense stations, and the specific areas of our defense and our offensive actions.</text:p>
      <text:p text:style-name="P4">
For this day, we also have a forward promotion in all directions of our active women.</text:p>
      <text:p text:style-name="P4">
They were considered at the rate of supply of ammunition for artillery - for the East, for the young. And although our maximum work with partners for the sake of shells for Ukrainian soldiers, we will make it even more active. Strengthening our artillery is a clear priority, and all internationals have received additional tasks today.</text:p>
      <text:p text:style-name="P4">
Separately considered the situation in the north, in particular in the territory of Belarus. There were reports of our intelligence: GUR, external intelligence, intelligence of border guards. We very carefully analyze each fact and any victims in all directions.</text:p>
      <text:p text:style-name="P4">
By the decision of the Zaluzhny and General Nayev, the rates were entrusted with the strengthening direction to guarantee peace. There are appropriate time of execution.</text:p>
      <text:p text:style-name="P4">
I thank Denmark and Personally Ms. Prime Minister Matte Frederixen A new defensive package for Ukraine: shells for artillery, aircraft missiles, mine equipment ... Thank you!</text:p>
      <text:p text:style-name="P4">
He also held several substantive preparatory meetings - both about internal context in our country, appropriate internal measures and in international measures. The extremely important period of foreign policy begins. It is a work for the sake of expanding peace through the expansion of our safety, our alliances and cooperation. The following weeks will be extremely active, and our country's positions are clearly defined, all our officials know what to do.</text:p>
      <text:p text:style-name="P4">
And one more.Ukraine and Ukrainians are much stronger than anyone thinks about us. Inoiding than we are used to thinking about ourselves. Due to everything that our bridegroom is able to do in the confrontation of Russian terrorists, we open up for the world and for ourselves a new Ukrainian force - a real Ukrainian force. The force we will never lose and which will always be the support of the security world.</text:p>
      <text:p text:style-name="P4">
I am grateful to anyone who released the snake!GUR, along with other components of the siloborophe and safety of our country, conducted this operation. The Main Directorate of Intelligence and the SBU Special Forces, Navy and Army Aviation Aviation of Land Forces, Air Force Aviation and our strong border guards. Thank you!</text:p>
      <text:p text:style-name="P4">
And we will always remember our heroes, our soldiers, who gave their lives the rates of this Ukrainian victory. From those whose names can now be called… a fight: Ruslan Popov, Hero of Ukraine, captain of the 1st rank; Oleg Zaitsev, hero of Ukraine, junior lieutenant; Vitaliy Ignatenko, Hero of Ukraine, Soldier. SBU Fighters: Vladimir Kiselev, Hero of Ukraine, Captain; Alexander Krykunenko, Hero of Ukraine, Major. Warriors of the Navy: Igor Bedzai, Hero of Ukraine, Colonel; Mikhail Zaremba, Major; Sergey Mushchitsky, Captain; Yuripirog, headquarters. Eternal memory!</text:p>
      <text:p text:style-name="P4">
Eternal memory and glory to all who gave their lives to live our beautiful Ukraine!</text:p>
      <text:p text:style-name="P4">
_<text:span text:style-name="T4">
Glory to Ukraine!</text:span>
 _</text:p>
      <text:p text:style-name="P4">
News Source: <text:a xlink:type="simple" xlink:href="https://www.ukrinform.ua/rubric-ato/3729970-na-fronti-maemo-prosuvanna-vpered-na-vsih-napramkah-zelenskij.html" text:style-name="Internet_20_link" text:visited-style-name="Visited_20_Internet_20_Link">
https://www.ukrinform.ua/rubric-ato/3729970-na-fronti-maemo-prosuvanna-vpered-na-vsih-napramkah-zelenskij.html</text:a>
</text:p>
      <!--NEWS-->
      <text:h text:style-name="P10" text:outline-level="1">
<text:span text:style-name="T4">
The military per day destroyed six areas of the enemy's concentration and the ROB station</text:span>
</text:h>
      <text:p text:style-name="P4">
Authors: Ukrinform (Person)</text:p>
      <text:p text:style-name="P4">
Publisher: Укринформ (Organization)</text:p>
      <text:p text:style-name="P4">
Published Time: 2023-06-30T20:05:39+03:00</text:p>
      <text:p text:style-name="P4">
Modified Time: 2023-06-30T20:05:39+03:00</text:p>
      <text:p text:style-name="P4">
Description: Ukrainian servicemen destroyed 6 areas of concentration of live force, three ammunition depots, 24 artillery facilities at fire positions and the ROB station of the Russians a day. - Ukrinform.</text:p>
      <text:p text:style-name="P4">
Images: ['<text:a xlink:type="simple" xlink:href="https://static.ukrinform.com/photos/2023_06/thumb_files/630_360_1686022540-181.jpg" text:style-name="Internet_20_link" text:visited-style-name="Visited_20_Internet_20_Link">
630_360_16860...</text:a>
']</text:p>
      <text:p text:style-name="P4">
Tags: ['Генштаб', 'ЗСУ', 'Війна з Росією']</text:p>
      <text:p text:style-name="P4">
Type: Article</text:p>
      <!--METADATA-->
      <text:p text:style-name="P4">
<draw:frame draw:style-name="fr1" draw:name="Image193" text:anchor-type="as-char" svg:width="6.9236in" svg:height="3.956343in" draw:z-index="0">
<draw:image xlink:href="../Images/yкринформ/2023-06-30T20-05-39-03-00/630_360_1686022540-181.jpg" xlink:type="simple" xlink:show="embed" xlink:actuate="onLoad" draw:mime-type="image/jpeg"/>
</draw:frame>
Ukrainian servicemen destroyed 6 areas of concentration of live power, three warehouses of ammunition, 24 artillery at fire positions and the Russian Fire.</text:p>
      <text:p text:style-name="P4">
This was informed <text:a xlink:type="simple" xlink:href="https://www.facebook.com/GeneralStaff.ua/posts/pfbid02Z5gPgJTa4ae3pe1AAce7bPe573v3e4b5zA14Vbfh3aXCgGcCgKgZG2qJXHhyZJ6Rl" text:style-name="Internet_20_link" text:visited-style-name="Visited_20_Internet_20_Link">
the press service of the General Staff of the Armed Forces on Facebook</text:a>
Having published the prompt information as of 18:00 on June 30, the Russian invasion, Ukrinform reports.</text:p>
      <text:p text:style-name="P4">
“Aviation of defense forces per day made 10 beats in the areas of concentration of the personal composition of the enemy and 1 on the anti -aircraft missile complex of the enemy. The units of missile troops and artillery during the day were affected by 6 districts firing positions and the rebuilding station, ” - informed in <text:a xlink:type="simple" xlink:href="https://www.ukrinform.ua/tag-zsu" text:style-name="Internet_20_link" text:visited-style-name="Visited_20_Internet_20_Link">
the Armed Forces</text:a>
.</text:p>
      <text:p text:style-name="P4">
<text:span text:style-name="T4">
 Read also: </text:span>
 <text:a xlink:type="simple" xlink:href="https://www.ukrinform.ua/rubric-ato/3728758-rozvidniki-znisili-rosijsku-stanciu-reb.html" text:style-name="Internet_20_link" text:visited-style-name="Visited_20_Internet_20_Link">
scouts destroyed the Russian station <text:span text:style-name="T4">
 Reb </text:span>
</text:a>
As it was reported, the Armed Forces confirmed <text:a xlink:type="simple" xlink:href="https://www.ukrinform.ua/rubric-ato/3729748-u-zsu-pidtverdili-znisenna-stabu-i-skladu-rosian-bila-berdanska.html" text:style-name="Internet_20_link" text:visited-style-name="Visited_20_Internet_20_Link">
the destruction of the headquarters and the composition of the Russians Belberdyansk. </text:a>
</text:p>
      <text:p text:style-name="P4">
News Source: <text:a xlink:type="simple" xlink:href="https://www.ukrinform.ua/rubric-ato/3729968-vijskovi-za-dobu-znisili-sist-rajoniv-zoseredzenna-voroga-ta-stanciu-reb.html" text:style-name="Internet_20_link" text:visited-style-name="Visited_20_Internet_20_Link">
https://www.ukrinform.ua/rubric-ato/3729968-vijskovi-za-dobu-znisili-sist-rajoniv-zoseredzenna-voroga-ta-stanciu-reb.html</text:a>
</text:p>
      <!--NEWS-->
      <text:h text:style-name="P10" text:outline-level="1">
<text:span text:style-name="T4">
Tatarstan exploded with chemicals, there are victims</text:span>
</text:h>
      <text:p text:style-name="P4">
Authors: Ukrinform (Person)</text:p>
      <text:p text:style-name="P4">
Publisher: Укринформ (Organization)</text:p>
      <text:p text:style-name="P4">
Published Time: 2023-06-30T20:07:00+03:00</text:p>
      <text:p text:style-name="P4">
Modified Time: 2023-06-30T20:07:00+03:00</text:p>
      <text:p text:style-name="P4">
Description: In Tatarstan, which is part of the Russian Federation, a tank with chemicals exploded. The incident killed two people.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Загибель', 'Росія', 'Татарстан']</text:p>
      <text:p text:style-name="P4">
Type: Article</text:p>
      <!--METADATA-->
      <text:p text:style-name="P4">
<draw:frame draw:style-name="fr1" draw:name="Image194" text:anchor-type="as-char" svg:width="6.9236in" svg:height="3.956343in" draw:z-index="0">
<draw:image xlink:href="../Images/yкринформ/2023-06-30T20-07-00-03-00/630_360_1669987737-966.jpg" xlink:type="simple" xlink:show="embed" xlink:actuate="onLoad" draw:mime-type="image/jpeg"/>
</draw:frame>
The Tatthast, which is part of the Russian Federation, exploded with chemicals. As a result of the incident, two people were killed.</text:p>
      <text:p text:style-name="P4">
As Ukrinform reports, Russian [Telelegram-channel] reports it(https://t.me/shot_shot/53557)Shot.</text:p>
      <text:p text:style-name="P4">
The tank with chemicals exploded due to the interaction of their oxygen residues. "Cotton" occurred when the workers of the enterprise "Yelhovnafta" descended: they died as a result of falling from a height.</text:p>
      <text:p text:style-name="P4">
According to the channel, the head of the station with the operator made a review of reservoirs. They opened the hatch, made a measurement of bottom sediments, closed it began to descend.</text:p>
      <text:p text:style-name="P4">
<text:span text:style-name="T4">
 Read also: </text:span>
 <text:a xlink:type="simple" xlink:href="https://www.ukrinform.ua/rubric-world/3724466-u-rosijskomu-bransku-gorit-spital-dla-veteraniv-akij-tilki-buduetsa.html" text:style-name="Internet_20_link" text:visited-style-name="Visited_20_Internet_20_Link">
in Russian Bryansk <text:span text:style-name="T4">
 burned </text:span>
 a hospital for veterans that is only built</text:a>
According to the main version, due to the ingress of oxygen, there was a burning of piproform deposits and then <text:a xlink:type="simple" xlink:href="https://t.me/shot_shot/53562" text:style-name="Internet_20_link" text:visited-style-name="Visited_20_Internet_20_Link">
explosion. </text:a>
Criminal case has been initiated.</text:p>
      <text:p text:style-name="P4">
As reported by Ukrinform, <text:a xlink:type="simple" xlink:href="https://www.ukrinform.ua/rubric-crimea/3702314-na-naftobazi-u-sevastopoli-stalasa-pozeza.html" text:style-name="Internet_20_link" text:visited-style-name="Visited_20_Internet_20_Link">
in the temporarily occupied Sevastopol burned the tank of fuel</text:a>
In the Cossack Bay neighborhood.</text:p>
      <text:p text:style-name="P4">
_ First photo illustrative_</text:p>
      <text:p text:style-name="P4">
News Source: <text:a xlink:type="simple" xlink:href="https://www.ukrinform.ua/rubric-world/3729969-u-tatarstani-vibuhnuv-rezervuar-z-himicnimi-recovinami-e-zertvi.html" text:style-name="Internet_20_link" text:visited-style-name="Visited_20_Internet_20_Link">
https://www.ukrinform.ua/rubric-world/3729969-u-tatarstani-vibuhnuv-rezervuar-z-himicnimi-recovinami-e-zertvi.html</text:a>
</text:p>
      <!--NEWS-->
      <text:h text:style-name="P10" text:outline-level="1">
<text:span text:style-name="T4">
Ukraine's women's team for beach football came to the finals of the III European Games</text:span>
</text:h>
      <text:p text:style-name="P4">
Authors: Ukrinform (Person)</text:p>
      <text:p text:style-name="P4">
Publisher: Укринформ (Organization)</text:p>
      <text:p text:style-name="P4">
Published Time: 2023-06-30T20:10:48+03:00</text:p>
      <text:p text:style-name="P4">
Modified Time: 2023-06-30T20:10:48+03:00</text:p>
      <text:p text:style-name="P4">
Description: The women's team of beach football will play in the decisive match of the European Games-2023. - Ukrinform.</text:p>
      <text:p text:style-name="P4">
Images: ['<text:a xlink:type="simple" xlink:href="https://static.ukrinform.com/photos/2023_06/thumb_files/630_360_1688144345-111.jpg" text:style-name="Internet_20_link" text:visited-style-name="Visited_20_Internet_20_Link">
630_360_16881...</text:a>
']</text:p>
      <text:p text:style-name="P4">
Tags: ['Жінки', 'пляжний футбол', 'Європейські ігри']</text:p>
      <text:p text:style-name="P4">
Type: Article</text:p>
      <!--METADATA-->
      <text:p text:style-name="P4">
<draw:frame draw:style-name="fr1" draw:name="Image197" text:anchor-type="as-char" svg:width="6.9236in" svg:height="3.956343in" draw:z-index="0">
<draw:image xlink:href="../Images/yкринформ/2023-06-30T20-10-48-03-00/630_360_1688144345-111.jpg" xlink:type="simple" xlink:show="embed" xlink:actuate="onLoad" draw:mime-type="image/jpeg"/>
</draw:frame>
Women's Ukrainian Beach Football Ukraine will play in the decisive match of the European games 2023.</text:p>
      <text:p text:style-name="P4">
In the semifinals, "blue and yellow" beat rivals from Portugal - 3: 1.</text:p>
      <text:p text:style-name="P4">
The victory of Yuri Klimenko's wards brought goals to Irina Dubitskaya, which was awarded in the 4th minute, Maria Tikhonova(20)And Irina Kostyuk(31).</text:p>
      <text:p text:style-name="P4">
<text:span text:style-name="T4">
Читайте також:</text:span>
 <text:a xlink:type="simple" xlink:href="https://www.ukrinform.ua/rubric-sports/3729297-ukraina-pidnalasa-na-sist-pozicij-u-rejtingu-fifa.html" text:style-name="Internet_20_link" text:visited-style-name="Visited_20_Internet_20_Link">
 Україна піднялася на шість позицій у рейтингу ФІФА</text:a>
In the final of July 1, the Ukrainians will meet with the winners of another semi -final -footed Poland - Spain.</text:p>
      <text:p text:style-name="P4">
Photo: APFU.</text:p>
      <text:p text:style-name="P4">
News Source: <text:a xlink:type="simple" xlink:href="https://www.ukrinform.ua/rubric-sports/3729971-zinoca-zbirna-ukraini-z-plaznogo-futbolu-vijsla-u-final-iii-evropejskih-igor.html" text:style-name="Internet_20_link" text:visited-style-name="Visited_20_Internet_20_Link">
https://www.ukrinform.ua/rubric-sports/3729971-zinoca-zbirna-ukraini-z-plaznogo-futbolu-vijsla-u-final-iii-evropejskih-igor.html</text:a>
</text:p>
      <!--NEWS-->
      <text:h text:style-name="P10" text:outline-level="1">
<text:span text:style-name="T4">
Shooting at Chisinau Airport was opened by a Tajikistan citizen</text:span>
</text:h>
      <text:p text:style-name="P4">
Authors: Ukrinform (Person)</text:p>
      <text:p text:style-name="P4">
Publisher: Укринформ (Organization)</text:p>
      <text:p text:style-name="P4">
Published Time: 2023-06-30T20:12:55+03:00</text:p>
      <text:p text:style-name="P4">
Modified Time: 2023-06-30T20:12:55+03:00</text:p>
      <text:p text:style-name="P4">
Description: The attacker who opened the fire at the Chisinau airport was a 43-year-old citizen of Tajikistan, who was denied entry into Moldova. - Ukrinform.</text:p>
      <text:p text:style-name="P4">
Images: ['<text:a xlink:type="simple" xlink:href="https://static.ukrinform.com/photos/2023_06/thumb_files/630_360_1688141677-392.jpg" text:style-name="Internet_20_link" text:visited-style-name="Visited_20_Internet_20_Link">
630_360_16881...</text:a>
']</text:p>
      <text:p text:style-name="P4">
Tags: ['Аеропорт', 'Кишинів', 'Молдова', 'Стрілянина', 'Таджикистан']</text:p>
      <text:p text:style-name="P4">
Type: Article</text:p>
      <!--METADATA-->
      <text:p text:style-name="P4">
<draw:frame draw:style-name="fr1" draw:name="Image198" text:anchor-type="as-char" svg:width="6.9236in" svg:height="3.956343in" draw:z-index="0">
<draw:image xlink:href="../Images/yкринформ/2023-06-30T20-12-55-03-00/630_360_1688141677-392.jpg" xlink:type="simple" xlink:show="embed" xlink:actuate="onLoad" draw:mime-type="image/jpeg"/>
</draw:frame>
The attacker who opened the fire at the Chisinau airport was a 43-year-old Tajikistan, who was refused entry into Moldova.</text:p>
      <text:p text:style-name="P4">
As Ukrinform reports, it reports <text:a xlink:type="simple" xlink:href="https://newsmaker.md/rus/novosti/podrobnosti-o-strelke-ubivshem-dvuh-chelovek-v-kishinevskom-aeroportu/" text:style-name="Internet_20_link" text:visited-style-name="Visited_20_Internet_20_Link">
Newsmaker</text:a>
.</text:p>
      <text:p text:style-name="P4">
The shooter who killed the border guard and the security officer at the Chisinau Airport was a 43-year-old citizen of Tajikistan, who was banned from the entrance of Domoldov. This was reported by the Prime Minister of the country Dorin.</text:p>
      <text:p text:style-name="P4">
“The 43-year-old citizen of Tajikistan was denied entry to Moldova. When accompanied by a sterile area for registration of a return to the country of origin, he shot with <text:a xlink:type="simple" xlink:href="https://www.ukrinform.ua/tag-zbroa" text:style-name="Internet_20_link" text:visited-style-name="Visited_20_Internet_20_Link">
weapons</text:a>
, selected from the border police officer, border guard and employee of the airport security service. He also injured the passenger who is now provided with medical care, ” - reported.</text:p>
      <text:p text:style-name="P4">
<text:span text:style-name="T4">
 Read also: </text:span>
 <text:a xlink:type="simple" xlink:href="https://www.ukrinform.ua/rubric-society/3729951-mzs-ukraini-zasovue-ci-buli-ukrainci-na-misci-strilanini-v-aeroportu-kisineva.html" text:style-name="Internet_20_link" text:visited-style-name="Visited_20_Internet_20_Link">
Foreign Ministry of Ukraine finds out if Ukrainians were in the location in <text:span text:style-name="T4">
 Airport </text:span>
 in Chisinau</text:a>
As it was reported, on June 30 <text:a xlink:type="simple" xlink:href="https://www.ukrinform.ua/rubric-world/3729923-v-aeroportu-kisineva-pasazir-vidkriv-strilaninu.html" text:style-name="Internet_20_link" text:visited-style-name="Visited_20_Internet_20_Link">
at Chisinau Airport, a foreigner opened the shooting</text:a>
Having killed two people and injured a passenger. The police managed to detain the shooter. He was injured. The staff of law enforcement agencies will continue to ensure the safety of the TAGOCIAL ORDER at the airport.</text:p>
      <text:p text:style-name="P4">
According to President Maya Sandu, a foreigner who opened the shooting shot a border police officer and security officer of the Security Service. The President expressed their condolences to the relatives and relatives of the dead. It has been drawn that the state institutions are brought to a state of increased readiness, and the police are mobilized throughout the country.</text:p>
      <text:p text:style-name="P4">
_ Photo: Newsmaker _</text:p>
      <text:p text:style-name="P4">
News Source: <text:a xlink:type="simple" xlink:href="https://www.ukrinform.ua/rubric-world/3729972-ctrilaninu-v-aeroportu-kisineva-vidkriv-gromadanin-tadzikistanu.html" text:style-name="Internet_20_link" text:visited-style-name="Visited_20_Internet_20_Link">
https://www.ukrinform.ua/rubric-world/3729972-ctrilaninu-v-aeroportu-kisineva-vidkriv-gromadanin-tadzikistanu.html</text:a>
</text:p>
      <!--NEWS-->
      <text:h text:style-name="P10" text:outline-level="1">
<text:span text:style-name="T4">
Ukraine will strengthen cooperation with international partners on artillery shells - Zelensky</text:span>
</text:h>
      <text:p text:style-name="P4">
Authors: Ukrinform (Person)</text:p>
      <text:p text:style-name="P4">
Publisher: Укринформ (Organization)</text:p>
      <text:p text:style-name="P4">
Published Time: 2023-06-30T20:17:00+03:00</text:p>
      <text:p text:style-name="P4">
Modified Time: 2023-06-30T20:17:00+03:00</text:p>
      <text:p text:style-name="P4">
Description: Ukraine will intensify cooperation with international partners on artillery shells for the Ukrainian military.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Боєприпаси', 'Зеленський', 'Війна з Росією', 'Артилерія']</text:p>
      <text:p text:style-name="P4">
Type: Article</text:p>
      <!--METADATA-->
      <text:p text:style-name="P4">
<draw:frame draw:style-name="fr1" draw:name="Image199" text:anchor-type="as-char" svg:width="6.9236in" svg:height="3.956343in" draw:z-index="0">
<draw:image xlink:href="../Images/yкринформ/2023-06-30T20-17-00-03-00/630_360_1685119271-129.jpeg" xlink:type="simple" xlink:show="embed" xlink:actuate="onLoad" draw:mime-type="image/jpeg"/>
</draw:frame>
Ukraine will help cooperate with international partners on artillery shells for the Ukrainian military.</text:p>
      <text:p text:style-name="P4">
President Volodymyr Zelenskyy said this in his <text:a xlink:type="simple" xlink:href="https://t.me/V_Zelenskiy_official/6788" text:style-name="Internet_20_link" text:visited-style-name="Visited_20_Internet_20_Link">
appeal</text:a>
, reports Ukrinform.</text:p>
      <text:p text:style-name="P4">
"They considered at the rate of supply of ammunition for artillery. For the East, for the half. And though at the maximum our work with partners for the projectiles for Ukrainian soldiers, we will make it even more active. Strengthening our <text:a xlink:type="simple" xlink:href="https://www.ukrinform.ua/tag-artileria" text:style-name="Internet_20_link" text:visited-style-name="Visited_20_Internet_20_Link">
artillery</text:a>
Obviously priority, and all people have received additional tasks today, "the President said.</text:p>
      <text:p text:style-name="P4">
*!(https://www.ukrinform.ua/rubric-ato/3729618-u-ssa-rozgladaut-mozlivist-peredaci-ukraini-kasetnih-snaradiv-zmi.html)He noted that today we have the promotion of our troops on all the premises of active actions.</text:p>
      <text:p text:style-name="P4">
As it was reported, President Vladimir <text:a xlink:type="simple" xlink:href="https://www.ukrinform.ua/rubric-ato/3729817-na-stavci-dorucili-posiliti-zahist-na-pivnicnomu-napramku-zelenskij.html" text:style-name="Internet_20_link" text:visited-style-name="Visited_20_Internet_20_Link">
Zelensky held another meeting</text:a>
Supreme High Commander on the situation on the front and threats from Belarus.</text:p>
      <text:p text:style-name="P4">
News Source: <text:a xlink:type="simple" xlink:href="https://www.ukrinform.ua/rubric-ato/3729974-ukraina-posilit-spivpracu-z-miznarodnimi-partnerami-sodo-artilerijskih-snaradiv-zelenskij.html" text:style-name="Internet_20_link" text:visited-style-name="Visited_20_Internet_20_Link">
https://www.ukrinform.ua/rubric-ato/3729974-ukraina-posilit-spivpracu-z-miznarodnimi-partnerami-sodo-artilerijskih-snaradiv-zelenskij.html</text:a>
</text:p>
      <!--NEWS-->
      <text:h text:style-name="P10" text:outline-level="1">
<text:span text:style-name="T4">
In the Kherson region, the Russian military is undermined on their mines, which has established previous rotation</text:span>
</text:h>
      <text:p text:style-name="P4">
Authors: Ukrinform (Person)</text:p>
      <text:p text:style-name="P4">
Publisher: Укринформ (Organization)</text:p>
      <text:p text:style-name="P4">
Published Time: 2023-06-30T20:23:59+03:00</text:p>
      <text:p text:style-name="P4">
Modified Time: 2023-06-30T20:23:59+03:00</text:p>
      <text:p text:style-name="P4">
Description: In Sergiyevka of the Kherson region, from June 15 to the present, up to 10 military personnel of Russia was erupted in one of the units of the 5th Army of the Eastern Military District on the Mines, which were installed by previous rotation. - Ukrinform.</text:p>
      <text:p text:style-name="P4">
Images: ['<text:a xlink:type="simple" xlink:href="https://static.ukrinform.com/photos/2023_01/thumb_files/630_360_1673620105-978.jpeg" text:style-name="Internet_20_link" text:visited-style-name="Visited_20_Internet_20_Link">
630_360_16736...</text:a>
']</text:p>
      <text:p text:style-name="P4">
Tags: ['Генштаб', 'Херсонщина', 'Мінування', 'Російські військові', 'Війна з Росією']</text:p>
      <text:p text:style-name="P4">
Type: Article</text:p>
      <!--METADATA-->
      <text:p text:style-name="P4">
<draw:frame draw:style-name="fr1" draw:name="Image200" text:anchor-type="as-char" svg:width="6.9236in" svg:height="3.956343in" draw:z-index="0">
<draw:image xlink:href="../Images/yкринформ/2023-06-30T20-23-59-03-00/630_360_1673620105-978.jpeg" xlink:type="simple" xlink:show="embed" xlink:actuate="onLoad" draw:mime-type="image/jpeg"/>
</draw:frame>
From June 15 to the current units of the 5th Army of the Eastern Military District on Mines, which were installed by previous rotation, up to 10 military personnel of Russia.</text:p>
      <text:p text:style-name="P4">
This was informed by the press service of the General Staff of the Armed Forces of Ukraine in <text:a xlink:type="simple" xlink:href="https://www.facebook.com/GeneralStaff.ua/posts/pfbid02Z5gPgJTa4ae3pe1AAce7bPe573v3e4b5zA14Vbfh3aXCgGcCgKgZG2qJXHhyZJ6Rl" text:style-name="Internet_20_link" text:visited-style-name="Visited_20_Internet_20_Link">
Facebook</text:a>
Having published the prompt information as of 18.00 on June 30, 2023, the Russian invasion, Ukrinform reports.</text:p>
      <text:p text:style-name="P4">
“Russian occupation troops continue to kill each other on the battlefield. So in the settlement of Sergiyivka of Kherson region, after conducting a rotation in positions, from June 15 to now, in one of the units of the 5th Army of the Eastern Military District, up to 10 military services. which are established by previous year, ”the message reads.</text:p>
      <text:p text:style-name="P4">
<text:span text:style-name="T4">
 Read also: </text:span>
 <text:a xlink:type="simple" xlink:href="https://www.ukrinform.ua/rubric-ato/3729955-na-shodi-jdut-vazki-boi-na-pivdni-vorog-namagaetsa-zupiniti-prosuvanna-sil-oboroni.html" text:style-name="Internet_20_link" text:visited-style-name="Visited_20_Internet_20_Link">
in the east there are heavy battles, in the south the enemy tries to imitate the promotion of defense forces</text:a>
According to the General Staff, the Russians continue the looting and the use of civil medical infrastructure of temporarily occupied settlements for providing a assistance to their wounded servicemen.</text:p>
      <text:p text:style-name="P4">
“In the settlement of Novopskov, Luhansk region <text:a xlink:type="simple" xlink:href="https://www.ukrinform.ua/tag-rosijski-vijskovi" text:style-name="Internet_20_link" text:visited-style-name="Visited_20_Internet_20_Link">
Russian servicemen</text:a>
The furniture from the maternity hospital was downloaded to military cars and taken out in a unique direction, and the territory of the maternity hospital itself is built under the field hospital, ”the message said.</text:p>
      <text:p text:style-name="P4">
<text:span text:style-name="T4">
 Read also: </text:span>
 <text:a xlink:type="simple" xlink:href="https://www.ukrinform.ua/rubric-ato/3729968-vijskovi-za-dobu-znisili-sist-rajoniv-zoseredzenna-voroga-ta-stanciu-reb.html" text:style-name="Internet_20_link" text:visited-style-name="Visited_20_Internet_20_Link">
military per day <text:span text:style-name="T4">
 Destroy </text:span>
 six areas of concentration and station of RBs</text:a>
As it was reported, in the Pokrovsky Zaporizhzhya region engineering units of Russian troops are changed by private land plots of locals who have been territory controlled by Ukraine.</text:p>
      <text:p text:style-name="P4">
News Source: <text:a xlink:type="simple" xlink:href="https://www.ukrinform.ua/rubric-ato/3729977-na-hersonsini-rosijski-vijskovi-pidrivautsa-na-svoih-minah-aki-vstanovila-poperedna-rotacia.html" text:style-name="Internet_20_link" text:visited-style-name="Visited_20_Internet_20_Link">
https://www.ukrinform.ua/rubric-ato/3729977-na-hersonsini-rosijski-vijskovi-pidrivautsa-na-svoih-minah-aki-vstanovila-poperedna-rotacia.html</text:a>
</text:p>
      <!--NEWS-->
      <text:h text:style-name="P10" text:outline-level="1">
<text:span text:style-name="T4">
The second authorized economic operator - the State Customs Service appeared in Ukraine</text:span>
</text:h>
      <text:p text:style-name="P4">
Authors: Ukrinform (Person)</text:p>
      <text:p text:style-name="P4">
Publisher: Укринформ (Organization)</text:p>
      <text:p text:style-name="P4">
Published Time: 2023-06-30T20:37:00+03:00</text:p>
      <text:p text:style-name="P4">
Modified Time: 2023-06-30T20:37:00+03:00</text:p>
      <text:p text:style-name="P4">
Description: Epicenter K has received the status of an authorized economic operator (AEE). - Ukrinform.</text:p>
      <text:p text:style-name="P4">
Images: ['<text:a xlink:type="simple" xlink:href="https://static.ukrinform.com/photos/2020_11/thumb_files/630_360_1605169802-760.jpg" text:style-name="Internet_20_link" text:visited-style-name="Visited_20_Internet_20_Link">
630_360_16051...</text:a>
']</text:p>
      <text:p text:style-name="P4">
Tags: ['Мито', 'Транзит', 'Епіцентр', 'Митний кодекс']</text:p>
      <text:p text:style-name="P4">
Type: Article</text:p>
      <!--METADATA-->
      <text:p text:style-name="P4">
<draw:frame draw:style-name="fr1" draw:name="Image201" text:anchor-type="as-char" svg:width="6.9236in" svg:height="3.956343in" draw:z-index="0">
<draw:image xlink:href="../Images/yкринформ/2023-06-30T20-37-00-03-00/630_360_1605169802-760.jpg" xlink:type="simple" xlink:show="embed" xlink:actuate="onLoad" draw:mime-type="image/jpeg"/>
</draw:frame>
Epicenter K has received the status of an authorized economic operator(Aeo).</text:p>
      <text:p text:style-name="P4">
Як передає Укрінформ, про це повідомляє Держмитслужба у <text:a xlink:type="simple" xlink:href="https://www.facebook.com/UkraineCustoms/posts/pfbid02Egv4SeD1kPkbbrjz8gsvG4AWM9UPbHUSXSWPFzspqb38KSHvatAYr9bcJc3FrQR3l" text:style-name="Internet_20_link" text:visited-style-name="Visited_20_Internet_20_Link">
 Фейсбуці.</text:a>
"Epicenter K is the second enterprise in Ukraine, which has received the status of authorized economic operator," - the message reads.</text:p>
      <text:p text:style-name="P4">
The State Customs Service states that the existence of AEO status gives the enterprise the priority and faster access to the simplification provided for by the Customs Code of Ukraine, and the Convention on the Joint Procedure <text:a xlink:type="simple" xlink:href="https://www.ukrinform.ua/tag-tranzit" text:style-name="Internet_20_link" text:visited-style-name="Visited_20_Internet_20_Link">
Transit</text:a>
.</text:p>
      <text:p text:style-name="P4">
From now on, the company has several advantages, in particular, the execution of customs formalities for goods in a primary order, reducing the automated system of risk management of the forms and volumes of customs control over the goods of the enterprise.</text:p>
      <text:p text:style-name="P4">
<text:span text:style-name="T4">
 Read also: </text:span>
 [the government has approved amendments to the Customs Code to simplify the transfer(https://www.ukrinform.ua/rubric-society/3723712-urad-shvaliv-zmini-do-mitnogo-kodeksu-sodo-sprosenna-peremisenna-vantaziv-zsu.html)The State Customs Service draws the attention of enterprises that plan to obtain authorization AAEO, which in October 2022 amended the Customs Code of Ukraine, which is a matter of fact: restrictions on enterprises that can claim statuso, depending on their role in the international supply chain, excluded sedimentation. The term of carrying out the customs authorities of conformity of the enterprise, as well as the number of simultaneously submitted applications for the provision of authorization, which may be considered in the customs authorities. The possibility of taking into account the purpose of assessment of compliance in the enterprise of authorization is also significantly reduced for the purpose of assessment of the enterprise and significantly reduced for the period of action of martial laws of solvency and solvency liquidity.</text:p>
      <text:p text:style-name="P4">
Currently, there are 14 applications of the AEE authorization at different stages of the State Customs Service.</text:p>
      <text:p text:style-name="P4">
<text:span text:style-name="T4">
 Read also: </text:span>
 <text:a xlink:type="simple" xlink:href="https://www.ukrinform.ua/rubric-economy/3710483-tovaroobig-nablizivsa-do-34-milardiv-z-akimi-krainami-i-cim-torgue-ukraina.html" text:style-name="Internet_20_link" text:visited-style-name="Visited_20_Internet_20_Link">
<text:span text:style-name="T4">
 turnover </text:span>
 approached $ 34 billion: with which Ukrainians and what Ukraine is trading</text:a>
</text:p>
      <text:p text:style-name="P4">
As it was reported, in March 2021, the first enterprise to receive AEE authored, was the public joint -stock company "Jay International"(Kremenchuk).</text:p>
      <text:p text:style-name="P4">
News Source: <text:a xlink:type="simple" xlink:href="https://www.ukrinform.ua/rubric-economy/3729984-v-ukraini-zavivsa-drugij-avtorizovanij-ekonomicnij-operator-derzmitsluzba.html" text:style-name="Internet_20_link" text:visited-style-name="Visited_20_Internet_20_Link">
https://www.ukrinform.ua/rubric-economy/3729984-v-ukraini-zavivsa-drugij-avtorizovanij-ekonomicnij-operator-derzmitsluzba.html</text:a>
</text:p>
      <!--NEWS-->
      <text:h text:style-name="P10" text:outline-level="1">
<text:span text:style-name="T4">
Zelensky announced extremely important weeks in foreign policy</text:span>
</text:h>
      <text:p text:style-name="P4">
Authors: Ukrinform (Person)</text:p>
      <text:p text:style-name="P4">
Publisher: Укринформ (Organization)</text:p>
      <text:p text:style-name="P4">
Published Time: 2023-06-30T20:38:00+03:00</text:p>
      <text:p text:style-name="P4">
Modified Time: 2023-06-30T20:38:00+03:00</text:p>
      <text:p text:style-name="P4">
Description: President Volodymyr Zelenskyy announced that the next weeks will be active for Ukraine in the field of foreign policy. - Ukrinform.</text:p>
      <text:p text:style-name="P4">
Images: ['<text:a xlink:type="simple" xlink:href="https://static.ukrinform.com/photos/2023_06/thumb_files/630_360_1687943415-494.jpeg" text:style-name="Internet_20_link" text:visited-style-name="Visited_20_Internet_20_Link">
630_360_16879...</text:a>
']</text:p>
      <text:p text:style-name="P4">
Tags: ['Президент', 'Політика', 'Зеленський']</text:p>
      <text:p text:style-name="P4">
Type: Article</text:p>
      <!--METADATA-->
      <text:p text:style-name="P4">
<draw:frame draw:style-name="fr1" draw:name="Image202" text:anchor-type="as-char" svg:width="6.9236in" svg:height="3.956343in" draw:z-index="0">
<draw:image xlink:href="../Images/yкринформ/2023-06-30T20-38-00-03-00/630_360_1687943415-494.jpeg" xlink:type="simple" xlink:show="embed" xlink:actuate="onLoad" draw:mime-type="image/jpeg"/>
</draw:frame>
The Presidential Lordir Zelensky announced that the next weeks will be active for Ukraine in the foreign policy.</text:p>
      <text:p text:style-name="P4">
Zelensky said this in his <text:a xlink:type="simple" xlink:href="https://t.me/V_Zelenskiy_official/6788" text:style-name="Internet_20_link" text:visited-style-name="Visited_20_Internet_20_Link">
appeal</text:a>
, reports Ukrinform.</text:p>
      <text:p text:style-name="P4">
"He spent several substantive preparatory meetings today - both about domestic context in our country, appropriate internal measures and in international measures. The extremely important period of foreign policy begins. This is the work for the sake of expanding peace through expanding our security, our alliances and cooperation," the president said, " .</text:p>
      <text:p text:style-name="P4">
<text:span text:style-name="T4">
 Read also: </text:span>
 <text:a xlink:type="simple" xlink:href="https://www.ukrinform.ua/rubric-ato/3729974-ukraina-posilit-spivpracu-z-miznarodnimi-partnerami-sodo-artilerijskih-snaradiv-zelenskij.html" text:style-name="Internet_20_link" text:visited-style-name="Visited_20_Internet_20_Link">
Ukraine will strengthen cooperation with <text:span text:style-name="T4">
 international </text:span>
 partners of artillery shells - Zelensky</text:a>
He stressed that the next weeks will be extremely active, and the positions of our state are clearly defined. According to him, "Ukrainian officials know what to do."</text:p>
      <text:p text:style-name="P4">
As it was reported, Vladimir <text:a xlink:type="simple" xlink:href="https://www.ukrinform.ua/rubric-vidbudova/3729961-modulni-budinki-ta-socialne-zitlo-zelenskij-podakuvav-vlasniku-wasatch-group-za-dopomogu-ukraini.html" text:style-name="Internet_20_link" text:visited-style-name="Visited_20_Internet_20_Link">
Zelensky met with American Businessman</text:a>
And the patron, founder and executive director of WWASatch Group delma Lay Hansen.</text:p>
      <text:p text:style-name="P4">
Photo: Presidential Office</text:p>
      <text:p text:style-name="P4">
News Source: <text:a xlink:type="simple" xlink:href="https://www.ukrinform.ua/rubric-polytics/3729981-zelenskij-anonsuvav-nadzvicajno-aktivni-tizni-v-zovnisnij-politici.html" text:style-name="Internet_20_link" text:visited-style-name="Visited_20_Internet_20_Link">
https://www.ukrinform.ua/rubric-polytics/3729981-zelenskij-anonsuvav-nadzvicajno-aktivni-tizni-v-zovnisnij-politici.html</text:a>
</text:p>
      <!--NEWS-->
      <text:h text:style-name="P10" text:outline-level="1">
<text:span text:style-name="T4">
Ukrainian women gave way to Bulgaria basketball players at the euro-2023 start (U18)</text:span>
</text:h>
      <text:p text:style-name="P4">
Authors: Ukrinform (Person)</text:p>
      <text:p text:style-name="P4">
Publisher: Укринформ (Organization)</text:p>
      <text:p text:style-name="P4">
Published Time: 2023-06-30T20:48:00+03:00</text:p>
      <text:p text:style-name="P4">
Modified Time: 2023-06-30T20:48:00+03:00</text:p>
      <text:p text:style-name="P4">
Description: In the starting match of the group tournament of the Junior Championship of Europe in basketball (players under 18 years), the girl's national team of Ukraine lost to the team of Bulgaria. - Ukrinform.</text:p>
      <text:p text:style-name="P4">
Images: ['<text:a xlink:type="simple" xlink:href="https://static.ukrinform.com/photos/2023_06/thumb_files/630_360_1688147248-907.jpg" text:style-name="Internet_20_link" text:visited-style-name="Visited_20_Internet_20_Link">
630_360_16881...</text:a>
']</text:p>
      <text:p text:style-name="P4">
Tags: ['Баскетбол']</text:p>
      <text:p text:style-name="P4">
Type: Article</text:p>
      <!--METADATA-->
      <text:p text:style-name="P4">
<draw:frame draw:style-name="fr1" draw:name="Image203" text:anchor-type="as-char" svg:width="6.9236in" svg:height="3.956343in" draw:z-index="0">
<draw:image xlink:href="../Images/yкринформ/2023-06-30T20-48-00-03-00/630_360_1688147248-907.jpg" xlink:type="simple" xlink:show="embed" xlink:actuate="onLoad" draw:mime-type="image/jpeg"/>
</draw:frame>
Untart match of the group tournament of the Junior Championship of Europe in basketball(Players up to 18 years old)The girl's national team lost to the team of Bulgaria.</text:p>
      <text:p text:style-name="P4">
The match in Sofia ended in favor of Lord's Eurobasket-2023 with a score of67: 54(19:6, 13:12, 28:18, 7:18), reports Ukrinform.</text:p>
      <text:p text:style-name="P4">
The next match in the Division in Ukrainka will be held on July 1 against the national team of Sweden.</text:p>
      <text:p text:style-name="P4">
At the group stage of Euro-2023 the national team of Ukraine(U18)It will also play anti -Slovakia and Estonia.</text:p>
      <text:p text:style-name="P4">
<text:span text:style-name="T4">
 Read also: </text:span>
 ["Prometheus" will represent Ukraine in <text:span text:style-name="T4">
 basketball </text:span>
(https://www.ukrinform.ua/rubric-sports/3729487-prometej-predstavlatime-ukrainu-v-basketbolnomu-evrokubku.html)The playoffs will be released by the two best teams from the group, and the three best prefabrications of Europe will be the owners of vouchers to the division A.</text:p>
      <text:p text:style-name="P4">
Photo: FBU.</text:p>
      <text:p text:style-name="P4">
News Source: <text:a xlink:type="simple" xlink:href="https://www.ukrinform.ua/rubric-sports/3729986-ukrainki-postupilisa-basketbolistkam-bolgarii-na-starti-evro2023-u18.html" text:style-name="Internet_20_link" text:visited-style-name="Visited_20_Internet_20_Link">
https://www.ukrinform.ua/rubric-sports/3729986-ukrainki-postupilisa-basketbolistkam-bolgarii-na-starti-evro2023-u18.html</text:a>
</text:p>
      <!--NEWS-->
      <text:h text:style-name="P10" text:outline-level="1">
<text:span text:style-name="T4">
Though take and shoot: the Russian military in Ukraine is not to die and they want to die</text:span>
</text:h>
      <text:p text:style-name="P4">
Authors: Ukrinform (Person)</text:p>
      <text:p text:style-name="P4">
Publisher: Укринформ (Organization)</text:p>
      <text:p text:style-name="P4">
Published Time: 2023-06-30T20:50:00+03:00</text:p>
      <text:p text:style-name="P4">
Modified Time: 2023-06-30T20:50:00+03:00</text:p>
      <text:p text:style-name="P4">
Description: Russian servicemen in Ukraine are in difficult conditions and express their desire to die or injure themselve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Перехоплення', 'Розвідка', 'Російські військові', 'Війна з Росією']</text:p>
      <text:p text:style-name="P4">
Type: Article</text:p>
      <!--METADATA-->
      <text:p text:style-name="P4">
<draw:frame draw:style-name="fr1" draw:name="Image204" text:anchor-type="as-char" svg:width="6.9236in" svg:height="3.956343in" draw:z-index="0">
<draw:image xlink:href="../Images/yкринформ/2023-06-30T20-50-00-03-00/630_360_1668461240-442.jpg" xlink:type="simple" xlink:show="embed" xlink:actuate="onLoad" draw:mime-type="image/jpeg"/>
</draw:frame>
Russian servicemen in Ukraine are in difficult conditions and express their desire to die or injure themselves.</text:p>
      <text:p text:style-name="P4">
This is stated in the conversation of a Russian serviceman with an acquaintance, whose audio recording was published in <text:a xlink:type="simple" xlink:href="https://t.me/DIUkraine/2504" text:style-name="Internet_20_link" text:visited-style-name="Visited_20_Internet_20_Link">
telegram</text:a>
The press service of the Main Directorate of Intelligence of the Ministry of Defense of Ukraine, reports.</text:p>
      <text:p text:style-name="P4">
“The nerves are missing, shot(me - row.), though I am compelled, ”said Russia.</text:p>
      <text:p text:style-name="P4">
The woman, for her part, expressed his excitement with these words.</text:p>
      <text:p text:style-name="P4">
“Everything is tired. Walk, these oaks are pulled. There are oaks 6 meters. Pine, it is not possible to lift. Every day of God is this(Complex - ed.)work. Dig, dig, pull ... every time everything is new and new(Head - ed.)Comes, the whispering turns the fan. As he called(in the middle.)... коротше, що ми з села. А!Скот... і там образили з ніг до голови, ми — ніхто”, - заявив військовий РФ.</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text:span text:style-name="T4">
ЗСУ</text:span>
 <text:span text:style-name="T4">
продовжують</text:span>
 <text:span text:style-name="T4">
тиснути</text:span>
 на <text:span text:style-name="T4">
російських</text:span>
<text:span text:style-name="T4">
загарбників</text:span>
 на <text:span text:style-name="T4">
півдні</text:span>
 – <text:span text:style-name="T4">
Гуменюк</text:span>
 </text:a>
According to him, "men are already crying here."</text:p>
      <text:p text:style-name="P4">
“Though take and shoot. Here, the 300s are taken out; sewed, went a little at home and(Arrived - ed.)back. We were gathering a 300th yesterday. Everything, nerves are giving out in general, ”he said.</text:p>
      <text:p text:style-name="P4">
Video: [Main Directorate of Intelligence of the MoD of Ukraine]](https://www.youtube.com/watch?v=67rxRuJK1S4&amp;t=0s)GUR is assured that for each <text:a xlink:type="simple" xlink:href="https://www.ukrinform.ua/tag-vijskovi-zlocini" text:style-name="Internet_20_link" text:visited-style-name="Visited_20_Internet_20_Link">
military crime</text:a>
, made against Ukraine, there will be a fair retribution.</text:p>
      <text:p text:style-name="P4">
As it was reported, on June 20, the GUR said that the military personnel of Russia <text:a xlink:type="simple" xlink:href="https://www.ukrinform.ua/rubric-ato/3725526-vijskovosluzbovcam-rf-ne-daut-informacii-pro-vtrati-v-ukraini-perehoplenna.html" text:style-name="Internet_20_link" text:visited-style-name="Visited_20_Internet_20_Link">
unpaid about real losses</text:a>
Their troops in Ukraine, although they themselves are aware that the loss of losses is very high.</text:p>
      <text:p text:style-name="P4">
News Source: <text:a xlink:type="simple" xlink:href="https://www.ukrinform.ua/rubric-ato/3729987-hoc-beri-i-strilajsa-rosijski-vijskovi-v-ukraini-niut-i-hocut-pomerti.html" text:style-name="Internet_20_link" text:visited-style-name="Visited_20_Internet_20_Link">
https://www.ukrinform.ua/rubric-ato/3729987-hoc-beri-i-strilajsa-rosijski-vijskovi-v-ukraini-niut-i-hocut-pomerti.html</text:a>
</text:p>
      <!--NEWS-->
      <text:h text:style-name="P10" text:outline-level="1">
<text:span text:style-name="T4">
In Irpen began a large -scale project to replace windows in damaged homes</text:span>
</text:h>
      <text:p text:style-name="P4">
Authors: Ukrinform (Person)</text:p>
      <text:p text:style-name="P4">
Publisher: Укринформ (Organization)</text:p>
      <text:p text:style-name="P4">
Published Time: 2023-06-30T21:01:00+03:00</text:p>
      <text:p text:style-name="P4">
Modified Time: 2023-06-30T21:01:00+03:00</text:p>
      <text:p text:style-name="P4">
Description: A large -scale project was launched in Irpen to replace windows in the city's homes affected by a full -scale invasion. - Ukrinform.</text:p>
      <text:p text:style-name="P4">
Images: ['<text:a xlink:type="simple" xlink:href="https://static.ukrinform.com/photos/2023_06/thumb_files/630_360_1688148171-3639.jpeg" text:style-name="Internet_20_link" text:visited-style-name="Visited_20_Internet_20_Link">
630_360_16881...</text:a>
']</text:p>
      <text:p text:style-name="P4">
Tags: ['Будинок', 'Ірпінь', 'Київщина', 'Війна з Росією', 'Відбудова']</text:p>
      <text:p text:style-name="P4">
Type: Article</text:p>
      <!--METADATA-->
      <text:p text:style-name="P4">
<draw:frame draw:style-name="fr1" draw:name="Image205" text:anchor-type="as-char" svg:width="6.9236in" svg:height="3.956343in" draw:z-index="0">
<draw:image xlink:href="../Images/yкринформ/2023-06-30T21-01-00-03-00/630_360_1688148171-3639.jpeg" xlink:type="simple" xlink:show="embed" xlink:actuate="onLoad" draw:mime-type="image/jpeg"/>
</draw:frame>
In Irpenistrtica, a large -scale project was replaced by windows in the city's homes, which were affected by a full -scale invasion.</text:p>
      <text:p text:style-name="P4">
About it in <text:a xlink:type="simple" xlink:href="https://www.facebook.com/100091315017222/posts/pfbid01QL5Qc4JmM4QiHzLGFFHPxuETyQ6NxcEoThy1cUWMXkzXoXGrsFHXjn3sLRikDDvl/" text:style-name="Internet_20_link" text:visited-style-name="Visited_20_Internet_20_Link">
Facebook</text:a>
Ruslan Kravchenko, the head of the Kyiv Regional Military Administration, reported, Ukrinform reports.</text:p>
      <text:p text:style-name="P4">
“A large -scale project was launched in Irpen to replace windows in the city's homes, which were stated as a result of a full -scale invasion. It is about the installation of almost 300 private homes and at 141 multi -storey facilities, ” - said Kokravchenko.</text:p>
      <text:p text:style-name="P4">
</text:p>
      <text:p text:style-name="P4">
<text:a xlink:type="simple" xlink:href="https://static.ukrinform.com/photos/2023_06/1688148170-4029.jpeg" text:style-name="Internet_20_link" text:visited-style-name="Visited_20_Internet_20_Link">
 </text:a>
 <text:a xlink:type="simple" xlink:href="https://static.ukrinform.com/photos/2023_06/1688148170-9961.jpeg" text:style-name="Internet_20_link" text:visited-style-name="Visited_20_Internet_20_Link">
</text:a>
 <text:a xlink:type="simple" xlink:href="https://static.ukrinform.com/photos/2023_06/1688148171-3092.jpeg" text:style-name="Internet_20_link" text:visited-style-name="Visited_20_Internet_20_Link">
</text:a>
 <text:a xlink:type="simple" xlink:href="https://static.ukrinform.com/photos/2023_06/1688148171-7511.jpeg" text:style-name="Internet_20_link" text:visited-style-name="Visited_20_Internet_20_Link">
</text:a>
 <text:a xlink:type="simple" xlink:href="https://static.ukrinform.com/photos/2023_06/1688148171-7514.jpeg" text:style-name="Internet_20_link" text:visited-style-name="Visited_20_Internet_20_Link">
</text:a>
 <text:a xlink:type="simple" xlink:href="https://static.ukrinform.com/photos/2023_06/1688148171-3639.jpeg" text:style-name="Internet_20_link" text:visited-style-name="Visited_20_Internet_20_Link">
<draw:frame draw:style-name="fr1" draw:name="Image212" text:anchor-type="as-char" svg:width="6.9236in" svg:height="3.956343in" draw:z-index="0">
<draw:image xlink:href="../Images/yкринформ/2023-06-30T21-01-00-03-00/630_360_1688148171-3639.jpeg" xlink:type="simple" xlink:show="embed" xlink:actuate="onLoad" draw:mime-type="image/jpeg"/>
</draw:frame>
</text:a>
 <text:a xlink:type="simple" xlink:href="https://static.ukrinform.com/photos/2023_06/1688148171-3244.jpeg" text:style-name="Internet_20_link" text:visited-style-name="Visited_20_Internet_20_Link">
</text:a>
 <text:a xlink:type="simple" xlink:href="https://static.ukrinform.com/photos/2023_06/1688148171-8355.jpeg" text:style-name="Internet_20_link" text:visited-style-name="Visited_20_Internet_20_Link">
</text:a>
 <text:a xlink:type="simple" xlink:href="https://static.ukrinform.com/photos/2023_06/1688148172-5369.jpeg" text:style-name="Internet_20_link" text:visited-style-name="Visited_20_Internet_20_Link">
</text:a>
 <text:a xlink:type="simple" xlink:href="https://static.ukrinform.com/photos/2023_06/1688148172-4514.jpeg" text:style-name="Internet_20_link" text:visited-style-name="Visited_20_Internet_20_Link">
</text:a>
He noted that thanks to the support of a non -profit organization Globalempowerment Mission(GEM)In partnership with Howard G. Buffett's fund(HGBF)The windows will actually be replaced with all Irpen sites where there is a need.</text:p>
      <text:p text:style-name="P4">
</text:p>
      <text:p text:style-name="P4">
“We understand that some residents of the city immediately after the de -occupation made it. But many do not have the money because the scale of the destruction, ”Kravchenko emphasized.</text:p>
      <text:p text:style-name="P4">
<text:span text:style-name="T4">
 Readmetas: </text:span>
 <text:a xlink:type="simple" xlink:href="https://www.ukrinform.ua/rubric-vidbudova/3728636-na-kiivsini-vze-vidnovili-ponad-12-tisac-obektiv.html" text:style-name="Internet_20_link" text:visited-style-name="Visited_20_Internet_20_Link">
in Kyiv region already restored more than 12 thousand objects</text:a>
The head of Kova reported that today the first party is installed in the private sector opposite the LCD "Irpinsky Lipki". There are currently 31 homes damaged by the Russians. Another 30 will be built from scratch.</text:p>
      <text:p text:style-name="P4">
Further installation of windows will be carried out on other sites of the city. The work is planned to be stored in 2-3 months.</text:p>
      <text:p text:style-name="P4">
In addition, the installation will also be held in 3 educational institutions of Kyiv region, in particular, a special school for children with visual impairments, Rzhyshchiv and Brovarsky professional lyceums. Windows will also be installed in damaged homes of Vyshzhgorod district and Gostomel.</text:p>
      <text:p text:style-name="P4">
<text:span text:style-name="T4">
 Read also: </text:span>
 <text:a xlink:type="simple" xlink:href="https://www.ukrinform.ua/rubric-vidbudova/3726858-na-kiivsini-pocali-vstanovluvati-vikna-u-poskodzenih-obstrilami-budinkah.html" text:style-name="Internet_20_link" text:visited-style-name="Visited_20_Internet_20_Link">
in the Kyiv region began to install windows in damaged houses</text:a>
“I am grateful to international partners for their help. Together we do everything to make people turn to their homes. We return life to the settlement of the settlements of the Petikyevshchyna, ”Kravchenko stressed.</text:p>
      <text:p text:style-name="P4">
As reported by Ukrinform, 10.5 thousand buildings were damaged during Irpen's occupation, of which 2501 were complete or severely destroy(https://www.ukrinform.ua/rubric-regions/3529209-zbitki-irpena-vid-vijni-z-rosieu-skladaut-922-miljoni-kse.html) .</text:p>
      <text:p text:style-name="P4">
News Source: <text:a xlink:type="simple" xlink:href="https://www.ukrinform.ua/rubric-vidbudova/3729990-v-irpeni-rozpocali-masstabnij-proekt-iz-zamini-vikon-u-poskodzenih-budinkah.html" text:style-name="Internet_20_link" text:visited-style-name="Visited_20_Internet_20_Link">
https://www.ukrinform.ua/rubric-vidbudova/3729990-v-irpeni-rozpocali-masstabnij-proekt-iz-zamini-vikon-u-poskodzenih-budinkah.html</text:a>
</text:p>
      <!--NEWS-->
      <text:h text:style-name="P10" text:outline-level="1">
<text:span text:style-name="T4">
The people of Ukraine were awarded the German Prize for Peace and Human Rights</text:span>
</text:h>
      <text:p text:style-name="P4">
Authors: Ukrinform (Person)</text:p>
      <text:p text:style-name="P4">
Publisher: Укринформ (Organization)</text:p>
      <text:p text:style-name="P4">
Published Time: 2023-06-30T21:02:00+03:00</text:p>
      <text:p text:style-name="P4">
Modified Time: 2023-06-30T21:02:00+03:00</text:p>
      <text:p text:style-name="P4">
Description: In Germany, the Leo Kopelev Prize for Peace and Human Rights in 2023 was awarded the whole Ukrainian people. The award will be awarded to the mayor of Kiev Vitaliy Klitschko and his brother Vladimir Klitschko, the paramedic of Yulia "Tyri" by Paevskaya and Kharkiv human rights group. - Ukrinform.</text:p>
      <text:p text:style-name="P4">
Images: ['<text:a xlink:type="simple" xlink:href="https://static.ukrinform.com/photos/2021_12/thumb_files/630_360_1640719116-564.jpg" text:style-name="Internet_20_link" text:visited-style-name="Visited_20_Internet_20_Link">
630_360_16407...</text:a>
']</text:p>
      <text:p text:style-name="P4">
Tags: ['Німеччина', 'Права людини', 'Премія', 'Україна']</text:p>
      <text:p text:style-name="P4">
Type: Article</text:p>
      <!--METADATA-->
      <text:p text:style-name="P4">
<draw:frame draw:style-name="fr1" draw:name="Image219" text:anchor-type="as-char" svg:width="6.9236in" svg:height="3.956343in" draw:z-index="0">
<draw:image xlink:href="../Images/yкринформ/2023-06-30T21-02-00-03-00/630_360_1640719116-564.jpg" xlink:type="simple" xlink:show="embed" xlink:actuate="onLoad" draw:mime-type="image/jpeg"/>
</draw:frame>
The UNIMECHINA AWARD OF THE LIV KOPLEVA For peace and human rights in 2023 the whole Ukrainian people were awarded. The award will be awarded to the mayor of Kyiv Vitaliy Klitschut his brother Vladimir Klitschko, the paramedic of Yulia Tyri by Paevskaya Tharkiv Human Rights Group.</text:p>
      <text:p text:style-name="P4">
This was reported by the press service of the Leo Kopelev Foundation on Friday, June 30, Ukrinform reports with reference to <text:a xlink:type="simple" xlink:href="https://www.dw.com/uk/premiu-imeni-lva-kopeleva-2023-prisudili-narodu-ukraini/a-66081135" text:style-name="Internet_20_link" text:visited-style-name="Visited_20_Internet_20_Link">
DW</text:a>
.</text:p>
      <text:p text:style-name="P4">
"Lev Kopelev, who was born and raised in the capital of Ukraine in Kyiv, devoted his life to the struggle for peace and human rights. We are convinced that today he was bizardly in defense its own freedom of anti -Russian aggression, " - the message reads.</text:p>
      <text:p text:style-name="P4">
"Brothers Klitschk, multiple boxing champions, fight the Antiputin Army in Ukraine, which, violating all the rules of international law, leads a ruthless against the Ukrainian population," the message reads.</text:p>
      <text:p text:style-name="P4">
<text:span text:style-name="T4">
 Read also: </text:span>
 [rescuers transferred a reward for ** awards(https://www.ukrinform.ua/rubric-society/3722715-ratuvalniki-peredali-vinagorodu-za-premiu-saharova-dla-united24.html)The organizers explained the decision to invite the Prize to Yulia Paevsk. "In Ukraine, Taira is a real folk heroine," the fund said. She, reminiscent of the organizers, helped the wounded and saved the life of Mariupol's siege, filmed events with the help of a breast camera and transmitted the video from international journalists.</text:p>
      <text:p text:style-name="P4">
Meanwhile, the Kharkiv Human Rights Group provides support to internal refugees removes facts and certificates of <text:a xlink:type="simple" xlink:href="https://www.ukrinform.ua/tag-vijskovi-zlocini" text:style-name="Internet_20_link" text:visited-style-name="Visited_20_Internet_20_Link">
war crimes</text:a>
In order to bring as soon as possible as soon as possible to court, there is a prescription.</text:p>
      <text:p text:style-name="P4">
The award will be awarded on October 22 in the central hall of the Cologne Regional Savings Cash. The solemn speech will be made by the deputy and former pre -president of the Bundestag Wolfgang Shoible. The Kopelev Prize has been handed over to Levakopelev in Cologne, since 2001, and does not provide for monetary rewards.<text:span text:style-name="T4">
 Read also: </text:span>
 [First Lady received the international <text:span text:style-name="T4">
 award </text:span>
 for contribution of ochoron mental health of Ukrainians]](https://www.ukrinform.ua/rubric-society/3723511-persa-ledi-otrimala-miznarodnu-premiu-za-vnesok-v-ohoronu-psihicnogo-zdorova-ukrainciv.html)In different years, the Kharkiv Claim Protective Group of Kharkiv Lawyer and singer and Maidan activist Ruslanalizhchko, a Russian sociologist from Levada-Center Lev Gudkov, Haltrust, which deals with the Memorial, Memorial, Memorial, Memorial, became the winners Doctors Ammari Zakarius and Abdulkader Abdulrakim and Dresden Initiative from the rescue of refugees in the Mediterranean Mission Lifeline.</text:p>
      <text:p text:style-name="P4">
The public organization "Leo Kopelev" was founded by friends and associates after his death in 1998 in Cologne. Its purpose is to continue the figure for humanity, peace and human rights.</text:p>
      <text:p text:style-name="P4">
News Source: <text:a xlink:type="simple" xlink:href="https://www.ukrinform.ua/rubric-society/3729989-narodu-ukraini-prisudili-nimecku-premiu-za-mir-ta-prava-ludini.html" text:style-name="Internet_20_link" text:visited-style-name="Visited_20_Internet_20_Link">
https://www.ukrinform.ua/rubric-society/3729989-narodu-ukraini-prisudili-nimecku-premiu-za-mir-ta-prava-ludini.html</text:a>
</text:p>
      <!--NEWS-->
      <text:h text:style-name="P10" text:outline-level="1">
<text:span text:style-name="T4">
US against any state to assist Putin in killing Ukrainians-White House</text:span>
</text:h>
      <text:p text:style-name="P4">
Authors: Ukrinform (Person)</text:p>
      <text:p text:style-name="P4">
Publisher: Укринформ (Organization)</text:p>
      <text:p text:style-name="P4">
Published Time: 2023-06-30T21:16:00+03:00</text:p>
      <text:p text:style-name="P4">
Modified Time: 2023-06-30T21:16:00+03:00</text:p>
      <text:p text:style-name="P4">
Description: The United States continues to defend clearly that neither China nor any other country should contribute to Russia in aggression against Ukraine and help it bypassing sanctions.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Китай', 'Санкції', 'США', 'Білий дім', 'Війна з Росією']</text:p>
      <text:p text:style-name="P4">
Type: Article</text:p>
      <!--METADATA-->
      <text:p text:style-name="P4">
<draw:frame draw:style-name="fr1" draw:name="Image220" text:anchor-type="as-char" svg:width="6.9236in" svg:height="3.956343in" draw:z-index="0">
<draw:image xlink:href="../Images/yкринформ/2023-06-30T21-16-00-03-00/630_360_1472621188-8020.jpg" xlink:type="simple" xlink:show="embed" xlink:actuate="onLoad" draw:mime-type="image/jpeg"/>
</draw:frame>
The connection continues to defend clearly that neither China nor any other must facilitate Russia in aggression against Ukraine and help it on-law.</text:p>
      <text:p text:style-name="P4">
The Coordinator of the White House National Security Council Jonkirby stated this at a pressing, Ukrinform correspondent reports.</text:p>
      <text:p text:style-name="P4">
“In relation to China, we have clearly stated that we do not want any country to lighten Putin to kill Ukrainians. We do not want any state to maintain the process of bringing it accountable, ”he said.</text:p>
      <text:p text:style-name="P4">
Kirby noted that China makes its own decisions, so the United States clearly detained their position in this matter.</text:p>
      <text:p text:style-name="P4">
"We have very clearly expressed our concern because such countries as Chinese others do not join international sanctions and do not make all possible consciences in order to hold Putin responsible," the US administration said.</text:p>
      <text:p text:style-name="P4">
<text:span text:style-name="T4">
 Read also: </text:span>
 <text:a xlink:type="simple" xlink:href="https://www.ukrinform.ua/rubric-ato/3728079-ssa-vvazaut-so-putin-ne-gotovij-zastosuvati-adernu-zbrou-v-ukraini-ci-deinde.html" text:style-name="Internet_20_link" text:visited-style-name="Visited_20_Internet_20_Link">
USA believe Putin is not ready to use nuclear in Ukraine or anywhere</text:a>
At the same time, he said, the United States believes that “China can potentially play a role in maintaining peaceful settlement(in Ukraine - ed.)through negotiation".</text:p>
      <text:p text:style-name="P4">
In this connection, Kirby called the fact that Xi Jinping had a conversation with Zelensky moistened. "We encourage you to continue this dialogue," the White House representative said.</text:p>
      <text:p text:style-name="P4">
He also positively appreciated the appointment <text:a xlink:type="simple" xlink:href="https://www.ukrinform.ua/tag-kitaj" text:style-name="Internet_20_link" text:visited-style-name="Visited_20_Internet_20_Link">
China</text:a>
Special Representative in Ukraine. "We will be hovering to be frank and open with China regarding the development of in Ukraine and for our part, we will continue to support Ukraine," Baiden's administration added.</text:p>
      <text:p text:style-name="P4">
<text:span text:style-name="T4">
 Read also: </text:span>
 <text:a xlink:type="simple" xlink:href="https://www.ukrinform.ua/rubric-world/3725513-ssa-dokladaut-zusil-abi-rosia-ne-mogla-uhilatisa-vid-sankcij-bilij-dim.html" text:style-name="Internet_20_link" text:visited-style-name="Visited_20_Internet_20_Link">
USA is making efforts to prevent Russia from evasion - <text:span text:style-name="T4">
 White </text:span>
 <text:span text:style-name="T4">
 Home </text:span>
</text:a>
</text:p>
      <text:p text:style-name="P4">
News Source: <text:a xlink:type="simple" xlink:href="https://www.ukrinform.ua/rubric-polytics/3729992-ssa-proti-togo-sob-budaka-derzava-spriala-putinu-u-vbivstvi-ukrainciv-bilij-dim.html" text:style-name="Internet_20_link" text:visited-style-name="Visited_20_Internet_20_Link">
https://www.ukrinform.ua/rubric-polytics/3729992-ssa-proti-togo-sob-budaka-derzava-spriala-putinu-u-vbivstvi-ukrainciv-bilij-dim.html</text:a>
</text:p>
      <!--NEWS-->
      <text:h text:style-name="P10" text:outline-level="1">
<text:span text:style-name="T4">
In Kharkiv region can forcibly evacuate children from five border villages - Synugubov</text:span>
</text:h>
      <text:p text:style-name="P4">
Authors: Ukrinform (Person)</text:p>
      <text:p text:style-name="P4">
Publisher: Укринформ (Organization)</text:p>
      <text:p text:style-name="P4">
Published Time: 2023-06-30T21:24:00+03:00</text:p>
      <text:p text:style-name="P4">
Modified Time: 2023-06-30T21:24:00+03:00</text:p>
      <text:p text:style-name="P4">
Description: The issue of forced evacuation of children from the five border villages of the Volchansk community in Kharkiv region is considered.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іти', 'Евакуація', 'Синєгубов', 'Єдині новини']</text:p>
      <text:p text:style-name="P4">
Type: Article</text:p>
      <!--METADATA-->
      <text:p text:style-name="P4">
<draw:frame draw:style-name="fr1" draw:name="Image221" text:anchor-type="as-char" svg:width="6.9236in" svg:height="3.956343in" draw:z-index="0">
<draw:image xlink:href="../Images/yкринформ/2023-06-30T21-24-00-03-00/630_360_1685537728-468.jpg" xlink:type="simple" xlink:show="embed" xlink:actuate="onLoad" draw:mime-type="image/jpeg"/>
</draw:frame>
The issue of compulsory evacuation of children from the five border community in Kharkiv region is considered.</text:p>
      <text:p text:style-name="P4">
Oleg Synigubov, the head of the Kharkiv Regional Military Administration, said this on the national telephone "Unified News", reported by Ukrinform.</text:p>
      <text:p text:style-name="P4">
“In the Vovchansk direction daily shelling. We already have an appeal from the city's administration for forced <text:a xlink:type="simple" xlink:href="https://www.ukrinform.ua/tag-evakuacia" text:style-name="Internet_20_link" text:visited-style-name="Visited_20_Internet_20_Link">
evacuation</text:a>
children from five settlements that are part of the Volchansk Territorial Community. This appeal is considered and, most likely, it will be accepted, ”Synugubov said.</text:p>
      <text:p text:style-name="P4">
He noted that there are places for placement of families with children in Kharkiv and other areas of the region, safer than the border.</text:p>
      <text:p text:style-name="P4">
<text:span text:style-name="T4">
 Read also: </text:span>
 <text:a xlink:type="simple" xlink:href="https://www.ukrinform.ua/rubric-regions/3729959-diti-z-internatu-na-mikolaivsini-akih-nezakonno-vivezli-do-rf-perebuvaut-u-gruzii.html" text:style-name="Internet_20_link" text:visited-style-name="Visited_20_Internet_20_Link">
children from boarding school at <text:span text:style-name="T4">
 Nikolaev </text:span>
 Shchini, who have been illegal to the Russian Federation, are in Georgia</text:a>
“3.5 thousand places were reserved in Kharkiv in dormitories of higher education institutions. People can live there as much as they need, ” - said Synogubov.</text:p>
      <text:p text:style-name="P4">
It was reported that in Kharkiv region fighting continues in the Kupyansk district, whose settlements have already evacuated all children. Also fired at Izium, Kharkiv, Bogodukhiv, Chuguev districts, in particular Vovchansk, in which there are now about three thousand inhabitants(Digging - nearly 17 thousand).</text:p>
      <text:p text:style-name="P4">
News Source: <text:a xlink:type="simple" xlink:href="https://www.ukrinform.ua/rubric-regions/3729993-na-harkivsini-mozut-primusovo-evakuuvati-ditej-iz-pati-prikordonnih-sil-sinegubov.html" text:style-name="Internet_20_link" text:visited-style-name="Visited_20_Internet_20_Link">
https://www.ukrinform.ua/rubric-regions/3729993-na-harkivsini-mozut-primusovo-evakuuvati-ditej-iz-pati-prikordonnih-sil-sinegubov.html</text:a>
</text:p>
      <!--NEWS-->
      <text:h text:style-name="P10" text:outline-level="1">
<text:span text:style-name="T4">
During the presidency of Sweden in the EU managed to unite Europe in support of Ukraine - Ursula von der Lyen</text:span>
</text:h>
      <text:p text:style-name="P4">
Authors: Ukrinform (Person)</text:p>
      <text:p text:style-name="P4">
Publisher: Укринформ (Organization)</text:p>
      <text:p text:style-name="P4">
Published Time: 2023-06-30T21:33:00+03:00</text:p>
      <text:p text:style-name="P4">
Modified Time: 2023-06-30T21:33:00+03:00</text:p>
      <text:p text:style-name="P4">
Description: Ursula von Der Lyen thanked Sweden for the "very successful" presidency in the EU, the term of which is coming to an end today, and noted the role of this country in ensuring the unity of efforts to support Ukraine in the fight against Russian aggression. - Ukrinform.</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Швеція', 'Фон дер Ляєн', 'Війна з Росією']</text:p>
      <text:p text:style-name="P4">
Type: Article</text:p>
      <!--METADATA-->
      <text:p text:style-name="P4">
<draw:frame draw:style-name="fr1" draw:name="Image222" text:anchor-type="as-char" svg:width="6.9236in" svg:height="3.956343in" draw:z-index="0">
<draw:image xlink:href="../Images/yкринформ/2023-06-30T21-33-00-03-00/630_360_1685526282-448.jpg" xlink:type="simple" xlink:show="embed" xlink:actuate="onLoad" draw:mime-type="image/jpeg"/>
</draw:frame>
Ursula Lyen's fountain thanked Sweden for the "very successful" EU presidency, the term of which the end of the end today, and noted the role of this country in ensuring the unity of support for Ukraine in the fight against Russian aggression.</text:p>
      <text:p text:style-name="P4">
The leader of the European Commission stated this in Brussels during a press conference with the suside of a two -day meeting of the European Council, the latter for the Swedish chairman in the EU, reports Ukrinform correspondent.</text:p>
      <text:p text:style-name="P4">
“During your presidency, it was possible to form a strong unity of Europe with Ukraine. We saw during the weekend attempts by the Wagner Group and the obvious cracks in the Putin system. It is now time to have a double -level support for Ukraine, and this has been manifested in the discussion of many topics, for example, from a military point of view, at the initiative of your presidency, ”Ursula von Der Lyen was, when he addressed the Prime Minister of Sweden, Ulfacisterrson.</text:p>
      <text:p text:style-name="P4">
She recalled that during the Swedish presidency of the EU country, it agreed to use 2 billion euros from the European Peace Fund commissioned for Ukraine. According to the President of the European Commission, Ukraine has already stored more than 220 thousand shells and more than 2000 missiles. Thus, it is advisable to move to a certain goal: to put 1 millionaire shells in Ukraine over the next 12 months.</text:p>
      <text:p text:style-name="P4">
<text:span text:style-name="T4">
 Read also: </text:span>
 <text:a xlink:type="simple" xlink:href="https://www.ukrinform.ua/rubric-ato/3729974-ukraina-posilit-spivpracu-z-miznarodnimi-partnerami-sodo-artilerijskih-snaradiv-zelenskij.html" text:style-name="Internet_20_link" text:visited-style-name="Visited_20_Internet_20_Link">
Ukraine will strengthen cooperation with international partners about artillery <text:span text:style-name="T4">
 projectiles </text:span>
 - Zelensky</text:a>
“By the end of the year we had to provide training for 30,000 Ukrainian servicemen. We have already reached 24 thousand, so we are exacerbating the pace of achievement of the goal, in particular, thanks to a helpful presidency, ”von Der Lyen said.</text:p>
      <text:p text:style-name="P4">
According to her, from a financial point of view, for almost 500 days of war, the EU and its members provided assistance to Ukraine in the amount of more than 70 million euros. Last week, the European Commission transferred 9 million euros from a total macro -financial assistance package of 18 billion euros, designed for 2023.</text:p>
      <text:p text:style-name="P4">
Last week, the EU approved the 11th Package of Sanctions against Russia, aimed mainly at eliminating weaknesses and combating the sanction against the aggressor country.*!(https://www.ukrinform.ua/rubric-ato/3729925-es-aktivno-obgovoruvatime-garantii-bezpeki-dla-ukraini-vprodovz-nastupnih-tizniv-fon-der-laen.html)“We were very successful during your presidency in eliminating one preference for our competitiveness. It is about prices of nanergy. Wholesale electricity prices are now 80% lower than during the prices in August last year. Gas prices - 90% are lower. It is a collective European achievement, but it required many well -coordinated people, ”the President of the European Commission emphasized.</text:p>
      <text:p text:style-name="P4">
It was reported that on June 29-30, the EU Summit took place in Brussels. The leaders of the countries of the European Union have considered, in particular, the situation in Ukraine and confirmed the non -assertive determination to continue to support our state in the fight against anti -Russian aggression as long as it will be necessary, which provides for the provision of political, economic, financial, military and humanitarian assistance.</text:p>
      <text:p text:style-name="P4">
Tomorrow, July 1, the EU presidency relay is accepted by Spain.</text:p>
      <text:p text:style-name="P4">
<text:span text:style-name="T5">
Foto: Globalist.it</text:span>
</text:p>
      <text:p text:style-name="P4">
News Source: <text:a xlink:type="simple" xlink:href="https://www.ukrinform.ua/rubric-polytics/3729995-pid-cas-golovuvanna-svecii-v-es-vdalosa-obednati-evropu-v-pidtrimci-ukraini-ursula-fon-der-laen.html" text:style-name="Internet_20_link" text:visited-style-name="Visited_20_Internet_20_Link">
https://www.ukrinform.ua/rubric-polytics/3729995-pid-cas-golovuvanna-svecii-v-es-vdalosa-obednati-evropu-v-pidtrimci-ukraini-ursula-fon-der-laen.html</text:a>
</text:p>
      <!--NEWS-->
      <text:h text:style-name="P10" text:outline-level="1">
<text:span text:style-name="T4">
Smoke from forest fires in Canada reached Afghanistan</text:span>
</text:h>
      <text:p text:style-name="P4">
Authors: Ukrinform (Person)</text:p>
      <text:p text:style-name="P4">
Publisher: Укринформ (Organization)</text:p>
      <text:p text:style-name="P4">
Published Time: 2023-06-30T21:36:00+03:00</text:p>
      <text:p text:style-name="P4">
Modified Time: 2023-06-30T21:36:00+03:00</text:p>
      <text:p text:style-name="P4">
Description: Smoke from large -scale forest fires in Canada spread to Afghanistan and Siberia across the Atlantic. - Ukrinform.</text:p>
      <text:p text:style-name="P4">
Images: ['<text:a xlink:type="simple" xlink:href="https://static.ukrinform.com/photos/2023_06/thumb_files/630_360_1688150015-868.jpg" text:style-name="Internet_20_link" text:visited-style-name="Visited_20_Internet_20_Link">
630_360_16881...</text:a>
']</text:p>
      <text:p text:style-name="P4">
Tags: ['Афганістан', 'Канада', 'Пожежа', 'Супутник']</text:p>
      <text:p text:style-name="P4">
Type: Article</text:p>
      <!--METADATA-->
      <text:p text:style-name="P4">
<draw:frame draw:style-name="fr1" draw:name="Image223" text:anchor-type="as-char" svg:width="6.9236in" svg:height="3.956343in" draw:z-index="0">
<draw:image xlink:href="../Images/yкринформ/2023-06-30T21-36-00-03-00/630_360_1688150015-868.jpg" xlink:type="simple" xlink:show="embed" xlink:actuate="onLoad" draw:mime-type="image/jpeg"/>
</draw:frame>
The smoke of the waste forest fires in Canada spread to Afghanistan and Siberia through the Atlantic Ocean.</text:p>
      <text:p text:style-name="P4">
As Ukrinform reports, it reports <text:a xlink:type="simple" xlink:href="https://www.space.com/34-image-day.html" text:style-name="Internet_20_link" text:visited-style-name="Visited_20_Internet_20_Link">
Space.com</text:a>
.</text:p>
      <text:p text:style-name="P4">
In the picture of the Japanese meteorological satellite Himawari 9, the cloud of blue -speech frozen over the Asian continent, covering an area of more than one million -qual kilometers.</text:p>
      <text:p text:style-name="P4">
<text:span text:style-name="T5">
Foto: Space.com</text:span>
</text:p>
      <text:p text:style-name="P4">
The satellite made the photos from its location to geostationary orbiting 36 thousand kilometers above the ground.</text:p>
      <text:p text:style-name="P4">
A scientist from the British National Land Surveillance Center has processed a satellite image and highlighted a cloud of smoke with a red contour.</text:p>
      <text:p text:style-name="Quotations">

<text:p text:style-name="P4">
IT'S NOT ONLY CANADA THAT HAS Wildfires. This Video, from Japan's <text:a xlink:type="simple" xlink:href="https://twitter.com/hashtag/Himawari" text:style-name="Internet_20_link" text:visited-style-name="Visited_20_Internet_20_Link">
&gt;
 #Himawari&gt;
</text:a>
weather&gt;
 sat, shows smoke and wildfires in Siberia.  &gt;
  &gt;
  Watch on the left - one cluster of fires is powerful enough to trigger a&gt;
 HUGE thunderstorm! &gt;
  &gt;
  These storms are known as PyroCbs: <text:a xlink:type="simple" xlink:href="https://t.co/w8w028Jp08" text:style-name="Internet_20_link" text:visited-style-name="Visited_20_Internet_20_Link">
 https://t.co/w8w028Jp08&gt;
 </text:a>
<text:a xlink:type="simple" xlink:href="https://t.co/xvssV3Fh7i" text:style-name="Internet_20_link" text:visited-style-name="Visited_20_Internet_20_Link">
 pic.twitter.com/xvssV3Fh7i&gt;
 </text:a>
&gt;
&gt;
 — Simon Proud(@Simon_Sat)<text:a xlink:type="simple" xlink:href="https://twitter.com/simon_sat/status/1674746416550297607" text:style-name="Internet_20_link" text:visited-style-name="Visited_20_Internet_20_Link">
 June 30, 2023&gt;
 </text:a>
“It's Smoke from Canadian <text:a xlink:type="simple" xlink:href="https://www.ukrinform.ua/tag-pozeza" text:style-name="Internet_20_link" text:visited-style-name="Visited_20_Internet_20_Link">
fires</text:a>
. He went through the Atlantic and Europe and now extends from Afghanistan Dozer Baikal, ”<text:a xlink:type="simple" xlink:href="https://twitter.com/simon_sat/status/1674514550656315392" text:style-name="Internet_20_link" text:visited-style-name="Visited_20_Internet_20_Link">
wrote</text:a>
Land in Twitter.</text:p>

</text:p>
      <text:p text:style-name="P4">
<text:span text:style-name="T4">
 Read also: </text:span>
 [Number of forest fires in <text:span text:style-name="T4">
 Canada </text:span>
 by 2050 - minister(https://www.ukrinform.ua/rubric-world/3720806-kilkist-lisovih-pozez-u-kanadi-do-2050-roku-podvoitsa-ministr.html)As reported by Ukrinform, since the beginning of the year in Canada, about 2.7 million hectares of forest have been destroyed in Canada, which is comparable to the area of the entire Kiev region.</text:p>
      <text:p text:style-name="P4">
<text:span text:style-name="T5">
Foto: Euronews</text:span>
</text:p>
      <text:p text:style-name="P4">
News Source: <text:a xlink:type="simple" xlink:href="https://www.ukrinform.ua/rubric-world/3729996-dim-vid-lisovih-pozez-u-kanadi-sagnuv-afganistanu.html" text:style-name="Internet_20_link" text:visited-style-name="Visited_20_Internet_20_Link">
https://www.ukrinform.ua/rubric-world/3729996-dim-vid-lisovih-pozez-u-kanadi-sagnuv-afganistanu.html</text:a>
</text:p>
      <!--NEWS-->
      <text:h text:style-name="P10" text:outline-level="1">
<text:span text:style-name="T4">
The Russians fired Antonovka in Kherson region - a family with a child was injured</text:span>
</text:h>
      <text:p text:style-name="P4">
Authors: Ukrinform (Person)</text:p>
      <text:p text:style-name="P4">
Publisher: Укринформ (Organization)</text:p>
      <text:p text:style-name="P4">
Published Time: 2023-06-30T21:42:00+03:00</text:p>
      <text:p text:style-name="P4">
Modified Time: 2023-06-30T21:42:00+03:00</text:p>
      <text:p text:style-name="P4">
Description: The Russian army fired a dwelling house in Antonivka - a family with a six -year -old child was injur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Обстріл', 'Поранені', 'Лікарня']</text:p>
      <text:p text:style-name="P4">
Type: Article</text:p>
      <!--METADATA-->
      <text:p text:style-name="P4">
<draw:frame draw:style-name="fr1" draw:name="Image225" text:anchor-type="as-char" svg:width="6.9236in" svg:height="3.956343in" draw:z-index="0">
<draw:image xlink:href="../Images/yкринформ/2023-06-30T21-42-00-03-00/630_360_1654768443-794.jpg" xlink:type="simple" xlink:show="embed" xlink:actuate="onLoad" draw:mime-type="image/jpeg"/>
</draw:frame>
The Russian army fired at an apartment building in Antonovka - the family was injured in a sixteen -year -old child.</text:p>
      <text:p text:style-name="P4">
According to Ukrinform, Alexander Proudin, the head of the Kherson Regional Military Administration, reports in <text:a xlink:type="simple" xlink:href="https://t.me/olexandrprokudin/832" text:style-name="Internet_20_link" text:visited-style-name="Visited_20_Internet_20_Link">
telegram</text:a>
.</text:p>
      <text:p text:style-name="P4">
"A 6-year-old boy was diagnosed with a medium-sized leg injury. A 79-year-old man and a 42-year-old woman were also given a hostile injury," the report reads.</text:p>
      <text:p text:style-name="P4">
<text:span text:style-name="T4">
 Read also: </text:span>
 <text:a xlink:type="simple" xlink:href="https://www.ukrinform.ua/rubric-ato/3729651-rosiani-vranci-obstrilali-herson-ta-oblast-e-poraneni.html" text:style-name="Internet_20_link" text:visited-style-name="Visited_20_Internet_20_Link">
Russians in the morning <text:span text:style-name="T4">
 fire </text:span>
 fir Kherson and area, Eporanne</text:a>
All the victims were hospitalized, <text:a xlink:type="simple" xlink:href="https://www.ukrinform.ua/tag-bolnica" text:style-name="Internet_20_link" text:visited-style-name="Visited_20_Internet_20_Link">
doctors</text:a>
provide them with the necessary medical care.</text:p>
      <text:p text:style-name="P4">
As reported by UkrNform, on June 29 in Kherson as a result of a Russian blow <text:a xlink:type="simple" xlink:href="https://www.ukrinform.ua/rubric-ato/3729351-udar-pro-hersonu-zaginuli-dvoe-civilnih-se-dvoe-poraneni.html" text:style-name="Internet_20_link" text:visited-style-name="Visited_20_Internet_20_Link">
two -humanities were killed</text:a>
, two more people received burns.</text:p>
      <text:p text:style-name="P4">
News Source: <text:a xlink:type="simple" xlink:href="https://www.ukrinform.ua/rubric-ato/3729999-rosiani-obstrilali-antonivku-na-hersonsini-postrazdala-rodina-z-ditinou.html" text:style-name="Internet_20_link" text:visited-style-name="Visited_20_Internet_20_Link">
https://www.ukrinform.ua/rubric-ato/3729999-rosiani-obstrilali-antonivku-na-hersonsini-postrazdala-rodina-z-ditinou.html</text:a>
</text:p>
      <!--NEWS-->
      <text:h text:style-name="P10" text:outline-level="1">
<text:span text:style-name="T4">
Ukraine hopes to help Spain to get influence in Latin America - Zelensky</text:span>
</text:h>
      <text:p text:style-name="P4">
Authors: Ukrinform (Person)</text:p>
      <text:p text:style-name="P4">
Publisher: Укринформ (Organization)</text:p>
      <text:p text:style-name="P4">
Published Time: 2023-06-30T21:43:50+03:00</text:p>
      <text:p text:style-name="P4">
Modified Time: 2023-06-30T21:43:50+03:00</text:p>
      <text:p text:style-name="P4">
Description: President Volodymyr Zelenskyy expects that during the presidency of Spain in the EC Council, Ukraine will be able to influence Latin America. - Ukrinform.</text:p>
      <text:p text:style-name="P4">
Images: ['<text:a xlink:type="simple" xlink:href="https://static.ukrinform.com/photos/2023_06/thumb_files/630_360_1687808366-528.jpeg" text:style-name="Internet_20_link" text:visited-style-name="Visited_20_Internet_20_Link">
630_360_16878...</text:a>
']</text:p>
      <text:p text:style-name="P4">
Tags: ['Іспанія', 'Україна', 'Латинська Америка', 'Зеленський', 'Війна з Росією', 'Формула миру']</text:p>
      <text:p text:style-name="P4">
Type: Article</text:p>
      <!--METADATA-->
      <text:p text:style-name="P4">
<draw:frame draw:style-name="fr1" draw:name="Image226" text:anchor-type="as-char" svg:width="6.9236in" svg:height="3.956343in" draw:z-index="0">
<draw:image xlink:href="../Images/yкринформ/2023-06-30T21-43-50-03-00/630_360_1687808366-528.jpeg" xlink:type="simple" xlink:show="embed" xlink:actuate="onLoad" draw:mime-type="image/jpeg"/>
</draw:frame>
The Presidential Lordir Zelensky expects that during the presidency of Spain in the Council of ECUkraine will be able to get influence in Latin America.</text:p>
      <text:p text:style-name="P4">
According to Ukrinform, the agency [Reuters] reports it(https://www.reuters.com/world/ukraine-hopes-win-over-latam-through-spains-eu-presidency-2023-06-30/).</text:p>
      <text:p text:style-name="P4">
On Friday, on the eve of the visit of Prime Minister of Spain Pedro Sanchez, Volodymyr Zelenskyy stated that several unnamed countries blocked the request sent to him by Sanchez, to participate in the EU Latin American Summit in Brussels on July 17-18.</text:p>
      <text:p text:style-name="P4">
"We have a formula of peace and Pedro supported us very much. It conducts a constant dialogue with Zlatin America, and they listen to it, it is a fact. But I will open that some Latin America countries block this decision and Caescaping," Zelensky said.</text:p>
      <text:p text:style-name="P4">
"I want them not only to join <text:a xlink:type="simple" xlink:href="https://www.ukrinform.ua/tag-formula-miru" text:style-name="Internet_20_link" text:visited-style-name="Visited_20_Internet_20_Link">
the formula of peace</text:a>
but also opposed the war, "he gave.</text:p>
      <text:p text:style-name="P4">
In an interview, Zelensky also mentioned the need for a specific NATO Ukraine.</text:p>
      <text:p text:style-name="P4">
<text:span text:style-name="T4">
 Read also: </text:span>
 <text:a xlink:type="simple" xlink:href="https://www.ukrinform.ua/rubric-polytics/3728683-ukraina-za-dopomogou-portugalii-hoce-donesti-pravdu-pro-agresiu-rf-do-krain-latinskoi-ameriki.html" text:style-name="Internet_20_link" text:visited-style-name="Visited_20_Internet_20_Link">
Ukraine with the help of Portugal wants to convey the truth of the progression of the Russian Federation to countries <text:span text:style-name="T4">
 Latin </text:span>
 Os America</text:a>
Ukraine cooperates with allies to create broad international support for peace without territorial compromises.</text:p>
      <text:p text:style-name="P4">
Ukrainian and Western officials seek to unite a wide coalition - by clutching large countries that have decided not to provide Ukraine with military assistance not to impose sanctions against the Russian Federation - to strengthen the diplomatic pressure of Namoscva.</text:p>
      <text:p text:style-name="P4">
As it was reported, the Prime Minister of Spain <text:a xlink:type="simple" xlink:href="https://www.ukrinform.ua/rubric-polytics/3729513-premer-ispanii-vidvidae-ukrainu-v-persij-den-golovuvanna-v-radi-es.html" text:style-name="Internet_20_link" text:visited-style-name="Visited_20_Internet_20_Link">
Pedro Sanches will visit Ukraine</text:a>
On the first day of the presidency of the EU. President of Ukraine Volodymyr Zelensky is convinced that this is a historic time to start negotiations on Ukraine's membership in the EU.</text:p>
      <text:p text:style-name="P4">
On July 1, Spain will begin its six-year presidency in the EU Council in accordance with the dose of rotation between 27 Member States.</text:p>
      <text:p text:style-name="P4">
_ Photo: Presidential Office _</text:p>
      <text:p text:style-name="P4">
News Source: <text:a xlink:type="simple" xlink:href="https://www.ukrinform.ua/rubric-polytics/3729998-ukraina-spodivaetsa-na-dopomogu-ispanii-sob-otrimati-vpliv-u-latinskij-americi-zelenskij.html" text:style-name="Internet_20_link" text:visited-style-name="Visited_20_Internet_20_Link">
https://www.ukrinform.ua/rubric-polytics/3729998-ukraina-spodivaetsa-na-dopomogu-ispanii-sob-otrimati-vpliv-u-latinskij-americi-zelenskij.html</text:a>
</text:p>
      <!--NEWS-->
      <text:h text:style-name="P10" text:outline-level="1">
<text:span text:style-name="T4">
The Ukrainian national team holds the third position in the team standings of the III European Games</text:span>
</text:h>
      <text:p text:style-name="P4">
Authors: Ukrinform (Person)</text:p>
      <text:p text:style-name="P4">
Publisher: Укринформ (Organization)</text:p>
      <text:p text:style-name="P4">
Published Time: 2023-06-30T21:54:29+03:00</text:p>
      <text:p text:style-name="P4">
Modified Time: 2023-06-30T21:54:29+03:00</text:p>
      <text:p text:style-name="P4">
Description: In Krakow (Poland) III European Games are ongoing. - Ukrinform.</text:p>
      <text:p text:style-name="P4">
Images: ['<text:a xlink:type="simple" xlink:href="https://static.ukrinform.com/photos/2023_06/thumb_files/630_360_1688151228-392.jpg" text:style-name="Internet_20_link" text:visited-style-name="Visited_20_Internet_20_Link">
630_360_16881...</text:a>
']</text:p>
      <text:p text:style-name="P4">
Tags: ['Європейські ігри']</text:p>
      <text:p text:style-name="P4">
Type: Article</text:p>
      <!--METADATA-->
      <text:p text:style-name="P4">
<draw:frame draw:style-name="fr1" draw:name="Image227" text:anchor-type="as-char" svg:width="6.9236in" svg:height="3.956343in" draw:z-index="0">
<draw:image xlink:href="../Images/yкринформ/2023-06-30T21-54-29-03-00/630_360_1688151228-392.jpg" xlink:type="simple" xlink:show="embed" xlink:actuate="onLoad" draw:mime-type="image/jpeg"/>
</draw:frame>
In Krakow(Poland)The III European Games are ongoing.</text:p>
      <text:p text:style-name="P4">
In the overall team standings of the competition, which will end on July 2, the leader of the prefabricateditali, in which 79 awards are assets(24 - gold, 23 - silver, 32 - bronze), reports Ukrinform.</text:p>
      <text:p text:style-name="P4">
In the second position - athletes of Spain - 49(19, 13, 17).</text:p>
      <text:p text:style-name="P4">
Третє місце у списку посідає збірна України - 36 (19, 10, 7).</text:p>
      <text:p text:style-name="P4">
До топ-10 також входять Німеччина - 47 (14, 11, 22), France - 50(13, 14,23), Poland - 40(11, 17, 12), UK - 36(9, 6, 21), Hungary - 25(7, 8, 10), Netherlands - 16(7, 5, 4)and Austria - 17(7, 4, 6).</text:p>
      <text:p text:style-name="P4">
<text:span text:style-name="T4">
Читайте також:</text:span>
 <text:a xlink:type="simple" xlink:href="https://www.ukrinform.ua/rubric-sports/3729939-hiznak-vijsov-u-final-bokserskogo-turniru-evropejskih-igor.html" text:style-name="Internet_20_link" text:visited-style-name="Visited_20_Internet_20_Link">
 Хижняк вийшов у фінал боксерського турніру Європейськихігор </text:a>
It should be noted that at the first European Games in 2019, Ukrainians won 51 Nahoroda(16, 17, 18).</text:p>
      <text:p text:style-name="P4">
Фото: EOC.</text:p>
      <text:p text:style-name="P4">
News Source: <text:a xlink:type="simple" xlink:href="https://www.ukrinform.ua/rubric-sports/3730001-zbirna-ukraini-utrimue-tretu-poziciu-u-komandnomu-zaliku-iii-evropejskih-igor.html" text:style-name="Internet_20_link" text:visited-style-name="Visited_20_Internet_20_Link">
https://www.ukrinform.ua/rubric-sports/3730001-zbirna-ukraini-utrimue-tretu-poziciu-u-komandnomu-zaliku-iii-evropejskih-igor.html</text:a>
</text:p>
      <!--NEWS-->
      <text:h text:style-name="P10" text:outline-level="1">
<text:span text:style-name="T4">
Russian hackers send fake letters about vacations for the military of the Armed Forces</text:span>
</text:h>
      <text:p text:style-name="P4">
Authors: Ukrinform (Person)</text:p>
      <text:p text:style-name="P4">
Publisher: Укринформ (Organization)</text:p>
      <text:p text:style-name="P4">
Published Time: 2023-06-30T21:56:00+03:00</text:p>
      <text:p text:style-name="P4">
Modified Time: 2023-06-30T21:56:00+03:00</text:p>
      <text:p text:style-name="P4">
Description: The Russians carry out physhing attacks, sending letters to e -mail addresses that allegedly concerned with an increase in vacations for servicemen. - Ukrinform.</text:p>
      <text:p text:style-name="P4">
Images: ['<text:a xlink:type="simple" xlink:href="https://static.ukrinform.com/photos/2020_08/thumb_files/630_360_1597991697-815.jpg" text:style-name="Internet_20_link" text:visited-style-name="Visited_20_Internet_20_Link">
630_360_15979...</text:a>
']</text:p>
      <text:p text:style-name="P4">
Tags: ['Фейк', 'Кібербезпека', 'Хакери', 'Військові', 'Лист', 'Відпустка', 'Війна з Росією']</text:p>
      <text:p text:style-name="P4">
Type: Article</text:p>
      <!--METADATA-->
      <text:p text:style-name="P4">
<draw:frame draw:style-name="fr1" draw:name="Image228" text:anchor-type="as-char" svg:width="6.9236in" svg:height="3.956343in" draw:z-index="0">
<draw:image xlink:href="../Images/yкринформ/2023-06-30T21-56-00-03-00/630_360_1597991697-815.jpg" xlink:type="simple" xlink:show="embed" xlink:actuate="onLoad" draw:mime-type="image/jpeg"/>
</draw:frame>
The Russians conduct physhing attack, sending letters to e -mail addresses that are allegedly increased by an increase in vacations for servicemen.</text:p>
      <text:p text:style-name="P4">
About it in <text:a xlink:type="simple" xlink:href="http://t.me/AFUStratCom/18737" text:style-name="Internet_20_link" text:visited-style-name="Visited_20_Internet_20_Link">
telegram</text:a>
He informed the Cent -strategic Communications of the Armed Forces, Ukrinform reports.</text:p>
      <text:p text:style-name="P4">
"The enemy conducts a phishing attack on installed e -mail addresses. Do not open such a letter or click on the files added to the letter and to the link in the letter," the message reads.</text:p>
      <text:p text:style-name="P4">
The Stratcom was published a screen of such a letter, which lists the topic - "Increasing the leave for servicemen" of authorship allegedly Major Semen Petrov.</text:p>
      <text:p text:style-name="P4">
The message states that the clarification of Law No. 9342 on surcharges and increased receipts for <text:a xlink:type="simple" xlink:href="https://www.ukrinform.ua/tag-vijskovi" text:style-name="Internet_20_link" text:visited-style-name="Visited_20_Internet_20_Link">
military</text:a>
, signed by President Volodymyr Zelenskyy, is allegedly contained on the website of the Ministry of Defense for attached link.</text:p>
      <text:p text:style-name="P4">
<text:span text:style-name="T4">
 Read also: </text:span>
 <text:a xlink:type="simple" xlink:href="https://www.ukrinform.ua/rubric-technology/3726316-hakeri-z-rf-namagautsa-otrimati-dostup-do-postovih-skrinok-koristuvaciv-ukrnet.html" text:style-name="Internet_20_link" text:visited-style-name="Visited_20_Internet_20_Link">
Hackers from the Russian Federation Attack the mailboxes of usersUkr.net</text:a>
“Make a letter like phishing. If the letter has come to the electronic mail address, inform the relevant cybersecurity and wealthy subdivision, provide this information with a cyberincident's response team <text:a xlink:type="simple" xlink:href="http://cert.gov.ua/contact-us" text:style-name="Internet_20_link" text:visited-style-name="Visited_20_Internet_20_Link">
https://cert.gov.ua/contact-us</text:a>
”, -stroke in a stratcom.</text:p>
      <text:p text:style-name="P4">
As it was reported, in early June, Stratkou warned that Russian troops act in information and psychological operations.</text:p>
      <text:p text:style-name="P4">
News Source: <text:a xlink:type="simple" xlink:href="https://www.ukrinform.ua/rubric-ato/3730002-rosijski-hakeri-rozsilaut-fejkovi-listi-pro-vidpustki-dla-vijskovih-zsu.html" text:style-name="Internet_20_link" text:visited-style-name="Visited_20_Internet_20_Link">
https://www.ukrinform.ua/rubric-ato/3730002-rosijski-hakeri-rozsilaut-fejkovi-listi-pro-vidpustki-dla-vijskovih-zsu.html</text:a>
</text:p>
      <!--NEWS-->
      <text:h text:style-name="P10" text:outline-level="1">
<text:span text:style-name="T4">
Shoigu ordered the liquidation of the "Wagner" in the temporarily occupied territory of Ukraine - CPD</text:span>
</text:h>
      <text:p text:style-name="P4">
Authors: Ukrinform (Person)</text:p>
      <text:p text:style-name="P4">
Publisher: Укринформ (Organization)</text:p>
      <text:p text:style-name="P4">
Published Time: 2023-06-30T22:00:00+03:00</text:p>
      <text:p text:style-name="P4">
Modified Time: 2023-06-30T22:00:00+03:00</text:p>
      <text:p text:style-name="P4">
Description: On the order of the Minister of Defense of the Russian Federation, Sergei Shoigu, on June 25, the physical liquidation of the "Wagner" in the temporarily occupied territories of Donetsk and Zaporizhzhya regions began. - Ukrinform.</text:p>
      <text:p text:style-name="P4">
Images: ['<text:a xlink:type="simple" xlink:href="https://static.ukrinform.com/photos/2018_09/thumb_files/630_360_1537854279-8084.jpg" text:style-name="Internet_20_link" text:visited-style-name="Visited_20_Internet_20_Link">
630_360_15378...</text:a>
']</text:p>
      <text:p text:style-name="P4">
Tags: ['Росія', 'Війна', 'ПВК "Вагнера"', 'Шойгу']</text:p>
      <text:p text:style-name="P4">
Type: Article</text:p>
      <!--METADATA-->
      <text:p text:style-name="P4">
<draw:frame draw:style-name="fr1" draw:name="Image229" text:anchor-type="as-char" svg:width="6.9236in" svg:height="3.956343in" draw:z-index="0">
<draw:image xlink:href="../Images/yкринформ/2023-06-30T22-00-00-03-00/630_360_1537854279-8084.jpg" xlink:type="simple" xlink:show="embed" xlink:actuate="onLoad" draw:mime-type="image/jpeg"/>
</draw:frame>
The Minister of Defense Minister Sergei Shoigu, from June 25, began the physical elimination of the "Wagner" in the temporarily occupied territories of Donetsk Izapozhye regions.</text:p>
      <text:p text:style-name="P4">
About it in <text:a xlink:type="simple" xlink:href="https://www.facebook.com/protydiyadezinformatsiyi.cpd/posts/pfbid0GmA4P153KLQ4nB1zihJXvdvxMRA1RtJRh1K2qXpifCwYTit8meLk2Z1gEZmzBCbNl" text:style-name="Internet_20_link" text:visited-style-name="Visited_20_Internet_20_Link">
Facebook</text:a>
The press service of the Center for Combating Misinformation at the NSDC of Ukraine informed, Ukrinform reports.</text:p>
      <text:p text:style-name="P4">
“The attitude towards the" Wagnerians "on the Ukrainian Front has changed radically. The congratulations of Western intelligence, with Prigogin to Belarus, have left no more than a thousand "Wagner", and others are forced to enter into contracts with the Ministry of Defense. The physical elimination of the "Wagnets" began to the occupied territories of Donetsk and Zaporizhzhya regions from June 25.</text:p>
      <text:p text:style-name="P4">
It is noted that they create separate assault detachments of "suicide bombers" and release the position lost by the Russians.</text:p>
      <text:p text:style-name="P4">
<text:span text:style-name="T4">
 Read also: </text:span>
 <text:a xlink:type="simple" xlink:href="https://www.ukrinform.ua/rubric-ato/3729572-castina-pvk-vagner-zalisaetsa-na-okupovanij-teritorii-ukraini-pentagon.html" text:style-name="Internet_20_link" text:visited-style-name="Visited_20_Internet_20_Link">
part of PEC "<text:span text:style-name="T4">
 Wagner </text:span>
" remains on the occupying territory of Ukraine - Pentagon</text:a>
“Even if the assaults were successful, these positions are“ covered ”from the artillery army. According to preliminary data, in only two days the losses from this "approach" exceeded 50 people ", - the CPD informs.</text:p>
      <text:p text:style-name="P4">
According to him, the cleaning of the internal support of Wagner is accompanied by the Kremlin nomes under control of the "Empire of Prigogine" in Africa and the Close East.</text:p>
      <text:p text:style-name="P4">
“Of course, Russia cannot give up such a lever in Africa as Wagner PEC. Therefore, the only way out for the Kremlin is the rebranding of the company in addition to new heads. Representatives of the Russian Foreign Ministry of African Countries already that <text:a xlink:type="simple" xlink:href="https://www.ukrinform.ua/tag-pvk-vagnera" text:style-name="Internet_20_link" text:visited-style-name="Visited_20_Internet_20_Link">
Wagner PVC "</text:a>
It will continue its activity, but under the new guidance, ” -they have attracted in the department.</text:p>
      <text:p text:style-name="P4">
It is noted that one of the Deputy Minister of Foreign Affairs of the Russian Federation personally personized President of Syria Bashar Assad that the PEC units would no longer act independently.</text:p>
      <text:p text:style-name="P4">
"Moreover, according to the available information, the Russian military police detained the head of the Wagner PEC in Eswide, in the south of Syria, and three high -ranking PEC commanders at Khmeimim," the CPD said.The department expressed the opinion that it is unknown whether the leader of the Wagner PEC will lose the final control over his army of fighters, or the struggle for the authorities will move to a new level. "However, the Kremlin regime received the strongest blow to the Suppilla, which became the first practical stage of dismantling the Putin system," the institution was recalled.</text:p>
      <text:p text:style-name="P4">
As it was reported, the leader of the Wagner PEC Yevgeny Prigogin announced Demarsh against the Russian military leadership, in particular against the Ministry of Defense of the Russian Federation Sergey Shoig. Oleksandr Lukashenko negotiated with Prigogin, after which he stated that the soldiers of the group were returning to the field camps.</text:p>
      <text:p text:style-name="P4">
On Tuesday, Lukashenko confirmed Prigogine's arrival in Belarus. Putin has stated that the Wagnets could sign a contract with the Russian Ministry Defense or go to Belarus.</text:p>
      <text:p text:style-name="P4">
President Volodymyr Zelenskyy is convinced that the Ubilorus PEC contingent will be insignificant, since more than 20,000 Wagnerians have already been destroyed by Ukrainian defense forces.</text:p>
      <text:p text:style-name="P4">
News Source: <text:a xlink:type="simple" xlink:href="https://www.ukrinform.ua/rubric-world/3730004-sojgu-nakazav-likviduvati-vagnerivciv-na-timcasovo-okupovanij-teritorii-ukraini-cpd.html" text:style-name="Internet_20_link" text:visited-style-name="Visited_20_Internet_20_Link">
https://www.ukrinform.ua/rubric-world/3730004-sojgu-nakazav-likviduvati-vagnerivciv-na-timcasovo-okupovanij-teritorii-ukraini-cpd.html</text:a>
</text:p>
      <!--NEWS-->
      <text:h text:style-name="P10" text:outline-level="1">
<text:span text:style-name="T4">
In the camp of active rehabilitation, 17 military and civilians have been trained with spinal cord injuries</text:span>
</text:h>
      <text:p text:style-name="P4">
Author: ['АРМІЯINFORM']</text:p>
      <text:p text:style-name="P4">
Time: 2023-06-30T22:00:00-04:00</text:p>
      <text:p text:style-name="P4">
Description: 17 VIISKOVIKH ISIVILS OSIB from the Taborsky of Actively Reabilitatsa took the course of fortunately, Yak ... War with Ukraine 2022, War with Ukraine Latest News today, News War with Ukraine 2022 are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6830264_933508504899727_5289906177741347885_n.jpg" text:style-name="Internet_20_link" text:visited-style-name="Visited_20_Internet_20_Link">
356830264_933508504899727_5289906177741347885_n.jpg</text:a>
', '<text:a xlink:type="simple" xlink:href="https://armyinform.com.ua/wp-content/uploads/2023/06/356908571_933508418233069_2264625871132692877_n.jpg" text:style-name="Internet_20_link" text:visited-style-name="Visited_20_Internet_20_Link">
356908571_933508418233069_2264625871132692877_n.jpg</text:a>
', '<text:a xlink:type="simple" xlink:href="https://armyinform.com.ua/wp-content/uploads/2023/06/356694152_933508278233083_1466681935887120678_n.jpg" text:style-name="Internet_20_link" text:visited-style-name="Visited_20_Internet_20_Link">
356694152_933508278233083_1466681935887120678_n.jpg</text:a>
']</text:p>
      <text:p text:style-name="P4">
Tags: ["БЕЗБАР'ЄРНІСТЬ", 'ОЛЕНА ЗЕЛЕНСЬКА', 'РЕАБІЛІТАЦІЯ ВІЙСЬКОВИХ']</text:p>
      <text:p text:style-name="P4">
Category: News</text:p>
      <!--METADATA-->
      <text:p text:style-name="P4">
<draw:frame draw:style-name="fr1" draw:name="Image230" text:anchor-type="as-char" svg:width="6.9236in" svg:height="4.61393in" draw:z-index="0">
<draw:image xlink:href="../Images/AРМІЯINFORM/2023-06-30T22-00-00-04-00/356830264_933508504899727_5289906177741347885_n.jpg" xlink:type="simple" xlink:show="embed" xlink:actuate="onLoad" draw:mime-type="image/jpeg"/>
</draw:frame>
17 of the military and civilians in the active rehabilitation camp have been cursory how to live with a spinal cord injury fully.</text:p>
      <text:p text:style-name="P4">
About it <text:a xlink:type="simple" xlink:href="https://www.facebook.com/olenazelenska.official/posts/pfbid02bdYq8F6DPxEgavCcrrurdu2pDzTpf59Fu6qweU6SQEYQpCCS7ofxgd6h6soHPxUdl" text:style-name="Internet_20_link" text:visited-style-name="Visited_20_Internet_20_Link">
reported</text:a>
Lady Elena Zelenskaya on Facebook.</text:p>
      <text:p text:style-name="P4">
“To learn to live again after the spinal cord injury means to master the chair so that the surrounding space is not erected. To move the contents and do life on your own. To make sports and active entertainment in life. That, in fact, was life. All this is taught in the camp of active rehabilitation, which is among the programs of NGO "Active Rehabilitation Group". And this June, for the first time since the Crownavirus Pandemia and the beginning of a large -scale war, the camp received people: 17 military and civilians learned to live with trauma to the spinal cord for 10 days, ”the wife of Presidential Ukraine said.</text:p>
      <text:p text:style-name="P4">
<draw:frame draw:style-name="fr1" draw:name="Image231" text:anchor-type="as-char" svg:width="6.9236in" svg:height="4.61393in" draw:z-index="0">
<draw:image xlink:href="../Images/AРМІЯINFORM/2023-06-30T22-00-00-04-00/356908571_933508418233069_2264625871132692877_n.jpg" xlink:type="simple" xlink:show="embed" xlink:actuate="onLoad" draw:mime-type="image/jpeg"/>
</draw:frame>
She added that this movement had a slogan: "He learned to live after the injury himself - to be taught," so the instructors here are people who once wandered the wheel, but learned to live independently and now they have been able to make others.</text:p>
      <text:p text:style-name="P4">
Elena Zelenska noted that the purpose of the active rehabilitation movement is to lay the substance for maximum independence from assistance.</text:p>
      <text:p text:style-name="P4">
<draw:frame draw:style-name="fr1" draw:name="Image232" text:anchor-type="as-char" svg:width="6.664062in" svg:height="10.0in" draw:z-index="0">
<draw:image xlink:href="../Images/AРМІЯINFORM/2023-06-30T22-00-00-04-00/356694152_933508278233083_1466681935887120678_n.jpg" xlink:type="simple" xlink:show="embed" xlink:actuate="onLoad" draw:mime-type="image/jpeg"/>
</draw:frame>
“This camp and future programs that are working on in the Active Rehabilitation Group is an example of how our barrier strategy is implemented. People will rescue people - probably, this is the basic principle by which the whole of nasharaine lives now, ”the first lady summarized.</text:p>
      <text:p text:style-name="P4">
News Source: <text:a xlink:type="simple" xlink:href="https://armyinform.com.ua/2023/06/30/u-tabori-aktyvnoyi-reabilitacziyi-projshly-kurs-navchannya-17-vijskovyh-ta-czyvilnyh-z-travmamy-spynnogo-mozku/" text:style-name="Internet_20_link" text:visited-style-name="Visited_20_Internet_20_Link">
https://armyinform.com.ua/2023/06/30/u-tabori-aktyvnoyi-reabilitacziyi-projshly-kurs-navchannya-17-vijskovyh-ta-czyvilnyh-z-travmamy-spynnogo-mozku/</text:a>
</text:p>
      <!--NEWS-->
      <text:h text:style-name="P10" text:outline-level="1">
<text:span text:style-name="T4">
The Cabinet of Ministers has standardized police and the military for National Security Measures</text:span>
</text:h>
      <text:p text:style-name="P4">
Authors: Ukrinform (Person)</text:p>
      <text:p text:style-name="P4">
Publisher: Укринформ (Organization)</text:p>
      <text:p text:style-name="P4">
Published Time: 2023-06-30T22:09:00+03:00</text:p>
      <text:p text:style-name="P4">
Modified Time: 2023-06-30T22:09:00+03:00</text:p>
      <text:p text:style-name="P4">
Description: The Cabinet of Ministers normalized the terms of business trips of police and servicemen to implement measures to ensure national security and defense of Ukraine. - Ukrinform.</text:p>
      <text:p text:style-name="P4">
Images: ['<text:a xlink:type="simple" xlink:href="https://static.ukrinform.com/photos/2023_06/thumb_files/630_360_1687785209-931.png" text:style-name="Internet_20_link" text:visited-style-name="Visited_20_Internet_20_Link">
630_360_16877...</text:a>
']</text:p>
      <text:p text:style-name="P4">
Tags: ['Кабмін', 'Поліція', 'Військові', 'Нацбезпека']</text:p>
      <text:p text:style-name="P4">
Type: Article</text:p>
      <!--METADATA-->
      <text:p text:style-name="P4">
<draw:frame draw:style-name="fr1" draw:name="Image233" text:anchor-type="as-char" svg:width="6.9236in" svg:height="3.956343in" draw:z-index="0">
<draw:image xlink:href="../Images/yкринформ/2023-06-30T22-09-00-03-00/630_360_1687785209-931.png" xlink:type="simple" xlink:show="embed" xlink:actuate="onLoad" draw:mime-type="image/png"/>
</draw:frame>
The Cabinet of Ministers has normalized the time of business trips of police and military personnel to ensure measures to ensure national security and defense of Ukraine.</text:p>
      <text:p text:style-name="P4">
About it in <text:a xlink:type="simple" xlink:href="http://t.me/tmelnychuk/2632" text:style-name="Internet_20_link" text:visited-style-name="Visited_20_Internet_20_Link">
telegram</text:a>
Informed the Commissioner of Ministers in the Verkhovna Rada Taras Melnychuk, Ukrinform reports.</text:p>
      <text:p text:style-name="P4">
“It is established that the term of business trip of servicemen, police, personality and command staff and employees who are departed within a special period within Ukraine in the military areas of military(combat)actions to participate in the emergence of measures to ensure national security and defense, repels the expansion of armed aggression of the Russian Federation, ensure their implementation, be interpreted directly in the districts and during the implementation of these measures, as well as the implementation of measures to ensure law and order in the territories of Tana state <text:a xlink:type="simple" xlink:href="https://www.ukrinform.ua/tag-kordon" text:style-name="Internet_20_link" text:visited-style-name="Visited_20_Internet_20_Link">
border</text:a>
, should not exceed the period of such measures, ”the post reads.</text:p>
      <text:p text:style-name="P4">
<text:span text:style-name="T4">
 Read also: </text:span>
 <text:a xlink:type="simple" xlink:href="https://www.ukrinform.ua/rubric-society/3727301-kabmin-zatverdiv-poradok-pidgotovki-kadriv-dla-reintegracii-zvilnenih-teritorij.html" text:style-name="Internet_20_link" text:visited-style-name="Visited_20_Internet_20_Link">
<text:span text:style-name="T4">
 Cabinet </text:span>
 approved the procedure for training personnel for reintegration of liberated territories</text:a>
As it was reported, on May 16, 2023, the Government amended the resolution on the normalization of the Armed Forces of the Armed Forces and a number of law enforcement units.</text:p>
      <text:p text:style-name="P4">
News Source: <text:a xlink:type="simple" xlink:href="https://www.ukrinform.ua/rubric-society/3730005-kabmin-unormuvav-termini-vidradzenna-policii-ta-vijskovih-na-zahodi-z-nacbezpeki.html" text:style-name="Internet_20_link" text:visited-style-name="Visited_20_Internet_20_Link">
https://www.ukrinform.ua/rubric-society/3730005-kabmin-unormuvav-termini-vidradzenna-policii-ta-vijskovih-na-zahodi-z-nacbezpeki.html</text:a>
</text:p>
      <!--NEWS-->
      <text:h text:style-name="P10" text:outline-level="1">
<text:span text:style-name="T4">
The invaders fired at Nikolaevka in Donetsk region, there is a dead and injured</text:span>
</text:h>
      <text:p text:style-name="P4">
Authors: Ukrinform (Person)</text:p>
      <text:p text:style-name="P4">
Publisher: Укринформ (Organization)</text:p>
      <text:p text:style-name="P4">
Published Time: 2023-06-30T22:15:00+03:00</text:p>
      <text:p text:style-name="P4">
Modified Time: 2023-06-30T22:15:00+03:00</text:p>
      <text:p text:style-name="P4">
Description: As a result of the shelling of the village of Mykolaivka in Donetsk region, on June 30, one person was killed, another was injured.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Донеччина', 'Поранені', 'Загибель', 'Війна з Росією']</text:p>
      <text:p text:style-name="P4">
Type: Article</text:p>
      <!--METADATA-->
      <text:p text:style-name="P4">
<draw:frame draw:style-name="fr1" draw:name="Image234" text:anchor-type="as-char" svg:width="6.9236in" svg:height="3.956343in" draw:z-index="0">
<draw:image xlink:href="../Images/yкринформ/2023-06-30T22-15-00-03-00/630_360_1656480323-642.jpg" xlink:type="simple" xlink:show="embed" xlink:actuate="onLoad" draw:mime-type="image/jpeg"/>
</draw:frame>
In the afternoon, the village of Mykolaivka in Donetsk region on June 30, one person was killed, another wounded wounds.</text:p>
      <text:p text:style-name="P4">
As Ukrinform reports, it reports <text:a xlink:type="simple" xlink:href="https://suspilne.media/519417-rosijski-vijskovi-obstrilali-selo-na-doneccini-30-cervna-zaginula-odna-ludina-se-odna-poranena/" text:style-name="Internet_20_link" text:visited-style-name="Visited_20_Internet_20_Link">
public</text:a>
With reference the bride of the Donetsk Regional Prosecutor's Office Anastasia Medvedev.</text:p>
      <text:p text:style-name="P4">
“The Russian military day, June 30, fired at the village of Mykolaivkramatorsk district in Donetsk region. As a result of the shelling, a woman was injured by a woman, ”the message said.</text:p>
      <text:p text:style-name="P4">
It is noted that the shelling began around 15:50. The man and the woman performed economic work in the territory of private homeownership.</text:p>
      <text:p text:style-name="P4">
<text:span text:style-name="T4">
 Read also: </text:span>
 [Russian troops were injured by two more civilians on <text:span text:style-name="T4">
 Donetsk </text:span>
 in(https://www.ukrinform.ua/rubric-regions/3729606-vijska-rf-za-dobu-poranili-se-dvoh-civilnih-na-doneccini.html)“A 46-year-old man was killed in his own garden and a 42-year-old woman was injured. She was provided with medical care, "Medvedeva said.</text:p>
      <text:p text:style-name="P4">
According to the spokeswoman, probably Russian troops <text:a xlink:type="simple" xlink:href="https://www.ukrinform.ua/tag-obstril" text:style-name="Internet_20_link" text:visited-style-name="Visited_20_Internet_20_Link">
fired</text:a>
The village from artillery.</text:p>
      <text:p text:style-name="P4">
According to the said fact, a pre -trial investigation under Part 2 of Art. 438 of the Criminal Code of Ukraine(violation of the laws and customs of war).</text:p>
      <text:p text:style-name="P4">
Як повідомлялося, у селі Сергіївка Покровського району Донецької областівнаслідок російського  <text:a xlink:type="simple" xlink:href="https://www.ukrinform.ua/rubric-ato/3729871-rosiani-obstrilali-skolu-na-doneccini-dvoe-zagiblih-sestero-poranenih.html" text:style-name="Internet_20_link" text:visited-style-name="Visited_20_Internet_20_Link">
 ракетного удару </text:a>
Two people were killed in the school, and six more were injured.</text:p>
      <text:p text:style-name="P4">
News Source: <text:a xlink:type="simple" xlink:href="https://www.ukrinform.ua/rubric-ato/3730006-zagarbniki-obstrilali-mikolaivku-na-doneccini-e-zagiblij-ta-poranena.html" text:style-name="Internet_20_link" text:visited-style-name="Visited_20_Internet_20_Link">
https://www.ukrinform.ua/rubric-ato/3730006-zagarbniki-obstrilali-mikolaivku-na-doneccini-e-zagiblij-ta-poranena.html</text:a>
</text:p>
      <!--NEWS-->
      <text:h text:style-name="P10" text:outline-level="1">
<text:span text:style-name="T4">
After quarantine is canceled, Covid vaccination items will continue to work</text:span>
</text:h>
      <text:p text:style-name="P4">
Authors: Ukrinform (Person)</text:p>
      <text:p text:style-name="P4">
Publisher: Укринформ (Organization)</text:p>
      <text:p text:style-name="P4">
Published Time: 2023-06-30T22:22:38+03:00</text:p>
      <text:p text:style-name="P4">
Modified Time: 2023-06-30T22:22:38+03:00</text:p>
      <text:p text:style-name="P4">
Description: Quarantine cancellation will not affect the operation of vaccination points from the Covid-19. - Ukrinform.</text:p>
      <text:p text:style-name="P4">
Images: ['<text:a xlink:type="simple" xlink:href="https://static.ukrinform.com/photos/2021_11/thumb_files/630_360_1636469305-267.jpg" text:style-name="Internet_20_link" text:visited-style-name="Visited_20_Internet_20_Link">
630_360_16364...</text:a>
']</text:p>
      <text:p text:style-name="P4">
Tags: ['МОЗ', 'Вакцинація', 'Коронавірус', 'COVID-19', 'Ігор Кузін']</text:p>
      <text:p text:style-name="P4">
Type: Article</text:p>
      <!--METADATA-->
      <text:p text:style-name="P4">
<draw:frame draw:style-name="fr1" draw:name="Image235" text:anchor-type="as-char" svg:width="6.9236in" svg:height="3.956343in" draw:z-index="0">
<draw:image xlink:href="../Images/yкринформ/2023-06-30T22-22-38-03-00/630_360_1636469305-267.jpg" xlink:type="simple" xlink:show="embed" xlink:actuate="onLoad" draw:mime-type="image/jpeg"/>
</draw:frame>
Carantine cancellation will not affect the operation of vaccination points from the Covid-19.</text:p>
      <text:p text:style-name="P4">
About it reports <text:a xlink:type="simple" xlink:href="https://moz.gov.ua/article/news/z-1-lipnja-karantin-sprichinenij-covid-19-skasovano-scheplennja-zalishajutsja-rekomendovanimi-punkti-vakcinacii-–-pracjuvatimut-" text:style-name="Internet_20_link" text:visited-style-name="Visited_20_Internet_20_Link">
Ministry of Health</text:a>
, reports Ukrinform.</text:p>
      <text:p text:style-name="P4">
“In the spring, WHO has abolished the emergency in the healthcare, that is, the CCOVID-19 was transferred to the constant health care problem. However, the CCOVID-19 does not disappear, and Sars-COV-2 will circulate in the future. Therefore, the vaccination is recommended that the vaccination points will work, ”the Minister, Chief State Sanitary Doctor Igor Kuzin, explanatory.</text:p>
      <text:p text:style-name="P4">
According to the Ministry of Health, vaccination against Covid-19 remains recommended and paid. There are now more than 7 million doses of the vaccine at the country.</text:p>
      <text:p text:style-name="P4">
On recommendations <text:a xlink:type="simple" xlink:href="https://www.ukrinform.ua/tag-vooz" text:style-name="Internet_20_link" text:visited-style-name="Visited_20_Internet_20_Link">
WHO</text:a>
, they are at risk first: pregnant women, 60+persons, immuno -pronounced, as well as critical infrastructure employees.</text:p>
      <text:p text:style-name="P4">
*!(https://www.ukrinform.ua/rubric-society/3729520-lasko-koronavirus-ne-znik-ale-vin-vtracae-agresivnist.html)It will be possible to be vaccinated as before quarantine: your family or vaccination. Vaccination against Covid-19 can be carried out with a doctor's decision at the request of the patient.</text:p>
      <text:p text:style-name="P4">
COVID-19 vaccination is recommended but not mandatory. Basic cursing consists of two vaccines(or from one if used a single -dummy vaccine "Johnson"). Після того роблять перший бустер і другийбустер. На сьогодні це рекомендована схема – базова для 95% українців.</text:p>
      <text:p text:style-name="P4">
Базові протиепідемічні та профілактичні заходи (masks, antiseptics, restrictive measures and distances in public places)They remain recommended and will be used in the case of point outbreaks at the level of individual groups, cities or areas.</text:p>
      <text:p text:style-name="P4">
Concerning Covid certificates in the territory of Ukraine due to the lack of quarantine hubs and the presence is not mandatory. Despite the abolition of Pandemia, each state makes independent decisions on the introduction of quarantine restrictions on various infectious diseases, so in the border trips it is worth checking the country's requirements for Covid certificates.As reported by Ukrinform, the Government has decided on <text:a xlink:type="simple" xlink:href="https://www.ukrinform.ua/rubric-society/3728443-v-ukraini-1-lipna-zaversuetsa-karantin-cerez-pandemiu-koronavirusu.html" text:style-name="Internet_20_link" text:visited-style-name="Visited_20_Internet_20_Link">
cancellation from July 1 in Ukraine of quarantine</text:a>
installed to prevent the spread of the Covid-19.</text:p>
      <text:p text:style-name="P4">
In Ukraine, the beginning of the spread of coronavirus was recorded on March 3, 2020, when the first case of illness in Chernivtsi region was confirmed. From March 122020, the authorities introduced quarantine, which continued several times until 2023, making some changes and weakening of restrictions.</text:p>
      <text:p text:style-name="P4">
The World Health Organization on May 5 <text:a xlink:type="simple" xlink:href="https://www.ukrinform.ua/rubric-society/3705279-vooz-skasuvala-status-pandemii-covid19.html" text:style-name="Internet_20_link" text:visited-style-name="Visited_20_Internet_20_Link">
canceled the status of the COVID-19 pandemic</text:a>
.</text:p>
      <text:p text:style-name="P4">
Since the beginning of the Covid -19 pandemic in Ukraine, more than 5.5 million cases of diseases for coronavirus disease have been recorded, of which more than 112 thousand are fatal.</text:p>
      <text:p text:style-name="P4">
News Source: <text:a xlink:type="simple" xlink:href="https://www.ukrinform.ua/rubric-society/3730007-pisla-skasuvanna-karantinu-punkti-covidvakcinacii-prodovzat-robotu.html" text:style-name="Internet_20_link" text:visited-style-name="Visited_20_Internet_20_Link">
https://www.ukrinform.ua/rubric-society/3730007-pisla-skasuvanna-karantinu-punkti-covidvakcinacii-prodovzat-robotu.html</text:a>
</text:p>
      <!--NEWS-->
      <text:h text:style-name="P10" text:outline-level="1">
<text:span text:style-name="T4">
The UN Council derives the peacekeeping mission of small</text:span>
</text:h>
      <text:p text:style-name="P4">
Authors: Ukrinform (Person)</text:p>
      <text:p text:style-name="P4">
Publisher: Укринформ (Organization)</text:p>
      <text:p text:style-name="P4">
Published Time: 2023-06-30T22:37:00+03:00</text:p>
      <text:p text:style-name="P4">
Modified Time: 2023-06-30T22:37:00+03:00</text:p>
      <text:p text:style-name="P4">
Description: The UN Security Council unanimously approved the decision to fully withdraw the peacekeeping forces of this organization. - Ukrinform.</text:p>
      <text:p text:style-name="P4">
Images: ['<text:a xlink:type="simple" xlink:href="https://static.ukrinform.com/photos/2017_09/thumb_files/630_360_1505824348-9034.jpg" text:style-name="Internet_20_link" text:visited-style-name="Visited_20_Internet_20_Link">
630_360_15058...</text:a>
']</text:p>
      <text:p text:style-name="P4">
Tags: ['Малі', 'Миротворці', 'Радбез ООН']</text:p>
      <text:p text:style-name="P4">
Type: Article</text:p>
      <!--METADATA-->
      <text:p text:style-name="P4">
<draw:frame draw:style-name="fr1" draw:name="Image236" text:anchor-type="as-char" svg:width="6.9236in" svg:height="3.956343in" draw:z-index="0">
<draw:image xlink:href="../Images/yкринформ/2023-06-30T22-37-00-03-00/630_360_1505824348-9034.jpg" xlink:type="simple" xlink:show="embed" xlink:actuate="onLoad" draw:mime-type="image/jpeg"/>
</draw:frame>
The UN Security Unanimously approved the decision to fully withdraw the peacekeeping force of the Small Organization.</text:p>
      <text:p text:style-name="P4">
It is reported by Ukrinform correspondent in New York.</text:p>
      <text:p text:style-name="P4">
Responsibility for security in the country will be entrusted to a transitional government, which reassures in power after the revolution of 2021.</text:p>
      <text:p text:style-name="P4">
UN Secretary General Anthony Guterrish called the Transitional Government for "Full Collection for Ordinary and Secure Staff and Assets withdrawal", which will last about six months.</text:p>
      <text:p text:style-name="P4">
According to the resolution approved, <text:a xlink:type="simple" xlink:href="https://www.ukrinform.ua/tag-mirotvorci" text:style-name="Internet_20_link" text:visited-style-name="Visited_20_Internet_20_Link">
peacekeeping forces</text:a>
They will begin the reduction of their adherence on Saturday and will be completely withdrawn from Small by January 1, 2024.</text:p>
      <text:p text:style-name="P4">
The mission created by the decision of the Council as of February 2023 numbered more than 15 thousand. persons.</text:p>
      <text:p text:style-name="P4">
<text:span text:style-name="T4">
 Read also: </text:span>
 <text:a xlink:type="simple" xlink:href="https://www.ukrinform.ua/rubric-world/3728590-mirotvorca-misia-oon-u-mali-moze-zaversitisa-naprikinci-cervna-zmi.html" text:style-name="Internet_20_link" text:visited-style-name="Visited_20_Internet_20_Link">
UN peacekeeping mission in <text:span text:style-name="T4">
 Mali </text:span>
 can end at the end of June - media</text:a>
As reports <text:a xlink:type="simple" xlink:href="https://news.un.org/en/story/2023/06/1138257" text:style-name="Internet_20_link" text:visited-style-name="Visited_20_Internet_20_Link">
UN press service</text:a>
, in recent years in the small and throughout the Sahal region, there has been surprised violence by armed groups and terrorist groups, resulting in 303 peacekeepers.</text:p>
      <text:p text:style-name="P4">
The conditions of the contingent's stay have also worsened due to climatic changes in the hip of inter -social tension due to limited resources that have become a major factors of violence, instability and cross -border trading.</text:p>
      <text:p text:style-name="P4">
As reported by Ukrinform, the US Administration revealed that [the transitional government Mali was paid by Wagner PEC]](https://www.ukrinform.ua/amp/rubric-world/3729978-perehidnij-urad-mali-viplativ-pvk-vagner-ponad-200-miljoniv-bilij-dim.html)More than $ 200 million, but the presence of Russian mercenaries has only worsened the security situation of Ukraine.</text:p>
      <text:p text:style-name="P4">
<text:span text:style-name="T4">
 Read also: </text:span>
 <text:a xlink:type="simple" xlink:href="https://www.ukrinform.ua/rubric-world/3724024-vlada-mali-prosit-oon-vivesti-mirotvorciv.html" text:style-name="Internet_20_link" text:visited-style-name="Visited_20_Internet_20_Link">
Power <text:span text:style-name="T4">
 Small </text:span>
 asks the UN to withdraw peacekeeps</text:a>
The White House was pointed to the efforts of the Wagner PEC aimed at displacing the UN Mali, which interferes with the interests of Russian mercenaries.</text:p>
      <text:p text:style-name="P4">
The Transitional Government of Mali in early June abolished the consent to the placement of the Minusma UN Stabilization Mission in the country and insisted on the immediate peacekeepers.</text:p>
      <text:p text:style-name="P4">
News Source: <text:a xlink:type="simple" xlink:href="https://www.ukrinform.ua/rubric-world/3730009-radbez-oon-vivodit-mirotvorcu-misiu-z-mali.html" text:style-name="Internet_20_link" text:visited-style-name="Visited_20_Internet_20_Link">
https://www.ukrinform.ua/rubric-world/3730009-radbez-oon-vivodit-mirotvorcu-misiu-z-mali.html</text:a>
</text:p>
      <!--NEWS-->
      <text:h text:style-name="P10" text:outline-level="1">
<text:span text:style-name="T4">
Ukraine and Lithuania will cooperate in the field of digitalization of cultural heritage</text:span>
</text:h>
      <text:p text:style-name="P4">
Authors: Ukrinform (Person)</text:p>
      <text:p text:style-name="P4">
Publisher: Укринформ (Organization)</text:p>
      <text:p text:style-name="P4">
Published Time: 2023-06-30T22:40:15+03:00</text:p>
      <text:p text:style-name="P4">
Modified Time: 2023-06-30T22:40:15+03:00</text:p>
      <text:p text:style-name="P4">
Description: The Ministry of Culture and Information Policy discussed with Lithuania representatives further cooperation and strengthening of steps in the field of information security and digitalization of the cultural heritage of Ukraine. - Ukrinform.</text:p>
      <text:p text:style-name="P4">
Images: ['<text:a xlink:type="simple" xlink:href="https://static.ukrinform.com/photos/2023_05/thumb_files/630_360_1683304526-994.jpg" text:style-name="Internet_20_link" text:visited-style-name="Visited_20_Internet_20_Link">
630_360_16833...</text:a>
']</text:p>
      <text:p text:style-name="P4">
Tags: ['Культурна спадщина', 'Литва', 'МКІП ', 'Діджиталізація']</text:p>
      <text:p text:style-name="P4">
Type: Article</text:p>
      <!--METADATA-->
      <text:p text:style-name="P4">
<draw:frame draw:style-name="fr1" draw:name="Image237" text:anchor-type="as-char" svg:width="6.9236in" svg:height="3.956343in" draw:z-index="0">
<draw:image xlink:href="../Images/yкринформ/2023-06-30T22-40-15-03-00/630_360_1683304526-994.jpg" xlink:type="simple" xlink:show="embed" xlink:actuate="onLoad" draw:mime-type="image/jpeg"/>
</draw:frame>
In the Ministry of Culture and Information Policy, they discussed further cooperation with representatives and strengthening of steps in the field of information security of the tadididization of the cultural heritage of Ukraine.</text:p>
      <text:p text:style-name="P4">
About it reports <text:a xlink:type="simple" xlink:href="https://mkip.gov.ua/news/9405.html" text:style-name="Internet_20_link" text:visited-style-name="Visited_20_Internet_20_Link">
press service</text:a>
ministries, Ukrinform reports.</text:p>
      <text:p text:style-name="P4">
"The Ukrainian side expressed its sincere gratitude to Lithuania and its citizens in supporting the cultural front, since such support is expressed not only by words but by specific actions," the message reads.</text:p>
      <text:p text:style-name="P4">
As it is noted, Deputy Minister Taras Shevchenko congratulated the implementation of the additional restrictions and prohibitions on the broadcasting of Russian channels. He emphasized the need to continue this process of tasasidation of larger <text:a xlink:type="simple" xlink:href="https://www.ukrinform.ua/tag-sankcii" text:style-name="Internet_20_link" text:visited-style-name="Visited_20_Internet_20_Link">
sanctions</text:a>
Tam Forest restrictions on Russian television companies and media.</text:p>
      <text:p text:style-name="P4">
Shevchenko also emphasized the need to combine efforts and continue the coordination in promoting the Information Ramstein initiative in spheric information security, including sanctions policy.</text:p>
      <text:p text:style-name="P4">
In turn, Deputy Minister Anastasia Bondar informed about the situation of the side sphere, the main challenges of which are the Digitalization of the Non -Ackruging Cultural Heritage, Museum Exhibits and the Intangible Cultural Heritage of Ukraine.</text:p>
      <text:p text:style-name="P4">
<text:span text:style-name="T4">
 Read also: </text:span>
 <text:a xlink:type="simple" xlink:href="https://www.ukrinform.ua/rubric-culture/3725803-mkip-ta-predstavniki-unesko-obgovorili-zberezenna-kulturnoi-spadsini.html" text:style-name="Internet_20_link" text:visited-style-name="Visited_20_Internet_20_Link">
MKIP and UNESCO representatives discussed the preservation of the cultural heritage</text:a>
She noted a fruitful collaboration with Lithuanian institutions in the field of immucosal business, conducting trainings to exchange experiences between experts, grants and scholarships, as well as broad cooperation with the library network to restore individual objects.</text:p>
      <text:p text:style-name="P4">
The Lithuanian side has confirmed its full support in this struggle and expressed its readiness for further cooperation.</text:p>
      <text:p text:style-name="P4">
News Source: <text:a xlink:type="simple" xlink:href="https://www.ukrinform.ua/rubric-culture/3730011-ukraina-ta-litva-spivpracuvatimut-u-sferi-didzitalizacii-kulturnoi-spadsini.html" text:style-name="Internet_20_link" text:visited-style-name="Visited_20_Internet_20_Link">
https://www.ukrinform.ua/rubric-culture/3730011-ukraina-ta-litva-spivpracuvatimut-u-sferi-didzitalizacii-kulturnoi-spadsini.html</text:a>
</text:p>
      <!--NEWS-->
      <text:h text:style-name="P10" text:outline-level="1">
<text:span text:style-name="T4">
Truskavets will build a mineral water plant on a German project</text:span>
</text:h>
      <text:p text:style-name="P4">
Authors: Ukrinform (Person)</text:p>
      <text:p text:style-name="P4">
Publisher: Укринформ (Organization)</text:p>
      <text:p text:style-name="P4">
Published Time: 2023-06-30T22:48:41+03:00</text:p>
      <text:p text:style-name="P4">
Modified Time: 2023-06-30T22:48:41+03:00</text:p>
      <text:p text:style-name="P4">
Description: In Truskavets in Lviv region, a mineral water plant will be built according to the German project. - Ukrinform.</text:p>
      <text:p text:style-name="P4">
Images: ['<text:a xlink:type="simple" xlink:href="https://static.ukrinform.com/photos/2020_09/thumb_files/630_360_1601380501-828.jpg" text:style-name="Internet_20_link" text:visited-style-name="Visited_20_Internet_20_Link">
630_360_16013...</text:a>
']</text:p>
      <text:p text:style-name="P4">
Tags: ['Німеччина', 'Вода', 'Завод', 'Трускавець']</text:p>
      <text:p text:style-name="P4">
Type: Article</text:p>
      <!--METADATA-->
      <text:p text:style-name="P4">
<draw:frame draw:style-name="fr1" draw:name="Image241" text:anchor-type="as-char" svg:width="6.9236in" svg:height="3.956343in" draw:z-index="0">
<draw:image xlink:href="../Images/yкринформ/2023-06-30T22-48-41-03-00/630_360_1601380501-828.jpg" xlink:type="simple" xlink:show="embed" xlink:actuate="onLoad" draw:mime-type="image/jpeg"/>
</draw:frame>
In the city Truskavets in Lviv region will build a mineral water plant according to the German project.</text:p>
      <text:p text:style-name="P4">
The mayor Andriy Kulchytsky, the expense of the International Resort and Recreation Forum, reported this to the journalists, correspondentation.</text:p>
      <text:p text:style-name="P4">
“We have a huge, modern Truskavetska mineral waterskaya mineral water plant to build. The plant itself is planned to build, its estimated value - somewhere at least $ 35 million, ” - said.</text:p>
      <text:p text:style-name="P4">
He added that the negotiations on the purchase of the land have already passed, geological intelligence was already conducted, and in <text:a xlink:type="simple" xlink:href="https://www.ukrinform.ua/tag-nimeccina" text:style-name="Internet_20_link" text:visited-style-name="Visited_20_Internet_20_Link">
Germany</text:a>
They ordered the projectors who carry out projected work.</text:p>
      <text:p text:style-name="P4">
“The plant is planned to be built on a purchased private plot within the Truskavets. The investor pays money, and the German quality of the project guarantees the safety of production, ”Kulchytsky added.</text:p>
      <text:p text:style-name="P4">
<text:span text:style-name="T4">
 Read also: </text:span>
 <text:a xlink:type="simple" xlink:href="https://www.ukrinform.ua/rubric-society/3721008-na-tankovomu-zavodi-rheinmetall-v-ukraini-pracuvatimut-miscevi-specialisti-kerivnik-koncernu.html" text:style-name="Internet_20_link" text:visited-style-name="Visited_20_Internet_20_Link">
on the tank <text:span text:style-name="T4">
 plant </text:span>
 and Rheinmetall in Ukraine will work local specialists - concern head</text:a>
According to the mayor of Andriy Kulchytsky, the Truskavets community region in 2023 came up to $ 100 million in Truskavets, and the mentality will continue.</text:p>
      <text:p text:style-name="P4">
In Truskavets in Lviv region, June 29-30 is passing <text:a xlink:type="simple" xlink:href="https://www.ukrinform.ua/rubric-regions/3729638-u-truskavci-rozpocav-robotu-miznarodnij-kurortnorekreacijnij-forum.html" text:style-name="Internet_20_link" text:visited-style-name="Visited_20_Internet_20_Link">
International Resort and Recreation Forum</text:a>
, in which experts discuss the development of the concept of an effective resort rehabilitation system for persons affected by war.</text:p>
      <text:p text:style-name="P4">
_ Photo illustrative _</text:p>
      <text:p text:style-name="P4">
News Source: <text:a xlink:type="simple" xlink:href="https://www.ukrinform.ua/rubric-economy/3730012-u-truskavci-pobuduut-zavod-mineralnih-vod-za-nimeckim-proektom.html" text:style-name="Internet_20_link" text:visited-style-name="Visited_20_Internet_20_Link">
https://www.ukrinform.ua/rubric-economy/3730012-u-truskavci-pobuduut-zavod-mineralnih-vod-za-nimeckim-proektom.html</text:a>
</text:p>
      <!--NEWS-->
      <text:h text:style-name="P10" text:outline-level="1">
<text:span text:style-name="T4">
Journalists have installed persons nearly 27 thousand military Russian Federation liquidated in Ukraine</text:span>
</text:h>
      <text:p text:style-name="P4">
Authors: Ukrinform (Person)</text:p>
      <text:p text:style-name="P4">
Publisher: Укринформ (Organization)</text:p>
      <text:p text:style-name="P4">
Published Time: 2023-06-30T22:59:00+03:00</text:p>
      <text:p text:style-name="P4">
Modified Time: 2023-06-30T22:59:00+03:00</text:p>
      <text:p text:style-name="P4">
Description: The Human Rights Portal "Mediazon" and the Russian BBC Service with the support of volunteers were named 26,801 of the Russian serviceman who died in the war against Ukraine.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Загибель', 'Журналіст', 'Російські військові', 'Війна з Росією']</text:p>
      <text:p text:style-name="P4">
Type: Article</text:p>
      <!--METADATA-->
      <text:p text:style-name="P4">
<draw:frame draw:style-name="fr1" draw:name="Image242" text:anchor-type="as-char" svg:width="6.9236in" svg:height="3.956343in" draw:z-index="0">
<draw:image xlink:href="../Images/yкринформ/2023-06-30T22-59-00-03-00/630_360_1649246846-820.jpg" xlink:type="simple" xlink:show="embed" xlink:actuate="onLoad" draw:mime-type="image/jpeg"/>
</draw:frame>
The Human Rights Portal "Mediazon" and the Russian BBC Service with the support of volunteers established the names 26,801 of the Russian serviceman, the dead war against Ukraine.</text:p>
      <text:p text:style-name="P4">
About it reports Ukrinform with reference to <text:a xlink:type="simple" xlink:href="http://zona.media/casualties" text:style-name="Internet_20_link" text:visited-style-name="Visited_20_Internet_20_Link">
site "Mediosones"</text:a>
.</text:p>
      <text:p text:style-name="P4">
At the same time, the number of confirmed killed among the prisoners exceeded five thousand. The journalists also confirmed the death of 2674 mobilized Russians.</text:p>
      <text:p text:style-name="P4">
In addition, by June 30, more than 2250 officers of the Russian army and other law enforcement agencies were confirmed. 263 of them - in the rank of a heater and above.</text:p>
      <text:p text:style-name="P4">
There are also 176 cases of death of military pilots. In connection with this publication, it reminds that the preparation of one front aircraft pilot of the first class is 7-8 years and costs about $ 3.4 million.</text:p>
      <text:p text:style-name="P4">
<text:span text:style-name="T4">
 Read also: </text:span>
 <text:a xlink:type="simple" xlink:href="https://www.ukrinform.ua/rubric-ato/3729020-ukrainski-bijci-iglou-zbili-rosijskij-vinisuvac-su25.html" text:style-name="Internet_20_link" text:visited-style-name="Visited_20_Internet_20_Link">
Ukrainian fighters "Igla" <text:span text:style-name="T4">
 knocked down </text:span>
 Russian fighter-25</text:a>
Most of the dead - from the Sverdlovsk region, Krasnodar region, Chelyabinsk region, Bashkirria, Buryatia and Rostov region.</text:p>
      <text:p text:style-name="P4">
Journalists collect information about the dead <text:a xlink:type="simple" xlink:href="https://www.ukrinform.ua/tag-rosijski-vijskovi" text:style-name="Internet_20_link" text:visited-style-name="Visited_20_Internet_20_Link">
Russian military</text:a>
from the beginning of hostilities. Domonitoring is only those whose deaths have been established on the grounds of the open sources. Researchers emphasize that the real number of dead can be several times higher. In addition, an unknown number of missing missing.</text:p>
      <text:p text:style-name="P4">
According to the General Staff of the Armed Forces of Ukraine as of June 30, 228 340 Russian invaders were reported.</text:p>
      <text:p text:style-name="P4">
News Source: <text:a xlink:type="simple" xlink:href="https://www.ukrinform.ua/rubric-ato/3730008-zurnalisti-vstanovili-osobi-majze-27-tisac-vijskovih-rf-likvidovanih-v-ukraini.html" text:style-name="Internet_20_link" text:visited-style-name="Visited_20_Internet_20_Link">
https://www.ukrinform.ua/rubric-ato/3730008-zurnalisti-vstanovili-osobi-majze-27-tisac-vijskovih-rf-likvidovanih-v-ukraini.html</text:a>
</text:p>
      <!--NEWS-->
      <text:h text:style-name="P10" text:outline-level="1">
<text:span text:style-name="T4">
The players of the Ukrainian youth arrived in the club-Napoki for the quarterfinals Euro 2023</text:span>
</text:h>
      <text:p text:style-name="P4">
Authors: Ukrinform (Person)</text:p>
      <text:p text:style-name="P4">
Publisher: Укринформ (Organization)</text:p>
      <text:p text:style-name="P4">
Published Time: 2023-06-30T23:00:00+03:00</text:p>
      <text:p text:style-name="P4">
Modified Time: 2023-06-30T23:00:00+03:00</text:p>
      <text:p text:style-name="P4">
Description: The youth team of Ukraine (players to 21st) from Romania's capital, Bucharest, arrived at the club-Napoki, where on Sunday, July 2, will hold a quarter-final match of the European Championship against peers from France. - Ukrinform.</text:p>
      <text:p text:style-name="P4">
Images: ['<text:a xlink:type="simple" xlink:href="https://static.ukrinform.com/photos/2023_06/thumb_files/630_360_1688155471-489.jpg" text:style-name="Internet_20_link" text:visited-style-name="Visited_20_Internet_20_Link">
630_360_16881...</text:a>
']</text:p>
      <text:p text:style-name="P4">
Tags: ['Футбол']</text:p>
      <text:p text:style-name="P4">
Type: Article</text:p>
      <!--METADATA-->
      <text:p text:style-name="P4">
<draw:frame draw:style-name="fr1" draw:name="Image243" text:anchor-type="as-char" svg:width="6.9236in" svg:height="3.956343in" draw:z-index="0">
<draw:image xlink:href="../Images/yкринформ/2023-06-30T23-00-00-03-00/630_360_1688155471-489.jpg" xlink:type="simple" xlink:show="embed" xlink:actuate="onLoad" draw:mime-type="image/jpeg"/>
</draw:frame>
Ukrainian Youth Football Team(Players up to 21st)From the capital of Romania, Bucharest arranged to Kluzh-Napoki, where on Sunday, July 2, he will hold a quarter-final final of the Europa against peers from France.</text:p>
      <text:p text:style-name="P4">
The match on Kluzh-Arena will start at 22.00 in Kiev, reports.</text:p>
      <text:p text:style-name="P4">
The winner of the confrontation will play in Kutaisa(Georgia)July 5 in the semifinals.</text:p>
      <text:p text:style-name="P4">
<text:span text:style-name="T4">
 Read also: </text:span>
 <text:a xlink:type="simple" xlink:href="https://www.ukrinform.ua/rubric-sports/3729971-zinoca-zbirna-ukraini-z-plaznogo-futbolu-vijsla-u-final-iii-evropejskih-igor.html" text:style-name="Internet_20_link" text:visited-style-name="Visited_20_Internet_20_Link">
Women's team of Ukraine from beach <text:span text:style-name="T4">
 Football </text:span>
 U came out of the III European Games</text:a>
The youth Euro 2023 youth finals will take place on July 8 in Batumi(Georgia).</text:p>
      <text:p text:style-name="P4">
Фото: uaf.ua.</text:p>
      <text:p text:style-name="P4">
News Source: <text:a xlink:type="simple" xlink:href="https://www.ukrinform.ua/rubric-sports/3730013-futbolisti-ukrainskoi-molodizki-pribuli-do-kluznapoki-na-cvertfinal-evro2023.html" text:style-name="Internet_20_link" text:visited-style-name="Visited_20_Internet_20_Link">
https://www.ukrinform.ua/rubric-sports/3730013-futbolisti-ukrainskoi-molodizki-pribuli-do-kluznapoki-na-cvertfinal-evro2023.html</text:a>
</text:p>
      <!--NEWS-->
      <text:h text:style-name="P10" text:outline-level="1">
<text:span text:style-name="T4">
Vilnius became the first city in Europe where unmanned cars were launched</text:span>
</text:h>
      <text:p text:style-name="P4">
Authors: Ukrinform (Person)</text:p>
      <text:p text:style-name="P4">
Publisher: Укринформ (Organization)</text:p>
      <text:p text:style-name="P4">
Published Time: 2023-06-30T23:22:00+03:00</text:p>
      <text:p text:style-name="P4">
Modified Time: 2023-06-30T23:22:00+03:00</text:p>
      <text:p text:style-name="P4">
Description: Vilnius became the first city in Europe to use unmanned vehicles in real traffic. - Ukrinform.</text:p>
      <text:p text:style-name="P4">
Images: ['<text:a xlink:type="simple" xlink:href="https://static.ukrinform.com/photos/2023_06/thumb_files/630_360_1688155902-677.jpg" text:style-name="Internet_20_link" text:visited-style-name="Visited_20_Internet_20_Link">
630_360_16881...</text:a>
']</text:p>
      <text:p text:style-name="P4">
Tags: ['Автомобіль', 'Безпілотник', 'Європа', 'Литва', 'Транспорт']</text:p>
      <text:p text:style-name="P4">
Type: Article</text:p>
      <!--METADATA-->
      <text:p text:style-name="P4">
<draw:frame draw:style-name="fr1" draw:name="Image244" text:anchor-type="as-char" svg:width="6.9236in" svg:height="3.956343in" draw:z-index="0">
<draw:image xlink:href="../Images/yкринформ/2023-06-30T23-22-00-03-00/630_360_1688155902-677.jpg" xlink:type="simple" xlink:show="embed" xlink:actuate="onLoad" draw:mime-type="image/jpeg"/>
</draw:frame>
Vilniustawa, the first city in Europe to use unmanned vehicles of the road traffic conditions.</text:p>
      <text:p text:style-name="P4">
As Ukrinform reports, it reports <text:a xlink:type="simple" xlink:href="https://www.lrt.lt/ru/novosti/17/2023233/v-vil-niuse-vpervye-v-evrope-nachali-kursirovat-bespilotnye-avtomobili" text:style-name="Internet_20_link" text:visited-style-name="Visited_20_Internet_20_Link">
LRT</text:a>
.</text:p>
      <text:p text:style-name="P4">
These cars have been recognized as safe because one of them has been working in the Balnya area in Vilnius since the autumn, where his ability to participate safely in road traffic was checked. According to Lithuanian ministries and communications, cars meet all security standards.</text:p>
      <text:p text:style-name="P4">
Agne Vaychyukyvichy, Deputy Minister of Transport and Communications, says that the use of autonomous technologies is a demonstration of Lithuania leadership of the Uevrop. She also hopes that the launch of unmanned transportation on the streets of Khvilleus will lay the basis of further development and innovation.</text:p>
      <text:p text:style-name="P4">
"I am very glad that we have drones in Lithuania.(https://www.ukrinform.ua/tag-tehnologii)It is developing very quickly, we are getting closer to real examples on the roadshole, "Vaychyukyvichyvichy told journalists.</text:p>
      <text:p text:style-name="P4">
*!(https://www.ukrinform.ua/rubric-technology/3728390-v-ukraini-ponad-100-kompanij-viroblaut-bezpilotniki-fedorov.html)"I hope this is leadership and the first attempt to run the autonomous motor house of Vilnius streets - this is just the beginning, and in a few years we will see the multi -innovations that we can be proud," she added.</text:p>
      <text:p text:style-name="P4">
Mart Matisen, the leader of the sales of the Estonian company Clevon, who developed these cars, explained that cars will be able to move at a speed of 50 km/h city streets, but to ensure maximum safety their speed in Vilnius will be reduced to 25 km/h for some time._ Frame: G. Skaraitienė / Photo by BNS</text:p>
      <text:p text:style-name="P4">
News Source: <text:a xlink:type="simple" xlink:href="https://www.ukrinform.ua/rubric-technology/3730017-vilnus-stav-persim-mistom-u-evropi-de-zapustili-bezpilotni-avtivki.html" text:style-name="Internet_20_link" text:visited-style-name="Visited_20_Internet_20_Link">
https://www.ukrinform.ua/rubric-technology/3730017-vilnus-stav-persim-mistom-u-evropi-de-zapustili-bezpilotni-avtivki.html</text:a>
</text:p>
      <!--NEWS-->
      <text:h text:style-name="P10" text:outline-level="1">
<text:span text:style-name="T4">
Dynamo has decided on the place of holding matches in the UEFA - media conferences</text:span>
</text:h>
      <text:p text:style-name="P4">
Authors: Ukrinform (Person)</text:p>
      <text:p text:style-name="P4">
Publisher: Укринформ (Organization)</text:p>
      <text:p text:style-name="P4">
Published Time: 2023-06-30T23:37:01+03:00</text:p>
      <text:p text:style-name="P4">
Modified Time: 2023-06-30T23:37:01+03:00</text:p>
      <text:p text:style-name="P4">
Description: Dynamo (Kyiv) Kiev Football Club will host the UEFA-2023/24 Home Matches in Bucharest (Romania). - Ukrinform.</text:p>
      <text:p text:style-name="P4">
Images: ['<text:a xlink:type="simple" xlink:href="https://static.ukrinform.com/photos/2023_06/thumb_files/630_360_1688157332-848.jpg" text:style-name="Internet_20_link" text:visited-style-name="Visited_20_Internet_20_Link">
630_360_16881...</text:a>
']</text:p>
      <text:p text:style-name="P4">
Tags: ['Динамо', 'Футбол', 'Ліга конференцій УЄФА']</text:p>
      <text:p text:style-name="P4">
Type: Article</text:p>
      <!--METADATA-->
      <text:p text:style-name="P4">
<draw:frame draw:style-name="fr1" draw:name="Image248" text:anchor-type="as-char" svg:width="6.9236in" svg:height="3.956343in" draw:z-index="0">
<draw:image xlink:href="../Images/yкринформ/2023-06-30T23-37-01-03-00/630_360_1688157332-848.jpg" xlink:type="simple" xlink:show="embed" xlink:actuate="onLoad" draw:mime-type="image/jpeg"/>
</draw:frame>
Dynamo Kiev Football Club(Kyiv)Conducts nominally home-owned UEFA-2023/24 League League matches in Bucharest(Romania).</text:p>
      <text:p text:style-name="P4">
Як повідомляє <text:a xlink:type="simple" xlink:href="https://sportarena.com/uk/footboll/upl/dinamo-virishilo-provoditi-yevrokubkovi-matchi-u/" text:style-name="Internet_20_link" text:visited-style-name="Visited_20_Internet_20_Link">
 SportArena </text:a>
, Rapid-Juleste stadium contains 14 thousand fans, Ukrinform reports.</text:p>
      <text:p text:style-name="P4">
Last season, Dynamo hosted home -made European Cup matches in Poland. The Champions League match was held in the Arena in Lodz, and meetings of the Europa League Group Detaple in Krakow.</text:p>
      <text:p text:style-name="P4">
*!(https://www.ukrinform.ua/rubric-sports/3729223-viznacivsa-se-odin-supernik-futbolistiv-dinamo-na-zbori-v-avstrii.html)We will remind, in the campaign of the Ukrainian Premier League(UPL)-2022/23 The people of Kiev took a 4-stepmaker, which allows them to perform in the League of Conferences and start the selection of the Dogroup Round of the Tournament from the third round of qualification. Two rounds of selection must be passed for the release of the domestic stage of Dynamo LC.</text:p>
      <text:p text:style-name="P4">
Photo: Dynamo FC(Kyiv).</text:p>
      <text:p text:style-name="P4">
News Source: <text:a xlink:type="simple" xlink:href="https://www.ukrinform.ua/rubric-sports/3730020-dinamo-viznacilosa-z-miscem-provedenna-matciv-u-lizi-konferencij-uefa-zmi.html" text:style-name="Internet_20_link" text:visited-style-name="Visited_20_Internet_20_Link">
https://www.ukrinform.ua/rubric-sports/3730020-dinamo-viznacilosa-z-miscem-provedenna-matciv-u-lizi-konferencij-uefa-zmi.html</text:a>
</text:p>
      <!--NEWS-->
      <text:h text:style-name="P10" text:outline-level="1">
<text:span text:style-name="T4">
Danilov - About the likely terrorist attack of the Russians at the ZPP: we have protocols and plans in which way to act</text:span>
</text:h>
      <text:p text:style-name="P4">
Authors: Ukrinform (Person)</text:p>
      <text:p text:style-name="P4">
Publisher: Укринформ (Organization)</text:p>
      <text:p text:style-name="P4">
Published Time: 2023-06-30T23:46:00+03:00</text:p>
      <text:p text:style-name="P4">
Modified Time: 2023-06-30T23:46:00+03:00</text:p>
      <text:p text:style-name="P4">
Description: Alexei Danilov stated that after information about the probable terrorist attack at the occupied Zaporizhzhia NPP in Ukraine, "great training" was conducted and there was another training. - Ukrinform.</text:p>
      <text:p text:style-name="P4">
Images: ['<text:a xlink:type="simple" xlink:href="https://static.ukrinform.com/photos/2023_04/thumb_files/630_360_1680783783-785.jpg" text:style-name="Internet_20_link" text:visited-style-name="Visited_20_Internet_20_Link">
630_360_16807...</text:a>
']</text:p>
      <text:p text:style-name="P4">
Tags: ['РНБО', 'Теракт', 'Данілов', 'Запорізька АЕС']</text:p>
      <text:p text:style-name="P4">
Type: Article</text:p>
      <!--METADATA-->
      <text:p text:style-name="P4">
<draw:frame draw:style-name="fr1" draw:name="Image249" text:anchor-type="as-char" svg:width="6.9236in" svg:height="3.956343in" draw:z-index="0">
<draw:image xlink:href="../Images/yкринформ/2023-06-30T23-46-00-03-00/630_360_1680783783-785.jpg" xlink:type="simple" xlink:show="embed" xlink:actuate="onLoad" draw:mime-type="image/jpeg"/>
</draw:frame>
Oleksidanilov stated that after information about a probable terrorist attack at the Okupovana Zaporozhye NPP in Ukraine conducted a "great training" and was "another training".</text:p>
      <text:p text:style-name="P4">
The NSDC Secretary said this on the air <text:a xlink:type="simple" xlink:href="https://www.radiosvoboda.org/a/news-zaes-terakt-danilov-pidhotovka/32484147.html" text:style-name="Internet_20_link" text:visited-style-name="Visited_20_Internet_20_Link">
Radio Liberty</text:a>
, reports Ukrinform.</text:p>
      <text:p text:style-name="P4">
“We have our protocols, our plans, how we have to act. There has been a lot of training now, there was still one preparation if there is a khaiestric act by the Russian Federation, ”Danilov said, commenting on Ukraine's action in the event of a terrorist attack at <text:a xlink:type="simple" xlink:href="https://www.ukrinform.ua/tag-aes" text:style-name="Internet_20_link" text:visited-style-name="Visited_20_Internet_20_Link">
NPP</text:a>
.</text:p>
      <text:p text:style-name="P4">
He noted that it is difficult to say about the possible consequences of extraordinary confidence at the ZPP.</text:p>
      <text:p text:style-name="P4">
“The very fact that these terrorists carry out such a terrorist attack on a nuclear facility will consider all civilized countries that this is the use of nuclear weapons to protect civilians. Therefore, we will watch very carefully - if it is not daibog it will happen - what will be the reaction of the world to these events. Unfortunately, what happened recently in the blasting of the dam, the world's response did not correspond to the terrorist attack that Ukraine suffered. We are doing everything possible now that this does not happen, but the station is now in the hands of terrorists, ”the NSDC secretary said.</text:p>
      <text:p text:style-name="P4">
<text:span text:style-name="T4">
 Read also: </text:span>
 <text:a xlink:type="simple" xlink:href="https://www.ukrinform.ua/rubric-regions/3729535-danilov-pro-zaes-ukraina-gotuetsa-do-budakih-scenariiv-reakcia-svitu-mala-b-buti-mittevou.html" text:style-name="Internet_20_link" text:visited-style-name="Visited_20_Internet_20_Link">
<text:span text:style-name="T4">
 Danilov </text:span>
 About: Ukraine is preparing for any scenarios, the world's response should be instantaneous</text:a>
Danilov also suggested that some of the Western partners now explain to Russia that this should not be done, because the consequences will be "absolutely catastrophic for RFF."</text:p>
      <text:p text:style-name="P4">
Commenting on the likelihood of committing a terrorist attack at the ZPP, the Secretary of the National Security Service has become difficult to say now, since "these people are not predictable, they act outside any rules and rules of the world community."</text:p>
      <text:p text:style-name="P4">
As reported by Ukrinform, in Zaporizhzhia, Dnipropetrovsk, Mykolaiv Tacherson regions <text:a xlink:type="simple" xlink:href="http://www.ukrinform.ua/rubric-regions/3729138-u-zaporizzi-ta-oblasti-provodat-navcanna-na-vipadok-avarii-na-zaes.html" text:style-name="Internet_20_link" text:visited-style-name="Visited_20_Internet_20_Link">
Large -scale training began</text:a>
from overcoming the consequence terrorist attack at the Zaporozhye NPP.The Russians were occupied by the NPP on March 4, 2022.</text:p>
      <text:p text:style-name="P4">
On June 22, 2023, President Volodymyr Zelensky declared plans for a terrorist attack at the Zaporizhzhia NPP.</text:p>
      <text:p text:style-name="P4">
News Source: <text:a xlink:type="simple" xlink:href="https://www.ukrinform.ua/rubric-ato/3730021-danilov-pro-jmovirnij-terakt-rosian-na-zaes-u-nas-e-protokoli-ta-plani-v-akij-sposib-diati.html" text:style-name="Internet_20_link" text:visited-style-name="Visited_20_Internet_20_Link">
https://www.ukrinform.ua/rubric-ato/3730021-danilov-pro-jmovirnij-terakt-rosian-na-zaes-u-nas-e-protokoli-ta-plani-v-akij-sposib-diati.html</text:a>
</text:p>
      <!--NEWS-->
      <text:h text:style-name="P10" text:outline-level="1">
<text:span text:style-name="T4">
Strongman sports competitions among veterans will be held in Ukraine</text:span>
</text:h>
      <text:p text:style-name="P4">
Author: ['АРМІЯINFORM']</text:p>
      <text:p text:style-name="P4">
Time: 2023-06-30T24:00:00-04:00</text:p>
      <text:p text:style-name="P4">
Description: Feditzia Strongman of Ukraine Require a fate from the All -Ukrainian Sports Zmagans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5472362_748472417281684_4616108480686034089_n.jpg" text:style-name="Internet_20_link" text:visited-style-name="Visited_20_Internet_20_Link">
355472362_748472417281684_4616108480686034089_n.jpg</text:a>
']</text:p>
      <text:p text:style-name="P4">
Tags: ['ЗМАГАННЯ', 'МІНВЕТЕРАНІВ', 'СТРОНГМЕН']</text:p>
      <text:p text:style-name="P4">
Category: News</text:p>
      <!--METADATA-->
      <text:p text:style-name="P4">
<draw:frame draw:style-name="fr1" draw:name="Image250" text:anchor-type="as-char" svg:width="6.9236in" svg:height="3.637595in" draw:z-index="0">
<draw:image xlink:href="../Images/AРМІЯINFORM/2023-06-30T24-00-00-04-00/355472362_748472417281684_4616108480686034089_n.jpg" xlink:type="simple" xlink:show="embed" xlink:actuate="onLoad" draw:mime-type="image/jpeg"/>
</draw:frame>
The Strongman Federation of Ukraine invites you to participate in all -Ukrainian sports competitions from Strongman "Strong Ukraine", which will be held in Poltava.</text:p>
      <text:p text:style-name="P4">
About it <text:a xlink:type="simple" xlink:href="https://mva.gov.ua/ua/news/u-poltavi-vidbudutsya-vseukrayinski-sportivni-zmagannya-zi-strongmenu-sered-veteraniv" text:style-name="Internet_20_link" text:visited-style-name="Visited_20_Internet_20_Link">
reports</text:a>
Ministry of Affairs of Veterans of Ukraine.</text:p>
      <text:p text:style-name="P4">
In the competition program:</text:p>
      <ul>
        <li>
bench press; * crossfit; * rowing on the simulator; * Invasntrop.</li>
      </ul>
      <text:p text:style-name="P4">
In addition, guests will be waiting for:</text:p>
      <ul>
        <li>
demonstration performances of the strongest Strongmen of Ukraine * Functional training * attractions for children * Chelleng in the Cossack Squat and more.</li>
      </ul>
      <text:p text:style-name="P4">
More about the event - on the page <text:a xlink:type="simple" xlink:href="https://www.facebook.com/strongman.org.ua/posts/pfbid02oc8HCSqwfgbu9nyFFEtbqpQweNze9QvjkYSCe38bKFe4xrPyVUvgfp35ybcq36Ujl" text:style-name="Internet_20_link" text:visited-style-name="Visited_20_Internet_20_Link">
Federation of StrongmanuUkraine</text:a>
.</text:p>
      <text:p text:style-name="P4">
У Мінветеранів зазначили, що розвиток ветеранського спорту є пріоритетомміністерства, адже спорт – одна з ефективних форм реабілітації наших воїнів.</text:p>
      <text:p text:style-name="P4">
News Source: <text:a xlink:type="simple" xlink:href="https://armyinform.com.ua/2023/06/30/v-ukrayini-vidbudutsya-sportyvni-zmagannya-zi-strongmenu-sered-veteraniv/" text:style-name="Internet_20_link" text:visited-style-name="Visited_20_Internet_20_Link">
https://armyinform.com.ua/2023/06/30/v-ukrayini-vidbudutsya-sportyvni-zmagannya-zi-strongmenu-sered-veteraniv/</text:a>
</text:p>
      <!--NEWS-->
      <text:h text:style-name="P10" text:outline-level="1">
<text:span text:style-name="T4">
Russia collects data of civilian hostages allegedly to accelerate the process of their return</text:span>
</text:h>
      <text:p text:style-name="P4">
Author: ['АРМІЯINFORM']</text:p>
      <text:p text:style-name="P4">
Time: 2023-06-30T26:00:00-04:00</text:p>
      <text:p text:style-name="P4">
Description: Rosia was struggling with a navigyti danim of the Civil Ukrainians ButsiMto for the same, Schobo skeleto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5a28a85586855a23237a47a6f3d7e992.jpg" text:style-name="Internet_20_link" text:visited-style-name="Visited_20_Internet_20_Link">
5a28a85586855a23237a47a6f3d7e992.jpg</text:a>
']</text:p>
      <text:p text:style-name="P4">
Tags: ['ДМИТРО ЛУБІНЕЦЬ', 'ЖЕНЕВСЬКА КОНВЕНЦІЯ', 'ТИМЧАСОВО ОКУПОВАНІ ТЕРИТОРІЇ']</text:p>
      <text:p text:style-name="P4">
Category: News</text:p>
      <!--METADATA-->
      <text:p text:style-name="P4">
<draw:frame draw:style-name="fr1" draw:name="Image251" text:anchor-type="as-char" svg:width="6.9236in" svg:height="3.4618in" draw:z-index="0">
<draw:image xlink:href="../Images/AРМІЯINFORM/2023-06-30T26-00-00-04-00/5a28a85586855a23237a47a6f3d7e992.jpg" xlink:type="simple" xlink:show="embed" xlink:actuate="onLoad" draw:mime-type="image/jpeg"/>
</draw:frame>
Russia has begun to collect personal data of civilian Ukrainians in order to make the process of their return.</text:p>
      <text:p text:style-name="P4">
About it <text:a xlink:type="simple" xlink:href="https://www.facebook.com/office.ombudsman.ua/posts/pfbid0R5RmyWhbKP1zQobYR8MjfAf9qMLDR4S1QdfLkhE3TAPusXHcJ6iYWTZMGHY6jjsXl" text:style-name="Internet_20_link" text:visited-style-name="Visited_20_Internet_20_Link">
reported</text:a>
Commissioner of the Verkhovna Rada of Ukraine for Human Rights Dmitry Lubinets.</text:p>
      <text:p text:style-name="P4">
“We strongly recommend - not to interact with representatives of the Russian Federation, not to inform the personal data of Ukrainian citizens and not to violate the Law of Ukraine“ Personal data ”. It is quite obvious that after their collection, Russia can spread another manipulation and harm those who are now the users, ”the message reads.</text:p>
      <text:p text:style-name="P4">
Dmitry Lubinets stressed that according to the Geneva Convention that the Vorozhivza should not be captured/hostage to civilians, but the Russian Federation had already destroyed this rule.</text:p>
      <text:p text:style-name="P4">
Currently, in order to return civilian Ukrainians, the state is developing mechanisms, involves international representatives and organizations, and tests a variety of options for verification and return of our citizens.</text:p>
      <text:p text:style-name="P4">
“The only obstacle to their return remains the Russian Federation. However, everything will not change and every Ukrainian will return home, ”the presentation reads.</text:p>
      <text:p text:style-name="P4">
News Source: <text:a xlink:type="simple" xlink:href="https://armyinform.com.ua/2023/06/30/rosiya-zbyraye-dani-czyvilnyh-nibyto-dlya-pryskorennya-proczesu-yih-povernennya/" text:style-name="Internet_20_link" text:visited-style-name="Visited_20_Internet_20_Link">
https://armyinform.com.ua/2023/06/30/rosiya-zbyraye-dani-czyvilnyh-nibyto-dlya-pryskorennya-proczesu-yih-povernennya/</text:a>
</text:p>
      <!--NEWS-->
      <text:h text:style-name="P10" text:outline-level="1">
<text:span text:style-name="T4">
Our artillerymen eliminated three management points and the rapeseed station of the occupiers</text:span>
</text:h>
      <text:p text:style-name="P4">
Author: ['АРМІЯINFORM']</text:p>
      <text:p text:style-name="P4">
Time: 2023-06-30T28:00:00-04:00</text:p>
      <text:p text:style-name="P4">
Description: PIDRODILI of the rocket launches of the articular, have passed to Urazili 3 dashings of managin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nasams2.jpg" text:style-name="Internet_20_link" text:visited-style-name="Visited_20_Internet_20_Link">
nasams2.jpg</text:a>
']</text:p>
      <text:p text:style-name="P4">
Tags: ['ГЕНЕРАЛЬНИЙ ШТАБ ЗС УКРАЇНИ', 'ОПЕРАТИВНА ОБСТАНОВКА']</text:p>
      <text:p text:style-name="P4">
Category: News</text:p>
      <!--METADATA-->
      <text:p text:style-name="P4">
<draw:frame draw:style-name="fr1" draw:name="Image252" text:anchor-type="as-char" svg:width="6.9236in" svg:height="4.283401in" draw:z-index="0">
<draw:image xlink:href="../Images/AРМІЯINFORM/2023-06-30T28-00-00-04-00/nasams2.jpg" xlink:type="simple" xlink:show="embed" xlink:actuate="onLoad" draw:mime-type="image/jpeg"/>
</draw:frame>
Subdivisions of missile troops and artillery have struck 3 points of management, 2 areas of concentration of live force, a radar station and 13 artillery units at fire positions over the past 24 hours.</text:p>
      <text:p text:style-name="P4">
About it <text:a xlink:type="simple" xlink:href="https://www.facebook.com/GeneralStaff.ua/posts/pfbid02vRo36iFR9f8cmGE27LBzpMwo5Akh3tHTS1qfcQsm8XpfrmzdRSaCW1YTpPUXWCERl" text:style-name="Internet_20_link" text:visited-style-name="Visited_20_Internet_20_Link">
reports</text:a>
The General Staff of the Armed Forces in operational information.</text:p>
      <text:p text:style-name="P4">
The aviation of the defense forces over the past day has made 11 beats in the areas of concentration of the personal staff of the enemy.</text:p>
      <text:p text:style-name="P4">
News Source: <text:a xlink:type="simple" xlink:href="https://armyinform.com.ua/2023/06/30/artylerysty-likviduvaly-try-punkty-upravlinnya-ta-radiolokaczijnu-stancziyu-okupantiv/" text:style-name="Internet_20_link" text:visited-style-name="Visited_20_Internet_20_Link">
https://armyinform.com.ua/2023/06/30/artylerysty-likviduvaly-try-punkty-upravlinnya-ta-radiolokaczijnu-stancziyu-okupantiv/</text:a>
</text:p>
      <!--NEWS-->
      <text:h text:style-name="P10" text:outline-level="1">
<text:span text:style-name="T4">
Ukraine hopes to help Spain to get influence in Latin America - Zelensky</text:span>
</text:h>
      <text:p text:style-name="P4">
Authors: Ukrinform (Person)</text:p>
      <text:p text:style-name="P4">
Publisher: Укринформ (Organization)</text:p>
      <text:p text:style-name="P4">
Published Time: 2023-06-30T2:43:50+03:00</text:p>
      <text:p text:style-name="P4">
Modified Time: 2023-06-30T21:43:50+03:00</text:p>
      <text:p text:style-name="P4">
Description: President Volodymyr Zelenskyy expects that during the presidency of Spain in the EC Council, Ukraine will be able to influence Latin America. - Ukrinform.</text:p>
      <text:p text:style-name="P4">
Images: ['<text:a xlink:type="simple" xlink:href="https://static.ukrinform.com/photos/2023_06/thumb_files/630_360_1687808366-528.jpeg" text:style-name="Internet_20_link" text:visited-style-name="Visited_20_Internet_20_Link">
630_360_16878...</text:a>
']</text:p>
      <text:p text:style-name="P4">
Tags: ['Іспанія', 'Україна', 'Латинська Америка', 'Зеленський', 'Війна з Росією', 'Формула миру']</text:p>
      <text:p text:style-name="P4">
Type: Article</text:p>
      <!--METADATA-->
      <text:p text:style-name="P4">
<draw:frame draw:style-name="fr1" draw:name="Image253" text:anchor-type="as-char" svg:width="6.9236in" svg:height="3.956343in" draw:z-index="0">
<draw:image xlink:href="../Images/yкринформ/2023-06-30T2-43-50-03-00/630_360_1687808366-528.jpeg" xlink:type="simple" xlink:show="embed" xlink:actuate="onLoad" draw:mime-type="image/jpeg"/>
</draw:frame>
The Presidential Lordir Zelensky expects that during the presidency of Spain in the Council of ECUkraine will be able to get influence in Latin America.</text:p>
      <text:p text:style-name="P4">
According to Ukrinform, the agency [Reuters] reports it(https://www.reuters.com/world/ukraine-hopes-win-over-latam-through-spains-eu-presidency-2023-06-30/).</text:p>
      <text:p text:style-name="P4">
On Friday, on the eve of the visit of Prime Minister of Spain Pedro Sanchez, Volodymyr Zelenskyy stated that several unnamed countries blocked the request sent to him by Sanchez, to participate in the EU Latin American Summit in Brussels on July 17-18.</text:p>
      <text:p text:style-name="P4">
"We have a formula of peace and Pedro supported us very much. It conducts a constant dialogue with Zlatin America, and they listen to it, it is a fact. But I will open that some Latin America countries block this decision and Caescaping," Zelensky said.</text:p>
      <text:p text:style-name="P4">
"I want them not only to join <text:a xlink:type="simple" xlink:href="https://www.ukrinform.ua/tag-formula-miru" text:style-name="Internet_20_link" text:visited-style-name="Visited_20_Internet_20_Link">
the formula of peace</text:a>
but also opposed the war, "he gave.</text:p>
      <text:p text:style-name="P4">
In an interview, Zelensky also mentioned the need for a specific NATO Ukraine.</text:p>
      <text:p text:style-name="P4">
<text:span text:style-name="T4">
 Read also: </text:span>
 <text:a xlink:type="simple" xlink:href="https://www.ukrinform.ua/rubric-polytics/3728683-ukraina-za-dopomogou-portugalii-hoce-donesti-pravdu-pro-agresiu-rf-do-krain-latinskoi-ameriki.html" text:style-name="Internet_20_link" text:visited-style-name="Visited_20_Internet_20_Link">
Ukraine with the help of Portugal wants to convey the truth of the progression of the Russian Federation to countries <text:span text:style-name="T4">
 Latin </text:span>
 Os America</text:a>
Ukraine cooperates with allies to create broad international support for peace without territorial compromises.</text:p>
      <text:p text:style-name="P4">
Ukrainian and Western officials seek to unite a wide coalition - by clutching large countries that have decided not to provide Ukraine with military assistance not to impose sanctions against the Russian Federation - to strengthen the diplomatic pressure of Namoscva.</text:p>
      <text:p text:style-name="P4">
As it was reported, the Prime Minister of Spain <text:a xlink:type="simple" xlink:href="https://www.ukrinform.ua/rubric-polytics/3729513-premer-ispanii-vidvidae-ukrainu-v-persij-den-golovuvanna-v-radi-es.html" text:style-name="Internet_20_link" text:visited-style-name="Visited_20_Internet_20_Link">
Pedro Sanches will visit Ukraine</text:a>
On the first day of the presidency of the EU. President of Ukraine Volodymyr Zelensky is convinced that this is a historic time to start negotiations on Ukraine's membership in the EU.</text:p>
      <text:p text:style-name="P4">
On July 1, Spain will begin its six-year presidency in the EU Council in accordance with the dose of rotation between 27 Member States.</text:p>
      <text:p text:style-name="P4">
_ Photo: Presidential Office _</text:p>
      <text:p text:style-name="P4">
News Source: <text:a xlink:type="simple" xlink:href="https://www.ukrinform.ua/rubric-polytics/3729998-ukraina-spodivaetsa-na-dopomogu-ispanii-sob-otrimati-vpliv-u-latinskij-americi-zelenskij.html" text:style-name="Internet_20_link" text:visited-style-name="Visited_20_Internet_20_Link">
https://www.ukrinform.ua/rubric-polytics/3729998-ukraina-spodivaetsa-na-dopomogu-ispanii-sob-otrimati-vpliv-u-latinskij-americi-zelenskij.html</text:a>
</text:p>
      <!--NEWS-->
      <text:h text:style-name="P10" text:outline-level="1">
<text:span text:style-name="T4">
Armed Forces General Staff: 31 fighting with the enemy took place during the day</text:span>
</text:h>
      <text:p text:style-name="P4">
Author: ['АРМІЯINFORM']</text:p>
      <text:p text:style-name="P4">
Time: 2023-06-30T30:00:00-04:00</text:p>
      <text:p text:style-name="P4">
Description: Opponent I did ZoServilu, basic Zuill at Limansky, Bakhmutsky tha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1000000-0aff-0242-1cc0-08db6f71b5b9_w1023_r1_s.webp" text:style-name="Internet_20_link" text:visited-style-name="Visited_20_Internet_20_Link">
01000000-0aff-0242-1cc0-08db6f71b5b9_w1023_r1_s.webp</text:a>
']</text:p>
      <text:p text:style-name="P4">
Tags: ['ГЕНЕРАЛЬНИЙ ШТАБ ЗС УКРАЇНИ', 'ОПЕРАТИВНА ІНФОРМАЦІЯ']</text:p>
      <text:p text:style-name="P4">
Category: News</text:p>
      <!--METADATA-->
      <text:p text:style-name="P4">
<draw:frame draw:style-name="fr1" draw:name="Image254" text:anchor-type="as-char" svg:width="6.9236in" svg:height="3.891564in" draw:z-index="0">
<draw:image xlink:href="../ConvertedIMGs/AРМІЯINFORM/2023-06-30T30-00-00-04-00/01000000-0aff-0242-1cc0-08db6f71b5b9_w1023_r1_s.png" xlink:type="simple" xlink:show="embed" xlink:actuate="onLoad" draw:mime-type="image/png"/>
</draw:frame>
The enemy continues to focus the basic efforts in the Liman, Bakhmut Tamarin directions, and heavy battles are ongoing. During the day, 31 fighting took place.</text:p>
      <text:p text:style-name="P4">
About it <text:a xlink:type="simple" xlink:href="https://www.facebook.com/GeneralStaff.ua/posts/pfbid02vRo36iFR9f8cmGE27LBzpMwo5Akh3tHTS1qfcQsm8XpfrmzdRSaCW1YTpPUXWCERl" text:style-name="Internet_20_link" text:visited-style-name="Visited_20_Internet_20_Link">
reports</text:a>
The General Staff of the Armed Forces in operational information.</text:p>
      <text:p text:style-name="P4">
In the Liman and Bakhmut directions, the enemy made unsuccessful offensives near Rozdolivka, Bigorivka and Bakhmut. Also, with the support of aviation, the enemy was unsuccessful offensive actions in district Avdiivka.</text:p>
      <text:p text:style-name="P4">
In the Mariinsky direction, our defenders repelled all the attacks of the enemy in the areas of Marinka and Viceda and Novomikhailivka.</text:p>
      <text:p text:style-name="P4">
In the mineral direction the enemy unsuccessfully stepped in the area of Novomikhailivka. Nazaposhzhi and Kherson directions - focuses the basic efforts of navigating the promotion of our troops.</text:p>
      <text:p text:style-name="P4">
News Source: <text:a xlink:type="simple" xlink:href="https://armyinform.com.ua/2023/06/30/genshtab-zsu-protyagom-doby-vidbulosya-31-bojove-zitknennya-z-vorogom/" text:style-name="Internet_20_link" text:visited-style-name="Visited_20_Internet_20_Link">
https://armyinform.com.ua/2023/06/30/genshtab-zsu-protyagom-doby-vidbulosya-31-bojove-zitknennya-z-vorogom/</text:a>
</text:p>
      <!--NEWS-->
      <text:h text:style-name="P10" text:outline-level="1">
<text:span text:style-name="T4">
Ukrainian defenders per day eliminated 560 invaders, destroyed 11 artisystems and 6 BBM</text:span>
</text:h>
      <text:p text:style-name="P4">
Author: ['АРМІЯINFORM']</text:p>
      <text:p text:style-name="P4">
Time: 2023-06-30T32:00:00-04:00</text:p>
      <text:p text:style-name="P4">
Description: Zagalni Boyov, Find the enemy on 02/24/22 to 06/30/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21884e77-f237-44fb-9995-47954b22b0be-scaled.jpg" text:style-name="Internet_20_link" text:visited-style-name="Visited_20_Internet_20_Link">
21884e77-f237-44fb-9995-47954b22b0be-scaled.jpg</text:a>
']</text:p>
      <text:p text:style-name="P4">
Tags: ['АГРЕСІЯ РФ', 'ВТОРГНЕННЯ РФ', 'ВТРАТИ ВОРОГА', 'ГШ ЗСУ']</text:p>
      <text:p text:style-name="P4">
Category: News</text:p>
      <!--METADATA-->
      <text:p text:style-name="P4">
<draw:frame draw:style-name="fr1" draw:name="Image255" text:anchor-type="as-char" svg:width="6.9236in" svg:height="6.987066in" draw:z-index="0">
<draw:image xlink:href="../Images/AРМІЯINFORM/2023-06-30T32-00-00-04-00/21884e77-f237-44fb-9995-47954b22b0be-scaled.jpg" xlink:type="simple" xlink:show="embed" xlink:actuate="onLoad" draw:mime-type="image/jpeg"/>
</draw:frame>
The total fighting loss of the enemy from 24.02.22 to 30.06.23 will be orientated:</text:p>
      <text:p text:style-name="P4">
<text:span text:style-name="T4">
<text:span text:style-name="T5">
 Personnel - </text:span>
* 228340(+560)persons eliminated</text:span>
<text:span text:style-name="T5">
 tanks - </text:span>
<text:span text:style-name="T5">
 4041(+3)</text:span>
<text:span text:style-name="T4">
 combat armored vehicles - </text:span>
 7863(+6)<text:span text:style-name="T4">
<text:span text:style-name="T5">
 Artillery Systems - </text:span>
<text:span text:style-name="T5">
 4127(+11)</text:span>
 </text:span>
 RSZV - <text:span text:style-name="T4">
 630(+3)</text:span>
<text:span text:style-name="T5">
 air defense - </text:span>
<text:span text:style-name="T5">
 389(+1)</text:span>
<text:span text:style-name="T4">
 aircraft - </text:span>
 315(0)<text:span text:style-name="T4">
<text:span text:style-name="T5">
 helicopters - </text:span>
* 308(0)</text:span>
<text:span text:style-name="T5">
 UAV Operative Tactical Level-</text:span>
<text:span text:style-name="T5">
 3519(+6)</text:span>
<text:span text:style-name="T4">
 Winged missiles - </text:span>
 1261(0)<text:span text:style-name="T4">
<text:span text:style-name="T5">
 ships / boats - </text:span>
* 18(0)</text:span>
<text:span text:style-name="T5">
 Automobile equipment and tanks - </text:span>
<text:span text:style-name="T5">
 6785(+5)</text:span>
<text:span text:style-name="T4">
 Special equipment - </text:span>
 569(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30.06.23.</text:p>
      <text:p text:style-name="P4">
News Source: <text:a xlink:type="simple" xlink:href="https://armyinform.com.ua/2023/06/30/ukrayinski-zahysnyky-za-dobu-likviduvaly-560-okupantiv-znyshhyly-11-artsystem-i-6-bbm/" text:style-name="Internet_20_link" text:visited-style-name="Visited_20_Internet_20_Link">
https://armyinform.com.ua/2023/06/30/ukrayinski-zahysnyky-za-dobu-likviduvaly-560-okupantiv-znyshhyly-11-artsystem-i-6-bbm/</text:a>
</text:p>
      <!--NEWS-->
      <text:h text:style-name="P10" text:outline-level="1">
<text:span text:style-name="T4">
The Air Force forces in the south of Ukraine destroyed 10 "Shahmed"</text:span>
</text:h>
      <text:p text:style-name="P4">
Author: ['АРМІЯINFORM']</text:p>
      <text:p text:style-name="P4">
Time: 2023-06-30T34:00:00-04:00</text:p>
      <text:p text:style-name="P4">
Description: Uonch 30 worm 2023 Rock Rosіyskіcy Piappts attacked the Ukrainian war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po2.jpg" text:style-name="Internet_20_link" text:visited-style-name="Visited_20_Internet_20_Link">
ppo2.jpg</text:a>
']</text:p>
      <text:p text:style-name="P4">
Tags: ['SHAHED-136/131', 'АГРЕСІЯ РФ', 'ВТОРГНЕННЯ РФ', 'КОМАНДУВАННЯ ПОВІТРЯНИХ СИЛ ЗСУ', 'ППО ЗСУ']</text:p>
      <text:p text:style-name="P4">
Category: News</text:p>
      <!--METADATA-->
      <text:p text:style-name="P4">
<draw:frame draw:style-name="fr1" draw:name="Image256" text:anchor-type="as-char" svg:width="6.9236in" svg:height="3.606042in" draw:z-index="0">
<draw:image xlink:href="../Images/AРМІЯINFORM/2023-06-30T34-00-00-04-00/ppo2.jpg" xlink:type="simple" xlink:show="embed" xlink:actuate="onLoad" draw:mime-type="image/jpeg"/>
</draw:frame>
On June 30, 2023, Russian invaders attacked Ukraine from the southeastern direction. The forces and means of air defense of air forces of air defense of other components of defense forces of Ukraine destroyed 10 out of 13 shock droneshahed-136/131.</text:p>
      <text:p text:style-name="P4">
About it <text:a xlink:type="simple" xlink:href="https://t.me/kpszsu/2946" text:style-name="Internet_20_link" text:visited-style-name="Visited_20_Internet_20_Link">
reports</text:a>
Armed Forces Command.</text:p>
      <text:p text:style-name="P4">
The 13th drones-Kamikaldze made by the Iranian production of Shahd-136/1311 of the Eastern coast of the Azov Sea were struck(Primorsko - Akharsk)and 4-Menital managed missiles with S-300 SPRs.</text:p>
      <text:p text:style-name="P4">
Military and infrastructure sites in Zaporizhzhya region have been attacked.</text:p>
      <text:p text:style-name="P4">
Pre -victims, local military administrations will be informed of the consequences.</text:p>
      <text:p text:style-name="P4">
News Source: <text:a xlink:type="simple" xlink:href="https://armyinform.com.ua/2023/06/30/syly-ppo-na-pivdni-ukrayiny-znyshhyly-10-shahediv/" text:style-name="Internet_20_link" text:visited-style-name="Visited_20_Internet_20_Link">
https://armyinform.com.ua/2023/06/30/syly-ppo-na-pivdni-ukrayiny-znyshhyly-10-shahediv/</text:a>
</text:p>
      <!--NEWS-->
      <text:h text:style-name="P10" text:outline-level="1">
<text:span text:style-name="T4">
In Ukraine a moment of silence</text:span>
</text:h>
      <text:p text:style-name="P4">
Author: ['АРМІЯINFORM']</text:p>
      <text:p text:style-name="P4">
Time: 2023-06-30T3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7" text:anchor-type="as-char" svg:width="6.9236in" svg:height="3.895992in" draw:z-index="0">
<draw:image xlink:href="../Images/AРМІЯINFORM/2023-06-30T36-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30/v-ukrayini-hvylyna-movchannya/" text:style-name="Internet_20_link" text:visited-style-name="Visited_20_Internet_20_Link">
https://armyinform.com.ua/2023/06/30/v-ukrayini-hvylyna-movchannya/</text:a>
</text:p>
      <!--NEWS-->
      <text:h text:style-name="P10" text:outline-level="1">
<text:span text:style-name="T4">
The O-300 missiles at night attacked infrastructure in Zaporizhzhia region-Yuri Ignat</text:span>
</text:h>
      <text:p text:style-name="P4">
Author: ['Григорій Мазур']</text:p>
      <text:p text:style-name="P4">
Time: 2023-06-30T38:00:00-04:00</text:p>
      <text:p text:style-name="P4">
Description: For the Pension of Rozkish, post -the -habitat of the distant one is a leaps -baking zbriyu.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1/yurij-ignat-1.jpg" text:style-name="Internet_20_link" text:visited-style-name="Visited_20_Internet_20_Link">
yurij-ignat-1.jpg</text:a>
']</text:p>
      <text:p text:style-name="P4">
Tags: ['ЄДИНІ НОВИНИ', 'ЗАПОРІЖЖЯ', 'С-300', 'ЮРІЙ ІГНАТ']</text:p>
      <text:p text:style-name="P4">
Category: News</text:p>
      <!--METADATA-->
      <text:p text:style-name="P4">
<draw:frame draw:style-name="fr1" draw:name="Image258" text:anchor-type="as-char" svg:width="6.9236in" svg:height="4.361868in" draw:z-index="0">
<draw:image xlink:href="../Images/AРМІЯINFORM/2023-06-30T38-00-00-04-00/yurij-ignat-1.jpg" xlink:type="simple" xlink:show="embed" xlink:actuate="onLoad" draw:mime-type="image/jpeg"/>
</draw:frame>
Colonel Yuri Ignatius Air Force Command of the Air Force of Ukraine.</text:p>
      <text:p text:style-name="P4">
For the occupiers, the luxury is constantly striking with a long -range and high -precision weapon. Colonel Yuriy Ignat, spokesman for the Air Forces of the Armed Forces of the Armed Forces of the Armed Forces of the Armed Forces of the Armed Forces of the Armed Forces of the Armed Forces. Therefore, according to him, the Russian C-300 and C-400, which are intended for air defense, are increasingly used for the shelling of Ukrainian cities.</text:p>
      <text:p text:style-name="P4">
-The O-300 missiles at night attacked the infrastructure in the Zaporizhzhia region,-Yuri Ignatus said. - We understand that there will be thousands of these missiles in the Russians. Therefore, it is more rational to destroy the starting installations themselves. Our military pilots and our artillery are engaged in the same way. It is this statistics that we miber in the reports of the General Staff of the Armed Forces. Every day, our defenders destroy a number of such goals.</text:p>
      <text:p text:style-name="P4">
The officer stressed that we need even more precision weapons from our partners so that the enemy cannot terrorize the population of Ukraine.</text:p>
      <text:p text:style-name="P4">
Yuri Ignat also reported that tonight Russian troops were struck by the help of 13 drones-Kamikadze Iranian production Shahd. Our troops were destroyed by the tags of the air defense of our troops.</text:p>
      <text:p text:style-name="P4">
News Source: <text:a xlink:type="simple" xlink:href="https://armyinform.com.ua/2023/06/30/raketamy-s-300-vnochi-protyvnyk-atakuvav-obyekty-infrastruktury-u-zaporizkij-oblasti-yurij-ignat/" text:style-name="Internet_20_link" text:visited-style-name="Visited_20_Internet_20_Link">
https://armyinform.com.ua/2023/06/30/raketamy-s-300-vnochi-protyvnyk-atakuvav-obyekty-infrastruktury-u-zaporizkij-oblasti-yurij-ignat/</text:a>
</text:p>
      <!--NEWS-->
      <text:h text:style-name="P10" text:outline-level="1">
<text:span text:style-name="T4">
The Ukrainian national team holds the third position in the team standings of the III European Games</text:span>
</text:h>
      <text:p text:style-name="P4">
Authors: Ukrinform (Person)</text:p>
      <text:p text:style-name="P4">
Publisher: Укринформ (Organization)</text:p>
      <text:p text:style-name="P4">
Published Time: 2023-06-30T3:54:29+03:00</text:p>
      <text:p text:style-name="P4">
Modified Time: 2023-06-30T21:54:29+03:00</text:p>
      <text:p text:style-name="P4">
Description: In Krakow (Poland) III European Games are ongoing. - Ukrinform.</text:p>
      <text:p text:style-name="P4">
Images: ['<text:a xlink:type="simple" xlink:href="https://static.ukrinform.com/photos/2023_06/thumb_files/630_360_1688151228-392.jpg" text:style-name="Internet_20_link" text:visited-style-name="Visited_20_Internet_20_Link">
630_360_16881...</text:a>
']</text:p>
      <text:p text:style-name="P4">
Tags: ['Європейські ігри']</text:p>
      <text:p text:style-name="P4">
Type: Article</text:p>
      <!--METADATA-->
      <text:p text:style-name="P4">
<draw:frame draw:style-name="fr1" draw:name="Image259" text:anchor-type="as-char" svg:width="6.9236in" svg:height="3.956343in" draw:z-index="0">
<draw:image xlink:href="../Images/yкринформ/2023-06-30T3-54-29-03-00/630_360_1688151228-392.jpg" xlink:type="simple" xlink:show="embed" xlink:actuate="onLoad" draw:mime-type="image/jpeg"/>
</draw:frame>
In Krakow(Poland)The III European Games are ongoing.</text:p>
      <text:p text:style-name="P4">
In the overall team standings of the competition, which will end on July 2, the leader of the prefabricateditali, in which 79 awards are assets(24 - gold, 23 - silver, 32 - bronze), reports Ukrinform.</text:p>
      <text:p text:style-name="P4">
In the second position - athletes of Spain - 49(19, 13, 17).</text:p>
      <text:p text:style-name="P4">
Третє місце у списку посідає збірна України - 36 (19, 10, 7).</text:p>
      <text:p text:style-name="P4">
До топ-10 також входять Німеччина - 47 (14, 11, 22), France - 50(13, 14,23), Poland - 40(11, 17, 12), UK - 36(9, 6, 21), Hungary - 25(7, 8, 10), Netherlands - 16(7, 5, 4)and Austria - 17(7, 4, 6).</text:p>
      <text:p text:style-name="P4">
<text:span text:style-name="T4">
Читайте також:</text:span>
 <text:a xlink:type="simple" xlink:href="https://www.ukrinform.ua/rubric-sports/3729939-hiznak-vijsov-u-final-bokserskogo-turniru-evropejskih-igor.html" text:style-name="Internet_20_link" text:visited-style-name="Visited_20_Internet_20_Link">
 Хижняк вийшов у фінал боксерського турніру Європейськихігор </text:a>
It should be noted that at the first European Games in 2019, Ukrainians won 51 Nahoroda(16, 17, 18).</text:p>
      <text:p text:style-name="P4">
Фото: EOC.</text:p>
      <text:p text:style-name="P4">
News Source: <text:a xlink:type="simple" xlink:href="https://www.ukrinform.ua/rubric-sports/3730001-zbirna-ukraini-utrimue-tretu-poziciu-u-komandnomu-zaliku-iii-evropejskih-igor.html" text:style-name="Internet_20_link" text:visited-style-name="Visited_20_Internet_20_Link">
https://www.ukrinform.ua/rubric-sports/3730001-zbirna-ukraini-utrimue-tretu-poziciu-u-komandnomu-zaliku-iii-evropejskih-igor.html</text:a>
</text:p>
      <!--NEWS-->
      <text:h text:style-name="P10" text:outline-level="1">
<text:span text:style-name="T4">
The "sentences" of the courts of the Russian Federation are not an obstacle to attracting defenders in exchange - coordination headquarters</text:span>
</text:h>
      <text:p text:style-name="P4">
Author: ['АРМІЯINFORM']</text:p>
      <text:p text:style-name="P4">
Time: 2023-06-30T40:00:00-04:00</text:p>
      <text:p text:style-name="P4">
Description: At the coordinating headquarters, Zustinich Zustinch was with Rodinov’s uninvited that is in full sw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0041f10-0d39-431c-aac4-1c5aa9a0051b.jpg" text:style-name="Internet_20_link" text:visited-style-name="Visited_20_Internet_20_Link">
00041f10-0d39-431c-aac4-1c5aa9a0051b.jpg</text:a>
']</text:p>
      <text:p text:style-name="P4">
Tags: ['ВІЙСЬКОВОПОЛОНЕНІ', 'КООРДИНАЦІЙНИЙ ШТАБ', 'ОБМІН ПОЛОНЕНИМИ']</text:p>
      <text:p text:style-name="P4">
Category: News</text:p>
      <!--METADATA-->
      <text:p text:style-name="P4">
<draw:frame draw:style-name="fr1" draw:name="Image260" text:anchor-type="as-char" svg:width="6.9236in" svg:height="3.888755in" draw:z-index="0">
<draw:image xlink:href="../Images/AРМІЯINFORM/2023-06-30T40-00-00-04-00/00041f10-0d39-431c-aac4-1c5aa9a0051b.jpg" xlink:type="simple" xlink:show="embed" xlink:actuate="onLoad" draw:mime-type="image/jpeg"/>
</draw:frame>
The Coordination Headquarters met with the families of missing unlocked musicians of the orchestra of a separate Marine infantry brigade named after Mikhail Bilynsky.</text:p>
      <text:p text:style-name="P4">
About it <text:a xlink:type="simple" xlink:href="https://t.me/Koord_shtab/1402" text:style-name="Internet_20_link" text:visited-style-name="Visited_20_Internet_20_Link">
reports</text:a>
Coordinating headquarters of inquiries for the treatment of prisoners of war.</text:p>
      <text:p text:style-name="P4">
The staff representative, answering the questions of relatives, noted that fake-criminal cases that have been violated against our defenders, or the so-called "sentences" of the courts of aggressor country are not an obstacle to the involvement of our defendants in the exchange processes.</text:p>
      <text:p text:style-name="P4">
Other issues were raised by the Kremlin's use of the vulnerable position of the arrival and close prisoners of war to influence the Ukrainian society of protection from this influence.</text:p>
      <text:p text:style-name="P4">
News Source: <text:a xlink:type="simple" xlink:href="https://armyinform.com.ua/2023/06/30/vyroky-sudiv-rf-ne-ye-pereshkodoyu-dlya-zaluchennya-zahysnykiv-do-obminu-koordynaczijnyj-shtab/" text:style-name="Internet_20_link" text:visited-style-name="Visited_20_Internet_20_Link">
https://armyinform.com.ua/2023/06/30/vyroky-sudiv-rf-ne-ye-pereshkodoyu-dlya-zaluchennya-zahysnykiv-do-obminu-koordynaczijnyj-shtab/</text:a>
</text:p>
      <!--NEWS-->
      <text:h text:style-name="P10" text:outline-level="1">
<text:span text:style-name="T4">
Exactly a year ago, on June 30, 2022, the security and defense forces of Ukraine released the island of Snake</text:span>
</text:h>
      <text:p text:style-name="P4">
Author: ['АРМІЯINFORM']</text:p>
      <text:p text:style-name="P4">
Time: 2023-06-30T42:00:00-04:00</text:p>
      <text:p text:style-name="P4">
Description: The turn of the sovereign Signio-Zhovnoy Popupa for the serpent is glory, without the wife ... The war with Ukraine 2022, the war with Ukrain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748678-1-e1679061845731.jpg" text:style-name="Internet_20_link" text:visited-style-name="Visited_20_Internet_20_Link">
2748678-1-e1679061845731.jpg</text:a>
']</text:p>
      <text:p text:style-name="P4">
Tags: ['ГУР МІНОБОРОНИ УКРАЇНИ', 'ОСТРІВ ЗМІЇНИЙ']</text:p>
      <text:p text:style-name="P4">
Category: News</text:p>
      <!--METADATA-->
      <text:p text:style-name="P4">
<draw:frame draw:style-name="fr1" draw:name="Image261" text:anchor-type="as-char" svg:width="6.9236in" svg:height="4.460583in" draw:z-index="0">
<draw:image xlink:href="../Images/AРМІЯINFORM/2023-06-30T42-00-00-04-00/2748678-1-e1679061845731.jpg" xlink:type="simple" xlink:show="embed" xlink:actuate="onLoad" draw:mime-type="image/jpeg"/>
</draw:frame>
The return of the state blue-yellow flag to the snake is famous, without any hyperbole, a milestone in the history of our state and the army.</text:p>
      <text:p text:style-name="P4">
The Main Directorate of Intelligence of the Ministry of Defense of Ukraine, all our warriors, proud to be among those who planned and carried out a complex, multilevel, full of huge risks of special operation.</text:p>
      <text:p text:style-name="P4">
The de -occupation of the snake disrupted the cheeky plans of the aggressor to deprive Ukraine of the status of the state.</text:p>
      <text:p text:style-name="P4">
The leaders of the Moscow dictatorship self -confidently believed that their Black Sea Flot - an iron hand that grabbed and holds the beard of God. Ukrainian warriors stir this rusty structure on the elbow.</text:p>
      <text:p text:style-name="P4">
Special Forces of the GRU of the Ministry of Education and Science of Ukraine and the SBU Special Operations Center, Aviator-Alerted Forces and Seails of the Armed Forces of the Armed Forces, soldiers of the State Border Guard Service of Ukraine, military engineers, operators of "Baracariv"-all renovated the highest measure of coordination and coordination.</text:p>
      <text:p text:style-name="P4">
<text:span text:style-name="T4">
 Free Snake </text:span>
 is the key to rest in the western part of the Black Sea, a guarantee of marine logistics, which is an element of economic stability in Ukraine of food security in the world.</text:p>
      <text:p text:style-name="P4">
<text:span text:style-name="T4">
 Free Snake </text:span>
 is a symbol of heavy but victory. It will happen with all other times occupied by Ukrainian lands.</text:p>
      <text:p text:style-name="P4">
With honor, we remember our soldiers, who lay down on the snake - next to the ruins of the temple legendary Achilles, the place of bloody battles, the island of stone power of the willpower.</text:p>
      <text:p text:style-name="P4">
Glory to Ukraine!</text:p>
      <text:p text:style-name="P4">
<text:span text:style-name="T4">
 Source: </text:span>
 <text:a xlink:type="simple" xlink:href="https://gur.gov.ua/content/rivno-rik-tomu-30-chervnia-2022-roku-syly-bezpeky-ta-oborony-ukrainy-zvilnyly-ostriv-zmiinyi.html" text:style-name="Internet_20_link" text:visited-style-name="Visited_20_Internet_20_Link">
_gur mou__</text:a>
</text:p>
      <text:p text:style-name="P4">
News Source: <text:a xlink:type="simple" xlink:href="https://armyinform.com.ua/2023/06/30/rivno-rik-tomu-30-chervnya-2022-roku-syly-bezpeky-ta-oborony-ukrayiny-zvilnyly-ostriv-zmiyinyj/" text:style-name="Internet_20_link" text:visited-style-name="Visited_20_Internet_20_Link">
https://armyinform.com.ua/2023/06/30/rivno-rik-tomu-30-chervnya-2022-roku-syly-bezpeky-ta-oborony-ukrayiny-zvilnyly-ostriv-zmiyinyj/</text:a>
</text:p>
      <!--NEWS-->
      <text:h text:style-name="P10" text:outline-level="1">
<text:span text:style-name="T4">
More than 300 explosive items were neutralized by pyrotechnics per day</text:span>
</text:h>
      <text:p text:style-name="P4">
Author: ['АРМІЯINFORM']</text:p>
      <text:p text:style-name="P4">
Time: 2023-06-30T44:00:00-04:00</text:p>
      <text:p text:style-name="P4">
Description: The long -term service of the Kirotrozhyniy of the Utzvychi Situstovsiy, the war with Ukraine 2022, the war with Ukraine is the latest news today, the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rozminuvannya.jpg" text:style-name="Internet_20_link" text:visited-style-name="Visited_20_Internet_20_Link">
rozminuvannya.jpg</text:a>
']</text:p>
      <text:p text:style-name="P4">
Tags: ['АГРЕСІЯ РФ', 'ДСНС УКРАЇНИ', 'ПІРОТЕХНІЧНІ ПІДРОЗДІЛИ', 'РОЗМІНУВАННЯ']</text:p>
      <text:p text:style-name="P4">
Category: News</text:p>
      <!--METADATA-->
      <text:p text:style-name="P4">
<draw:frame draw:style-name="fr1" draw:name="Image262" text:anchor-type="as-char" svg:width="6.9236in" svg:height="3.89773in" draw:z-index="0">
<draw:image xlink:href="../Images/AРМІЯINFORM/2023-06-30T44-00-00-04-00/rozminuvannya.jpg" xlink:type="simple" xlink:show="embed" xlink:actuate="onLoad" draw:mime-type="image/jpeg"/>
</draw:frame>
Illustrative photo</text:p>
      <text:p text:style-name="P4">
During the day, pyrotechnic units of the State Service of Ukraine for Extraordinary Situation <text:span text:style-name="T4">
 127 times </text:span>
 were involved in the execution of demining tasks.</text:p>
      <text:p text:style-name="P4">
About it <text:a xlink:type="simple" xlink:href="https://dsns.gov.ua/uk/news/nadzvicaini-podiyi/operativna-informaciia-shhodo-roboti-pirotexnicnix-pidrozdiliv-dsns-ukrayini-75" text:style-name="Internet_20_link" text:visited-style-name="Visited_20_Internet_20_Link">
reports</text:a>
SESU of Ukraine.</text:p>
      <text:p text:style-name="P4">
Pyrotechnical units found, seized and neutralized <text:span text:style-name="T4">
 322 explosively subjects </text:span>
, surveyed with an area of 26.93 hectares.</text:p>
      <text:p text:style-name="P4">
Most often pyrotechnic units worked: in the Kharkiv region 19 899 times, Kyiv region - 8 066, Donetsk region - 6 358, Mykolaiv region - 5 300, Kherson region - 5 924, Chernihiv region - 4 750, Sumy - 2 232, Cherkasy region - 1 131.</text:p>
      <text:p text:style-name="P4">
Reference: from the beginning of a large -scale military invasion of the Russian Federation in the territory of Ukraine, <text:span text:style-name="T4">
 406 080 extinguishing objects </text:span>
 and 2 891 kg of explosive substance, including 3 43 Aviation bombs. The territory of more than 90 701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30/ponad-300-vybuhonebezpechnyh-predmetiv-zneshkodyly-pirotehniky-za-dobu-2/" text:style-name="Internet_20_link" text:visited-style-name="Visited_20_Internet_20_Link">
https://armyinform.com.ua/2023/06/30/ponad-300-vybuhonebezpechnyh-predmetiv-zneshkodyly-pirotehniky-za-dobu-2/</text:a>
</text:p>
      <!--NEWS-->
      <text:h text:style-name="P10" text:outline-level="1">
<text:span text:style-name="T4">
The President noted the "cross of combat merits" of seven Ukrainian military</text:span>
</text:h>
      <text:p text:style-name="P4">
Author: ['АРМІЯINFORM']</text:p>
      <text:p text:style-name="P4">
Time: 2023-06-30T46:00:00-04:00</text:p>
      <text:p text:style-name="P4">
Description: President of Ukraine Volodymyr Zelensky with his own decree No. 356/2023 by the sovereign ... War with Ukraine 2022, War with Ukraine Latest news today, News War with Ukraine 2022 Last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hrest-boyovih-zaslug.jpg" text:style-name="Internet_20_link" text:visited-style-name="Visited_20_Internet_20_Link">
hrest-boyovih-zaslug.jpg</text:a>
']</text:p>
      <text:p text:style-name="P4">
Tags: ['УКАЗ ПРЕЗИДЕНТА УКРАЇНИ']</text:p>
      <text:p text:style-name="P4">
Category: News</text:p>
      <!--METADATA-->
      <text:p text:style-name="P4">
<draw:frame draw:style-name="fr1" draw:name="Image263" text:anchor-type="as-char" svg:width="6.9236in" svg:height="3.871909in" draw:z-index="0">
<draw:image xlink:href="../Images/AРМІЯINFORM/2023-06-30T46-00-00-04-00/hrest-boyovih-zaslug.jpg" xlink:type="simple" xlink:show="embed" xlink:actuate="onLoad" draw:mime-type="image/jpeg"/>
</draw:frame>
President of Ukraine Volodymyr Zelenskyy with his decree <text:a xlink:type="simple" xlink:href="https://www.president.gov.ua/documents/3562023-47169" text:style-name="Internet_20_link" text:visited-style-name="Visited_20_Internet_20_Link">
No. 356/2023</text:a>
He celebrated the state award <text:a xlink:type="simple" xlink:href="https://armyinform.com.ua/2022/06/28/vidznaka-hrest-bojovyh-zaslug-cze-vidrodzhennya-vijskovyh-tradyczij-ukrayinskogo-narodu/" text:style-name="Internet_20_link" text:visited-style-name="Visited_20_Internet_20_Link">
"Cross of Merit"</text:a>
Defenders of Ukraine.</text:p>
      <text:p text:style-name="P4">
The award is awarded "for prominent personal services in the protection of state -sevotory and territorial integrity of Ukraine, selfless service to the Ukrainian people, loyalty to the military oath."</text:p>
      <text:p text:style-name="P4">
<text:span text:style-name="T4">
 The honors of the President of Ukraine "Cross of Combat Merit" </text:span>
 <text:span text:style-name="T4">
 awarded: </text:span>
</text:p>
      <text:p text:style-name="P4">
Dmitry Vladimirovich - Senior Sergeant</text:p>
      <text:p text:style-name="P4">
Kozachenko Galina Valentinovna - Senior Sergeant</text:p>
      <text:p text:style-name="P4">
Kolivka Sergey Anatoliyovych - soldier</text:p>
      <text:p text:style-name="P4">
Krasovsky Vasily Nikolaevich - Lieutenant Colonel</text:p>
      <text:p text:style-name="P4">
Kuzmenko Bohdan Konstantinovich - Major</text:p>
      <text:p text:style-name="P4">
Lukashevich Ivan Vladimirovich - Colonel</text:p>
      <text:p text:style-name="P4">
Ursatia Ivan Olegovich - Major.</text:p>
      <text:p text:style-name="P4">
News Source: <text:a xlink:type="simple" xlink:href="https://armyinform.com.ua/2023/06/30/prezydent-vidznachyv-hrestom-bojovyh-zaslug-simoh-ukrayinskyh-vijskovyh/" text:style-name="Internet_20_link" text:visited-style-name="Visited_20_Internet_20_Link">
https://armyinform.com.ua/2023/06/30/prezydent-vidznachyv-hrestom-bojovyh-zaslug-simoh-ukrayinskyh-vijskovyh/</text:a>
</text:p>
      <!--NEWS-->
      <text:h text:style-name="P10" text:outline-level="1">
<text:span text:style-name="T4">
In Ukraine, since July 1, the veteran assistant institute in four pilot regions will be introduced</text:span>
</text:h>
      <text:p text:style-name="P4">
Author: ['АРМІЯINFORM']</text:p>
      <text:p text:style-name="P4">
Time: 2023-06-30T48:00:00-04:00</text:p>
      <text:p text:style-name="P4">
Description: Pilotnita Stracks 1 Lipnya at Chotirokh areas - Vinnitsy, Dnipropetrovskiy,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idtrymka-veteraniv.jpg" text:style-name="Internet_20_link" text:visited-style-name="Visited_20_Internet_20_Link">
pidtrymka-veteraniv.jpg</text:a>
']</text:p>
      <text:p text:style-name="P4">
Tags: ['ВОЄННИЙ СТАН', 'ІНСТИТУТ ПОМІЧНИКА ВЕТЕРАНА', 'МІНВЕТЕРАНІВ', 'СОЦІАЛЬНИЙ ЗАХИСТ']</text:p>
      <text:p text:style-name="P4">
Category: News</text:p>
      <!--METADATA-->
      <text:p text:style-name="P4">
<draw:frame draw:style-name="fr1" draw:name="Image264" text:anchor-type="as-char" svg:width="6.9236in" svg:height="3.723238in" draw:z-index="0">
<draw:image xlink:href="../Images/AРМІЯINFORM/2023-06-30T48-00-00-04-00/pidtrymka-veteraniv.jpg" xlink:type="simple" xlink:show="embed" xlink:actuate="onLoad" draw:mime-type="image/jpeg"/>
</draw:frame>
The pilot project will start from July 1 in four regions - Vinnytsia, Dnipropetrovsk, Lviv, Mykolaiv. These will be specially prepared with the relevant powers of community representatives who will be able to adapt to Ukrainian defenders and defenders to adapt to civilian life after returning from the front. To get proper services and social garants, to undergo advanced training programs and to find a job, to you, all the needs that will arise from veterans - must find a job and support from such assistant.</text:p>
      <text:p text:style-name="P4">
About it <text:a xlink:type="simple" xlink:href="https://mva.gov.ua/ua/news/yuliya-laputina-minveteraniv-z-1-lipnya-pochinaye-vprovadzhuvati-institut-pomichnika-veterana-u-chotiroh-pilotnih-regionah" text:style-name="Internet_20_link" text:visited-style-name="Visited_20_Internet_20_Link">
reported</text:a>
Minister for Veterans of Ukraine Yulialaputin during a live broadcast of the Uniform News Marathon.</text:p>
      <text:p text:style-name="P4">
“The total number of veteran assistants in the pilot project is <text:span text:style-name="T4">
 400 persons </text:span>
. Application and competitive selection of candidates will take place using modern digital decisions through information <text:a xlink:type="simple" xlink:href="https://eveteran.gov.ua/" text:style-name="Internet_20_link" text:visited-style-name="Visited_20_Internet_20_Link">
portal-veteran</text:a>
. Пріоритет у відборі надаватиметьсяветеранам й ветеранкам, членам їхніх сімей, а також членам родин загиблихвоїнів, які готові за принципом “рівний-рівному” допомагати демобілізованимзахисникам і захисницям», — розповіла Юлія Лапутіна.</text:p>
      <text:p text:style-name="P4">
Майбутніх помічників ветерана готуватимуть у центрах ветеранського розвитку набазі визначених закладів вищої освіти. Один з таких центрів вже відкрито умісті Дніпро на базі Університету митної справи та фінансів. А у партнерстві зМіносвіти розроблені спеціальні навчальні програми для підготовки фахівців ізсупроводу ветеранів війни та членів їхніх родин.</text:p>
      <text:p text:style-name="P4">
Пілотний проєкт триватиме до кінця поточного року, надалі буде поширений повсій території України.</text:p>
      <text:p text:style-name="P4">
News Source: <text:a xlink:type="simple" xlink:href="https://armyinform.com.ua/2023/06/30/v-ukrayini-z-1-lypnya-pochnut-vprovadzhuvaty-instytut-pomichnyka-veterana-u-chotyroh-pilotnyh-regionah/" text:style-name="Internet_20_link" text:visited-style-name="Visited_20_Internet_20_Link">
https://armyinform.com.ua/2023/06/30/v-ukrayini-z-1-lypnya-pochnut-vprovadzhuvaty-instytut-pomichnyka-veterana-u-chotyroh-pilotnyh-regionah/</text:a>
</text:p>
      <!--NEWS-->
      <text:h text:style-name="P10" text:outline-level="1">
<text:span text:style-name="T4">
Russian hackers send fake letters about vacations for the military of the Armed Forces</text:span>
</text:h>
      <text:p text:style-name="P4">
Authors: Ukrinform (Person)</text:p>
      <text:p text:style-name="P4">
Publisher: Укринформ (Organization)</text:p>
      <text:p text:style-name="P4">
Published Time: 2023-06-30T4:56:00+03:00</text:p>
      <text:p text:style-name="P4">
Modified Time: 2023-06-30T21:56:00+03:00</text:p>
      <text:p text:style-name="P4">
Description: The Russians carry out physhing attacks, sending letters to e -mail addresses that allegedly concerned with an increase in vacations for servicemen. - Ukrinform.</text:p>
      <text:p text:style-name="P4">
Images: ['<text:a xlink:type="simple" xlink:href="https://static.ukrinform.com/photos/2020_08/thumb_files/630_360_1597991697-815.jpg" text:style-name="Internet_20_link" text:visited-style-name="Visited_20_Internet_20_Link">
630_360_15979...</text:a>
']</text:p>
      <text:p text:style-name="P4">
Tags: ['Фейк', 'Кібербезпека', 'Хакери', 'Військові', 'Лист', 'Відпустка', 'Війна з Росією']</text:p>
      <text:p text:style-name="P4">
Type: Article</text:p>
      <!--METADATA-->
      <text:p text:style-name="P4">
<draw:frame draw:style-name="fr1" draw:name="Image265" text:anchor-type="as-char" svg:width="6.9236in" svg:height="3.956343in" draw:z-index="0">
<draw:image xlink:href="../Images/yкринформ/2023-06-30T4-56-00-03-00/630_360_1597991697-815.jpg" xlink:type="simple" xlink:show="embed" xlink:actuate="onLoad" draw:mime-type="image/jpeg"/>
</draw:frame>
The Russians conduct physhing attack, sending letters to e -mail addresses that are allegedly increased by an increase in vacations for servicemen.</text:p>
      <text:p text:style-name="P4">
About it in <text:a xlink:type="simple" xlink:href="http://t.me/AFUStratCom/18737" text:style-name="Internet_20_link" text:visited-style-name="Visited_20_Internet_20_Link">
telegram</text:a>
He informed the Cent -strategic Communications of the Armed Forces, Ukrinform reports.</text:p>
      <text:p text:style-name="P4">
"The enemy conducts a phishing attack on installed e -mail addresses. Do not open such a letter or click on the files added to the letter and to the link in the letter," the message reads.</text:p>
      <text:p text:style-name="P4">
The Stratcom was published a screen of such a letter, which lists the topic - "Increasing the leave for servicemen" of authorship allegedly Major Semen Petrov.</text:p>
      <text:p text:style-name="P4">
The message states that the clarification of Law No. 9342 on surcharges and increased receipts for <text:a xlink:type="simple" xlink:href="https://www.ukrinform.ua/tag-vijskovi" text:style-name="Internet_20_link" text:visited-style-name="Visited_20_Internet_20_Link">
military</text:a>
, signed by President Volodymyr Zelenskyy, is allegedly contained on the website of the Ministry of Defense for attached link.</text:p>
      <text:p text:style-name="P4">
<text:span text:style-name="T4">
 Read also: </text:span>
 <text:a xlink:type="simple" xlink:href="https://www.ukrinform.ua/rubric-technology/3726316-hakeri-z-rf-namagautsa-otrimati-dostup-do-postovih-skrinok-koristuvaciv-ukrnet.html" text:style-name="Internet_20_link" text:visited-style-name="Visited_20_Internet_20_Link">
Hackers from the Russian Federation Attack the mailboxes of usersUkr.net</text:a>
“Make a letter like phishing. If the letter has come to the electronic mail address, inform the relevant cybersecurity and wealthy subdivision, provide this information with a cyberincident's response team <text:a xlink:type="simple" xlink:href="http://cert.gov.ua/contact-us" text:style-name="Internet_20_link" text:visited-style-name="Visited_20_Internet_20_Link">
https://cert.gov.ua/contact-us</text:a>
”, -stroke in a stratcom.</text:p>
      <text:p text:style-name="P4">
As it was reported, in early June, Stratkou warned that Russian troops act in information and psychological operations.</text:p>
      <text:p text:style-name="P4">
News Source: <text:a xlink:type="simple" xlink:href="https://www.ukrinform.ua/rubric-ato/3730002-rosijski-hakeri-rozsilaut-fejkovi-listi-pro-vidpustki-dla-vijskovih-zsu.html" text:style-name="Internet_20_link" text:visited-style-name="Visited_20_Internet_20_Link">
https://www.ukrinform.ua/rubric-ato/3730002-rosijski-hakeri-rozsilaut-fejkovi-listi-pro-vidpustki-dla-vijskovih-zsu.html</text:a>
</text:p>
      <!--NEWS-->
      <text:h text:style-name="P10" text:outline-level="1">
<text:span text:style-name="T4">
Apartments for the military: reported suspicion of the CEO</text:span>
</text:h>
      <text:p text:style-name="P4">
Author: ['АРМІЯINFORM']</text:p>
      <text:p text:style-name="P4">
Time: 2023-06-30T50:00:00-04:00</text:p>
      <text:p text:style-name="P4">
Description: Behind the process of the Kerivnitva, the prosecutor’s prosecutor’s prosecutors at the defense of the defense ...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МОУ', 'СПЕЦІАЛІЗОВАНА ПРОКУРАТУРА У\xa0СФЕРІ ОБОРОНИ']</text:p>
      <text:p text:style-name="P4">
Category: News</text:p>
      <!--METADATA-->
      <text:p text:style-name="P4">
<draw:frame draw:style-name="fr1" draw:name="Image266" text:anchor-type="as-char" svg:width="6.9236in" svg:height="4.615733in" draw:z-index="0">
<draw:image xlink:href="../Images/AРМІЯINFORM/2023-06-30T50-00-00-04-00/77acfef9ac002e47cfc3020e10de49c60959d638.jpg" xlink:type="simple" xlink:show="embed" xlink:actuate="onLoad" draw:mime-type="image/jpeg"/>
</draw:frame>
Under the procedural guidance of prosecutors of the Specialized Prosecutor's Office in the sphere defense of the Central Region, the suspicion of the General Director General of the Enterprise.</text:p>
      <text:p text:style-name="P4">
About it <text:a xlink:type="simple" xlink:href="https://vppnr.gp.gov.ua/ua/news.html" text:style-name="Internet_20_link" text:visited-style-name="Visited_20_Internet_20_Link">
reports</text:a>
The press service of the Specialized Prosecutor's Office in the Central Region Defense</text:p>
      <text:p text:style-name="P4">
The investigation found that the suspect, having the honorary title of "Honoredivator of Ukraine" did not fulfill the terms of the contract for the unit participation in the construction of the warehouse and did not transfer the apartment to the Ministry of Defense of Ukraine in the residential building of the territory of Kyiv region, and received from the Ministry of Defense of Ukraine for the fulfillment of budgetary funds. In its own interests, which causes more than UAH 3 million to the state.</text:p>
      <text:p text:style-name="P4">
The pre -trial investigation is carried out by investigators of the State Institution of Ukraine in the Kiev region.</text:p>
      <text:p text:style-name="P4">
The issue of election of a suspect of a preventive measure of tanaclating the arrest for his property is currently being resolved.</text:p>
      <text:p text:style-name="P4">
The sanction of Part 5 of Art. 191 of the Criminal Code of Ukraine, for misappropriation, raging or seizing it through abuse of office, performed permanently large sizes, provides punishment in the form of imprisonment of mood from seven to twelve years with deprivation of the right to occupy certain planning for three years. confiscation of theMIN.</text:p>
      <text:p text:style-name="P4">
News Source: <text:a xlink:type="simple" xlink:href="https://armyinform.com.ua/2023/06/30/kvartyry-dlya-vijskovyh-povidomleno-pro-pidozru-gendyrektoru-pidpryyemstva-zabudovnyka/" text:style-name="Internet_20_link" text:visited-style-name="Visited_20_Internet_20_Link">
https://armyinform.com.ua/2023/06/30/kvartyry-dlya-vijskovyh-povidomleno-pro-pidozru-gendyrektoru-pidpryyemstva-zabudovnyka/</text:a>
</text:p>
      <!--NEWS-->
      <text:h text:style-name="P10" text:outline-level="1">
<text:span text:style-name="T4">
The invaders per day attacked nine regions of Ukraine</text:span>
</text:h>
      <text:p text:style-name="P4">
Author: ['АРМІЯINFORM']</text:p>
      <text:p text:style-name="P4">
Time: 2023-06-30T52:00:00-04:00</text:p>
      <text:p text:style-name="P4">
Description: Rosiyski Vіsyska fired on the feast of 9 regions of Ukraine. About the General Military ... War with Ukraine 2022, the war with Ukraine is the latest news today, the news of the war with Ukraine 2022 is the last for today, will there be a war between Ukraine and Russia and when, the war with Ukraine in 2022 will be or not, will there be whether it will be, will there be The war with Ukraine in the near future says, the war with Ukraine, Ukrainian news today, Ukrainian news in Ukrainian media in Russian</text:p>
      <text:p text:style-name="P4">
Images: ['<text:a xlink:type="simple" xlink:href="https://armyinform.com.ua/wp-content/uploads/2023/06/photo_5256014319685061147_y.jpg" text:style-name="Internet_20_link" text:visited-style-name="Visited_20_Internet_20_Link">
photo_5256014319685061147_y.jpg</text:a>
']</text:p>
      <text:p text:style-name="P4">
Tags: ['ВІЙНА', 'ОБСТРІЛИ РФ']</text:p>
      <text:p text:style-name="P4">
Category: News</text:p>
      <!--METADATA-->
      <text:p text:style-name="P4">
<draw:frame draw:style-name="fr1" draw:name="Image267" text:anchor-type="as-char" svg:width="6.9236in" svg:height="5.146684in" draw:z-index="0">
<draw:image xlink:href="../Images/AРМІЯINFORM/2023-06-30T52-00-00-04-00/photo_5256014319685061147_y.jpg" xlink:type="simple" xlink:show="embed" xlink:actuate="onLoad" draw:mime-type="image/jpeg"/>
</draw:frame>
Russian troops fired at the territory of 9 regions of Ukraine.</text:p>
      <text:p text:style-name="P4">
About it <text:a xlink:type="simple" xlink:href="https://t.me/militarymediacenter/2393" text:style-name="Internet_20_link" text:visited-style-name="Visited_20_Internet_20_Link">
reports</text:a>
Militery Mediacenter.</text:p>
      <text:p text:style-name="P4">
"From different types of weapons - grenade launchers, mortars, tanks, artillery, RSZV, SPR, UAV and tactical aviation - 102 settlements and 49 infrastructure objects were attacked," the statement reads.</text:p>
      <text:p text:style-name="P4">
There are killed and injured among civilians, the number of victims is clarified.</text:p>
      <text:p text:style-name="P4">
News Source: <text:a xlink:type="simple" xlink:href="https://armyinform.com.ua/2023/06/30/okupanty-za-dobu-atakuvaly-devyat-oblastej-ukrayiny/" text:style-name="Internet_20_link" text:visited-style-name="Visited_20_Internet_20_Link">
https://armyinform.com.ua/2023/06/30/okupanty-za-dobu-atakuvaly-devyat-oblastej-ukrayiny/</text:a>
</text:p>
      <!--NEWS-->
      <text:h text:style-name="P10" text:outline-level="1">
<text:span text:style-name="T4">
In the Bakhmut direction there is a promotion of our troops - Anna Malyar</text:span>
</text:h>
      <text:p text:style-name="P4">
Author: ['Григорій Мазур']</text:p>
      <text:p text:style-name="P4">
Time: 2023-06-30T54:00:00-04:00</text:p>
      <text:p text:style-name="P4">
Description: Nazrai on the front of Triva Borotba for those, yak Zi Storin Bode Vitrimuvati Initivativ.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photo_5231259605659666147_y-1-e1688130611747.jpg" text:style-name="Internet_20_link" text:visited-style-name="Visited_20_Internet_20_Link">
photo_5231259605659666147_y-1-e1688130611747.jpg</text:a>
']</text:p>
      <text:p text:style-name="P4">
Tags: ['STOPRUSSIA', 'АГРЕСІЯ РФ', 'БАХМУТСЬКИЙ НАПРЯМОК', 'ГАННА МАЛЯР']</text:p>
      <text:p text:style-name="P4">
Category: News</text:p>
      <!--METADATA-->
      <text:p text:style-name="P4">
<draw:frame draw:style-name="fr1" draw:name="Image268" text:anchor-type="as-char" svg:width="6.9236in" svg:height="4.223396in" draw:z-index="0">
<draw:image xlink:href="../Images/AРМІЯINFORM/2023-06-30T54-00-00-04-00/photo_5231259605659666147_y-1-e1688130611747.jpg" xlink:type="simple" xlink:show="embed" xlink:actuate="onLoad" draw:mime-type="image/jpeg"/>
</draw:frame>
The front is currently a struggle for which of the parties to keep the party. The Deputy Minister of Defense of Ukraine Anna Malyar told about it on the air of the only news. According to her, the Armed Forces of Ukraine of the Night and South of the country have now intercepted strategic initiative and are coming to the Nausikh.</text:p>
      <ul>
        <li>
In the east of the state, our troops are confidently moving forward on the Bakhmut Napryamka, - said the Deputy Minister of Defense. -We did not go to the city. But we control its southwestern neighborhood. The main fights are currently the way of the city. It can be argued that the offensive goes in several directions sparkling of our troops.</li>
      </ul>
      <text:p text:style-name="P4">
According to her, it should be understood that the enemy has pulled a large number of troops under Bakhmut, our defenders are fighting for the complete advantage of the security officers in both personnel and weapons.</text:p>
      <text:p text:style-name="P4">
Anna Malyar also said that in the south of the country there is an alignment of the front. Here the forces of defense move with different success. Also, brutal in Liman, Avdiiv and Mariinsky directions. Here, the invaders were not ranging by a meter. However, this requires a significant concentration of forces and means from the Ukrainian army.</text:p>
      <text:p text:style-name="P4">
At the same time, in the north of the state, the invaders carry out distracting actions - constantly impose the territory of Ukraine in order to concentrate our troops on these plants and make it impossible to use them in other areas of the front.</text:p>
      <text:p text:style-name="P4">
News Source: <text:a xlink:type="simple" xlink:href="https://armyinform.com.ua/2023/06/30/na-bahmutskomu-napryamku-vidbuvayetsya-prosuvannya-nashyh-vijsk-ganna-malyar/" text:style-name="Internet_20_link" text:visited-style-name="Visited_20_Internet_20_Link">
https://armyinform.com.ua/2023/06/30/na-bahmutskomu-napryamku-vidbuvayetsya-prosuvannya-nashyh-vijsk-ganna-malyar/</text:a>
</text:p>
      <!--NEWS-->
      <text:h text:style-name="P10" text:outline-level="1">
<text:span text:style-name="T4">
Russians delay and interrogate Ukrainians who go to pick up their stolen children - Dmitry Lubinets</text:span>
</text:h>
      <text:p text:style-name="P4">
Author: ['АРМІЯINFORM']</text:p>
      <text:p text:style-name="P4">
Time: 2023-06-30T56:00:00-04:00</text:p>
      <text:p text:style-name="P4">
Description: Ukrainian huge people, yaki for the pre -military volunteers, to the Terito of Rosy, an ab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30_10-57-43.jpg" text:style-name="Internet_20_link" text:visited-style-name="Visited_20_Internet_20_Link">
photo_2023-06-30_10-57-43.jpg</text:a>
']</text:p>
      <text:p text:style-name="P4">
Tags: ['STOPRUSSIA', 'ВОЄННІ ЗЛОЧИНИ ЗС РФ', 'ВТОРГНЕННЯ РФ', 'ДМИТРО ЛУБІНЕЦЬ']</text:p>
      <text:p text:style-name="P4">
Category: News</text:p>
      <!--METADATA-->
      <text:p text:style-name="P4">
<draw:frame draw:style-name="fr1" draw:name="Image269" text:anchor-type="as-char" svg:width="6.9236in" svg:height="4.618041in" draw:z-index="0">
<draw:image xlink:href="../Images/AРМІЯINFORM/2023-06-30T56-00-00-04-00/photo_2023-06-30_10-57-43.jpg" xlink:type="simple" xlink:show="embed" xlink:actuate="onLoad" draw:mime-type="image/jpeg"/>
</draw:frame>
Ukrainian citizens who, with the help of volunteers go to the territory of Russia for this to take away their children, are delayed and interrogated.</text:p>
      <text:p text:style-name="P4">
About it <text:a xlink:type="simple" xlink:href="https://t.me/dmytro_lubinetzs/2839" text:style-name="Internet_20_link" text:visited-style-name="Visited_20_Internet_20_Link">
reported</text:a>
Ombudsman Dmitry Lubinets.</text:p>
      <text:p text:style-name="P4">
“It is dangerous, and therefore we urge not to send our relatives to the territory of Russia. For example, in the Russian Federation in one of the airports of delayed women: one - a mom who was traveling after her baby, and the other - a woman who was awarded for a baby. They were sent by the NGO, and we learned from our communication channel in the Russian Federation. And one of the grandmother died after a 13-hour interrogation of the FSB of Russia. It is also a departure organization, ”Dmitry Lubinets said.</text:p>
      <text:p text:style-name="P4">
News Source: <text:a xlink:type="simple" xlink:href="https://armyinform.com.ua/2023/06/30/rosiny-zatrymuyut-i-dopytuyut-ukrayincziv-yaki-yidut-zabyraty-svoyih-vykradenyh-ditej-dmytro-lubinecz/" text:style-name="Internet_20_link" text:visited-style-name="Visited_20_Internet_20_Link">
https://armyinform.com.ua/2023/06/30/rosiny-zatrymuyut-i-dopytuyut-ukrayincziv-yaki-yidut-zabyraty-svoyih-vykradenyh-ditej-dmytro-lubinecz/</text:a>
</text:p>
      <!--NEWS-->
      <text:h text:style-name="P10" text:outline-level="1">
<text:span text:style-name="T4">
They will judge the commander of the Armed Forces of the Russian Federation, by order of which the occupiers fired at the city center of Kherson</text:span>
</text:h>
      <text:p text:style-name="P4">
Author: ['АРМІЯINFORM']</text:p>
      <text:p text:style-name="P4">
Time: 2023-06-30T58:00:00-04:00</text:p>
      <text:p text:style-name="P4">
Description: The prosecutors of the Khersonskoye district prosecutors were shocked to trial ... The war with Ukraine 2022, the war with Ukraine is the latest news today, the News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47260049_664859569010213_5278563059066343770_n.jpg" text:style-name="Internet_20_link" text:visited-style-name="Visited_20_Internet_20_Link">
347260049_664859569010213_5278563059066343770_n.jpg</text:a>
']</text:p>
      <text:p text:style-name="P4">
Tags: ['STOPRUSSIA', 'ВОЄННІ ЗЛОЧИНИ ЗС РФ', 'ВТОРГНЕННЯ РФ', 'ОФІС ГЕНЕРАЛЬНОГО ПРОКУРОРА УКРАЇНИ']</text:p>
      <text:p text:style-name="P4">
Category: News</text:p>
      <!--METADATA-->
      <text:p text:style-name="P4">
<draw:frame draw:style-name="fr1" draw:name="Image270" text:anchor-type="as-char" svg:width="6.9236in" svg:height="8.768511in" draw:z-index="0">
<draw:image xlink:href="../Images/AРМІЯINFORM/2023-06-30T58-00-00-04-00/347260049_664859569010213_5278563059066343770_n.jpg" xlink:type="simple" xlink:show="embed" xlink:actuate="onLoad" draw:mime-type="image/jpeg"/>
</draw:frame>
Prosecutors of the Kherson Regional and Kherson District Prosecutor's Office sent a pre-trial detention act on the commander of the 8th Artillery Regiment of the coastal defense of the 22nd Army Corps(Part 2 of Art. 28, Part 2 of Art. 438 of the Criminal Code of Ukraine), <text:a xlink:type="simple" xlink:href="https://www.facebook.com/pgo.gov.ua/posts/pfbid0c3o71hBSmMext4A6a1HqQyvSKrQ7ThcqRaz3GspZ8HyYBLnwYa9Xj94Z7uaEjwBPl" text:style-name="Internet_20_link" text:visited-style-name="Visited_20_Internet_20_Link">
informs</text:a>
Office of the Prosecutor General.</text:p>
      <text:p text:style-name="P4">
"The investigation found that the lieutenant colonel of the Armed Forces of the Russian Federation, while with the subordinates of the artillery regiment on the left -bank part of the Kherson region, gave them orders to commit a crime against civilians. There are no military objects. The shells kissed the Central Market, the Trade Center, the issue of humanitarian aid, hospitals and other object infrastructure of the regional center. As a result, 13 people were killed and more than 60 civilians were injured in varying severity, ”the message came.</text:p>
      <text:p text:style-name="P4">
Special pre-trial investigation was carried out by the USB of Ukraine in the Kherson region, operational support-a unit of counterintelligence of the USB of Ukraine in the region and the Department of Operational and Investigation Activities of the Administration of the State Border Guard Service of Ukraine.</text:p>
      <text:p text:style-name="P4">
News Source: <text:a xlink:type="simple" xlink:href="https://armyinform.com.ua/2023/06/30/sudytymut-komandyra-artylerijskogo-polku-rf-za-nakazom-yakogo-okupanty-obstrilyaly-seredmistya-hersona/" text:style-name="Internet_20_link" text:visited-style-name="Visited_20_Internet_20_Link">
https://armyinform.com.ua/2023/06/30/sudytymut-komandyra-artylerijskogo-polku-rf-za-nakazom-yakogo-okupanty-obstrilyaly-seredmistya-hersona/</text:a>
</text:p>
      <!--NEWS-->
      <text:h text:style-name="P10" text:outline-level="1">
<text:span text:style-name="T4">
Residents of Zaporizhzhya region are asked to report the technique of Russians in "Evorog"</text:span>
</text:h>
      <text:p text:style-name="P4">
Author: ['АРМІЯINFORM']</text:p>
      <text:p text:style-name="P4">
Time: 2023-06-30T59:00:00-04:00</text:p>
      <text:p text:style-name="P4">
Description: The nasty of digital transformatics was jammed by the Zaporizhzoko Clot Dias about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5831327817504239796_x-e1688029145495.jpg" text:style-name="Internet_20_link" text:visited-style-name="Visited_20_Internet_20_Link">
photo_5831327817504239796_x-e1688029145495.jpg</text:a>
']</text:p>
      <text:p text:style-name="P4">
Tags: ['ЗАПОРІЗЬКА ОБЛАСТЬ', 'МІНЦИФРИ', 'ЧАТБОТ ЄВОРОГ']</text:p>
      <text:p text:style-name="P4">
Category: News</text:p>
      <!--METADATA-->
      <text:p text:style-name="P4">
<draw:frame draw:style-name="fr1" draw:name="Image271" text:anchor-type="as-char" svg:width="6.9236in" svg:height="5.210009in" draw:z-index="0">
<draw:image xlink:href="../Images/AРМІЯINFORM/2023-06-30T59-00-00-04-00/photo_5831327817504239796_x-e1688029145495.jpg" xlink:type="simple" xlink:show="embed" xlink:actuate="onLoad" draw:mime-type="image/jpeg"/>
</draw:frame>
The Ministry of Digital Transformation called for residents of Zaporizhzhya region to report about the technique of Russian troops in the region through a special chatbot "Evorog".</text:p>
      <text:p text:style-name="P4">
About this <text:a xlink:type="simple" xlink:href="https://t.me/mintsyfra/4245" text:style-name="Internet_20_link" text:visited-style-name="Visited_20_Internet_20_Link">
it is referred</text:a>
in the telegram-channel of the ministry.</text:p>
      <text:p text:style-name="P4">
In the Ministry of Defense reminded that Ukrainian defenders and defenders continue to efficiently destroy the invaders on the battlefield. They eliminated more than 227 thousand Russian soldiers, and 4038 enemy tanks were transformed into scrap metal.</text:p>
      <text:p text:style-name="P4">
“Help statistics!Report the enemy's personnel Russian equipment in Chhatbot Evorog. Now we need information most of the controversial settlements of Zaporizhzhya region, ”the message reads.</text:p>
      <text:p text:style-name="P4">
What to write in Chatbot Evorog:</text:p>
      <ul>
        <li>
C300 and Iskander missile systems; * communication systems; * remedies of radio electronic struggle; * gas trucks; * accumulation of equipment and personnel; * movement of equipment columns; * transportation of equipment by rail; * Warehouses with ammunition; * Artillery positions.</li>
      </ul>
      <text:p text:style-name="P4">
You can go to Evorog from the main screen in the application action or at the link</text:p>
      <text:p text:style-name="P4">
News Source: <text:a xlink:type="simple" xlink:href="https://armyinform.com.ua/2023/06/30/zhyteliv-zaporizkoyi-oblasti-prosyat-povidomlyaty-pro-tehniku-rosiyan-u-yevorog/" text:style-name="Internet_20_link" text:visited-style-name="Visited_20_Internet_20_Link">
https://armyinform.com.ua/2023/06/30/zhyteliv-zaporizkoyi-oblasti-prosyat-povidomlyaty-pro-tehniku-rosiyan-u-yevorog/</text:a>
</text:p>
      <!--NEWS-->
      <text:h text:style-name="P10" text:outline-level="1">
<text:span text:style-name="T4">
Terror of the Russian Federation proves to the world that the terrorist state deserves defeat and the tribunal-Volodymyr Zelenskyy</text:span>
</text:h>
      <text:p text:style-name="P4">
Author: ['АРМІЯINFORM']</text:p>
      <text:p text:style-name="P4">
Time: 2023-06-30T60:00:00-04:00</text:p>
      <text:p text:style-name="P4">
Description: President of Ukraine Volodymyr Zelensky, pushing at Telegram-Canal, ShO at all Rosiyk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769a2218-6674-4259-bee6-ee7f55808fd8.jpg" text:style-name="Internet_20_link" text:visited-style-name="Visited_20_Internet_20_Link">
769a2218-6674-4259-bee6-ee7f55808fd8.jpg</text:a>
', '<text:a xlink:type="simple" xlink:href="https://armyinform.com.ua/wp-content/uploads/2023/06/0337db78-3935-4ceb-a057-57f451ab9646-150x150.jpg" text:style-name="Internet_20_link" text:visited-style-name="Visited_20_Internet_20_Link">
0337db78-3935-4ceb-a057-57f451ab9646-150x150.jpg</text:a>
', '<text:a xlink:type="simple" xlink:href="https://armyinform.com.ua/wp-content/uploads/2023/06/ccf0ee3a-0f73-4106-b59c-1c5d26a2a6c1-150x150.jpg" text:style-name="Internet_20_link" text:visited-style-name="Visited_20_Internet_20_Link">
ccf0ee3a-0f73-4106-b59c-1c5d26a2a6c1-150x150.jpg</text:a>
', '<text:a xlink:type="simple" xlink:href="https://armyinform.com.ua/wp-content/uploads/2023/06/f3a74f54-ab0d-499a-8a9d-e9365bb272f9-150x150.jpg" text:style-name="Internet_20_link" text:visited-style-name="Visited_20_Internet_20_Link">
f3a74f54-ab0d-499a-8a9d-e9365bb272f9-150x150.jpg</text:a>
', '<text:a xlink:type="simple" xlink:href="https://armyinform.com.ua/wp-content/uploads/2023/06/f42bbf53-89f9-47a9-a5c9-2f087eae8f0f-150x150.jpg" text:style-name="Internet_20_link" text:visited-style-name="Visited_20_Internet_20_Link">
f42bbf53-89f9-47a9-a5c9-2f087eae8f0f-150x150.jpg</text:a>
']</text:p>
      <text:p text:style-name="P4">
Tags: ['АГРЕСІЯ РФ', 'ВОЛОДИМИР ЗЕЛЕНСЬКИЙ', 'ПРЕЗИДЕНТ УКРАЇНИ']</text:p>
      <text:p text:style-name="P4">
Category: News</text:p>
      <!--METADATA-->
      <text:p text:style-name="P4">
<draw:frame draw:style-name="fr1" draw:name="Image272" text:anchor-type="as-char" svg:width="6.9236in" svg:height="4.615733in" draw:z-index="0">
<draw:image xlink:href="../Images/AРМІЯINFORM/2023-06-30T60-00-00-04-00/769a2218-6674-4259-bee6-ee7f55808fd8.jpg" xlink:type="simple" xlink:show="embed" xlink:actuate="onLoad" draw:mime-type="image/jpeg"/>
</draw:frame>
President of Ukraine Volodymyr Zelenskyy <text:a xlink:type="simple" xlink:href="https://t.me/V_Zelenskiy_official/6784" text:style-name="Internet_20_link" text:visited-style-name="Visited_20_Internet_20_Link">
emphasized</text:a>
In the television channel, which is the Russian killers and terrorists fair and legal courts.</text:p>
      <text:p text:style-name="P4">
"Every manifestation of Russian terror again and again proves to us and the world: the terrorist state deserves only one in the consequences of everything that has done-the defeat and the tribunal, fair and legal courts against all Russian murderers and terrorists," the head of state wrote.</text:p>
      <text:p text:style-name="P4">
<text:a xlink:type="simple" xlink:href="https://armyinform.com.ua/wp-content/uploads/2023/06/0337db78-3935-4ceb-a057-57f451ab9646.jpg" text:style-name="Internet_20_link" text:visited-style-name="Visited_20_Internet_20_Link">
!(Images/AРМІЯINFORM/2023-06-30T60-00-00-04-00/0337db78-3935-4ceb-a057-57f451ab9646-150x150.jpg)</text:a>
</text:p>
      <text:p text:style-name="P4">
<text:a xlink:type="simple" xlink:href="https://armyinform.com.ua/wp-content/uploads/2023/06/ccf0ee3a-0f73-4106-b59c-1c5d26a2a6c1.jpg" text:style-name="Internet_20_link" text:visited-style-name="Visited_20_Internet_20_Link">
<draw:frame draw:style-name="fr1" draw:name="Image273" text:anchor-type="as-char" svg:width="6.9236in" svg:height="6.9236in" draw:z-index="0">
<draw:image xlink:href="../Images/AРМІЯINFORM/2023-06-30T60-00-00-04-00/ccf0ee3a-0f73-4106-b59c-1c5d26a2a6c1-150x150.jpg" xlink:type="simple" xlink:show="embed" xlink:actuate="onLoad" draw:mime-type="image/jpeg"/>
</draw:frame>
</text:a>
</text:p>
      <text:p text:style-name="P4">
<text:a xlink:type="simple" xlink:href="https://armyinform.com.ua/wp-content/uploads/2023/06/f3a74f54-ab0d-499a-8a9d-e9365bb272f9.jpg" text:style-name="Internet_20_link" text:visited-style-name="Visited_20_Internet_20_Link">
<draw:frame draw:style-name="fr1" draw:name="Image274" text:anchor-type="as-char" svg:width="6.9236in" svg:height="6.9236in" draw:z-index="0">
<draw:image xlink:href="../Images/AРМІЯINFORM/2023-06-30T60-00-00-04-00/f3a74f54-ab0d-499a-8a9d-e9365bb272f9-150x150.jpg" xlink:type="simple" xlink:show="embed" xlink:actuate="onLoad" draw:mime-type="image/jpeg"/>
</draw:frame>
</text:a>
</text:p>
      <text:p text:style-name="P4">
<text:a xlink:type="simple" xlink:href="https://armyinform.com.ua/wp-content/uploads/2023/06/f42bbf53-89f9-47a9-a5c9-2f087eae8f0f.jpg" text:style-name="Internet_20_link" text:visited-style-name="Visited_20_Internet_20_Link">
<draw:frame draw:style-name="fr1" draw:name="Image275" text:anchor-type="as-char" svg:width="6.9236in" svg:height="6.9236in" draw:z-index="0">
<draw:image xlink:href="../Images/AРМІЯINFORM/2023-06-30T60-00-00-04-00/f42bbf53-89f9-47a9-a5c9-2f087eae8f0f-150x150.jpg" xlink:type="simple" xlink:show="embed" xlink:actuate="onLoad" draw:mime-type="image/jpeg"/>
</draw:frame>
</text:a>
</text:p>
      <text:p text:style-name="P4">
News Source: <text:a xlink:type="simple" xlink:href="https://armyinform.com.ua/2023/06/30/teror-rf-dovodyt-svitovi-shho-derzhava-teroryst-zaslugovuye-na-porazku-j-trybunal-volodymyr-zelenskyj/" text:style-name="Internet_20_link" text:visited-style-name="Visited_20_Internet_20_Link">
https://armyinform.com.ua/2023/06/30/teror-rf-dovodyt-svitovi-shho-derzhava-teroryst-zaslugovuye-na-porazku-j-trybunal-volodymyr-zelenskyj/</text:a>
</text:p>
      <!--NEWS-->
      <text:h text:style-name="P10" text:outline-level="1">
<text:span text:style-name="T4">
There was a collection of successful cases of providing free legal aid to defenders and defenders of Ukraine</text:span>
</text:h>
      <text:p text:style-name="P4">
Author: ['АРМІЯINFORM']</text:p>
      <text:p text:style-name="P4">
Time: 2023-06-30T61:00:00-04:00</text:p>
      <text:p text:style-name="P4">
Description: Z 24 fierce 2022 Rock to the system of deeds of the lawsuits (BPD) beasted Mayge 12 ... The war with Ukraine 2022, the war with Ukraine is the latest news today, the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7/c221bc70e86fc28c9a1582c3b67973d1.jpg" text:style-name="Internet_20_link" text:visited-style-name="Visited_20_Internet_20_Link">
c221bc70e86fc28c9a1582c3b67973d1.jpg</text:a>
']</text:p>
      <text:p text:style-name="P4">
Tags: ['ВТОРГНЕННЯ РФ', 'ПРАВОВА ДОПОМОГА', 'УЧАСНИКИ БОЙОВИХ ДІЙ']</text:p>
      <text:p text:style-name="P4">
Category: News</text:p>
      <!--METADATA-->
      <text:p text:style-name="P4">
<draw:frame draw:style-name="fr1" draw:name="Image276" text:anchor-type="as-char" svg:width="6.9236in" svg:height="4.621503in" draw:z-index="0">
<draw:image xlink:href="../Images/AРМІЯINFORM/2023-06-30T61-00-00-04-00/c221bc70e86fc28c9a1582c3b67973d1.jpg" xlink:type="simple" xlink:show="embed" xlink:actuate="onLoad" draw:mime-type="image/jpeg"/>
</draw:frame>
Illustrative photo  From February 24, 2022 to the free legal aid system(BPD)Almost <text:span text:style-name="T4">
 12,000 defenders and defenders of Ukraine </text:span>
. In every three -law, clients needed secondary legal aid, including the request of pre -trial. Some of these cases are presented in the collection developed by the system of non -payment.</text:p>
      <text:p text:style-name="P4">
About it <text:a xlink:type="simple" xlink:href="https://www.kmu.gov.ua/news/vyishla-zbirka-uspishnykh-sprav-nadannia-bezoplatnoi-pravovoi-dopomohy-zakhysnykam-ta-zakhysnytsiam-ukrainy-a-takozh-ikhnim-rodynam" text:style-name="Internet_20_link" text:visited-style-name="Visited_20_Internet_20_Link">
informs</text:a>
Government portal.</text:p>
      <text:p text:style-name="P4">
“The help of war veterans has always been for the BPD system in priority, but it is of particular importance. In this collection, we present only some of many cases that have completed positively in favor of our clients, ”the director of the Coordination Center for Legal Aid Alexandraranov.</text:p>
      <text:p text:style-name="P4">
Among the top-up to the military, questions about:</text:p>
      <ul>
        <li>
state aid, payments and compensation; * appeal of decisions, actions and omissions of state authorities and local self -government bodies; * military service, including military accounting, mobilization, booking, etc.</li>
      </ul>
      <text:p text:style-name="P4">
In addition, the collection presents examples of legal assistance to members of the dead heroes. During the period of full -scale invasion in the BPDs system, more than two thousand appeals ** from the families of fallen defenders of the pelvicate.</text:p>
      <text:p text:style-name="P4">
The assembly is available at <text:a xlink:type="simple" xlink:href="http://bit.ly/3NPOPJh" text:style-name="Internet_20_link" text:visited-style-name="Visited_20_Internet_20_Link">
bit.ly/3npopjh</text:a>
We will remind, veterans of war, members of families of dead(the dead)veterans of war, members of families of dead(the dead)Defenders and Defenders of Ukraine can receive all kinds of legal services from the free legal aid system.</text:p>
      <text:p text:style-name="P4">
News Source: <text:a xlink:type="simple" xlink:href="https://armyinform.com.ua/2023/06/30/vyjshla-zbirka-uspishnyh-sprav-nadannya-bezoplatnoyi-pravovoyi-dopomogy-zahysnykam-ta-zahysnyczyam-ukrayiny/" text:style-name="Internet_20_link" text:visited-style-name="Visited_20_Internet_20_Link">
https://armyinform.com.ua/2023/06/30/vyjshla-zbirka-uspishnyh-sprav-nadannya-bezoplatnoyi-pravovoyi-dopomogy-zahysnykam-ta-zahysnyczyam-ukrayiny/</text:a>
</text:p>
      <!--NEWS-->
      <text:h text:style-name="P10" text:outline-level="1">
<text:span text:style-name="T4">
The suspicion of the captain of the Russian vessel, who "brought" to Ukraine military equipment from Syria was reported</text:span>
</text:h>
      <text:p text:style-name="P4">
Author: ['АРМІЯINFORM']</text:p>
      <text:p text:style-name="P4">
Time: 2023-06-30T62:00:00-04:00</text:p>
      <text:p text:style-name="P4">
Description: The Service of the Bezpeki documented the malice of the Rosiysky lover of the Rosiyki Vantagnaya vessel “Sparta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7033739_634742295419351_1017789117448775965_n.jpg" text:style-name="Internet_20_link" text:visited-style-name="Visited_20_Internet_20_Link">
357033739_634742295419351_1017789117448775965_n.jpg</text:a>
']</text:p>
      <text:p text:style-name="P4">
Tags: ['STOPRUSSIA', 'ВТОРГНЕННЯ РФ', 'СБУ']</text:p>
      <text:p text:style-name="P4">
Category: News</text:p>
      <!--METADATA-->
      <text:p text:style-name="P4">
<draw:frame draw:style-name="fr1" draw:name="Image277" text:anchor-type="as-char" svg:width="6.9236in" svg:height="7.362095in" draw:z-index="0">
<draw:image xlink:href="../Images/AРМІЯINFORM/2023-06-30T62-00-00-04-00/357033739_634742295419351_1017789117448775965_n.jpg" xlink:type="simple" xlink:show="embed" xlink:actuate="onLoad" draw:mime-type="image/jpeg"/>
</draw:frame>
The Security Service documented the criminal acts of the captain of the Russian freight "Sparta IV" Alexei Tereshchenko, who is involved in the maintenance of aggressiveness against Ukraine, <text:a xlink:type="simple" xlink:href="https://ssu.gov.ua/novyny/sbu-povidomyla-pro-pidozru-kapitanu-rosiiskoho-sudna-yakyi-pryviz-v-ukrainu-viiskovu-tekhniku-rf-iz-syrii" text:style-name="Internet_20_link" text:visited-style-name="Visited_20_Internet_20_Link">
reports</text:a>
The press service of the department.</text:p>
      <text:p text:style-name="P4">
It is noted that he helped to transfer the military equipment of the Russian troops of Issyria into the temporarily occupied territories of our country.</text:p>
      <text:p text:style-name="P4">
For hidden transportation of "cargo" the enemy used civilian vessels belonging to the trade fleet of the Russian Federation.</text:p>
      <text:p text:style-name="P4">
It was established that from February 25 to March 7, 2023, the dry cargo under the leadership of the Mereshchenko illegally transferred to the Novorossiysk Party of Combat Equipment of the Vali Base of the Russian Federation in the Syrian port of Tartus.</text:p>
      <text:p text:style-name="P4">
It is about:</text:p>
      <text:p text:style-name="P4">
2 Russian rocket-harness complexes "shell-C1";</text:p>
      <text:p text:style-name="P4">
11 Ural-4320 cars with trailers;</text:p>
      <text:p text:style-name="P4">
200 uncontrollable reactive shells for volley fire systems.</text:p>
      <text:p text:style-name="P4">
Then enemy equipment was taken to the temporarily captured Crimea for the use of occupation groups of the Russian Federation on the Southern Front.</text:p>
      <text:p text:style-name="P4">
On the basis of the evidence collected, the investigators of the Security Service informed Tereshchenko Prosading under Part 5 of Art. 27 and Part 2 of Art. 437 of the Criminal Code of Ukraine(planning, preparing, solving and conducting an aggressive war).</text:p>
      <text:p text:style-name="P4">
Оскільки фігурант перебуває на території росії, тривають комплексні заходи дляпритягнення його до відповідальності за злочини проти нашої держави.Зловмиснику загрожує до 15 років тюрми.</text:p>
      <text:p text:style-name="P4">
Розслідування проводили за процесуального керівництва Офісу Генеральногопрокурора.</text:p>
      <text:p text:style-name="P4">
News Source: <text:a xlink:type="simple" xlink:href="https://armyinform.com.ua/2023/06/30/povidomleno-pro-pidozru-kapitanu-rosijskogo-sudna-yakyj-pryviz-v-ukrayinu-vijskovu-tehniku-rf-iz-syriyi/" text:style-name="Internet_20_link" text:visited-style-name="Visited_20_Internet_20_Link">
https://armyinform.com.ua/2023/06/30/povidomleno-pro-pidozru-kapitanu-rosijskogo-sudna-yakyj-pryviz-v-ukrayinu-vijskovu-tehniku-rf-iz-syriyi/</text:a>
</text:p>
      <!--NEWS-->
      <text:h text:style-name="P10" text:outline-level="1">
<text:span text:style-name="T4">
The occupiers are afraid of the Armed Forces counter -offensive and are going to flee from the point of view - the interception of GUR</text:span>
</text:h>
      <text:p text:style-name="P4">
Author: ['АРМІЯINFORM']</text:p>
      <text:p text:style-name="P4">
Time: 2023-06-30T63:00:00-04:00</text:p>
      <text:p text:style-name="P4">
Description: VIISKOVY RF ADDOSISSISSIA, Shcho is an attack of Ukrainian VIISKA, TO ROZPOVIV about bending ... War with Ukraine 2022, War with Ukraine Latest News today,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01001mtp-31d3.jpeg" text:style-name="Internet_20_link" text:visited-style-name="Visited_20_Internet_20_Link">
01001mtp-31d3.jpeg</text:a>
']</text:p>
      <text:p text:style-name="P4">
Tags: ['ВОЄННА РОЗВІДКА', 'ГУР ПЕРЕХОПЛЕННЯ']</text:p>
      <text:p text:style-name="P4">
Category: News</text:p>
      <!--METADATA-->
      <text:p text:style-name="P4">
<draw:frame draw:style-name="fr1" draw:name="Image278" text:anchor-type="as-char" svg:width="6.9236in" svg:height="4.868156in" draw:z-index="0">
<draw:image xlink:href="../Images/AРМІЯINFORM/2023-06-30T63-00-00-04-00/01001mtp-31d3.jpeg" xlink:type="simple" xlink:show="embed" xlink:actuate="onLoad" draw:mime-type="image/jpeg"/>
</draw:frame>
The military of the Russian Federation says that the offensive of Ukrainian troops is expected, and also told the death of people.</text:p>
      <text:p text:style-name="P4">
About this <text:a xlink:type="simple" xlink:href="https://gur.gov.ua/content/nastuplenye-u-nykh-budet-bk-vydaiut-patrony-my-srazu-raskladyvaem-chtoby-na-pozytsyy-byt-hotovym.html" text:style-name="Internet_20_link" text:visited-style-name="Visited_20_Internet_20_Link">
it is referred</text:a>
The GUR MOU is intercepted.</text:p>
      <text:p text:style-name="P4">
“They will have an offensive. We are giving us machines, ammunition, cartridges we immediately lay out to be ready for positions. Well, we can run away immediately. We will also take the arms in Svatovo. They take us in the ring and go on both sides, ”the conversation reads.</text:p>
      <text:p text:style-name="P4">
News Source: <text:a xlink:type="simple" xlink:href="https://armyinform.com.ua/2023/06/30/okupanty-boyatsya-kontrnastupu-zsu-i-zbyrayutsya-tikaty-z-pozyczij-perehoplennya-gur/" text:style-name="Internet_20_link" text:visited-style-name="Visited_20_Internet_20_Link">
https://armyinform.com.ua/2023/06/30/okupanty-boyatsya-kontrnastupu-zsu-i-zbyrayutsya-tikaty-z-pozyczij-perehoplennya-gur/</text:a>
</text:p>
      <!--NEWS-->
      <text:h text:style-name="P10" text:outline-level="1">
<text:span text:style-name="T4">
President signed a law on surcharges and vacations for the military</text:span>
</text:h>
      <text:p text:style-name="P4">
Author: ['АРМІЯINFORM']</text:p>
      <text:p text:style-name="P4">
Time: 2023-06-30T64:00:00-04:00</text:p>
      <text:p text:style-name="P4">
Description: President of Ukraine Volodymyr Zelensky, having Pid for the law on the introduction of Zmin to the Grac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b3f27cd3-0600-45f3-8bf7-c4b44d9c8d46.jpg" text:style-name="Internet_20_link" text:visited-style-name="Visited_20_Internet_20_Link">
b3f27cd3-0600-45f3-8bf7-c4b44d9c8d46.jpg</text:a>
']</text:p>
      <text:p text:style-name="P4">
Tags: []</text:p>
      <text:p text:style-name="P4">
Category: News</text:p>
      <!--METADATA-->
      <text:p text:style-name="P4">
<draw:frame draw:style-name="fr1" draw:name="Image279" text:anchor-type="as-char" svg:width="6.9236in" svg:height="4.615733in" draw:z-index="0">
<draw:image xlink:href="../Images/AРМІЯINFORM/2023-06-30T64-00-00-04-00/b3f27cd3-0600-45f3-8bf7-c4b44d9c8d46.jpg" xlink:type="simple" xlink:show="embed" xlink:actuate="onLoad" draw:mime-type="image/jpeg"/>
</draw:frame>
President of Ukraine Volodymyr Zelensky signed a law on amendments to Ukraine's legislative acts on certain issues related to military service during martial law.</text:p>
      <text:p text:style-name="P4">
This is indicated in <text:a xlink:type="simple" xlink:href="https://itd.rada.gov.ua/billInfo/Bills/Card/42005" text:style-name="Internet_20_link" text:visited-style-name="Visited_20_Internet_20_Link">
card</text:a>
the bill.</text:p>
      <text:p text:style-name="P4">
We will remind, on June 28 the Verkhovna Rada <text:a xlink:type="simple" xlink:href="https://armyinform.com.ua/2023/06/28/dlya-vijskovosluzhbovcziv-zbilshyly-tryvalist-vidpustky-do-30-dniv/" text:style-name="Internet_20_link" text:visited-style-name="Visited_20_Internet_20_Link">
approved</text:a>
In the second reading and in general, the prosecutor No. 9342 on supplements to the military.</text:p>
      <text:p text:style-name="P4">
The law provides monthly surcharges to servicemen who take a branch participation in hostilities - <text:span text:style-name="T4">
 From 30 thousand to 100 thousand UAH </text:span>
 **</text:p>
      <text:p text:style-name="P4">
Also provided by law of payments:</text:p>
      <text:p text:style-name="P4">
· Stankers in the amount of 6000 UAH/month, cadets - 2350 UAH/month.</text:p>
      <text:p text:style-name="P4">
· The wounded, which are declared unfit for military service and enrolled in the resolution of the respective commanders, will receive two months of payment of the latest position, from the 3rd month to the end of the order-an additional payment of 20 100 UAH under the conditions and in the manner established by the Cabinet of Ministers of Ukraine.</text:p>
      <text:p text:style-name="P4">
· The families of the dead as a result of the injury provide a one -time payment of 100 thousand UAH under the conditions and in the manner established by the Cabinet of Ministers of Ukraine.</text:p>
      <text:p text:style-name="P4">
· Severely wounded treatment, captured and missing missing, a monthly additional remuneration of 100 thousand UAH is established on the conditions and in the manner established by the Cabinet of Ministers of Ukraine.</text:p>
      <text:p text:style-name="P4">
· Servicemen in the positions of management and instructor-teaching warehouse in educational military units-monthly from 15 thousand to 30 thousand UAH of conditions and in the manner established by the Cabinet of Ministers of Ukraine.</text:p>
      <text:p text:style-name="P4">
The law also provides for an increase in vacations for servicemen during the state of military status. All servicemen have an annual leave of 30 days, and may still be a leave of up to 10 days in family circumstances.</text:p>
      <text:p text:style-name="P4">
News Source: <text:a xlink:type="simple" xlink:href="https://armyinform.com.ua/2023/06/30/prezydent-pidpysav-zakon-pro-doplaty-ta-vidpustky-dlya-vijskovyh/" text:style-name="Internet_20_link" text:visited-style-name="Visited_20_Internet_20_Link">
https://armyinform.com.ua/2023/06/30/prezydent-pidpysav-zakon-pro-doplaty-ta-vidpustky-dlya-vijskovyh/</text:a>
</text:p>
      <!--NEWS-->
      <text:h text:style-name="P10" text:outline-level="1">
<text:span text:style-name="T4">
During the day, Russia has inflicted 29 aviation strikes and 60 shelling from the RSSU in Ukraine</text:span>
</text:h>
      <text:p text:style-name="P4">
Author: ['АРМІЯINFORM']</text:p>
      <text:p text:style-name="P4">
Time: 2023-06-30T65:00:00-04:00</text:p>
      <text:p text:style-name="P4">
Description: The long time passed by the Vorog Zavdov 29 Avіaatsiyni strokes, having gone 60 inspection of w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zsu29.jpg" text:style-name="Internet_20_link" text:visited-style-name="Visited_20_Internet_20_Link">
zsu29.jpg</text:a>
']</text:p>
      <text:p text:style-name="P4">
Tags: ['ГЕНШТАБ ЗС УКРАЇНИ', 'ОПЕРАТИВНА ОБСТАНОВКА']</text:p>
      <text:p text:style-name="P4">
Category: News</text:p>
      <!--METADATA-->
      <text:p text:style-name="P4">
<draw:frame draw:style-name="fr1" draw:name="Image280" text:anchor-type="as-char" svg:width="6.9236in" svg:height="4.615733in" draw:z-index="0">
<draw:image xlink:href="../Images/AРМІЯINFORM/2023-06-30T65-00-00-04-00/zsu29.jpg" xlink:type="simple" xlink:show="embed" xlink:actuate="onLoad" draw:mime-type="image/jpeg"/>
</draw:frame>
During the last day, the enemy has inflicted 29 aviation blows, carried out 60 shelling of rocket launchers on the positions of our troops and inhabited pens.</text:p>
      <text:p text:style-name="P4">
About it <text:a xlink:type="simple" xlink:href="https://www.facebook.com/GeneralStaff.ua/posts/pfbid02vRo36iFR9f8cmGE27LBzpMwo5Akh3tHTS1qfcQsm8XpfrmzdRSaCW1YTpPUXWCERl" text:style-name="Internet_20_link" text:visited-style-name="Visited_20_Internet_20_Link">
reports</text:a>
The General Staff of the Armed Forces in operational information.</text:p>
      <text:p text:style-name="P4">
In addition, tonight the Russian Federation struck the next missile and aviation strike by applying Iranian shock UAVs of the ShahED and anti-aircraft missiles with C-300. Information on the consequences of this terrorist attack is clarified.</text:p>
      <text:p text:style-name="P4">
Last day, the enemy used 6 anti-aircraft managed missiles with C-300 objects of civil infrastructure of Zaporozhye and Chuguev cities.</text:p>
      <text:p text:style-name="P4">
The Armed Forces General Staff added that the likelihood of missile and aviation charters all the territory of Ukraine remains very high.</text:p>
      <text:p text:style-name="P4">
News Source: <text:a xlink:type="simple" xlink:href="https://armyinform.com.ua/2023/06/30/za-dobu-rosiya-zavdala-29-aviaczijnyh-udariv-ta-60-obstriliv-z-rszv-po-ukrayini/" text:style-name="Internet_20_link" text:visited-style-name="Visited_20_Internet_20_Link">
https://armyinform.com.ua/2023/06/30/za-dobu-rosiya-zavdala-29-aviaczijnyh-udariv-ta-60-obstriliv-z-rszv-po-ukrayini/</text:a>
</text:p>
      <!--NEWS-->
      <text:h text:style-name="P10" text:outline-level="1">
<text:span text:style-name="T4">
Defense forces continue to keep the initiative in the Bakhmut direction - Sergey Cherevaty</text:span>
</text:h>
      <text:p text:style-name="P4">
Author: ['Григорій Мазур']</text:p>
      <text:p text:style-name="P4">
Time: 2023-06-30T66:00:00-04:00</text:p>
      <text:p text:style-name="P4">
Description: The defense of the defense of the Utitrimuvati Initivati on Bakhmutsky, advanc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9/bahmut2.jpg" text:style-name="Internet_20_link" text:visited-style-name="Visited_20_Internet_20_Link">
bahmut2.jpg</text:a>
']</text:p>
      <text:p text:style-name="P4">
Tags: ['БАХМУТСЬКИЙ НАПРЯМОК', 'ЄДИНІ НОВИНИ', 'СЕРГІЙ ЧЕРЕВАТИЙ']</text:p>
      <text:p text:style-name="P4">
Category: News</text:p>
      <!--METADATA-->
      <text:p text:style-name="P4">
<draw:frame draw:style-name="fr1" draw:name="Image281" text:anchor-type="as-char" svg:width="6.9236in" svg:height="3.883707in" draw:z-index="0">
<draw:image xlink:href="../Images/AРМІЯINFORM/2023-06-30T66-00-00-04-00/bahmut2.jpg" xlink:type="simple" xlink:show="embed" xlink:actuate="onLoad" draw:mime-type="image/jpeg"/>
</draw:frame>
Defense forces continue to keep the initiative in the Bakhmut direction, come to the enemy from the flanks. The spokesman of the Eastern Group of the Armed Forces Colonel Sergey Cherevaty reported this on the air of the Teleterna "Unified News".</text:p>
      <ul>
        <li>
Over the past 24 hours, the enemy made 445 shelling of the artillery of the and reactive volley fire systems and 2 aircraft. In total, there were 10 fighting collisions. The losses of the occupiers are 104 men, 166 - wounded and 6 captives. Also destroyed 2 HRSU "Grad", anti-tank rocket complex, combat reconnaissance watching machine, one command and observation point of the battalion and 3 warehouses with ammunition,-said Colonel Sergey Cherevaty.</li>
      </ul>
      <text:p text:style-name="P4">
The officer also reported that the enemy tried to take offensive actions of Nallaano-Kupyansk direction. Here, the invaders were struck by 333 artillery strikes, Anashi defenders repelled their attacks three times. 22 the invaders were destroyed, 59 were injured. Also destroyed 2 mortars, unmanned aircraft and ammunition composition.</text:p>
      <text:p text:style-name="P4">
Answering the questions of the leading studio about the presence of representatives of the Wagner group, Sergey Cherevaty reported that there was no fighting Russian PEC under Bakhmut. At the same time, the spokesman noted that a powerful grouping of regular troops of the Russian Federation was dispensed near the city. It has up to 50 thousand occupiers, more than 300 tanks, about 330 different artillery systems I140 reactive volley fire systems. There are air units, mechanized units, Barce army reserv, enemy territorial troops and part of the units of small private military companies of the Russian Federation such as Vetran PECs in this direction.</text:p>
      <text:p text:style-name="P4">
News Source: <text:a xlink:type="simple" xlink:href="https://armyinform.com.ua/2023/06/30/syly-oborony-prodovzhuyut-utrymuvaty-inicziatyvu-na-bahmutskomu-napryamku-sergij-cherevatyj/" text:style-name="Internet_20_link" text:visited-style-name="Visited_20_Internet_20_Link">
https://armyinform.com.ua/2023/06/30/syly-oborony-prodovzhuyut-utrymuvaty-inicziatyvu-na-bahmutskomu-napryamku-sergij-cherevatyj/</text:a>
</text:p>
      <!--NEWS-->
      <text:h text:style-name="P10" text:outline-level="1">
<text:span text:style-name="T4">
Ukraine investigates 15 cases that legislation qualifies as an ecocide - Andrei Kostin</text:span>
</text:h>
      <text:p text:style-name="P4">
Author: ['АРМІЯINFORM']</text:p>
      <text:p text:style-name="P4">
Time: 2023-06-30T67:00:00-04:00</text:p>
      <text:p text:style-name="P4">
Description: Ukrainian Rosslidu, 15 vipadkiv, yaki quilted by the Criminal Code of Yak Ekoci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789256.jpg" text:style-name="Internet_20_link" text:visited-style-name="Visited_20_Internet_20_Link">
2789256.jpg</text:a>
']</text:p>
      <text:p text:style-name="P4">
Tags: ['ЕКОЦИД', 'ОФІС ГЕНЕРАЛЬНОГО ПРОКУРОРА УКРАЇНИ', 'ПІДРИВ КАХОВСЬКОЇ ГЕС']</text:p>
      <text:p text:style-name="P4">
Category: News</text:p>
      <!--METADATA-->
      <text:p text:style-name="P4">
<draw:frame draw:style-name="fr1" draw:name="Image282" text:anchor-type="as-char" svg:width="6.9236in" svg:height="4.369813in" draw:z-index="0">
<draw:image xlink:href="../Images/AРМІЯINFORM/2023-06-30T67-00-00-04-00/2789256.jpg" xlink:type="simple" xlink:show="embed" xlink:actuate="onLoad" draw:mime-type="image/jpeg"/>
</draw:frame>
Ukraine is investigating 15 cases that qualify the Criminal Code. Such precedents do not exist in the system of international law.</text:p>
      <text:p text:style-name="P4">
About it <text:a xlink:type="simple" xlink:href="https://gp.gov.ua/ua/posts/andrii-kostin-dovkillya-bilse-ne-maje-buti-movcaznoyu-zertvoyu-viini" text:style-name="Internet_20_link" text:visited-style-name="Visited_20_Internet_20_Link">
stated</text:a>
Prosecutor General of Ukraine Andreykostin.</text:p>
      <text:p text:style-name="P4">
“Ukraine is the first state to pursue environmental crimes and ecocide of such a scale. In total, more than 200 war crimes and 15 cases are being investigated, which are qualified according to the Criminal Code of Ukraine as an ecocide. There are practically no such precedents in the system of international criminal justice, ”he said.</text:p>
      <text:p text:style-name="P4">
He urged to increase cooperation in the investigation and judicial prosecution of Russian crimes against the environment at the international level. He also stressed that it was necessary to make the aggressor pay for the tremendous damage caused to these.</text:p>
      <text:p text:style-name="P4">
"I am convinced that only with the joint efforts of the free world will we be able to restore the right and peace and guarantee the safety and clean environment for future prisoners," Andrei Kostin summarized.</text:p>
      <text:p text:style-name="P4">
The report also stated that about 30% of the territory of Ukraine - 174 km km - is polluted by explosive objects. More than 2.4 million hectares of forests have been damaged. The recent attack on the Kakhovskaya HPP dam has led to the largest environmental catastrophe in Ukraine since Chornobyl. And this list is not final, because intense fighting is ongoing.</text:p>
      <text:p text:style-name="P4">
News Source: <text:a xlink:type="simple" xlink:href="https://armyinform.com.ua/2023/06/30/ukrayina-rozsliduye-15-vypadkiv-yaki-kvalifikuyutsya-zakonodavstvom-yak-ekoczyd-andrij-kostin/" text:style-name="Internet_20_link" text:visited-style-name="Visited_20_Internet_20_Link">
https://armyinform.com.ua/2023/06/30/ukrayina-rozsliduye-15-vypadkiv-yaki-kvalifikuyutsya-zakonodavstvom-yak-ekoczyd-andrij-kostin/</text:a>
</text:p>
      <!--NEWS-->
      <text:h text:style-name="P10" text:outline-level="1">
<text:span text:style-name="T4">
The morning blow to the temporarily occupied Berdyansk testifies to the weakening of the racist troops even in the rear - Natalia Humeniuk</text:span>
</text:h>
      <text:p text:style-name="P4">
Author: ['Григорій Мазур']</text:p>
      <text:p text:style-name="P4">
Time: 2023-06-30T68:00:00-04:00</text:p>
      <text:p text:style-name="P4">
Description: According to Berdyansku, Vidprazyu was in the parole. Our robot of our VIISK PID Hour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1/3-nataliya-gumenyuk.jpg" text:style-name="Internet_20_link" text:visited-style-name="Visited_20_Internet_20_Link">
3-nataliya-gumenyuk.jpg</text:a>
']</text:p>
      <text:p text:style-name="P4">
Tags: ['БЕРДЯНСЬК', 'ВТОРГНЕННЯ РФ', 'ЄДИНІ НОВИНИ', 'НАТАЛІЯ ГУМЕНЮК']</text:p>
      <text:p text:style-name="P4">
Category: News</text:p>
      <!--METADATA-->
      <text:p text:style-name="P4">
<draw:frame draw:style-name="fr1" draw:name="Image283" text:anchor-type="as-char" svg:width="6.9236in" svg:height="4.483031in" draw:z-index="0">
<draw:image xlink:href="../Images/AРМІЯINFORM/2023-06-30T68-00-00-04-00/3-nataliya-gumenyuk.jpg" xlink:type="simple" xlink:show="embed" xlink:actuate="onLoad" draw:mime-type="image/jpeg"/>
</draw:frame>
Berdyansk was worked in apt and skillfully. This is the work of our troops during the contrast. The head of the united news of the United Nations Defense Press Center of Southern Ukrainian Defense Forces of Ukraine, commenting on the impact of our defenders on the headquarters and the composition of fuel and lubricants of the Russian Federation, said on a live broadcast of the National News Marathon.</text:p>
      <text:p text:style-name="P4">
According to Natalia Humeniuk, a successful blow, which was caused by the Armed Forces of Ukraine, indicates that the enemy loses its capacities even in their rear. The likes significantly reduce the activity of the occupiers.</text:p>
      <text:p text:style-name="P4">
Natalia Humeniuk also answered the question of the leaders of the "only news" of the protaketic actions of the troops of the Russian Federation.</text:p>
      <ul>
        <li>
It should not be forgotten that a hybrid war is ongoing. In order to realize their propaganda plans and intimidate the civilians, the occupiers continue the units of settlements that are in the area of natural disaster, - said. - By covering these settlements with fire, the Russian troops try to strengthen the operations of defense forces. At the same time, the Russian Federation has not been not allowed in the temporarily occupied territories of representatives of the humanitarian mission.</li>
      </ul>
      <text:p text:style-name="P4">
News Source: <text:a xlink:type="simple" xlink:href="https://armyinform.com.ua/2023/06/30/rankovyj-udar-po-tymchasovo-okupovanomu-berdyansku-svidchyt-pro-poslablennya-vijsk-rashystiv-navit-u-tylu-nataliya-gumenyuk/" text:style-name="Internet_20_link" text:visited-style-name="Visited_20_Internet_20_Link">
https://armyinform.com.ua/2023/06/30/rankovyj-udar-po-tymchasovo-okupovanomu-berdyansku-svidchyt-pro-poslablennya-vijsk-rashystiv-navit-u-tylu-nataliya-gumenyuk/</text:a>
</text:p>
      <!--NEWS-->
      <text:h text:style-name="P10" text:outline-level="1">
<text:span text:style-name="T4">
NATO Summit in Vilnius will be guarded by Polish Special Forces</text:span>
</text:h>
      <text:p text:style-name="P4">
Author: ['АРМІЯINFORM']</text:p>
      <text:p text:style-name="P4">
Time: 2023-06-30T69:00:00-04:00</text:p>
      <text:p text:style-name="P4">
Description: Night -in -law, Polish -Polish, to the Lithuania, the contingent of the special recognition for Vicon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zzqr3kxwaa9xqq_650x410.jpg" text:style-name="Internet_20_link" text:visited-style-name="Visited_20_Internet_20_Link">
fzzqr3kxwaa9xqq_650x410.jpg</text:a>
']</text:p>
      <text:p text:style-name="P4">
Tags: ['ВІЛЬНЮС', 'НАТО', 'САМІТ']</text:p>
      <text:p text:style-name="P4">
Category: News</text:p>
      <!--METADATA-->
      <text:p text:style-name="P4">
<draw:frame draw:style-name="fr1" draw:name="Image284" text:anchor-type="as-char" svg:width="6.9236in" svg:height="4.367194in" draw:z-index="0">
<draw:image xlink:href="../Images/AРМІЯINFORM/2023-06-30T69-00-00-04-00/fzzqr3kxwaa9xqq_650x410.jpg" xlink:type="simple" xlink:show="embed" xlink:actuate="onLoad" draw:mime-type="image/jpeg"/>
</draw:frame>
In the near future, Poland will send a contingent of special forces to Lithuania to fulfill NATO Summit Protection Tasks.</text:p>
      <text:p text:style-name="P4">
About it reports the National Security Bureau of Poland in <text:a xlink:type="simple" xlink:href="https://twitter.com/BBN_PL/status/1674471207226290176" text:style-name="Internet_20_link" text:visited-style-name="Visited_20_Internet_20_Link">
Twitter</text:a>
.</text:p>
      <text:p text:style-name="P4">
Рішення узгоджено президентом Польщі Анджеєм Дудою, прем’єр-міністром МатеушемМоравецьким і міністром оборони Маріушем Блащаком та «результатомдомовленостей між президентами Польщі та Литви про ширшу військову співпрацю».</text:p>
      <text:p text:style-name="P4">
Польські спецпризначенці виконуватимуть завдання за допомогою засобівповітряних перевезень, гелікоптерів і систем протидії безпілотним літальнимапаратам.</text:p>
      <text:p text:style-name="P4">
Нагадаємо, що черговий саміт НАТО відбудеться 11-12 липня у столиці ЛитвиВільнюсі. На ньому Україна очікує отримати від Альянсу ПДЧ і гарантії безпеки.</text:p>
      <text:p text:style-name="P4">
News Source: <text:a xlink:type="simple" xlink:href="https://armyinform.com.ua/2023/06/30/samit-nato-u-vilnyusi-ohoronyatyme-polskyj-specznaz/" text:style-name="Internet_20_link" text:visited-style-name="Visited_20_Internet_20_Link">
https://armyinform.com.ua/2023/06/30/samit-nato-u-vilnyusi-ohoronyatyme-polskyj-specznaz/</text:a>
</text:p>
      <!--NEWS-->
      <text:h text:style-name="P10" text:outline-level="1">
<text:span text:style-name="T4">
Shoigu ordered the liquidation of the "Wagner" in the temporarily occupied territory of Ukraine - CPD</text:span>
</text:h>
      <text:p text:style-name="P4">
Authors: Ukrinform (Person)</text:p>
      <text:p text:style-name="P4">
Publisher: Укринформ (Organization)</text:p>
      <text:p text:style-name="P4">
Published Time: 2023-06-30T6:00:00+03:00</text:p>
      <text:p text:style-name="P4">
Modified Time: 2023-06-30T22:00:00+03:00</text:p>
      <text:p text:style-name="P4">
Description: On the order of the Minister of Defense of the Russian Federation, Sergei Shoigu, on June 25, the physical liquidation of the "Wagner" in the temporarily occupied territories of Donetsk and Zaporizhzhya regions began. - Ukrinform.</text:p>
      <text:p text:style-name="P4">
Images: ['<text:a xlink:type="simple" xlink:href="https://static.ukrinform.com/photos/2018_09/thumb_files/630_360_1537854279-8084.jpg" text:style-name="Internet_20_link" text:visited-style-name="Visited_20_Internet_20_Link">
630_360_15378...</text:a>
']</text:p>
      <text:p text:style-name="P4">
Tags: ['Росія', 'Війна', 'ПВК "Вагнера"', 'Шойгу']</text:p>
      <text:p text:style-name="P4">
Type: Article</text:p>
      <!--METADATA-->
      <text:p text:style-name="P4">
<draw:frame draw:style-name="fr1" draw:name="Image285" text:anchor-type="as-char" svg:width="6.9236in" svg:height="3.956343in" draw:z-index="0">
<draw:image xlink:href="../Images/yкринформ/2023-06-30T6-00-00-03-00/630_360_1537854279-8084.jpg" xlink:type="simple" xlink:show="embed" xlink:actuate="onLoad" draw:mime-type="image/jpeg"/>
</draw:frame>
According to the Minister of Defense of the Russian Federation, Sergei Shoigu, on June 25, the physical liquidation of the "Wagner" in the temporarily occupied territories of Donetsk and Zaporizhzhya region began.</text:p>
      <text:p text:style-name="P4">
About it in <text:a xlink:type="simple" xlink:href="https://www.facebook.com/protydiyadezinformatsiyi.cpd/posts/pfbid0GmA4P153KLQ4nB1zihJXvdvxMRA1RtJRh1K2qXpifCwYTit8meLk2Z1gEZmzBCbNl" text:style-name="Internet_20_link" text:visited-style-name="Visited_20_Internet_20_Link">
Facebook</text:a>
The press service of the Center for Combating Misinformation at the NSDC of Ukraine informed, Ukrinform reports.</text:p>
      <text:p text:style-name="P4">
“The attitude towards the" Wagnerians "on the Ukrainian Front has changed radically. The congratulations of Western intelligence, with Prigogin to Belarus, have left no more than a thousand "Wagner", and others are forced to enter into contracts with the Ministry of Defense. The physical elimination of the "Wagnets" began to the occupied territories of Donetsk and Zaporizhzhya regions from June 25.</text:p>
      <text:p text:style-name="P4">
It is noted that they create separate assault detachments of "suicide bombers" and release the position lost by the Russians.</text:p>
      <text:p text:style-name="P4">
<text:span text:style-name="T4">
 Read also: </text:span>
 <text:a xlink:type="simple" xlink:href="https://www.ukrinform.ua/rubric-ato/3729572-castina-pvk-vagner-zalisaetsa-na-okupovanij-teritorii-ukraini-pentagon.html" text:style-name="Internet_20_link" text:visited-style-name="Visited_20_Internet_20_Link">
part of PEC "<text:span text:style-name="T4">
 Wagner </text:span>
" remains on the occupying territory of Ukraine - Pentagon</text:a>
“Even if the assaults were successful, these positions are“ covered ”from the artillery army. According to preliminary data, in only two days the losses from this "approach" exceeded 50 people ", - the CPD informs.</text:p>
      <text:p text:style-name="P4">
According to him, the cleaning of the internal support of Wagner is accompanied by the Kremlin nomes under control of the "Empire of Prigogine" in Africa and the Close East.</text:p>
      <text:p text:style-name="P4">
“Of course, Russia cannot give up such a lever in Africa as Wagner PEC. Therefore, the only way out for the Kremlin is the rebranding of the company in addition to new heads. Representatives of the Russian Foreign Ministry of African Countries already that <text:a xlink:type="simple" xlink:href="https://www.ukrinform.ua/tag-pvk-vagnera" text:style-name="Internet_20_link" text:visited-style-name="Visited_20_Internet_20_Link">
Wagner PVC "</text:a>
It will continue its activity, but under the new guidance, ” -they have attracted in the department.</text:p>
      <text:p text:style-name="P4">
It is noted that one of the Deputy Minister of Foreign Affairs of the Russian Federation personally personized President of Syria Bashar Assad that the PEC units would no longer act independently.</text:p>
      <text:p text:style-name="P4">
"Moreover, according to the available information, the Russian military police detained the head of the Wagner PEC in Eswide, in the south of Syria, and three high -ranking PEC commanders at Khmeimim," the CPD said.The department expressed the opinion that it is unknown whether the leader of the Wagner PEC will lose the final control over his army of fighters, or the struggle for the authorities will move to a new level. "However, the Kremlin regime received the strongest blow to the Suppilla, which became the first practical stage of dismantling the Putin system," the institution was recalled.</text:p>
      <text:p text:style-name="P4">
As it was reported, the leader of the Wagner PEC Yevgeny Prigogin announced Demarsh against the Russian military leadership, in particular against the Ministry of Defense of the Russian Federation Sergey Shoig. Oleksandr Lukashenko negotiated with Prigogin, after which he stated that the soldiers of the group were returning to the field camps.</text:p>
      <text:p text:style-name="P4">
On Tuesday, Lukashenko confirmed Prigogine's arrival in Belarus. Putin has stated that the Wagnets could sign a contract with the Russian Ministry Defense or go to Belarus.</text:p>
      <text:p text:style-name="P4">
President Volodymyr Zelenskyy is convinced that the Ubilorus PEC contingent will be insignificant, since more than 20,000 Wagnerians have already been destroyed by Ukrainian defense forces.</text:p>
      <text:p text:style-name="P4">
News Source: <text:a xlink:type="simple" xlink:href="https://www.ukrinform.ua/rubric-world/3730004-sojgu-nakazav-likviduvati-vagnerivciv-na-timcasovo-okupovanij-teritorii-ukraini-cpd.html" text:style-name="Internet_20_link" text:visited-style-name="Visited_20_Internet_20_Link">
https://www.ukrinform.ua/rubric-world/3730004-sojgu-nakazav-likviduvati-vagnerivciv-na-timcasovo-okupovanij-teritorii-ukraini-cpd.html</text:a>
</text:p>
      <!--NEWS-->
      <text:h text:style-name="P10" text:outline-level="1">
<text:span text:style-name="T4">
The Russians created the Azov Naval District with Staff in Mariupol-Military Media Center</text:span>
</text:h>
      <text:p text:style-name="P4">
Author: ['АРМІЯINFORM']</text:p>
      <text:p text:style-name="P4">
Time: 2023-06-30T70:00:00-04:00</text:p>
      <text:p text:style-name="P4">
Description: Behind the dangling іnformatsky, for a feasible control over the Azov Region of the Russian Federation Form Azovsk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k9bh7xnfbourjgpqzm1.jpg" text:style-name="Internet_20_link" text:visited-style-name="Visited_20_Internet_20_Link">
6k9bh7xnfbourjgpqzm1.jpg</text:a>
']</text:p>
      <text:p text:style-name="P4">
Tags: ['MILITARY MEDIA CENTER', 'АГРЕСІЯ РФ', 'ВТОРГНЕННЯ РФ']</text:p>
      <text:p text:style-name="P4">
Category: News</text:p>
      <!--METADATA-->
      <text:p text:style-name="P4">
<draw:frame draw:style-name="fr1" draw:name="Image286" text:anchor-type="as-char" svg:width="6.9236in" svg:height="3.63489in" draw:z-index="0">
<draw:image xlink:href="../Images/AРМІЯINFORM/2023-06-30T70-00-00-04-00/6k9bh7xnfbourjgpqzm1.jpg" xlink:type="simple" xlink:show="embed" xlink:actuate="onLoad" draw:mime-type="image/jpeg"/>
</draw:frame>
According to available information, the Azov Naval District as part of the Black Sea Fleet is in order to strengthen the control of the Azov region. Headquarters - in Mariupol.</text:p>
      <text:p text:style-name="P4">
About it <text:a xlink:type="simple" xlink:href="https://t.me/militarymediacenter/2395" text:style-name="Internet_20_link" text:visited-style-name="Visited_20_Internet_20_Link">
reports</text:a>
Military Mediacenter.</text:p>
      <text:p text:style-name="P4">
This Naval District will be completed at the expense of the Navy ship and the Caspian Navy Fleet.</text:p>
      <text:p text:style-name="P4">
Currently, the main efforts of the Russian Federation in the Azov and Black Sea operating zones are facing the improvement of the anti -sales defense systems of the basement of the fleet, as well as on the protection of the Navy Navy ship.</text:p>
      <text:p text:style-name="P4">
News Source: <text:a xlink:type="simple" xlink:href="https://armyinform.com.ua/2023/06/30/rosiyany-stvoryly-azovskyj-vijskovo-morskyj-rajon-zi-shtabom-u-mariupoli-military-media-center/" text:style-name="Internet_20_link" text:visited-style-name="Visited_20_Internet_20_Link">
https://armyinform.com.ua/2023/06/30/rosiyany-stvoryly-azovskyj-vijskovo-morskyj-rajon-zi-shtabom-u-mariupoli-military-media-center/</text:a>
</text:p>
      <!--NEWS-->
      <text:h text:style-name="P10" text:outline-level="1">
<text:span text:style-name="T4">
The occupiers reduce the presence in the territory of the ZPE - GUR</text:span>
</text:h>
      <text:p text:style-name="P4">
Author: ['АРМІЯINFORM']</text:p>
      <text:p text:style-name="P4">
Time: 2023-06-30T71:00:00-04:00</text:p>
      <text:p text:style-name="P4">
Description: Behind the remaining Danimi Pension, the contingent of Zalisha Teriteriya Zaporizk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0230630-02.jpg" text:style-name="Internet_20_link" text:visited-style-name="Visited_20_Internet_20_Link">
20230630-02.jpg</text:a>
']</text:p>
      <text:p text:style-name="P4">
Tags: ['АГРЕСІЯ РФ', 'ВТОРГНЕННЯ РФ', 'ГУР МОУ', 'НЕБЕЗПЕКА ПІДРИВУ ЗАЕС']</text:p>
      <text:p text:style-name="P4">
Category: News</text:p>
      <!--METADATA-->
      <text:p text:style-name="P4">
<draw:frame draw:style-name="fr1" draw:name="Image287" text:anchor-type="as-char" svg:width="6.9236in" svg:height="4.619339in" draw:z-index="0">
<draw:image xlink:href="../Images/AРМІЯINFORM/2023-06-30T71-00-00-04-00/20230630-02.jpg" xlink:type="simple" xlink:show="embed" xlink:actuate="onLoad" draw:mime-type="image/jpeg"/>
</draw:frame>
According to the latest data, the occupying contingent gradually leaves the territory of the core nuclear power plant. One of the first of the station went to the Tri -Treasury of Rossa, who ruled the actions of the Russians.</text:p>
      <text:p text:style-name="P4">
About it <text:a xlink:type="simple" xlink:href="https://gur.gov.ua/content/okupanty-zmenshuiut-prysutnist-na-terytorii-zaes.html" text:style-name="Internet_20_link" text:visited-style-name="Visited_20_Internet_20_Link">
reports</text:a>
Main Directorate of Intelligence of the Ministry of Defense of Ukraine.</text:p>
      <text:p text:style-name="P4">
Also evacuated by Ukrainian employees who signed a contract with Rosatom were evacuated. According to the instructions obtained, they have to go by July 5. The desired direction is the territory of the occupied Crimea. Today it is known about the departure to the peninsula to the head of the legal department of Mumtsurova, the Chief Inspector of the State and Deputy Director of Gubarev.</text:p>
      <text:p text:style-name="P4">
Also, the number of military patrols is also reduced in the territory of the ZPP itself and in the satellite city.</text:p>
      <text:p text:style-name="P4">
The staff remaining at the station is given an indication of "in the case of any avalanial situation to blame Ukraine".</text:p>
      <text:p text:style-name="P4">
News Source: <text:a xlink:type="simple" xlink:href="https://armyinform.com.ua/2023/06/30/okupanty-zmenshuyut-prysutnist-na-terytoriyi-zaes-gur/" text:style-name="Internet_20_link" text:visited-style-name="Visited_20_Internet_20_Link">
https://armyinform.com.ua/2023/06/30/okupanty-zmenshuyut-prysutnist-na-terytoriyi-zaes-gur/</text:a>
</text:p>
      <!--NEWS-->
      <text:h text:style-name="P10" text:outline-level="1">
<text:span text:style-name="T4">
The blasting of the Kakhovskaya hydroelectric power station was detrimental to the environment for 146 billion hryvnias</text:span>
</text:h>
      <text:p text:style-name="P4">
Author: ['АРМІЯINFORM']</text:p>
      <text:p text:style-name="P4">
Time: 2023-06-30T72:00:00-04:00</text:p>
      <text:p text:style-name="P4">
Description: Oriyntovna Suma Zavdani Dovkіlli Zbitkiv through Pіdriv Gowblabic Ges to become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kahovskaja-ges-poslednie-novosti-na-segodnja-6-ijunja-2023-v-kremle-znajut-kakuju-cel-presledoval-kievskij-rezhim-pri-podryve-kahovskoj-ges-b017ec5.jpg" text:style-name="Internet_20_link" text:visited-style-name="Visited_20_Internet_20_Link">
kahovskaja-ges-poslednie-novosti-na-segodnja-6-ijunja-2023-v-kremle-znajut-kakuju-cel-presledoval-kievskij-rezhim-pri-podryve-kahovskoj-ges-b017ec5.jpg</text:a>
']</text:p>
      <text:p text:style-name="P4">
Tags: ['STOPRUSSIA', 'ЗБИТКИ ДОВКІЛЛЮ', 'КАХОВСЬКА ГЕС', 'МІНДОВКІЛЛЯ']</text:p>
      <text:p text:style-name="P4">
Category: News</text:p>
      <!--METADATA-->
      <text:p text:style-name="P4">
<draw:frame draw:style-name="fr1" draw:name="Image288" text:anchor-type="as-char" svg:width="6.9236in" svg:height="3.4618in" draw:z-index="0">
<draw:image xlink:href="../Images/AРМІЯINFORM/2023-06-30T72-00-00-04-00/kahovskaja-ges-poslednie-novosti-na-segodnja-6-ijunja-2023-v-kremle-znajut-kakuju-cel-presledoval-kievskij-rezhim-pri-podryve-kahovskoj-ges-b017ec5.jpg" xlink:type="simple" xlink:show="embed" xlink:actuate="onLoad" draw:mime-type="image/jpeg"/>
</draw:frame>
The estimated amount of losses caused to the environment due to the blast of the Kakhovskaya Gesi Gested UAH 146 billion.</text:p>
      <text:p text:style-name="P4">
This was stated by the Minister of Environmental Protection and Natural Resources of Ukraine Ruslan, <text:a xlink:type="simple" xlink:href="https://t.me/shtab_kakhovska_hes/1306" text:style-name="Internet_20_link" text:visited-style-name="Visited_20_Internet_20_Link">
reports</text:a>
The headquarters of the consequences of the Kakhovskaya hydroelectric power station.</text:p>
      <text:p text:style-name="P4">
«Underwatering the Russians of the Kakhovka Hydroelectric Power Plant - a planned terrorist act. It completely falls under the definition of ecocide. It is important that this term is clearly defined in the Roman Statute. This is not only necessary for Ukraine, it is needed by a civilized world, so that no country has intention to destroy the environment in the future, ”<text:span text:style-name="T5">
 -</text:span>
 said Ruslan Sagittarius.</text:p>
      <text:p text:style-name="P4">
The head of Mindovquil has expressed confidence that the international environmental grouping is a comprehensive document that will help to evaluate the effects of the war for the environment. It will also develop recommendations for finding the mechanisms of attracting the aggressor responsibility for environmental crimes and the concept of environmental renewal.</text:p>
      <text:p text:style-name="P4">
News Source: <text:a xlink:type="simple" xlink:href="https://armyinform.com.ua/2023/06/30/pidryvu-rosiyeyu-damby-kahovskoyi-ges-zavdav-shkody-dovkillyu-na-146-milyardiv-gryven/" text:style-name="Internet_20_link" text:visited-style-name="Visited_20_Internet_20_Link">
https://armyinform.com.ua/2023/06/30/pidryvu-rosiyeyu-damby-kahovskoyi-ges-zavdav-shkody-dovkillyu-na-146-milyardiv-gryven/</text:a>
</text:p>
      <!--NEWS-->
      <text:h text:style-name="P10" text:outline-level="1">
<text:span text:style-name="T4">
Army Oleg Kolodiy paired with Daniel Konovalov's Gold of European Games</text:span>
</text:h>
      <text:p text:style-name="P4">
Author: ['АРМІЯINFORM']</text:p>
      <text:p text:style-name="P4">
Time: 2023-06-30T73:00:00-04:00</text:p>
      <text:p text:style-name="P4">
Description: Oleg Kolodiy Ta Danilov became Chain of the Symbols of Synchronous Stribk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6935005_766103255311484_8664792118886792721_n.jpg" text:style-name="Internet_20_link" text:visited-style-name="Visited_20_Internet_20_Link">
356935005_766103255311484_8664792118886792721_n.jpg</text:a>
']</text:p>
      <text:p text:style-name="P4">
Tags: ['ВІЙСЬКОВІ СПОРТСМЕНИ', 'ЦСК ЗС\xa0УКРАЇНИ']</text:p>
      <text:p text:style-name="P4">
Category: News</text:p>
      <!--METADATA-->
      <text:p text:style-name="P4">
<draw:frame draw:style-name="fr1" draw:name="Image289" text:anchor-type="as-char" svg:width="6.9236in" svg:height="4.615733in" draw:z-index="0">
<draw:image xlink:href="../Images/AРМІЯINFORM/2023-06-30T73-00-00-04-00/356935005_766103255311484_8664792118886792721_n.jpg" xlink:type="simple" xlink:show="embed" xlink:actuate="onLoad" draw:mime-type="image/jpeg"/>
</draw:frame>
Oleg Kolodiy and Danilo Konovalov became champions of European Games of Usinchronous jumps from a 3-meter springboard.</text:p>
      <text:p text:style-name="P4">
About it <text:a xlink:type="simple" xlink:href="https://www.facebook.com/CSKA1992/posts/pfbid0ZFHqQ88oMMrX4a3K8oEDU9a2rT5JkUTuyq4c4tW9sTohtAkrWqXzH9xhJvUnLwaZl" text:style-name="Internet_20_link" text:visited-style-name="Visited_20_Internet_20_Link">
reported</text:a>
In the CSC of the Armed Forces.</text:p>
      <text:p text:style-name="P4">
For athletes, it is a debut official start in the composition in which they were a record amount of points - 410.16.</text:p>
      <text:p text:style-name="P4">
It should be noted that Gold Oleg Kolodiy and Danylo Konovalov on the last day of competition from diving became the 19th for Ukraine in all sports in European games.</text:p>
      <text:p text:style-name="P4">
In the medal standings, the national team occupies the second common place.</text:p>
      <text:p text:style-name="P4">
News Source: <text:a xlink:type="simple" xlink:href="https://armyinform.com.ua/2023/06/30/armiyecz-oleg-kolodij-u-pari-z-danylom-konovalovym-zdobuly-zoloto-yevropejskyh-igor/" text:style-name="Internet_20_link" text:visited-style-name="Visited_20_Internet_20_Link">
https://armyinform.com.ua/2023/06/30/armiyecz-oleg-kolodij-u-pari-z-danylom-konovalovym-zdobuly-zoloto-yevropejskyh-igor/</text:a>
</text:p>
      <!--NEWS-->
      <text:h text:style-name="P10" text:outline-level="1">
<text:span text:style-name="T4">
TECHNIZATION TECHNOLOGIES TO IMPROVED MINS WITH DROSS</text:span>
</text:h>
      <text:p text:style-name="P4">
Author: ['АРМІЯINFORM']</text:p>
      <text:p text:style-name="P4">
Time: 2023-06-30T74:00:00-04:00</text:p>
      <text:p text:style-name="P4">
Description: In Ukrainian, the Polovye Etapu was completed with the Vyprobangnnya in the real minds of the Councils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rozminuvannya.jpg" text:style-name="Internet_20_link" text:visited-style-name="Visited_20_Internet_20_Link">
rozminuvannya.jpg</text:a>
']</text:p>
      <text:p text:style-name="P4">
Tags: ['STOPRUSSIA', 'АГРЕСІЯ РФ', 'ВТОРГНЕННЯ РФ', 'РОЗМІНУВАННЯ']</text:p>
      <text:p text:style-name="P4">
Category: News</text:p>
      <!--METADATA-->
      <text:p text:style-name="P4">
<draw:frame draw:style-name="fr1" draw:name="Image290" text:anchor-type="as-char" svg:width="6.9236in" svg:height="3.894525in" draw:z-index="0">
<draw:image xlink:href="../Images/AРМІЯINFORM/2023-06-30T74-00-00-04-00/rozminuvannya.jpg" xlink:type="simple" xlink:show="embed" xlink:actuate="onLoad" draw:mime-type="image/jpeg"/>
</draw:frame>
In Ukraine, the field stage of the project on the test in real conditions of modern foreign and domestic technologies of remote survey is completed. Following the analysis of the results of the tests of technology, which have proven to be efficiency, can be involved in the survey of potentially polluted land frames of humanitarian demining of Ukraine.</text:p>
      <text:p text:style-name="P4">
About it <text:a xlink:type="simple" xlink:href="https://me.gov.ua/News/Detail" text:style-name="Internet_20_link" text:visited-style-name="Visited_20_Internet_20_Link">
told</text:a>
Coordinator of the humanitarian demining direction under the Ministry of Economy of Ukraine Igor Bezkaravichi.</text:p>
      <text:p text:style-name="P4">
“Today it can be said that among the demonstrated technology of dysstation detection of mines and shells with the help of UAVs are very effective. Without exaggeration, they have struck and surprised our specialists-pyrotechnics and functionality. To accelerate the cleaning of the territory of Ukraine, in particular, the involvement of the latest technologies of examination and mine. So we work to ensure that modern equipment is as soon as possible to equip our pyrotechnics as soon as possible, ”said Igor Bezkaravayny.</text:p>
      <text:p text:style-name="P4">
The project for testing of remote survey of territories for their cleansing and demining is initiated by the UN Development Program(UNDP). Реалізований у співпраці з Міністерством економіки України,Міністерством оборони України та Державною службою України з надзвичайнихситуацій та за координації Міжвідомчої робочої групи з питань гуманітарногорозмінування. На заклик ПРООН до участі в проєкті долучилися 10 іноземних таукраїнських компаній, що володіють відповідними технологіями. Польовий етапвідбувався на одному з військових полігонів України в умовах, максимальнонаближених до реальних.</text:p>
      <text:p text:style-name="P4">
News Source: <text:a xlink:type="simple" xlink:href="https://armyinform.com.ua/2023/06/30/v-ukrayini-zaversheno-testuvannya-tehnologij-z-vyyavlennya-min-za-dopomogoyu-droniv/" text:style-name="Internet_20_link" text:visited-style-name="Visited_20_Internet_20_Link">
https://armyinform.com.ua/2023/06/30/v-ukrayini-zaversheno-testuvannya-tehnologij-z-vyyavlennya-min-za-dopomogoyu-droniv/</text:a>
</text:p>
      <!--NEWS-->
      <text:h text:style-name="P10" text:outline-level="1">
<text:span text:style-name="T4">
SI Breeze: The Chernihiv mine ship conducted training with drones</text:span>
</text:h>
      <text:p text:style-name="P4">
Author: ['АРМІЯINFORM']</text:p>
      <text:p text:style-name="P4">
Time: 2023-06-30T75:00:00-04:00</text:p>
      <text:p text:style-name="P4">
Description: The team of the Blanegiv, the team of the Black Boybies, was gydoacastic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6807648_654081450092774_1232543087469479573_n.jpg" text:style-name="Internet_20_link" text:visited-style-name="Visited_20_Internet_20_Link">
356807648_654081450092774_1232543087469479573_n.jpg</text:a>
', '<text:a xlink:type="simple" xlink:href="https://armyinform.com.ua/wp-content/uploads/2023/06/356139276_654081010092818_8409600880184807695_n-150x150.jpg" text:style-name="Internet_20_link" text:visited-style-name="Visited_20_Internet_20_Link">
356139276_654081010092818_8409600880184807695_n-150x150.jpg</text:a>
', '<text:a xlink:type="simple" xlink:href="https://armyinform.com.ua/wp-content/uploads/2023/06/357011943_654081163426136_5081155004193472053_n-150x150.jpg" text:style-name="Internet_20_link" text:visited-style-name="Visited_20_Internet_20_Link">
357011943_654081163426136_5081155004193472053_n-150x150.jpg</text:a>
', '<text:a xlink:type="simple" xlink:href="https://armyinform.com.ua/wp-content/uploads/2023/06/356628414_654081376759448_9172430124540882225_n-150x150.jpg" text:style-name="Internet_20_link" text:visited-style-name="Visited_20_Internet_20_Link">
356628414_654081376759448_9172430124540882225_n-150x150.jpg</text:a>
', '<text:a xlink:type="simple" xlink:href="https://armyinform.com.ua/wp-content/uploads/2023/06/356402912_654081156759470_9135721882908051408_n-150x150.jpg" text:style-name="Internet_20_link" text:visited-style-name="Visited_20_Internet_20_Link">
356402912_654081156759470_9135721882908051408_n-150x150.jpg</text:a>
', '<text:a xlink:type="simple" xlink:href="https://armyinform.com.ua/wp-content/uploads/2023/06/356808593_654081160092803_4144934195997505437_n-150x150.jpg" text:style-name="Internet_20_link" text:visited-style-name="Visited_20_Internet_20_Link">
356808593_654081160092803_4144934195997505437_n-150x150.jpg</text:a>
', '<text:a xlink:type="simple" xlink:href="https://armyinform.com.ua/wp-content/uploads/2023/06/356427406_654081080092811_1961519253998509864_n-150x150.jpg" text:style-name="Internet_20_link" text:visited-style-name="Visited_20_Internet_20_Link">
356427406_654081080092811_1961519253998509864_n-150x150.jpg</text:a>
']</text:p>
      <text:p text:style-name="P4">
Tags: []</text:p>
      <text:p text:style-name="P4">
Category: News</text:p>
      <!--METADATA-->
      <text:p text:style-name="P4">
<draw:frame draw:style-name="fr1" draw:name="Image291" text:anchor-type="as-char" svg:width="6.9236in" svg:height="4.615733in" draw:z-index="0">
<draw:image xlink:href="../Images/AРМІЯINFORM/2023-06-30T75-00-00-04-00/356807648_654081450092774_1232543087469479573_n.jpg" xlink:type="simple" xlink:show="embed" xlink:actuate="onLoad" draw:mime-type="image/jpeg"/>
</draw:frame>
The hydraulic team of the Chernihiv mine ship conducted a training of ships using drones. The event took place in accordance with the plan of training complex within the framework of the series of teachings "SI Breeze".</text:p>
      <text:p text:style-name="P4">
About it <text:a xlink:type="simple" xlink:href="https://www.facebook.com/100064727737034/posts/pfbid02T9n1nsAAngqor7BTH4DBJN6AjooLEQKiERnUxAVqEh9kM7xqYM1be9iExuvgMRTwl/" text:style-name="Internet_20_link" text:visited-style-name="Visited_20_Internet_20_Link">
informs</text:a>
Public Relations Service of the Naval Forces Command of the Armed Forces of Ukraine.</text:p>
      <text:p text:style-name="P4">
Today, training was conducted by remote submarines of the Seafox. These drones are designed to clarify the location and identify the excellent objects underwater.</text:p>
      <text:p text:style-name="P4">
<text:a xlink:type="simple" xlink:href="https://armyinform.com.ua/wp-content/uploads/2023/06/356139276_654081010092818_8409600880184807695_n.jpg" text:style-name="Internet_20_link" text:visited-style-name="Visited_20_Internet_20_Link">
!(Images/AРМІЯINFORM/2023-06-30T75-00-00-04-00/356139276_654081010092818_8409600880184807695_n-150x150.jpg)</text:a>
</text:p>
      <text:p text:style-name="P4">
<text:a xlink:type="simple" xlink:href="https://armyinform.com.ua/wp-content/uploads/2023/06/357011943_654081163426136_5081155004193472053_n.jpg" text:style-name="Internet_20_link" text:visited-style-name="Visited_20_Internet_20_Link">
<draw:frame draw:style-name="fr1" draw:name="Image292" text:anchor-type="as-char" svg:width="6.9236in" svg:height="6.9236in" draw:z-index="0">
<draw:image xlink:href="../Images/AРМІЯINFORM/2023-06-30T75-00-00-04-00/357011943_654081163426136_5081155004193472053_n-150x150.jpg" xlink:type="simple" xlink:show="embed" xlink:actuate="onLoad" draw:mime-type="image/jpeg"/>
</draw:frame>
</text:a>
The main task of the training complex is to ensure the readiness of multinational forces for the operation of the Black Sea release of excellent danger in accordance with NATO standards and procedures with the involvement of weapons and military equipment, which the Navy of the Armed Forces of Ukraine received from the Ukrainian partners.</text:p>
      <text:p text:style-name="P4">
Having equipped the drone, checking all the systems of the apparatus and immersing it in the water -based calculation began to search for the exact location of the mine and its identification. Direct drone control was carried out from the operating room.</text:p>
      <text:p text:style-name="P4">
Having found a training mine, it was inspected directly at the bottom with the help of a camera, which is equipped with the above drone. After fixing the place of the mine, the sergeant of the mine complex took measures to rotate the drone aboard the ship. The next step is to use a drone typecharly, which should destroy the mine by blowing it with it.</text:p>
      <text:p text:style-name="P4">
<text:a xlink:type="simple" xlink:href="https://armyinform.com.ua/wp-content/uploads/2023/06/356628414_654081376759448_9172430124540882225_n.jpg" text:style-name="Internet_20_link" text:visited-style-name="Visited_20_Internet_20_Link">
!(Images/AРМІЯINFORM/2023-06-30T75-00-00-04-00/356628414_654081376759448_9172430124540882225_n-150x150.jpg)</text:a>
</text:p>
      <text:p text:style-name="P4">
<text:a xlink:type="simple" xlink:href="https://armyinform.com.ua/wp-content/uploads/2023/06/356402912_654081156759470_9135721882908051408_n.jpg" text:style-name="Internet_20_link" text:visited-style-name="Visited_20_Internet_20_Link">
<draw:frame draw:style-name="fr1" draw:name="Image293" text:anchor-type="as-char" svg:width="6.9236in" svg:height="6.9236in" draw:z-index="0">
<draw:image xlink:href="../Images/AРМІЯINFORM/2023-06-30T75-00-00-04-00/356402912_654081156759470_9135721882908051408_n-150x150.jpg" xlink:type="simple" xlink:show="embed" xlink:actuate="onLoad" draw:mime-type="image/jpeg"/>
</draw:frame>
</text:a>
</text:p>
      <text:p text:style-name="P4">
<text:a xlink:type="simple" xlink:href="https://armyinform.com.ua/wp-content/uploads/2023/06/356427406_654081080092811_1961519253998509864_n.jpg" text:style-name="Internet_20_link" text:visited-style-name="Visited_20_Internet_20_Link">
<draw:frame draw:style-name="fr1" draw:name="Image294" text:anchor-type="as-char" svg:width="6.9236in" svg:height="6.9236in" draw:z-index="0">
<draw:image xlink:href="../Images/AРМІЯINFORM/2023-06-30T75-00-00-04-00/356427406_654081080092811_1961519253998509864_n-150x150.jpg" xlink:type="simple" xlink:show="embed" xlink:actuate="onLoad" draw:mime-type="image/jpeg"/>
</draw:frame>
</text:a>
</text:p>
      <text:p text:style-name="P4">
News Source: <text:a xlink:type="simple" xlink:href="https://armyinform.com.ua/2023/06/30/si-bryz-komanda-minnogo-korablya-chernigiv-provela-trenuvannya-z-vykorystannyam-droniv/" text:style-name="Internet_20_link" text:visited-style-name="Visited_20_Internet_20_Link">
https://armyinform.com.ua/2023/06/30/si-bryz-komanda-minnogo-korablya-chernigiv-provela-trenuvannya-z-vykorystannyam-droniv/</text:a>
</text:p>
      <!--NEWS-->
      <text:h text:style-name="P10" text:outline-level="1">
<text:span text:style-name="T4">
Two dead and six wounded: the prosecutor's office is investigating the effects of school shelling in Donetsk</text:span>
</text:h>
      <text:p text:style-name="P4">
Author: ['АРМІЯINFORM']</text:p>
      <text:p text:style-name="P4">
Time: 2023-06-30T76:00:00-04:00</text:p>
      <text:p text:style-name="P4">
Description: At the Pokrovsky district of Donechchini, the RF ZS Zavdi was shocked by school, vnaslіdok of the Yako was vagu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7368998_665029318993238_6519901473938362003_n.jpg" text:style-name="Internet_20_link" text:visited-style-name="Visited_20_Internet_20_Link">
357368998_665029318993238_6519901473938362003_n.jpg</text:a>
', '<text:a xlink:type="simple" xlink:href="https://armyinform.com.ua/wp-content/uploads/2023/06/357135240_665029288993241_8625944407439976111_n-150x150.jpg" text:style-name="Internet_20_link" text:visited-style-name="Visited_20_Internet_20_Link">
357135240_665029288993241_8625944407439976111_n-150x150.jpg</text:a>
', '<text:a xlink:type="simple" xlink:href="https://armyinform.com.ua/wp-content/uploads/2023/06/357143948_665029258993244_9041470223385464986_n-150x150.jpg" text:style-name="Internet_20_link" text:visited-style-name="Visited_20_Internet_20_Link">
357143948_665029258993244_9041470223385464986_n-150x150.jpg</text:a>
', '<text:a xlink:type="simple" xlink:href="https://armyinform.com.ua/wp-content/uploads/2023/06/357358989_665029392326564_4341617769016728987_n-150x150.jpg" text:style-name="Internet_20_link" text:visited-style-name="Visited_20_Internet_20_Link">
357358989_665029392326564_4341617769016728987_n-150x150.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295" text:anchor-type="as-char" svg:width="6.9236in" svg:height="5.1927in" draw:z-index="0">
<draw:image xlink:href="../Images/AРМІЯINFORM/2023-06-30T76-00-00-04-00/357368998_665029318993238_6519901473938362003_n.jpg" xlink:type="simple" xlink:show="embed" xlink:actuate="onLoad" draw:mime-type="image/jpeg"/>
</draw:frame>
In the Pokrovsky district of the Donetsk region of the Armed Forces of the Russian Federation struck at the school, which resulted in two citizens, six more were injured.</text:p>
      <text:p text:style-name="P4">
Under the procedural leadership of the Donetsk Regional Prosecutor's Office, a criminal investigation into criminal proceedings on violation of the laws of war(Part 2 of Art. 438 of the Criminal Code of Ukraine), <text:a xlink:type="simple" xlink:href="https://www.facebook.com/pgo.gov.ua/posts/pfbid0AoqMxAbfp1PGXGy3RUGPqxjyJrrXLvN6Az36CN3Ps659XKesbUBDQXQhLiz3UFJbl" text:style-name="Internet_20_link" text:visited-style-name="Visited_20_Internet_20_Link">
informs</text:a>
Office of the Prosecutor General.</text:p>
      <text:p text:style-name="P4">
“According to the investigation, on June 30, 2023, at about 11:20, the occupation troops of the RFVDAR were probably from the reactive volley fire systems on the village. Sergiivkapokrovsky district. The hit took place in the local school. It contains 12 people in the shelling - administration representatives, teachers and technical staff. As a result of the shelling, the elementary teacher and the head accountant were killed. Six more staff - four men and two women have suffered bodily harm. They have now been hospitalized at the hospital with change and explosive injuries and selling wounds, ”the presentation reads.</text:p>
      <text:p text:style-name="P4">
<text:a xlink:type="simple" xlink:href="https://armyinform.com.ua/wp-content/uploads/2023/06/357135240_665029288993241_8625944407439976111_n.jpg" text:style-name="Internet_20_link" text:visited-style-name="Visited_20_Internet_20_Link">
!(Images/AРМІЯINFORM/2023-06-30T76-00-00-04-00/357135240_665029288993241_8625944407439976111_n-150x150.jpg)</text:a>
</text:p>
      <text:p text:style-name="P4">
<text:a xlink:type="simple" xlink:href="https://armyinform.com.ua/wp-content/uploads/2023/06/357143948_665029258993244_9041470223385464986_n.jpg" text:style-name="Internet_20_link" text:visited-style-name="Visited_20_Internet_20_Link">
<draw:frame draw:style-name="fr1" draw:name="Image296" text:anchor-type="as-char" svg:width="6.9236in" svg:height="6.9236in" draw:z-index="0">
<draw:image xlink:href="../Images/AРМІЯINFORM/2023-06-30T76-00-00-04-00/357143948_665029258993244_9041470223385464986_n-150x150.jpg" xlink:type="simple" xlink:show="embed" xlink:actuate="onLoad" draw:mime-type="image/jpeg"/>
</draw:frame>
</text:a>
</text:p>
      <text:p text:style-name="P4">
<text:a xlink:type="simple" xlink:href="https://armyinform.com.ua/wp-content/uploads/2023/06/357358989_665029392326564_4341617769016728987_n.jpg" text:style-name="Internet_20_link" text:visited-style-name="Visited_20_Internet_20_Link">
<draw:frame draw:style-name="fr1" draw:name="Image297" text:anchor-type="as-char" svg:width="6.9236in" svg:height="6.9236in" draw:z-index="0">
<draw:image xlink:href="../Images/AРМІЯINFORM/2023-06-30T76-00-00-04-00/357358989_665029392326564_4341617769016728987_n-150x150.jpg" xlink:type="simple" xlink:show="embed" xlink:actuate="onLoad" draw:mime-type="image/jpeg"/>
</draw:frame>
</text:a>
Part of the school building is virtually destroyed: broken classrooms, office other premises, broken furniture and school inventory. Prosecutors, law enforcement officers and rescuers are being fired at the site.</text:p>
      <text:p text:style-name="P4">
News Source: <text:a xlink:type="simple" xlink:href="https://armyinform.com.ua/2023/06/30/dvoye-zagyblyh-ta-shestero-poranenyh-prokuratura-rozsliduye-naslidky-vnaslidok-obstrilu-shkoly-na-donechchyni/" text:style-name="Internet_20_link" text:visited-style-name="Visited_20_Internet_20_Link">
https://armyinform.com.ua/2023/06/30/dvoye-zagyblyh-ta-shestero-poranenyh-prokuratura-rozsliduye-naslidky-vnaslidok-obstrilu-shkoly-na-donechchyni/</text:a>
</text:p>
      <!--NEWS-->
      <text:h text:style-name="P10" text:outline-level="1">
<text:span text:style-name="T4">
The FSB agent network was disposed of, which cited Russian "tornadoes" and "hurricanes" on Kharkiv</text:span>
</text:h>
      <text:p text:style-name="P4">
Author: ['АРМІЯINFORM']</text:p>
      <text:p text:style-name="P4">
Time: 2023-06-30T77:00:00-04:00</text:p>
      <text:p text:style-name="P4">
Description: The Service of the Bezpeques neutralized the agent of the FSB OF THE BAGATETAPNIA OF THE BAGTAPNI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56409595_634678795425701_3622599770970497765_n.jpg" text:style-name="Internet_20_link" text:visited-style-name="Visited_20_Internet_20_Link">
356409595_634678795425701_3622599770970497765_n.jpg</text:a>
', '<text:a xlink:type="simple" xlink:href="https://armyinform.com.ua/wp-content/uploads/2023/06/356406966_634678882092359_7177873890505348069_n-150x150.jpg" text:style-name="Internet_20_link" text:visited-style-name="Visited_20_Internet_20_Link">
356406966_634678882092359_7177873890505348069_n-150x150.jpg</text:a>
', '<text:a xlink:type="simple" xlink:href="https://armyinform.com.ua/wp-content/uploads/2023/06/356436391_634678855425695_8829402134757859498_n-150x150.jpg" text:style-name="Internet_20_link" text:visited-style-name="Visited_20_Internet_20_Link">
356436391_634678855425695_8829402134757859498_n-150x150.jpg</text:a>
', '<text:a xlink:type="simple" xlink:href="https://armyinform.com.ua/wp-content/uploads/2023/06/357440737_634678812092366_7475528827026342498_n-150x150.jpg" text:style-name="Internet_20_link" text:visited-style-name="Visited_20_Internet_20_Link">
357440737_634678812092366_7475528827026342498_n-150x150.jpg</text:a>
', '<text:a xlink:type="simple" xlink:href="https://armyinform.com.ua/wp-content/uploads/2023/06/357348942_634678908759023_5669581180834779935_n.jpg" text:style-name="Internet_20_link" text:visited-style-name="Visited_20_Internet_20_Link">
357348942_634678908759023_5669581180834779935_n.jpg</text:a>
']</text:p>
      <text:p text:style-name="P4">
Tags: ['STOPRUSSIA', 'ВТОРГНЕННЯ РФ', 'СБУ', 'СМЕРЧ']</text:p>
      <text:p text:style-name="P4">
Category: News</text:p>
      <!--METADATA-->
      <text:p text:style-name="P4">
<draw:frame draw:style-name="fr1" draw:name="Image298" text:anchor-type="as-char" svg:width="6.9236in" svg:height="4.615733in" draw:z-index="0">
<draw:image xlink:href="../Images/AРМІЯINFORM/2023-06-30T77-00-00-04-00/356409595_634678795425701_3622599770970497765_n.jpg" xlink:type="simple" xlink:show="embed" xlink:actuate="onLoad" draw:mime-type="image/jpeg"/>
</draw:frame>
The Security Service neutralized the FSB agent network as a result of multi -stage -specific operation in Kharkiv. The enemy group consisted of three locals who collected intelligence on the places of base and moving the forces of the region of the region, <text:a xlink:type="simple" xlink:href="https://www.facebook.com/SecurSerUkraine/posts/pfbid0duayGxk6uZXx28cJ7s2BGXJZJJb3neBd5FAsaCq9nEEPReNayxgaLNoo6Nyecue6l" text:style-name="Internet_20_link" text:visited-style-name="Visited_20_Internet_20_Link">
reports</text:a>
SBU Press Center.</text:p>
      <text:p text:style-name="P4">
As it is noted, first of all, the attackers tried to identify the directions of transfer of units of the Armed Forces involved in the counter -offensive of the Ukrainian troops on the Eastern Front. They were also interested in the routes of traffic and temporary storage points of foreign weapons and ammunition forces of defense. The information received by Russian agents was transported to the FSB through the telegram messenger.</text:p>
      <text:p text:style-name="P4">
<text:a xlink:type="simple" xlink:href="https://armyinform.com.ua/wp-content/uploads/2023/06/356406966_634678882092359_7177873890505348069_n.jpg" text:style-name="Internet_20_link" text:visited-style-name="Visited_20_Internet_20_Link">
!(Images/AРМІЯINFORM/2023-06-30T77-00-00-04-00/356406966_634678882092359_7177873890505348069_n-150x150.jpg)</text:a>
</text:p>
      <text:p text:style-name="P4">
<text:a xlink:type="simple" xlink:href="https://armyinform.com.ua/wp-content/uploads/2023/06/356436391_634678855425695_8829402134757859498_n.jpg" text:style-name="Internet_20_link" text:visited-style-name="Visited_20_Internet_20_Link">
<draw:frame draw:style-name="fr1" draw:name="Image299" text:anchor-type="as-char" svg:width="6.9236in" svg:height="6.9236in" draw:z-index="0">
<draw:image xlink:href="../Images/AРМІЯINFORM/2023-06-30T77-00-00-04-00/356436391_634678855425695_8829402134757859498_n-150x150.jpg" xlink:type="simple" xlink:show="embed" xlink:actuate="onLoad" draw:mime-type="image/jpeg"/>
</draw:frame>
</text:a>
</text:p>
      <text:p text:style-name="P4">
<text:a xlink:type="simple" xlink:href="https://armyinform.com.ua/wp-content/uploads/2023/06/357440737_634678812092366_7475528827026342498_n.jpg" text:style-name="Internet_20_link" text:visited-style-name="Visited_20_Internet_20_Link">
<draw:frame draw:style-name="fr1" draw:name="Image300" text:anchor-type="as-char" svg:width="6.9236in" svg:height="6.9236in" draw:z-index="0">
<draw:image xlink:href="../Images/AРМІЯINFORM/2023-06-30T77-00-00-04-00/357440737_634678812092366_7475528827026342498_n-150x150.jpg" xlink:type="simple" xlink:show="embed" xlink:actuate="onLoad" draw:mime-type="image/jpeg"/>
</draw:frame>
</text:a>
“Intelligence was needed by occupiers to prepare and carry out launched rocket strokes using Russian reactive systems of the Smerch and Hurricane. SBU employees of delayed nobles during their hostile tasks, ”the testimony reads.</text:p>
      <text:p text:style-name="P4">
According to the investigation, they were involved in the unspoken cooperation of the FSB staff member at the beginning of a full -scale invasion of the Russian Federation. The former teacher of a local military educational institution was mediated. Mobile phones and computer training with evidence of correspondence with the aggressor were found during searches.</text:p>
      <text:p text:style-name="P4">
<draw:frame draw:style-name="fr1" draw:name="Image301" text:anchor-type="as-char" svg:width="6.6625in" svg:height="10.0in" draw:z-index="0">
<draw:image xlink:href="../Images/AРМІЯINFORM/2023-06-30T77-00-00-04-00/357348942_634678908759023_5669581180834779935_n.jpg" xlink:type="simple" xlink:show="embed" xlink:actuate="onLoad" draw:mime-type="image/jpeg"/>
</draw:frame>
</text:p>
      <text:p text:style-name="P4">
News Source: <text:a xlink:type="simple" xlink:href="https://armyinform.com.ua/2023/06/30/zneshkodzheno-agenturnu-merezhu-fsb-yaka-navodyla-rosijski-smerchi-ta-uragany-na-harkiv/" text:style-name="Internet_20_link" text:visited-style-name="Visited_20_Internet_20_Link">
https://armyinform.com.ua/2023/06/30/zneshkodzheno-agenturnu-merezhu-fsb-yaka-navodyla-rosijski-smerchi-ta-uragany-na-harkiv/</text:a>
</text:p>
      <!--NEWS-->
      <text:h text:style-name="P10" text:outline-level="1">
<text:span text:style-name="T4">
The MO MO of Ukraine postal stamp has been put into circulation</text:span>
</text:h>
      <text:p text:style-name="P4">
Author: ['АРМІЯINFORM']</text:p>
      <text:p text:style-name="P4">
Time: 2023-06-30T78:00:00-04:00</text:p>
      <text:p text:style-name="P4">
Description: 30 worm, at the Richnitsa deokupatsiy is the island of the serpent, the head of the head management of the Rosvichk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30-5-1.jpg" text:style-name="Internet_20_link" text:visited-style-name="Visited_20_Internet_20_Link">
20230630-5-1.jpg</text:a>
', '<text:a xlink:type="simple" xlink:href="https://armyinform.com.ua/wp-content/uploads/2023/06/20230630-5.jpg" text:style-name="Internet_20_link" text:visited-style-name="Visited_20_Internet_20_Link">
20230630-5.jpg</text:a>
']</text:p>
      <text:p text:style-name="P4">
Tags: []</text:p>
      <text:p text:style-name="P4">
Category: News</text:p>
      <!--METADATA-->
      <text:p text:style-name="P4">
<draw:frame draw:style-name="fr1" draw:name="Image302" text:anchor-type="as-char" svg:width="6.9236in" svg:height="4.615733in" draw:z-index="0">
<draw:image xlink:href="../Images/AРМІЯINFORM/2023-06-30T78-00-00-04-00/20230630-5-1.jpg" xlink:type="simple" xlink:show="embed" xlink:actuate="onLoad" draw:mime-type="image/jpeg"/>
</draw:frame>
On June 30, on the anniversary of the de-occupation of the island of Snake, Chief of Intelligence of the Ministry of Defense of Ukraine, Major-General Cyril Budanovt CEO(https://gur.gov.ua/content/poshtova-marka-hur-mo-ukrainy-vvedena-v-obih.html)Special Service press service.</text:p>
      <text:p text:style-name="P4">
“The participants of the event noted the role of GRU units of Ukraine during the full -scale invasion of the Russian Federation, in particular - the release of Snake, the action of the Nazistomel airfield, assault operations during the Kharkiv offensive, air raids on the azovstal and general ”,” He goes in the message.</text:p>
      <text:p text:style-name="P4">
<draw:frame draw:style-name="fr1" draw:name="Image303" text:anchor-type="as-char" svg:width="6.9236in" svg:height="5.18693in" draw:z-index="0">
<draw:image xlink:href="../Images/AРМІЯINFORM/2023-06-30T78-00-00-04-00/20230630-5.jpg" xlink:type="simple" xlink:show="embed" xlink:actuate="onLoad" draw:mime-type="image/jpeg"/>
</draw:frame>
It is noted that the denomination of one brand is 30 UAH, each 7 of which will go. The raised funds will be purchased by a marine battle drone of Ukrainian production.</text:p>
      <text:p text:style-name="P4">
News Source: <text:a xlink:type="simple" xlink:href="https://armyinform.com.ua/2023/06/30/poshtova-marka-gur-mo-ukrayiny-vvedena-v-obig/" text:style-name="Internet_20_link" text:visited-style-name="Visited_20_Internet_20_Link">
https://armyinform.com.ua/2023/06/30/poshtova-marka-gur-mo-ukrayiny-vvedena-v-obig/</text:a>
</text:p>
      <!--NEWS-->
      <text:h text:style-name="P10" text:outline-level="1">
<text:span text:style-name="T4">
Direct losses caused by the exclusion of Kakhovskaya HPPs is $ 2 billion</text:span>
</text:h>
      <text:p text:style-name="P4">
Author: ['АРМІЯINFORM']</text:p>
      <text:p text:style-name="P4">
Time: 2023-06-30T79:00:00-04:00</text:p>
      <text:p text:style-name="P4">
Description: Suma is straight by Zbitkiv, refrbed by Pіdriv Kakhovo Ges, warehouse Shonaimen $ 2 billi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kahovskages.jpg" text:style-name="Internet_20_link" text:visited-style-name="Visited_20_Internet_20_Link">
kahovskages.jpg</text:a>
', '<text:a xlink:type="simple" xlink:href="https://armyinform.com.ua/wp-content/uploads/2023/06/image-9.jpg" text:style-name="Internet_20_link" text:visited-style-name="Visited_20_Internet_20_Link">
image-9.jpg</text:a>
']</text:p>
      <text:p text:style-name="P4">
Tags: ['STOPRUSSIA', 'ВОЄННІ ЗЛОЧИНИ ЗС РФ', 'ВТОРГНЕННЯ РФ', 'КАХОВСЬКА ГЕС', 'КАХОВСЬКА ГЕС/ШТАБ INFO']</text:p>
      <text:p text:style-name="P4">
Category: News</text:p>
      <!--METADATA-->
      <text:p text:style-name="P4">
<draw:frame draw:style-name="fr1" draw:name="Image304" text:anchor-type="as-char" svg:width="6.9236in" svg:height="3.894525in" draw:z-index="0">
<draw:image xlink:href="../Images/AРМІЯINFORM/2023-06-30T79-00-00-04-00/kahovskages.jpg" xlink:type="simple" xlink:show="embed" xlink:actuate="onLoad" draw:mime-type="image/jpeg"/>
</draw:frame>
Illustrative photo</text:p>
      <text:p text:style-name="P4">
The amount of direct losses caused by the undermining of the Kakhovka hydroelectric power station is at least $ 2 billion. It is about the loss of the housing and communal sector, energy, agriculture, transport, ecology, industry. Such was given in the first analysis made by KSE Institute experts - the analytical unit of the Kiev School of Economics, in cooperation with the office of the President of Ukraine, the Ministry of Economy and the Ministry of Infrastructure.</text:p>
      <text:p text:style-name="P4">
About it <text:a xlink:type="simple" xlink:href="https://me.gov.ua/News/Detail" text:style-name="Internet_20_link" text:visited-style-name="Visited_20_Internet_20_Link">
reports</text:a>
Ministry of Economy of Ukraine.</text:p>
      <text:p text:style-name="P4">
“We continue to fix the damage and calculate the losses caused by the excellence of the Dam of the Kakhovka hydroelectric power station. Housing funds have suffered serious losses. Direct losses from flooding private buildings and related infrastructure are estimated at $ 950 million. More than a quarter total of losses - $ 586 million - related to the destruction of a directly hydroelectric power plant, which will have to be built from scratch. Separately, at least $ 1,5mlrd was inflicted on the environment. The primary issue remains the provision of victims of regional water. Yes the Budget Committee agreed to allocate $ 41 million(1.5 billion UAH)for the construction of main waterways, ”-said the first Viceremier-Minister-Minister of Economy of Ukraine Yulia Sviridenko.</text:p>
      <text:p text:style-name="P4">
<draw:frame draw:style-name="fr1" draw:name="Image305" text:anchor-type="as-char" svg:width="6.9236in" svg:height="4.615733in" draw:z-index="0">
<draw:image xlink:href="../Images/AРМІЯINFORM/2023-06-30T79-00-00-04-00/image-9.jpg" xlink:type="simple" xlink:show="embed" xlink:actuate="onLoad" draw:mime-type="image/jpeg"/>
</draw:frame>
According to the KSE Institute analysis, the tragedy on the Kakhovskaya Hescoop:</text:p>
      <text:p text:style-name="P4">
· Housing: $ 950 million losses. Pre-subordinating about 20-30 thousand houses in the Kherson region and more than 500 private houses in the Nikolaev area.</text:p>
      <text:p text:style-name="P4">
· Energy: $ 624 million losses. The Kakhovka hydroelectric power plant, which is subject to recovery, is destroyed, which will be $ 586 million in the total losses of the sector. The need for the construction of a new hydroelectric power plant will be about $ 1 billion.</text:p>
      <text:p text:style-name="P4">
· Transport infrastructure: $ 311 million losses. More than 290 km of roads were affected from the flood.</text:p>
      <text:p text:style-name="P4">
· Industry: $ 105 million losses. 28 large industrial sites were flooded on the right and left banks of the Dnieper.</text:p>
      <text:p text:style-name="P4">
· Agriculture: $ 25 million losses.</text:p>
      <text:p text:style-name="P4">
· Environment and ecology: $ 1.5 billion losses. 150 tons of oil flowed during explosion. The level of salinity of the Black Sea near Odessa is almost three times lower than normal.</text:p>
      <text:p text:style-name="P4">
News Source: <text:a xlink:type="simple" xlink:href="https://armyinform.com.ua/2023/06/30/pryami-zbytky-sprychyneni-pidryvom-rosiyanamy-kahovskoyi-ges-stanovlyat-2-mlrd/" text:style-name="Internet_20_link" text:visited-style-name="Visited_20_Internet_20_Link">
https://armyinform.com.ua/2023/06/30/pryami-zbytky-sprychyneni-pidryvom-rosiyanamy-kahovskoyi-ges-stanovlyat-2-mlrd/</text:a>
</text:p>
      <!--NEWS-->
      <text:h text:style-name="P10" text:outline-level="1">
<text:span text:style-name="T4">
The Cabinet of Ministers has standardized police and the military for National Security Measures</text:span>
</text:h>
      <text:p text:style-name="P4">
Authors: Ukrinform (Person)</text:p>
      <text:p text:style-name="P4">
Publisher: Укринформ (Organization)</text:p>
      <text:p text:style-name="P4">
Published Time: 2023-06-30T7:09:00+03:00</text:p>
      <text:p text:style-name="P4">
Modified Time: 2023-06-30T22:09:00+03:00</text:p>
      <text:p text:style-name="P4">
Description: The Cabinet of Ministers normalized the terms of business trips of police and servicemen to implement measures to ensure national security and defense of Ukraine. - Ukrinform.</text:p>
      <text:p text:style-name="P4">
Images: ['<text:a xlink:type="simple" xlink:href="https://static.ukrinform.com/photos/2023_06/thumb_files/630_360_1687785209-931.png" text:style-name="Internet_20_link" text:visited-style-name="Visited_20_Internet_20_Link">
630_360_16877...</text:a>
']</text:p>
      <text:p text:style-name="P4">
Tags: ['Кабмін', 'Поліція', 'Військові', 'Нацбезпека']</text:p>
      <text:p text:style-name="P4">
Type: Article</text:p>
      <!--METADATA-->
      <text:p text:style-name="P4">
<draw:frame draw:style-name="fr1" draw:name="Image306" text:anchor-type="as-char" svg:width="6.9236in" svg:height="3.956343in" draw:z-index="0">
<draw:image xlink:href="../Images/yкринформ/2023-06-30T7-09-00-03-00/630_360_1687785209-931.png" xlink:type="simple" xlink:show="embed" xlink:actuate="onLoad" draw:mime-type="image/png"/>
</draw:frame>
The Cabinet of Ministers has normalized the time of business trips of police and military personnel to ensure measures to ensure national security and defense of Ukraine.</text:p>
      <text:p text:style-name="P4">
About it in <text:a xlink:type="simple" xlink:href="http://t.me/tmelnychuk/2632" text:style-name="Internet_20_link" text:visited-style-name="Visited_20_Internet_20_Link">
telegram</text:a>
Informed the Commissioner of Ministers in the Verkhovna Rada Taras Melnychuk, Ukrinform reports.</text:p>
      <text:p text:style-name="P4">
“It is established that the term of business trip of servicemen, police, personality and command staff and employees who are departed within a special period within Ukraine in the military areas of military(combat)actions to participate in the emergence of measures to ensure national security and defense, repels the expansion of armed aggression of the Russian Federation, ensure their implementation, be interpreted directly in the districts and during the implementation of these measures, as well as the implementation of measures to ensure law and order in the territories of Tana state <text:a xlink:type="simple" xlink:href="https://www.ukrinform.ua/tag-kordon" text:style-name="Internet_20_link" text:visited-style-name="Visited_20_Internet_20_Link">
border</text:a>
, should not exceed the period of such measures, ”the post reads.</text:p>
      <text:p text:style-name="P4">
<text:span text:style-name="T4">
 Read also: </text:span>
 <text:a xlink:type="simple" xlink:href="https://www.ukrinform.ua/rubric-society/3727301-kabmin-zatverdiv-poradok-pidgotovki-kadriv-dla-reintegracii-zvilnenih-teritorij.html" text:style-name="Internet_20_link" text:visited-style-name="Visited_20_Internet_20_Link">
<text:span text:style-name="T4">
 Cabinet </text:span>
 approved the procedure for training personnel for reintegration of liberated territories</text:a>
As it was reported, on May 16, 2023, the Government amended the resolution on the normalization of the Armed Forces of the Armed Forces and a number of law enforcement units.</text:p>
      <text:p text:style-name="P4">
News Source: <text:a xlink:type="simple" xlink:href="https://www.ukrinform.ua/rubric-society/3730005-kabmin-unormuvav-termini-vidradzenna-policii-ta-vijskovih-na-zahodi-z-nacbezpeki.html" text:style-name="Internet_20_link" text:visited-style-name="Visited_20_Internet_20_Link">
https://www.ukrinform.ua/rubric-society/3730005-kabmin-unormuvav-termini-vidradzenna-policii-ta-vijskovih-na-zahodi-z-nacbezpeki.html</text:a>
</text:p>
      <!--NEWS-->
      <text:h text:style-name="P10" text:outline-level="1">
<text:span text:style-name="T4">
In the event of an increase in threats from the north, there is an increase in forces - Sergey Naev</text:span>
</text:h>
      <text:p text:style-name="P4">
Author: ['АРМІЯINFORM']</text:p>
      <text:p text:style-name="P4">
Time: 2023-06-30T80:00:00-04:00</text:p>
      <text:p text:style-name="P4">
Description: Command of the Obroyny forces of the Zbroyshanykh of Ukraine, Lieutenant General Sergey Naw, saying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2023-06-30_16-39-39.jpg" text:style-name="Internet_20_link" text:visited-style-name="Visited_20_Internet_20_Link">
photo_2023-06-30_16-39-39.jpg</text:a>
']</text:p>
      <text:p text:style-name="P4">
Tags: ['STOPRUSSIA', 'ВТОРГНЕННЯ РФ', 'КОМАНДУВАННЯ ОБ’ЄДНАНИХ СИЛ ЗС УКРАЇНИ', 'СЕРГІЙ НАЄВ']</text:p>
      <text:p text:style-name="P4">
Category: News</text:p>
      <!--METADATA-->
      <text:p text:style-name="P4">
<draw:frame draw:style-name="fr1" draw:name="Image307" text:anchor-type="as-char" svg:width="6.9236in" svg:height="4.66766in" draw:z-index="0">
<draw:image xlink:href="../Images/AРМІЯINFORM/2023-06-30T80-00-00-04-00/photo_2023-06-30_16-39-39.jpg" xlink:type="simple" xlink:show="embed" xlink:actuate="onLoad" draw:mime-type="image/jpeg"/>
</draw:frame>
The Commander of the Joint Forces of the Armed Forces of Ukraine Lieutenant General Sergei Naivzauzayauzayauzayauzayauzayawaida that there is currently no direct threat from Belarus and Russia, however, in the event of an increase in threats, the increase of forces is increased.</text:p>
      <text:p text:style-name="P4">
About it <text:a xlink:type="simple" xlink:href="https://t.me/KOS_ZSU/2024" text:style-name="Internet_20_link" text:visited-style-name="Visited_20_Internet_20_Link">
reports</text:a>
Command of the Joint Forces of Ukraine.</text:p>
      <text:p text:style-name="P4">
“It is at present in the lane of the Northern Grouping of the Army of Ground Forces for Ukraine from Belarus and Russia. However, in the case of increased threats of strength and means, as well as other practical measures to increase the default capacity of the group, ”said Sergei Nayev.</text:p>
      <text:p text:style-name="P4">
According to him, intelligence does not stop working on information. In addition, the Armed Forces exchanges information with foreign partners daily.</text:p>
      <text:p text:style-name="P4">
“We are aware of the information we own, but we do not waste time. Tseesuits that without exception, servicemen in the northern operating zonnia are performing their tasks with them, ”Sergey Naev emphasized.</text:p>
      <text:p text:style-name="P4">
In turn, the command gradually increases the defensive capabilities of the staff.</text:p>
      <text:p text:style-name="P4">
"The personnel are harmonious, and the commanders know how to properly manage the subordinates and how to act in the case of the necessary strengthening,"-emphasized Lieutenant General Naev.</text:p>
      <text:p text:style-name="P4">
News Source: <text:a xlink:type="simple" xlink:href="https://armyinform.com.ua/2023/06/30/u-razi-zrostannya-rivnya-zagroz-z-pivnochi-peredbacheno-naroshhuvannya-syl-sergij-nayev/" text:style-name="Internet_20_link" text:visited-style-name="Visited_20_Internet_20_Link">
https://armyinform.com.ua/2023/06/30/u-razi-zrostannya-rivnya-zagroz-z-pivnochi-peredbacheno-naroshhuvannya-syl-sergij-nayev/</text:a>
</text:p>
      <!--NEWS-->
      <text:h text:style-name="P10" text:outline-level="1">
<text:span text:style-name="T4">
The Prosecutor General's Office has documented more than 113,000 crimes against Ukraine</text:span>
</text:h>
      <text:p text:style-name="P4">
Author: ['АРМІЯINFORM']</text:p>
      <text:p text:style-name="P4">
Time: 2023-06-30T8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98.jpg" text:style-name="Internet_20_link" text:visited-style-name="Visited_20_Internet_20_Link">
1-98.jpg</text:a>
', '<text:a xlink:type="simple" xlink:href="https://armyinform.com.ua/wp-content/uploads/2023/06/2-95.jpg" text:style-name="Internet_20_link" text:visited-style-name="Visited_20_Internet_20_Link">
2-95.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308" text:anchor-type="as-char" svg:width="6.9236in" svg:height="4.448413in" draw:z-index="0">
<draw:image xlink:href="../Images/AРМІЯINFORM/2023-06-30T81-00-00-04-00/1-98.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ne 30, it is registered:</text:p>
      <ul>
        <li>
95 965 Military Crimes, * 17 078 Crimes against National Security of Ukraine.</li>
      </ul>
      <text:p text:style-name="P4">
In addition, according to the official data of juvenile prosecutors, 1527 children were affected by the aggression of the Russian Federation, including:</text:p>
      <ul>
        <li>
494 - died, * 1033 - injured varying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09" text:anchor-type="as-char" svg:width="6.9236in" svg:height="4.448413in" draw:z-index="0">
<draw:image xlink:href="../Images/AРМІЯINFORM/2023-06-30T81-00-00-04-00/2-95.jpg" xlink:type="simple" xlink:show="embed" xlink:actuate="onLoad" draw:mime-type="image/jpeg"/>
</draw:frame>
</text:p>
      <text:p text:style-name="P4">
News Source: <text:a xlink:type="simple" xlink:href="https://armyinform.com.ua/2023/06/30/ofis-generalnogo-prokurora-zadokumentuvav-ponad-113-tysyach-zlochyniv-proty-ukrayiny/" text:style-name="Internet_20_link" text:visited-style-name="Visited_20_Internet_20_Link">
https://armyinform.com.ua/2023/06/30/ofis-generalnogo-prokurora-zadokumentuvav-ponad-113-tysyach-zlochyniv-proty-ukrayiny/</text:a>
</text:p>
      <!--NEWS-->
      <text:h text:style-name="P10" text:outline-level="1">
<text:span text:style-name="T4">
When Ukrainian pilots run F-16-freedom will become insurmountable</text:span>
</text:h>
      <text:p text:style-name="P4">
Author: ['АРМІЯINFORM']</text:p>
      <text:p text:style-name="P4">
Time: 2023-06-30T82:00:00-04:00</text:p>
      <text:p text:style-name="P4">
Description: If Ukrainian Piloti Keruvatimu Bagatotsilovoi F-16 vinischi, f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zapysaty.jpg" text:style-name="Internet_20_link" text:visited-style-name="Visited_20_Internet_20_Link">
zapysaty.jpg</text:a>
']</text:p>
      <text:p text:style-name="P4">
Tags: ['F-16', 'STOPRUSSIA', 'ВОЛОДИМИР ЗЕЛЕНСЬКИЙ']</text:p>
      <text:p text:style-name="P4">
Category: News</text:p>
      <!--METADATA-->
      <text:p text:style-name="P4">
<draw:frame draw:style-name="fr1" draw:name="Image310" text:anchor-type="as-char" svg:width="6.9236in" svg:height="5.81448in" draw:z-index="0">
<draw:image xlink:href="../Images/AРМІЯINFORM/2023-06-30T82-00-00-04-00/zapysaty.jpg" xlink:type="simple" xlink:show="embed" xlink:actuate="onLoad" draw:mime-type="image/jpeg"/>
</draw:frame>
When Ukrainian pilots run multi-purpose F-16 fighters, there will be no chance for Russia's aggressor in Russia.</text:p>
      <text:p text:style-name="P4">
President of Ukraine Volodymyr Zelenskyy wrote about it <text:a xlink:type="simple" xlink:href="https://t.me/V_Zelenskiy_official/6786" text:style-name="Internet_20_link" text:visited-style-name="Visited_20_Internet_20_Link">
Utelegram.</text:a>
“Although the enemy still has a significant technical advantage in aviation, our pilots of the full day of the full -scale war have an obvious advantage in the morality of the Taisternity!They save Ukrainians from Russian terror bombs, rocket launchers. When Ukrainian pilots run the F-16-Freedom Stannesenza, and there will be no chance for the terrorist state in our nob, ”the Head of State said.</text:p>
      <text:p text:style-name="P4">
News Source: <text:a xlink:type="simple" xlink:href="https://armyinform.com.ua/2023/06/30/koly-ukrayinski-piloty-keruvatymut-f-16-svoboda-stane-nezdolannoyu/" text:style-name="Internet_20_link" text:visited-style-name="Visited_20_Internet_20_Link">
https://armyinform.com.ua/2023/06/30/koly-ukrayinski-piloty-keruvatymut-f-16-svoboda-stane-nezdolannoyu/</text:a>
</text:p>
      <!--NEWS-->
      <text:h text:style-name="P10" text:outline-level="1">
<text:span text:style-name="T4">
Increase the northern direction: President held a rate meeting</text:span>
</text:h>
      <text:p text:style-name="P4">
Author: ['АРМІЯINFORM']</text:p>
      <text:p text:style-name="P4">
Time: 2023-06-30T83:00:00-04:00</text:p>
      <text:p text:style-name="P4">
Description: PID Medicans of the President of Ukraine Volodimir Zelensky Vidbulo Zavodannya Stavk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b49ed2c48f4494d7b897e162fd377a45_1685898047_extra_large.png" text:style-name="Internet_20_link" text:visited-style-name="Visited_20_Internet_20_Link">
b49ed2c48f4494d7b897e162fd377a45_1685898047_extra_large.png</text:a>
']</text:p>
      <text:p text:style-name="P4">
Tags: ['ВОЛОДИМИР ЗЕЛЕНСЬКИЙ', 'ПРЕЗИДЕНТ УКРАЇНИ', 'СТАВКА ВЕРХОВНОГО ГОЛОВНОКОМАНДУВАЧА']</text:p>
      <text:p text:style-name="P4">
Category: News</text:p>
      <!--METADATA-->
      <text:p text:style-name="P4">
<draw:frame draw:style-name="fr1" draw:name="Image311" text:anchor-type="as-char" svg:width="6.9236in" svg:height="4.658182in" draw:z-index="0">
<draw:image xlink:href="../Images/AРМІЯINFORM/2023-06-30T83-00-00-04-00/b49ed2c48f4494d7b897e162fd377a45_1685898047_extra_large.png" xlink:type="simple" xlink:show="embed" xlink:actuate="onLoad" draw:mime-type="image/png"/>
</draw:frame>
President of Ukraine Volodymyr Zelenskyy</text:p>
      <text:p text:style-name="P4">
Under the chairmanship of the President of Ukraine Volodymyr Zelensky, a meeting of the Supreme Commander -in -Chief was held.</text:p>
      <text:p text:style-name="P4">
About this <text:a xlink:type="simple" xlink:href="https://t.me/V_Zelenskiy_official/6785" text:style-name="Internet_20_link" text:visited-style-name="Visited_20_Internet_20_Link">
it is referred</text:a>
On the Zelenskyi page in the telegram channel.</text:p>
      <text:p text:style-name="P4">
"Rate. Reports of the commander of Zaluzhny, Syrsky, Tarnavsky, Nayev. Strengthening our operations with additional systems and shells.</text:p>
      <text:p text:style-name="P4">
Separate report of GUR, SZR, SBU and SSSU on the situation in Belarus. We keep it in resistance.</text:p>
      <text:p text:style-name="P4">
By decision - the head of Zaluzhny and the commander of "North" Nayev - to fulfill a set of measures to strengthen this direction, " - stressed the President of Ukraine.</text:p>
      <text:p text:style-name="P4">
News Source: <text:a xlink:type="simple" xlink:href="https://armyinform.com.ua/2023/06/30/pidsylyuyemo-pivnichnyj-napryamok-prezydent-proviv-zasidannya-stavky/" text:style-name="Internet_20_link" text:visited-style-name="Visited_20_Internet_20_Link">
https://armyinform.com.ua/2023/06/30/pidsylyuyemo-pivnichnyj-napryamok-prezydent-proviv-zasidannya-stavky/</text:a>
</text:p>
      <!--NEWS-->
      <text:h text:style-name="P10" text:outline-level="1">
<text:span text:style-name="T4">
The enemy has struck 8 rocket launchers and 34 aircraft blows, there are victims among civilians</text:span>
</text:h>
      <text:p text:style-name="P4">
Author: ['АРМІЯINFORM']</text:p>
      <text:p text:style-name="P4">
Time: 2023-06-30T84:00:00-04:00</text:p>
      <text:p text:style-name="P4">
Description: About CED DOIMLAY GS ZS Ukrainian. “The enemy has reached the head of the 8 rocket launches ... the war with Ukraine 2022, the war with Ukraine is the latest news today, the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HAHED', 'STOPRUSSIA', 'БПЛА', 'ВТОРГНЕННЯ РФ', 'ГШ ЗС УКРАЇНИ']</text:p>
      <text:p text:style-name="P4">
Category: News</text:p>
      <!--METADATA-->
      <text:p text:style-name="P4">
<draw:frame draw:style-name="fr1" draw:name="Image312" text:anchor-type="as-char" svg:width="6.9236in" svg:height="3.893007in" draw:z-index="0">
<draw:image xlink:href="../Images/AРМІЯINFORM/2023-06-30T84-00-00-04-00/2022-10-18-raketnyj-obstril-zhytomyra.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Z5gPgJTa4ae3pe1AAce7bPe573v3e4b5zA14Vbfh3aXCgGcCgKgZG2qJXHhyZJ6Rl" text:style-name="Internet_20_link" text:visited-style-name="Visited_20_Internet_20_Link">
reports</text:a>
General of the Armed Forces of Ukraine.</text:p>
      <text:p text:style-name="P4">
“During the day, the enemy struck 8 rocket launchers and 34 aircraft strikes, and made 40 tubes from the rocket launchers of the volley fire at the positions of our tanssellen troops. Unfortunately, peaceful people have fallen and injured, more than 20 civilian houses and educational complexes have been damaged, ”the presentation reads.</text:p>
      <text:p text:style-name="P4">
It is also noted that tonight Russian invaders have inflicted on the next-robot-aircraft strike on the territory of Ukraine, using 4 anti-aircraft missiles with S-300 and 13 Iranian Iranian UAVs Shahd-136/131 prostate and infrastructure sites in Zaporizhzhya region. 10 out of 13 shock UAVs of typehared-136/131 were destroyed by the forces of the tag of Ukraine's defense forces.</text:p>
      <text:p text:style-name="P4">
In the Ministry of Internal Affairs of Ukraine, it reminds that the likelihood of rocket and aviation strikes throughout Ukraine remains high.</text:p>
      <text:p text:style-name="P4">
News Source: <text:a xlink:type="simple" xlink:href="https://armyinform.com.ua/2023/06/30/protyvnyk-zavdav-8-raketnyh-ta-34-aviaczijnyh-udary-ye-zhertvy-sered-myrnyh-meshkancziv/" text:style-name="Internet_20_link" text:visited-style-name="Visited_20_Internet_20_Link">
https://armyinform.com.ua/2023/06/30/protyvnyk-zavdav-8-raketnyh-ta-34-aviaczijnyh-udary-ye-zhertvy-sered-myrnyh-meshkancziv/</text:a>
</text:p>
      <!--NEWS-->
      <text:h text:style-name="P10" text:outline-level="1">
<text:span text:style-name="T4">
A group of criminals who lured money in relatives of captured Ukrainian military is exposed</text:span>
</text:h>
      <text:p text:style-name="P4">
Author: ['АРМІЯINFORM']</text:p>
      <text:p text:style-name="P4">
Time: 2023-06-30T85:00:00-04:00</text:p>
      <text:p text:style-name="P4">
Description: The TROM participants in organized sorpinces are gone about PIDOZRA at the Office of Shakhranism. Such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whatsapp-image-2023-06-29-at-120037.jpeg" text:style-name="Internet_20_link" text:visited-style-name="Visited_20_Internet_20_Link">
whatsapp-image-2023-06-29-at-120037.jpeg</text:a>
']</text:p>
      <text:p text:style-name="P4">
Tags: ['БЕЗВІСТИ ЗНИКЛІ', 'ВІЙСЬКОВОПОЛОНЕНІ', 'ОФІС ГЕНЕРАЛЬНОГО ПРОКУРОРА УКРАЇНИ', 'ШАХРАЙСТВО']</text:p>
      <text:p text:style-name="P4">
Category: News</text:p>
      <!--METADATA-->
      <text:p text:style-name="P4">
<draw:frame draw:style-name="fr1" draw:name="Image313" text:anchor-type="as-char" svg:width="6.9236in" svg:height="4.696509in" draw:z-index="0">
<draw:image xlink:href="../Images/AРМІЯINFORM/2023-06-30T85-00-00-04-00/whatsapp-image-2023-06-29-at-120037.jpeg" xlink:type="simple" xlink:show="embed" xlink:actuate="onLoad" draw:mime-type="image/jpeg"/>
</draw:frame>
Three participants of the organized group were informed about suspicion of committing ardor. One of them was charged with illegal handling of warheads. Two prisoners of the Manevichi Correctional Colony No. 42 and their accomplice, who were in freedom, established a criminal scheme of depletion of funds in relatives or missing persons of the Armed Forces of Ukraine.</text:p>
      <text:p text:style-name="P4">
About it <text:a xlink:type="simple" xlink:href="https://gp.gov.ua/ua/posts/vimanyuvali-grosi-z-rodiciv-zniklix-bezvisti-ci-polonenix-ukrayinskix-viiskovix-na-volini-vikrito-ozg-u-skladi-yakoyi-diyali-dvoje-vyazniv" text:style-name="Internet_20_link" text:visited-style-name="Visited_20_Internet_20_Link">
reports</text:a>
Office of the Prosecutor General of Ukraine.</text:p>
      <text:p text:style-name="P4">
The suspects learned from social networks about the missing and prisoners of Ukrainian defenders. They were represented by military personnel of armed Sylrf or Wagner PEC and promised to return them for a considerable monetary reward. Redemption amounts reached 120 thousand hryvnias.</text:p>
      <text:p text:style-name="P4">
$ 7,000, ammunition, mobile phones, computer equipment and rough records were seized during searches.</text:p>
      <text:p text:style-name="P4">
Currently, the issue of choosing a preventive measure to one of the residents of the village Lokachi. He was at large and kept UDOMABOPAS.</text:p>
      <text:p text:style-name="P4">
News Source: <text:a xlink:type="simple" xlink:href="https://armyinform.com.ua/2023/06/30/vykryto-grupa-zlochyncziv-uchasnyky-yakoyi-vymanyuvaly-groshi-z-rodychiv-polonenyh-ukrayinskyh-vijskovyh/" text:style-name="Internet_20_link" text:visited-style-name="Visited_20_Internet_20_Link">
https://armyinform.com.ua/2023/06/30/vykryto-grupa-zlochyncziv-uchasnyky-yakoyi-vymanyuvaly-groshi-z-rodychiv-polonenyh-ukrayinskyh-vijskovyh/</text:a>
</text:p>
      <!--NEWS-->
      <text:h text:style-name="P10" text:outline-level="1">
<text:span text:style-name="T4">
The 24 enemy artillery is affected at fire positions</text:span>
</text:h>
      <text:p text:style-name="P4">
Author: ['АРМІЯINFORM']</text:p>
      <text:p text:style-name="P4">
Time: 2023-06-30T86:00:00-04:00</text:p>
      <text:p text:style-name="P4">
Description: About CED DOIMLAY GS ZS Ukrainian. “The rocket launches of the rocket and the artister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357029025_614566937523055_820545801228016136_n.jpg" text:style-name="Internet_20_link" text:visited-style-name="Visited_20_Internet_20_Link">
357029025_614566937523055_820545801228016136_n.jpg</text:a>
']</text:p>
      <text:p text:style-name="P4">
Tags: ['STOPRUSSIA', 'АРТИЛЕРІЯ', 'ВТОРГНЕННЯ РФ', 'ГШ ЗС УКРАЇНИ', 'РЕБ']</text:p>
      <text:p text:style-name="P4">
Category: News</text:p>
      <!--METADATA-->
      <text:p text:style-name="P4">
<draw:frame draw:style-name="fr1" draw:name="Image314" text:anchor-type="as-char" svg:width="6.9236in" svg:height="4.615733in" draw:z-index="0">
<draw:image xlink:href="../Images/AРМІЯINFORM/2023-06-30T86-00-00-04-00/357029025_614566937523055_820545801228016136_n.jpg" xlink:type="simple" xlink:show="embed" xlink:actuate="onLoad" draw:mime-type="image/jpeg"/>
</draw:frame>
<text:span text:style-name="T4">
 🔥 Situation on the Russian invasion </text:span>
 about it <text:a xlink:type="simple" xlink:href="https://www.facebook.com/GeneralStaff.ua/posts/pfbid02Z5gPgJTa4ae3pe1AAce7bPe573v3e4b5zA14Vbfh3aXCgGcCgKgZG2qJXHhyZJ6Rl" text:style-name="Internet_20_link" text:visited-style-name="Visited_20_Internet_20_Link">
reports</text:a>
General of the Armed Forces of Ukraine.</text:p>
      <text:p text:style-name="P4">
"Units of rocket troops and artillery during the day were affected by 6 districts of living force, weapons and military equipment of the enemy, 3 warehouses, 24 artillery at fire positions and a rebuilding station," the statement reads.</text:p>
      <text:p text:style-name="P4">
It is also noted that the aviation of the defense forces per day caused 10 beats of the cape on the focus of the enemy's personnel and one on the hostility of the assembly.</text:p>
      <text:p text:style-name="P4">
News Source: <text:a xlink:type="simple" xlink:href="https://armyinform.com.ua/2023/06/30/urazheno-24-artylerijskyh-zasoby-protyvnyka-na-vognevyh-pozycziyah/" text:style-name="Internet_20_link" text:visited-style-name="Visited_20_Internet_20_Link">
https://armyinform.com.ua/2023/06/30/urazheno-24-artylerijskyh-zasoby-protyvnyka-na-vognevyh-pozycziyah/</text:a>
</text:p>
      <!--NEWS-->
      <text:h text:style-name="P10" text:outline-level="1">
<text:span text:style-name="T4">
Denmark provides Ukraine with a new military assistance package</text:span>
</text:h>
      <text:p text:style-name="P4">
Author: ['АРМІЯINFORM']</text:p>
      <text:p text:style-name="P4">
Time: 2023-06-30T87:00:00-04:00</text:p>
      <text:p text:style-name="P4">
Description: The detachment of Dan, dumping the rowing of the worm package of the Vіsyskovo dupomes of Ukraine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denmark_ukraine.jpg" text:style-name="Internet_20_link" text:visited-style-name="Visited_20_Internet_20_Link">
denmark_ukraine.jpg</text:a>
']</text:p>
      <text:p text:style-name="P4">
Tags: ['STOPRUSSIA', 'ВТОРГНЕННЯ РФ', 'ДАНІЯ', 'ПАКЕТ ВІЙСЬКОВОЇ ДОПОМОГИ']</text:p>
      <text:p text:style-name="P4">
Category: News</text:p>
      <!--METADATA-->
      <text:p text:style-name="P4">
<draw:frame draw:style-name="fr1" draw:name="Image315" text:anchor-type="as-char" svg:width="6.9236in" svg:height="3.894525in" draw:z-index="0">
<draw:image xlink:href="../Images/AРМІЯINFORM/2023-06-30T87-00-00-04-00/denmark_ukraine.jpg" xlink:type="simple" xlink:show="embed" xlink:actuate="onLoad" draw:mime-type="image/jpeg"/>
</draw:frame>
The Denmark Government has decided to allocate regular military aid package for 1.3 billion Danish crowns(<text:span text:style-name="T5">
 over 7 billion UAH</text:span>
 _ - ed ._).</text:p>
      <text:p text:style-name="P4">
Про це йдеться в <text:a xlink:type="simple" xlink:href="https://www.fmn.dk/da/nyheder/2023/ny-donationspakke-pa-13-mia.-kroner-med-militar-stotte-til-ukraine/" text:style-name="Internet_20_link" text:visited-style-name="Visited_20_Internet_20_Link">
повідомленні</text:a>
Denmark Ministry.</text:p>
      <text:p text:style-name="P4">
The new package includes, in particular, air defense missiles and funds for the purchase of ammunition ammunition to support the Ukrainian liberation struggle.</text:p>
      <text:p text:style-name="P4">
“It is important that we continue to support Ukraine. This is a great donation, which we, among other things, gathered on the basis of wishes and need of Ukraine, and who must support the current defensive struggle of Ukraine with the corruption of Russian troops, ”says V.O. Denmark's Defense Minister Trols Lundpulsen.</text:p>
      <text:p text:style-name="P4">
“Today's assistance package sends an important signal that Denmark is as much as it is necessary. I am happy that under the auspices of the EU, we have mipowed artillery ammunition and give them to Ukraine, which are extremely necessary for the struggle of Ukraine for freedom, ”said Minister of Foreign Minister Lucke Rasmussen.</text:p>
      <text:p text:style-name="P4">
We will remind, in early May 2023 Denmark sent Ukraine <text:a xlink:type="simple" xlink:href="https://armyinform.com.ua/2023/05/03/daniya-nadsylaye-ukrayini-najbilshyj-paket-dopomogy-use-dlya-uspishnogo-kontrnastupu/" text:style-name="Internet_20_link" text:visited-style-name="Visited_20_Internet_20_Link">
the greatest package of assistance</text:a>
.</text:p>
      <text:p text:style-name="P4">
News Source: <text:a xlink:type="simple" xlink:href="https://armyinform.com.ua/2023/06/30/daniya-nadaye-ukrayini-novyj-paket-iz-vijskovoyu-dopomogoyu/" text:style-name="Internet_20_link" text:visited-style-name="Visited_20_Internet_20_Link">
https://armyinform.com.ua/2023/06/30/daniya-nadaye-ukrayini-novyj-paket-iz-vijskovoyu-dopomogoyu/</text:a>
</text:p>
      <!--NEWS-->
      <text:h text:style-name="P10" text:outline-level="1">
<text:span text:style-name="T4">
I am grateful to anyone who released the snake!- Volodymyr Zelenskyy</text:span>
</text:h>
      <text:p text:style-name="P4">
Author: ['АРМІЯINFORM']</text:p>
      <text:p text:style-name="P4">
Time: 2023-06-30T88:00:00-04:00</text:p>
      <text:p text:style-name="P4">
Description: “Syogodni Persha Richnitsa Zvilnnnya Zmіynaya VID Rosiyki Penalios. Tse One ... War with Ukraine 2022, War with Ukraine latest news today, News War with Ukraine 2022 The last for today, whether the war between Ukraine and Russia will be,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235d347920a6685bdd58d85c3cbc7cf6_1688142990_extra_large-1.png" text:style-name="Internet_20_link" text:visited-style-name="Visited_20_Internet_20_Link">
235d347920a6685bdd58d85c3cbc7cf6_1688142990_extra_large-1.png</text:a>
']</text:p>
      <text:p text:style-name="P4">
Tags: ['ВОЛОДИМИР ЗЕЛЕНСЬКИЙ', 'ГУР МОУ', 'ОСТРІВ ЗМІЇНИЙ', 'ПРЕЗИДЕНТ УКРАЇНИ']</text:p>
      <text:p text:style-name="P4">
Category: News</text:p>
      <!--METADATA-->
      <text:p text:style-name="P4">
<draw:frame draw:style-name="fr1" draw:name="Image316" text:anchor-type="as-char" svg:width="6.9236in" svg:height="4.736124in" draw:z-index="0">
<draw:image xlink:href="../Images/AРМІЯINFORM/2023-06-30T88-00-00-04-00/235d347920a6685bdd58d85c3cbc7cf6_1688142990_extra_large-1.png" xlink:type="simple" xlink:show="embed" xlink:actuate="onLoad" draw:mime-type="image/png"/>
</draw:frame>
“Today, the first anniversary of the Snake's liberation from Russian invaders. It is one of our most victories. Remember? Last year, no one was unexpected from Ukraine that we would be able to implement, in particular, and this is a fundamental task: to give Snake safety, and therefore a large part of the Black Sea water area. But our warriors did it. The Russian terrorist was a serpentine to destroy the whole south of our country, our beautiful Odesa and other cities. Our warriors stopped them, expelled from Snake, ”<text:a xlink:type="simple" xlink:href="https://www.president.gov.ua/news/ukrayina-j-ukrayinci-znachno-silnishi-nizh-bud-hto-dumaye-pr-83973" text:style-name="Internet_20_link" text:visited-style-name="Visited_20_Internet_20_Link">
reported</text:a>
The President of Ukraine in the end of the 492th day of the war.</text:p>
      <text:p text:style-name="P4">
“I am grateful to all who released the snake!GUR, along with other components of the siloborophe and safety of our country, conducted this operation. The Main Directorate of Intelligence and the SBU Special Forces, Navy and Army Aviation Aviation of Land Forces, Air Force Aviation and our strong border guards.</text:p>
      <text:p text:style-name="P4">
We will always remember our heroes, our warriors who gave their lives to this Ukrainian victory. From those whose names can now be called… a fight: Ruslan Popov, Hero of Ukraine, captain of 1 rank; Oleg Zaitsev, Hero of Ukraine, junior lieutenant; Vitaliy Ignatenko, Hero of Ukraine, Soldier. SBU Fighters: Vladimir Kiselev, Hero of Ukraine, Captain; Oleksandr Krykunenko, hero of Ukraine, Major. Warriors of the Navy: Igor Bedzai, Hero of Ukraine, Colonel; Mikhail Zaremba, Major; Sergey Mushchitsky, Captain; Yuri Pirog, headquarters. Eternal memory!"</text:p>
      <text:p text:style-name="P4">
News Source: <text:a xlink:type="simple" xlink:href="https://armyinform.com.ua/2023/06/30/ya-vdyachnyj-usim-hto-zvilnyv-zmiyinyj-volodymyr-zelenskyj/" text:style-name="Internet_20_link" text:visited-style-name="Visited_20_Internet_20_Link">
https://armyinform.com.ua/2023/06/30/ya-vdyachnyj-usim-hto-zvilnyv-zmiyinyj-volodymyr-zelenskyj/</text:a>
</text:p>
      <!--NEWS-->
      <text:h text:style-name="P10" text:outline-level="1">
<text:span text:style-name="T4">
Almost three enemy mouths and 13 pieces of equipment were destroyed in the Tavriya direction</text:span>
</text:h>
      <text:p text:style-name="P4">
Author: ['АРМІЯINFORM']</text:p>
      <text:p text:style-name="P4">
Time: 2023-06-30T89:00:00-04:00</text:p>
      <text:p text:style-name="P4">
Description: At the Tavriyskoye of Rosiyski Vіsyska, for Dob was embedded in the same way,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washpost19.jpg" text:style-name="Internet_20_link" text:visited-style-name="Visited_20_Internet_20_Link">
washpost19.jpg</text:a>
']</text:p>
      <text:p text:style-name="P4">
Tags: ['STOPRUSSIA', 'ВТОРГНЕННЯ РФ', 'ОЛЕКСАНДР ТАРНАВСЬКИЙ']</text:p>
      <text:p text:style-name="P4">
Category: News</text:p>
      <!--METADATA-->
      <text:p text:style-name="P4">
<draw:frame draw:style-name="fr1" draw:name="Image317" text:anchor-type="as-char" svg:width="6.9236in" svg:height="4.617961in" draw:z-index="0">
<draw:image xlink:href="../Images/AРМІЯINFORM/2023-06-30T89-00-00-04-00/washpost19.jpg" xlink:type="simple" xlink:show="embed" xlink:actuate="onLoad" draw:mime-type="image/jpeg"/>
</draw:frame>
In the Tavriysk direction, Russian troops lost almost three companies killed by the killed hypoatically, and 13 units of military equipment were destroyed.</text:p>
      <text:p text:style-name="P4">
About it <text:a xlink:type="simple" xlink:href="https://t.me/otarnavskiy/141" text:style-name="Internet_20_link" text:visited-style-name="Visited_20_Internet_20_Link">
reported</text:a>
Commander of the operational-strategic group of Tavriya troops Brigadny General Alexandernavsky.</text:p>
      <text:p text:style-name="P4">
“In the Tavriysk direction, our army systematically knocks the enemy and burns it. Units of missile troops and artillery of the Defense Forces have been completed 1130 fire tasks. Over the last day, the loss of the enemy killed by the poporants is almost three mouths. 13 units of OWT were destroyed. In particular, 2anka, 3 BBM, 2 BM-21 "Grad", 2C5 "Hyacinth-C", UAV SUPERCAM ",-reported Tarnavsky.</text:p>
      <text:p text:style-name="P4">
News Source: <text:a xlink:type="simple" xlink:href="https://armyinform.com.ua/2023/06/30/na-tavrijskomu-napryamku-znyshheno-majzhe-try-roty-protyvnyka-ta-13-odynycz-tehniky/" text:style-name="Internet_20_link" text:visited-style-name="Visited_20_Internet_20_Link">
https://armyinform.com.ua/2023/06/30/na-tavrijskomu-napryamku-znyshheno-majzhe-try-roty-protyvnyka-ta-13-odynycz-tehniky/</text:a>
</text:p>
      <!--NEWS-->
      <text:h text:style-name="P10" text:outline-level="1">
<text:span text:style-name="T4">
The invaders fired at Nikolaevka in Donetsk region, there is a dead and injured</text:span>
</text:h>
      <text:p text:style-name="P4">
Authors: Ukrinform (Person)</text:p>
      <text:p text:style-name="P4">
Publisher: Укринформ (Organization)</text:p>
      <text:p text:style-name="P4">
Published Time: 2023-06-30T8:15:00+03:00</text:p>
      <text:p text:style-name="P4">
Modified Time: 2023-06-30T22:15:00+03:00</text:p>
      <text:p text:style-name="P4">
Description: As a result of the shelling of the village of Mykolaivka in Donetsk region, on June 30, one person was killed, another was injured.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Донеччина', 'Поранені', 'Загибель', 'Війна з Росією']</text:p>
      <text:p text:style-name="P4">
Type: Article</text:p>
      <!--METADATA-->
      <text:p text:style-name="P4">
<draw:frame draw:style-name="fr1" draw:name="Image318" text:anchor-type="as-char" svg:width="6.9236in" svg:height="3.956343in" draw:z-index="0">
<draw:image xlink:href="../Images/yкринформ/2023-06-30T8-15-00-03-00/630_360_1656480323-642.jpg" xlink:type="simple" xlink:show="embed" xlink:actuate="onLoad" draw:mime-type="image/jpeg"/>
</draw:frame>
In the afternoon, the village of Mykolaivka in Donetsk region on June 30, one person was killed, another wounded wounds.</text:p>
      <text:p text:style-name="P4">
As Ukrinform reports, it reports <text:a xlink:type="simple" xlink:href="https://suspilne.media/519417-rosijski-vijskovi-obstrilali-selo-na-doneccini-30-cervna-zaginula-odna-ludina-se-odna-poranena/" text:style-name="Internet_20_link" text:visited-style-name="Visited_20_Internet_20_Link">
public</text:a>
With reference the bride of the Donetsk Regional Prosecutor's Office Anastasia Medvedev.</text:p>
      <text:p text:style-name="P4">
“The Russian military day, June 30, fired at the village of Mykolaivkramatorsk district in Donetsk region. As a result of the shelling, a woman was injured by a woman, ”the message said.</text:p>
      <text:p text:style-name="P4">
It is noted that the shelling began around 15:50. The man and the woman performed economic work in the territory of private homeownership.</text:p>
      <text:p text:style-name="P4">
<text:span text:style-name="T4">
 Read also: </text:span>
 [Russian troops were injured by two more civilians on <text:span text:style-name="T4">
 Donetsk </text:span>
 in(https://www.ukrinform.ua/rubric-regions/3729606-vijska-rf-za-dobu-poranili-se-dvoh-civilnih-na-doneccini.html)“A 46-year-old man was killed in his own garden and a 42-year-old woman was injured. She was provided with medical care, "Medvedeva said.</text:p>
      <text:p text:style-name="P4">
According to the spokeswoman, probably Russian troops <text:a xlink:type="simple" xlink:href="https://www.ukrinform.ua/tag-obstril" text:style-name="Internet_20_link" text:visited-style-name="Visited_20_Internet_20_Link">
fired</text:a>
The village from artillery.</text:p>
      <text:p text:style-name="P4">
According to the said fact, a pre -trial investigation under Part 2 of Art. 438 of the Criminal Code of Ukraine(violation of the laws and customs of war).</text:p>
      <text:p text:style-name="P4">
Як повідомлялося, у селі Сергіївка Покровського району Донецької областівнаслідок російського  <text:a xlink:type="simple" xlink:href="https://www.ukrinform.ua/rubric-ato/3729871-rosiani-obstrilali-skolu-na-doneccini-dvoe-zagiblih-sestero-poranenih.html" text:style-name="Internet_20_link" text:visited-style-name="Visited_20_Internet_20_Link">
 ракетного удару </text:a>
Two people were killed in the school, and six more were injured.</text:p>
      <text:p text:style-name="P4">
News Source: <text:a xlink:type="simple" xlink:href="https://www.ukrinform.ua/rubric-ato/3730006-zagarbniki-obstrilali-mikolaivku-na-doneccini-e-zagiblij-ta-poranena.html" text:style-name="Internet_20_link" text:visited-style-name="Visited_20_Internet_20_Link">
https://www.ukrinform.ua/rubric-ato/3730006-zagarbniki-obstrilali-mikolaivku-na-doneccini-e-zagiblij-ta-poranena.html</text:a>
</text:p>
      <!--NEWS-->
      <text:h text:style-name="P10" text:outline-level="1">
<text:span text:style-name="T4">
"We were going to" three soak "yesterday</text:span>
</text:h>
      <text:p text:style-name="P4">
Author: ['АРМІЯINFORM']</text:p>
      <text:p text:style-name="P4">
Time: 2023-06-30T90:00:00-04:00</text:p>
      <text:p text:style-name="P4">
Description: VIISKOVY RF ROZPOVIV BRUSIVI. I huddled Bazhannya, measured the abod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22222222222222222.jpg" text:style-name="Internet_20_link" text:visited-style-name="Visited_20_Internet_20_Link">
222222222222222222.jpg</text:a>
']</text:p>
      <text:p text:style-name="P4">
Tags: ['STOPRUSSIA', 'ВТОРГНЕННЯ РФ', 'ГУР МОУ']</text:p>
      <text:p text:style-name="P4">
Category: News</text:p>
      <!--METADATA-->
      <text:p text:style-name="P4">
<draw:frame draw:style-name="fr1" draw:name="Image319" text:anchor-type="as-char" svg:width="6.9236in" svg:height="3.354198in" draw:z-index="0">
<draw:image xlink:href="../Images/AРМІЯINFORM/2023-06-30T90-00-00-04-00/222222222222222222.jpg" xlink:type="simple" xlink:show="embed" xlink:actuate="onLoad" draw:mime-type="image/jpeg"/>
</draw:frame>
The military told his wife about the difficult conditions and expressed his desire to die or to put himself.</text:p>
      <text:p text:style-name="P4">
About this <text:a xlink:type="simple" xlink:href="https://gur.gov.ua/content/zastrelyte-ia-khot-otmuchaius.html" text:style-name="Internet_20_link" text:visited-style-name="Visited_20_Internet_20_Link">
it is referred</text:a>
in the next interception of GUR MOU.</text:p>
      <text:p text:style-name="P4">
“What…. The nozzle…. I am navigated(bosses)… The nerves are missing, even shot…. I have been dying… all(Tired of), walking, oaks these tasks, tamduubs six meters, pine(very)Rough, it is impossible to lift. Every day of God(Hard)work. Digging, dig, drag, this mrasota flies, there is no needy… .Th(head)Comes, fingers will fan. What did he call? We, crouch, from the village, ... Kivenaki …… We are nobody… here they will be bored with all… Thou shalt and shoot… here they take 300 bags.(Returned)back. Yesterday we were going to "Three Sour", everything, the nerves are handed over ", - the Russian occupier complains.</text:p>
      <text:p text:style-name="P4">
News Source: <text:a xlink:type="simple" xlink:href="https://armyinform.com.ua/2023/06/30/my-vchora-zbyralysya-trohsotytysya-nervy-zdayut-perehoplennya-gur/" text:style-name="Internet_20_link" text:visited-style-name="Visited_20_Internet_20_Link">
https://armyinform.com.ua/2023/06/30/my-vchora-zbyralysya-trohsotytysya-nervy-zdayut-perehoplennya-gur/</text:a>
</text:p>
      <!--NEWS-->
      <text:h text:style-name="P10" text:outline-level="1">
<text:span text:style-name="T4">
There are heavy battles on the Liman, Bakhmut and Marinsky directions, 18 combat clashes per day</text:span>
</text:h>
      <text:p text:style-name="P4">
Author: ['АРМІЯINFORM']</text:p>
      <text:p text:style-name="P4">
Time: 2023-06-30T91:00:00-04:00</text:p>
      <text:p text:style-name="P4">
Description: About CED DOIMLAY GS ZS Ukrainian.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6/356098945_614566957523053_9192543413124647699_n.jpg" text:style-name="Internet_20_link" text:visited-style-name="Visited_20_Internet_20_Link">
356098945_614566957523053_9192543413124647699_n.jpg</text:a>
']</text:p>
      <text:p text:style-name="P4">
Tags: ['STOPRUSSIA', 'БАХМУТ', 'ВТОРГНЕННЯ РФ', 'ГШ ЗС УКРАЇНИ', 'ЛИМАН', 'МАР’ЇНКА']</text:p>
      <text:p text:style-name="P4">
Category: News</text:p>
      <!--METADATA-->
      <text:p text:style-name="P4">
<draw:frame draw:style-name="fr1" draw:name="Image320" text:anchor-type="as-char" svg:width="6.9236in" svg:height="4.615733in" draw:z-index="0">
<draw:image xlink:href="../Images/AРМІЯINFORM/2023-06-30T91-00-00-04-00/356098945_614566957523053_9192543413124647699_n.jpg" xlink:type="simple" xlink:show="embed" xlink:actuate="onLoad" draw:mime-type="image/jpeg"/>
</draw:frame>
<text:span text:style-name="T4">
 🔥 Situation on the Russian invasion </text:span>
 about it <text:a xlink:type="simple" xlink:href="https://www.facebook.com/GeneralStaff.ua/posts/pfbid02Z5gPgJTa4ae3pe1AAce7bPe573v3e4b5zA14Vbfh3aXCgGcCgKgZG2qJXHhyZJ6Rl" text:style-name="Internet_20_link" text:visited-style-name="Visited_20_Internet_20_Link">
reports</text:a>
General of the Armed Forces of Ukraine.</text:p>
      <text:p text:style-name="P4">
“The enemy continues to focus the main efforts in the Liman, Bakhmut Tamarin directions, and heavy battles are ongoing. There were 18 fighting records during the day, ”the message reads.</text:p>
      <text:p text:style-name="P4">
It is noted that in the Lyman direction the enemy struck the shocks of Bigorivka of the Luhansk region and the controversial and Razdolivka in Donetsk region; in the Bakhmut direction the enemy performed unsuccessful offensive actions by the Bogdanivka and Chromov Donetsk region; In the Avdeevsky direction, with the support of aviation, the enemy conducted unsuccessful offensive actions in the areas of Avdiivkit Pervomaisky; In the Mariinsky direction, our defenders repelled all the attacks in the Marinka area, at the same time, the enemy struck the air strike in the city; In the Shakhtar direction, the enemy struck the blessings of the Blessed and Golden Niva of Donetsk region.</text:p>
      <text:p text:style-name="P4">
News Source: <text:a xlink:type="simple" xlink:href="https://armyinform.com.ua/2023/06/30/na-lymanskomu-bahmutskomu-ta-maryinskomu-napryamkah-tryvayut-vazhki-boyi-za-dobu-18-bojovyh-zitknen/" text:style-name="Internet_20_link" text:visited-style-name="Visited_20_Internet_20_Link">
https://armyinform.com.ua/2023/06/30/na-lymanskomu-bahmutskomu-ta-maryinskomu-napryamkah-tryvayut-vazhki-boyi-za-dobu-18-bojovyh-zitknen/</text:a>
</text:p>
      <!--NEWS-->
      <text:h text:style-name="P10" text:outline-level="1">
<text:span text:style-name="T4">
How to implement a warrant for Putin's arrest?</text:span>
</text:h>
      <text:p text:style-name="P4">
Author: ['АРМІЯINFORM']</text:p>
      <text:p text:style-name="P4">
Time: 2023-06-30T92:00:00-04:00</text:p>
      <text:p text:style-name="P4">
Description: If the Putin was a criminal court for his own crops? Pannnya, Yak Turbu Batookh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6/golovne-oleksij-kot-1.jpg" text:style-name="Internet_20_link" text:visited-style-name="Visited_20_Internet_20_Link">
golovne-oleksij-kot-1.jpg</text:a>
']</text:p>
      <text:p text:style-name="P4">
Tags: ['МКС']</text:p>
      <text:p text:style-name="P4">
Category: News</text:p>
      <!--METADATA-->
      <text:p text:style-name="P4">
<draw:frame draw:style-name="fr1" draw:name="Image321" text:anchor-type="as-char" svg:width="6.9236in" svg:height="4.604194in" draw:z-index="0">
<draw:image xlink:href="../Images/AРМІЯINFORM/2023-06-30T92-00-00-04-00/golovne-oleksij-kot-1.jpg" xlink:type="simple" xlink:show="embed" xlink:actuate="onLoad" draw:mime-type="image/jpeg"/>
</draw:frame>
Director of the Research Institute of Lawmaking and Scientific and Legal Expertise of the National Academy of Sciences</text:p>
      <text:p text:style-name="P4">
<text:span text:style-name="T4">
 _ When will Putin come before a criminal court for his crimes? Questions as many in Ukraine and the world ._ </text:span>
</text:p>
      <text:p text:style-name="P4">
-This is a matter of political and legal ... The first-I believe in it. Moreover, I am genuine that as a result of the joint work of our military, our partners, politicians, lawyers, representatives of the public, it will still be observed on the basic principles of criminal law - the principle of inevitability of punishment.</text:p>
      <text:p text:style-name="P4">
Another thing, how to provide it? Will the International Criminal Court help us here(MKS)? As it will be possible to realize that presidential warrant for the arrest of the President of the RFPutin.</text:p>
      <text:p text:style-name="P4">
The International Criminal Court was created by signing the Roman Status to ensure that military criminals are held accountable.</text:p>
      <text:p text:style-name="P4">
Indeed, on March 14, the ISS issued such a warrant. Before that, a certain procedure was carried out: initially the prosecutor initiated this investigation in accordance with the Drimean Statute. Then, in literally for several days, 41 countries have displayed his appeal, and it was also an independent basis for investigation, - says in an interview <text:a xlink:type="simple" xlink:href="https://armyinform.com.ua/2023/06/30/sogodni-mizhnarodne-pravo-zabezpechuyut-zbrojni-syly-ukrayiny-oleksij-kot/" text:style-name="Internet_20_link" text:visited-style-name="Visited_20_Internet_20_Link">
Armyinform</text:a>
Director of the Research Institute of Lawmaking and Scientific and Legal Expertise of the National Academy of Sciences of Ukraine, Doctoral Sciences, Professor Alexei Kot.</text:p>
      <text:p text:style-name="P4">
In 2013-2014, Ukraine allowed the ISS investigation into its metrics of military crimes and crimes against humanity that could occur during the revolution of dignity, annexation of Crimea and the resolution of war in the Donbass. However, the problem is that in accordance with the Rome Statute, in the Abbodia - that is, in absentia criminal proceedings is not allowed.Putin has the so -called presidential immunity. The UN International Court of Justice clearly consumed that national courts have no jurisdiction over higher officials of foreign states. The head of state, the head of government and the Minister of Foreign Patients shall make the so -called "three", which is endowed with personal immunity of Ratiopersonae.</text:p>
      <text:p text:style-name="P4">
How can it be bypassing? Through the creation of international special tribunals. There are several varieties of these tribunals and some practitioners have already been developed.</text:p>
      <text:p text:style-name="P4">
Read the full version of the interview on the [ArmyForm] website(https://armyinform.com.ua/2023/06/30/sogodni-mizhnarodne-pravo-zabezpechuyut-zbrojni-syly-ukrayiny-oleksij-kot/)</text:p>
      <text:p text:style-name="P4">
News Source: <text:a xlink:type="simple" xlink:href="https://armyinform.com.ua/2023/06/30/yak-realizuvaty-order-na-aresht-putina/" text:style-name="Internet_20_link" text:visited-style-name="Visited_20_Internet_20_Link">
https://armyinform.com.ua/2023/06/30/yak-realizuvaty-order-na-aresht-putina/</text:a>
</text:p>
      <!--NEWS-->
      <text:h text:style-name="P10" text:outline-level="1">
<text:span text:style-name="T4">
We have advancement forward in all directions - President of Ukraine</text:span>
</text:h>
      <text:p text:style-name="P4">
Author: ['АРМІЯINFORM']</text:p>
      <text:p text:style-name="P4">
Time: 2023-06-30T93:00:00-04:00</text:p>
      <text:p text:style-name="P4">
Description: “Proviv Syogodnі Zavidannya - Trival of that part of the details of the Khodo Kilkokh Pole .... War with Ukraine 2022, War with Ukraine Latest News today, News War with Ukraine 2022 The last ones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35d347920a6685bdd58d85c3cbc7cf6_1688142990_extra_large.png" text:style-name="Internet_20_link" text:visited-style-name="Visited_20_Internet_20_Link">
235d347920a6685bdd58d85c3cbc7cf6_1688142990_extra_large.png</text:a>
']</text:p>
      <text:p text:style-name="P4">
Tags: ['ВІДЕОЗВЕРНЕННЯ', 'ВОЛОДИМИР ЗЕЛЕНСЬКИЙ', 'ПРЕЗИДЕНТ УКРАЇНИ', 'СТАВКА']</text:p>
      <text:p text:style-name="P4">
Category: News</text:p>
      <!--METADATA-->
      <text:p text:style-name="P4">
<draw:frame draw:style-name="fr1" draw:name="Image322" text:anchor-type="as-char" svg:width="6.9236in" svg:height="4.736124in" draw:z-index="0">
<draw:image xlink:href="../Images/AРМІЯINFORM/2023-06-30T93-00-00-04-00/235d347920a6685bdd58d85c3cbc7cf6_1688142990_extra_large.png" xlink:type="simple" xlink:show="embed" xlink:actuate="onLoad" draw:mime-type="image/png"/>
</draw:frame>
“He spent the rates today - long and very detailed about several quotes. The heads, commander - both about general defensive situations, and on specific areas of our defense and our offensive actions. This day, we also have a advancement forward in all directions of our active races, ”[reported] <text:a xlink:type="simple" xlink:href="https://www.president.gov.ua/news/ukrayina-j-ukrayinci-znachno-silnishi-nizh-bud-hto-dumaye-pr-83973" text:style-name="Internet_20_link" text:visited-style-name="Visited_20_Internet_20_Link">
reported</text:a>
The President of Ukraine in the end of the 492th day of the war.</text:p>
      <text:p text:style-name="P4">
According to him, on the rate they considered the supply of ammunition for artillery - for the East, for the South.</text:p>
      <text:p text:style-name="P4">
“They considered the situation in the north, in particular in Belarus. We carefully analyze every fact and any prospects in all directions.</text:p>
      <text:p text:style-name="P4">
By the decision of the Zaluzhny and General Nayev, the rates were entrusted with the strengthening direction to guarantee peace. There are appropriate terms of execution, ”the president reported.</text:p>
      <text:p text:style-name="P4">
News Source: <text:a xlink:type="simple" xlink:href="https://armyinform.com.ua/2023/06/30/mayemo-prosuvannya-vpered-na-vsih-napryamkah-prezydent-ukrayiny/" text:style-name="Internet_20_link" text:visited-style-name="Visited_20_Internet_20_Link">
https://armyinform.com.ua/2023/06/30/mayemo-prosuvannya-vpered-na-vsih-napryamkah-prezydent-ukrayiny/</text:a>
</text:p>
      <!--NEWS-->
      <text:h text:style-name="P10" text:outline-level="1">
<text:span text:style-name="T4">
Ten invaders exploded on their own mines</text:span>
</text:h>
      <text:p text:style-name="P4">
Author: ['АРМІЯINFORM']</text:p>
      <text:p text:style-name="P4">
Time: 2023-06-30T94:00:00-04:00</text:p>
      <text:p text:style-name="P4">
Description: The Sergeyvtsi Khersonskoye is one of the 5-Army Castle District ... War with Ukraine 2022, War with Ukraine Latest News today, News War with Ukraine 2022 Last for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233439_ocupant-kaput_reuters-672x418-1.png" text:style-name="Internet_20_link" text:visited-style-name="Visited_20_Internet_20_Link">
233439_ocupant-kaput_reuters-672x418-1.png</text:a>
']</text:p>
      <text:p text:style-name="P4">
Tags: ['STOPRUSSIA', 'ВТОРГНЕННЯ РФ', 'ГШ ЗС УКРАЇНИ', 'ХЕРСОН']</text:p>
      <text:p text:style-name="P4">
Category: News</text:p>
      <!--METADATA-->
      <text:p text:style-name="P4">
<draw:frame draw:style-name="fr1" draw:name="Image323" text:anchor-type="as-char" svg:width="6.9236in" svg:height="4.306644in" draw:z-index="0">
<draw:image xlink:href="../Images/AРМІЯINFORM/2023-06-30T94-00-00-04-00/233439_ocupant-kaput_reuters-672x418-1.png" xlink:type="simple" xlink:show="embed" xlink:actuate="onLoad" draw:mime-type="image/png"/>
</draw:frame>
In Sergiyevka, Kherson region, up to 10 invaders were exploded in one of the units of the 5th Army of the Eastern War District on Minahas.</text:p>
      <text:p text:style-name="P4">
About it <text:a xlink:type="simple" xlink:href="https://www.facebook.com/GeneralStaff.ua/posts/pfbid02Z5gPgJTa4ae3pe1AAce7bPe573v3e4b5zA14Vbfh3aXCgGcCgKgZG2qJXHhyZJ6Rl" text:style-name="Internet_20_link" text:visited-style-name="Visited_20_Internet_20_Link">
reports</text:a>
General of the Armed Forces of Ukraine.</text:p>
      <text:p text:style-name="P4">
"Russian occupation troops continue to kill each other on the battlefield. So in the settlement of Sergiyivka of Kherson region, after conducting a rotation in positions, from June 15 to the present, in one of the units of the 5th Army of the East Military District, up to 10 military services. which are established by previous year, ”the message reads.</text:p>
      <text:p text:style-name="P4">
News Source: <text:a xlink:type="simple" xlink:href="https://armyinform.com.ua/2023/06/30/z-desyatok-okupantiv-pidryvalosya-na-svoyih-zhe-minah/" text:style-name="Internet_20_link" text:visited-style-name="Visited_20_Internet_20_Link">
https://armyinform.com.ua/2023/06/30/z-desyatok-okupantiv-pidryvalosya-na-svoyih-zhe-minah/</text:a>
</text:p>
      <!--NEWS-->
      <text:h text:style-name="P10" text:outline-level="1">
<text:span text:style-name="T4">
In the Luhansk region, the racists stole furniture from the maternity hospital</text:span>
</text:h>
      <text:p text:style-name="P4">
Author: ['АРМІЯINFORM']</text:p>
      <text:p text:style-name="P4">
Time: 2023-06-30T95:00:00-04:00</text:p>
      <text:p text:style-name="P4">
Description: About CED DOIMLAY GS ZS Ukrainian. “Rosіyskі PRAPPANT MARRISTRITION ... War with Ukraine 2022, War with Ukraine Latest News Today, News War with Ukraine 2022 Last today, will there be a war between Ukraine and Russia and when, there will be a war with Ukraine in 2022,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2/04/img-20220418-wa0004.jpg" text:style-name="Internet_20_link" text:visited-style-name="Visited_20_Internet_20_Link">
img-20220418-wa0004.jpg</text:a>
']</text:p>
      <text:p text:style-name="P4">
Tags: ['STOPRUSSIA', 'ВОЄННІ ЗЛОЧИНИ ЗС РФ', 'ВТОРГНЕННЯ РФ', 'ГШ ЗС УКРАЇНИ']</text:p>
      <text:p text:style-name="P4">
Category: News</text:p>
      <!--METADATA-->
      <text:p text:style-name="P4">
<draw:frame draw:style-name="fr1" draw:name="Image324" text:anchor-type="as-char" svg:width="6.9236in" svg:height="7.204871in" draw:z-index="0">
<draw:image xlink:href="../Images/AРМІЯINFORM/2023-06-30T95-00-00-04-00/img-20220418-wa0004.jpg" xlink:type="simple" xlink:show="embed" xlink:actuate="onLoad" draw:mime-type="image/jpeg"/>
</draw:frame>
About it <text:a xlink:type="simple" xlink:href="https://www.facebook.com/GeneralStaff.ua/posts/pfbid02Z5gPgJTa4ae3pe1AAce7bPe573v3e4b5zA14Vbfh3aXCgGcCgKgZG2qJXHhyZJ6Rl" text:style-name="Internet_20_link" text:visited-style-name="Visited_20_Internet_20_Link">
reports</text:a>
General of the Armed Forces of Ukraine.</text:p>
      <text:p text:style-name="P4">
“Russian invaders continue looting and the use of civilian infrastructure of temporarily occupied settlements to provide medical aid to their wounded servicemen. In the settlement of the Novopskovlugansk region, Russian servicemen loaded furniture from the maternity construction on military cars and took out in an unknown direction, and the self -contained self -house of the maternity hospital is equipped under the field hospital, " - he goes in the message.</text:p>
      <text:p text:style-name="P4">
News Source: <text:a xlink:type="simple" xlink:href="https://armyinform.com.ua/2023/06/30/na-luganshhyni-rashysty-vykraly-mebli-z-pologovogo-budynku/" text:style-name="Internet_20_link" text:visited-style-name="Visited_20_Internet_20_Link">
https://armyinform.com.ua/2023/06/30/na-luganshhyni-rashysty-vykraly-mebli-z-pologovogo-budynku/</text:a>
</text:p>
      <!--NEWS-->
      <text:h text:style-name="P10" text:outline-level="1">
<text:span text:style-name="T4">
Identified tankers of the Armed Forces of the Russian Federation, who fired at the village in Kharkiv region</text:span>
</text:h>
      <text:p text:style-name="P4">
Author: ['АРМІЯINFORM']</text:p>
      <text:p text:style-name="P4">
Time: 2023-06-30T96:00:00-04:00</text:p>
      <text:p text:style-name="P4">
Description: For the proprietary Kerivnitvva, Kharkivsko -Obliyturi Dvy Rosiysky Vіsykovich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uku.jpg" text:style-name="Internet_20_link" text:visited-style-name="Visited_20_Internet_20_Link">
uku.jpg</text:a>
', '<text:a xlink:type="simple" xlink:href="https://armyinform.com.ua/wp-content/uploads/2023/06/347248656_665069345655902_3561311462445212184_n-150x150.jpg" text:style-name="Internet_20_link" text:visited-style-name="Visited_20_Internet_20_Link">
347248656_665069345655902_3561311462445212184_n-150x150.jpg</text:a>
', '<text:a xlink:type="simple" xlink:href="https://armyinform.com.ua/wp-content/uploads/2023/06/357414907_665069355655901_1961951390597726917_n-150x150.jpg" text:style-name="Internet_20_link" text:visited-style-name="Visited_20_Internet_20_Link">
357414907_665069355655901_1961951390597726917_n-150x150.jpg</text:a>
']</text:p>
      <text:p text:style-name="P4">
Tags: ['STOPRUSSIA', 'ВОЄННІ ЗЛОЧИНИ ЗС РФ', 'ВТОРГНЕННЯ РФ', 'ОФІС ГЕНЕРАЛЬНОГО ПРОКУРОРА УКРАЇНИ']</text:p>
      <text:p text:style-name="P4">
Category: News</text:p>
      <!--METADATA-->
      <text:p text:style-name="P4">
<draw:frame draw:style-name="fr1" draw:name="Image325" text:anchor-type="as-char" svg:width="6.9236in" svg:height="3.732555in" draw:z-index="0">
<draw:image xlink:href="../Images/AРМІЯINFORM/2023-06-30T96-00-00-04-00/uku.jpg" xlink:type="simple" xlink:show="embed" xlink:actuate="onLoad" draw:mime-type="image/jpeg"/>
</draw:frame>
Under the procedural leadership of the Kharkiv Regional Prosecutor's Office, two Russian military in absentia reported suspicion of violation of the laws of the puzzle of war(Part 2 of Art. 28 h. 1 Art. 438 of the Criminal Code of Ukraine), <text:a xlink:type="simple" xlink:href="https://www.facebook.com/pgo.gov.ua/posts/pfbid0VETNhGgPueSQmb2K2Hio8PnyMSvxp3LSNFKFoKmsmUoWqaMtGfTvscqC4qX3fa42l" text:style-name="Internet_20_link" text:visited-style-name="Visited_20_Internet_20_Link">
report</text:a>
Eophist of the Prosecutor General of Ukraine</text:p>
      <text:p text:style-name="P4">
“Suspect-20-year-old tank operator and 21-year-old tank commander. Obidv-ordinary 1st tank platoon of the 1st tank company of the 1st tank-battalion of the 138th Separate Guards Mono-Simannaya Krasnosil Ordenalenin of Krasnosnosnayna Brigade. According to the investigation, at the end of April 2022, they were part of the crew of a tank, which was running along the road of Unapryamka departure from the village. The upper rogans to the side of the village. Schestakovo. Stopping, they fired at the civilian infrastructure of the village of Verkhnyaroganka, Kharkiv district, ”the message reads.</text:p>
      <text:p text:style-name="P4">
It is noted that as a result of the execution of a combat order and at least 4 shots of a fragile and fugitive shell with a 125-mm tank gun, the artillery shells were hit on residential buildings.</text:p>
      <text:p text:style-name="P4">
<text:a xlink:type="simple" xlink:href="https://armyinform.com.ua/wp-content/uploads/2023/06/347248656_665069345655902_3561311462445212184_n.jpg" text:style-name="Internet_20_link" text:visited-style-name="Visited_20_Internet_20_Link">
!(Images/AРМІЯINFORM/2023-06-30T96-00-00-04-00/347248656_665069345655902_3561311462445212184_n-150x150.jpg)</text:a>
</text:p>
      <text:p text:style-name="P4">
<text:a xlink:type="simple" xlink:href="https://armyinform.com.ua/wp-content/uploads/2023/06/357414907_665069355655901_1961951390597726917_n.jpg" text:style-name="Internet_20_link" text:visited-style-name="Visited_20_Internet_20_Link">
<draw:frame draw:style-name="fr1" draw:name="Image326" text:anchor-type="as-char" svg:width="6.9236in" svg:height="6.9236in" draw:z-index="0">
<draw:image xlink:href="../Images/AРМІЯINFORM/2023-06-30T96-00-00-04-00/357414907_665069355655901_1961951390597726917_n-150x150.jpg" xlink:type="simple" xlink:show="embed" xlink:actuate="onLoad" draw:mime-type="image/jpeg"/>
</draw:frame>
</text:a>
The issue of announcing the suspects on the wanted is currently being resolved.</text:p>
      <text:p text:style-name="P4">
News Source: <text:a xlink:type="simple" xlink:href="https://armyinform.com.ua/2023/06/30/identyfikovano-tankistiv-zs-rf-yaki-obstrilyuvaly-selo-na-harkivshhyni/" text:style-name="Internet_20_link" text:visited-style-name="Visited_20_Internet_20_Link">
https://armyinform.com.ua/2023/06/30/identyfikovano-tankistiv-zs-rf-yaki-obstrilyuvaly-selo-na-harkivshhyni/</text:a>
</text:p>
      <!--NEWS-->
      <text:h text:style-name="P10" text:outline-level="1">
<text:span text:style-name="T4">
The Russians send fake letters on vacations of servicemen</text:span>
</text:h>
      <text:p text:style-name="P4">
Author: ['АРМІЯINFORM']</text:p>
      <text:p text:style-name="P4">
Time: 2023-06-30T97:00:00-04:00</text:p>
      <text:p text:style-name="P4">
Description: Rosiyani to explore the Fіshinkov attack, Rosisyli on Elektronni addresses of the leaves, yaki nіbit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hakerska-ataka-uryadovi-sajty.jpg" text:style-name="Internet_20_link" text:visited-style-name="Visited_20_Internet_20_Link">
hakerska-ataka-uryadovi-sajty.jpg</text:a>
', '<text:a xlink:type="simple" xlink:href="https://armyinform.com.ua/wp-content/uploads/2023/06/photo_2023-06-30_21-08-11.jpg" text:style-name="Internet_20_link" text:visited-style-name="Visited_20_Internet_20_Link">
photo_2023-06-30_21-08-11.jpg</text:a>
']</text:p>
      <text:p text:style-name="P4">
Tags: ['STOPRUSSIA', 'СТРАТКОМ', 'ХАКЕРИ']</text:p>
      <text:p text:style-name="P4">
Category: News</text:p>
      <!--METADATA-->
      <text:p text:style-name="P4">
<draw:frame draw:style-name="fr1" draw:name="Image327" text:anchor-type="as-char" svg:width="6.9236in" svg:height="4.311095in" draw:z-index="0">
<draw:image xlink:href="../Images/AРМІЯINFORM/2023-06-30T97-00-00-04-00/hakerska-ataka-uryadovi-sajty.jpg" xlink:type="simple" xlink:show="embed" xlink:actuate="onLoad" draw:mime-type="image/jpeg"/>
</draw:frame>
The Russians carry out physhing attacks, sending letters to e -mail addresses, which are inhibited to increase vacations for servicemen.</text:p>
      <text:p text:style-name="P4">
About it <text:a xlink:type="simple" xlink:href="https://t.me/AFUStratCom/18737" text:style-name="Internet_20_link" text:visited-style-name="Visited_20_Internet_20_Link">
reports</text:a>
The Center for Strategic Communications of the Armed Forces.</text:p>
      <text:p text:style-name="P4">
"The enemy conducts a phishing attack on installed e -mail addresses. Do not open such a letter or click on the files added to the letter, and to a link in the letter itself," the message reads.</text:p>
      <text:p text:style-name="P4">
The Stratcom was published a screen of such a letter, which lists the topic - "Increasing the leave for servicemen" of authorship allegedly Major Semen Petrov. As for its text, the enemy uses the topic of "clarification" of Law No. 9342 on surcharges and an increase in vacations for the military, signed by President Volodymyr Zelenskyy.</text:p>
      <text:p text:style-name="P4">
<draw:frame draw:style-name="fr1" draw:name="Image328" text:anchor-type="as-char" svg:width="6.9236in" svg:height="3.077156in" draw:z-index="0">
<draw:image xlink:href="../Images/AРМІЯINFORM/2023-06-30T97-00-00-04-00/photo_2023-06-30_21-08-11.jpg" xlink:type="simple" xlink:show="embed" xlink:actuate="onLoad" draw:mime-type="image/jpeg"/>
</draw:frame>
“Notice a letter like phishing. If the letter has come to the electronic mail address, inform the relevant cybersecurity and wealthy subdivision, provide this information with a cyberincident's response team <text:a xlink:type="simple" xlink:href="http://cert.gov.ua/contact-us" text:style-name="Internet_20_link" text:visited-style-name="Visited_20_Internet_20_Link">
https://cert.gov.ua/contact-us</text:a>
”, - calling in Stratkoomi.</text:p>
      <text:p text:style-name="P4">
News Source: <text:a xlink:type="simple" xlink:href="https://armyinform.com.ua/2023/06/30/rosiyany-rozsylayut-fejkovi-lysty-pro-vidpustky-vijskovosluzhbovcziv/" text:style-name="Internet_20_link" text:visited-style-name="Visited_20_Internet_20_Link">
https://armyinform.com.ua/2023/06/30/rosiyany-rozsylayut-fejkovi-lysty-pro-vidpustky-vijskovosluzhbovcziv/</text:a>
</text:p>
      <!--NEWS-->
      <text:h text:style-name="P10" text:outline-level="1">
<text:span text:style-name="T4">
Shoigu ordered the physical elimination of the Wagnerians</text:span>
</text:h>
      <text:p text:style-name="P4">
Author: ['АРМІЯINFORM']</text:p>
      <text:p text:style-name="P4">
Time: 2023-06-30T98:00:00-04:00</text:p>
      <text:p text:style-name="P4">
Description: Behind the order of the defense of the Russian Federation, Sergei Shoigu, 25 Chervnya, Fіzichna Lіkvidatsiy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7359538_282137877668618_8185494946073642514_n.jpg" text:style-name="Internet_20_link" text:visited-style-name="Visited_20_Internet_20_Link">
357359538_282137877668618_8185494946073642514_n.jpg</text:a>
']</text:p>
      <text:p text:style-name="P4">
Tags: ['ВТОРГНЕННЯ РФ', 'ПВК "ВАГНЕР"']</text:p>
      <text:p text:style-name="P4">
Category: News</text:p>
      <!--METADATA-->
      <text:p text:style-name="P4">
<draw:frame draw:style-name="fr1" draw:name="Image329" text:anchor-type="as-char" svg:width="6.9236in" svg:height="6.9236in" draw:z-index="0">
<draw:image xlink:href="../Images/AРМІЯINFORM/2023-06-30T98-00-00-04-00/357359538_282137877668618_8185494946073642514_n.jpg" xlink:type="simple" xlink:show="embed" xlink:actuate="onLoad" draw:mime-type="image/jpeg"/>
</draw:frame>
On the order of the Minister of Defense of the Russian Federation, Sergei Shoigu, from June 25, the physical elimination of "Wagner" began in the temporarily occupied territories(https://www.facebook.com/protydiyadezinformatsiyi.cpd/posts/pfbid0GmA4P153KLQ4nB1zihJXvdvxMRA1RtJRh1K2qXpifCwYTit8meLk2Z1gEZmzBCbNl)Center for Combating Misinformation at NSDC Ukraine.</text:p>
      <text:p text:style-name="P4">
“The attitude towards the Wagnets on the Ukrainian Front has changed radically. The congratulations of Western intelligence, with Prigogin to Belarus, have left no more than a thousand Wagnerians, while others are forced to enter into contracts with the Ministry of Defense. The physical elimination of the "Wagnets" began to the occupied territories of Donetsk and Zaporizhzhya regions from June 25. From them, they create individual assault detachments of "suicide bombers" and send the positions repelled by the Russians. Even if the assaults were successful, these positions are "covered" from the artillery of the Russian army. According to preliminary data, only the loss of the loss from this "approach" exceeded 50 people, " - the testimony reads.</text:p>
      <text:p text:style-name="P4">
According to the CPD, the "stripping" of the internal support of Wagner is accompanied by the Kremlin's novels under the control of the "Prigogine Empire" in Africa and the Close East.</text:p>
      <text:p text:style-name="P4">
The department states: “Of course, Russia cannot give up such a lever in Africa as Wagner PEC. Therefore, the only way out for the Kremlin is the company with the appointment of new heads. Representatives of the Russian MZS have already warned the leaders of African countries that the Wagner PEC will continue their activity, but under new leadership. And one of the Deputy Ministers of the Russian Federation personally informed Syria President B. Asad that the PVC units will no longer operate on their own. Moreover, in the presence of information, the Russian military police detained the head of the Wagner PEC in Es-Suvide, in the south of Syria, and three high-ranking commanders of PEC Naviabaz Khmeimim.</text:p>
      <text:p text:style-name="P4">
News Source: <text:a xlink:type="simple" xlink:href="https://armyinform.com.ua/2023/06/30/shojgu-viddav-nakaz-na-fizychnu-likvidacziyu-vagnerivcziv/" text:style-name="Internet_20_link" text:visited-style-name="Visited_20_Internet_20_Link">
https://armyinform.com.ua/2023/06/30/shojgu-viddav-nakaz-na-fizychnu-likvidacziyu-vagnerivcziv/</text:a>
</text:p>
      <!--NEWS-->
      <text:h text:style-name="P10" text:outline-level="1">
<text:span text:style-name="T4">
The government approved the bill on payment of pensions to citizens from the occupied territories and those who live abroad</text:span>
</text:h>
      <text:p text:style-name="P4">
Author: ['АРМІЯINFORM']</text:p>
      <text:p text:style-name="P4">
Time: 2023-06-30T99:00:00-04:00</text:p>
      <text:p text:style-name="P4">
Description: Kabіnet Minіstrav 30 worms circulating the bill about the proportzihin by exporting the insuranc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3c27c83-cea9-4a27-ac50-60cd2da2a0e5.jpeg" text:style-name="Internet_20_link" text:visited-style-name="Visited_20_Internet_20_Link">
33c27c83-cea9-4a27-ac50-60cd2da2a0e5.jpeg</text:a>
']</text:p>
      <text:p text:style-name="P4">
Tags: ['ДІЯ', 'ЗАКОНОПРОЄКТ', 'МІНРЕІНТЕГРАЦІЇ', 'ПЕНСІЯ', 'УРЯД']</text:p>
      <text:p text:style-name="P4">
Category: News</text:p>
      <!--METADATA-->
      <text:p text:style-name="P4">
<draw:frame draw:style-name="fr1" draw:name="Image330" text:anchor-type="as-char" svg:width="6.9236in" svg:height="5.1927in" draw:z-index="0">
<draw:image xlink:href="../Images/AРМІЯINFORM/2023-06-30T99-00-00-04-00/33c27c83-cea9-4a27-ac50-60cd2da2a0e5.jpeg" xlink:type="simple" xlink:show="embed" xlink:actuate="onLoad" draw:mime-type="image/jpeg"/>
</draw:frame>
On June 30, the Cabinet of Ministers approved a bill on proportional calculation of insurance experience to persons who worked outside Ukraine. This was reported <text:a xlink:type="simple" xlink:href="https://minre.gov.ua/2023/06/30/uryad-pidtrymav-zakonoproyekt-shhodo-vyplaty-pensij-gromadyanam-iz-tot-ta-osobam-yaki-tymchasovo-prozhyvayut-za-kordonom/" text:style-name="Internet_20_link" text:visited-style-name="Visited_20_Internet_20_Link">
press service</text:a>
Ministry of Reintegration of Temporarily Capked Territories.</text:p>
      <text:p text:style-name="P4">
As explained in the ministry, the initiative after its adoption by the Council to adjust the following issues: payments to the citizens of Ukraine who live by the occupied territories or during the occupation left the territory under control of Ukraine; Payment of pensions to persons who are temporarily living out of Ukraine.</text:p>
      <text:p text:style-name="P4">
In particular, citizens from the occupied territories provide that the payment of a Ukrainian pension is made provided that the pension is not received from the organpsy provision of the aggressor country of Russia.</text:p>
      <text:p text:style-name="P4">
“Since the exchange of information between Ukraine and Russia is not currently impossible, it is proposed to introduce a declarative principle. The renewal and payment of the pension will be made on the basis of a statement in which the person will notify the pension from the Russian Federation, ”the message reads.</text:p>
      <text:p text:style-name="P4">
At the same time, citizens who have found shelter abroad will be transparent to current accounts opened with Ukrainian banks, at the same time, personally needed to undergo physical identification by December 31 of each year.</text:p>
      <text:p text:style-name="P4">
“It is envisaged that physical identification can occur remotely. First -way - with the help of "Action. Signature"(Action ID)in the personal e -cabinet of the Pension Fund's electronic services. The second way is the certificate of residence by a consular official, ”the ministry added.</text:p>
      <text:p text:style-name="P4">
News Source: <text:a xlink:type="simple" xlink:href="https://armyinform.com.ua/2023/06/30/uryad-shvalyv-zakonoproyekt-pro-vyplatu-pensij-gromadyanam-z-okupovanyh-terytorij-i-tym-hto-prozhyvaye-za-kordonom/" text:style-name="Internet_20_link" text:visited-style-name="Visited_20_Internet_20_Link">
https://armyinform.com.ua/2023/06/30/uryad-shvalyv-zakonoproyekt-pro-vyplatu-pensij-gromadyanam-z-okupovanyh-terytorij-i-tym-hto-prozhyvaye-za-kordonom/</text:a>
</text:p>
      <!--NEWS-->
      <text:h text:style-name="P10" text:outline-level="1">
<text:span text:style-name="T4">
After quarantine is canceled, Covid vaccination items will continue to work</text:span>
</text:h>
      <text:p text:style-name="P4">
Authors: Ukrinform (Person)</text:p>
      <text:p text:style-name="P4">
Publisher: Укринформ (Organization)</text:p>
      <text:p text:style-name="P4">
Published Time: 2023-06-30T9:22:38+03:00</text:p>
      <text:p text:style-name="P4">
Modified Time: 2023-06-30T22:22:38+03:00</text:p>
      <text:p text:style-name="P4">
Description: Quarantine cancellation will not affect the operation of vaccination points from the Covid-19. - Ukrinform.</text:p>
      <text:p text:style-name="P4">
Images: ['<text:a xlink:type="simple" xlink:href="https://static.ukrinform.com/photos/2021_11/thumb_files/630_360_1636469305-267.jpg" text:style-name="Internet_20_link" text:visited-style-name="Visited_20_Internet_20_Link">
630_360_16364...</text:a>
']</text:p>
      <text:p text:style-name="P4">
Tags: ['МОЗ', 'Вакцинація', 'Коронавірус', 'COVID-19', 'Ігор Кузін']</text:p>
      <text:p text:style-name="P4">
Type: Article</text:p>
      <!--METADATA-->
      <text:p text:style-name="P4">
<draw:frame draw:style-name="fr1" draw:name="Image331" text:anchor-type="as-char" svg:width="6.9236in" svg:height="3.956343in" draw:z-index="0">
<draw:image xlink:href="../Images/yкринформ/2023-06-30T9-22-38-03-00/630_360_1636469305-267.jpg" xlink:type="simple" xlink:show="embed" xlink:actuate="onLoad" draw:mime-type="image/jpeg"/>
</draw:frame>
Carantine cancellation will not affect the operation of vaccination points from the Covid-19.</text:p>
      <text:p text:style-name="P4">
About it reports <text:a xlink:type="simple" xlink:href="https://moz.gov.ua/article/news/z-1-lipnja-karantin-sprichinenij-covid-19-skasovano-scheplennja-zalishajutsja-rekomendovanimi-punkti-vakcinacii-–-pracjuvatimut-" text:style-name="Internet_20_link" text:visited-style-name="Visited_20_Internet_20_Link">
Ministry of Health</text:a>
, reports Ukrinform.</text:p>
      <text:p text:style-name="P4">
“In the spring, WHO has abolished the emergency in the healthcare, that is, the CCOVID-19 was transferred to the constant health care problem. However, the CCOVID-19 does not disappear, and Sars-COV-2 will circulate in the future. Therefore, the vaccination is recommended that the vaccination points will work, ”the Minister, Chief State Sanitary Doctor Igor Kuzin, explanatory.</text:p>
      <text:p text:style-name="P4">
According to the Ministry of Health, vaccination against Covid-19 remains recommended and paid. There are now more than 7 million doses of the vaccine at the country.</text:p>
      <text:p text:style-name="P4">
On recommendations <text:a xlink:type="simple" xlink:href="https://www.ukrinform.ua/tag-vooz" text:style-name="Internet_20_link" text:visited-style-name="Visited_20_Internet_20_Link">
WHO</text:a>
, they are at risk first: pregnant women, 60+persons, immuno -pronounced, as well as critical infrastructure employees.</text:p>
      <text:p text:style-name="P4">
*!(https://www.ukrinform.ua/rubric-society/3729520-lasko-koronavirus-ne-znik-ale-vin-vtracae-agresivnist.html)It will be possible to be vaccinated as before quarantine: your family or vaccination. Vaccination against Covid-19 can be carried out with a doctor's decision at the request of the patient.</text:p>
      <text:p text:style-name="P4">
COVID-19 vaccination is recommended but not mandatory. Basic cursing consists of two vaccines(or from one if used a single -dummy vaccine "Johnson"). Після того роблять перший бустер і другийбустер. На сьогодні це рекомендована схема – базова для 95% українців.</text:p>
      <text:p text:style-name="P4">
Базові протиепідемічні та профілактичні заходи (masks, antiseptics, restrictive measures and distances in public places)They remain recommended and will be used in the case of point outbreaks at the level of individual groups, cities or areas.</text:p>
      <text:p text:style-name="P4">
Concerning Covid certificates in the territory of Ukraine due to the lack of quarantine hubs and the presence is not mandatory. Despite the abolition of Pandemia, each state makes independent decisions on the introduction of quarantine restrictions on various infectious diseases, so in the border trips it is worth checking the country's requirements for Covid certificates.As reported by Ukrinform, the Government has decided on <text:a xlink:type="simple" xlink:href="https://www.ukrinform.ua/rubric-society/3728443-v-ukraini-1-lipna-zaversuetsa-karantin-cerez-pandemiu-koronavirusu.html" text:style-name="Internet_20_link" text:visited-style-name="Visited_20_Internet_20_Link">
cancellation from July 1 in Ukraine of quarantine</text:a>
installed to prevent the spread of the Covid-19.</text:p>
      <text:p text:style-name="P4">
In Ukraine, the beginning of the spread of coronavirus was recorded on March 3, 2020, when the first case of illness in Chernivtsi region was confirmed. From March 122020, the authorities introduced quarantine, which continued several times until 2023, making some changes and weakening of restrictions.</text:p>
      <text:p text:style-name="P4">
The World Health Organization on May 5 <text:a xlink:type="simple" xlink:href="https://www.ukrinform.ua/rubric-society/3705279-vooz-skasuvala-status-pandemii-covid19.html" text:style-name="Internet_20_link" text:visited-style-name="Visited_20_Internet_20_Link">
canceled the status of the COVID-19 pandemic</text:a>
.</text:p>
      <text:p text:style-name="P4">
Since the beginning of the Covid -19 pandemic in Ukraine, more than 5.5 million cases of diseases for coronavirus disease have been recorded, of which more than 112 thousand are fatal.</text:p>
      <text:p text:style-name="P4">
News Source: <text:a xlink:type="simple" xlink:href="https://www.ukrinform.ua/rubric-society/3730007-pisla-skasuvanna-karantinu-punkti-covidvakcinacii-prodovzat-robotu.html" text:style-name="Internet_20_link" text:visited-style-name="Visited_20_Internet_20_Link">
https://www.ukrinform.ua/rubric-society/3730007-pisla-skasuvanna-karantinu-punkti-covidvakcinacii-prodovzat-robotu.html</text:a>
</text:p>
      <!--NEWS-->
      <text:h text:style-name="P10" text:outline-level="1">
<text:span text:style-name="T4">
Russia's power declared Grebenshchikov's "inagent"</text:span>
</text:h>
      <text:p text:style-name="P4">
Authors: Ukrinform (Person)</text:p>
      <text:p text:style-name="P4">
Publisher: Укринформ (Organization)</text:p>
      <text:p text:style-name="P4">
Published Time: 2023-07-01T-2:42:00+03:00</text:p>
      <text:p text:style-name="P4">
Modified Time: 2023-07-01T00:42:00+03:00</text:p>
      <text:p text:style-name="P4">
Description: The Ministry of Justice of the Russian Federation included in the register of "foreign agents" musician Boris Grebenshchikov, as well as the publication "Bumaga", Sota.vision and a number of individuals. - Ukrinform.</text:p>
      <text:p text:style-name="P4">
Images: ['<text:a xlink:type="simple" xlink:href="https://static.ukrinform.com/photos/2019_09/thumb_files/630_360_1567589741-521.jpg" text:style-name="Internet_20_link" text:visited-style-name="Visited_20_Internet_20_Link">
630_360_15675...</text:a>
']</text:p>
      <text:p text:style-name="P4">
Tags: ['Гребенщиков', 'Росія', 'Війна з Росією', 'Іноагент']</text:p>
      <text:p text:style-name="P4">
Type: Article</text:p>
      <!--METADATA-->
      <text:p text:style-name="P4">
<draw:frame draw:style-name="fr1" draw:name="Image332" text:anchor-type="as-char" svg:width="6.9236in" svg:height="3.956343in" draw:z-index="0">
<draw:image xlink:href="../Images/yкринформ/2023-07-01T-2-42-00-03-00/630_360_1567589741-521.jpg" xlink:type="simple" xlink:show="embed" xlink:actuate="onLoad" draw:mime-type="image/jpeg"/>
</draw:frame>
The Ministry of Justice of the Russian Federation included in the register of "foreign agents" of the Musicantrais of Grebenshchikov, as well as the publication of "Bumaga", Sota.vision and still number of number.</text:p>
      <text:p text:style-name="P4">
About it reports Ukrinform with a link to <text:a xlink:type="simple" xlink:href="http://minjust.gov.ru/ru/events/49603/" text:style-name="Internet_20_link" text:visited-style-name="Visited_20_Internet_20_Link">
site site</text:a>
.</text:p>
      <text:p text:style-name="P4">
In the list of "Inagents" also included TV presenter Andriy Karaulov, journalism of Gorpinchenko, deputy of Mosmyskduum Mikhail Timonov, deputy chairman of the Moscow "apple" Andrei Morrev, former Muscovifilip Galdshmidt Moskvifipp.</text:p>
      <text:p text:style-name="P4">
The Ministry of Justice states that Grebenshchikov performed concertdgence abroad "for the purpose of providing financial assistance to Ukraine" and also opposed to a "special military operation". The department also states that the musician "received support from foreign sources". It is specified separately that he lives outside Russia.</text:p>
      <text:p text:style-name="P4">
Goldshmidt and Gorpinchenko, according to the Ministry of Justice, "distributed unreliable information about decisions made by the public authorities of the Russian Federation, the hypolitician they carry out", and also opposed the war in Ukraine.</text:p>
      <text:p text:style-name="P4">
As for the Anglo-American School <text:a xlink:type="simple" xlink:href="https://www.ukrinform.ua/tag-moskva" text:style-name="Internet_20_link" text:visited-style-name="Visited_20_Internet_20_Link">
Moscow</text:a>
, then she is accused of "Promotion of LGBT-Relatives", which "contradicts state policy on preserving and strengthening traditional Russian spiritual and moral values". The founder of the organization is a foreign person, and the collegial body of the school is "formed from foreign citizens", the ministry said.</text:p>
      <text:p text:style-name="P4">
<text:span text:style-name="T4">
 Read also: </text:span>
 <text:a xlink:type="simple" xlink:href="https://www.ukrinform.ua/rubric-world/3725070-u-rosii-viznali-nebazanou-dialnist-pravozahisnoi-grupi-agora.html" text:style-name="Internet_20_link" text:visited-style-name="Visited_20_Internet_20_Link">
in Russia recognized as an "undesirable" activity of the human rights group "Agora"</text:a>
Currently, in <text:a xlink:type="simple" xlink:href="http://minjust.gov.ru/uploaded/files/reestr-inostrannyih-agentov-30062023.pdf" text:style-name="Internet_20_link" text:visited-style-name="Visited_20_Internet_20_Link">
register of "Inagents"</text:a>
The Ministry of Justice of the Russian Federation - 639 physical and legal entities.</text:p>
      <text:p text:style-name="P4">
Recall that the law on foreign agents was adopted in Russia in 2012. He was able to recognize any non-profit organization as "inaging", which stored at least some money from abroad and leads, from the point of view of the authorities, political.</text:p>
      <text:p text:style-name="P4">
Subsequently, the law was extended to individuals, making the criteria for the list to be even more varied.</text:p>
      <text:p text:style-name="P4">
News Source: <text:a xlink:type="simple" xlink:href="https://www.ukrinform.ua/rubric-world/3730019-vlada-rosii-ogolosila-inoagentom-grebensikova.html" text:style-name="Internet_20_link" text:visited-style-name="Visited_20_Internet_20_Link">
https://www.ukrinform.ua/rubric-world/3730019-vlada-rosii-ogolosila-inoagentom-grebensikova.html</text:a>
</text:p>
      <!--NEWS-->
      <text:h text:style-name="P10" text:outline-level="1">
<text:span text:style-name="T4">
In Ukraine on weekends will be warm, in places of rains with thunderstorms</text:span>
</text:h>
      <text:p text:style-name="P4">
Authors: Ukrinform (Person)</text:p>
      <text:p text:style-name="P4">
Publisher: Укринформ (Organization)</text:p>
      <text:p text:style-name="P4">
Published Time: 2023-07-01T-35:26:00+03:00</text:p>
      <text:p text:style-name="P4">
Modified Time: 2023-07-01T00:26:00+03:00</text:p>
      <text:p text:style-name="P4">
Description: The weather on weekends in many regions of Ukraine will be cloudy, with rains and thunderstorms. It will be warm everywhere, and in some areas a real July heat will come. - Ukrinform.</text:p>
      <text:p text:style-name="P4">
Images: ['<text:a xlink:type="simple" xlink:href="https://static.ukrinform.com/photos/2020_06/thumb_files/630_360_1592652057-877.jpg" text:style-name="Internet_20_link" text:visited-style-name="Visited_20_Internet_20_Link">
630_360_15926...</text:a>
']</text:p>
      <text:p text:style-name="P4">
Tags: ['Дощ', 'Погода', 'Прогноз']</text:p>
      <text:p text:style-name="P4">
Type: Article</text:p>
      <!--METADATA-->
      <text:p text:style-name="P4">
<draw:frame draw:style-name="fr1" draw:name="Image333" text:anchor-type="as-char" svg:width="6.9236in" svg:height="3.956343in" draw:z-index="0">
<draw:image xlink:href="../Images/yкринформ/2023-07-01T-35-26-00-03-00/630_360_1592652057-877.jpg" xlink:type="simple" xlink:show="embed" xlink:actuate="onLoad" draw:mime-type="image/jpeg"/>
</draw:frame>
The weather in many regions of Ukraine will be cloudy, with rains and thunderstorms. This will be warm everywhere, and in some areas a real July heat will come.</text:p>
      <text:p text:style-name="P4">
Ukrinform was reported in <text:a xlink:type="simple" xlink:href="https://sinoptik.ua" text:style-name="Internet_20_link" text:visited-style-name="Visited_20_Internet_20_Link">
Sinoptik.ua. </text:a>
On Saturday, July 1, in Odesa region and in the western regions there will be short -lived thunderstorms. In the rest of the territory, changing cloudiness is expected.</text:p>
      <text:p text:style-name="P4">
In most regions, +26… +28 ° is expected. It will be a little cooler, Lviv, Volyn and Rivne regions - +23… +25 °. And the money <text:a xlink:type="simple" xlink:href="https://ua.sinoptik.ua/погода-миколаїв" text:style-name="Internet_20_link" text:visited-style-name="Visited_20_Internet_20_Link">
Nikolaev</text:a>
Such Rovograd regions expect +30 °.</text:p>
      <text:p text:style-name="P4">
On Sunday, July 2, <text:a xlink:type="simple" xlink:href="https://www.ukrinform.ua/tag-dos" text:style-name="Internet_20_link" text:visited-style-name="Visited_20_Internet_20_Link">
Rain</text:a>
Practically a crazy country. But in most regions, precipitation will be short -lived.</text:p>
      <text:p text:style-name="P4">
The air temperature in Lviv, Lugansk and Volyn regions will set up +23… +25 °, in the rest of the regions - +26… +28 °.</text:p>
      <text:p text:style-name="P4">
The new week in the west and north of the country will begin with the sunny weather of the air of air +23… +25 °. And the east, center and south will cover temperate rains with thunderstorms. In this case, the weather will be over here at the beginning of the week, and in some places hot. Thus, in the central regions, vitrometers will show +24… +26 °, in <text:a xlink:type="simple" xlink:href="https://ua.sinoptik.ua/погода-запоріжжя" text:style-name="Internet_20_link" text:visited-style-name="Visited_20_Internet_20_Link">
Zaporozhye</text:a>
, in the south and southeast - +30… +32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According to folk signs on Yaril, on July 1, the Slavs washed the dew and made important purchases. The event in pink tones heralded the heat, and the large -scale frogs near the reservoirs - rain.</text:p>
      <text:p text:style-name="P4">
If on July 2, on Zosima, it was raining in the morning, expected that the whole other half would be rainy. And if the bees crawled on the ground that day, they were preparing help.</text:p>
      <text:p text:style-name="P4">
News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In Ukraine on weekends will be warm, in places of rains with thunderstorms</text:span>
</text:h>
      <text:p text:style-name="P4">
Authors: Ukrinform (Person)</text:p>
      <text:p text:style-name="P4">
Publisher: Укринформ (Organization)</text:p>
      <text:p text:style-name="P4">
Published Time: 2023-07-01T-3:26:00+03:00</text:p>
      <text:p text:style-name="P4">
Modified Time: 2023-07-01T00:26:00+03:00</text:p>
      <text:p text:style-name="P4">
Description: The weather on weekends in many regions of Ukraine will be cloudy, with rains and thunderstorms. It will be warm everywhere, and in some areas a real July heat will come. - Ukrinform.</text:p>
      <text:p text:style-name="P4">
Images: ['<text:a xlink:type="simple" xlink:href="https://static.ukrinform.com/photos/2020_06/thumb_files/630_360_1592652057-877.jpg" text:style-name="Internet_20_link" text:visited-style-name="Visited_20_Internet_20_Link">
630_360_15926...</text:a>
']</text:p>
      <text:p text:style-name="P4">
Tags: ['Дощ', 'Погода', 'Прогноз']</text:p>
      <text:p text:style-name="P4">
Type: Article</text:p>
      <!--METADATA-->
      <text:p text:style-name="P4">
<draw:frame draw:style-name="fr1" draw:name="Image334" text:anchor-type="as-char" svg:width="6.9236in" svg:height="3.956343in" draw:z-index="0">
<draw:image xlink:href="../Images/yкринформ/2023-07-01T-3-26-00-03-00/630_360_1592652057-877.jpg" xlink:type="simple" xlink:show="embed" xlink:actuate="onLoad" draw:mime-type="image/jpeg"/>
</draw:frame>
The weather in many regions of Ukraine will be cloudy, with rains and thunderstorms. This will be warm everywhere, and in some areas a real July heat will come.</text:p>
      <text:p text:style-name="P4">
Ukrinform was reported in <text:a xlink:type="simple" xlink:href="https://sinoptik.ua" text:style-name="Internet_20_link" text:visited-style-name="Visited_20_Internet_20_Link">
Sinoptik.ua. </text:a>
On Saturday, July 1, in Odesa region and in the western regions there will be short -lived thunderstorms. In the rest of the territory, changing cloudiness is expected.</text:p>
      <text:p text:style-name="P4">
In most regions, +26… +28 ° is expected. It will be a little cooler, Lviv, Volyn and Rivne regions - +23… +25 °. And the money <text:a xlink:type="simple" xlink:href="https://ua.sinoptik.ua/погода-миколаїв" text:style-name="Internet_20_link" text:visited-style-name="Visited_20_Internet_20_Link">
Nikolaev</text:a>
Such Rovograd regions expect +30 °.</text:p>
      <text:p text:style-name="P4">
On Sunday, July 2, <text:a xlink:type="simple" xlink:href="https://www.ukrinform.ua/tag-dos" text:style-name="Internet_20_link" text:visited-style-name="Visited_20_Internet_20_Link">
Rain</text:a>
Practically a crazy country. But in most regions, precipitation will be short -lived.</text:p>
      <text:p text:style-name="P4">
The air temperature in Lviv, Lugansk and Volyn regions will set up +23… +25 °, in the rest of the regions - +26… +28 °.</text:p>
      <text:p text:style-name="P4">
The new week in the west and north of the country will begin with the sunny weather of the air of air +23… +25 °. And the east, center and south will cover temperate rains with thunderstorms. In this case, the weather will be over here at the beginning of the week, and in some places hot. Thus, in the central regions, vitrometers will show +24… +26 °, in <text:a xlink:type="simple" xlink:href="https://ua.sinoptik.ua/погода-запоріжжя" text:style-name="Internet_20_link" text:visited-style-name="Visited_20_Internet_20_Link">
Zaporozhye</text:a>
, in the south and southeast - +30… +32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According to folk signs on Yaril, on July 1, the Slavs washed the dew and made important purchases. The event in pink tones heralded the heat, and the large -scale frogs near the reservoirs - rain.</text:p>
      <text:p text:style-name="P4">
If on July 2, on Zosima, it was raining in the morning, expected that the whole other half would be rainy. And if the bees crawled on the ground that day, they were preparing help.</text:p>
      <text:p text:style-name="P4">
News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The President approved the NSDC Decision to accelerate judicial reform</text:span>
</text:h>
      <text:p text:style-name="P4">
Authors: Ukrinform (Person)</text:p>
      <text:p text:style-name="P4">
Publisher: Укринформ (Organization)</text:p>
      <text:p text:style-name="P4">
Published Time: 2023-07-01T-4:11:00+03:00</text:p>
      <text:p text:style-name="P4">
Modified Time: 2023-07-01T00:11:00+03:00</text:p>
      <text:p text:style-name="P4">
Description: Volodymyr Zelensky signed a decree on the introduction of the decision of the National Security and Defense Council of Ukraine "On accelerating judicial reform and overcoming the manifestations of corruption in the justice system". - Ukrinform.</text:p>
      <text:p text:style-name="P4">
Images: ['<text:a xlink:type="simple" xlink:href="https://static.ukrinform.com/photos/2022_03/thumb_files/630_360_1647239690-796.jpeg" text:style-name="Internet_20_link" text:visited-style-name="Visited_20_Internet_20_Link">
630_360_16472...</text:a>
']</text:p>
      <text:p text:style-name="P4">
Tags: ['РНБО', 'Судді', 'Судова реформа', 'Боротьба з корупцією', 'Зеленський']</text:p>
      <text:p text:style-name="P4">
Type: Article</text:p>
      <!--METADATA-->
      <text:p text:style-name="P4">
<draw:frame draw:style-name="fr1" draw:name="Image335" text:anchor-type="as-char" svg:width="6.9236in" svg:height="3.956343in" draw:z-index="0">
<draw:image xlink:href="../Images/yкринформ/2023-07-01T-4-11-00-03-00/630_360_1647239690-796.jpeg" xlink:type="simple" xlink:show="embed" xlink:actuate="onLoad" draw:mime-type="image/jpeg"/>
</draw:frame>
Volodymyrzelensky signed a decree on the introduction of a decision of the National Security Council and Defense of Ukraine "On accelerating judicial reform and overcoming the manifestation of corruption in the justice system".</text:p>
      <text:p text:style-name="P4">
The decree was published on <text:a xlink:type="simple" xlink:href="https://www.president.gov.ua/documents/3592023-47185" text:style-name="Internet_20_link" text:visited-style-name="Visited_20_Internet_20_Link">
the site of the Head of State</text:a>
, reports Ukrinform.</text:p>
      <text:p text:style-name="P4">
Pursuant to Article 107 of the Constitution of Ukraine, the President decided to enter into force of the NSDC of June 23, 2023 "On acceleration of judicial reform of the statement of manifestations of corruption in the system of justice".</text:p>
      <text:p text:style-name="P4">
The control over the implementation of the decision rests with the NSDC secretary.</text:p>
      <text:p text:style-name="P4">
As it is noted, the NSDC decided to refer to the subjects of the right of legislative initiative on the need to consider the issue of amendments to the criminal code in terms of strengthening criminal liability for corruption -criminal offenses in the field of justice, providing punishment of imprisonment for a period of 10 to 15 years with confiscation.</text:p>
      <text:p text:style-name="P4">
It is planned to strengthen the role of the jury institute and expand the case.</text:p>
      <text:p text:style-name="P4">
<text:span text:style-name="T4">
 Read also: </text:span>
 <text:a xlink:type="simple" xlink:href="https://www.ukrinform.ua/rubric-society/3726882-zelenskij-anonsuvav-posilenna-vidpovidalnosti-za-korupciu-v-sudah.html" text:style-name="Internet_20_link" text:visited-style-name="Visited_20_Internet_20_Link">
Zelensky announced increased liability in courts</text:a>
In addition, the High Council of Justice of the Supreme Court of Justice is envisaged for possible disciplinary offices or gross or systematic neglect of the duties of the judge, confirming the legality of the sources of origin of the property.</text:p>
      <text:p text:style-name="P4">
It is also the possibility of performing an effective and transparent qualification assessment <text:a xlink:type="simple" xlink:href="https://www.ukrinform.ua/tag-suddi" text:style-name="Internet_20_link" text:visited-style-name="Visited_20_Internet_20_Link">
Judges</text:a>
The world standards and methods as one of the priority tasks of the High Qualifications Commission of Judges of Ukraine. This envisages the possible introduction of a periodic psychophysiological survey of judges with the use of the polygraph.</text:p>
      <text:p text:style-name="P4">
<text:span text:style-name="T4">
 Read also: </text:span>
 <text:a xlink:type="simple" xlink:href="https://www.ukrinform.ua/rubric-society/3729067-u-radu-podano-zakonoproekt-so-posilue-vidpovidalnist-za-korupciu-maslov.html" text:style-name="Internet_20_link" text:visited-style-name="Visited_20_Internet_20_Link">
to the Council submitted a bill that enhances responsibility for corruption - oil</text:a>
Among other things, the Verkhovna Rada is recommended to accelerate the adoption of the Law on Amendments to Certain Laws of Ukraine on Restoration of Consideration of Disciplinary Liability of Judges and Ensuring the Work of the Disciplinary Inspectors of the High Council of Justice.<text:span text:style-name="T5">
Foto: op</text:span>
</text:p>
      <text:p text:style-name="P4">
News Source: <text:a xlink:type="simple" xlink:href="https://www.ukrinform.ua/rubric-polytics/3730024-prezident-zatverdiv-risenna-rnbo-pro-priskorenna-sudovoi-reformi.html" text:style-name="Internet_20_link" text:visited-style-name="Visited_20_Internet_20_Link">
https://www.ukrinform.ua/rubric-polytics/3730024-prezident-zatverdiv-risenna-rnbo-pro-priskorenna-sudovoi-reformi.html</text:a>
</text:p>
      <!--NEWS-->
      <text:h text:style-name="P10" text:outline-level="1">
<text:span text:style-name="T4">
The President approved the NSDC Decision to accelerate judicial reform</text:span>
</text:h>
      <text:p text:style-name="P4">
Authors: Ukrinform (Person)</text:p>
      <text:p text:style-name="P4">
Publisher: Укринформ (Organization)</text:p>
      <text:p text:style-name="P4">
Published Time: 2023-07-01T00:11:00+03:00</text:p>
      <text:p text:style-name="P4">
Modified Time: 2023-07-01T00:11:00+03:00</text:p>
      <text:p text:style-name="P4">
Description: Volodymyr Zelensky signed a decree on the introduction of the decision of the National Security and Defense Council of Ukraine "On accelerating judicial reform and overcoming the manifestations of corruption in the justice system". - Ukrinform.</text:p>
      <text:p text:style-name="P4">
Images: ['<text:a xlink:type="simple" xlink:href="https://static.ukrinform.com/photos/2022_03/thumb_files/630_360_1647239690-796.jpeg" text:style-name="Internet_20_link" text:visited-style-name="Visited_20_Internet_20_Link">
630_360_16472...</text:a>
']</text:p>
      <text:p text:style-name="P4">
Tags: ['РНБО', 'Судді', 'Судова реформа', 'Боротьба з корупцією', 'Зеленський']</text:p>
      <text:p text:style-name="P4">
Type: Article</text:p>
      <!--METADATA-->
      <text:p text:style-name="P4">
<draw:frame draw:style-name="fr1" draw:name="Image336" text:anchor-type="as-char" svg:width="6.9236in" svg:height="3.956343in" draw:z-index="0">
<draw:image xlink:href="../Images/yкринформ/2023-07-01T00-11-00-03-00/630_360_1647239690-796.jpeg" xlink:type="simple" xlink:show="embed" xlink:actuate="onLoad" draw:mime-type="image/jpeg"/>
</draw:frame>
Volodymyrzelensky signed a decree on the introduction of a decision of the National Security Council and Defense of Ukraine "On accelerating judicial reform and overcoming the manifestation of corruption in the justice system".</text:p>
      <text:p text:style-name="P4">
The decree was published on <text:a xlink:type="simple" xlink:href="https://www.president.gov.ua/documents/3592023-47185" text:style-name="Internet_20_link" text:visited-style-name="Visited_20_Internet_20_Link">
the site of the Head of State</text:a>
, reports Ukrinform.</text:p>
      <text:p text:style-name="P4">
Pursuant to Article 107 of the Constitution of Ukraine, the President decided to enter into force of the NSDC of June 23, 2023 "On acceleration of judicial reform of the statement of manifestations of corruption in the system of justice".</text:p>
      <text:p text:style-name="P4">
The control over the implementation of the decision rests with the NSDC secretary.</text:p>
      <text:p text:style-name="P4">
As it is noted, the NSDC decided to refer to the subjects of the right of legislative initiative on the need to consider the issue of amendments to the criminal code in terms of strengthening criminal liability for corruption -criminal offenses in the field of justice, providing punishment of imprisonment for a period of 10 to 15 years with confiscation.</text:p>
      <text:p text:style-name="P4">
It is planned to strengthen the role of the jury institute and expand the case.</text:p>
      <text:p text:style-name="P4">
<text:span text:style-name="T4">
 Read also: </text:span>
 <text:a xlink:type="simple" xlink:href="https://www.ukrinform.ua/rubric-society/3726882-zelenskij-anonsuvav-posilenna-vidpovidalnosti-za-korupciu-v-sudah.html" text:style-name="Internet_20_link" text:visited-style-name="Visited_20_Internet_20_Link">
Zelensky announced increased liability in courts</text:a>
In addition, the High Council of Justice of the Supreme Court of Justice is envisaged for possible disciplinary offices or gross or systematic neglect of the duties of the judge, confirming the legality of the sources of origin of the property.</text:p>
      <text:p text:style-name="P4">
It is also the possibility of performing an effective and transparent qualification assessment <text:a xlink:type="simple" xlink:href="https://www.ukrinform.ua/tag-suddi" text:style-name="Internet_20_link" text:visited-style-name="Visited_20_Internet_20_Link">
Judges</text:a>
The world standards and methods as one of the priority tasks of the High Qualifications Commission of Judges of Ukraine. This envisages the possible introduction of a periodic psychophysiological survey of judges with the use of the polygraph.</text:p>
      <text:p text:style-name="P4">
<text:span text:style-name="T4">
 Read also: </text:span>
 <text:a xlink:type="simple" xlink:href="https://www.ukrinform.ua/rubric-society/3729067-u-radu-podano-zakonoproekt-so-posilue-vidpovidalnist-za-korupciu-maslov.html" text:style-name="Internet_20_link" text:visited-style-name="Visited_20_Internet_20_Link">
to the Council submitted a bill that enhances responsibility for corruption - oil</text:a>
Among other things, the Verkhovna Rada is recommended to accelerate the adoption of the Law on Amendments to Certain Laws of Ukraine on Restoration of Consideration of Disciplinary Liability of Judges and Ensuring the Work of the Disciplinary Inspectors of the High Council of Justice.<text:span text:style-name="T5">
Foto: op</text:span>
</text:p>
      <text:p text:style-name="P4">
News Source: <text:a xlink:type="simple" xlink:href="https://www.ukrinform.ua/rubric-polytics/3730024-prezident-zatverdiv-risenna-rnbo-pro-priskorenna-sudovoi-reformi.html" text:style-name="Internet_20_link" text:visited-style-name="Visited_20_Internet_20_Link">
https://www.ukrinform.ua/rubric-polytics/3730024-prezident-zatverdiv-risenna-rnbo-pro-priskorenna-sudovoi-reformi.html</text:a>
</text:p>
      <!--NEWS-->
      <text:h text:style-name="P10" text:outline-level="1">
<text:span text:style-name="T4">
In Ukraine on weekends will be warm, in places of rains with thunderstorms</text:span>
</text:h>
      <text:p text:style-name="P4">
Authors: Ukrinform (Person)</text:p>
      <text:p text:style-name="P4">
Publisher: Укринформ (Organization)</text:p>
      <text:p text:style-name="P4">
Published Time: 2023-07-01T00:26:00+03:00</text:p>
      <text:p text:style-name="P4">
Modified Time: 2023-07-01T00:26:00+03:00</text:p>
      <text:p text:style-name="P4">
Description: The weather on weekends in many regions of Ukraine will be cloudy, with rains and thunderstorms. It will be warm everywhere, and in some areas a real July heat will come. - Ukrinform.</text:p>
      <text:p text:style-name="P4">
Images: ['<text:a xlink:type="simple" xlink:href="https://static.ukrinform.com/photos/2020_06/thumb_files/630_360_1592652057-877.jpg" text:style-name="Internet_20_link" text:visited-style-name="Visited_20_Internet_20_Link">
630_360_15926...</text:a>
']</text:p>
      <text:p text:style-name="P4">
Tags: ['Дощ', 'Погода', 'Прогноз']</text:p>
      <text:p text:style-name="P4">
Type: Article</text:p>
      <!--METADATA-->
      <text:p text:style-name="P4">
<draw:frame draw:style-name="fr1" draw:name="Image337" text:anchor-type="as-char" svg:width="6.9236in" svg:height="3.956343in" draw:z-index="0">
<draw:image xlink:href="../Images/yкринформ/2023-07-01T00-26-00-03-00/630_360_1592652057-877.jpg" xlink:type="simple" xlink:show="embed" xlink:actuate="onLoad" draw:mime-type="image/jpeg"/>
</draw:frame>
The weather in many regions of Ukraine will be cloudy, with rains and thunderstorms. This will be warm everywhere, and in some areas a real July heat will come.</text:p>
      <text:p text:style-name="P4">
Ukrinform was reported in <text:a xlink:type="simple" xlink:href="https://sinoptik.ua" text:style-name="Internet_20_link" text:visited-style-name="Visited_20_Internet_20_Link">
Sinoptik.ua. </text:a>
On Saturday, July 1, in Odesa region and in the western regions there will be short -lived thunderstorms. In the rest of the territory, changing cloudiness is expected.</text:p>
      <text:p text:style-name="P4">
In most regions, +26… +28 ° is expected. It will be a little cooler, Lviv, Volyn and Rivne regions - +23… +25 °. And the money <text:a xlink:type="simple" xlink:href="https://ua.sinoptik.ua/погода-миколаїв" text:style-name="Internet_20_link" text:visited-style-name="Visited_20_Internet_20_Link">
Nikolaev</text:a>
Such Rovograd regions expect +30 °.</text:p>
      <text:p text:style-name="P4">
On Sunday, July 2, <text:a xlink:type="simple" xlink:href="https://www.ukrinform.ua/tag-dos" text:style-name="Internet_20_link" text:visited-style-name="Visited_20_Internet_20_Link">
Rain</text:a>
Practically a crazy country. But in most regions, precipitation will be short -lived.</text:p>
      <text:p text:style-name="P4">
The air temperature in Lviv, Lugansk and Volyn regions will set up +23… +25 °, in the rest of the regions - +26… +28 °.</text:p>
      <text:p text:style-name="P4">
The new week in the west and north of the country will begin with the sunny weather of the air of air +23… +25 °. And the east, center and south will cover temperate rains with thunderstorms. In this case, the weather will be over here at the beginning of the week, and in some places hot. Thus, in the central regions, vitrometers will show +24… +26 °, in <text:a xlink:type="simple" xlink:href="https://ua.sinoptik.ua/погода-запоріжжя" text:style-name="Internet_20_link" text:visited-style-name="Visited_20_Internet_20_Link">
Zaporozhye</text:a>
, in the south and southeast - +30… +32 °.</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According to folk signs on Yaril, on July 1, the Slavs washed the dew and made important purchases. The event in pink tones heralded the heat, and the large -scale frogs near the reservoirs - rain.</text:p>
      <text:p text:style-name="P4">
If on July 2, on Zosima, it was raining in the morning, expected that the whole other half would be rainy. And if the bees crawled on the ground that day, they were preparing help.</text:p>
      <text:p text:style-name="P4">
News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Russia's power declared Grebenshchikov's "inagent"</text:span>
</text:h>
      <text:p text:style-name="P4">
Authors: Ukrinform (Person)</text:p>
      <text:p text:style-name="P4">
Publisher: Укринформ (Organization)</text:p>
      <text:p text:style-name="P4">
Published Time: 2023-07-01T00:42:00+03:00</text:p>
      <text:p text:style-name="P4">
Modified Time: 2023-07-01T00:42:00+03:00</text:p>
      <text:p text:style-name="P4">
Description: The Ministry of Justice of the Russian Federation included in the register of "foreign agents" musician Boris Grebenshchikov, as well as the publication "Bumaga", Sota.vision and a number of individuals. - Ukrinform.</text:p>
      <text:p text:style-name="P4">
Images: ['<text:a xlink:type="simple" xlink:href="https://static.ukrinform.com/photos/2019_09/thumb_files/630_360_1567589741-521.jpg" text:style-name="Internet_20_link" text:visited-style-name="Visited_20_Internet_20_Link">
630_360_15675...</text:a>
']</text:p>
      <text:p text:style-name="P4">
Tags: ['Гребенщиков', 'Росія', 'Війна з Росією', 'Іноагент']</text:p>
      <text:p text:style-name="P4">
Type: Article</text:p>
      <!--METADATA-->
      <text:p text:style-name="P4">
<draw:frame draw:style-name="fr1" draw:name="Image338" text:anchor-type="as-char" svg:width="6.9236in" svg:height="3.956343in" draw:z-index="0">
<draw:image xlink:href="../Images/yкринформ/2023-07-01T00-42-00-03-00/630_360_1567589741-521.jpg" xlink:type="simple" xlink:show="embed" xlink:actuate="onLoad" draw:mime-type="image/jpeg"/>
</draw:frame>
The Ministry of Justice of the Russian Federation included in the register of "foreign agents" of the Musicantrais of Grebenshchikov, as well as the publication of "Bumaga", Sota.vision and still number of number.</text:p>
      <text:p text:style-name="P4">
About it reports Ukrinform with a link to <text:a xlink:type="simple" xlink:href="http://minjust.gov.ru/ru/events/49603/" text:style-name="Internet_20_link" text:visited-style-name="Visited_20_Internet_20_Link">
site site</text:a>
.</text:p>
      <text:p text:style-name="P4">
In the list of "Inagents" also included TV presenter Andriy Karaulov, journalism of Gorpinchenko, deputy of Mosmyskduum Mikhail Timonov, deputy chairman of the Moscow "apple" Andrei Morrev, former Muscovifilip Galdshmidt Moskvifipp.</text:p>
      <text:p text:style-name="P4">
The Ministry of Justice states that Grebenshchikov performed concertdgence abroad "for the purpose of providing financial assistance to Ukraine" and also opposed to a "special military operation". The department also states that the musician "received support from foreign sources". It is specified separately that he lives outside Russia.</text:p>
      <text:p text:style-name="P4">
Goldshmidt and Gorpinchenko, according to the Ministry of Justice, "distributed unreliable information about decisions made by the public authorities of the Russian Federation, the hypolitician they carry out", and also opposed the war in Ukraine.</text:p>
      <text:p text:style-name="P4">
As for the Anglo-American School <text:a xlink:type="simple" xlink:href="https://www.ukrinform.ua/tag-moskva" text:style-name="Internet_20_link" text:visited-style-name="Visited_20_Internet_20_Link">
Moscow</text:a>
, then she is accused of "Promotion of LGBT-Relatives", which "contradicts state policy on preserving and strengthening traditional Russian spiritual and moral values". The founder of the organization is a foreign person, and the collegial body of the school is "formed from foreign citizens", the ministry said.</text:p>
      <text:p text:style-name="P4">
<text:span text:style-name="T4">
 Read also: </text:span>
 <text:a xlink:type="simple" xlink:href="https://www.ukrinform.ua/rubric-world/3725070-u-rosii-viznali-nebazanou-dialnist-pravozahisnoi-grupi-agora.html" text:style-name="Internet_20_link" text:visited-style-name="Visited_20_Internet_20_Link">
in Russia recognized as an "undesirable" activity of the human rights group "Agora"</text:a>
Currently, in <text:a xlink:type="simple" xlink:href="http://minjust.gov.ru/uploaded/files/reestr-inostrannyih-agentov-30062023.pdf" text:style-name="Internet_20_link" text:visited-style-name="Visited_20_Internet_20_Link">
register of "Inagents"</text:a>
The Ministry of Justice of the Russian Federation - 639 physical and legal entities.</text:p>
      <text:p text:style-name="P4">
Recall that the law on foreign agents was adopted in Russia in 2012. He was able to recognize any non-profit organization as "inaging", which stored at least some money from abroad and leads, from the point of view of the authorities, political.</text:p>
      <text:p text:style-name="P4">
Subsequently, the law was extended to individuals, making the criteria for the list to be even more varied.</text:p>
      <text:p text:style-name="P4">
News Source: <text:a xlink:type="simple" xlink:href="https://www.ukrinform.ua/rubric-world/3730019-vlada-rosii-ogolosila-inoagentom-grebensikova.html" text:style-name="Internet_20_link" text:visited-style-name="Visited_20_Internet_20_Link">
https://www.ukrinform.ua/rubric-world/3730019-vlada-rosii-ogolosila-inoagentom-grebensikova.html</text:a>
</text:p>
      <!--NEWS-->
      <text:h text:style-name="P10" text:outline-level="1">
<text:span text:style-name="T4">
The National Commission removed Zaporozhye from the list of cities for renaming</text:span>
</text:h>
      <text:p text:style-name="P4">
Authors: Ukrinform (Person)</text:p>
      <text:p text:style-name="P4">
Publisher: Укринформ (Organization)</text:p>
      <text:p text:style-name="P4">
Published Time: 2023-07-01T01:02:00+03:00</text:p>
      <text:p text:style-name="P4">
Modified Time: 2023-07-01T01:02:00+03:00</text:p>
      <text:p text:style-name="P4">
Description: The National State Language Commission has reduced the list of settlements that it recommends renaming in order to bring their names in line with language standards. - Ukrinform.</text:p>
      <text:p text:style-name="P4">
Images: ['<text:a xlink:type="simple" xlink:href="https://static.ukrinform.com/photos/2023_07/thumb_files/630_360_1688162274-965.jpg" text:style-name="Internet_20_link" text:visited-style-name="Visited_20_Internet_20_Link">
630_360_16881...</text:a>
']</text:p>
      <text:p text:style-name="P4">
Tags: ['Перейменування', 'державна мова', 'Запоріжжя']</text:p>
      <text:p text:style-name="P4">
Type: Article</text:p>
      <!--METADATA-->
      <text:p text:style-name="P4">
<draw:frame draw:style-name="fr1" draw:name="Image339" text:anchor-type="as-char" svg:width="6.9236in" svg:height="3.956343in" draw:z-index="0">
<draw:image xlink:href="../Images/yкринформ/2023-07-01T01-02-00-03-00/630_360_1688162274-965.jpg" xlink:type="simple" xlink:show="embed" xlink:actuate="onLoad" draw:mime-type="image/jpeg"/>
</draw:frame>
The National State Language Commission has reduced the list of inhabited donations that it recommends renaming in order to bring their names in line with language standards.</text:p>
      <text:p text:style-name="P4">
As Ukrinform reports, it reports <text:a xlink:type="simple" xlink:href="https://www.radiosvoboda.org/a/news-komisia-pereimenuvannia/32484250.html" text:style-name="Internet_20_link" text:visited-style-name="Visited_20_Internet_20_Link">
Radio Liberty</text:a>
.</text:p>
      <text:p text:style-name="P4">
In particular, from the list published on June 30, they seized Zaporozhye, which was previously renamed to Zaporozhye.</text:p>
      <text:p text:style-name="P4">
The new list includes ten cities, the rest - villages and settlements. It is clarified that in the following version of the recommendations of the commission there were more than 1,400 settlements, and the award - more than 350.</text:p>
      <text:p text:style-name="P4">
Among the cities whose names are proposed to change: Brovary(On Brovary)in Kyiv region, Sorokine(on a shine or shirt), Severodonetsk(Siversko Donetsk, Siverskyi Donets, Siversko Donetsk), Crunching, lateral-chroustic and first in <text:a xlink:type="simple" xlink:href="https://www.ukrinform.ua/tag-lugansina" text:style-name="Internet_20_link" text:visited-style-name="Visited_20_Internet_20_Link">
Luhansk region</text:a>
, Yuzhnoukrainsk and Pervomaisk in the Nikolaev area, Yuzhne in Odesa region, Pervomaisk in Kharkiv region(In these seven cities, the commission advises "to offer the name in accordance with the procedure established by law").</text:p>
      <text:p text:style-name="P4">
<text:span text:style-name="T4">
Читайте також:</text:span>
 <text:a xlink:type="simple" xlink:href="https://www.ukrinform.ua/rubric-crimea/3729222-nackomisia-proponue-zminiti-nazvi-225-naselenih-punktiv-u-krimu.html" text:style-name="Internet_20_link" text:visited-style-name="Visited_20_Internet_20_Link">
 <text:span text:style-name="T4">
Нацкомісія</text:span>
 пропонує змінити назви 225 населенихпунктів у Криму </text:a>
As reported by Ukrinform, the National State Language Commission has published recommendations for a change in more than 1.4 thousand names of villages, towns and cities whose names "do not meet the standards of the state language". The city of Zaporizhzhia was also a list.</text:p>
      <text:p text:style-name="P4">
The Ministry of Education and Science proposed to cancel the decision of the National Commission for the Standards of the State Language to Rename a number of inhabited pens.</text:p>
      <text:p text:style-name="P4">
<text:span text:style-name="T5">
Foto: Voice of Ukraine</text:span>
</text:p>
      <text:p text:style-name="P4">
News Source: <text:a xlink:type="simple" xlink:href="https://www.ukrinform.ua/rubric-society/3730025-nackomisia-vilucila-zaporizza-zi-spisku-mist-na-perejmenuvanna.html" text:style-name="Internet_20_link" text:visited-style-name="Visited_20_Internet_20_Link">
https://www.ukrinform.ua/rubric-society/3730025-nackomisia-vilucila-zaporizza-zi-spisku-mist-na-perejmenuvanna.html</text:a>
</text:p>
      <!--NEWS-->
      <text:h text:style-name="P10" text:outline-level="1">
<text:span text:style-name="T4">
The National Commission removed Zaporozhye from the list of cities for renaming</text:span>
</text:h>
      <text:p text:style-name="P4">
Authors: Ukrinform (Person)</text:p>
      <text:p text:style-name="P4">
Publisher: Укринформ (Organization)</text:p>
      <text:p text:style-name="P4">
Published Time: 2023-07-01T0:02:00+03:00</text:p>
      <text:p text:style-name="P4">
Modified Time: 2023-07-01T01:02:00+03:00</text:p>
      <text:p text:style-name="P4">
Description: The National State Language Commission has reduced the list of settlements that it recommends renaming in order to bring their names in line with language standards. - Ukrinform.</text:p>
      <text:p text:style-name="P4">
Images: ['<text:a xlink:type="simple" xlink:href="https://static.ukrinform.com/photos/2023_07/thumb_files/630_360_1688162274-965.jpg" text:style-name="Internet_20_link" text:visited-style-name="Visited_20_Internet_20_Link">
630_360_16881...</text:a>
']</text:p>
      <text:p text:style-name="P4">
Tags: ['Перейменування', 'державна мова', 'Запоріжжя']</text:p>
      <text:p text:style-name="P4">
Type: Article</text:p>
      <!--METADATA-->
      <text:p text:style-name="P4">
<draw:frame draw:style-name="fr1" draw:name="Image340" text:anchor-type="as-char" svg:width="6.9236in" svg:height="3.956343in" draw:z-index="0">
<draw:image xlink:href="../Images/yкринформ/2023-07-01T0-02-00-03-00/630_360_1688162274-965.jpg" xlink:type="simple" xlink:show="embed" xlink:actuate="onLoad" draw:mime-type="image/jpeg"/>
</draw:frame>
The National State Language National Commission has reduced the list of settlements, which will recommend renaming in order to bring their names in line with language standards.</text:p>
      <text:p text:style-name="P4">
As Ukrinform reports, it reports <text:a xlink:type="simple" xlink:href="https://www.radiosvoboda.org/a/news-komisia-pereimenuvannia/32484250.html" text:style-name="Internet_20_link" text:visited-style-name="Visited_20_Internet_20_Link">
Radio Liberty</text:a>
.</text:p>
      <text:p text:style-name="P4">
In particular, from the list published on June 30, they seized Zaporozhye, which was previously renamed to Zaporozhye.</text:p>
      <text:p text:style-name="P4">
The new list includes ten cities, the rest - villages and settlements. It is clarified that in the following version of the recommendations of the commission there were more than 1,400 settlements, and the award - more than 350.</text:p>
      <text:p text:style-name="P4">
Among the cities whose names are proposed to change: Brovary(On Brovary)in Kyiv region, Sorokine(on a shine or shirt), Severodonetsk(Siversko Donetsk, Siverskyi Donets, Siversko Donetsk), Crunching, lateral-chroustic and first in <text:a xlink:type="simple" xlink:href="https://www.ukrinform.ua/tag-lugansina" text:style-name="Internet_20_link" text:visited-style-name="Visited_20_Internet_20_Link">
Luhansk region</text:a>
, Yuzhnoukrainsk and Pervomaisk in the Nikolaev area, Yuzhne in Odesa region, Pervomaisk in Kharkiv region(In these seven cities, the commission advises "to offer the name in accordance with the procedure established by law").</text:p>
      <text:p text:style-name="P4">
<text:span text:style-name="T4">
Читайте також:</text:span>
 <text:a xlink:type="simple" xlink:href="https://www.ukrinform.ua/rubric-crimea/3729222-nackomisia-proponue-zminiti-nazvi-225-naselenih-punktiv-u-krimu.html" text:style-name="Internet_20_link" text:visited-style-name="Visited_20_Internet_20_Link">
 <text:span text:style-name="T4">
Нацкомісія</text:span>
 пропонує змінити назви 225 населенихпунктів у Криму </text:a>
As reported by Ukrinform, the National State Language Commission has published recommendations for a change in more than 1.4 thousand names of villages, towns and cities whose names "do not meet the standards of the state language". The city of Zaporizhzhia was also a list.</text:p>
      <text:p text:style-name="P4">
The Ministry of Education and Science proposed to cancel the decision of the National Commission for the Standards of the State Language to Rename a number of inhabited pens.</text:p>
      <text:p text:style-name="P4">
<text:span text:style-name="T5">
Foto: Voice of Ukraine</text:span>
</text:p>
      <text:p text:style-name="P4">
News Source: <text:a xlink:type="simple" xlink:href="https://www.ukrinform.ua/rubric-society/3730025-nackomisia-vilucila-zaporizza-zi-spisku-mist-na-perejmenuvanna.html" text:style-name="Internet_20_link" text:visited-style-name="Visited_20_Internet_20_Link">
https://www.ukrinform.ua/rubric-society/3730025-nackomisia-vilucila-zaporizza-zi-spisku-mist-na-perejmenuvanna.html</text:a>
</text:p>
      <!--NEWS-->
      <text:h text:style-name="P10" text:outline-level="1">
<text:span text:style-name="T4">
New veteran policy-in the top 10 priority reforms of the government-Denis Shmigal</text:span>
</text:h>
      <text:p text:style-name="P4">
Author: ['АРМІЯINFORM']</text:p>
      <text:p text:style-name="P4">
Time: 2023-07-01T98:00:00-04:00</text:p>
      <text:p text:style-name="P4">
Description: Half of the heroes, dubbed by the president of Ukraine, the one of the one of the Ukrainian -Klekhoko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thumb_205293_820_360_0_0_auto.jpg" text:style-name="Internet_20_link" text:visited-style-name="Visited_20_Internet_20_Link">
thumb_205293_820_360_0_0_auto.jpg</text:a>
']</text:p>
      <text:p text:style-name="P4">
Tags: ['ВЕТЕРАНИ', 'ПРЕМ’ЄР-МІНІСТР ДЕНИС ШМИГАЛЬ', 'СОЦІАЛЬНА ПІДТРИМКА']</text:p>
      <text:p text:style-name="P4">
Category: News</text:p>
      <!--METADATA-->
      <text:p text:style-name="P4">
<draw:frame draw:style-name="fr1" draw:name="Image341" text:anchor-type="as-char" svg:width="6.9236in" svg:height="4.382132in" draw:z-index="0">
<draw:image xlink:href="../Images/AРМІЯINFORM/2023-07-01T98-00-00-04-00/thumb_205293_820_360_0_0_auto.jpg" xlink:type="simple" xlink:show="embed" xlink:actuate="onLoad" draw:mime-type="image/jpeg"/>
</draw:frame>
The heroes' policy, outlined by the President of Ukraine as one of the landmarks of the new Ukrainian doctrine, is among the priority reforms of the government this year. Prime Minister Denis Shmigal was about Caesaza.</text:p>
      <text:p text:style-name="P4">
«Integration of veterans into social and economic life. The mortgage is available. We are already providing for the veteran business and will further expand this area. Social support. Physical and mentalnary. Institute of Assistant Veterans. New standards of barrier. Creation of the pantheon of the heroes of the Tanational Military Cemetery. These are the things that the President of the IDO has been spoken to be important to involve veterans who have returned from the war, ”the government head emphasized.</text:p>
      <text:p text:style-name="P4">
Also among the President of Ukraine, the landmarks of the new Ukrainian Dokrina are justice. This is, in particular, the creation of a special tribunal for the punishment of Russian military and political leadership and confiscation of Russian assets to rebuild Ukraine. According to the Prime Minister, states in both directions and already has the first results.</text:p>
      <text:p text:style-name="P4">
Source: <text:a xlink:type="simple" xlink:href="https://www.kmu.gov.ua/news/premier-ministr-nova-veteranska-polityka-u-top-10-priorytetnykh-reform-uriadu-na-tsei-rik" text:style-name="Internet_20_link" text:visited-style-name="Visited_20_Internet_20_Link">
Government Portal</text:a>
</text:p>
      <text:p text:style-name="P4">
News Source: <text:a xlink:type="simple" xlink:href="https://armyinform.com.ua/2023/07/01/nova-veteranska-polityka-u-top-10-priorytetnyh-reform-uryadu-denys-shmygal/" text:style-name="Internet_20_link" text:visited-style-name="Visited_20_Internet_20_Link">
https://armyinform.com.ua/2023/07/01/nova-veteranska-polityka-u-top-10-priorytetnyh-reform-uryadu-denys-shmyga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